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p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2"/>
        <table:table-column table:style-name="co6" table:default-cell-style-name="ce4"/>
        <table:table-column table:style-name="co6" table:number-columns-repeated="4" table:default-cell-style-name="Default"/>
        <table:table-column table:style-name="co6" table:default-cell-style-name="ce7"/>
        <table:table-column table:style-name="co6" table:number-columns-repeated="1008" table:default-cell-style-name="Default"/>
        <table:table-row table:style-name="ro1">
          <table:table-cell office:value-type="string" calcext:value-type="string">
            <text:p>sepal length</text:p>
          </table:table-cell>
          <table:table-cell office:value-type="string" calcext:value-type="string">
            <text:p>sepal wid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ta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(x,teta,b)</text:p>
          </table:table-cell>
          <table:table-cell office:value-type="string" calcext:value-type="string">
            <text:p>sigmoid(h)</text:p>
          </table:table-cell>
          <table:table-cell office:value-type="string" calcext:value-type="string">
            <text:p>prediction clas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ta1 new</text:p>
          </table:table-cell>
          <table:table-cell office:value-type="string" calcext:value-type="string">
            <text:p>teta2 new</text:p>
          </table:table-cell>
          <table:table-cell office:value-type="string" calcext:value-type="string">
            <text:p>teta3 new</text:p>
          </table:table-cell>
          <table:table-cell office:value-type="string" calcext:value-type="string">
            <text:p>teta4 new</text:p>
          </table:table-cell>
          <table:table-cell office:value-type="string" calcext:value-type="string">
            <text:p>bias new</text:p>
          </table:table-cell>
          <table:table-cell table:number-columns-repeated="1008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ta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table:formula="of:=(0.6*[.A2])+(0.55*[.B2])+(0.4*[.C2])+(0.3*[.D2])+0.4" office:value-type="float" office:value="6.005" calcext:value-type="float">
            <text:p>6.005</text:p>
          </table:table-cell>
          <table:table-cell table:style-name="ce1" table:formula="of:=1/(1+EXP(-([.H2])))" office:value-type="float" office:value="0.997539678761488" calcext:value-type="float">
            <text:p>0.9975396788</text:p>
          </table:table-cell>
          <table:table-cell table:style-name="ce3" office:value-type="float" office:value="1" calcext:value-type="float">
            <text:p>1</text:p>
          </table:table-cell>
          <table:table-cell table:formula="of:=([.I2]-[.E2])^2" office:value-type="float" office:value="0.00000605318059667392" calcext:value-type="float">
            <text:p>6.05318059667392E-06</text:p>
          </table:table-cell>
          <table:table-cell table:style-name="ce1" table:formula="of:=0.6+0.1*(2*([.I2]-[.E2])*(1-[.I2])*[.I2]*[.A2])" office:value-type="float" office:value="0.599993840946416" calcext:value-type="float">
            <text:p>0.5999938409</text:p>
          </table:table-cell>
          <table:table-cell table:style-name="ce5" table:formula="of:=0.55+0.1*(2*([.I2]-[.E2])*(1-[.I2])*[.I2]*[.B2])" office:value-type="float" office:value="0.549995773198521" calcext:value-type="float">
            <text:p>0.5499957732</text:p>
          </table:table-cell>
          <table:table-cell table:style-name="ce5" table:formula="of:=0.4+0.1*(2*([.I2]-[.E2])*(1-[.I2])*[.I2]*[.C2])" office:value-type="float" office:value="0.399998309279408" calcext:value-type="float">
            <text:p>0.3999983093</text:p>
          </table:table-cell>
          <table:table-cell table:style-name="ce1" table:formula="of:=0.3+0.1*(2*([.I2]-[.E2])*(1-[.I2])*[.I2]*[.D2])" office:value-type="float" office:value="0.299999758468487" calcext:value-type="float">
            <text:p>0.2999997585</text:p>
          </table:table-cell>
          <table:table-cell table:formula="of:=0.4+0.1*(2*([.I2]-[.E2])*(1-[.I2])*[.I2])" office:value-type="float" office:value="0.399998792342434" calcext:value-type="float">
            <text:p>0.3999987923</text:p>
          </table:table-cell>
          <table:table-cell table:style-name="ce1"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a3</text:p>
          </table:table-cell>
          <table:table-cell office:value-type="float" office:value="0.4" calcext:value-type="float">
            <text:p>0.4</text:p>
          </table:table-cell>
          <table:table-cell table:formula="of:=([.L2]*[.A3])+([.M2]*[.B3])+([.N2]*[.C3])+([.O2]*[.D3])+[.P2]" office:value-type="float" office:value="5.6099535172603" calcext:value-type="float">
            <text:p>5.6099535173</text:p>
          </table:table-cell>
          <table:table-cell table:formula="of:=1/(1+EXP(-([.H3])))" office:value-type="float" office:value="0.99635211623804" calcext:value-type="float">
            <text:p>0.9963521162</text:p>
          </table:table-cell>
          <table:table-cell office:value-type="float" office:value="1" calcext:value-type="float">
            <text:p>1</text:p>
          </table:table-cell>
          <table:table-cell table:formula="of:=([.I3]-[.E3])^2" office:value-type="float" office:value="0.0000133070559407724" calcext:value-type="float">
            <text:p>1.33070559407724E-05</text:p>
          </table:table-cell>
          <table:table-cell table:formula="of:=[.L2]+0.1*(2*([.I3]-[.E3])*(1-[.I3])*[.I3]*[.A3])" office:value-type="float" office:value="0.599980847603335" calcext:value-type="float">
            <text:p>0.5999808476</text:p>
          </table:table-cell>
          <table:table-cell table:style-name="ce6" table:formula="of:=[.M2]+0.1*(2*([.I3]-[.E3])*(1-[.I3])*[.I3]*[.B3])" office:value-type="float" office:value="0.549987818090512" calcext:value-type="float">
            <text:p>0.5499878181</text:p>
          </table:table-cell>
          <table:table-cell table:style-name="ce6" table:formula="of:=[.N2]+0.1*(2*([.I3]-[.E3])*(1-[.I3])*[.I3]*[.C3])" office:value-type="float" office:value="0.399994596895671" calcext:value-type="float">
            <text:p>0.3999945969</text:p>
          </table:table-cell>
          <table:table-cell table:formula="of:=[.O2]+0.1*(2*([.I3]-[.E3])*(1-[.I3])*[.I3]*[.D3])" office:value-type="float" office:value="0.299999228127953" calcext:value-type="float">
            <text:p>0.2999992281</text:p>
          </table:table-cell>
          <table:table-cell table:formula="of:=[.P2]+0.1*(2*([.I3]-[.E3])*(1-[.I3])*[.I3])" office:value-type="float" office:value="0.399996140639765" calcext:value-type="float">
            <text:p>0.3999961406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a4</text:p>
          </table:table-cell>
          <table:table-cell office:value-type="float" office:value="0.3" calcext:value-type="float">
            <text:p>0.3</text:p>
          </table:table-cell>
          <table:table-cell table:formula="of:=([.L3]*[.A4])+([.M3]*[.B4])+([.N3]*[.C4])+([.O3]*[.D4])+[.P3]" office:value-type="float" office:value="5.55985996385504" calcext:value-type="float">
            <text:p>5.5598599639</text:p>
          </table:table-cell>
          <table:table-cell table:formula="of:=1/(1+EXP(-([.H4])))" office:value-type="float" office:value="0.996165445008434" calcext:value-type="float">
            <text:p>0.996165445</text:p>
          </table:table-cell>
          <table:table-cell office:value-type="float" office:value="1" calcext:value-type="float">
            <text:p>1</text:p>
          </table:table-cell>
          <table:table-cell table:formula="of:=([.I4]-[.E4])^2" office:value-type="float" office:value="0.000014703811983344" calcext:value-type="float">
            <text:p>1.4703811983344E-05</text:p>
          </table:table-cell>
          <table:table-cell table:formula="of:=[.L3]+0.1*(2*([.I4]-[.E4])*(1-[.I4])*[.I4]*[.A4])" office:value-type="float" office:value="0.599967079019692" calcext:value-type="float">
            <text:p>0.599967079</text:p>
          </table:table-cell>
          <table:table-cell table:style-name="ce6" table:formula="of:=[.M3]+0.1*(2*([.I4]-[.E4])*(1-[.I4])*[.I4]*[.B4])" office:value-type="float" office:value="0.549978443735691" calcext:value-type="float">
            <text:p>0.5499784437</text:p>
          </table:table-cell>
          <table:table-cell table:style-name="ce6" table:formula="of:=[.N3]+0.1*(2*([.I4]-[.E4])*(1-[.I4])*[.I4]*[.C4])" office:value-type="float" office:value="0.399990788564025" calcext:value-type="float">
            <text:p>0.3999907886</text:p>
          </table:table-cell>
          <table:table-cell table:formula="of:=[.O3]+0.1*(2*([.I4]-[.E4])*(1-[.I4])*[.I4]*[.D4])" office:value-type="float" office:value="0.299998642230777" calcext:value-type="float">
            <text:p>0.2999986422</text:p>
          </table:table-cell>
          <table:table-cell table:formula="of:=[.P3]+0.1*(2*([.I4]-[.E4])*(1-[.I4])*[.I4])" office:value-type="float" office:value="0.399993211153883" calcext:value-type="float">
            <text:p>0.3999932112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</text:p>
          </table:table-cell>
          <table:table-cell office:value-type="float" office:value="0.4" calcext:value-type="float">
            <text:p>0.4</text:p>
          </table:table-cell>
          <table:table-cell table:formula="of:=([.L4]*[.A5])+([.M4]*[.B5])+([.N4]*[.C5])+([.O4]*[.D5])+[.P4]" office:value-type="float" office:value="5.5247608615173" calcext:value-type="float">
            <text:p>5.5247608615</text:p>
          </table:table-cell>
          <table:table-cell table:formula="of:=1/(1+EXP(-([.H5])))" office:value-type="float" office:value="0.99602900965091" calcext:value-type="float">
            <text:p>0.9960290097</text:p>
          </table:table-cell>
          <table:table-cell office:value-type="float" office:value="1" calcext:value-type="float">
            <text:p>1</text:p>
          </table:table-cell>
          <table:table-cell table:formula="of:=([.I5]-[.E5])^2" office:value-type="float" office:value="0.0000157687643525676" calcext:value-type="float">
            <text:p>1.57687643525676E-05</text:p>
          </table:table-cell>
          <table:table-cell table:formula="of:=[.L4]+0.1*(2*([.I5]-[.E5])*(1-[.I5])*[.I5]*[.A5])" office:value-type="float" office:value="0.59995262936469" calcext:value-type="float">
            <text:p>0.5999526294</text:p>
          </table:table-cell>
          <table:table-cell table:style-name="ce6" table:formula="of:=[.M4]+0.1*(2*([.I5]-[.E5])*(1-[.I5])*[.I5]*[.B5])" office:value-type="float" office:value="0.549968705924711" calcext:value-type="float">
            <text:p>0.5499687059</text:p>
          </table:table-cell>
          <table:table-cell table:style-name="ce6" table:formula="of:=[.N4]+0.1*(2*([.I5]-[.E5])*(1-[.I5])*[.I5]*[.C5])" office:value-type="float" office:value="0.399986076720002" calcext:value-type="float">
            <text:p>0.3999860767</text:p>
          </table:table-cell>
          <table:table-cell table:formula="of:=[.O4]+0.1*(2*([.I5]-[.E5])*(1-[.I5])*[.I5]*[.D5])" office:value-type="float" office:value="0.299998013984907" calcext:value-type="float">
            <text:p>0.299998014</text:p>
          </table:table-cell>
          <table:table-cell table:formula="of:=[.P4]+0.1*(2*([.I5]-[.E5])*(1-[.I5])*[.I5])" office:value-type="float" office:value="0.399990069924535" calcext:value-type="float">
            <text:p>0.399990069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5]*[.A6])+([.M5]*[.B6])+([.N5]*[.C6])+([.O5]*[.D6])+[.P5]" office:value-type="float" office:value="5.99962066828193" calcext:value-type="float">
            <text:p>5.9996206683</text:p>
          </table:table-cell>
          <table:table-cell table:formula="of:=1/(1+EXP(-([.H6])))" office:value-type="float" office:value="0.997526441041557" calcext:value-type="float">
            <text:p>0.997526441</text:p>
          </table:table-cell>
          <table:table-cell office:value-type="float" office:value="1" calcext:value-type="float">
            <text:p>1</text:p>
          </table:table-cell>
          <table:table-cell table:formula="of:=([.I6]-[.E6])^2" office:value-type="float" office:value="0.00000611849392089159" calcext:value-type="float">
            <text:p>6.11849392089159E-06</text:p>
          </table:table-cell>
          <table:table-cell table:formula="of:=[.L5]+0.1*(2*([.I6]-[.E6])*(1-[.I6])*[.I6]*[.A6])" office:value-type="float" office:value="0.599946526005224" calcext:value-type="float">
            <text:p>0.599946526</text:p>
          </table:table-cell>
          <table:table-cell table:style-name="ce6" table:formula="of:=[.M5]+0.1*(2*([.I6]-[.E6])*(1-[.I6])*[.I6]*[.B6])" office:value-type="float" office:value="0.549964311505896" calcext:value-type="float">
            <text:p>0.5499643115</text:p>
          </table:table-cell>
          <table:table-cell table:style-name="ce6" table:formula="of:=[.N5]+0.1*(2*([.I6]-[.E6])*(1-[.I6])*[.I6]*[.C6])" office:value-type="float" office:value="0.399984367779352" calcext:value-type="float">
            <text:p>0.3999843678</text:p>
          </table:table-cell>
          <table:table-cell table:formula="of:=[.O5]+0.1*(2*([.I6]-[.E6])*(1-[.I6])*[.I6]*[.D6])" office:value-type="float" office:value="0.299997769850528" calcext:value-type="float">
            <text:p>0.2999977699</text:p>
          </table:table-cell>
          <table:table-cell table:formula="of:=[.P5]+0.1*(2*([.I6]-[.E6])*(1-[.I6])*[.I6])" office:value-type="float" office:value="0.399988849252642" calcext:value-type="float">
            <text:p>0.3999888493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6]*[.A7])+([.M6]*[.B7])+([.N6]*[.C7])+([.O6]*[.D7])+[.P6]" office:value-type="float" office:value="6.58453343771896" calcext:value-type="float">
            <text:p>6.5845334377</text:p>
          </table:table-cell>
          <table:table-cell table:formula="of:=1/(1+EXP(-([.H7])))" office:value-type="float" office:value="0.998620334300686" calcext:value-type="float">
            <text:p>0.9986203343</text:p>
          </table:table-cell>
          <table:table-cell office:value-type="float" office:value="1" calcext:value-type="float">
            <text:p>1</text:p>
          </table:table-cell>
          <table:table-cell table:formula="of:=([.I7]-[.E7])^2" office:value-type="float" office:value="0.00000190347744186427" calcext:value-type="float">
            <text:p>1.90347744186427E-06</text:p>
          </table:table-cell>
          <table:table-cell table:formula="of:=[.L6]+0.1*(2*([.I7]-[.E7])*(1-[.I7])*[.I7]*[.A7])" office:value-type="float" office:value="0.599944473085842" calcext:value-type="float">
            <text:p>0.5999444731</text:p>
          </table:table-cell>
          <table:table-cell table:style-name="ce6" table:formula="of:=[.M6]+0.1*(2*([.I7]-[.E7])*(1-[.I7])*[.I7]*[.B7])" office:value-type="float" office:value="0.549962828841898" calcext:value-type="float">
            <text:p>0.5499628288</text:p>
          </table:table-cell>
          <table:table-cell table:style-name="ce6" table:formula="of:=[.N6]+0.1*(2*([.I7]-[.E7])*(1-[.I7])*[.I7]*[.C7])" office:value-type="float" office:value="0.399983721489917" calcext:value-type="float">
            <text:p>0.3999837215</text:p>
          </table:table-cell>
          <table:table-cell table:formula="of:=[.O6]+0.1*(2*([.I7]-[.E7])*(1-[.I7])*[.I7]*[.D7])" office:value-type="float" office:value="0.299997617782426" calcext:value-type="float">
            <text:p>0.2999976178</text:p>
          </table:table-cell>
          <table:table-cell table:formula="of:=[.P6]+0.1*(2*([.I7]-[.E7])*(1-[.I7])*[.I7])" office:value-type="float" office:value="0.399988469082386" calcext:value-type="float">
            <text:p>0.3999884691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7]*[.A8])+([.M7]*[.B8])+([.N7]*[.C8])+([.O7]*[.D8])+[.P7]" office:value-type="float" office:value="5.67958315876033" calcext:value-type="float">
            <text:p>5.6795831588</text:p>
          </table:table-cell>
          <table:table-cell table:formula="of:=1/(1+EXP(-([.H8])))" office:value-type="float" office:value="0.996596640757434" calcext:value-type="float">
            <text:p>0.9965966408</text:p>
          </table:table-cell>
          <table:table-cell office:value-type="float" office:value="1" calcext:value-type="float">
            <text:p>1</text:p>
          </table:table-cell>
          <table:table-cell table:formula="of:=([.I8]-[.E8])^2" office:value-type="float" office:value="0.0000115828541339576" calcext:value-type="float">
            <text:p>1.15828541339576E-05</text:p>
          </table:table-cell>
          <table:table-cell table:formula="of:=[.L7]+0.1*(2*([.I8]-[.E8])*(1-[.I8])*[.I8]*[.A8])" office:value-type="float" office:value="0.599933853127004" calcext:value-type="float">
            <text:p>0.5999338531</text:p>
          </table:table-cell>
          <table:table-cell table:style-name="ce6" table:formula="of:=[.M7]+0.1*(2*([.I8]-[.E8])*(1-[.I8])*[.I8]*[.B8])" office:value-type="float" office:value="0.549954979307105" calcext:value-type="float">
            <text:p>0.5499549793</text:p>
          </table:table-cell>
          <table:table-cell table:style-name="ce6" table:formula="of:=[.N7]+0.1*(2*([.I8]-[.E8])*(1-[.I8])*[.I8]*[.C8])" office:value-type="float" office:value="0.399980489328531" calcext:value-type="float">
            <text:p>0.3999804893</text:p>
          </table:table-cell>
          <table:table-cell table:formula="of:=[.O7]+0.1*(2*([.I8]-[.E8])*(1-[.I8])*[.I8]*[.D8])" office:value-type="float" office:value="0.299996925176415" calcext:value-type="float">
            <text:p>0.2999969252</text:p>
          </table:table-cell>
          <table:table-cell table:formula="of:=[.P7]+0.1*(2*([.I8]-[.E8])*(1-[.I8])*[.I8])" office:value-type="float" office:value="0.399986160395682" calcext:value-type="float">
            <text:p>0.399986160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8]*[.A9])+([.M8]*[.B9])+([.N8]*[.C9])+([.O8]*[.D9])+[.P8]" office:value-type="float" office:value="5.92947247470294" calcext:value-type="float">
            <text:p>5.9294724747</text:p>
          </table:table-cell>
          <table:table-cell table:formula="of:=1/(1+EXP(-([.H9])))" office:value-type="float" office:value="0.997347171443042" calcext:value-type="float">
            <text:p>0.9973471714</text:p>
          </table:table-cell>
          <table:table-cell office:value-type="float" office:value="1" calcext:value-type="float">
            <text:p>1</text:p>
          </table:table-cell>
          <table:table-cell table:formula="of:=([.I9]-[.E9])^2" office:value-type="float" office:value="0.00000703749935260909" calcext:value-type="float">
            <text:p>7.03749935260909E-06</text:p>
          </table:table-cell>
          <table:table-cell table:formula="of:=[.L8]+0.1*(2*([.I9]-[.E9])*(1-[.I9])*[.I9]*[.A9])" office:value-type="float" office:value="0.59992683429693" calcext:value-type="float">
            <text:p>0.5999268343</text:p>
          </table:table-cell>
          <table:table-cell table:style-name="ce6" table:formula="of:=[.M8]+0.1*(2*([.I9]-[.E9])*(1-[.I9])*[.I9]*[.B9])" office:value-type="float" office:value="0.549950206502655" calcext:value-type="float">
            <text:p>0.5499502065</text:p>
          </table:table-cell>
          <table:table-cell table:style-name="ce6" table:formula="of:=[.N8]+0.1*(2*([.I9]-[.E9])*(1-[.I9])*[.I9]*[.C9])" office:value-type="float" office:value="0.399978383679509" calcext:value-type="float">
            <text:p>0.3999783837</text:p>
          </table:table-cell>
          <table:table-cell table:formula="of:=[.O8]+0.1*(2*([.I9]-[.E9])*(1-[.I9])*[.I9]*[.D9])" office:value-type="float" office:value="0.299996644423212" calcext:value-type="float">
            <text:p>0.2999966444</text:p>
          </table:table-cell>
          <table:table-cell table:formula="of:=[.P8]+0.1*(2*([.I9]-[.E9])*(1-[.I9])*[.I9])" office:value-type="float" office:value="0.399984756629667" calcext:value-type="float">
            <text:p>0.3999847566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9]*[.A10])+([.M9]*[.B10])+([.N9]*[.C10])+([.O9]*[.D10])+[.P9]" office:value-type="float" office:value="5.25448749242982" calcext:value-type="float">
            <text:p>5.2544874924</text:p>
          </table:table-cell>
          <table:table-cell table:formula="of:=1/(1+EXP(-([.H10])))" office:value-type="float" office:value="0.994803125633669" calcext:value-type="float">
            <text:p>0.9948031256</text:p>
          </table:table-cell>
          <table:table-cell office:value-type="float" office:value="1" calcext:value-type="float">
            <text:p>1</text:p>
          </table:table-cell>
          <table:table-cell table:formula="of:=([.I10]-[.E10])^2" office:value-type="float" office:value="0.0000270075031794258" calcext:value-type="float">
            <text:p>2.70075031794258E-05</text:p>
          </table:table-cell>
          <table:table-cell table:formula="of:=[.L9]+0.1*(2*([.I10]-[.E10])*(1-[.I10])*[.I10]*[.A10])" office:value-type="float" office:value="0.599903191206181" calcext:value-type="float">
            <text:p>0.5999031912</text:p>
          </table:table-cell>
          <table:table-cell table:style-name="ce6" table:formula="of:=[.M9]+0.1*(2*([.I10]-[.E10])*(1-[.I10])*[.I10]*[.B10])" office:value-type="float" office:value="0.549934623556479" calcext:value-type="float">
            <text:p>0.5499346236</text:p>
          </table:table-cell>
          <table:table-cell table:style-name="ce6" table:formula="of:=[.N9]+0.1*(2*([.I10]-[.E10])*(1-[.I10])*[.I10]*[.C10])" office:value-type="float" office:value="0.399970860877907" calcext:value-type="float">
            <text:p>0.3999708609</text:p>
          </table:table-cell>
          <table:table-cell table:formula="of:=[.O9]+0.1*(2*([.I10]-[.E10])*(1-[.I10])*[.I10]*[.D10])" office:value-type="float" office:value="0.299995569737269" calcext:value-type="float">
            <text:p>0.2999955697</text:p>
          </table:table-cell>
          <table:table-cell table:formula="of:=[.P9]+0.1*(2*([.I10]-[.E10])*(1-[.I10])*[.I10])" office:value-type="float" office:value="0.399979383199952" calcext:value-type="float">
            <text:p>0.3999793832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]*[.A11])+([.M10]*[.B11])+([.N10]*[.C11])+([.O10]*[.D11])+[.P10]" office:value-type="float" office:value="5.67425820142591" calcext:value-type="float">
            <text:p>5.6742582014</text:p>
          </table:table-cell>
          <table:table-cell table:formula="of:=1/(1+EXP(-([.H11])))" office:value-type="float" office:value="0.996578531849269" calcext:value-type="float">
            <text:p>0.9965785318</text:p>
          </table:table-cell>
          <table:table-cell office:value-type="float" office:value="1" calcext:value-type="float">
            <text:p>1</text:p>
          </table:table-cell>
          <table:table-cell table:formula="of:=([.I11]-[.E11])^2" office:value-type="float" office:value="0.0000117064443064641" calcext:value-type="float">
            <text:p>1.17064443064641E-05</text:p>
          </table:table-cell>
          <table:table-cell table:formula="of:=[.L10]+0.1*(2*([.I11]-[.E11])*(1-[.I11])*[.I11]*[.A11])" office:value-type="float" office:value="0.599891758142923" calcext:value-type="float">
            <text:p>0.5998917581</text:p>
          </table:table-cell>
          <table:table-cell table:style-name="ce6" table:formula="of:=[.M10]+0.1*(2*([.I11]-[.E11])*(1-[.I11])*[.I11]*[.B11])" office:value-type="float" office:value="0.54992739039401" calcext:value-type="float">
            <text:p>0.5499273904</text:p>
          </table:table-cell>
          <table:table-cell table:style-name="ce6" table:formula="of:=[.N10]+0.1*(2*([.I11]-[.E11])*(1-[.I11])*[.I11]*[.C11])" office:value-type="float" office:value="0.399967360960583" calcext:value-type="float">
            <text:p>0.399967361</text:p>
          </table:table-cell>
          <table:table-cell table:formula="of:=[.O10]+0.1*(2*([.I11]-[.E11])*(1-[.I11])*[.I11]*[.D11])" office:value-type="float" office:value="0.299995336409447" calcext:value-type="float">
            <text:p>0.2999953364</text:p>
          </table:table-cell>
          <table:table-cell table:formula="of:=[.P10]+0.1*(2*([.I11]-[.E11])*(1-[.I11])*[.I11])" office:value-type="float" office:value="0.399977049921736" calcext:value-type="float">
            <text:p>0.3999770499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]*[.A12])+([.M11]*[.B12])+([.N11]*[.C12])+([.O11]*[.D12])+[.P11]" office:value-type="float" office:value="6.33407399707412" calcext:value-type="float">
            <text:p>6.3340739971</text:p>
          </table:table-cell>
          <table:table-cell table:formula="of:=1/(1+EXP(-([.H12])))" office:value-type="float" office:value="0.998228355756607" calcext:value-type="float">
            <text:p>0.9982283558</text:p>
          </table:table-cell>
          <table:table-cell office:value-type="float" office:value="1" calcext:value-type="float">
            <text:p>1</text:p>
          </table:table-cell>
          <table:table-cell table:formula="of:=([.I12]-[.E12])^2" office:value-type="float" office:value="0.00000313872332514575" calcext:value-type="float">
            <text:p>3.13872332514575E-06</text:p>
          </table:table-cell>
          <table:table-cell table:formula="of:=[.L11]+0.1*(2*([.I12]-[.E12])*(1-[.I12])*[.I12]*[.A12])" office:value-type="float" office:value="0.599888374327289" calcext:value-type="float">
            <text:p>0.5998883743</text:p>
          </table:table-cell>
          <table:table-cell table:style-name="ce6" table:formula="of:=[.M11]+0.1*(2*([.I12]-[.E12])*(1-[.I12])*[.I12]*[.B12])" office:value-type="float" office:value="0.549925071853668" calcext:value-type="float">
            <text:p>0.5499250719</text:p>
          </table:table-cell>
          <table:table-cell table:style-name="ce6" table:formula="of:=[.N11]+0.1*(2*([.I12]-[.E12])*(1-[.I12])*[.I12]*[.C12])" office:value-type="float" office:value="0.399966421011796" calcext:value-type="float">
            <text:p>0.399966421</text:p>
          </table:table-cell>
          <table:table-cell table:formula="of:=[.O11]+0.1*(2*([.I12]-[.E12])*(1-[.I12])*[.I12]*[.D12])" office:value-type="float" office:value="0.299995211082942" calcext:value-type="float">
            <text:p>0.2999952111</text:p>
          </table:table-cell>
          <table:table-cell table:formula="of:=[.P11]+0.1*(2*([.I12]-[.E12])*(1-[.I12])*[.I12])" office:value-type="float" office:value="0.399976423289211" calcext:value-type="float">
            <text:p>0.3999764233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]*[.A13])+([.M12]*[.B13])+([.N12]*[.C13])+([.O12]*[.D13])+[.P12]" office:value-type="float" office:value="5.84913118019813" calcext:value-type="float">
            <text:p>5.8491311802</text:p>
          </table:table-cell>
          <table:table-cell table:formula="of:=1/(1+EXP(-([.H13])))" office:value-type="float" office:value="0.997125882005724" calcext:value-type="float">
            <text:p>0.997125882</text:p>
          </table:table-cell>
          <table:table-cell office:value-type="float" office:value="1" calcext:value-type="float">
            <text:p>1</text:p>
          </table:table-cell>
          <table:table-cell table:formula="of:=([.I13]-[.E13])^2" office:value-type="float" office:value="0.00000826055424502017" calcext:value-type="float">
            <text:p>8.26055424502017E-06</text:p>
          </table:table-cell>
          <table:table-cell table:formula="of:=[.L12]+0.1*(2*([.I13]-[.E13])*(1-[.I13])*[.I13]*[.A13])" office:value-type="float" office:value="0.599880466987349" calcext:value-type="float">
            <text:p>0.599880467</text:p>
          </table:table-cell>
          <table:table-cell table:style-name="ce6" table:formula="of:=[.M12]+0.1*(2*([.I13]-[.E13])*(1-[.I13])*[.I13]*[.B13])" office:value-type="float" office:value="0.54991947082121" calcext:value-type="float">
            <text:p>0.5499194708</text:p>
          </table:table-cell>
          <table:table-cell table:style-name="ce6" table:formula="of:=[.N12]+0.1*(2*([.I13]-[.E13])*(1-[.I13])*[.I13]*[.C13])" office:value-type="float" office:value="0.399963785231816" calcext:value-type="float">
            <text:p>0.3999637852</text:p>
          </table:table-cell>
          <table:table-cell table:formula="of:=[.O12]+0.1*(2*([.I13]-[.E13])*(1-[.I13])*[.I13]*[.D13])" office:value-type="float" office:value="0.299994881610445" calcext:value-type="float">
            <text:p>0.2999948816</text:p>
          </table:table-cell>
          <table:table-cell table:formula="of:=[.P12]+0.1*(2*([.I13]-[.E13])*(1-[.I13])*[.I13])" office:value-type="float" office:value="0.399974775926723" calcext:value-type="float">
            <text:p>0.3999747759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]*[.A14])+([.M13]*[.B14])+([.N13]*[.C14])+([.O13]*[.D14])+[.P13]" office:value-type="float" office:value="5.51910821741522" calcext:value-type="float">
            <text:p>5.5191082174</text:p>
          </table:table-cell>
          <table:table-cell table:formula="of:=1/(1+EXP(-([.H14])))" office:value-type="float" office:value="0.996006589387017" calcext:value-type="float">
            <text:p>0.9960065894</text:p>
          </table:table-cell>
          <table:table-cell office:value-type="float" office:value="1" calcext:value-type="float">
            <text:p>1</text:p>
          </table:table-cell>
          <table:table-cell table:formula="of:=([.I14]-[.E14])^2" office:value-type="float" office:value="0.0000159473283238833" calcext:value-type="float">
            <text:p>1.59473283238833E-05</text:p>
          </table:table-cell>
          <table:table-cell table:formula="of:=[.L13]+0.1*(2*([.I14]-[.E14])*(1-[.I14])*[.I14]*[.A14])" office:value-type="float" office:value="0.599865218689019" calcext:value-type="float">
            <text:p>0.5998652187</text:p>
          </table:table-cell>
          <table:table-cell table:style-name="ce6" table:formula="of:=[.M13]+0.1*(2*([.I14]-[.E14])*(1-[.I14])*[.I14]*[.B14])" office:value-type="float" office:value="0.549909940634754" calcext:value-type="float">
            <text:p>0.5499099406</text:p>
          </table:table-cell>
          <table:table-cell table:style-name="ce6" table:formula="of:=[.N13]+0.1*(2*([.I14]-[.E14])*(1-[.I14])*[.I14]*[.C14])" office:value-type="float" office:value="0.39995933781147" calcext:value-type="float">
            <text:p>0.3999593378</text:p>
          </table:table-cell>
          <table:table-cell table:formula="of:=[.O13]+0.1*(2*([.I14]-[.E14])*(1-[.I14])*[.I14]*[.D14])" office:value-type="float" office:value="0.299994563937563" calcext:value-type="float">
            <text:p>0.2999945639</text:p>
          </table:table-cell>
          <table:table-cell table:formula="of:=[.P13]+0.1*(2*([.I14]-[.E14])*(1-[.I14])*[.I14])" office:value-type="float" office:value="0.399971599197905" calcext:value-type="float">
            <text:p>0.3999715992</text:p>
          </table:table-cell>
          <table:table-cell table:number-columns-repeated="1008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]*[.A15])+([.M14]*[.B15])+([.N14]*[.C15])+([.O14]*[.D15])+[.P14]" office:value-type="float" office:value="5.09907658945132" calcext:value-type="float">
            <text:p>5.0990765895</text:p>
          </table:table-cell>
          <table:table-cell table:formula="of:=1/(1+EXP(-([.H15])))" office:value-type="float" office:value="0.993934634194992" calcext:value-type="float">
            <text:p>0.9939346342</text:p>
          </table:table-cell>
          <table:table-cell office:value-type="float" office:value="1" calcext:value-type="float">
            <text:p>1</text:p>
          </table:table-cell>
          <table:table-cell table:formula="of:=([.I15]-[.E15])^2" office:value-type="float" office:value="0.0000367886623485569" calcext:value-type="float">
            <text:p>3.67886623485569E-05</text:p>
          </table:table-cell>
          <table:table-cell table:formula="of:=[.L14]+0.1*(2*([.I15]-[.E15])*(1-[.I15])*[.I15]*[.A15])" office:value-type="float" office:value="0.599833772336957" calcext:value-type="float">
            <text:p>0.5998337723</text:p>
          </table:table-cell>
          <table:table-cell table:style-name="ce6" table:formula="of:=[.M14]+0.1*(2*([.I15]-[.E15])*(1-[.I15])*[.I15]*[.B15])" office:value-type="float" office:value="0.549888001319362" calcext:value-type="float">
            <text:p>0.5498880013</text:p>
          </table:table-cell>
          <table:table-cell table:style-name="ce6" table:formula="of:=[.N14]+0.1*(2*([.I15]-[.E15])*(1-[.I15])*[.I15]*[.C15])" office:value-type="float" office:value="0.399951293395826" calcext:value-type="float">
            <text:p>0.3999512934</text:p>
          </table:table-cell>
          <table:table-cell table:formula="of:=[.O14]+0.1*(2*([.I15]-[.E15])*(1-[.I15])*[.I15]*[.D15])" office:value-type="float" office:value="0.29999383262705" calcext:value-type="float">
            <text:p>0.2999938326</text:p>
          </table:table-cell>
          <table:table-cell table:formula="of:=[.P14]+0.1*(2*([.I15]-[.E15])*(1-[.I15])*[.I15])" office:value-type="float" office:value="0.399964286092774" calcext:value-type="float">
            <text:p>0.3999642861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5]*[.A16])+([.M15]*[.B16])+([.N15]*[.C16])+([.O15]*[.D16])+[.P15]" office:value-type="float" office:value="6.61849248952497" calcext:value-type="float">
            <text:p>6.6184924895</text:p>
          </table:table-cell>
          <table:table-cell table:formula="of:=1/(1+EXP(-([.H16])))" office:value-type="float" office:value="0.998666338405874" calcext:value-type="float">
            <text:p>0.9986663384</text:p>
          </table:table-cell>
          <table:table-cell office:value-type="float" office:value="1" calcext:value-type="float">
            <text:p>1</text:p>
          </table:table-cell>
          <table:table-cell table:formula="of:=([.I16]-[.E16])^2" office:value-type="float" office:value="0.00000177865324764629" calcext:value-type="float">
            <text:p>1.77865324764629E-06</text:p>
          </table:table-cell>
          <table:table-cell table:formula="of:=[.L15]+0.1*(2*([.I16]-[.E16])*(1-[.I16])*[.I16]*[.A16])" office:value-type="float" office:value="0.59983171185085" calcext:value-type="float">
            <text:p>0.5998317119</text:p>
          </table:table-cell>
          <table:table-cell table:style-name="ce6" table:formula="of:=[.M15]+0.1*(2*([.I16]-[.E16])*(1-[.I16])*[.I16]*[.B16])" office:value-type="float" office:value="0.549886580294461" calcext:value-type="float">
            <text:p>0.5498865803</text:p>
          </table:table-cell>
          <table:table-cell table:style-name="ce6" table:formula="of:=[.N15]+0.1*(2*([.I16]-[.E16])*(1-[.I16])*[.I16]*[.C16])" office:value-type="float" office:value="0.399950867088356" calcext:value-type="float">
            <text:p>0.3999508671</text:p>
          </table:table-cell>
          <table:table-cell table:formula="of:=[.O15]+0.1*(2*([.I16]-[.E16])*(1-[.I16])*[.I16]*[.D16])" office:value-type="float" office:value="0.299993761575805" calcext:value-type="float">
            <text:p>0.2999937616</text:p>
          </table:table-cell>
          <table:table-cell table:formula="of:=[.P15]+0.1*(2*([.I16]-[.E16])*(1-[.I16])*[.I16])" office:value-type="float" office:value="0.399963930836549" calcext:value-type="float">
            <text:p>0.3999639308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6]*[.A17])+([.M16]*[.B17])+([.N16]*[.C17])+([.O16]*[.D17])+[.P16]" office:value-type="float" office:value="6.95842944694488" calcext:value-type="float">
            <text:p>6.9584294469</text:p>
          </table:table-cell>
          <table:table-cell table:formula="of:=1/(1+EXP(-([.H17])))" office:value-type="float" office:value="0.999050314407845" calcext:value-type="float">
            <text:p>0.9990503144</text:p>
          </table:table-cell>
          <table:table-cell office:value-type="float" office:value="1" calcext:value-type="float">
            <text:p>1</text:p>
          </table:table-cell>
          <table:table-cell table:formula="of:=([.I17]-[.E17])^2" office:value-type="float" office:value="0.000000901902723946419" calcext:value-type="float">
            <text:p>9.01902723946419E-07</text:p>
          </table:table-cell>
          <table:table-cell table:formula="of:=[.L16]+0.1*(2*([.I17]-[.E17])*(1-[.I17])*[.I17]*[.A17])" office:value-type="float" office:value="0.599830684658182" calcext:value-type="float">
            <text:p>0.5998306847</text:p>
          </table:table-cell>
          <table:table-cell table:style-name="ce6" table:formula="of:=[.M16]+0.1*(2*([.I17]-[.E17])*(1-[.I17])*[.I17]*[.B17])" office:value-type="float" office:value="0.549885787373805" calcext:value-type="float">
            <text:p>0.5498857874</text:p>
          </table:table-cell>
          <table:table-cell table:style-name="ce6" table:formula="of:=[.N16]+0.1*(2*([.I17]-[.E17])*(1-[.I17])*[.I17]*[.C17])" office:value-type="float" office:value="0.399950596774496" calcext:value-type="float">
            <text:p>0.3999505968</text:p>
          </table:table-cell>
          <table:table-cell table:formula="of:=[.O16]+0.1*(2*([.I17]-[.E17])*(1-[.I17])*[.I17]*[.D17])" office:value-type="float" office:value="0.299993689492109" calcext:value-type="float">
            <text:p>0.2999936895</text:p>
          </table:table-cell>
          <table:table-cell table:formula="of:=[.P16]+0.1*(2*([.I17]-[.E17])*(1-[.I17])*[.I17])" office:value-type="float" office:value="0.399963750627309" calcext:value-type="float">
            <text:p>0.3999637506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7]*[.A18])+([.M17]*[.B18])+([.N17]*[.C18])+([.O17]*[.D18])+[.P17]" office:value-type="float" office:value="6.42353727014302" calcext:value-type="float">
            <text:p>6.4235372701</text:p>
          </table:table-cell>
          <table:table-cell table:formula="of:=1/(1+EXP(-([.H18])))" office:value-type="float" office:value="0.998379724139653" calcext:value-type="float">
            <text:p>0.9983797241</text:p>
          </table:table-cell>
          <table:table-cell office:value-type="float" office:value="1" calcext:value-type="float">
            <text:p>1</text:p>
          </table:table-cell>
          <table:table-cell table:formula="of:=([.I18]-[.E18])^2" office:value-type="float" office:value="0.00000262529386362238" calcext:value-type="float">
            <text:p>2.62529386362238E-06</text:p>
          </table:table-cell>
          <table:table-cell table:formula="of:=[.L17]+0.1*(2*([.I18]-[.E18])*(1-[.I18])*[.I18]*[.A18])" office:value-type="float" office:value="0.599827853934806" calcext:value-type="float">
            <text:p>0.5998278539</text:p>
          </table:table-cell>
          <table:table-cell table:style-name="ce6" table:formula="of:=[.M17]+0.1*(2*([.I18]-[.E18])*(1-[.I18])*[.I18]*[.B18])" office:value-type="float" office:value="0.549883742962477" calcext:value-type="float">
            <text:p>0.549883743</text:p>
          </table:table-cell>
          <table:table-cell table:style-name="ce6" table:formula="of:=[.N17]+0.1*(2*([.I18]-[.E18])*(1-[.I18])*[.I18]*[.C18])" office:value-type="float" office:value="0.399949915304053" calcext:value-type="float">
            <text:p>0.3999499153</text:p>
          </table:table-cell>
          <table:table-cell table:formula="of:=[.O17]+0.1*(2*([.I18]-[.E18])*(1-[.I18])*[.I18]*[.D18])" office:value-type="float" office:value="0.299993479808896" calcext:value-type="float">
            <text:p>0.2999934798</text:p>
          </table:table-cell>
          <table:table-cell table:formula="of:=[.P17]+0.1*(2*([.I18]-[.E18])*(1-[.I18])*[.I18])" office:value-type="float" office:value="0.399963226419276" calcext:value-type="float">
            <text:p>0.3999632264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8]*[.A19])+([.M18]*[.B19])+([.N18]*[.C19])+([.O18]*[.D19])+[.P18]" office:value-type="float" office:value="6.0336063072238" calcext:value-type="float">
            <text:p>6.0336063072</text:p>
          </table:table-cell>
          <table:table-cell table:formula="of:=1/(1+EXP(-([.H19])))" office:value-type="float" office:value="0.997608896428108" calcext:value-type="float">
            <text:p>0.9976088964</text:p>
          </table:table-cell>
          <table:table-cell office:value-type="float" office:value="1" calcext:value-type="float">
            <text:p>1</text:p>
          </table:table-cell>
          <table:table-cell table:formula="of:=([.I19]-[.E19])^2" office:value-type="float" office:value="0.00000571737629151354" calcext:value-type="float">
            <text:p>5.71737629151354E-06</text:p>
          </table:table-cell>
          <table:table-cell table:formula="of:=[.L18]+0.1*(2*([.I19]-[.E19])*(1-[.I19])*[.I19]*[.A19])" office:value-type="float" office:value="0.599822036155244" calcext:value-type="float">
            <text:p>0.5998220362</text:p>
          </table:table-cell>
          <table:table-cell table:style-name="ce6" table:formula="of:=[.M18]+0.1*(2*([.I19]-[.E19])*(1-[.I19])*[.I19]*[.B19])" office:value-type="float" office:value="0.549879750368661" calcext:value-type="float">
            <text:p>0.5498797504</text:p>
          </table:table-cell>
          <table:table-cell table:style-name="ce6" table:formula="of:=[.N18]+0.1*(2*([.I19]-[.E19])*(1-[.I19])*[.I19]*[.C19])" office:value-type="float" office:value="0.399948318266527" calcext:value-type="float">
            <text:p>0.3999483183</text:p>
          </table:table-cell>
          <table:table-cell table:formula="of:=[.O18]+0.1*(2*([.I19]-[.E19])*(1-[.I19])*[.I19]*[.D19])" office:value-type="float" office:value="0.299993137586569" calcext:value-type="float">
            <text:p>0.2999931376</text:p>
          </table:table-cell>
          <table:table-cell table:formula="of:=[.P18]+0.1*(2*([.I19]-[.E19])*(1-[.I19])*[.I19])" office:value-type="float" office:value="0.399962085678186" calcext:value-type="float">
            <text:p>0.3999620857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9]*[.A20])+([.M19]*[.B20])+([.N19]*[.C20])+([.O19]*[.D20])+[.P19]" office:value-type="float" office:value="6.67840082549305" calcext:value-type="float">
            <text:p>6.6784008255</text:p>
          </table:table-cell>
          <table:table-cell table:formula="of:=1/(1+EXP(-([.H20])))" office:value-type="float" office:value="0.998743792255483" calcext:value-type="float">
            <text:p>0.9987437923</text:p>
          </table:table-cell>
          <table:table-cell office:value-type="float" office:value="1" calcext:value-type="float">
            <text:p>1</text:p>
          </table:table-cell>
          <table:table-cell table:formula="of:=([.I20]-[.E20])^2" office:value-type="float" office:value="0.00000157805789738466" calcext:value-type="float">
            <text:p>1.57805789738466E-06</text:p>
          </table:table-cell>
          <table:table-cell table:formula="of:=[.L19]+0.1*(2*([.I20]-[.E20])*(1-[.I20])*[.I20]*[.A20])" office:value-type="float" office:value="0.599820239429141" calcext:value-type="float">
            <text:p>0.5998202394</text:p>
          </table:table-cell>
          <table:table-cell table:style-name="ce6" table:formula="of:=[.M19]+0.1*(2*([.I20]-[.E20])*(1-[.I20])*[.I20]*[.B20])" office:value-type="float" office:value="0.549878552551259" calcext:value-type="float">
            <text:p>0.5498785526</text:p>
          </table:table-cell>
          <table:table-cell table:style-name="ce6" table:formula="of:=[.N19]+0.1*(2*([.I20]-[.E20])*(1-[.I20])*[.I20]*[.C20])" office:value-type="float" office:value="0.399947782400847" calcext:value-type="float">
            <text:p>0.3999477824</text:p>
          </table:table-cell>
          <table:table-cell table:formula="of:=[.O19]+0.1*(2*([.I20]-[.E20])*(1-[.I20])*[.I20]*[.D20])" office:value-type="float" office:value="0.299993043022037" calcext:value-type="float">
            <text:p>0.299993043</text:p>
          </table:table-cell>
          <table:table-cell table:formula="of:=[.P19]+0.1*(2*([.I20]-[.E20])*(1-[.I20])*[.I20])" office:value-type="float" office:value="0.39996177046308" calcext:value-type="float">
            <text:p>0.3999617705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]*[.A21])+([.M20]*[.B21])+([.N20]*[.C21])+([.O20]*[.D21])+[.P20]" office:value-type="float" office:value="6.23850307775436" calcext:value-type="float">
            <text:p>6.2385030778</text:p>
          </table:table-cell>
          <table:table-cell table:formula="of:=1/(1+EXP(-([.H21])))" office:value-type="float" office:value="0.998051029413304" calcext:value-type="float">
            <text:p>0.9980510294</text:p>
          </table:table-cell>
          <table:table-cell office:value-type="float" office:value="1" calcext:value-type="float">
            <text:p>1</text:p>
          </table:table-cell>
          <table:table-cell table:formula="of:=([.I21]-[.E21])^2" office:value-type="float" office:value="0.00000379848634780514" calcext:value-type="float">
            <text:p>3.79848634780514E-06</text:p>
          </table:table-cell>
          <table:table-cell table:formula="of:=[.L20]+0.1*(2*([.I21]-[.E21])*(1-[.I21])*[.I21]*[.A21])" office:value-type="float" office:value="0.599816372524268" calcext:value-type="float">
            <text:p>0.5998163725</text:p>
          </table:table-cell>
          <table:table-cell table:style-name="ce6" table:formula="of:=[.M20]+0.1*(2*([.I21]-[.E21])*(1-[.I21])*[.I21]*[.B21])" office:value-type="float" office:value="0.549875671328019" calcext:value-type="float">
            <text:p>0.5498756713</text:p>
          </table:table-cell>
          <table:table-cell table:style-name="ce6" table:formula="of:=[.N20]+0.1*(2*([.I21]-[.E21])*(1-[.I21])*[.I21]*[.C21])" office:value-type="float" office:value="0.399946645075884" calcext:value-type="float">
            <text:p>0.3999466451</text:p>
          </table:table-cell>
          <table:table-cell table:formula="of:=[.O20]+0.1*(2*([.I21]-[.E21])*(1-[.I21])*[.I21]*[.D21])" office:value-type="float" office:value="0.299992815557044" calcext:value-type="float">
            <text:p>0.2999928156</text:p>
          </table:table-cell>
          <table:table-cell table:formula="of:=[.P20]+0.1*(2*([.I21]-[.E21])*(1-[.I21])*[.I21])" office:value-type="float" office:value="0.399961012246438" calcext:value-type="float">
            <text:p>0.3999610122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]*[.A22])+([.M21]*[.B22])+([.N21]*[.C22])+([.O21]*[.D22])+[.P21]" office:value-type="float" office:value="6.24845456613316" calcext:value-type="float">
            <text:p>6.2484545661</text:p>
          </table:table-cell>
          <table:table-cell table:formula="of:=1/(1+EXP(-([.H22])))" office:value-type="float" office:value="0.998070291144035" calcext:value-type="float">
            <text:p>0.9980702911</text:p>
          </table:table-cell>
          <table:table-cell office:value-type="float" office:value="1" calcext:value-type="float">
            <text:p>1</text:p>
          </table:table-cell>
          <table:table-cell table:formula="of:=([.I22]-[.E22])^2" office:value-type="float" office:value="0.00000372377626879102" calcext:value-type="float">
            <text:p>3.72377626879102E-06</text:p>
          </table:table-cell>
          <table:table-cell table:formula="of:=[.L21]+0.1*(2*([.I22]-[.E22])*(1-[.I22])*[.I22]*[.A22])" office:value-type="float" office:value="0.599812358606566" calcext:value-type="float">
            <text:p>0.5998123586</text:p>
          </table:table-cell>
          <table:table-cell table:style-name="ce6" table:formula="of:=[.M21]+0.1*(2*([.I22]-[.E22])*(1-[.I22])*[.I22]*[.B22])" office:value-type="float" office:value="0.549873144046503" calcext:value-type="float">
            <text:p>0.549873144</text:p>
          </table:table-cell>
          <table:table-cell table:style-name="ce6" table:formula="of:=[.N21]+0.1*(2*([.I22]-[.E22])*(1-[.I22])*[.I22]*[.C22])" office:value-type="float" office:value="0.399945381435126" calcext:value-type="float">
            <text:p>0.3999453814</text:p>
          </table:table-cell>
          <table:table-cell table:formula="of:=[.O21]+0.1*(2*([.I22]-[.E22])*(1-[.I22])*[.I22]*[.D22])" office:value-type="float" office:value="0.299992666893426" calcext:value-type="float">
            <text:p>0.2999926669</text:p>
          </table:table-cell>
          <table:table-cell table:formula="of:=[.P21]+0.1*(2*([.I22]-[.E22])*(1-[.I22])*[.I22])" office:value-type="float" office:value="0.399960268928345" calcext:value-type="float">
            <text:p>0.3999602689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]*[.A23])+([.M22]*[.B23])+([.N22]*[.C23])+([.O22]*[.D23])+[.P22]" office:value-type="float" office:value="6.21344906970395" calcext:value-type="float">
            <text:p>6.2134490697</text:p>
          </table:table-cell>
          <table:table-cell table:formula="of:=1/(1+EXP(-([.H23])))" office:value-type="float" office:value="0.998001681869859" calcext:value-type="float">
            <text:p>0.9980016819</text:p>
          </table:table-cell>
          <table:table-cell office:value-type="float" office:value="1" calcext:value-type="float">
            <text:p>1</text:p>
          </table:table-cell>
          <table:table-cell table:formula="of:=([.I23]-[.E23])^2" office:value-type="float" office:value="0.00000399327534925136" calcext:value-type="float">
            <text:p>3.99327534925136E-06</text:p>
          </table:table-cell>
          <table:table-cell table:formula="of:=[.L22]+0.1*(2*([.I23]-[.E23])*(1-[.I23])*[.I23]*[.A23])" office:value-type="float" office:value="0.599808293605141" calcext:value-type="float">
            <text:p>0.5998082936</text:p>
          </table:table-cell>
          <table:table-cell table:style-name="ce6" table:formula="of:=[.M22]+0.1*(2*([.I23]-[.E23])*(1-[.I23])*[.I23]*[.B23])" office:value-type="float" office:value="0.549870194927822" calcext:value-type="float">
            <text:p>0.5498701949</text:p>
          </table:table-cell>
          <table:table-cell table:style-name="ce6" table:formula="of:=[.N22]+0.1*(2*([.I23]-[.E23])*(1-[.I23])*[.I23]*[.C23])" office:value-type="float" office:value="0.399944185846472" calcext:value-type="float">
            <text:p>0.3999441858</text:p>
          </table:table-cell>
          <table:table-cell table:formula="of:=[.O22]+0.1*(2*([.I23]-[.E23])*(1-[.I23])*[.I23]*[.D23])" office:value-type="float" office:value="0.299992348069784" calcext:value-type="float">
            <text:p>0.2999923481</text:p>
          </table:table-cell>
          <table:table-cell table:formula="of:=[.P22]+0.1*(2*([.I23]-[.E23])*(1-[.I23])*[.I23])" office:value-type="float" office:value="0.399959471869242" calcext:value-type="float">
            <text:p>0.3999594719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]*[.A24])+([.M23]*[.B24])+([.N23]*[.C24])+([.O23]*[.D24])+[.P23]" office:value-type="float" office:value="5.59855297965348" calcext:value-type="float">
            <text:p>5.5985529797</text:p>
          </table:table-cell>
          <table:table-cell table:formula="of:=1/(1+EXP(-([.H24])))" office:value-type="float" office:value="0.996310444755336" calcext:value-type="float">
            <text:p>0.9963104448</text:p>
          </table:table-cell>
          <table:table-cell office:value-type="float" office:value="1" calcext:value-type="float">
            <text:p>1</text:p>
          </table:table-cell>
          <table:table-cell table:formula="of:=([.I24]-[.E24])^2" office:value-type="float" office:value="0.000013612817903429" calcext:value-type="float">
            <text:p>1.3612817903429E-05</text:p>
          </table:table-cell>
          <table:table-cell table:formula="of:=[.L23]+0.1*(2*([.I24]-[.E24])*(1-[.I24])*[.I24]*[.A24])" office:value-type="float" office:value="0.599795816019894" calcext:value-type="float">
            <text:p>0.599795816</text:p>
          </table:table-cell>
          <table:table-cell table:style-name="ce6" table:formula="of:=[.M23]+0.1*(2*([.I24]-[.E24])*(1-[.I24])*[.I24]*[.B24])" office:value-type="float" office:value="0.549860429861107" calcext:value-type="float">
            <text:p>0.5498604299</text:p>
          </table:table-cell>
          <table:table-cell table:style-name="ce6" table:formula="of:=[.N23]+0.1*(2*([.I24]-[.E24])*(1-[.I24])*[.I24]*[.C24])" office:value-type="float" office:value="0.39994147332794" calcext:value-type="float">
            <text:p>0.3999414733</text:p>
          </table:table-cell>
          <table:table-cell table:formula="of:=[.O23]+0.1*(2*([.I24]-[.E24])*(1-[.I24])*[.I24]*[.D24])" office:value-type="float" office:value="0.299991805566078" calcext:value-type="float">
            <text:p>0.2999918056</text:p>
          </table:table-cell>
          <table:table-cell table:formula="of:=[.P23]+0.1*(2*([.I24]-[.E24])*(1-[.I24])*[.I24])" office:value-type="float" office:value="0.39995675935071" calcext:value-type="float">
            <text:p>0.3999567594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]*[.A25])+([.M24]*[.B25])+([.N24]*[.C25])+([.O24]*[.D25])+[.P24]" office:value-type="float" office:value="6.10335124703436" calcext:value-type="float">
            <text:p>6.103351247</text:p>
          </table:table-cell>
          <table:table-cell table:formula="of:=1/(1+EXP(-([.H25])))" office:value-type="float" office:value="0.997769621810582" calcext:value-type="float">
            <text:p>0.9977696218</text:p>
          </table:table-cell>
          <table:table-cell office:value-type="float" office:value="1" calcext:value-type="float">
            <text:p>1</text:p>
          </table:table-cell>
          <table:table-cell table:formula="of:=([.I25]-[.E25])^2" office:value-type="float" office:value="0.00000497458686783282" calcext:value-type="float">
            <text:p>4.97458686783282E-06</text:p>
          </table:table-cell>
          <table:table-cell table:formula="of:=[.L24]+0.1*(2*([.I25]-[.E25])*(1-[.I25])*[.I25]*[.A25])" office:value-type="float" office:value="0.599790753258403" calcext:value-type="float">
            <text:p>0.5997907533</text:p>
          </table:table-cell>
          <table:table-cell table:style-name="ce6" table:formula="of:=[.M24]+0.1*(2*([.I25]-[.E25])*(1-[.I25])*[.I25]*[.B25])" office:value-type="float" office:value="0.549857153956613" calcext:value-type="float">
            <text:p>0.549857154</text:p>
          </table:table-cell>
          <table:table-cell table:style-name="ce6" table:formula="of:=[.N24]+0.1*(2*([.I25]-[.E25])*(1-[.I25])*[.I25]*[.C25])" office:value-type="float" office:value="0.399939785740776" calcext:value-type="float">
            <text:p>0.3999397857</text:p>
          </table:table-cell>
          <table:table-cell table:formula="of:=[.O24]+0.1*(2*([.I25]-[.E25])*(1-[.I25])*[.I25]*[.D25])" office:value-type="float" office:value="0.299991309216912" calcext:value-type="float">
            <text:p>0.2999913092</text:p>
          </table:table-cell>
          <table:table-cell table:formula="of:=[.P24]+0.1*(2*([.I25]-[.E25])*(1-[.I25])*[.I25])" office:value-type="float" office:value="0.399955766652379" calcext:value-type="float">
            <text:p>0.3999557667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]*[.A26])+([.M25]*[.B26])+([.N25]*[.C26])+([.O25]*[.D26])+[.P25]" office:value-type="float" office:value="5.96834956049605" calcext:value-type="float">
            <text:p>5.9683495605</text:p>
          </table:table-cell>
          <table:table-cell table:formula="of:=1/(1+EXP(-([.H26])))" office:value-type="float" office:value="0.997448068495344" calcext:value-type="float">
            <text:p>0.9974480685</text:p>
          </table:table-cell>
          <table:table-cell office:value-type="float" office:value="1" calcext:value-type="float">
            <text:p>1</text:p>
          </table:table-cell>
          <table:table-cell table:formula="of:=([.I26]-[.E26])^2" office:value-type="float" office:value="0.00000651235440445494" calcext:value-type="float">
            <text:p>6.51235440445494E-06</text:p>
          </table:table-cell>
          <table:table-cell table:formula="of:=[.L25]+0.1*(2*([.I26]-[.E26])*(1-[.I26])*[.I26]*[.A26])" office:value-type="float" office:value="0.599784517352494" calcext:value-type="float">
            <text:p>0.5997845174</text:p>
          </table:table-cell>
          <table:table-cell table:style-name="ce6" table:formula="of:=[.M25]+0.1*(2*([.I26]-[.E26])*(1-[.I26])*[.I26]*[.B26])" office:value-type="float" office:value="0.549852736856594" calcext:value-type="float">
            <text:p>0.5498527369</text:p>
          </table:table-cell>
          <table:table-cell table:style-name="ce6" table:formula="of:=[.N25]+0.1*(2*([.I26]-[.E26])*(1-[.I26])*[.I26]*[.C26])" office:value-type="float" office:value="0.399937317361354" calcext:value-type="float">
            <text:p>0.3999373174</text:p>
          </table:table-cell>
          <table:table-cell table:formula="of:=[.O25]+0.1*(2*([.I26]-[.E26])*(1-[.I26])*[.I26]*[.D26])" office:value-type="float" office:value="0.299991049387499" calcext:value-type="float">
            <text:p>0.2999910494</text:p>
          </table:table-cell>
          <table:table-cell table:formula="of:=[.P25]+0.1*(2*([.I26]-[.E26])*(1-[.I26])*[.I26])" office:value-type="float" office:value="0.399954467505314" calcext:value-type="float">
            <text:p>0.399954467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6]*[.A27])+([.M26]*[.B27])+([.N26]*[.C27])+([.O26]*[.D27])+[.P26]" office:value-type="float" office:value="5.74833318249323" calcext:value-type="float">
            <text:p>5.7483331825</text:p>
          </table:table-cell>
          <table:table-cell table:formula="of:=1/(1+EXP(-([.H27])))" office:value-type="float" office:value="0.996822041284418" calcext:value-type="float">
            <text:p>0.9968220413</text:p>
          </table:table-cell>
          <table:table-cell office:value-type="float" office:value="1" calcext:value-type="float">
            <text:p>1</text:p>
          </table:table-cell>
          <table:table-cell table:formula="of:=([.I27]-[.E27])^2" office:value-type="float" office:value="0.0000100994215979423" calcext:value-type="float">
            <text:p>1.00994215979423E-05</text:p>
          </table:table-cell>
          <table:table-cell table:formula="of:=[.L26]+0.1*(2*([.I27]-[.E27])*(1-[.I27])*[.I27]*[.A27])" office:value-type="float" office:value="0.599774450026441" calcext:value-type="float">
            <text:p>0.59977445</text:p>
          </table:table-cell>
          <table:table-cell table:style-name="ce6" table:formula="of:=[.M26]+0.1*(2*([.I27]-[.E27])*(1-[.I27])*[.I27]*[.B27])" office:value-type="float" office:value="0.549846696460962" calcext:value-type="float">
            <text:p>0.5498466965</text:p>
          </table:table-cell>
          <table:table-cell table:style-name="ce6" table:formula="of:=[.N26]+0.1*(2*([.I27]-[.E27])*(1-[.I27])*[.I27]*[.C27])" office:value-type="float" office:value="0.399934095817017" calcext:value-type="float">
            <text:p>0.3999340958</text:p>
          </table:table-cell>
          <table:table-cell table:formula="of:=[.O26]+0.1*(2*([.I27]-[.E27])*(1-[.I27])*[.I27]*[.D27])" office:value-type="float" office:value="0.299990646694457" calcext:value-type="float">
            <text:p>0.2999906467</text:p>
          </table:table-cell>
          <table:table-cell table:formula="of:=[.P26]+0.1*(2*([.I27]-[.E27])*(1-[.I27])*[.I27])" office:value-type="float" office:value="0.399952454040103" calcext:value-type="float">
            <text:p>0.39995245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7]*[.A28])+([.M27]*[.B28])+([.N27]*[.C28])+([.O27]*[.D28])+[.P27]" office:value-type="float" office:value="6.02819428412459" calcext:value-type="float">
            <text:p>6.0281942841</text:p>
          </table:table-cell>
          <table:table-cell table:formula="of:=1/(1+EXP(-([.H28])))" office:value-type="float" office:value="0.997595951833803" calcext:value-type="float">
            <text:p>0.9975959518</text:p>
          </table:table-cell>
          <table:table-cell office:value-type="float" office:value="1" calcext:value-type="float">
            <text:p>1</text:p>
          </table:table-cell>
          <table:table-cell table:formula="of:=([.I28]-[.E28])^2" office:value-type="float" office:value="0.00000577944758539459" calcext:value-type="float">
            <text:p>5.77944758539459E-06</text:p>
          </table:table-cell>
          <table:table-cell table:formula="of:=[.L27]+0.1*(2*([.I28]-[.E28])*(1-[.I28])*[.I28]*[.A28])" office:value-type="float" office:value="0.599768684472926" calcext:value-type="float">
            <text:p>0.5997686845</text:p>
          </table:table-cell>
          <table:table-cell table:style-name="ce6" table:formula="of:=[.M27]+0.1*(2*([.I28]-[.E28])*(1-[.I28])*[.I28]*[.B28])" office:value-type="float" office:value="0.549842775884572" calcext:value-type="float">
            <text:p>0.5498427759</text:p>
          </table:table-cell>
          <table:table-cell table:style-name="ce6" table:formula="of:=[.N27]+0.1*(2*([.I28]-[.E28])*(1-[.I28])*[.I28]*[.C28])" office:value-type="float" office:value="0.399932250839892" calcext:value-type="float">
            <text:p>0.3999322508</text:p>
          </table:table-cell>
          <table:table-cell table:formula="of:=[.O27]+0.1*(2*([.I28]-[.E28])*(1-[.I28])*[.I28]*[.D28])" office:value-type="float" office:value="0.299990185450176" calcext:value-type="float">
            <text:p>0.2999901855</text:p>
          </table:table-cell>
          <table:table-cell table:formula="of:=[.P27]+0.1*(2*([.I28]-[.E28])*(1-[.I28])*[.I28])" office:value-type="float" office:value="0.3999513009294" calcext:value-type="float">
            <text:p>0.3999513009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8]*[.A29])+([.M28]*[.B29])+([.N28]*[.C29])+([.O28]*[.D29])+[.P28]" office:value-type="float" office:value="6.10309458913449" calcext:value-type="float">
            <text:p>6.1030945891</text:p>
          </table:table-cell>
          <table:table-cell table:formula="of:=1/(1+EXP(-([.H29])))" office:value-type="float" office:value="0.99776905057019" calcext:value-type="float">
            <text:p>0.9977690506</text:p>
          </table:table-cell>
          <table:table-cell office:value-type="float" office:value="1" calcext:value-type="float">
            <text:p>1</text:p>
          </table:table-cell>
          <table:table-cell table:formula="of:=([.I29]-[.E29])^2" office:value-type="float" office:value="0.00000497713535836834" calcext:value-type="float">
            <text:p>4.97713535836834E-06</text:p>
          </table:table-cell>
          <table:table-cell table:formula="of:=[.L28]+0.1*(2*([.I29]-[.E29])*(1-[.I29])*[.I29]*[.A29])" office:value-type="float" office:value="0.59976351980004" calcext:value-type="float">
            <text:p>0.5997635198</text:p>
          </table:table-cell>
          <table:table-cell table:style-name="ce6" table:formula="of:=[.M28]+0.1*(2*([.I29]-[.E29])*(1-[.I29])*[.I29]*[.B29])" office:value-type="float" office:value="0.549839299662438" calcext:value-type="float">
            <text:p>0.5498392997</text:p>
          </table:table-cell>
          <table:table-cell table:style-name="ce6" table:formula="of:=[.N28]+0.1*(2*([.I29]-[.E29])*(1-[.I29])*[.I29]*[.C29])" office:value-type="float" office:value="0.399930761030405" calcext:value-type="float">
            <text:p>0.399930761</text:p>
          </table:table-cell>
          <table:table-cell table:formula="of:=[.O28]+0.1*(2*([.I29]-[.E29])*(1-[.I29])*[.I29]*[.D29])" office:value-type="float" office:value="0.299989986808911" calcext:value-type="float">
            <text:p>0.2999899868</text:p>
          </table:table-cell>
          <table:table-cell table:formula="of:=[.P28]+0.1*(2*([.I29]-[.E29])*(1-[.I29])*[.I29])" office:value-type="float" office:value="0.399950307723076" calcext:value-type="float">
            <text:p>0.3999503077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9]*[.A30])+([.M29]*[.B30])+([.N29]*[.C30])+([.O29]*[.D30])+[.P29]" office:value-type="float" office:value="6.00807529233992" calcext:value-type="float">
            <text:p>6.0080752923</text:p>
          </table:table-cell>
          <table:table-cell table:formula="of:=1/(1+EXP(-([.H30])))" office:value-type="float" office:value="0.99754721481654" calcext:value-type="float">
            <text:p>0.9975472148</text:p>
          </table:table-cell>
          <table:table-cell office:value-type="float" office:value="1" calcext:value-type="float">
            <text:p>1</text:p>
          </table:table-cell>
          <table:table-cell table:formula="of:=([.I30]-[.E30])^2" office:value-type="float" office:value="0.0000060161551562" calcext:value-type="float">
            <text:p>6.0161551562E-06</text:p>
          </table:table-cell>
          <table:table-cell table:formula="of:=[.L29]+0.1*(2*([.I30]-[.E30])*(1-[.I30])*[.I30]*[.A30])" office:value-type="float" office:value="0.599757278345267" calcext:value-type="float">
            <text:p>0.5997572783</text:p>
          </table:table-cell>
          <table:table-cell table:style-name="ce6" table:formula="of:=[.M29]+0.1*(2*([.I30]-[.E30])*(1-[.I30])*[.I30]*[.B30])" office:value-type="float" office:value="0.54983521871124" calcext:value-type="float">
            <text:p>0.5498352187</text:p>
          </table:table-cell>
          <table:table-cell table:style-name="ce6" table:formula="of:=[.N29]+0.1*(2*([.I30]-[.E30])*(1-[.I30])*[.I30]*[.C30])" office:value-type="float" office:value="0.399929080638736" calcext:value-type="float">
            <text:p>0.3999290806</text:p>
          </table:table-cell>
          <table:table-cell table:formula="of:=[.O29]+0.1*(2*([.I30]-[.E30])*(1-[.I30])*[.I30]*[.D30])" office:value-type="float" office:value="0.299989746752958" calcext:value-type="float">
            <text:p>0.2999897468</text:p>
          </table:table-cell>
          <table:table-cell table:formula="of:=[.P29]+0.1*(2*([.I30]-[.E30])*(1-[.I30])*[.I30])" office:value-type="float" office:value="0.399949107443312" calcext:value-type="float">
            <text:p>0.3999491074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0]*[.A31])+([.M30]*[.B31])+([.N30]*[.C31])+([.O30]*[.D31])+[.P30]" office:value-type="float" office:value="5.6781654939146" calcext:value-type="float">
            <text:p>5.6781654939</text:p>
          </table:table-cell>
          <table:table-cell table:formula="of:=1/(1+EXP(-([.H31])))" office:value-type="float" office:value="0.996591828968554" calcext:value-type="float">
            <text:p>0.996591829</text:p>
          </table:table-cell>
          <table:table-cell office:value-type="float" office:value="1" calcext:value-type="float">
            <text:p>1</text:p>
          </table:table-cell>
          <table:table-cell table:formula="of:=([.I31]-[.E31])^2" office:value-type="float" office:value="0.000011615629779589" calcext:value-type="float">
            <text:p>1.1615629779589E-05</text:p>
          </table:table-cell>
          <table:table-cell table:formula="of:=[.L30]+0.1*(2*([.I31]-[.E31])*(1-[.I31])*[.I31]*[.A31])" office:value-type="float" office:value="0.599746396866044" calcext:value-type="float">
            <text:p>0.5997463969</text:p>
          </table:table-cell>
          <table:table-cell table:style-name="ce6" table:formula="of:=[.M30]+0.1*(2*([.I31]-[.E31])*(1-[.I31])*[.I31]*[.B31])" office:value-type="float" office:value="0.549827810044535" calcext:value-type="float">
            <text:p>0.54982781</text:p>
          </table:table-cell>
          <table:table-cell table:style-name="ce6" table:formula="of:=[.N30]+0.1*(2*([.I31]-[.E31])*(1-[.I31])*[.I31]*[.C31])" office:value-type="float" office:value="0.399925376305383" calcext:value-type="float">
            <text:p>0.3999253763</text:p>
          </table:table-cell>
          <table:table-cell table:formula="of:=[.O30]+0.1*(2*([.I31]-[.E31])*(1-[.I31])*[.I31]*[.D31])" office:value-type="float" office:value="0.299989283711289" calcext:value-type="float">
            <text:p>0.2999892837</text:p>
          </table:table-cell>
          <table:table-cell table:formula="of:=[.P30]+0.1*(2*([.I31]-[.E31])*(1-[.I31])*[.I31])" office:value-type="float" office:value="0.399946792234967" calcext:value-type="float">
            <text:p>0.3999467922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1]*[.A32])+([.M31]*[.B32])+([.N31]*[.C32])+([.O31]*[.D32])+[.P31]" office:value-type="float" office:value="5.68307416716091" calcext:value-type="float">
            <text:p>5.6830741672</text:p>
          </table:table-cell>
          <table:table-cell table:formula="of:=1/(1+EXP(-([.H32])))" office:value-type="float" office:value="0.996608460973496" calcext:value-type="float">
            <text:p>0.996608461</text:p>
          </table:table-cell>
          <table:table-cell office:value-type="float" office:value="1" calcext:value-type="float">
            <text:p>1</text:p>
          </table:table-cell>
          <table:table-cell table:formula="of:=([.I32]-[.E32])^2" office:value-type="float" office:value="0.0000115025369683021" calcext:value-type="float">
            <text:p>1.15025369683021E-05</text:p>
          </table:table-cell>
          <table:table-cell table:formula="of:=[.L31]+0.1*(2*([.I32]-[.E32])*(1-[.I32])*[.I32]*[.A32])" office:value-type="float" office:value="0.599735391881405" calcext:value-type="float">
            <text:p>0.5997353919</text:p>
          </table:table-cell>
          <table:table-cell table:style-name="ce6" table:formula="of:=[.M31]+0.1*(2*([.I32]-[.E32])*(1-[.I32])*[.I32]*[.B32])" office:value-type="float" office:value="0.549820702658622" calcext:value-type="float">
            <text:p>0.5498207027</text:p>
          </table:table-cell>
          <table:table-cell table:style-name="ce6" table:formula="of:=[.N31]+0.1*(2*([.I32]-[.E32])*(1-[.I32])*[.I32]*[.C32])" office:value-type="float" office:value="0.39992170797717" calcext:value-type="float">
            <text:p>0.399921708</text:p>
          </table:table-cell>
          <table:table-cell table:formula="of:=[.O31]+0.1*(2*([.I32]-[.E32])*(1-[.I32])*[.I32]*[.D32])" office:value-type="float" office:value="0.299988825170263" calcext:value-type="float">
            <text:p>0.2999888252</text:p>
          </table:table-cell>
          <table:table-cell table:formula="of:=[.P31]+0.1*(2*([.I32]-[.E32])*(1-[.I32])*[.I32])" office:value-type="float" office:value="0.399944499529834" calcext:value-type="float">
            <text:p>0.3999444995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2]*[.A33])+([.M32]*[.B33])+([.N32]*[.C33])+([.O32]*[.D33])+[.P32]" office:value-type="float" office:value="6.2277840967626" calcext:value-type="float">
            <text:p>6.2277840968</text:p>
          </table:table-cell>
          <table:table-cell table:formula="of:=1/(1+EXP(-([.H33])))" office:value-type="float" office:value="0.998030067443678" calcext:value-type="float">
            <text:p>0.9980300674</text:p>
          </table:table-cell>
          <table:table-cell office:value-type="float" office:value="1" calcext:value-type="float">
            <text:p>1</text:p>
          </table:table-cell>
          <table:table-cell table:formula="of:=([.I33]-[.E33])^2" office:value-type="float" office:value="0.00000388063427645578" calcext:value-type="float">
            <text:p>3.88063427645578E-06</text:p>
          </table:table-cell>
          <table:table-cell table:formula="of:=[.L32]+0.1*(2*([.I33]-[.E33])*(1-[.I33])*[.I33]*[.A33])" office:value-type="float" office:value="0.599731209052541" calcext:value-type="float">
            <text:p>0.5997312091</text:p>
          </table:table-cell>
          <table:table-cell table:style-name="ce6" table:formula="of:=[.M32]+0.1*(2*([.I33]-[.E33])*(1-[.I33])*[.I33]*[.B33])" office:value-type="float" office:value="0.549818069025634" calcext:value-type="float">
            <text:p>0.549818069</text:p>
          </table:table-cell>
          <table:table-cell table:style-name="ce6" table:formula="of:=[.N32]+0.1*(2*([.I33]-[.E33])*(1-[.I33])*[.I33]*[.C33])" office:value-type="float" office:value="0.399920546080264" calcext:value-type="float">
            <text:p>0.3999205461</text:p>
          </table:table-cell>
          <table:table-cell table:formula="of:=[.O32]+0.1*(2*([.I33]-[.E33])*(1-[.I33])*[.I33]*[.D33])" office:value-type="float" office:value="0.299988515331088" calcext:value-type="float">
            <text:p>0.2999885153</text:p>
          </table:table-cell>
          <table:table-cell table:formula="of:=[.P32]+0.1*(2*([.I33]-[.E33])*(1-[.I33])*[.I33])" office:value-type="float" office:value="0.399943724931896" calcext:value-type="float">
            <text:p>0.3999437249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3]*[.A34])+([.M33]*[.B34])+([.N33]*[.C34])+([.O33]*[.D34])+[.P33]" office:value-type="float" office:value="6.40267976566372" calcext:value-type="float">
            <text:p>6.4026797657</text:p>
          </table:table-cell>
          <table:table-cell table:formula="of:=1/(1+EXP(-([.H34])))" office:value-type="float" office:value="0.998345630823121" calcext:value-type="float">
            <text:p>0.9983456308</text:p>
          </table:table-cell>
          <table:table-cell office:value-type="float" office:value="1" calcext:value-type="float">
            <text:p>1</text:p>
          </table:table-cell>
          <table:table-cell table:formula="of:=([.I34]-[.E34])^2" office:value-type="float" office:value="0.00000273693737340767" calcext:value-type="float">
            <text:p>2.73693737340767E-06</text:p>
          </table:table-cell>
          <table:table-cell table:formula="of:=[.L33]+0.1*(2*([.I34]-[.E34])*(1-[.I34])*[.I34]*[.A34])" office:value-type="float" office:value="0.599728367346694" calcext:value-type="float">
            <text:p>0.5997283673</text:p>
          </table:table-cell>
          <table:table-cell table:style-name="ce6" table:formula="of:=[.M33]+0.1*(2*([.I34]-[.E34])*(1-[.I34])*[.I34]*[.B34])" office:value-type="float" office:value="0.54981582844987" calcext:value-type="float">
            <text:p>0.5498158284</text:p>
          </table:table-cell>
          <table:table-cell table:style-name="ce6" table:formula="of:=[.N33]+0.1*(2*([.I34]-[.E34])*(1-[.I34])*[.I34]*[.C34])" office:value-type="float" office:value="0.399919726357423" calcext:value-type="float">
            <text:p>0.3999197264</text:p>
          </table:table-cell>
          <table:table-cell table:formula="of:=[.O33]+0.1*(2*([.I34]-[.E34])*(1-[.I34])*[.I34]*[.D34])" office:value-type="float" office:value="0.299988460682898" calcext:value-type="float">
            <text:p>0.2999884607</text:p>
          </table:table-cell>
          <table:table-cell table:formula="of:=[.P33]+0.1*(2*([.I34]-[.E34])*(1-[.I34])*[.I34])" office:value-type="float" office:value="0.399943178450002" calcext:value-type="float">
            <text:p>0.3999431785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4]*[.A35])+([.M34]*[.B35])+([.N34]*[.C35])+([.O34]*[.D35])+[.P34]" office:value-type="float" office:value="6.62756098738325" calcext:value-type="float">
            <text:p>6.6275609874</text:p>
          </table:table-cell>
          <table:table-cell table:formula="of:=1/(1+EXP(-([.H35])))" office:value-type="float" office:value="0.998678362127941" calcext:value-type="float">
            <text:p>0.9986783621</text:p>
          </table:table-cell>
          <table:table-cell office:value-type="float" office:value="1" calcext:value-type="float">
            <text:p>1</text:p>
          </table:table-cell>
          <table:table-cell table:formula="of:=([.I35]-[.E35])^2" office:value-type="float" office:value="0.00000174672666486114" calcext:value-type="float">
            <text:p>1.74672666486114E-06</text:p>
          </table:table-cell>
          <table:table-cell table:formula="of:=[.L34]+0.1*(2*([.I35]-[.E35])*(1-[.I35])*[.I35]*[.A35])" office:value-type="float" office:value="0.599726448486757" calcext:value-type="float">
            <text:p>0.5997264485</text:p>
          </table:table-cell>
          <table:table-cell table:style-name="ce6" table:formula="of:=[.M34]+0.1*(2*([.I35]-[.E35])*(1-[.I35])*[.I35]*[.B35])" office:value-type="float" office:value="0.549814363138645" calcext:value-type="float">
            <text:p>0.5498143631</text:p>
          </table:table-cell>
          <table:table-cell table:style-name="ce6" table:formula="of:=[.N34]+0.1*(2*([.I35]-[.E35])*(1-[.I35])*[.I35]*[.C35])" office:value-type="float" office:value="0.399919237920348" calcext:value-type="float">
            <text:p>0.3999192379</text:p>
          </table:table-cell>
          <table:table-cell table:formula="of:=[.O34]+0.1*(2*([.I35]-[.E35])*(1-[.I35])*[.I35]*[.D35])" office:value-type="float" office:value="0.299988390906173" calcext:value-type="float">
            <text:p>0.2999883909</text:p>
          </table:table-cell>
          <table:table-cell table:formula="of:=[.P34]+0.1*(2*([.I35]-[.E35])*(1-[.I35])*[.I35])" office:value-type="float" office:value="0.399942829566377" calcext:value-type="float">
            <text:p>0.3999428296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5]*[.A36])+([.M35]*[.B36])+([.N35]*[.C36])+([.O35]*[.D36])+[.P35]" office:value-type="float" office:value="5.67290464885243" calcext:value-type="float">
            <text:p>5.6729046489</text:p>
          </table:table-cell>
          <table:table-cell table:formula="of:=1/(1+EXP(-([.H36])))" office:value-type="float" office:value="0.99657391345401" calcext:value-type="float">
            <text:p>0.9965739135</text:p>
          </table:table-cell>
          <table:table-cell office:value-type="float" office:value="1" calcext:value-type="float">
            <text:p>1</text:p>
          </table:table-cell>
          <table:table-cell table:formula="of:=([.I36]-[.E36])^2" office:value-type="float" office:value="0.000011738069020615" calcext:value-type="float">
            <text:p>1.1738069020615E-05</text:p>
          </table:table-cell>
          <table:table-cell table:formula="of:=[.L35]+0.1*(2*([.I36]-[.E36])*(1-[.I36])*[.I36]*[.A36])" office:value-type="float" office:value="0.599714984590444" calcext:value-type="float">
            <text:p>0.5997149846</text:p>
          </table:table-cell>
          <table:table-cell table:style-name="ce6" table:formula="of:=[.M35]+0.1*(2*([.I36]-[.E36])*(1-[.I36])*[.I36]*[.B36])" office:value-type="float" office:value="0.549807110469549" calcext:value-type="float">
            <text:p>0.5498071105</text:p>
          </table:table-cell>
          <table:table-cell table:style-name="ce6" table:formula="of:=[.N35]+0.1*(2*([.I36]-[.E36])*(1-[.I36])*[.I36]*[.C36])" office:value-type="float" office:value="0.399915728564334" calcext:value-type="float">
            <text:p>0.3999157286</text:p>
          </table:table-cell>
          <table:table-cell table:formula="of:=[.O35]+0.1*(2*([.I36]-[.E36])*(1-[.I36])*[.I36]*[.D36])" office:value-type="float" office:value="0.299988156949106" calcext:value-type="float">
            <text:p>0.2999881569</text:p>
          </table:table-cell>
          <table:table-cell table:formula="of:=[.P35]+0.1*(2*([.I36]-[.E36])*(1-[.I36])*[.I36])" office:value-type="float" office:value="0.399940489995701" calcext:value-type="float">
            <text:p>0.3999404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6]*[.A37])+([.M36]*[.B37])+([.N36]*[.C37])+([.O36]*[.D37])+[.P36]" office:value-type="float" office:value="5.6977946721175" calcext:value-type="float">
            <text:p>5.6977946721</text:p>
          </table:table-cell>
          <table:table-cell table:formula="of:=1/(1+EXP(-([.H37])))" office:value-type="float" office:value="0.996657854840121" calcext:value-type="float">
            <text:p>0.9966578548</text:p>
          </table:table-cell>
          <table:table-cell office:value-type="float" office:value="1" calcext:value-type="float">
            <text:p>1</text:p>
          </table:table-cell>
          <table:table-cell table:formula="of:=([.I37]-[.E37])^2" office:value-type="float" office:value="0.0000111699342697024" calcext:value-type="float">
            <text:p>1.11699342697024E-05</text:p>
          </table:table-cell>
          <table:table-cell table:formula="of:=[.L36]+0.1*(2*([.I37]-[.E37])*(1-[.I37])*[.I37]*[.A37])" office:value-type="float" office:value="0.599703851987716" calcext:value-type="float">
            <text:p>0.599703852</text:p>
          </table:table-cell>
          <table:table-cell table:style-name="ce6" table:formula="of:=[.M36]+0.1*(2*([.I37]-[.E37])*(1-[.I37])*[.I37]*[.B37])" office:value-type="float" office:value="0.549799985603804" calcext:value-type="float">
            <text:p>0.5497999856</text:p>
          </table:table-cell>
          <table:table-cell table:style-name="ce6" table:formula="of:=[.N36]+0.1*(2*([.I37]-[.E37])*(1-[.I37])*[.I37]*[.C37])" office:value-type="float" office:value="0.39991305673968" calcext:value-type="float">
            <text:p>0.3999130567</text:p>
          </table:table-cell>
          <table:table-cell table:formula="of:=[.O36]+0.1*(2*([.I37]-[.E37])*(1-[.I37])*[.I37]*[.D37])" office:value-type="float" office:value="0.299987711644997" calcext:value-type="float">
            <text:p>0.2999877116</text:p>
          </table:table-cell>
          <table:table-cell table:formula="of:=[.P36]+0.1*(2*([.I37]-[.E37])*(1-[.I37])*[.I37])" office:value-type="float" office:value="0.399938263475156" calcext:value-type="float">
            <text:p>0.3999382635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7]*[.A38])+([.M37]*[.B38])+([.N37]*[.C38])+([.O37]*[.D38])+[.P37]" office:value-type="float" office:value="6.20249391511149" calcext:value-type="float">
            <text:p>6.2024939151</text:p>
          </table:table-cell>
          <table:table-cell table:formula="of:=1/(1+EXP(-([.H38])))" office:value-type="float" office:value="0.997979714103249" calcext:value-type="float">
            <text:p>0.9979797141</text:p>
          </table:table-cell>
          <table:table-cell office:value-type="float" office:value="1" calcext:value-type="float">
            <text:p>1</text:p>
          </table:table-cell>
          <table:table-cell table:formula="of:=([.I38]-[.E38])^2" office:value-type="float" office:value="0.00000408155510461308" calcext:value-type="float">
            <text:p>4.08155510461308E-06</text:p>
          </table:table-cell>
          <table:table-cell table:formula="of:=[.L37]+0.1*(2*([.I38]-[.E38])*(1-[.I38])*[.I38]*[.A38])" office:value-type="float" office:value="0.5996993713476" calcext:value-type="float">
            <text:p>0.5996993713</text:p>
          </table:table-cell>
          <table:table-cell table:style-name="ce6" table:formula="of:=[.M37]+0.1*(2*([.I38]-[.E38])*(1-[.I38])*[.I38]*[.B38])" office:value-type="float" office:value="0.549797134287366" calcext:value-type="float">
            <text:p>0.5497971343</text:p>
          </table:table-cell>
          <table:table-cell table:style-name="ce6" table:formula="of:=[.N37]+0.1*(2*([.I38]-[.E38])*(1-[.I38])*[.I38]*[.C38])" office:value-type="float" office:value="0.399911997679289" calcext:value-type="float">
            <text:p>0.3999119977</text:p>
          </table:table-cell>
          <table:table-cell table:formula="of:=[.O37]+0.1*(2*([.I38]-[.E38])*(1-[.I38])*[.I38]*[.D38])" office:value-type="float" office:value="0.299987548712629" calcext:value-type="float">
            <text:p>0.2999875487</text:p>
          </table:table-cell>
          <table:table-cell table:formula="of:=[.P37]+0.1*(2*([.I38]-[.E38])*(1-[.I38])*[.I38])" office:value-type="float" office:value="0.399937448813317" calcext:value-type="float">
            <text:p>0.3999374488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8]*[.A39])+([.M38]*[.B39])+([.N38]*[.C39])+([.O38]*[.D39])+[.P38]" office:value-type="float" office:value="5.67270223609759" calcext:value-type="float">
            <text:p>5.6727022361</text:p>
          </table:table-cell>
          <table:table-cell table:formula="of:=1/(1+EXP(-([.H39])))" office:value-type="float" office:value="0.996573222276859" calcext:value-type="float">
            <text:p>0.9965732223</text:p>
          </table:table-cell>
          <table:table-cell office:value-type="float" office:value="1" calcext:value-type="float">
            <text:p>1</text:p>
          </table:table-cell>
          <table:table-cell table:formula="of:=([.I39]-[.E39])^2" office:value-type="float" office:value="0.0000117428055638164" calcext:value-type="float">
            <text:p>1.17428055638164E-05</text:p>
          </table:table-cell>
          <table:table-cell table:formula="of:=[.L38]+0.1*(2*([.I39]-[.E39])*(1-[.I39])*[.I39]*[.A39])" office:value-type="float" office:value="0.599687902833333" calcext:value-type="float">
            <text:p>0.5996879028</text:p>
          </table:table-cell>
          <table:table-cell table:style-name="ce6" table:formula="of:=[.M38]+0.1*(2*([.I39]-[.E39])*(1-[.I39])*[.I39]*[.B39])" office:value-type="float" office:value="0.549789878696707" calcext:value-type="float">
            <text:p>0.5497898787</text:p>
          </table:table-cell>
          <table:table-cell table:style-name="ce6" table:formula="of:=[.N38]+0.1*(2*([.I39]-[.E39])*(1-[.I39])*[.I39]*[.C39])" office:value-type="float" office:value="0.399908486909615" calcext:value-type="float">
            <text:p>0.3999084869</text:p>
          </table:table-cell>
          <table:table-cell table:formula="of:=[.O38]+0.1*(2*([.I39]-[.E39])*(1-[.I39])*[.I39]*[.D39])" office:value-type="float" office:value="0.299987314661317" calcext:value-type="float">
            <text:p>0.2999873147</text:p>
          </table:table-cell>
          <table:table-cell table:formula="of:=[.P38]+0.1*(2*([.I39]-[.E39])*(1-[.I39])*[.I39])" office:value-type="float" office:value="0.399935108300201" calcext:value-type="float">
            <text:p>0.3999351083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9]*[.A40])+([.M39]*[.B40])+([.N39]*[.C40])+([.O39]*[.D40])+[.P39]" office:value-type="float" office:value="5.26781001277175" calcext:value-type="float">
            <text:p>5.2678100128</text:p>
          </table:table-cell>
          <table:table-cell table:formula="of:=1/(1+EXP(-([.H40])))" office:value-type="float" office:value="0.994871549228057" calcext:value-type="float">
            <text:p>0.9948715492</text:p>
          </table:table-cell>
          <table:table-cell office:value-type="float" office:value="1" calcext:value-type="float">
            <text:p>1</text:p>
          </table:table-cell>
          <table:table-cell table:formula="of:=([.I40]-[.E40])^2" office:value-type="float" office:value="0.0000263010073202384" calcext:value-type="float">
            <text:p>0.000026301</text:p>
          </table:table-cell>
          <table:table-cell table:formula="of:=[.L39]+0.1*(2*([.I40]-[.E40])*(1-[.I40])*[.I40]*[.A40])" office:value-type="float" office:value="0.599664876644301" calcext:value-type="float">
            <text:p>0.5996648766</text:p>
          </table:table-cell>
          <table:table-cell table:style-name="ce6" table:formula="of:=[.M39]+0.1*(2*([.I40]-[.E40])*(1-[.I40])*[.I40]*[.B40])" office:value-type="float" office:value="0.549774179022368" calcext:value-type="float">
            <text:p>0.549774179</text:p>
          </table:table-cell>
          <table:table-cell table:style-name="ce6" table:formula="of:=[.N39]+0.1*(2*([.I40]-[.E40])*(1-[.I40])*[.I40]*[.C40])" office:value-type="float" office:value="0.399901683717401" calcext:value-type="float">
            <text:p>0.3999016837</text:p>
          </table:table-cell>
          <table:table-cell table:formula="of:=[.O39]+0.1*(2*([.I40]-[.E40])*(1-[.I40])*[.I40]*[.D40])" office:value-type="float" office:value="0.299986268016361" calcext:value-type="float">
            <text:p>0.299986268</text:p>
          </table:table-cell>
          <table:table-cell table:formula="of:=[.P39]+0.1*(2*([.I40]-[.E40])*(1-[.I40])*[.I40])" office:value-type="float" office:value="0.399929875075421" calcext:value-type="float">
            <text:p>0.3999298751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0]*[.A41])+([.M40]*[.B41])+([.N40]*[.C41])+([.O40]*[.D41])+[.P40]" office:value-type="float" office:value="5.98730273381678" calcext:value-type="float">
            <text:p>5.9873027338</text:p>
          </table:table-cell>
          <table:table-cell table:formula="of:=1/(1+EXP(-([.H41])))" office:value-type="float" office:value="0.99749586024393" calcext:value-type="float">
            <text:p>0.9974958602</text:p>
          </table:table-cell>
          <table:table-cell office:value-type="float" office:value="1" calcext:value-type="float">
            <text:p>1</text:p>
          </table:table-cell>
          <table:table-cell table:formula="of:=([.I41]-[.E41])^2" office:value-type="float" office:value="0.00000627071591792921" calcext:value-type="float">
            <text:p>6.27071591792921E-06</text:p>
          </table:table-cell>
          <table:table-cell table:formula="of:=[.L40]+0.1*(2*([.I41]-[.E41])*(1-[.I41])*[.I41]*[.A41])" office:value-type="float" office:value="0.599658496530869" calcext:value-type="float">
            <text:p>0.5996584965</text:p>
          </table:table-cell>
          <table:table-cell table:style-name="ce6" table:formula="of:=[.M40]+0.1*(2*([.I41]-[.E41])*(1-[.I41])*[.I41]*[.B41])" office:value-type="float" office:value="0.549769925613413" calcext:value-type="float">
            <text:p>0.5497699256</text:p>
          </table:table-cell>
          <table:table-cell table:style-name="ce6" table:formula="of:=[.N40]+0.1*(2*([.I41]-[.E41])*(1-[.I41])*[.I41]*[.C41])" office:value-type="float" office:value="0.39989980721345" calcext:value-type="float">
            <text:p>0.3998998072</text:p>
          </table:table-cell>
          <table:table-cell table:formula="of:=[.O40]+0.1*(2*([.I41]-[.E41])*(1-[.I41])*[.I41]*[.D41])" office:value-type="float" office:value="0.299986017815834" calcext:value-type="float">
            <text:p>0.2999860178</text:p>
          </table:table-cell>
          <table:table-cell table:formula="of:=[.P40]+0.1*(2*([.I41]-[.E41])*(1-[.I41])*[.I41])" office:value-type="float" office:value="0.399928624072787" calcext:value-type="float">
            <text:p>0.399928624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1]*[.A42])+([.M41]*[.B42])+([.N41]*[.C42])+([.O41]*[.D42])+[.P41]" office:value-type="float" office:value="5.93228140109631" calcext:value-type="float">
            <text:p>5.9322814011</text:p>
          </table:table-cell>
          <table:table-cell table:formula="of:=1/(1+EXP(-([.H42])))" office:value-type="float" office:value="0.997354592902631" calcext:value-type="float">
            <text:p>0.9973545929</text:p>
          </table:table-cell>
          <table:table-cell office:value-type="float" office:value="1" calcext:value-type="float">
            <text:p>1</text:p>
          </table:table-cell>
          <table:table-cell table:formula="of:=([.I42]-[.E42])^2" office:value-type="float" office:value="0.00000699817871081111" calcext:value-type="float">
            <text:p>6.99817871081111E-06</text:p>
          </table:table-cell>
          <table:table-cell table:formula="of:=[.L41]+0.1*(2*([.I42]-[.E42])*(1-[.I42])*[.I42]*[.A42])" office:value-type="float" office:value="0.59965151686519" calcext:value-type="float">
            <text:p>0.5996515169</text:p>
          </table:table-cell>
          <table:table-cell table:style-name="ce6" table:formula="of:=[.M41]+0.1*(2*([.I42]-[.E42])*(1-[.I42])*[.I42]*[.B42])" office:value-type="float" office:value="0.549765039847437" calcext:value-type="float">
            <text:p>0.5497650398</text:p>
          </table:table-cell>
          <table:table-cell table:style-name="ce6" table:formula="of:=[.N41]+0.1*(2*([.I42]-[.E42])*(1-[.I42])*[.I42]*[.C42])" office:value-type="float" office:value="0.399897992500374" calcext:value-type="float">
            <text:p>0.3998979925</text:p>
          </table:table-cell>
          <table:table-cell table:formula="of:=[.O41]+0.1*(2*([.I42]-[.E42])*(1-[.I42])*[.I42]*[.D42])" office:value-type="float" office:value="0.299985599035894" calcext:value-type="float">
            <text:p>0.299985599</text:p>
          </table:table-cell>
          <table:table-cell table:formula="of:=[.P41]+0.1*(2*([.I42]-[.E42])*(1-[.I42])*[.I42])" office:value-type="float" office:value="0.399927228139651" calcext:value-type="float">
            <text:p>0.3999272281</text:p>
          </table:table-cell>
          <table:table-cell table:number-columns-repeated="100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2]*[.A43])+([.M42]*[.B43])+([.N42]*[.C43])+([.O42]*[.D43])+[.P42]" office:value-type="float" office:value="4.97268171564337" calcext:value-type="float">
            <text:p>4.9726817156</text:p>
          </table:table-cell>
          <table:table-cell table:formula="of:=1/(1+EXP(-([.H43])))" office:value-type="float" office:value="0.993123066265169" calcext:value-type="float">
            <text:p>0.9931230663</text:p>
          </table:table-cell>
          <table:table-cell office:value-type="float" office:value="1" calcext:value-type="float">
            <text:p>1</text:p>
          </table:table-cell>
          <table:table-cell table:formula="of:=([.I43]-[.E43])^2" office:value-type="float" office:value="0.0000472922175932628" calcext:value-type="float">
            <text:p>4.72922175932628E-05</text:p>
          </table:table-cell>
          <table:table-cell table:formula="of:=[.L42]+0.1*(2*([.I43]-[.E43])*(1-[.I43])*[.I43]*[.A43])" office:value-type="float" office:value="0.599609246572258" calcext:value-type="float">
            <text:p>0.5996092466</text:p>
          </table:table-cell>
          <table:table-cell table:style-name="ce6" table:formula="of:=[.M42]+0.1*(2*([.I43]-[.E43])*(1-[.I43])*[.I43]*[.B43])" office:value-type="float" office:value="0.54974343503105" calcext:value-type="float">
            <text:p>0.549743435</text:p>
          </table:table-cell>
          <table:table-cell table:style-name="ce6" table:formula="of:=[.N42]+0.1*(2*([.I43]-[.E43])*(1-[.I43])*[.I43]*[.C43])" office:value-type="float" office:value="0.399885781082416" calcext:value-type="float">
            <text:p>0.3998857811</text:p>
          </table:table-cell>
          <table:table-cell table:formula="of:=[.O42]+0.1*(2*([.I43]-[.E43])*(1-[.I43])*[.I43]*[.D43])" office:value-type="float" office:value="0.299982781016365" calcext:value-type="float">
            <text:p>0.299982781</text:p>
          </table:table-cell>
          <table:table-cell table:formula="of:=[.P42]+0.1*(2*([.I43]-[.E43])*(1-[.I43])*[.I43])" office:value-type="float" office:value="0.399917834741222" calcext:value-type="float">
            <text:p>0.3999178347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3]*[.A44])+([.M43]*[.B44])+([.N43]*[.C44])+([.O43]*[.D44])+[.P43]" office:value-type="float" office:value="5.37722558336893" calcext:value-type="float">
            <text:p>5.3772255834</text:p>
          </table:table-cell>
          <table:table-cell table:formula="of:=1/(1+EXP(-([.H44])))" office:value-type="float" office:value="0.995400628267727" calcext:value-type="float">
            <text:p>0.9954006283</text:p>
          </table:table-cell>
          <table:table-cell office:value-type="float" office:value="1" calcext:value-type="float">
            <text:p>1</text:p>
          </table:table-cell>
          <table:table-cell table:formula="of:=([.I44]-[.E44])^2" office:value-type="float" office:value="0.0000211542203316297" calcext:value-type="float">
            <text:p>2.11542203316297E-05</text:p>
          </table:table-cell>
          <table:table-cell table:formula="of:=[.L43]+0.1*(2*([.I44]-[.E44])*(1-[.I44])*[.I44]*[.A44])" office:value-type="float" office:value="0.599590716478954" calcext:value-type="float">
            <text:p>0.5995907165</text:p>
          </table:table-cell>
          <table:table-cell table:style-name="ce6" table:formula="of:=[.M43]+0.1*(2*([.I44]-[.E44])*(1-[.I44])*[.I44]*[.B44])" office:value-type="float" office:value="0.549729958599556" calcext:value-type="float">
            <text:p>0.5497299586</text:p>
          </table:table-cell>
          <table:table-cell table:style-name="ce6" table:formula="of:=[.N43]+0.1*(2*([.I44]-[.E44])*(1-[.I44])*[.I44]*[.C44])" office:value-type="float" office:value="0.399880306282121" calcext:value-type="float">
            <text:p>0.3998803063</text:p>
          </table:table-cell>
          <table:table-cell table:formula="of:=[.O43]+0.1*(2*([.I44]-[.E44])*(1-[.I44])*[.I44]*[.D44])" office:value-type="float" office:value="0.299981938739397" calcext:value-type="float">
            <text:p>0.2999819387</text:p>
          </table:table-cell>
          <table:table-cell table:formula="of:=[.P43]+0.1*(2*([.I44]-[.E44])*(1-[.I44])*[.I44])" office:value-type="float" office:value="0.39991362335638" calcext:value-type="float">
            <text:p>0.399913623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4]*[.A45])+([.M44]*[.B45])+([.N44]*[.C45])+([.O44]*[.D45])+[.P44]" office:value-type="float" office:value="6.14171971414463" calcext:value-type="float">
            <text:p>6.1417197141</text:p>
          </table:table-cell>
          <table:table-cell table:formula="of:=1/(1+EXP(-([.H45])))" office:value-type="float" office:value="0.997853396867283" calcext:value-type="float">
            <text:p>0.9978533969</text:p>
          </table:table-cell>
          <table:table-cell office:value-type="float" office:value="1" calcext:value-type="float">
            <text:p>1</text:p>
          </table:table-cell>
          <table:table-cell table:formula="of:=([.I45]-[.E45])^2" office:value-type="float" office:value="0.00000460790500939175" calcext:value-type="float">
            <text:p>4.60790500939175E-06</text:p>
          </table:table-cell>
          <table:table-cell table:formula="of:=[.L44]+0.1*(2*([.I45]-[.E45])*(1-[.I45])*[.I45]*[.A45])" office:value-type="float" office:value="0.599586118465288" calcext:value-type="float">
            <text:p>0.5995861185</text:p>
          </table:table-cell>
          <table:table-cell table:style-name="ce6" table:formula="of:=[.M44]+0.1*(2*([.I45]-[.E45])*(1-[.I45])*[.I45]*[.B45])" office:value-type="float" office:value="0.54972673998999" calcext:value-type="float">
            <text:p>0.54972674</text:p>
          </table:table-cell>
          <table:table-cell table:style-name="ce6" table:formula="of:=[.N44]+0.1*(2*([.I45]-[.E45])*(1-[.I45])*[.I45]*[.C45])" office:value-type="float" office:value="0.399878834917748" calcext:value-type="float">
            <text:p>0.3998788349</text:p>
          </table:table-cell>
          <table:table-cell table:formula="of:=[.O44]+0.1*(2*([.I45]-[.E45])*(1-[.I45])*[.I45]*[.D45])" office:value-type="float" office:value="0.299981386977757" calcext:value-type="float">
            <text:p>0.299981387</text:p>
          </table:table-cell>
          <table:table-cell table:formula="of:=[.P44]+0.1*(2*([.I45]-[.E45])*(1-[.I45])*[.I45])" office:value-type="float" office:value="0.399912703753647" calcext:value-type="float">
            <text:p>0.3999127038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5]*[.A46])+([.M45]*[.B46])+([.N45]*[.C46])+([.O45]*[.D46])+[.P45]" office:value-type="float" office:value="6.4265258610234" calcext:value-type="float">
            <text:p>6.426525861</text:p>
          </table:table-cell>
          <table:table-cell table:formula="of:=1/(1+EXP(-([.H46])))" office:value-type="float" office:value="0.998384551441751" calcext:value-type="float">
            <text:p>0.9983845514</text:p>
          </table:table-cell>
          <table:table-cell office:value-type="float" office:value="1" calcext:value-type="float">
            <text:p>1</text:p>
          </table:table-cell>
          <table:table-cell table:formula="of:=([.I46]-[.E46])^2" office:value-type="float" office:value="0.00000260967404434956" calcext:value-type="float">
            <text:p>2.60967404434956E-06</text:p>
          </table:table-cell>
          <table:table-cell table:formula="of:=[.L45]+0.1*(2*([.I46]-[.E46])*(1-[.I46])*[.I46]*[.A46])" office:value-type="float" office:value="0.599583460897873" calcext:value-type="float">
            <text:p>0.5995834609</text:p>
          </table:table-cell>
          <table:table-cell table:style-name="ce6" table:formula="of:=[.M45]+0.1*(2*([.I46]-[.E46])*(1-[.I46])*[.I46]*[.B46])" office:value-type="float" office:value="0.54972475984172" calcext:value-type="float">
            <text:p>0.5497247598</text:p>
          </table:table-cell>
          <table:table-cell table:style-name="ce6" table:formula="of:=[.N45]+0.1*(2*([.I46]-[.E46])*(1-[.I46])*[.I46]*[.C46])" office:value-type="float" office:value="0.399877844843613" calcext:value-type="float">
            <text:p>0.3998778448</text:p>
          </table:table-cell>
          <table:table-cell table:formula="of:=[.O45]+0.1*(2*([.I46]-[.E46])*(1-[.I46])*[.I46]*[.D46])" office:value-type="float" office:value="0.299981178541097" calcext:value-type="float">
            <text:p>0.2999811785</text:p>
          </table:table-cell>
          <table:table-cell table:formula="of:=[.P45]+0.1*(2*([.I46]-[.E46])*(1-[.I46])*[.I46])" office:value-type="float" office:value="0.399912182661997" calcext:value-type="float">
            <text:p>0.3999121827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6]*[.A47])+([.M46]*[.B47])+([.N46]*[.C47])+([.O46]*[.D47])+[.P46]" office:value-type="float" office:value="5.57691041084034" calcext:value-type="float">
            <text:p>5.5769104108</text:p>
          </table:table-cell>
          <table:table-cell table:formula="of:=1/(1+EXP(-([.H47])))" office:value-type="float" office:value="0.996230027258201" calcext:value-type="float">
            <text:p>0.9962300273</text:p>
          </table:table-cell>
          <table:table-cell office:value-type="float" office:value="1" calcext:value-type="float">
            <text:p>1</text:p>
          </table:table-cell>
          <table:table-cell table:formula="of:=([.I47]-[.E47])^2" office:value-type="float" office:value="0.0000142126944739043" calcext:value-type="float">
            <text:p>1.42126944739043E-05</text:p>
          </table:table-cell>
          <table:table-cell table:formula="of:=[.L46]+0.1*(2*([.I47]-[.E47])*(1-[.I47])*[.I47]*[.A47])" office:value-type="float" office:value="0.59956986814939" calcext:value-type="float">
            <text:p>0.5995698681</text:p>
          </table:table-cell>
          <table:table-cell table:style-name="ce6" table:formula="of:=[.M46]+0.1*(2*([.I47]-[.E47])*(1-[.I47])*[.I47]*[.B47])" office:value-type="float" office:value="0.549716264373918" calcext:value-type="float">
            <text:p>0.5497162644</text:p>
          </table:table-cell>
          <table:table-cell table:style-name="ce6" table:formula="of:=[.N46]+0.1*(2*([.I47]-[.E47])*(1-[.I47])*[.I47]*[.C47])" office:value-type="float" office:value="0.399873880291972" calcext:value-type="float">
            <text:p>0.3998738803</text:p>
          </table:table-cell>
          <table:table-cell table:formula="of:=[.O46]+0.1*(2*([.I47]-[.E47])*(1-[.I47])*[.I47]*[.D47])" office:value-type="float" office:value="0.299980328994316" calcext:value-type="float">
            <text:p>0.299980329</text:p>
          </table:table-cell>
          <table:table-cell table:formula="of:=[.P46]+0.1*(2*([.I47]-[.E47])*(1-[.I47])*[.I47])" office:value-type="float" office:value="0.399909350839396" calcext:value-type="float">
            <text:p>0.3999093508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7]*[.A48])+([.M47]*[.B48])+([.N47]*[.C48])+([.O47]*[.D48])+[.P47]" office:value-type="float" office:value="6.24643175728819" calcext:value-type="float">
            <text:p>6.2464317573</text:p>
          </table:table-cell>
          <table:table-cell table:formula="of:=1/(1+EXP(-([.H48])))" office:value-type="float" office:value="0.99806639131663" calcext:value-type="float">
            <text:p>0.9980663913</text:p>
          </table:table-cell>
          <table:table-cell office:value-type="float" office:value="1" calcext:value-type="float">
            <text:p>1</text:p>
          </table:table-cell>
          <table:table-cell table:formula="of:=([.I48]-[.E48])^2" office:value-type="float" office:value="0.00000373884254040473" calcext:value-type="float">
            <text:p>3.73884254040473E-06</text:p>
          </table:table-cell>
          <table:table-cell table:formula="of:=[.L47]+0.1*(2*([.I48]-[.E48])*(1-[.I48])*[.I48]*[.A48])" office:value-type="float" office:value="0.599566061904047" calcext:value-type="float">
            <text:p>0.5995660619</text:p>
          </table:table-cell>
          <table:table-cell table:style-name="ce6" table:formula="of:=[.M47]+0.1*(2*([.I48]-[.E48])*(1-[.I48])*[.I48]*[.B48])" office:value-type="float" office:value="0.549713428347976" calcext:value-type="float">
            <text:p>0.5497134283</text:p>
          </table:table-cell>
          <table:table-cell table:style-name="ce6" table:formula="of:=[.N47]+0.1*(2*([.I48]-[.E48])*(1-[.I48])*[.I48]*[.C48])" office:value-type="float" office:value="0.399872686175786" calcext:value-type="float">
            <text:p>0.3998726862</text:p>
          </table:table-cell>
          <table:table-cell table:formula="of:=[.O47]+0.1*(2*([.I48]-[.E48])*(1-[.I48])*[.I48]*[.D48])" office:value-type="float" office:value="0.299980179729793" calcext:value-type="float">
            <text:p>0.2999801797</text:p>
          </table:table-cell>
          <table:table-cell table:formula="of:=[.P47]+0.1*(2*([.I48]-[.E48])*(1-[.I48])*[.I48])" office:value-type="float" office:value="0.39990860451678" calcext:value-type="float">
            <text:p>0.3999086045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8]*[.A49])+([.M48]*[.B49])+([.N48]*[.C49])+([.O48]*[.D49])+[.P48]" office:value-type="float" office:value="5.53681325658098" calcext:value-type="float">
            <text:p>5.5368132566</text:p>
          </table:table-cell>
          <table:table-cell table:formula="of:=1/(1+EXP(-([.H49])))" office:value-type="float" office:value="0.996076395680723" calcext:value-type="float">
            <text:p>0.9960763957</text:p>
          </table:table-cell>
          <table:table-cell office:value-type="float" office:value="1" calcext:value-type="float">
            <text:p>1</text:p>
          </table:table-cell>
          <table:table-cell table:formula="of:=([.I49]-[.E49])^2" office:value-type="float" office:value="0.0000153946708542488" calcext:value-type="float">
            <text:p>1.53946708542488E-05</text:p>
          </table:table-cell>
          <table:table-cell table:formula="of:=[.L48]+0.1*(2*([.I49]-[.E49])*(1-[.I49])*[.I49]*[.A49])" office:value-type="float" office:value="0.59955195437725" calcext:value-type="float">
            <text:p>0.5995519544</text:p>
          </table:table-cell>
          <table:table-cell table:style-name="ce6" table:formula="of:=[.M48]+0.1*(2*([.I49]-[.E49])*(1-[.I49])*[.I49]*[.B49])" office:value-type="float" office:value="0.549703614416291" calcext:value-type="float">
            <text:p>0.5497036144</text:p>
          </table:table-cell>
          <table:table-cell table:style-name="ce6" table:formula="of:=[.N48]+0.1*(2*([.I49]-[.E49])*(1-[.I49])*[.I49]*[.C49])" office:value-type="float" office:value="0.399868392580674" calcext:value-type="float">
            <text:p>0.3998683926</text:p>
          </table:table-cell>
          <table:table-cell table:formula="of:=[.O48]+0.1*(2*([.I49]-[.E49])*(1-[.I49])*[.I49]*[.D49])" office:value-type="float" office:value="0.299979566359063" calcext:value-type="float">
            <text:p>0.2999795664</text:p>
          </table:table-cell>
          <table:table-cell table:formula="of:=[.P48]+0.1*(2*([.I49]-[.E49])*(1-[.I49])*[.I49])" office:value-type="float" office:value="0.399905537663128" calcext:value-type="float">
            <text:p>0.3999055377</text:p>
          </table:table-cell>
          <table:table-cell table:number-columns-repeated="100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9]*[.A50])+([.M49]*[.B50])+([.N49]*[.C50])+([.O49]*[.D50])+[.P49]" office:value-type="float" office:value="6.27123277134565" calcext:value-type="float">
            <text:p>6.2712327713</text:p>
          </table:table-cell>
          <table:table-cell table:formula="of:=1/(1+EXP(-([.H50])))" office:value-type="float" office:value="0.998113667639226" calcext:value-type="float">
            <text:p>0.9981136676</text:p>
          </table:table-cell>
          <table:table-cell office:value-type="float" office:value="1" calcext:value-type="float">
            <text:p>1</text:p>
          </table:table-cell>
          <table:table-cell table:formula="of:=([.I50]-[.E50])^2" office:value-type="float" office:value="0.00000355824977530347" calcext:value-type="float">
            <text:p>3.55824977530347E-06</text:p>
          </table:table-cell>
          <table:table-cell table:formula="of:=[.L49]+0.1*(2*([.I50]-[.E50])*(1-[.I50])*[.I50]*[.A50])" office:value-type="float" office:value="0.599548189747252" calcext:value-type="float">
            <text:p>0.5995481897</text:p>
          </table:table-cell>
          <table:table-cell table:style-name="ce6" table:formula="of:=[.M49]+0.1*(2*([.I50]-[.E50])*(1-[.I50])*[.I50]*[.B50])" office:value-type="float" office:value="0.549700986278368" calcext:value-type="float">
            <text:p>0.5497009863</text:p>
          </table:table-cell>
          <table:table-cell table:style-name="ce6" table:formula="of:=[.N49]+0.1*(2*([.I50]-[.E50])*(1-[.I50])*[.I50]*[.C50])" office:value-type="float" office:value="0.399867327119354" calcext:value-type="float">
            <text:p>0.3998673271</text:p>
          </table:table-cell>
          <table:table-cell table:formula="of:=[.O49]+0.1*(2*([.I50]-[.E50])*(1-[.I50])*[.I50]*[.D50])" office:value-type="float" office:value="0.299979424297554" calcext:value-type="float">
            <text:p>0.2999794243</text:p>
          </table:table-cell>
          <table:table-cell table:formula="of:=[.P49]+0.1*(2*([.I50]-[.E50])*(1-[.I50])*[.I50])" office:value-type="float" office:value="0.399904827355582" calcext:value-type="float">
            <text:p>0.399904827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50]*[.A51])+([.M50]*[.B51])+([.N50]*[.C51])+([.O50]*[.D51])+[.P50]" office:value-type="float" office:value="5.83146917363707" calcext:value-type="float">
            <text:p>5.8314691736</text:p>
          </table:table-cell>
          <table:table-cell table:formula="of:=1/(1+EXP(-([.H51])))" office:value-type="float" office:value="0.997074818187632" calcext:value-type="float">
            <text:p>0.9970748182</text:p>
          </table:table-cell>
          <table:table-cell office:value-type="float" office:value="1" calcext:value-type="float">
            <text:p>1</text:p>
          </table:table-cell>
          <table:table-cell table:formula="of:=([.I51]-[.E51])^2" office:value-type="float" office:value="0.00000855668863541052" calcext:value-type="float">
            <text:p>8.55668863541052E-06</text:p>
          </table:table-cell>
          <table:table-cell table:formula="of:=[.L50]+0.1*(2*([.I51]-[.E51])*(1-[.I51])*[.I51]*[.A51])" office:value-type="float" office:value="0.599539658088487" calcext:value-type="float">
            <text:p>0.5995396581</text:p>
          </table:table-cell>
          <table:table-cell table:style-name="ce6" table:formula="of:=[.M50]+0.1*(2*([.I51]-[.E51])*(1-[.I51])*[.I51]*[.B51])" office:value-type="float" office:value="0.549695355383583" calcext:value-type="float">
            <text:p>0.5496953554</text:p>
          </table:table-cell>
          <table:table-cell table:style-name="ce6" table:formula="of:=[.N50]+0.1*(2*([.I51]-[.E51])*(1-[.I51])*[.I51]*[.C51])" office:value-type="float" office:value="0.3998649382549" calcext:value-type="float">
            <text:p>0.3998649383</text:p>
          </table:table-cell>
          <table:table-cell table:formula="of:=[.O50]+0.1*(2*([.I51]-[.E51])*(1-[.I51])*[.I51]*[.D51])" office:value-type="float" office:value="0.299979083031203" calcext:value-type="float">
            <text:p>0.299979083</text:p>
          </table:table-cell>
          <table:table-cell table:formula="of:=[.P50]+0.1*(2*([.I51]-[.E51])*(1-[.I51])*[.I51])" office:value-type="float" office:value="0.399903121023829" calcext:value-type="float">
            <text:p>0.399903121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1]*[.A52])+([.M51]*[.B52])+([.N51]*[.C52])+([.O51]*[.D52])+[.P51]" office:value-type="float" office:value="9.14013497685453" calcext:value-type="float">
            <text:p>9.1401349769</text:p>
          </table:table-cell>
          <table:table-cell table:formula="of:=1/(1+EXP(-([.H52])))" office:value-type="float" office:value="0.999892738657047" calcext:value-type="float">
            <text:p>0.9998927387</text:p>
          </table:table-cell>
          <table:table-cell office:value-type="float" office:value="1" calcext:value-type="float">
            <text:p>1</text:p>
          </table:table-cell>
          <table:table-cell table:formula="of:=([.I52]-[.E52])^2" office:value-type="float" office:value="0.99978548881909" calcext:value-type="float">
            <text:p>0.9997854888</text:p>
          </table:table-cell>
          <table:table-cell table:formula="of:=[.L51]+0.1*(2*([.I52]-[.E52])*(1-[.I52])*[.I52]*[.A52])" office:value-type="float" office:value="0.599674778389573" calcext:value-type="float">
            <text:p>0.5996747784</text:p>
          </table:table-cell>
          <table:table-cell table:style-name="ce6" table:formula="of:=[.M51]+0.1*(2*([.I52]-[.E52])*(1-[.I52])*[.I52]*[.B52])" office:value-type="float" office:value="0.549766132684152" calcext:value-type="float">
            <text:p>0.5497661327</text:p>
          </table:table-cell>
          <table:table-cell table:style-name="ce6" table:formula="of:=[.N51]+0.1*(2*([.I52]-[.E52])*(1-[.I52])*[.I52]*[.C52])" office:value-type="float" office:value="0.399993624255934" calcext:value-type="float">
            <text:p>0.3999936243</text:p>
          </table:table-cell>
          <table:table-cell table:formula="of:=[.O51]+0.1*(2*([.I52]-[.E52])*(1-[.I52])*[.I52]*[.D52])" office:value-type="float" office:value="0.300032702198301" calcext:value-type="float">
            <text:p>0.3000327022</text:p>
          </table:table-cell>
          <table:table-cell table:formula="of:=[.P51]+0.1*(2*([.I52]-[.E52])*(1-[.I52])*[.I52])" office:value-type="float" office:value="0.399924568690668" calcext:value-type="float">
            <text:p>0.3999245687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2]*[.A53])+([.M52]*[.B53])+([.N52]*[.C53])+([.O52]*[.D53])+[.P52]" office:value-type="float" office:value="7.97243645947944" calcext:value-type="float">
            <text:p>7.9724364595</text:p>
          </table:table-cell>
          <table:table-cell table:formula="of:=1/(1+EXP(-([.H53])))" office:value-type="float" office:value="0.999655281093849" calcext:value-type="float">
            <text:p>0.9996552811</text:p>
          </table:table-cell>
          <table:table-cell office:value-type="float" office:value="1" calcext:value-type="float">
            <text:p>1</text:p>
          </table:table-cell>
          <table:table-cell table:formula="of:=([.I53]-[.E53])^2" office:value-type="float" office:value="0.999310681018823" calcext:value-type="float">
            <text:p>0.999310681</text:p>
          </table:table-cell>
          <table:table-cell table:formula="of:=[.L52]+0.1*(2*([.I53]-[.E53])*(1-[.I53])*[.I53]*[.A53])" office:value-type="float" office:value="0.600074376680017" calcext:value-type="float">
            <text:p>0.6000743767</text:p>
          </table:table-cell>
          <table:table-cell table:style-name="ce6" table:formula="of:=[.M52]+0.1*(2*([.I53]-[.E53])*(1-[.I53])*[.I53]*[.B53])" office:value-type="float" office:value="0.549952152577979" calcext:value-type="float">
            <text:p>0.5499521526</text:p>
          </table:table-cell>
          <table:table-cell table:style-name="ce6" table:formula="of:=[.N52]+0.1*(2*([.I53]-[.E53])*(1-[.I53])*[.I53]*[.C53])" office:value-type="float" office:value="0.400344995166497" calcext:value-type="float">
            <text:p>0.4003449952</text:p>
          </table:table-cell>
          <table:table-cell table:formula="of:=[.O52]+0.1*(2*([.I53]-[.E53])*(1-[.I53])*[.I53]*[.D53])" office:value-type="float" office:value="0.30016360508655" calcext:value-type="float">
            <text:p>0.3001636051</text:p>
          </table:table-cell>
          <table:table-cell table:formula="of:=[.P52]+0.1*(2*([.I53]-[.E53])*(1-[.I53])*[.I53])" office:value-type="float" office:value="0.399993464947641" calcext:value-type="float">
            <text:p>0.3999934649</text:p>
          </table:table-cell>
          <table:table-cell table:number-columns-repeated="100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3]*[.A54])+([.M53]*[.B54])+([.N53]*[.C54])+([.O53]*[.D54])+[.P53]" office:value-type="float" office:value="9.30275703927379" calcext:value-type="float">
            <text:p>9.3027570393</text:p>
          </table:table-cell>
          <table:table-cell table:formula="of:=1/(1+EXP(-([.H54])))" office:value-type="float" office:value="0.999908835793238" calcext:value-type="float">
            <text:p>0.9999088358</text:p>
          </table:table-cell>
          <table:table-cell office:value-type="float" office:value="1" calcext:value-type="float">
            <text:p>1</text:p>
          </table:table-cell>
          <table:table-cell table:formula="of:=([.I54]-[.E54])^2" office:value-type="float" office:value="0.999817679897389" calcext:value-type="float">
            <text:p>0.9998176799</text:p>
          </table:table-cell>
          <table:table-cell table:formula="of:=[.L53]+0.1*(2*([.I54]-[.E54])*(1-[.I54])*[.I54]*[.A54])" office:value-type="float" office:value="0.600203806251703" calcext:value-type="float">
            <text:p>0.6002038063</text:p>
          </table:table-cell>
          <table:table-cell table:style-name="ce6" table:formula="of:=[.M53]+0.1*(2*([.I54]-[.E54])*(1-[.I54])*[.I54]*[.B54])" office:value-type="float" office:value="0.550006841129396" calcext:value-type="float">
            <text:p>0.5500068411</text:p>
          </table:table-cell>
          <table:table-cell table:style-name="ce6" table:formula="of:=[.N53]+0.1*(2*([.I54]-[.E54])*(1-[.I54])*[.I54]*[.C54])" office:value-type="float" office:value="0.400452549317617" calcext:value-type="float">
            <text:p>0.4004525493</text:p>
          </table:table-cell>
          <table:table-cell table:formula="of:=[.O53]+0.1*(2*([.I54]-[.E54])*(1-[.I54])*[.I54]*[.D54])" office:value-type="float" office:value="0.300201887072541" calcext:value-type="float">
            <text:p>0.3002018871</text:p>
          </table:table-cell>
          <table:table-cell table:formula="of:=[.P53]+0.1*(2*([.I54]-[.E54])*(1-[.I54])*[.I54])" office:value-type="float" office:value="0.40001169446478" calcext:value-type="float">
            <text:p>0.4000116945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4]*[.A55])+([.M54]*[.B55])+([.N54]*[.C55])+([.O54]*[.D55])+[.P54]" office:value-type="float" office:value="8.55921318603499" calcext:value-type="float">
            <text:p>8.559213186</text:p>
          </table:table-cell>
          <table:table-cell table:formula="of:=1/(1+EXP(-([.H55])))" office:value-type="float" office:value="0.999808266647023" calcext:value-type="float">
            <text:p>0.9998082666</text:p>
          </table:table-cell>
          <table:table-cell office:value-type="float" office:value="1" calcext:value-type="float">
            <text:p>1</text:p>
          </table:table-cell>
          <table:table-cell table:formula="of:=([.I55]-[.E55])^2" office:value-type="float" office:value="0.999616570055724" calcext:value-type="float">
            <text:p>0.9996165701</text:p>
          </table:table-cell>
          <table:table-cell table:formula="of:=[.L54]+0.1*(2*([.I55]-[.E55])*(1-[.I55])*[.I55]*[.A55])" office:value-type="float" office:value="0.600445297645906" calcext:value-type="float">
            <text:p>0.6004452976</text:p>
          </table:table-cell>
          <table:table-cell table:style-name="ce6" table:formula="of:=[.M54]+0.1*(2*([.I55]-[.E55])*(1-[.I55])*[.I55]*[.B55])" office:value-type="float" office:value="0.550118003834664" calcext:value-type="float">
            <text:p>0.5501180038</text:p>
          </table:table-cell>
          <table:table-cell table:style-name="ce6" table:formula="of:=[.N54]+0.1*(2*([.I55]-[.E55])*(1-[.I55])*[.I55]*[.C55])" office:value-type="float" office:value="0.400667208334685" calcext:value-type="float">
            <text:p>0.4006672083</text:p>
          </table:table-cell>
          <table:table-cell table:formula="of:=[.O54]+0.1*(2*([.I55]-[.E55])*(1-[.I55])*[.I55]*[.D55])" office:value-type="float" office:value="0.300270884613742" calcext:value-type="float">
            <text:p>0.3002708846</text:p>
          </table:table-cell>
          <table:table-cell table:formula="of:=[.P54]+0.1*(2*([.I55]-[.E55])*(1-[.I55])*[.I55])" office:value-type="float" office:value="0.400050026432113" calcext:value-type="float">
            <text:p>0.4000500264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5]*[.A56])+([.M55]*[.B56])+([.N55]*[.C56])+([.O55]*[.D56])+[.P55]" office:value-type="float" office:value="8.9377642271259" calcext:value-type="float">
            <text:p>8.9377642271</text:p>
          </table:table-cell>
          <table:table-cell table:formula="of:=1/(1+EXP(-([.H56])))" office:value-type="float" office:value="0.999868682900501" calcext:value-type="float">
            <text:p>0.9998686829</text:p>
          </table:table-cell>
          <table:table-cell office:value-type="float" office:value="1" calcext:value-type="float">
            <text:p>1</text:p>
          </table:table-cell>
          <table:table-cell table:formula="of:=([.I56]-[.E56])^2" office:value-type="float" office:value="0.999737383045182" calcext:value-type="float">
            <text:p>0.999737383</text:p>
          </table:table-cell>
          <table:table-cell table:formula="of:=[.L55]+0.1*(2*([.I56]-[.E56])*(1-[.I56])*[.I56]*[.A56])" office:value-type="float" office:value="0.600615965043329" calcext:value-type="float">
            <text:p>0.600615965</text:p>
          </table:table-cell>
          <table:table-cell table:style-name="ce6" table:formula="of:=[.M55]+0.1*(2*([.I56]-[.E56])*(1-[.I56])*[.I56]*[.B56])" office:value-type="float" office:value="0.550196773402705" calcext:value-type="float">
            <text:p>0.5501967734</text:p>
          </table:table-cell>
          <table:table-cell table:style-name="ce6" table:formula="of:=[.N55]+0.1*(2*([.I56]-[.E56])*(1-[.I56])*[.I56]*[.C56])" office:value-type="float" office:value="0.400819496166232" calcext:value-type="float">
            <text:p>0.4008194962</text:p>
          </table:table-cell>
          <table:table-cell table:formula="of:=[.O55]+0.1*(2*([.I56]-[.E56])*(1-[.I56])*[.I56]*[.D56])" office:value-type="float" office:value="0.300328648963639" calcext:value-type="float">
            <text:p>0.300328649</text:p>
          </table:table-cell>
          <table:table-cell table:formula="of:=[.P55]+0.1*(2*([.I56]-[.E56])*(1-[.I56])*[.I56])" office:value-type="float" office:value="0.400076282954794" calcext:value-type="float">
            <text:p>0.400076283</text:p>
          </table:table-cell>
          <table:table-cell table:number-columns-repeated="100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6]*[.A57])+([.M56]*[.B57])+([.N56]*[.C57])+([.O56]*[.D57])+[.P56]" office:value-type="float" office:value="9.89144677501298" calcext:value-type="float">
            <text:p>9.891446775</text:p>
          </table:table-cell>
          <table:table-cell table:formula="of:=1/(1+EXP(-([.H57])))" office:value-type="float" office:value="0.99994939688283" calcext:value-type="float">
            <text:p>0.9999493969</text:p>
          </table:table-cell>
          <table:table-cell office:value-type="float" office:value="1" calcext:value-type="float">
            <text:p>1</text:p>
          </table:table-cell>
          <table:table-cell table:formula="of:=([.I57]-[.E57])^2" office:value-type="float" office:value="0.999898796326335" calcext:value-type="float">
            <text:p>0.9998987963</text:p>
          </table:table-cell>
          <table:table-cell table:formula="of:=[.L56]+0.1*(2*([.I57]-[.E57])*(1-[.I57])*[.I57]*[.A57])" office:value-type="float" office:value="0.600692873997171" calcext:value-type="float">
            <text:p>0.600692874</text:p>
          </table:table-cell>
          <table:table-cell table:style-name="ce6" table:formula="of:=[.M56]+0.1*(2*([.I57]-[.E57])*(1-[.I57])*[.I57]*[.B57])" office:value-type="float" office:value="0.550227132200275" calcext:value-type="float">
            <text:p>0.5502271322</text:p>
          </table:table-cell>
          <table:table-cell table:style-name="ce6" table:formula="of:=[.N56]+0.1*(2*([.I57]-[.E57])*(1-[.I57])*[.I57]*[.C57])" office:value-type="float" office:value="0.400886285520885" calcext:value-type="float">
            <text:p>0.4008862855</text:p>
          </table:table-cell>
          <table:table-cell table:formula="of:=[.O56]+0.1*(2*([.I57]-[.E57])*(1-[.I57])*[.I57]*[.D57])" office:value-type="float" office:value="0.300349900121938" calcext:value-type="float">
            <text:p>0.3003499001</text:p>
          </table:table-cell>
          <table:table-cell table:formula="of:=[.P56]+0.1*(2*([.I57]-[.E57])*(1-[.I57])*[.I57])" office:value-type="float" office:value="0.400086402553984" calcext:value-type="float">
            <text:p>0.4000864026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7]*[.A58])+([.M57]*[.B58])+([.N57]*[.C58])+([.O57]*[.D58])+[.P57]" office:value-type="float" office:value="7.03363243069209" calcext:value-type="float">
            <text:p>7.0336324307</text:p>
          </table:table-cell>
          <table:table-cell table:formula="of:=1/(1+EXP(-([.H58])))" office:value-type="float" office:value="0.999119053592536" calcext:value-type="float">
            <text:p>0.9991190536</text:p>
          </table:table-cell>
          <table:table-cell office:value-type="float" office:value="1" calcext:value-type="float">
            <text:p>1</text:p>
          </table:table-cell>
          <table:table-cell table:formula="of:=([.I58]-[.E58])^2" office:value-type="float" office:value="0.998238883251645" calcext:value-type="float">
            <text:p>0.9982388833</text:p>
          </table:table-cell>
          <table:table-cell table:formula="of:=[.L57]+0.1*(2*([.I58]-[.E58])*(1-[.I58])*[.I58]*[.A58])" office:value-type="float" office:value="0.601554681056003" calcext:value-type="float">
            <text:p>0.6015546811</text:p>
          </table:table-cell>
          <table:table-cell table:style-name="ce6" table:formula="of:=[.M57]+0.1*(2*([.I58]-[.E58])*(1-[.I58])*[.I58]*[.B58])" office:value-type="float" office:value="0.55066682967927" calcext:value-type="float">
            <text:p>0.5506668297</text:p>
          </table:table-cell>
          <table:table-cell table:style-name="ce6" table:formula="of:=[.N57]+0.1*(2*([.I58]-[.E58])*(1-[.I58])*[.I58]*[.C58])" office:value-type="float" office:value="0.401677740983077" calcext:value-type="float">
            <text:p>0.401677741</text:p>
          </table:table-cell>
          <table:table-cell table:formula="of:=[.O57]+0.1*(2*([.I58]-[.E58])*(1-[.I58])*[.I58]*[.D58])" office:value-type="float" office:value="0.300648894407655" calcext:value-type="float">
            <text:p>0.3006488944</text:p>
          </table:table-cell>
          <table:table-cell table:formula="of:=[.P57]+0.1*(2*([.I58]-[.E58])*(1-[.I58])*[.I58])" office:value-type="float" office:value="0.400262281545582" calcext:value-type="float">
            <text:p>0.4002622815</text:p>
          </table:table-cell>
          <table:table-cell table:number-columns-repeated="100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8]*[.A59])+([.M58]*[.B59])+([.N58]*[.C59])+([.O58]*[.D59])+[.P58]" office:value-type="float" office:value="9.46028303745145" calcext:value-type="float">
            <text:p>9.4602830375</text:p>
          </table:table-cell>
          <table:table-cell table:formula="of:=1/(1+EXP(-([.H59])))" office:value-type="float" office:value="0.999922121521877" calcext:value-type="float">
            <text:p>0.9999221215</text:p>
          </table:table-cell>
          <table:table-cell office:value-type="float" office:value="1" calcext:value-type="float">
            <text:p>1</text:p>
          </table:table-cell>
          <table:table-cell table:formula="of:=([.I59]-[.E59])^2" office:value-type="float" office:value="0.999844249108812" calcext:value-type="float">
            <text:p>0.9998442491</text:p>
          </table:table-cell>
          <table:table-cell table:formula="of:=[.L58]+0.1*(2*([.I59]-[.E59])*(1-[.I59])*[.I59]*[.A59])" office:value-type="float" office:value="0.601668365924784" calcext:value-type="float">
            <text:p>0.6016683659</text:p>
          </table:table-cell>
          <table:table-cell table:style-name="ce6" table:formula="of:=[.M58]+0.1*(2*([.I59]-[.E59])*(1-[.I59])*[.I59]*[.B59])" office:value-type="float" office:value="0.550711992161389" calcext:value-type="float">
            <text:p>0.5507119922</text:p>
          </table:table-cell>
          <table:table-cell table:style-name="ce6" table:formula="of:=[.N58]+0.1*(2*([.I59]-[.E59])*(1-[.I59])*[.I59]*[.C59])" office:value-type="float" office:value="0.401775852582162" calcext:value-type="float">
            <text:p>0.4017758526</text:p>
          </table:table-cell>
          <table:table-cell table:formula="of:=[.O58]+0.1*(2*([.I59]-[.E59])*(1-[.I59])*[.I59]*[.D59])" office:value-type="float" office:value="0.300676926293108" calcext:value-type="float">
            <text:p>0.3006769263</text:p>
          </table:table-cell>
          <table:table-cell table:formula="of:=[.P58]+0.1*(2*([.I59]-[.E59])*(1-[.I59])*[.I59])" office:value-type="float" office:value="0.400277854815278" calcext:value-type="float">
            <text:p>0.4002778548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9]*[.A60])+([.M59]*[.B60])+([.N59]*[.C60])+([.O59]*[.D60])+[.P59]" office:value-type="float" office:value="8.67975429921894" calcext:value-type="float">
            <text:p>8.6797542992</text:p>
          </table:table-cell>
          <table:table-cell table:formula="of:=1/(1+EXP(-([.H60])))" office:value-type="float" office:value="0.999830036062811" calcext:value-type="float">
            <text:p>0.9998300361</text:p>
          </table:table-cell>
          <table:table-cell office:value-type="float" office:value="1" calcext:value-type="float">
            <text:p>1</text:p>
          </table:table-cell>
          <table:table-cell table:formula="of:=([.I60]-[.E60])^2" office:value-type="float" office:value="0.999660101013363" calcext:value-type="float">
            <text:p>0.999660101</text:p>
          </table:table-cell>
          <table:table-cell table:formula="of:=[.L59]+0.1*(2*([.I60]-[.E60])*(1-[.I60])*[.I60]*[.A60])" office:value-type="float" office:value="0.601896040188053" calcext:value-type="float">
            <text:p>0.6018960402</text:p>
          </table:table-cell>
          <table:table-cell table:style-name="ce6" table:formula="of:=[.M59]+0.1*(2*([.I60]-[.E60])*(1-[.I60])*[.I60]*[.B60])" office:value-type="float" office:value="0.550796945244698" calcext:value-type="float">
            <text:p>0.5507969452</text:p>
          </table:table-cell>
          <table:table-cell table:style-name="ce6" table:formula="of:=[.N59]+0.1*(2*([.I60]-[.E60])*(1-[.I60])*[.I60]*[.C60])" office:value-type="float" office:value="0.40197294373544" calcext:value-type="float">
            <text:p>0.4019729437</text:p>
          </table:table-cell>
          <table:table-cell table:formula="of:=[.O59]+0.1*(2*([.I60]-[.E60])*(1-[.I60])*[.I60]*[.D60])" office:value-type="float" office:value="0.30073809251309" calcext:value-type="float">
            <text:p>0.3007380925</text:p>
          </table:table-cell>
          <table:table-cell table:formula="of:=[.P59]+0.1*(2*([.I60]-[.E60])*(1-[.I60])*[.I60])" office:value-type="float" office:value="0.400311836048602" calcext:value-type="float">
            <text:p>0.400311836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0]*[.A61])+([.M60]*[.B61])+([.N60]*[.C61])+([.O60]*[.D61])+[.P60]" office:value-type="float" office:value="9.92071251635241" calcext:value-type="float">
            <text:p>9.9207125164</text:p>
          </table:table-cell>
          <table:table-cell table:formula="of:=1/(1+EXP(-([.H61])))" office:value-type="float" office:value="0.999950856288335" calcext:value-type="float">
            <text:p>0.9999508563</text:p>
          </table:table-cell>
          <table:table-cell office:value-type="float" office:value="1" calcext:value-type="float">
            <text:p>1</text:p>
          </table:table-cell>
          <table:table-cell table:formula="of:=([.I61]-[.E61])^2" office:value-type="float" office:value="0.999901714991775" calcext:value-type="float">
            <text:p>0.999901715</text:p>
          </table:table-cell>
          <table:table-cell table:formula="of:=[.L60]+0.1*(2*([.I61]-[.E61])*(1-[.I61])*[.I61]*[.A61])" office:value-type="float" office:value="0.601966800177521" calcext:value-type="float">
            <text:p>0.6019668002</text:p>
          </table:table-cell>
          <table:table-cell table:style-name="ce6" table:formula="of:=[.M60]+0.1*(2*([.I61]-[.E61])*(1-[.I61])*[.I61]*[.B61])" office:value-type="float" office:value="0.550832325239432" calcext:value-type="float">
            <text:p>0.5508323252</text:p>
          </table:table-cell>
          <table:table-cell table:style-name="ce6" table:formula="of:=[.N60]+0.1*(2*([.I61]-[.E61])*(1-[.I61])*[.I61]*[.C61])" office:value-type="float" office:value="0.402032893170961" calcext:value-type="float">
            <text:p>0.4020328932</text:p>
          </table:table-cell>
          <table:table-cell table:formula="of:=[.O60]+0.1*(2*([.I61]-[.E61])*(1-[.I61])*[.I61]*[.D61])" office:value-type="float" office:value="0.300762661953878" calcext:value-type="float">
            <text:p>0.300762662</text:p>
          </table:table-cell>
          <table:table-cell table:formula="of:=[.P60]+0.1*(2*([.I61]-[.E61])*(1-[.I61])*[.I61])" office:value-type="float" office:value="0.400321663824917" calcext:value-type="float">
            <text:p>0.4003216638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1]*[.A62])+([.M61]*[.B62])+([.N61]*[.C62])+([.O61]*[.D62])+[.P61]" office:value-type="float" office:value="8.72766238482464" calcext:value-type="float">
            <text:p>8.7276623848</text:p>
          </table:table-cell>
          <table:table-cell table:formula="of:=1/(1+EXP(-([.H62])))" office:value-type="float" office:value="0.999837985450089" calcext:value-type="float">
            <text:p>0.9998379855</text:p>
          </table:table-cell>
          <table:table-cell office:value-type="float" office:value="1" calcext:value-type="float">
            <text:p>1</text:p>
          </table:table-cell>
          <table:table-cell table:formula="of:=([.I62]-[.E62])^2" office:value-type="float" office:value="0.999675997148893" calcext:value-type="float">
            <text:p>0.9996759971</text:p>
          </table:table-cell>
          <table:table-cell table:formula="of:=[.L61]+0.1*(2*([.I62]-[.E62])*(1-[.I62])*[.I62]*[.A62])" office:value-type="float" office:value="0.602177350851276" calcext:value-type="float">
            <text:p>0.6021773509</text:p>
          </table:table-cell>
          <table:table-cell table:style-name="ce6" table:formula="of:=[.M61]+0.1*(2*([.I62]-[.E62])*(1-[.I62])*[.I62]*[.B62])" office:value-type="float" office:value="0.550935980955742" calcext:value-type="float">
            <text:p>0.550935981</text:p>
          </table:table-cell>
          <table:table-cell table:style-name="ce6" table:formula="of:=[.N61]+0.1*(2*([.I62]-[.E62])*(1-[.I62])*[.I62]*[.C62])" office:value-type="float" office:value="0.402198094468831" calcext:value-type="float">
            <text:p>0.4021980945</text:p>
          </table:table-cell>
          <table:table-cell table:formula="of:=[.O61]+0.1*(2*([.I62]-[.E62])*(1-[.I62])*[.I62]*[.D62])" office:value-type="float" office:value="0.300827446776572" calcext:value-type="float">
            <text:p>0.3008274468</text:p>
          </table:table-cell>
          <table:table-cell table:formula="of:=[.P61]+0.1*(2*([.I62]-[.E62])*(1-[.I62])*[.I62])" office:value-type="float" office:value="0.400354056236264" calcext:value-type="float">
            <text:p>0.4003540562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2]*[.A63])+([.M62]*[.B63])+([.N62]*[.C63])+([.O62]*[.D63])+[.P62]" office:value-type="float" office:value="8.44503829982522" calcext:value-type="float">
            <text:p>8.4450382998</text:p>
          </table:table-cell>
          <table:table-cell table:formula="of:=1/(1+EXP(-([.H63])))" office:value-type="float" office:value="0.999785081837339" calcext:value-type="float">
            <text:p>0.9997850818</text:p>
          </table:table-cell>
          <table:table-cell office:value-type="float" office:value="1" calcext:value-type="float">
            <text:p>1</text:p>
          </table:table-cell>
          <table:table-cell table:formula="of:=([.I63]-[.E63])^2" office:value-type="float" office:value="0.999570209864496" calcext:value-type="float">
            <text:p>0.9995702099</text:p>
          </table:table-cell>
          <table:table-cell table:formula="of:=[.L62]+0.1*(2*([.I63]-[.E63])*(1-[.I63])*[.I63]*[.A63])" office:value-type="float" office:value="0.602452327866257" calcext:value-type="float">
            <text:p>0.6024523279</text:p>
          </table:table-cell>
          <table:table-cell table:style-name="ce6" table:formula="of:=[.M62]+0.1*(2*([.I63]-[.E63])*(1-[.I63])*[.I63]*[.B63])" office:value-type="float" office:value="0.551051986883938" calcext:value-type="float">
            <text:p>0.5510519869</text:p>
          </table:table-cell>
          <table:table-cell table:style-name="ce6" table:formula="of:=[.N62]+0.1*(2*([.I63]-[.E63])*(1-[.I63])*[.I63]*[.C63])" office:value-type="float" office:value="0.402425809809362" calcext:value-type="float">
            <text:p>0.4024258098</text:p>
          </table:table-cell>
          <table:table-cell table:formula="of:=[.O62]+0.1*(2*([.I63]-[.E63])*(1-[.I63])*[.I63]*[.D63])" office:value-type="float" office:value="0.300909080577894" calcext:value-type="float">
            <text:p>0.3009090806</text:p>
          </table:table-cell>
          <table:table-cell table:formula="of:=[.P62]+0.1*(2*([.I63]-[.E63])*(1-[.I63])*[.I63])" office:value-type="float" office:value="0.400397021394855" calcext:value-type="float">
            <text:p>0.4003970214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3]*[.A64])+([.M63]*[.B64])+([.N63]*[.C64])+([.O63]*[.D64])+[.P63]" office:value-type="float" office:value="8.99547983470229" calcext:value-type="float">
            <text:p>8.9954798347</text:p>
          </table:table-cell>
          <table:table-cell table:formula="of:=1/(1+EXP(-([.H64])))" office:value-type="float" office:value="0.999876046466933" calcext:value-type="float">
            <text:p>0.9998760465</text:p>
          </table:table-cell>
          <table:table-cell office:value-type="float" office:value="1" calcext:value-type="float">
            <text:p>1</text:p>
          </table:table-cell>
          <table:table-cell table:formula="of:=([.I64]-[.E64])^2" office:value-type="float" office:value="0.999752108298344" calcext:value-type="float">
            <text:p>0.9997521083</text:p>
          </table:table-cell>
          <table:table-cell table:formula="of:=[.L63]+0.1*(2*([.I64]-[.E64])*(1-[.I64])*[.I64]*[.A64])" office:value-type="float" office:value="0.602620862882438" calcext:value-type="float">
            <text:p>0.6026208629</text:p>
          </table:table-cell>
          <table:table-cell table:style-name="ce6" table:formula="of:=[.M63]+0.1*(2*([.I64]-[.E64])*(1-[.I64])*[.I64]*[.B64])" office:value-type="float" office:value="0.551126340567547" calcext:value-type="float">
            <text:p>0.5511263406</text:p>
          </table:table-cell>
          <table:table-cell table:style-name="ce6" table:formula="of:=[.N63]+0.1*(2*([.I64]-[.E64])*(1-[.I64])*[.I64]*[.C64])" office:value-type="float" office:value="0.402562124895979" calcext:value-type="float">
            <text:p>0.4025621249</text:p>
          </table:table-cell>
          <table:table-cell table:formula="of:=[.O63]+0.1*(2*([.I64]-[.E64])*(1-[.I64])*[.I64]*[.D64])" office:value-type="float" office:value="0.30096112815642" calcext:value-type="float">
            <text:p>0.3009611282</text:p>
          </table:table-cell>
          <table:table-cell table:formula="of:=[.P63]+0.1*(2*([.I64]-[.E64])*(1-[.I64])*[.I64])" office:value-type="float" office:value="0.400421805956058" calcext:value-type="float">
            <text:p>0.400421806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4]*[.A65])+([.M64]*[.B65])+([.N64]*[.C65])+([.O64]*[.D65])+[.P64]" office:value-type="float" office:value="7.82790945659755" calcext:value-type="float">
            <text:p>7.8279094566</text:p>
          </table:table-cell>
          <table:table-cell table:formula="of:=1/(1+EXP(-([.H65])))" office:value-type="float" office:value="0.999601701102119" calcext:value-type="float">
            <text:p>0.9996017011</text:p>
          </table:table-cell>
          <table:table-cell office:value-type="float" office:value="1" calcext:value-type="float">
            <text:p>1</text:p>
          </table:table-cell>
          <table:table-cell table:formula="of:=([.I65]-[.E65])^2" office:value-type="float" office:value="0.99920356084625" calcext:value-type="float">
            <text:p>0.9992035608</text:p>
          </table:table-cell>
          <table:table-cell table:formula="of:=[.L64]+0.1*(2*([.I65]-[.E65])*(1-[.I65])*[.I65]*[.A65])" office:value-type="float" office:value="0.603074561994268" calcext:value-type="float">
            <text:p>0.603074562</text:p>
          </table:table-cell>
          <table:table-cell table:style-name="ce6" table:formula="of:=[.M64]+0.1*(2*([.I65]-[.E65])*(1-[.I65])*[.I65]*[.B65])" office:value-type="float" office:value="0.551325331406069" calcext:value-type="float">
            <text:p>0.5513253314</text:p>
          </table:table-cell>
          <table:table-cell table:style-name="ce6" table:formula="of:=[.N64]+0.1*(2*([.I65]-[.E65])*(1-[.I65])*[.I65]*[.C65])" office:value-type="float" office:value="0.402960106573023" calcext:value-type="float">
            <text:p>0.4029601066</text:p>
          </table:table-cell>
          <table:table-cell table:formula="of:=[.O64]+0.1*(2*([.I65]-[.E65])*(1-[.I65])*[.I65]*[.D65])" office:value-type="float" office:value="0.301120320827238" calcext:value-type="float">
            <text:p>0.3011203208</text:p>
          </table:table-cell>
          <table:table-cell table:formula="of:=[.P64]+0.1*(2*([.I65]-[.E65])*(1-[.I65])*[.I65])" office:value-type="float" office:value="0.400501402291466" calcext:value-type="float">
            <text:p>0.4005014023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5]*[.A66])+([.M65]*[.B66])+([.N65]*[.C66])+([.O65]*[.D66])+[.P65]" office:value-type="float" office:value="8.219830103303" calcext:value-type="float">
            <text:p>8.2198301033</text:p>
          </table:table-cell>
          <table:table-cell table:formula="of:=1/(1+EXP(-([.H66])))" office:value-type="float" office:value="0.999730811674324" calcext:value-type="float">
            <text:p>0.9997308117</text:p>
          </table:table-cell>
          <table:table-cell office:value-type="float" office:value="1" calcext:value-type="float">
            <text:p>1</text:p>
          </table:table-cell>
          <table:table-cell table:formula="of:=([.I66]-[.E66])^2" office:value-type="float" office:value="0.999461695811003" calcext:value-type="float">
            <text:p>0.9994616958</text:p>
          </table:table-cell>
          <table:table-cell table:formula="of:=[.L65]+0.1*(2*([.I66]-[.E66])*(1-[.I66])*[.I66]*[.A66])" office:value-type="float" office:value="0.603386652362016" calcext:value-type="float">
            <text:p>0.6033866524</text:p>
          </table:table-cell>
          <table:table-cell table:style-name="ce6" table:formula="of:=[.M65]+0.1*(2*([.I66]-[.E66])*(1-[.I66])*[.I66]*[.B66])" office:value-type="float" office:value="0.551475995721533" calcext:value-type="float">
            <text:p>0.5514759957</text:p>
          </table:table-cell>
          <table:table-cell table:style-name="ce6" table:formula="of:=[.N65]+0.1*(2*([.I66]-[.E66])*(1-[.I66])*[.I66]*[.C66])" office:value-type="float" office:value="0.403234530861904" calcext:value-type="float">
            <text:p>0.4032345309</text:p>
          </table:table-cell>
          <table:table-cell table:formula="of:=[.O65]+0.1*(2*([.I66]-[.E66])*(1-[.I66])*[.I66]*[.D66])" office:value-type="float" office:value="0.301249461669065" calcext:value-type="float">
            <text:p>0.3012494617</text:p>
          </table:table-cell>
          <table:table-cell table:formula="of:=[.P65]+0.1*(2*([.I66]-[.E66])*(1-[.I66])*[.I66])" office:value-type="float" office:value="0.400555210975561" calcext:value-type="float">
            <text:p>0.400555211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6]*[.A67])+([.M66]*[.B67])+([.N66]*[.C67])+([.O66]*[.D67])+[.P66]" office:value-type="float" office:value="8.85696974780831" calcext:value-type="float">
            <text:p>8.8569697478</text:p>
          </table:table-cell>
          <table:table-cell table:formula="of:=1/(1+EXP(-([.H67])))" office:value-type="float" office:value="0.999857634394639" calcext:value-type="float">
            <text:p>0.9998576344</text:p>
          </table:table-cell>
          <table:table-cell office:value-type="float" office:value="1" calcext:value-type="float">
            <text:p>1</text:p>
          </table:table-cell>
          <table:table-cell table:formula="of:=([.I67]-[.E67])^2" office:value-type="float" office:value="0.999715289057244" calcext:value-type="float">
            <text:p>0.9997152891</text:p>
          </table:table-cell>
          <table:table-cell table:formula="of:=[.L66]+0.1*(2*([.I67]-[.E67])*(1-[.I67])*[.I67]*[.A67])" office:value-type="float" office:value="0.603568828454579" calcext:value-type="float">
            <text:p>0.6035688285</text:p>
          </table:table-cell>
          <table:table-cell table:style-name="ce6" table:formula="of:=[.M66]+0.1*(2*([.I67]-[.E67])*(1-[.I67])*[.I67]*[.B67])" office:value-type="float" office:value="0.551567083767815" calcext:value-type="float">
            <text:p>0.5515670838</text:p>
          </table:table-cell>
          <table:table-cell table:style-name="ce6" table:formula="of:=[.N66]+0.1*(2*([.I67]-[.E67])*(1-[.I67])*[.I67]*[.C67])" office:value-type="float" office:value="0.403385395438558" calcext:value-type="float">
            <text:p>0.4033853954</text:p>
          </table:table-cell>
          <table:table-cell table:formula="of:=[.O66]+0.1*(2*([.I67]-[.E67])*(1-[.I67])*[.I67]*[.D67])" office:value-type="float" office:value="0.30131493120233" calcext:value-type="float">
            <text:p>0.3013149312</text:p>
          </table:table-cell>
          <table:table-cell table:formula="of:=[.P66]+0.1*(2*([.I67]-[.E67])*(1-[.I67])*[.I67])" office:value-type="float" office:value="0.400583675990024" calcext:value-type="float">
            <text:p>0.400583676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7]*[.A68])+([.M67]*[.B68])+([.N67]*[.C68])+([.O67]*[.D68])+[.P67]" office:value-type="float" office:value="8.7394688633245" calcext:value-type="float">
            <text:p>8.7394688633</text:p>
          </table:table-cell>
          <table:table-cell table:formula="of:=1/(1+EXP(-([.H68])))" office:value-type="float" office:value="0.999839886719388" calcext:value-type="float">
            <text:p>0.9998398867</text:p>
          </table:table-cell>
          <table:table-cell office:value-type="float" office:value="1" calcext:value-type="float">
            <text:p>1</text:p>
          </table:table-cell>
          <table:table-cell table:formula="of:=([.I68]-[.E68])^2" office:value-type="float" office:value="0.999679799075039" calcext:value-type="float">
            <text:p>0.9996797991</text:p>
          </table:table-cell>
          <table:table-cell table:formula="of:=[.L67]+0.1*(2*([.I68]-[.E68])*(1-[.I68])*[.I68]*[.A68])" office:value-type="float" office:value="0.603776909070428" calcext:value-type="float">
            <text:p>0.6037769091</text:p>
          </table:table-cell>
          <table:table-cell table:style-name="ce6" table:formula="of:=[.M67]+0.1*(2*([.I68]-[.E68])*(1-[.I68])*[.I68]*[.B68])" office:value-type="float" office:value="0.55166312097513" calcext:value-type="float">
            <text:p>0.551663121</text:p>
          </table:table-cell>
          <table:table-cell table:style-name="ce6" table:formula="of:=[.N67]+0.1*(2*([.I68]-[.E68])*(1-[.I68])*[.I68]*[.C68])" office:value-type="float" office:value="0.403561463651969" calcext:value-type="float">
            <text:p>0.4035614637</text:p>
          </table:table-cell>
          <table:table-cell table:formula="of:=[.O67]+0.1*(2*([.I68]-[.E68])*(1-[.I68])*[.I68]*[.D68])" office:value-type="float" office:value="0.301372553526719" calcext:value-type="float">
            <text:p>0.3013725535</text:p>
          </table:table-cell>
          <table:table-cell table:formula="of:=[.P67]+0.1*(2*([.I68]-[.E68])*(1-[.I68])*[.I68])" office:value-type="float" office:value="0.400615688392462" calcext:value-type="float">
            <text:p>0.4006156884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8]*[.A69])+([.M68]*[.B69])+([.N68]*[.C69])+([.O68]*[.D69])+[.P68]" office:value-type="float" office:value="10.5128991721672" calcext:value-type="float">
            <text:p>10.5128991722</text:p>
          </table:table-cell>
          <table:table-cell table:formula="of:=1/(1+EXP(-([.H69])))" office:value-type="float" office:value="0.999972817205918" calcext:value-type="float">
            <text:p>0.9999728172</text:p>
          </table:table-cell>
          <table:table-cell office:value-type="float" office:value="1" calcext:value-type="float">
            <text:p>1</text:p>
          </table:table-cell>
          <table:table-cell table:formula="of:=([.I69]-[.E69])^2" office:value-type="float" office:value="0.99994563515074" calcext:value-type="float">
            <text:p>0.9999456352</text:p>
          </table:table-cell>
          <table:table-cell table:formula="of:=[.L68]+0.1*(2*([.I69]-[.E69])*(1-[.I69])*[.I69]*[.A69])" office:value-type="float" office:value="0.60381876829752" calcext:value-type="float">
            <text:p>0.6038187683</text:p>
          </table:table-cell>
          <table:table-cell table:style-name="ce6" table:formula="of:=[.M68]+0.1*(2*([.I69]-[.E69])*(1-[.I69])*[.I69]*[.B69])" office:value-type="float" office:value="0.551683778775513" calcext:value-type="float">
            <text:p>0.5516837788</text:p>
          </table:table-cell>
          <table:table-cell table:style-name="ce6" table:formula="of:=[.N68]+0.1*(2*([.I69]-[.E69])*(1-[.I69])*[.I69]*[.C69])" office:value-type="float" office:value="0.403597886615802" calcext:value-type="float">
            <text:p>0.4035978866</text:p>
          </table:table-cell>
          <table:table-cell table:formula="of:=[.O68]+0.1*(2*([.I69]-[.E69])*(1-[.I69])*[.I69]*[.D69])" office:value-type="float" office:value="0.301384513305888" calcext:value-type="float">
            <text:p>0.3013845133</text:p>
          </table:table-cell>
          <table:table-cell table:formula="of:=[.P68]+0.1*(2*([.I69]-[.E69])*(1-[.I69])*[.I69])" office:value-type="float" office:value="0.400621124655721" calcext:value-type="float">
            <text:p>0.4006211247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9]*[.A70])+([.M69]*[.B70])+([.N69]*[.C70])+([.O69]*[.D70])+[.P69]" office:value-type="float" office:value="9.96241326361553" calcext:value-type="float">
            <text:p>9.9624132636</text:p>
          </table:table-cell>
          <table:table-cell table:formula="of:=1/(1+EXP(-([.H70])))" office:value-type="float" office:value="0.999952863381744" calcext:value-type="float">
            <text:p>0.9999528634</text:p>
          </table:table-cell>
          <table:table-cell office:value-type="float" office:value="1" calcext:value-type="float">
            <text:p>1</text:p>
          </table:table-cell>
          <table:table-cell table:formula="of:=([.I70]-[.E70])^2" office:value-type="float" office:value="0.999905728985349" calcext:value-type="float">
            <text:p>0.999905729</text:p>
          </table:table-cell>
          <table:table-cell table:formula="of:=[.L69]+0.1*(2*([.I70]-[.E70])*(1-[.I70])*[.I70]*[.A70])" office:value-type="float" office:value="0.603891351846464" calcext:value-type="float">
            <text:p>0.6038913518</text:p>
          </table:table-cell>
          <table:table-cell table:style-name="ce6" table:formula="of:=[.M69]+0.1*(2*([.I70]-[.E70])*(1-[.I70])*[.I70]*[.B70])" office:value-type="float" office:value="0.551708287506325" calcext:value-type="float">
            <text:p>0.5517082875</text:p>
          </table:table-cell>
          <table:table-cell table:style-name="ce6" table:formula="of:=[.N69]+0.1*(2*([.I70]-[.E70])*(1-[.I70])*[.I70]*[.C70])" office:value-type="float" office:value="0.403662929016804" calcext:value-type="float">
            <text:p>0.403662929</text:p>
          </table:table-cell>
          <table:table-cell table:formula="of:=[.O69]+0.1*(2*([.I70]-[.E70])*(1-[.I70])*[.I70]*[.D70])" office:value-type="float" office:value="0.301406194106222" calcext:value-type="float">
            <text:p>0.3014061941</text:p>
          </table:table-cell>
          <table:table-cell table:formula="of:=[.P69]+0.1*(2*([.I70]-[.E70])*(1-[.I70])*[.I70])" office:value-type="float" office:value="0.400630551090649" calcext:value-type="float">
            <text:p>0.4006305511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0]*[.A71])+([.M70]*[.B71])+([.N70]*[.C71])+([.O70]*[.D71])+[.P70]" office:value-type="float" office:value="7.7081608309267" calcext:value-type="float">
            <text:p>7.7081608309</text:p>
          </table:table-cell>
          <table:table-cell table:formula="of:=1/(1+EXP(-([.H71])))" office:value-type="float" office:value="0.99955105486743" calcext:value-type="float">
            <text:p>0.9995510549</text:p>
          </table:table-cell>
          <table:table-cell office:value-type="float" office:value="1" calcext:value-type="float">
            <text:p>1</text:p>
          </table:table-cell>
          <table:table-cell table:formula="of:=([.I71]-[.E71])^2" office:value-type="float" office:value="0.999102311286592" calcext:value-type="float">
            <text:p>0.9991023113</text:p>
          </table:table-cell>
          <table:table-cell table:formula="of:=[.L70]+0.1*(2*([.I71]-[.E71])*(1-[.I71])*[.I71]*[.A71])" office:value-type="float" office:value="0.604429602389974" calcext:value-type="float">
            <text:p>0.6044296024</text:p>
          </table:table-cell>
          <table:table-cell table:style-name="ce6" table:formula="of:=[.M70]+0.1*(2*([.I71]-[.E71])*(1-[.I71])*[.I71]*[.B71])" office:value-type="float" office:value="0.551905646038945" calcext:value-type="float">
            <text:p>0.551905646</text:p>
          </table:table-cell>
          <table:table-cell table:style-name="ce6" table:formula="of:=[.N70]+0.1*(2*([.I71]-[.E71])*(1-[.I71])*[.I71]*[.C71])" office:value-type="float" office:value="0.404111471136395" calcext:value-type="float">
            <text:p>0.4041114711</text:p>
          </table:table-cell>
          <table:table-cell table:formula="of:=[.O70]+0.1*(2*([.I71]-[.E71])*(1-[.I71])*[.I71]*[.D71])" office:value-type="float" office:value="0.301540756742099" calcext:value-type="float">
            <text:p>0.3015407567</text:p>
          </table:table-cell>
          <table:table-cell table:formula="of:=[.P70]+0.1*(2*([.I71]-[.E71])*(1-[.I71])*[.I71])" office:value-type="float" office:value="0.400720259514567" calcext:value-type="float">
            <text:p>0.4007202595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1]*[.A72])+([.M71]*[.B72])+([.N71]*[.C72])+([.O71]*[.D72])+[.P71]" office:value-type="float" office:value="9.3343617093143" calcext:value-type="float">
            <text:p>9.3343617093</text:p>
          </table:table-cell>
          <table:table-cell table:formula="of:=1/(1+EXP(-([.H72])))" office:value-type="float" office:value="0.999911671703366" calcext:value-type="float">
            <text:p>0.9999116717</text:p>
          </table:table-cell>
          <table:table-cell office:value-type="float" office:value="1" calcext:value-type="float">
            <text:p>1</text:p>
          </table:table-cell>
          <table:table-cell table:formula="of:=([.I72]-[.E72])^2" office:value-type="float" office:value="0.99982335120862" calcext:value-type="float">
            <text:p>0.9998233512</text:p>
          </table:table-cell>
          <table:table-cell table:formula="of:=[.L71]+0.1*(2*([.I72]-[.E72])*(1-[.I72])*[.I72]*[.A72])" office:value-type="float" office:value="0.604551473907069" calcext:value-type="float">
            <text:p>0.6045514739</text:p>
          </table:table-cell>
          <table:table-cell table:style-name="ce6" table:formula="of:=[.M71]+0.1*(2*([.I72]-[.E72])*(1-[.I72])*[.I72]*[.B72])" office:value-type="float" office:value="0.551962166162815" calcext:value-type="float">
            <text:p>0.5519621662</text:p>
          </table:table-cell>
          <table:table-cell table:style-name="ce6" table:formula="of:=[.N71]+0.1*(2*([.I72]-[.E72])*(1-[.I72])*[.I72]*[.C72])" office:value-type="float" office:value="0.404212147607039" calcext:value-type="float">
            <text:p>0.4042121476</text:p>
          </table:table-cell>
          <table:table-cell table:formula="of:=[.O71]+0.1*(2*([.I72]-[.E72])*(1-[.I72])*[.I72]*[.D72])" office:value-type="float" office:value="0.301581380581131" calcext:value-type="float">
            <text:p>0.3015813806</text:p>
          </table:table-cell>
          <table:table-cell table:formula="of:=[.P71]+0.1*(2*([.I72]-[.E72])*(1-[.I72])*[.I72])" office:value-type="float" office:value="0.400737922053276" calcext:value-type="float">
            <text:p>0.4007379221</text:p>
          </table:table-cell>
          <table:table-cell table:number-columns-repeated="100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2]*[.A73])+([.M72]*[.B73])+([.N72]*[.C73])+([.O72]*[.D73])+[.P72]" office:value-type="float" office:value="7.9155225256255" calcext:value-type="float">
            <text:p>7.9155225256</text:p>
          </table:table-cell>
          <table:table-cell table:formula="of:=1/(1+EXP(-([.H73])))" office:value-type="float" office:value="0.999635100101294" calcext:value-type="float">
            <text:p>0.9996351001</text:p>
          </table:table-cell>
          <table:table-cell office:value-type="float" office:value="1" calcext:value-type="float">
            <text:p>1</text:p>
          </table:table-cell>
          <table:table-cell table:formula="of:=([.I73]-[.E73])^2" office:value-type="float" office:value="0.999270333354525" calcext:value-type="float">
            <text:p>0.9992703334</text:p>
          </table:table-cell>
          <table:table-cell table:formula="of:=[.L72]+0.1*(2*([.I73]-[.E73])*(1-[.I73])*[.I73]*[.A73])" office:value-type="float" office:value="0.6049598635877" calcext:value-type="float">
            <text:p>0.6049598636</text:p>
          </table:table-cell>
          <table:table-cell table:style-name="ce6" table:formula="of:=[.M72]+0.1*(2*([.I73]-[.E73])*(1-[.I73])*[.I73]*[.B73])" office:value-type="float" office:value="0.552166361003131" calcext:value-type="float">
            <text:p>0.552166361</text:p>
          </table:table-cell>
          <table:table-cell table:style-name="ce6" table:formula="of:=[.N72]+0.1*(2*([.I73]-[.E73])*(1-[.I73])*[.I73]*[.C73])" office:value-type="float" office:value="0.404569488577591" calcext:value-type="float">
            <text:p>0.4045694886</text:p>
          </table:table-cell>
          <table:table-cell table:formula="of:=[.O72]+0.1*(2*([.I73]-[.E73])*(1-[.I73])*[.I73]*[.D73])" office:value-type="float" office:value="0.301727234038499" calcext:value-type="float">
            <text:p>0.301727234</text:p>
          </table:table-cell>
          <table:table-cell table:formula="of:=[.P72]+0.1*(2*([.I73]-[.E73])*(1-[.I73])*[.I73])" office:value-type="float" office:value="0.40081084878196" calcext:value-type="float">
            <text:p>0.4008108488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3]*[.A74])+([.M73]*[.B74])+([.N73]*[.C74])+([.O73]*[.D74])+[.P73]" office:value-type="float" office:value="9.91913765076288" calcext:value-type="float">
            <text:p>9.9191376508</text:p>
          </table:table-cell>
          <table:table-cell table:formula="of:=1/(1+EXP(-([.H74])))" office:value-type="float" office:value="0.999950778836432" calcext:value-type="float">
            <text:p>0.9999507788</text:p>
          </table:table-cell>
          <table:table-cell office:value-type="float" office:value="1" calcext:value-type="float">
            <text:p>1</text:p>
          </table:table-cell>
          <table:table-cell table:formula="of:=([.I74]-[.E74])^2" office:value-type="float" office:value="0.999901560095587" calcext:value-type="float">
            <text:p>0.9999015601</text:p>
          </table:table-cell>
          <table:table-cell table:formula="of:=[.L73]+0.1*(2*([.I74]-[.E74])*(1-[.I74])*[.I74]*[.A74])" office:value-type="float" office:value="0.605035656717791" calcext:value-type="float">
            <text:p>0.6050356567</text:p>
          </table:table-cell>
          <table:table-cell table:style-name="ce6" table:formula="of:=[.M73]+0.1*(2*([.I74]-[.E74])*(1-[.I74])*[.I74]*[.B74])" office:value-type="float" office:value="0.552193922141346" calcext:value-type="float">
            <text:p>0.5521939221</text:p>
          </table:table-cell>
          <table:table-cell table:style-name="ce6" table:formula="of:=[.N73]+0.1*(2*([.I74]-[.E74])*(1-[.I74])*[.I74]*[.C74])" office:value-type="float" office:value="0.404635438444035" calcext:value-type="float">
            <text:p>0.4046354384</text:p>
          </table:table-cell>
          <table:table-cell table:formula="of:=[.O73]+0.1*(2*([.I74]-[.E74])*(1-[.I74])*[.I74]*[.D74])" office:value-type="float" office:value="0.301746920565796" calcext:value-type="float">
            <text:p>0.3017469206</text:p>
          </table:table-cell>
          <table:table-cell table:formula="of:=[.P73]+0.1*(2*([.I74]-[.E74])*(1-[.I74])*[.I74])" office:value-type="float" office:value="0.400820692045609" calcext:value-type="float">
            <text:p>0.400820692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4]*[.A75])+([.M74]*[.B75])+([.N74]*[.C75])+([.O74]*[.D75])+[.P74]" office:value-type="float" office:value="8.22932702454353" calcext:value-type="float">
            <text:p>8.2293270245</text:p>
          </table:table-cell>
          <table:table-cell table:formula="of:=1/(1+EXP(-([.H75])))" office:value-type="float" office:value="0.999733355355298" calcext:value-type="float">
            <text:p>0.9997333554</text:p>
          </table:table-cell>
          <table:table-cell office:value-type="float" office:value="1" calcext:value-type="float">
            <text:p>1</text:p>
          </table:table-cell>
          <table:table-cell table:formula="of:=([.I75]-[.E75])^2" office:value-type="float" office:value="0.999466781809963" calcext:value-type="float">
            <text:p>0.9994667818</text:p>
          </table:table-cell>
          <table:table-cell table:formula="of:=[.L74]+0.1*(2*([.I75]-[.E75])*(1-[.I75])*[.I75]*[.A75])" office:value-type="float" office:value="0.605371449823599" calcext:value-type="float">
            <text:p>0.6053714498</text:p>
          </table:table-cell>
          <table:table-cell table:style-name="ce6" table:formula="of:=[.M74]+0.1*(2*([.I75]-[.E75])*(1-[.I75])*[.I75]*[.B75])" office:value-type="float" office:value="0.552337833472406" calcext:value-type="float">
            <text:p>0.5523378335</text:p>
          </table:table-cell>
          <table:table-cell table:style-name="ce6" table:formula="of:=[.N74]+0.1*(2*([.I75]-[.E75])*(1-[.I75])*[.I75]*[.C75])" office:value-type="float" office:value="0.404896610859663" calcext:value-type="float">
            <text:p>0.4048966109</text:p>
          </table:table-cell>
          <table:table-cell table:formula="of:=[.O74]+0.1*(2*([.I75]-[.E75])*(1-[.I75])*[.I75]*[.D75])" office:value-type="float" office:value="0.301842861453169" calcext:value-type="float">
            <text:p>0.3018428615</text:p>
          </table:table-cell>
          <table:table-cell table:formula="of:=[.P74]+0.1*(2*([.I75]-[.E75])*(1-[.I75])*[.I75])" office:value-type="float" office:value="0.400873992538594" calcext:value-type="float">
            <text:p>0.4008739925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5]*[.A76])+([.M75]*[.B76])+([.N75]*[.C76])+([.O75]*[.D76])+[.P75]" office:value-type="float" office:value="9.22135824776738" calcext:value-type="float">
            <text:p>9.2213582478</text:p>
          </table:table-cell>
          <table:table-cell table:formula="of:=1/(1+EXP(-([.H76])))" office:value-type="float" office:value="0.999901105521215" calcext:value-type="float">
            <text:p>0.9999011055</text:p>
          </table:table-cell>
          <table:table-cell office:value-type="float" office:value="1" calcext:value-type="float">
            <text:p>1</text:p>
          </table:table-cell>
          <table:table-cell table:formula="of:=([.I76]-[.E76])^2" office:value-type="float" office:value="0.999802220822549" calcext:value-type="float">
            <text:p>0.9998022208</text:p>
          </table:table-cell>
          <table:table-cell table:formula="of:=[.L75]+0.1*(2*([.I76]-[.E76])*(1-[.I76])*[.I76]*[.A76])" office:value-type="float" office:value="0.60550394221575" calcext:value-type="float">
            <text:p>0.6055039422</text:p>
          </table:table-cell>
          <table:table-cell table:style-name="ce6" table:formula="of:=[.M75]+0.1*(2*([.I76]-[.E76])*(1-[.I76])*[.I76]*[.B76])" office:value-type="float" office:value="0.552403090919287" calcext:value-type="float">
            <text:p>0.5524030909</text:p>
          </table:table-cell>
          <table:table-cell table:style-name="ce6" table:formula="of:=[.N75]+0.1*(2*([.I76]-[.E76])*(1-[.I76])*[.I76]*[.C76])" office:value-type="float" office:value="0.405009328267911" calcext:value-type="float">
            <text:p>0.4050093283</text:p>
          </table:table-cell>
          <table:table-cell table:formula="of:=[.O75]+0.1*(2*([.I76]-[.E76])*(1-[.I76])*[.I76]*[.D76])" office:value-type="float" office:value="0.301884388919366" calcext:value-type="float">
            <text:p>0.3018843889</text:p>
          </table:table-cell>
          <table:table-cell table:formula="of:=[.P75]+0.1*(2*([.I76]-[.E76])*(1-[.I76])*[.I76])" office:value-type="float" office:value="0.400893767522497" calcext:value-type="float">
            <text:p>0.4008937675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6]*[.A77])+([.M76]*[.B77])+([.N76]*[.C77])+([.O76]*[.D77])+[.P76]" office:value-type="float" office:value="9.50165991207994" calcext:value-type="float">
            <text:p>9.5016599121</text:p>
          </table:table-cell>
          <table:table-cell table:formula="of:=1/(1+EXP(-([.H77])))" office:value-type="float" office:value="0.999925277898316" calcext:value-type="float">
            <text:p>0.9999252779</text:p>
          </table:table-cell>
          <table:table-cell office:value-type="float" office:value="1" calcext:value-type="float">
            <text:p>1</text:p>
          </table:table-cell>
          <table:table-cell table:formula="of:=([.I77]-[.E77])^2" office:value-type="float" office:value="0.999850561380024" calcext:value-type="float">
            <text:p>0.9998505614</text:p>
          </table:table-cell>
          <table:table-cell table:formula="of:=[.L76]+0.1*(2*([.I77]-[.E77])*(1-[.I77])*[.I77]*[.A77])" office:value-type="float" office:value="0.605611525962606" calcext:value-type="float">
            <text:p>0.605611526</text:p>
          </table:table-cell>
          <table:table-cell table:style-name="ce6" table:formula="of:=[.M76]+0.1*(2*([.I77]-[.E77])*(1-[.I77])*[.I77]*[.B77])" office:value-type="float" office:value="0.55245090591789" calcext:value-type="float">
            <text:p>0.5524509059</text:p>
          </table:table-cell>
          <table:table-cell table:style-name="ce6" table:formula="of:=[.N76]+0.1*(2*([.I77]-[.E77])*(1-[.I77])*[.I77]*[.C77])" office:value-type="float" office:value="0.405098981390291" calcext:value-type="float">
            <text:p>0.4050989814</text:p>
          </table:table-cell>
          <table:table-cell table:formula="of:=[.O76]+0.1*(2*([.I77]-[.E77])*(1-[.I77])*[.I77]*[.D77])" office:value-type="float" office:value="0.30191128485608" calcext:value-type="float">
            <text:p>0.3019112849</text:p>
          </table:table-cell>
          <table:table-cell table:formula="of:=[.P76]+0.1*(2*([.I77]-[.E77])*(1-[.I77])*[.I77])" office:value-type="float" office:value="0.40090870970956" calcext:value-type="float">
            <text:p>0.4009087097</text:p>
          </table:table-cell>
          <table:table-cell table:number-columns-repeated="1008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7]*[.A78])+([.M77]*[.B78])+([.N77]*[.C78])+([.O77]*[.D78])+[.P77]" office:value-type="float" office:value="8.19047813066215" calcext:value-type="float">
            <text:p>8.1904781307</text:p>
          </table:table-cell>
          <table:table-cell table:formula="of:=1/(1+EXP(-([.H78])))" office:value-type="float" office:value="0.999722795587732" calcext:value-type="float">
            <text:p>0.9997227956</text:p>
          </table:table-cell>
          <table:table-cell office:value-type="float" office:value="1" calcext:value-type="float">
            <text:p>1</text:p>
          </table:table-cell>
          <table:table-cell table:formula="of:=([.I78]-[.E78])^2" office:value-type="float" office:value="0.99944566801775" calcext:value-type="float">
            <text:p>0.999445668</text:p>
          </table:table-cell>
          <table:table-cell table:formula="of:=[.L77]+0.1*(2*([.I78]-[.E78])*(1-[.I78])*[.I78]*[.A78])" office:value-type="float" office:value="0.605955068891362" calcext:value-type="float">
            <text:p>0.6059550689</text:p>
          </table:table-cell>
          <table:table-cell table:style-name="ce6" table:formula="of:=[.M77]+0.1*(2*([.I78]-[.E78])*(1-[.I78])*[.I78]*[.B78])" office:value-type="float" office:value="0.552606054337328" calcext:value-type="float">
            <text:p>0.5526060543</text:p>
          </table:table-cell>
          <table:table-cell table:style-name="ce6" table:formula="of:=[.N77]+0.1*(2*([.I78]-[.E78])*(1-[.I78])*[.I78]*[.C78])" office:value-type="float" office:value="0.405364950109327" calcext:value-type="float">
            <text:p>0.4053649501</text:p>
          </table:table-cell>
          <table:table-cell table:formula="of:=[.O77]+0.1*(2*([.I78]-[.E78])*(1-[.I78])*[.I78]*[.D78])" office:value-type="float" office:value="0.302011023125719" calcext:value-type="float">
            <text:p>0.3020110231</text:p>
          </table:table-cell>
          <table:table-cell table:formula="of:=[.P77]+0.1*(2*([.I78]-[.E78])*(1-[.I78])*[.I78])" office:value-type="float" office:value="0.40096411985936" calcext:value-type="float">
            <text:p>0.4009641199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8]*[.A79])+([.M78]*[.B79])+([.N78]*[.C79])+([.O78]*[.D79])+[.P78]" office:value-type="float" office:value="8.28501630027065" calcext:value-type="float">
            <text:p>8.2850163003</text:p>
          </table:table-cell>
          <table:table-cell table:formula="of:=1/(1+EXP(-([.H79])))" office:value-type="float" office:value="0.999747795057484" calcext:value-type="float">
            <text:p>0.9997477951</text:p>
          </table:table-cell>
          <table:table-cell office:value-type="float" office:value="1" calcext:value-type="float">
            <text:p>1</text:p>
          </table:table-cell>
          <table:table-cell table:formula="of:=([.I79]-[.E79])^2" office:value-type="float" office:value="0.999495653722302" calcext:value-type="float">
            <text:p>0.9994956537</text:p>
          </table:table-cell>
          <table:table-cell table:formula="of:=[.L78]+0.1*(2*([.I79]-[.E79])*(1-[.I79])*[.I79]*[.A79])" office:value-type="float" office:value="0.60626260373891" calcext:value-type="float">
            <text:p>0.6062626037</text:p>
          </table:table-cell>
          <table:table-cell table:style-name="ce6" table:formula="of:=[.M78]+0.1*(2*([.I79]-[.E79])*(1-[.I79])*[.I79]*[.B79])" office:value-type="float" office:value="0.552757300983663" calcext:value-type="float">
            <text:p>0.552757301</text:p>
          </table:table-cell>
          <table:table-cell table:style-name="ce6" table:formula="of:=[.N78]+0.1*(2*([.I79]-[.E79])*(1-[.I79])*[.I79]*[.C79])" office:value-type="float" office:value="0.405611986298341" calcext:value-type="float">
            <text:p>0.4056119863</text:p>
          </table:table-cell>
          <table:table-cell table:formula="of:=[.O78]+0.1*(2*([.I79]-[.E79])*(1-[.I79])*[.I79]*[.D79])" office:value-type="float" office:value="0.30210177111352" calcext:value-type="float">
            <text:p>0.3021017711</text:p>
          </table:table-cell>
          <table:table-cell table:formula="of:=[.P78]+0.1*(2*([.I79]-[.E79])*(1-[.I79])*[.I79])" office:value-type="float" office:value="0.401014535408138" calcext:value-type="float">
            <text:p>0.4010145354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9]*[.A80])+([.M79]*[.B80])+([.N79]*[.C80])+([.O79]*[.D80])+[.P79]" office:value-type="float" office:value="8.73465648470052" calcext:value-type="float">
            <text:p>8.7346564847</text:p>
          </table:table-cell>
          <table:table-cell table:formula="of:=1/(1+EXP(-([.H80])))" office:value-type="float" office:value="0.999839114460916" calcext:value-type="float">
            <text:p>0.9998391145</text:p>
          </table:table-cell>
          <table:table-cell office:value-type="float" office:value="1" calcext:value-type="float">
            <text:p>1</text:p>
          </table:table-cell>
          <table:table-cell table:formula="of:=([.I80]-[.E80])^2" office:value-type="float" office:value="0.999678254805989" calcext:value-type="float">
            <text:p>0.9996782548</text:p>
          </table:table-cell>
          <table:table-cell table:formula="of:=[.L79]+0.1*(2*([.I80]-[.E80])*(1-[.I80])*[.I80]*[.A80])" office:value-type="float" office:value="0.606468470970826" calcext:value-type="float">
            <text:p>0.606468471</text:p>
          </table:table-cell>
          <table:table-cell table:style-name="ce6" table:formula="of:=[.M79]+0.1*(2*([.I80]-[.E80])*(1-[.I80])*[.I80]*[.B80])" office:value-type="float" office:value="0.552847367897626" calcext:value-type="float">
            <text:p>0.5528473679</text:p>
          </table:table-cell>
          <table:table-cell table:style-name="ce6" table:formula="of:=[.N79]+0.1*(2*([.I80]-[.E80])*(1-[.I80])*[.I80]*[.C80])" office:value-type="float" office:value="0.405792120126268" calcext:value-type="float">
            <text:p>0.4057921201</text:p>
          </table:table-cell>
          <table:table-cell table:formula="of:=[.O79]+0.1*(2*([.I80]-[.E80])*(1-[.I80])*[.I80]*[.D80])" office:value-type="float" office:value="0.302169321298992" calcext:value-type="float">
            <text:p>0.3021693213</text:p>
          </table:table-cell>
          <table:table-cell table:formula="of:=[.P79]+0.1*(2*([.I80]-[.E80])*(1-[.I80])*[.I80])" office:value-type="float" office:value="0.401046702163125" calcext:value-type="float">
            <text:p>0.4010467022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0]*[.A81])+([.M80]*[.B81])+([.N80]*[.C81])+([.O80]*[.D81])+[.P80]" office:value-type="float" office:value="9.2632270076567" calcext:value-type="float">
            <text:p>9.2632270077</text:p>
          </table:table-cell>
          <table:table-cell table:formula="of:=1/(1+EXP(-([.H81])))" office:value-type="float" office:value="0.99990516024233" calcext:value-type="float">
            <text:p>0.9999051602</text:p>
          </table:table-cell>
          <table:table-cell office:value-type="float" office:value="1" calcext:value-type="float">
            <text:p>1</text:p>
          </table:table-cell>
          <table:table-cell table:formula="of:=([.I81]-[.E81])^2" office:value-type="float" office:value="0.999810329479239" calcext:value-type="float">
            <text:p>0.9998103295</text:p>
          </table:table-cell>
          <table:table-cell table:formula="of:=[.L80]+0.1*(2*([.I81]-[.E81])*(1-[.I81])*[.I81]*[.A81])" office:value-type="float" office:value="0.606605014318711" calcext:value-type="float">
            <text:p>0.6066050143</text:p>
          </table:table-cell>
          <table:table-cell table:style-name="ce6" table:formula="of:=[.M80]+0.1*(2*([.I81]-[.E81])*(1-[.I81])*[.I81]*[.B81])" office:value-type="float" office:value="0.552904260959245" calcext:value-type="float">
            <text:p>0.552904261</text:p>
          </table:table-cell>
          <table:table-cell table:style-name="ce6" table:formula="of:=[.N80]+0.1*(2*([.I81]-[.E81])*(1-[.I81])*[.I81]*[.C81])" office:value-type="float" office:value="0.405902113378731" calcext:value-type="float">
            <text:p>0.4059021134</text:p>
          </table:table-cell>
          <table:table-cell table:formula="of:=[.O80]+0.1*(2*([.I81]-[.E81])*(1-[.I81])*[.I81]*[.D81])" office:value-type="float" office:value="0.302199664265189" calcext:value-type="float">
            <text:p>0.3021996643</text:p>
          </table:table-cell>
          <table:table-cell table:formula="of:=[.P80]+0.1*(2*([.I81]-[.E81])*(1-[.I81])*[.I81])" office:value-type="float" office:value="0.401065666516998" calcext:value-type="float">
            <text:p>0.4010656665</text:p>
          </table:table-cell>
          <table:table-cell table:number-columns-repeated="100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1]*[.A82])+([.M81]*[.B82])+([.N81]*[.C82])+([.O81]*[.D82])+[.P81]" office:value-type="float" office:value="9.48825695687546" calcext:value-type="float">
            <text:p>9.4882569569</text:p>
          </table:table-cell>
          <table:table-cell table:formula="of:=1/(1+EXP(-([.H82])))" office:value-type="float" office:value="0.999924269736093" calcext:value-type="float">
            <text:p>0.9999242697</text:p>
          </table:table-cell>
          <table:table-cell office:value-type="float" office:value="1" calcext:value-type="float">
            <text:p>1</text:p>
          </table:table-cell>
          <table:table-cell table:formula="of:=([.I82]-[.E82])^2" office:value-type="float" office:value="0.999848545207259" calcext:value-type="float">
            <text:p>0.9998485452</text:p>
          </table:table-cell>
          <table:table-cell table:formula="of:=[.L81]+0.1*(2*([.I82]-[.E82])*(1-[.I82])*[.I82]*[.A82])" office:value-type="float" office:value="0.60671707813412" calcext:value-type="float">
            <text:p>0.6067170781</text:p>
          </table:table-cell>
          <table:table-cell table:style-name="ce6" table:formula="of:=[.M81]+0.1*(2*([.I82]-[.E82])*(1-[.I82])*[.I82]*[.B82])" office:value-type="float" office:value="0.552946663483994" calcext:value-type="float">
            <text:p>0.5529466635</text:p>
          </table:table-cell>
          <table:table-cell table:style-name="ce6" table:formula="of:=[.N81]+0.1*(2*([.I82]-[.E82])*(1-[.I82])*[.I82]*[.C82])" office:value-type="float" office:value="0.405994490307649" calcext:value-type="float">
            <text:p>0.4059944903</text:p>
          </table:table-cell>
          <table:table-cell table:formula="of:=[.O81]+0.1*(2*([.I82]-[.E82])*(1-[.I82])*[.I82]*[.D82])" office:value-type="float" office:value="0.302228437406983" calcext:value-type="float">
            <text:p>0.3022284374</text:p>
          </table:table-cell>
          <table:table-cell table:formula="of:=[.P81]+0.1*(2*([.I82]-[.E82])*(1-[.I82])*[.I82])" office:value-type="float" office:value="0.401080810275837" calcext:value-type="float">
            <text:p>0.4010808103</text:p>
          </table:table-cell>
          <table:table-cell table:number-columns-repeated="1008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2]*[.A83])+([.M82]*[.B83])+([.N82]*[.C83])+([.O82]*[.D83])+[.P82]" office:value-type="float" office:value="10.4981646615575" calcext:value-type="float">
            <text:p>10.4981646616</text:p>
          </table:table-cell>
          <table:table-cell table:formula="of:=1/(1+EXP(-([.H83])))" office:value-type="float" office:value="0.999972413726563" calcext:value-type="float">
            <text:p>0.9999724137</text:p>
          </table:table-cell>
          <table:table-cell office:value-type="float" office:value="1" calcext:value-type="float">
            <text:p>1</text:p>
          </table:table-cell>
          <table:table-cell table:formula="of:=([.I83]-[.E83])^2" office:value-type="float" office:value="0.999944828214129" calcext:value-type="float">
            <text:p>0.9999448282</text:p>
          </table:table-cell>
          <table:table-cell table:formula="of:=[.L82]+0.1*(2*([.I83]-[.E83])*(1-[.I83])*[.I83]*[.A83])" office:value-type="float" office:value="0.606760662041415" calcext:value-type="float">
            <text:p>0.606760662</text:p>
          </table:table-cell>
          <table:table-cell table:style-name="ce6" table:formula="of:=[.M82]+0.1*(2*([.I83]-[.E83])*(1-[.I83])*[.I83]*[.B83])" office:value-type="float" office:value="0.552967627895098" calcext:value-type="float">
            <text:p>0.5529676279</text:p>
          </table:table-cell>
          <table:table-cell table:style-name="ce6" table:formula="of:=[.N82]+0.1*(2*([.I83]-[.E83])*(1-[.I83])*[.I83]*[.C83])" office:value-type="float" office:value="0.406029798789508" calcext:value-type="float">
            <text:p>0.4060297988</text:p>
          </table:table-cell>
          <table:table-cell table:formula="of:=[.O82]+0.1*(2*([.I83]-[.E83])*(1-[.I83])*[.I83]*[.D83])" office:value-type="float" office:value="0.302239471307564" calcext:value-type="float">
            <text:p>0.3022394713</text:p>
          </table:table-cell>
          <table:table-cell table:formula="of:=[.P82]+0.1*(2*([.I83]-[.E83])*(1-[.I83])*[.I83])" office:value-type="float" office:value="0.401086327226127" calcext:value-type="float">
            <text:p>0.4010863272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3]*[.A84])+([.M83]*[.B84])+([.N83]*[.C84])+([.O83]*[.D84])+[.P83]" office:value-type="float" office:value="8.77135763249534" calcext:value-type="float">
            <text:p>8.7713576325</text:p>
          </table:table-cell>
          <table:table-cell table:formula="of:=1/(1+EXP(-([.H84])))" office:value-type="float" office:value="0.999844911204878" calcext:value-type="float">
            <text:p>0.9998449112</text:p>
          </table:table-cell>
          <table:table-cell office:value-type="float" office:value="1" calcext:value-type="float">
            <text:p>1</text:p>
          </table:table-cell>
          <table:table-cell table:formula="of:=([.I84]-[.E84])^2" office:value-type="float" office:value="0.99968984646229" calcext:value-type="float">
            <text:p>0.9996898465</text:p>
          </table:table-cell>
          <table:table-cell table:formula="of:=[.L83]+0.1*(2*([.I84]-[.E84])*(1-[.I84])*[.I84]*[.A84])" office:value-type="float" office:value="0.606959114129458" calcext:value-type="float">
            <text:p>0.6069591141</text:p>
          </table:table-cell>
          <table:table-cell table:style-name="ce6" table:formula="of:=[.M83]+0.1*(2*([.I84]-[.E84])*(1-[.I84])*[.I84]*[.B84])" office:value-type="float" office:value="0.553054450683617" calcext:value-type="float">
            <text:p>0.5530544507</text:p>
          </table:table-cell>
          <table:table-cell table:style-name="ce6" table:formula="of:=[.N83]+0.1*(2*([.I84]-[.E84])*(1-[.I84])*[.I84]*[.C84])" office:value-type="float" office:value="0.406203444366546" calcext:value-type="float">
            <text:p>0.4062034444</text:p>
          </table:table-cell>
          <table:table-cell table:formula="of:=[.O83]+0.1*(2*([.I84]-[.E84])*(1-[.I84])*[.I84]*[.D84])" office:value-type="float" office:value="0.302307689212829" calcext:value-type="float">
            <text:p>0.3023076892</text:p>
          </table:table-cell>
          <table:table-cell table:formula="of:=[.P83]+0.1*(2*([.I84]-[.E84])*(1-[.I84])*[.I84])" office:value-type="float" office:value="0.401117335364884" calcext:value-type="float">
            <text:p>0.4011173354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4]*[.A85])+([.M84]*[.B85])+([.N84]*[.C85])+([.O84]*[.D85])+[.P84]" office:value-type="float" office:value="8.29861131638322" calcext:value-type="float">
            <text:p>8.2986113164</text:p>
          </table:table-cell>
          <table:table-cell table:formula="of:=1/(1+EXP(-([.H85])))" office:value-type="float" office:value="0.999751199738884" calcext:value-type="float">
            <text:p>0.9997511997</text:p>
          </table:table-cell>
          <table:table-cell office:value-type="float" office:value="1" calcext:value-type="float">
            <text:p>1</text:p>
          </table:table-cell>
          <table:table-cell table:formula="of:=([.I85]-[.E85])^2" office:value-type="float" office:value="0.999502461379339" calcext:value-type="float">
            <text:p>0.9995024614</text:p>
          </table:table-cell>
          <table:table-cell table:formula="of:=[.L84]+0.1*(2*([.I85]-[.E85])*(1-[.I85])*[.I85]*[.A85])" office:value-type="float" office:value="0.607272446485912" calcext:value-type="float">
            <text:p>0.6072724465</text:p>
          </table:table-cell>
          <table:table-cell table:style-name="ce6" table:formula="of:=[.M84]+0.1*(2*([.I85]-[.E85])*(1-[.I85])*[.I85]*[.B85])" office:value-type="float" office:value="0.553193709508708" calcext:value-type="float">
            <text:p>0.5531937095</text:p>
          </table:table-cell>
          <table:table-cell table:style-name="ce6" table:formula="of:=[.N84]+0.1*(2*([.I85]-[.E85])*(1-[.I85])*[.I85]*[.C85])" office:value-type="float" office:value="0.40645709436939" calcext:value-type="float">
            <text:p>0.4064570944</text:p>
          </table:table-cell>
          <table:table-cell table:formula="of:=[.O84]+0.1*(2*([.I85]-[.E85])*(1-[.I85])*[.I85]*[.D85])" office:value-type="float" office:value="0.302382292154842" calcext:value-type="float">
            <text:p>0.3023822922</text:p>
          </table:table-cell>
          <table:table-cell table:formula="of:=[.P84]+0.1*(2*([.I85]-[.E85])*(1-[.I85])*[.I85])" office:value-type="float" office:value="0.40116707065956" calcext:value-type="float">
            <text:p>0.4011670707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5]*[.A86])+([.M85]*[.B86])+([.N85]*[.C86])+([.O85]*[.D86])+[.P85]" office:value-type="float" office:value="8.24332757643163" calcext:value-type="float">
            <text:p>8.2433275764</text:p>
          </table:table-cell>
          <table:table-cell table:formula="of:=1/(1+EXP(-([.H86])))" office:value-type="float" office:value="0.999737061541026" calcext:value-type="float">
            <text:p>0.9997370615</text:p>
          </table:table-cell>
          <table:table-cell office:value-type="float" office:value="1" calcext:value-type="float">
            <text:p>1</text:p>
          </table:table-cell>
          <table:table-cell table:formula="of:=([.I86]-[.E86])^2" office:value-type="float" office:value="0.999474192218685" calcext:value-type="float">
            <text:p>0.9994741922</text:p>
          </table:table-cell>
          <table:table-cell table:formula="of:=[.L85]+0.1*(2*([.I86]-[.E86])*(1-[.I86])*[.I86]*[.A86])" office:value-type="float" office:value="0.607593062734654" calcext:value-type="float">
            <text:p>0.6075930627</text:p>
          </table:table-cell>
          <table:table-cell table:style-name="ce6" table:formula="of:=[.M85]+0.1*(2*([.I86]-[.E86])*(1-[.I86])*[.I86]*[.B86])" office:value-type="float" office:value="0.553330365614728" calcext:value-type="float">
            <text:p>0.5533303656</text:p>
          </table:table-cell>
          <table:table-cell table:style-name="ce6" table:formula="of:=[.N85]+0.1*(2*([.I86]-[.E86])*(1-[.I86])*[.I86]*[.C86])" office:value-type="float" office:value="0.406751430597743" calcext:value-type="float">
            <text:p>0.4067514306</text:p>
          </table:table-cell>
          <table:table-cell table:formula="of:=[.O85]+0.1*(2*([.I86]-[.E86])*(1-[.I86])*[.I86]*[.D86])" office:value-type="float" office:value="0.30245587621193" calcext:value-type="float">
            <text:p>0.3024558762</text:p>
          </table:table-cell>
          <table:table-cell table:formula="of:=[.P85]+0.1*(2*([.I86]-[.E86])*(1-[.I86])*[.I86])" office:value-type="float" office:value="0.401219630700337" calcext:value-type="float">
            <text:p>0.4012196307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6]*[.A87])+([.M86]*[.B87])+([.N86]*[.C87])+([.O86]*[.D87])+[.P86]" office:value-type="float" office:value="9.91650955253502" calcext:value-type="float">
            <text:p>9.9165095525</text:p>
          </table:table-cell>
          <table:table-cell table:formula="of:=1/(1+EXP(-([.H87])))" office:value-type="float" office:value="0.99995064931464" calcext:value-type="float">
            <text:p>0.9999506493</text:p>
          </table:table-cell>
          <table:table-cell office:value-type="float" office:value="1" calcext:value-type="float">
            <text:p>1</text:p>
          </table:table-cell>
          <table:table-cell table:formula="of:=([.I87]-[.E87])^2" office:value-type="float" office:value="0.99990130106477" calcext:value-type="float">
            <text:p>0.9999013011</text:p>
          </table:table-cell>
          <table:table-cell table:formula="of:=[.L86]+0.1*(2*([.I87]-[.E87])*(1-[.I87])*[.I87]*[.A87])" office:value-type="float" office:value="0.607669055288983" calcext:value-type="float">
            <text:p>0.6076690553</text:p>
          </table:table-cell>
          <table:table-cell table:style-name="ce6" table:formula="of:=[.M86]+0.1*(2*([.I87]-[.E87])*(1-[.I87])*[.I87]*[.B87])" office:value-type="float" office:value="0.553359973103428" calcext:value-type="float">
            <text:p>0.5533599731</text:p>
          </table:table-cell>
          <table:table-cell table:style-name="ce6" table:formula="of:=[.N86]+0.1*(2*([.I87]-[.E87])*(1-[.I87])*[.I87]*[.C87])" office:value-type="float" office:value="0.406811632491432" calcext:value-type="float">
            <text:p>0.4068116325</text:p>
          </table:table-cell>
          <table:table-cell table:formula="of:=[.O86]+0.1*(2*([.I87]-[.E87])*(1-[.I87])*[.I87]*[.D87])" office:value-type="float" office:value="0.3024785752866" calcext:value-type="float">
            <text:p>0.3024785753</text:p>
          </table:table-cell>
          <table:table-cell table:formula="of:=[.P86]+0.1*(2*([.I87]-[.E87])*(1-[.I87])*[.I87])" office:value-type="float" office:value="0.401229499863237" calcext:value-type="float">
            <text:p>0.4012294999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7]*[.A88])+([.M87]*[.B88])+([.N87]*[.C88])+([.O87]*[.D88])+[.P87]" office:value-type="float" office:value="9.11506217937535" calcext:value-type="float">
            <text:p>9.1150621794</text:p>
          </table:table-cell>
          <table:table-cell table:formula="of:=1/(1+EXP(-([.H88])))" office:value-type="float" office:value="0.999890015616431" calcext:value-type="float">
            <text:p>0.9998900156</text:p>
          </table:table-cell>
          <table:table-cell office:value-type="float" office:value="1" calcext:value-type="float">
            <text:p>1</text:p>
          </table:table-cell>
          <table:table-cell table:formula="of:=([.I88]-[.E88])^2" office:value-type="float" office:value="0.999780043329427" calcext:value-type="float">
            <text:p>0.9997800433</text:p>
          </table:table-cell>
          <table:table-cell table:formula="of:=[.L87]+0.1*(2*([.I88]-[.E88])*(1-[.I88])*[.I88]*[.A88])" office:value-type="float" office:value="0.607807605130614" calcext:value-type="float">
            <text:p>0.6078076051</text:p>
          </table:table-cell>
          <table:table-cell table:style-name="ce6" table:formula="of:=[.M87]+0.1*(2*([.I88]-[.E88])*(1-[.I88])*[.I88]*[.B88])" office:value-type="float" office:value="0.553434746033832" calcext:value-type="float">
            <text:p>0.553434746</text:p>
          </table:table-cell>
          <table:table-cell table:style-name="ce6" table:formula="of:=[.N87]+0.1*(2*([.I88]-[.E88])*(1-[.I88])*[.I88]*[.C88])" office:value-type="float" office:value="0.406934787906215" calcext:value-type="float">
            <text:p>0.4069347879</text:p>
          </table:table-cell>
          <table:table-cell table:formula="of:=[.O87]+0.1*(2*([.I88]-[.E88])*(1-[.I88])*[.I88]*[.D88])" office:value-type="float" office:value="0.302531356178649" calcext:value-type="float">
            <text:p>0.3025313562</text:p>
          </table:table-cell>
          <table:table-cell table:formula="of:=[.P87]+0.1*(2*([.I88]-[.E88])*(1-[.I88])*[.I88])" office:value-type="float" office:value="0.401251491901591" calcext:value-type="float">
            <text:p>0.4012514919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8]*[.A89])+([.M88]*[.B89])+([.N88]*[.C89])+([.O88]*[.D89])+[.P88]" office:value-type="float" office:value="8.78956565204815" calcext:value-type="float">
            <text:p>8.789565652</text:p>
          </table:table-cell>
          <table:table-cell table:formula="of:=1/(1+EXP(-([.H89])))" office:value-type="float" office:value="0.999847709085413" calcext:value-type="float">
            <text:p>0.9998477091</text:p>
          </table:table-cell>
          <table:table-cell office:value-type="float" office:value="1" calcext:value-type="float">
            <text:p>1</text:p>
          </table:table-cell>
          <table:table-cell table:formula="of:=([.I89]-[.E89])^2" office:value-type="float" office:value="0.99969544136335" calcext:value-type="float">
            <text:p>0.9996954414</text:p>
          </table:table-cell>
          <table:table-cell table:formula="of:=[.L88]+0.1*(2*([.I89]-[.E89])*(1-[.I89])*[.I89]*[.A89])" office:value-type="float" office:value="0.608002478132947" calcext:value-type="float">
            <text:p>0.6080024781</text:p>
          </table:table-cell>
          <table:table-cell table:style-name="ce6" table:formula="of:=[.M88]+0.1*(2*([.I89]-[.E89])*(1-[.I89])*[.I89]*[.B89])" office:value-type="float" office:value="0.553529137644337" calcext:value-type="float">
            <text:p>0.5535291376</text:p>
          </table:table-cell>
          <table:table-cell table:style-name="ce6" table:formula="of:=[.N88]+0.1*(2*([.I89]-[.E89])*(1-[.I89])*[.I89]*[.C89])" office:value-type="float" office:value="0.407102256892595" calcext:value-type="float">
            <text:p>0.4071022569</text:p>
          </table:table-cell>
          <table:table-cell table:formula="of:=[.O88]+0.1*(2*([.I89]-[.E89])*(1-[.I89])*[.I89]*[.D89])" office:value-type="float" office:value="0.302586164210556" calcext:value-type="float">
            <text:p>0.3025861642</text:p>
          </table:table-cell>
          <table:table-cell table:formula="of:=[.P88]+0.1*(2*([.I89]-[.E89])*(1-[.I89])*[.I89])" office:value-type="float" office:value="0.401281940808205" calcext:value-type="float">
            <text:p>0.401281940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9]*[.A90])+([.M89]*[.B90])+([.N89]*[.C90])+([.O89]*[.D90])+[.P89]" office:value-type="float" office:value="8.20863015120236" calcext:value-type="float">
            <text:p>8.2086301512</text:p>
          </table:table-cell>
          <table:table-cell table:formula="of:=1/(1+EXP(-([.H90])))" office:value-type="float" office:value="0.999727780656742" calcext:value-type="float">
            <text:p>0.9997277807</text:p>
          </table:table-cell>
          <table:table-cell office:value-type="float" office:value="1" calcext:value-type="float">
            <text:p>1</text:p>
          </table:table-cell>
          <table:table-cell table:formula="of:=([.I90]-[.E90])^2" office:value-type="float" office:value="0.999455635416854" calcext:value-type="float">
            <text:p>0.9994556354</text:p>
          </table:table-cell>
          <table:table-cell table:formula="of:=[.L89]+0.1*(2*([.I90]-[.E90])*(1-[.I90])*[.I90]*[.A90])" office:value-type="float" office:value="0.608328963520974" calcext:value-type="float">
            <text:p>0.6083289635</text:p>
          </table:table-cell>
          <table:table-cell table:style-name="ce6" table:formula="of:=[.M89]+0.1*(2*([.I90]-[.E90])*(1-[.I90])*[.I90]*[.B90])" office:value-type="float" office:value="0.553692380338351" calcext:value-type="float">
            <text:p>0.5536923803</text:p>
          </table:table-cell>
          <table:table-cell table:style-name="ce6" table:formula="of:=[.N89]+0.1*(2*([.I90]-[.E90])*(1-[.I90])*[.I90]*[.C90])" office:value-type="float" office:value="0.407363445203016" calcext:value-type="float">
            <text:p>0.4073634452</text:p>
          </table:table-cell>
          <table:table-cell table:formula="of:=[.O89]+0.1*(2*([.I90]-[.E90])*(1-[.I90])*[.I90]*[.D90])" office:value-type="float" office:value="0.302684109826964" calcext:value-type="float">
            <text:p>0.3026841098</text:p>
          </table:table-cell>
          <table:table-cell table:formula="of:=[.P89]+0.1*(2*([.I90]-[.E90])*(1-[.I90])*[.I90])" office:value-type="float" office:value="0.401336355039543" calcext:value-type="float">
            <text:p>0.401336355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0]*[.A91])+([.M90]*[.B91])+([.N90]*[.C91])+([.O90]*[.D91])+[.P90]" office:value-type="float" office:value="9.15065181711606" calcext:value-type="float">
            <text:p>9.1506518171</text:p>
          </table:table-cell>
          <table:table-cell table:formula="of:=1/(1+EXP(-([.H91])))" office:value-type="float" office:value="0.999893860677331" calcext:value-type="float">
            <text:p>0.9998938607</text:p>
          </table:table-cell>
          <table:table-cell office:value-type="float" office:value="1" calcext:value-type="float">
            <text:p>1</text:p>
          </table:table-cell>
          <table:table-cell table:formula="of:=([.I91]-[.E91])^2" office:value-type="float" office:value="0.999787732620218" calcext:value-type="float">
            <text:p>0.9997877326</text:p>
          </table:table-cell>
          <table:table-cell table:formula="of:=[.L90]+0.1*(2*([.I91]-[.E91])*(1-[.I91])*[.I91]*[.A91])" office:value-type="float" office:value="0.608475404694973" calcext:value-type="float">
            <text:p>0.6084754047</text:p>
          </table:table-cell>
          <table:table-cell table:style-name="ce6" table:formula="of:=[.M90]+0.1*(2*([.I91]-[.E91])*(1-[.I91])*[.I91]*[.B91])" office:value-type="float" office:value="0.553758172749858" calcext:value-type="float">
            <text:p>0.5537581727</text:p>
          </table:table-cell>
          <table:table-cell table:style-name="ce6" table:formula="of:=[.N90]+0.1*(2*([.I91]-[.E91])*(1-[.I91])*[.I91]*[.C91])" office:value-type="float" office:value="0.40747805133919" calcext:value-type="float">
            <text:p>0.4074780513</text:p>
          </table:table-cell>
          <table:table-cell table:formula="of:=[.O90]+0.1*(2*([.I91]-[.E91])*(1-[.I91])*[.I91]*[.D91])" office:value-type="float" office:value="0.30272867887992" calcext:value-type="float">
            <text:p>0.3027286789</text:p>
          </table:table-cell>
          <table:table-cell table:formula="of:=[.P90]+0.1*(2*([.I91]-[.E91])*(1-[.I91])*[.I91])" office:value-type="float" office:value="0.401357578398094" calcext:value-type="float">
            <text:p>0.4013575784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1]*[.A92])+([.M91]*[.B92])+([.N91]*[.C92])+([.O91]*[.D92])+[.P91]" office:value-type="float" office:value="9.20321904219024" calcext:value-type="float">
            <text:p>9.2032190422</text:p>
          </table:table-cell>
          <table:table-cell table:formula="of:=1/(1+EXP(-([.H92])))" office:value-type="float" office:value="0.999899295467749" calcext:value-type="float">
            <text:p>0.9998992955</text:p>
          </table:table-cell>
          <table:table-cell office:value-type="float" office:value="1" calcext:value-type="float">
            <text:p>1</text:p>
          </table:table-cell>
          <table:table-cell table:formula="of:=([.I92]-[.E92])^2" office:value-type="float" office:value="0.9997986010769" calcext:value-type="float">
            <text:p>0.9997986011</text:p>
          </table:table-cell>
          <table:table-cell table:formula="of:=[.L91]+0.1*(2*([.I92]-[.E92])*(1-[.I92])*[.I92]*[.A92])" office:value-type="float" office:value="0.608610321590599" calcext:value-type="float">
            <text:p>0.6086103216</text:p>
          </table:table-cell>
          <table:table-cell table:style-name="ce6" table:formula="of:=[.M91]+0.1*(2*([.I92]-[.E92])*(1-[.I92])*[.I92]*[.B92])" office:value-type="float" office:value="0.553820596985147" calcext:value-type="float">
            <text:p>0.553820597</text:p>
          </table:table-cell>
          <table:table-cell table:style-name="ce6" table:formula="of:=[.N91]+0.1*(2*([.I92]-[.E92])*(1-[.I92])*[.I92]*[.C92])" office:value-type="float" office:value="0.407590817699713" calcext:value-type="float">
            <text:p>0.4075908177</text:p>
          </table:table-cell>
          <table:table-cell table:formula="of:=[.O91]+0.1*(2*([.I92]-[.E92])*(1-[.I92])*[.I92]*[.D92])" office:value-type="float" office:value="0.302777007320144" calcext:value-type="float">
            <text:p>0.3027770073</text:p>
          </table:table-cell>
          <table:table-cell table:formula="of:=[.P91]+0.1*(2*([.I92]-[.E92])*(1-[.I92])*[.I92])" office:value-type="float" office:value="0.401377715248187" calcext:value-type="float">
            <text:p>0.4013777152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2]*[.A93])+([.M92]*[.B93])+([.N92]*[.C93])+([.O92]*[.D93])+[.P92]" office:value-type="float" office:value="9.09273307198214" calcext:value-type="float">
            <text:p>9.092733072</text:p>
          </table:table-cell>
          <table:table-cell table:formula="of:=1/(1+EXP(-([.H93])))" office:value-type="float" office:value="0.999887532418904" calcext:value-type="float">
            <text:p>0.9998875324</text:p>
          </table:table-cell>
          <table:table-cell office:value-type="float" office:value="1" calcext:value-type="float">
            <text:p>1</text:p>
          </table:table-cell>
          <table:table-cell table:formula="of:=([.I93]-[.E93])^2" office:value-type="float" office:value="0.999775077486765" calcext:value-type="float">
            <text:p>0.9997750775</text:p>
          </table:table-cell>
          <table:table-cell table:formula="of:=[.L92]+0.1*(2*([.I93]-[.E93])*(1-[.I93])*[.I93]*[.A93])" office:value-type="float" office:value="0.608765491943353" calcext:value-type="float">
            <text:p>0.6087654919</text:p>
          </table:table-cell>
          <table:table-cell table:style-name="ce6" table:formula="of:=[.M92]+0.1*(2*([.I93]-[.E93])*(1-[.I93])*[.I93]*[.B93])" office:value-type="float" office:value="0.553890311201602" calcext:value-type="float">
            <text:p>0.5538903112</text:p>
          </table:table-cell>
          <table:table-cell table:style-name="ce6" table:formula="of:=[.N92]+0.1*(2*([.I93]-[.E93])*(1-[.I93])*[.I93]*[.C93])" office:value-type="float" office:value="0.407705508830009" calcext:value-type="float">
            <text:p>0.4077055088</text:p>
          </table:table-cell>
          <table:table-cell table:formula="of:=[.O92]+0.1*(2*([.I93]-[.E93])*(1-[.I93])*[.I93]*[.D93])" office:value-type="float" office:value="0.302828730771062" calcext:value-type="float">
            <text:p>0.3028287308</text:p>
          </table:table-cell>
          <table:table-cell table:formula="of:=[.P92]+0.1*(2*([.I93]-[.E93])*(1-[.I93])*[.I93])" office:value-type="float" office:value="0.401400203705108" calcext:value-type="float">
            <text:p>0.4014002037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3]*[.A94])+([.M93]*[.B94])+([.N93]*[.C94])+([.O93]*[.D94])+[.P93]" office:value-type="float" office:value="8.08241658071895" calcext:value-type="float">
            <text:p>8.0824165807</text:p>
          </table:table-cell>
          <table:table-cell table:formula="of:=1/(1+EXP(-([.H94])))" office:value-type="float" office:value="0.999691171810459" calcext:value-type="float">
            <text:p>0.9996911718</text:p>
          </table:table-cell>
          <table:table-cell office:value-type="float" office:value="1" calcext:value-type="float">
            <text:p>1</text:p>
          </table:table-cell>
          <table:table-cell table:formula="of:=([.I94]-[.E94])^2" office:value-type="float" office:value="0.999382438995768" calcext:value-type="float">
            <text:p>0.999382439</text:p>
          </table:table-cell>
          <table:table-cell table:formula="of:=[.L93]+0.1*(2*([.I94]-[.E94])*(1-[.I94])*[.I94]*[.A94])" office:value-type="float" office:value="0.609123511407734" calcext:value-type="float">
            <text:p>0.6091235114</text:p>
          </table:table-cell>
          <table:table-cell table:style-name="ce6" table:formula="of:=[.M93]+0.1*(2*([.I94]-[.E94])*(1-[.I94])*[.I94]*[.B94])" office:value-type="float" office:value="0.554056975435021" calcext:value-type="float">
            <text:p>0.5540569754</text:p>
          </table:table-cell>
          <table:table-cell table:style-name="ce6" table:formula="of:=[.N93]+0.1*(2*([.I94]-[.E94])*(1-[.I94])*[.I94]*[.C94])" office:value-type="float" office:value="0.40802031904869" calcext:value-type="float">
            <text:p>0.408020319</text:p>
          </table:table-cell>
          <table:table-cell table:formula="of:=[.O93]+0.1*(2*([.I94]-[.E94])*(1-[.I94])*[.I94]*[.D94])" office:value-type="float" office:value="0.302946013009394" calcext:value-type="float">
            <text:p>0.302946013</text:p>
          </table:table-cell>
          <table:table-cell table:formula="of:=[.P93]+0.1*(2*([.I94]-[.E94])*(1-[.I94])*[.I94])" office:value-type="float" office:value="0.401461931198967" calcext:value-type="float">
            <text:p>0.4014619312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4]*[.A95])+([.M94]*[.B95])+([.N94]*[.C95])+([.O94]*[.D95])+[.P94]" office:value-type="float" office:value="9.4205798424725" calcext:value-type="float">
            <text:p>9.4205798425</text:p>
          </table:table-cell>
          <table:table-cell table:formula="of:=1/(1+EXP(-([.H95])))" office:value-type="float" office:value="0.99991896755097" calcext:value-type="float">
            <text:p>0.9999189676</text:p>
          </table:table-cell>
          <table:table-cell office:value-type="float" office:value="1" calcext:value-type="float">
            <text:p>1</text:p>
          </table:table-cell>
          <table:table-cell table:formula="of:=([.I95]-[.E95])^2" office:value-type="float" office:value="0.999837941668198" calcext:value-type="float">
            <text:p>0.9998379417</text:p>
          </table:table-cell>
          <table:table-cell table:formula="of:=[.L94]+0.1*(2*([.I95]-[.E95])*(1-[.I95])*[.I95]*[.A95])" office:value-type="float" office:value="0.609233697678918" calcext:value-type="float">
            <text:p>0.6092336977</text:p>
          </table:table-cell>
          <table:table-cell table:style-name="ce6" table:formula="of:=[.M94]+0.1*(2*([.I95]-[.E95])*(1-[.I95])*[.I95]*[.B95])" office:value-type="float" office:value="0.554108827797931" calcext:value-type="float">
            <text:p>0.5541088278</text:p>
          </table:table-cell>
          <table:table-cell table:style-name="ce6" table:formula="of:=[.N94]+0.1*(2*([.I95]-[.E95])*(1-[.I95])*[.I95]*[.C95])" office:value-type="float" office:value="0.408115921842804" calcext:value-type="float">
            <text:p>0.4081159218</text:p>
          </table:table-cell>
          <table:table-cell table:formula="of:=[.O94]+0.1*(2*([.I95]-[.E95])*(1-[.I95])*[.I95]*[.D95])" office:value-type="float" office:value="0.302983281895235" calcext:value-type="float">
            <text:p>0.3029832819</text:p>
          </table:table-cell>
          <table:table-cell table:formula="of:=[.P94]+0.1*(2*([.I95]-[.E95])*(1-[.I95])*[.I95])" office:value-type="float" office:value="0.401478135062376" calcext:value-type="float">
            <text:p>0.4014781351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5]*[.A96])+([.M95]*[.B96])+([.N95]*[.C96])+([.O95]*[.D96])+[.P95]" office:value-type="float" office:value="9.39562200048637" calcext:value-type="float">
            <text:p>9.3956220005</text:p>
          </table:table-cell>
          <table:table-cell table:formula="of:=1/(1+EXP(-([.H96])))" office:value-type="float" office:value="0.999916919877466" calcext:value-type="float">
            <text:p>0.9999169199</text:p>
          </table:table-cell>
          <table:table-cell office:value-type="float" office:value="1" calcext:value-type="float">
            <text:p>1</text:p>
          </table:table-cell>
          <table:table-cell table:formula="of:=([.I96]-[.E96])^2" office:value-type="float" office:value="0.999833846657238" calcext:value-type="float">
            <text:p>0.9998338467</text:p>
          </table:table-cell>
          <table:table-cell table:formula="of:=[.L95]+0.1*(2*([.I96]-[.E96])*(1-[.I96])*[.I96]*[.A96])" office:value-type="float" office:value="0.6093450065457" calcext:value-type="float">
            <text:p>0.6093450065</text:p>
          </table:table-cell>
          <table:table-cell table:style-name="ce6" table:formula="of:=[.M95]+0.1*(2*([.I96]-[.E96])*(1-[.I96])*[.I96]*[.B96])" office:value-type="float" office:value="0.554163651568137" calcext:value-type="float">
            <text:p>0.5541636516</text:p>
          </table:table-cell>
          <table:table-cell table:style-name="ce6" table:formula="of:=[.N95]+0.1*(2*([.I96]-[.E96])*(1-[.I96])*[.I96]*[.C96])" office:value-type="float" office:value="0.408210617445888" calcext:value-type="float">
            <text:p>0.4082106174</text:p>
          </table:table-cell>
          <table:table-cell table:formula="of:=[.O95]+0.1*(2*([.I96]-[.E96])*(1-[.I96])*[.I96]*[.D96])" office:value-type="float" office:value="0.303024815054483" calcext:value-type="float">
            <text:p>0.3030248151</text:p>
          </table:table-cell>
          <table:table-cell table:formula="of:=[.P95]+0.1*(2*([.I96]-[.E96])*(1-[.I96])*[.I96])" office:value-type="float" office:value="0.401494748326075" calcext:value-type="float">
            <text:p>0.4014947483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6]*[.A97])+([.M96]*[.B97])+([.N96]*[.C97])+([.O96]*[.D97])+[.P96]" office:value-type="float" office:value="8.9662495322306" calcext:value-type="float">
            <text:p>8.9662495322</text:p>
          </table:table-cell>
          <table:table-cell table:formula="of:=1/(1+EXP(-([.H97])))" office:value-type="float" office:value="0.999872370263574" calcext:value-type="float">
            <text:p>0.9998723703</text:p>
          </table:table-cell>
          <table:table-cell office:value-type="float" office:value="1" calcext:value-type="float">
            <text:p>1</text:p>
          </table:table-cell>
          <table:table-cell table:formula="of:=([.I97]-[.E97])^2" office:value-type="float" office:value="0.999744756816497" calcext:value-type="float">
            <text:p>0.9997447568</text:p>
          </table:table-cell>
          <table:table-cell table:formula="of:=[.L96]+0.1*(2*([.I97]-[.E97])*(1-[.I97])*[.I97]*[.A97])" office:value-type="float" office:value="0.60951598673984" calcext:value-type="float">
            <text:p>0.6095159867</text:p>
          </table:table-cell>
          <table:table-cell table:style-name="ce6" table:formula="of:=[.M96]+0.1*(2*([.I97]-[.E97])*(1-[.I97])*[.I97]*[.B97])" office:value-type="float" office:value="0.55424020986402" calcext:value-type="float">
            <text:p>0.5542402099</text:p>
          </table:table-cell>
          <table:table-cell table:style-name="ce6" table:formula="of:=[.N96]+0.1*(2*([.I97]-[.E97])*(1-[.I97])*[.I97]*[.C97])" office:value-type="float" office:value="0.408343318492086" calcext:value-type="float">
            <text:p>0.4083433185</text:p>
          </table:table-cell>
          <table:table-cell table:formula="of:=[.O96]+0.1*(2*([.I97]-[.E97])*(1-[.I97])*[.I97]*[.D97])" office:value-type="float" office:value="0.303083509747993" calcext:value-type="float">
            <text:p>0.3030835097</text:p>
          </table:table-cell>
          <table:table-cell table:formula="of:=[.P96]+0.1*(2*([.I97]-[.E97])*(1-[.I97])*[.I97])" office:value-type="float" office:value="0.401520267758036" calcext:value-type="float">
            <text:p>0.4015202678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7]*[.A98])+([.M97]*[.B98])+([.N97]*[.C98])+([.O97]*[.D98])+[.P97]" office:value-type="float" office:value="8.2446467698607" calcext:value-type="float">
            <text:p>8.2446467699</text:p>
          </table:table-cell>
          <table:table-cell table:formula="of:=1/(1+EXP(-([.H98])))" office:value-type="float" office:value="0.999737408087998" calcext:value-type="float">
            <text:p>0.9997374081</text:p>
          </table:table-cell>
          <table:table-cell office:value-type="float" office:value="1" calcext:value-type="float">
            <text:p>1</text:p>
          </table:table-cell>
          <table:table-cell table:formula="of:=([.I98]-[.E98])^2" office:value-type="float" office:value="0.999474885130507" calcext:value-type="float">
            <text:p>0.9994748851</text:p>
          </table:table-cell>
          <table:table-cell table:formula="of:=[.L97]+0.1*(2*([.I98]-[.E98])*(1-[.I98])*[.I98]*[.A98])" office:value-type="float" office:value="0.609846678806407" calcext:value-type="float">
            <text:p>0.6098466788</text:p>
          </table:table-cell>
          <table:table-cell table:style-name="ce6" table:formula="of:=[.M97]+0.1*(2*([.I98]-[.E98])*(1-[.I98])*[.I98]*[.B98])" office:value-type="float" office:value="0.554371436874563" calcext:value-type="float">
            <text:p>0.5543714369</text:p>
          </table:table-cell>
          <table:table-cell table:style-name="ce6" table:formula="of:=[.N97]+0.1*(2*([.I98]-[.E98])*(1-[.I98])*[.I98]*[.C98])" office:value-type="float" office:value="0.408605772513171" calcext:value-type="float">
            <text:p>0.4086057725</text:p>
          </table:table-cell>
          <table:table-cell table:formula="of:=[.O97]+0.1*(2*([.I98]-[.E98])*(1-[.I98])*[.I98]*[.D98])" office:value-type="float" office:value="0.303183242276005" calcext:value-type="float">
            <text:p>0.3031832423</text:p>
          </table:table-cell>
          <table:table-cell table:formula="of:=[.P97]+0.1*(2*([.I98]-[.E98])*(1-[.I98])*[.I98])" office:value-type="float" office:value="0.401572758562253" calcext:value-type="float">
            <text:p>0.4015727586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8]*[.A99])+([.M98]*[.B99])+([.N98]*[.C99])+([.O98]*[.D99])+[.P98]" office:value-type="float" office:value="8.75980698304809" calcext:value-type="float">
            <text:p>8.759806983</text:p>
          </table:table-cell>
          <table:table-cell table:formula="of:=1/(1+EXP(-([.H99])))" office:value-type="float" office:value="0.999843109725522" calcext:value-type="float">
            <text:p>0.9998431097</text:p>
          </table:table-cell>
          <table:table-cell office:value-type="float" office:value="1" calcext:value-type="float">
            <text:p>1</text:p>
          </table:table-cell>
          <table:table-cell table:formula="of:=([.I99]-[.E99])^2" office:value-type="float" office:value="0.999686244065603" calcext:value-type="float">
            <text:p>0.9996862441</text:p>
          </table:table-cell>
          <table:table-cell table:formula="of:=[.L98]+0.1*(2*([.I99]-[.E99])*(1-[.I99])*[.I99]*[.A99])" office:value-type="float" office:value="0.610050572170397" calcext:value-type="float">
            <text:p>0.6100505722</text:p>
          </table:table-cell>
          <table:table-cell table:style-name="ce6" table:formula="of:=[.M98]+0.1*(2*([.I99]-[.E99])*(1-[.I99])*[.I99]*[.B99])" office:value-type="float" office:value="0.554465541504096" calcext:value-type="float">
            <text:p>0.5544655415</text:p>
          </table:table-cell>
          <table:table-cell table:style-name="ce6" table:formula="of:=[.N98]+0.1*(2*([.I99]-[.E99])*(1-[.I99])*[.I99]*[.C99])" office:value-type="float" office:value="0.408768887204363" calcext:value-type="float">
            <text:p>0.4087688872</text:p>
          </table:table-cell>
          <table:table-cell table:formula="of:=[.O98]+0.1*(2*([.I99]-[.E99])*(1-[.I99])*[.I99]*[.D99])" office:value-type="float" office:value="0.303245978695695" calcext:value-type="float">
            <text:p>0.3032459787</text:p>
          </table:table-cell>
          <table:table-cell table:formula="of:=[.P98]+0.1*(2*([.I99]-[.E99])*(1-[.I99])*[.I99])" office:value-type="float" office:value="0.401604126772098" calcext:value-type="float">
            <text:p>0.4016041268</text:p>
          </table:table-cell>
          <table:table-cell table:number-columns-repeated="1008"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9]*[.A100])+([.M99]*[.B100])+([.N99]*[.C100])+([.O99]*[.D100])+[.P99]" office:value-type="float" office:value="8.97391825724614" calcext:value-type="float">
            <text:p>8.9739182572</text:p>
          </table:table-cell>
          <table:table-cell table:formula="of:=1/(1+EXP(-([.H100])))" office:value-type="float" office:value="0.999873345154101" calcext:value-type="float">
            <text:p>0.9998733452</text:p>
          </table:table-cell>
          <table:table-cell office:value-type="float" office:value="1" calcext:value-type="float">
            <text:p>1</text:p>
          </table:table-cell>
          <table:table-cell table:formula="of:=([.I100]-[.E100])^2" office:value-type="float" office:value="0.999746706349651" calcext:value-type="float">
            <text:p>0.9997467063</text:p>
          </table:table-cell>
          <table:table-cell table:formula="of:=[.L99]+0.1*(2*([.I100]-[.E100])*(1-[.I100])*[.I100]*[.A100])" office:value-type="float" office:value="0.610207584399035" calcext:value-type="float">
            <text:p>0.6102075844</text:p>
          </table:table-cell>
          <table:table-cell table:style-name="ce6" table:formula="of:=[.M99]+0.1*(2*([.I100]-[.E100])*(1-[.I100])*[.I100]*[.B100])" office:value-type="float" office:value="0.554551644984318" calcext:value-type="float">
            <text:p>0.554551645</text:p>
          </table:table-cell>
          <table:table-cell table:style-name="ce6" table:formula="of:=[.N99]+0.1*(2*([.I100]-[.E100])*(1-[.I100])*[.I100]*[.C100])" office:value-type="float" office:value="0.408905639790596" calcext:value-type="float">
            <text:p>0.4089056398</text:p>
          </table:table-cell>
          <table:table-cell table:formula="of:=[.O99]+0.1*(2*([.I100]-[.E100])*(1-[.I100])*[.I100]*[.D100])" office:value-type="float" office:value="0.303304225167609" calcext:value-type="float">
            <text:p>0.3033042252</text:p>
          </table:table-cell>
          <table:table-cell table:formula="of:=[.P99]+0.1*(2*([.I100]-[.E100])*(1-[.I100])*[.I100])" office:value-type="float" office:value="0.401629451325104" calcext:value-type="float">
            <text:p>0.4016294513</text:p>
          </table:table-cell>
          <table:table-cell table:number-columns-repeated="100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00]*[.A101])+([.M100]*[.B101])+([.N100]*[.C101])+([.O100]*[.D101])+[.P100]" office:value-type="float" office:value="8.2968755024661" calcext:value-type="float">
            <text:p>8.2968755025</text:p>
          </table:table-cell>
          <table:table-cell table:formula="of:=1/(1+EXP(-([.H101])))" office:value-type="float" office:value="0.999750767600618" calcext:value-type="float">
            <text:p>0.9997507676</text:p>
          </table:table-cell>
          <table:table-cell office:value-type="float" office:value="1" calcext:value-type="float">
            <text:p>1</text:p>
          </table:table-cell>
          <table:table-cell table:formula="of:=([.I101]-[.E101])^2" office:value-type="float" office:value="0.999501597318024" calcext:value-type="float">
            <text:p>0.9995015973</text:p>
          </table:table-cell>
          <table:table-cell table:formula="of:=[.L100]+0.1*(2*([.I101]-[.E101])*(1-[.I101])*[.I101]*[.A101])" office:value-type="float" office:value="0.610501532052953" calcext:value-type="float">
            <text:p>0.6105015321</text:p>
          </table:table-cell>
          <table:table-cell table:style-name="ce6" table:formula="of:=[.M100]+0.1*(2*([.I101]-[.E101])*(1-[.I101])*[.I101]*[.B101])" office:value-type="float" office:value="0.554701109893089" calcext:value-type="float">
            <text:p>0.5547011099</text:p>
          </table:table-cell>
          <table:table-cell table:style-name="ce6" table:formula="of:=[.N100]+0.1*(2*([.I101]-[.E101])*(1-[.I101])*[.I101]*[.C101])" office:value-type="float" office:value="0.409159730135508" calcext:value-type="float">
            <text:p>0.4091597301</text:p>
          </table:table-cell>
          <table:table-cell table:formula="of:=[.O100]+0.1*(2*([.I101]-[.E101])*(1-[.I101])*[.I101]*[.D101])" office:value-type="float" office:value="0.303393904112872" calcext:value-type="float">
            <text:p>0.3033939041</text:p>
          </table:table-cell>
          <table:table-cell table:formula="of:=[.P100]+0.1*(2*([.I101]-[.E101])*(1-[.I101])*[.I101])" office:value-type="float" office:value="0.401679272961361" calcext:value-type="float">
            <text:p>0.401679273</text:p>
          </table:table-cell>
          <table:table-cell table:number-columns-repeated="1008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poch 2</text:p>
          </table:table-cell>
          <table:table-cell table:style-name="ce1" table:formula="of:=([.L101]*[.A102])+([.M101]*[.B102])+([.N101]*[.C102])+([.O101]*[.D102])+[.P101]" office:value-type="float" office:value="6.09019337406952" calcext:value-type="float">
            <text:p>6.0901933741</text:p>
          </table:table-cell>
          <table:table-cell table:style-name="ce1" table:formula="of:=1/(1+EXP(-([.H102])))" office:value-type="float" office:value="0.997740147614034" calcext:value-type="float">
            <text:p>0.9977401476</text:p>
          </table:table-cell>
          <table:table-cell table:style-name="ce3" office:value-type="float" office:value="1" calcext:value-type="float">
            <text:p>1</text:p>
          </table:table-cell>
          <table:table-cell table:formula="of:=([.I102]-[.E102])^2" office:value-type="float" office:value="0.00000510693280635592" calcext:value-type="float">
            <text:p>5.10693280635592E-06</text:p>
          </table:table-cell>
          <table:table-cell table:style-name="ce1" table:formula="of:=[.L101]+0.1*(2*([.I102]-[.E102])*(1-[.I102])*[.I102]*[.A102])" office:value-type="float" office:value="0.610496334753223" calcext:value-type="float">
            <text:p>0.6104963348</text:p>
          </table:table-cell>
          <table:table-cell table:style-name="ce5" table:formula="of:=[.M101]+0.1*(2*([.I102]-[.E102])*(1-[.I102])*[.I102]*[.B102])" office:value-type="float" office:value="0.554697543118765" calcext:value-type="float">
            <text:p>0.5546975431</text:p>
          </table:table-cell>
          <table:table-cell table:style-name="ce5" table:formula="of:=[.N101]+0.1*(2*([.I102]-[.E102])*(1-[.I102])*[.I102]*[.C102])" office:value-type="float" office:value="0.409158303425778" calcext:value-type="float">
            <text:p>0.4091583034</text:p>
          </table:table-cell>
          <table:table-cell table:style-name="ce1" table:formula="of:=[.O101]+0.1*(2*([.I102]-[.E102])*(1-[.I102])*[.I102]*[.D102])" office:value-type="float" office:value="0.303393700297196" calcext:value-type="float">
            <text:p>0.3033937003</text:p>
          </table:table-cell>
          <table:table-cell table:formula="of:=[.P101]+0.1*(2*([.I102]-[.E102])*(1-[.I102])*[.I102])" office:value-type="float" office:value="0.401678253882983" calcext:value-type="float">
            <text:p>0.4016782539</text:p>
          </table:table-cell>
          <table:table-cell table:style-name="ce1"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2]*[.A103])+([.M102]*[.B103])+([.N102]*[.C103])+([.O102]*[.D103])+[.P102]" office:value-type="float" office:value="5.6907032883856" calcext:value-type="float">
            <text:p>5.6907032884</text:p>
          </table:table-cell>
          <table:table-cell table:formula="of:=1/(1+EXP(-([.H103])))" office:value-type="float" office:value="0.996634150228493" calcext:value-type="float">
            <text:p>0.9966341502</text:p>
          </table:table-cell>
          <table:table-cell office:value-type="float" office:value="1" calcext:value-type="float">
            <text:p>1</text:p>
          </table:table-cell>
          <table:table-cell table:formula="of:=([.I103]-[.E103])^2" office:value-type="float" office:value="0.0000113289446843522" calcext:value-type="float">
            <text:p>1.13289446843522E-05</text:p>
          </table:table-cell>
          <table:table-cell table:formula="of:=[.L102]+0.1*(2*([.I103]-[.E103])*(1-[.I103])*[.I103]*[.A103])" office:value-type="float" office:value="0.610485269756328" calcext:value-type="float">
            <text:p>0.6104852698</text:p>
          </table:table-cell>
          <table:table-cell table:style-name="ce6" table:formula="of:=[.M102]+0.1*(2*([.I103]-[.E103])*(1-[.I103])*[.I103]*[.B103])" office:value-type="float" office:value="0.55469076863087" calcext:value-type="float">
            <text:p>0.5546907686</text:p>
          </table:table-cell>
          <table:table-cell table:style-name="ce6" table:formula="of:=[.N102]+0.1*(2*([.I103]-[.E103])*(1-[.I103])*[.I103]*[.C103])" office:value-type="float" office:value="0.409155141998094" calcext:value-type="float">
            <text:p>0.409155142</text:p>
          </table:table-cell>
          <table:table-cell table:formula="of:=[.O102]+0.1*(2*([.I103]-[.E103])*(1-[.I103])*[.I103]*[.D103])" office:value-type="float" office:value="0.30339324866467" calcext:value-type="float">
            <text:p>0.3033932487</text:p>
          </table:table-cell>
          <table:table-cell table:formula="of:=[.P102]+0.1*(2*([.I103]-[.E103])*(1-[.I103])*[.I103])" office:value-type="float" office:value="0.401675995720351" calcext:value-type="float">
            <text:p>0.4016759957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3]*[.A104])+([.M103]*[.B104])+([.N103]*[.C104])+([.O103]*[.D104])+[.P103]" office:value-type="float" office:value="5.63854755752433" calcext:value-type="float">
            <text:p>5.6385475575</text:p>
          </table:table-cell>
          <table:table-cell table:formula="of:=1/(1+EXP(-([.H104])))" office:value-type="float" office:value="0.996454582219098" calcext:value-type="float">
            <text:p>0.9964545822</text:p>
          </table:table-cell>
          <table:table-cell office:value-type="float" office:value="1" calcext:value-type="float">
            <text:p>1</text:p>
          </table:table-cell>
          <table:table-cell table:formula="of:=([.I104]-[.E104])^2" office:value-type="float" office:value="0.0000125699872411377" calcext:value-type="float">
            <text:p>0.00001257</text:p>
          </table:table-cell>
          <table:table-cell table:formula="of:=[.L103]+0.1*(2*([.I104]-[.E104])*(1-[.I104])*[.I104]*[.A104])" office:value-type="float" office:value="0.610473495860226" calcext:value-type="float">
            <text:p>0.6104734959</text:p>
          </table:table-cell>
          <table:table-cell table:style-name="ce6" table:formula="of:=[.M103]+0.1*(2*([.I104]-[.E104])*(1-[.I104])*[.I104]*[.B104])" office:value-type="float" office:value="0.554682752361183" calcext:value-type="float">
            <text:p>0.5546827524</text:p>
          </table:table-cell>
          <table:table-cell table:style-name="ce6" table:formula="of:=[.N103]+0.1*(2*([.I104]-[.E104])*(1-[.I104])*[.I104]*[.C104])" office:value-type="float" office:value="0.409151885388534" calcext:value-type="float">
            <text:p>0.4091518854</text:p>
          </table:table-cell>
          <table:table-cell table:formula="of:=[.O103]+0.1*(2*([.I104]-[.E104])*(1-[.I104])*[.I104]*[.D104])" office:value-type="float" office:value="0.303392747647815" calcext:value-type="float">
            <text:p>0.3033927476</text:p>
          </table:table-cell>
          <table:table-cell table:formula="of:=[.P103]+0.1*(2*([.I104]-[.E104])*(1-[.I104])*[.I104])" office:value-type="float" office:value="0.401673490636074" calcext:value-type="float">
            <text:p>0.4016734906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4]*[.A105])+([.M104]*[.B105])+([.N104]*[.C105])+([.O104]*[.D105])+[.P104]" office:value-type="float" office:value="5.60377448152514" calcext:value-type="float">
            <text:p>5.6037744815</text:p>
          </table:table-cell>
          <table:table-cell table:formula="of:=1/(1+EXP(-([.H105])))" office:value-type="float" office:value="0.996329589039957" calcext:value-type="float">
            <text:p>0.996329589</text:p>
          </table:table-cell>
          <table:table-cell office:value-type="float" office:value="1" calcext:value-type="float">
            <text:p>1</text:p>
          </table:table-cell>
          <table:table-cell table:formula="of:=([.I105]-[.E105])^2" office:value-type="float" office:value="0.0000134719166156018" calcext:value-type="float">
            <text:p>1.34719166156018E-05</text:p>
          </table:table-cell>
          <table:table-cell table:formula="of:=[.L104]+0.1*(2*([.I105]-[.E105])*(1-[.I105])*[.I105]*[.A105])" office:value-type="float" office:value="0.610461147188612" calcext:value-type="float">
            <text:p>0.6104611472</text:p>
          </table:table-cell>
          <table:table-cell table:style-name="ce6" table:formula="of:=[.M104]+0.1*(2*([.I105]-[.E105])*(1-[.I105])*[.I105]*[.B105])" office:value-type="float" office:value="0.554674430430313" calcext:value-type="float">
            <text:p>0.5546744304</text:p>
          </table:table-cell>
          <table:table-cell table:style-name="ce6" table:formula="of:=[.N104]+0.1*(2*([.I105]-[.E105])*(1-[.I105])*[.I105]*[.C105])" office:value-type="float" office:value="0.40914785864779" calcext:value-type="float">
            <text:p>0.4091478586</text:p>
          </table:table-cell>
          <table:table-cell table:formula="of:=[.O104]+0.1*(2*([.I105]-[.E105])*(1-[.I105])*[.I105]*[.D105])" office:value-type="float" office:value="0.303392210749049" calcext:value-type="float">
            <text:p>0.3033922107</text:p>
          </table:table-cell>
          <table:table-cell table:formula="of:=[.P104]+0.1*(2*([.I105]-[.E105])*(1-[.I105])*[.I105])" office:value-type="float" office:value="0.401670806142245" calcext:value-type="float">
            <text:p>0.401670806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5]*[.A106])+([.M105]*[.B106])+([.N105]*[.C106])+([.O105]*[.D106])+[.P105]" office:value-type="float" office:value="6.08428993589115" calcext:value-type="float">
            <text:p>6.0842899359</text:p>
          </table:table-cell>
          <table:table-cell table:formula="of:=1/(1+EXP(-([.H106])))" office:value-type="float" office:value="0.997726797675245" calcext:value-type="float">
            <text:p>0.9977267977</text:p>
          </table:table-cell>
          <table:table-cell office:value-type="float" office:value="1" calcext:value-type="float">
            <text:p>1</text:p>
          </table:table-cell>
          <table:table-cell table:formula="of:=([.I106]-[.E106])^2" office:value-type="float" office:value="0.00000516744880926915" calcext:value-type="float">
            <text:p>5.16744880926915E-06</text:p>
          </table:table-cell>
          <table:table-cell table:formula="of:=[.L105]+0.1*(2*([.I106]-[.E106])*(1-[.I106])*[.I106]*[.A106])" office:value-type="float" office:value="0.61045599148646" calcext:value-type="float">
            <text:p>0.6104559915</text:p>
          </table:table-cell>
          <table:table-cell table:style-name="ce6" table:formula="of:=[.M105]+0.1*(2*([.I106]-[.E106])*(1-[.I106])*[.I106]*[.B106])" office:value-type="float" office:value="0.554670718324763" calcext:value-type="float">
            <text:p>0.5546707183</text:p>
          </table:table-cell>
          <table:table-cell table:style-name="ce6" table:formula="of:=[.N105]+0.1*(2*([.I106]-[.E106])*(1-[.I106])*[.I106]*[.C106])" office:value-type="float" office:value="0.409146415051187" calcext:value-type="float">
            <text:p>0.4091464151</text:p>
          </table:table-cell>
          <table:table-cell table:formula="of:=[.O105]+0.1*(2*([.I106]-[.E106])*(1-[.I106])*[.I106]*[.D106])" office:value-type="float" office:value="0.303392004520963" calcext:value-type="float">
            <text:p>0.3033920045</text:p>
          </table:table-cell>
          <table:table-cell table:formula="of:=[.P105]+0.1*(2*([.I106]-[.E106])*(1-[.I106])*[.I106])" office:value-type="float" office:value="0.401669775001814" calcext:value-type="float">
            <text:p>0.401669775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6]*[.A107])+([.M106]*[.B107])+([.N106]*[.C107])+([.O106]*[.D107])+[.P106]" office:value-type="float" office:value="6.67825363789068" calcext:value-type="float">
            <text:p>6.6782536379</text:p>
          </table:table-cell>
          <table:table-cell table:formula="of:=1/(1+EXP(-([.H107])))" office:value-type="float" office:value="0.998743607575991" calcext:value-type="float">
            <text:p>0.9987436076</text:p>
          </table:table-cell>
          <table:table-cell office:value-type="float" office:value="1" calcext:value-type="float">
            <text:p>1</text:p>
          </table:table-cell>
          <table:table-cell table:formula="of:=([.I107]-[.E107])^2" office:value-type="float" office:value="0.00000157852192310774" calcext:value-type="float">
            <text:p>1.57852192310774E-06</text:p>
          </table:table-cell>
          <table:table-cell table:formula="of:=[.L106]+0.1*(2*([.I107]-[.E107])*(1-[.I107])*[.I107]*[.A107])" office:value-type="float" office:value="0.610454288824685" calcext:value-type="float">
            <text:p>0.6104542888</text:p>
          </table:table-cell>
          <table:table-cell table:style-name="ce6" table:formula="of:=[.M106]+0.1*(2*([.I107]-[.E107])*(1-[.I107])*[.I107]*[.B107])" office:value-type="float" office:value="0.554669488624593" calcext:value-type="float">
            <text:p>0.5546694886</text:p>
          </table:table-cell>
          <table:table-cell table:style-name="ce6" table:formula="of:=[.N106]+0.1*(2*([.I107]-[.E107])*(1-[.I107])*[.I107]*[.C107])" office:value-type="float" office:value="0.409145879028036" calcext:value-type="float">
            <text:p>0.409145879</text:p>
          </table:table-cell>
          <table:table-cell table:formula="of:=[.O106]+0.1*(2*([.I107]-[.E107])*(1-[.I107])*[.I107]*[.D107])" office:value-type="float" office:value="0.303391878397868" calcext:value-type="float">
            <text:p>0.3033918784</text:p>
          </table:table-cell>
          <table:table-cell table:formula="of:=[.P106]+0.1*(2*([.I107]-[.E107])*(1-[.I107])*[.I107])" office:value-type="float" office:value="0.401669459694078" calcext:value-type="float">
            <text:p>0.4016694597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7]*[.A108])+([.M107]*[.B108])+([.N107]*[.C108])+([.O107]*[.D108])+[.P107]" office:value-type="float" office:value="5.75945724376986" calcext:value-type="float">
            <text:p>5.7594572438</text:p>
          </table:table-cell>
          <table:table-cell table:formula="of:=1/(1+EXP(-([.H108])))" office:value-type="float" office:value="0.996857086699179" calcext:value-type="float">
            <text:p>0.9968570867</text:p>
          </table:table-cell>
          <table:table-cell office:value-type="float" office:value="1" calcext:value-type="float">
            <text:p>1</text:p>
          </table:table-cell>
          <table:table-cell table:formula="of:=([.I108]-[.E108])^2" office:value-type="float" office:value="0.00000987790401647933" calcext:value-type="float">
            <text:p>9.87790401647933E-06</text:p>
          </table:table-cell>
          <table:table-cell table:formula="of:=[.L107]+0.1*(2*([.I108]-[.E108])*(1-[.I108])*[.I108]*[.A108])" office:value-type="float" office:value="0.610445229714754" calcext:value-type="float">
            <text:p>0.6104452297</text:p>
          </table:table-cell>
          <table:table-cell table:style-name="ce6" table:formula="of:=[.M107]+0.1*(2*([.I108]-[.E108])*(1-[.I108])*[.I108]*[.B108])" office:value-type="float" office:value="0.554662792760731" calcext:value-type="float">
            <text:p>0.5546627928</text:p>
          </table:table-cell>
          <table:table-cell table:style-name="ce6" table:formula="of:=[.N107]+0.1*(2*([.I108]-[.E108])*(1-[.I108])*[.I108]*[.C108])" office:value-type="float" office:value="0.409143121907623" calcext:value-type="float">
            <text:p>0.4091431219</text:p>
          </table:table-cell>
          <table:table-cell table:formula="of:=[.O107]+0.1*(2*([.I108]-[.E108])*(1-[.I108])*[.I108]*[.D108])" office:value-type="float" office:value="0.303391287586351" calcext:value-type="float">
            <text:p>0.3033912876</text:p>
          </table:table-cell>
          <table:table-cell table:formula="of:=[.P107]+0.1*(2*([.I108]-[.E108])*(1-[.I108])*[.I108])" office:value-type="float" office:value="0.401667490322354" calcext:value-type="float">
            <text:p>0.4016674903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8]*[.A109])+([.M108]*[.B109])+([.N108]*[.C109])+([.O108]*[.D109])+[.P108]" office:value-type="float" office:value="6.01414007466131" calcext:value-type="float">
            <text:p>6.0141400747</text:p>
          </table:table-cell>
          <table:table-cell table:formula="of:=1/(1+EXP(-([.H109])))" office:value-type="float" office:value="0.997562009250307" calcext:value-type="float">
            <text:p>0.9975620093</text:p>
          </table:table-cell>
          <table:table-cell office:value-type="float" office:value="1" calcext:value-type="float">
            <text:p>1</text:p>
          </table:table-cell>
          <table:table-cell table:formula="of:=([.I109]-[.E109])^2" office:value-type="float" office:value="0.0000059437988955896" calcext:value-type="float">
            <text:p>5.9437988955896E-06</text:p>
          </table:table-cell>
          <table:table-cell table:formula="of:=[.L108]+0.1*(2*([.I109]-[.E109])*(1-[.I109])*[.I109]*[.A109])" office:value-type="float" office:value="0.610439300406785" calcext:value-type="float">
            <text:p>0.6104393004</text:p>
          </table:table-cell>
          <table:table-cell table:style-name="ce6" table:formula="of:=[.M108]+0.1*(2*([.I109]-[.E109])*(1-[.I109])*[.I109]*[.B109])" office:value-type="float" office:value="0.554658760831312" calcext:value-type="float">
            <text:p>0.5546587608</text:p>
          </table:table-cell>
          <table:table-cell table:style-name="ce6" table:formula="of:=[.N108]+0.1*(2*([.I109]-[.E109])*(1-[.I109])*[.I109]*[.C109])" office:value-type="float" office:value="0.409141343115232" calcext:value-type="float">
            <text:p>0.4091413431</text:p>
          </table:table-cell>
          <table:table-cell table:formula="of:=[.O108]+0.1*(2*([.I109]-[.E109])*(1-[.I109])*[.I109]*[.D109])" office:value-type="float" office:value="0.303391050414032" calcext:value-type="float">
            <text:p>0.3033910504</text:p>
          </table:table-cell>
          <table:table-cell table:formula="of:=[.P108]+0.1*(2*([.I109]-[.E109])*(1-[.I109])*[.I109])" office:value-type="float" office:value="0.401666304460761" calcext:value-type="float">
            <text:p>0.4016663045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9]*[.A110])+([.M109]*[.B110])+([.N109]*[.C110])+([.O109]*[.D110])+[.P109]" office:value-type="float" office:value="5.32958572310555" calcext:value-type="float">
            <text:p>5.3295857231</text:p>
          </table:table-cell>
          <table:table-cell table:formula="of:=1/(1+EXP(-([.H110])))" office:value-type="float" office:value="0.995177293991429" calcext:value-type="float">
            <text:p>0.995177294</text:p>
          </table:table-cell>
          <table:table-cell office:value-type="float" office:value="1" calcext:value-type="float">
            <text:p>1</text:p>
          </table:table-cell>
          <table:table-cell table:formula="of:=([.I110]-[.E110])^2" office:value-type="float" office:value="0.0000232584932451062" calcext:value-type="float">
            <text:p>2.32584932451062E-05</text:p>
          </table:table-cell>
          <table:table-cell table:formula="of:=[.L109]+0.1*(2*([.I110]-[.E110])*(1-[.I110])*[.I110]*[.A110])" office:value-type="float" office:value="0.61041893164134" calcext:value-type="float">
            <text:p>0.6104189316</text:p>
          </table:table-cell>
          <table:table-cell table:style-name="ce6" table:formula="of:=[.M109]+0.1*(2*([.I110]-[.E110])*(1-[.I110])*[.I110]*[.B110])" office:value-type="float" office:value="0.554645335963178" calcext:value-type="float">
            <text:p>0.554645336</text:p>
          </table:table-cell>
          <table:table-cell table:style-name="ce6" table:formula="of:=[.N109]+0.1*(2*([.I110]-[.E110])*(1-[.I110])*[.I110]*[.C110])" office:value-type="float" office:value="0.409134862144408" calcext:value-type="float">
            <text:p>0.4091348621</text:p>
          </table:table-cell>
          <table:table-cell table:formula="of:=[.O109]+0.1*(2*([.I110]-[.E110])*(1-[.I110])*[.I110]*[.D110])" office:value-type="float" office:value="0.303390124561058" calcext:value-type="float">
            <text:p>0.3033901246</text:p>
          </table:table-cell>
          <table:table-cell table:formula="of:=[.P109]+0.1*(2*([.I110]-[.E110])*(1-[.I110])*[.I110])" office:value-type="float" office:value="0.401661675195887" calcext:value-type="float">
            <text:p>0.4016616752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0]*[.A111])+([.M110]*[.B111])+([.N110]*[.C111])+([.O110]*[.D111])+[.P110]" office:value-type="float" office:value="5.75615628739702" calcext:value-type="float">
            <text:p>5.7561562874</text:p>
          </table:table-cell>
          <table:table-cell table:formula="of:=1/(1+EXP(-([.H111])))" office:value-type="float" office:value="0.996846727705603" calcext:value-type="float">
            <text:p>0.9968467277</text:p>
          </table:table-cell>
          <table:table-cell office:value-type="float" office:value="1" calcext:value-type="float">
            <text:p>1</text:p>
          </table:table-cell>
          <table:table-cell table:formula="of:=([.I111]-[.E111])^2" office:value-type="float" office:value="0.00000994312616261097" calcext:value-type="float">
            <text:p>9.94312616261097E-06</text:p>
          </table:table-cell>
          <table:table-cell table:formula="of:=[.L110]+0.1*(2*([.I111]-[.E111])*(1-[.I111])*[.I111]*[.A111])" office:value-type="float" office:value="0.610409218104017" calcext:value-type="float">
            <text:p>0.6104092181</text:p>
          </table:table-cell>
          <table:table-cell table:style-name="ce6" table:formula="of:=[.M110]+0.1*(2*([.I111]-[.E111])*(1-[.I111])*[.I111]*[.B111])" office:value-type="float" office:value="0.554639190664055" calcext:value-type="float">
            <text:p>0.5546391907</text:p>
          </table:table-cell>
          <table:table-cell table:style-name="ce6" table:formula="of:=[.N110]+0.1*(2*([.I111]-[.E111])*(1-[.I111])*[.I111]*[.C111])" office:value-type="float" office:value="0.409131888612575" calcext:value-type="float">
            <text:p>0.4091318886</text:p>
          </table:table-cell>
          <table:table-cell table:formula="of:=[.O110]+0.1*(2*([.I111]-[.E111])*(1-[.I111])*[.I111]*[.D111])" office:value-type="float" office:value="0.303389926325602" calcext:value-type="float">
            <text:p>0.3033899263</text:p>
          </table:table-cell>
          <table:table-cell table:formula="of:=[.P110]+0.1*(2*([.I111]-[.E111])*(1-[.I111])*[.I111])" office:value-type="float" office:value="0.401659692841331" calcext:value-type="float">
            <text:p>0.4016596928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1]*[.A112])+([.M111]*[.B112])+([.N111]*[.C112])+([.O111]*[.D112])+[.P111]" office:value-type="float" office:value="6.42441029424401" calcext:value-type="float">
            <text:p>6.4244102942</text:p>
          </table:table-cell>
          <table:table-cell table:formula="of:=1/(1+EXP(-([.H112])))" office:value-type="float" office:value="0.998381135773297" calcext:value-type="float">
            <text:p>0.9983811358</text:p>
          </table:table-cell>
          <table:table-cell office:value-type="float" office:value="1" calcext:value-type="float">
            <text:p>1</text:p>
          </table:table-cell>
          <table:table-cell table:formula="of:=([.I112]-[.E112])^2" office:value-type="float" office:value="0.00000262072138449902" calcext:value-type="float">
            <text:p>2.62072138449902E-06</text:p>
          </table:table-cell>
          <table:table-cell table:formula="of:=[.L111]+0.1*(2*([.I112]-[.E112])*(1-[.I112])*[.I112]*[.A112])" office:value-type="float" office:value="0.610406392306921" calcext:value-type="float">
            <text:p>0.6104063923</text:p>
          </table:table-cell>
          <table:table-cell table:style-name="ce6" table:formula="of:=[.M111]+0.1*(2*([.I112]-[.E112])*(1-[.I112])*[.I112]*[.B112])" office:value-type="float" office:value="0.554637254469749" calcext:value-type="float">
            <text:p>0.5546372545</text:p>
          </table:table-cell>
          <table:table-cell table:style-name="ce6" table:formula="of:=[.N111]+0.1*(2*([.I112]-[.E112])*(1-[.I112])*[.I112]*[.C112])" office:value-type="float" office:value="0.409131103668937" calcext:value-type="float">
            <text:p>0.4091311037</text:p>
          </table:table-cell>
          <table:table-cell table:formula="of:=[.O111]+0.1*(2*([.I112]-[.E112])*(1-[.I112])*[.I112]*[.D112])" office:value-type="float" office:value="0.30338982166645" calcext:value-type="float">
            <text:p>0.3033898217</text:p>
          </table:table-cell>
          <table:table-cell table:formula="of:=[.P111]+0.1*(2*([.I112]-[.E112])*(1-[.I112])*[.I112])" office:value-type="float" office:value="0.401659169545572" calcext:value-type="float">
            <text:p>0.4016591695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2]*[.A113])+([.M112]*[.B113])+([.N112]*[.C113])+([.O112]*[.D113])+[.P112]" office:value-type="float" office:value="5.93266424801953" calcext:value-type="float">
            <text:p>5.932664248</text:p>
          </table:table-cell>
          <table:table-cell table:formula="of:=1/(1+EXP(-([.H113])))" office:value-type="float" office:value="0.997355602817057" calcext:value-type="float">
            <text:p>0.9973556028</text:p>
          </table:table-cell>
          <table:table-cell office:value-type="float" office:value="1" calcext:value-type="float">
            <text:p>1</text:p>
          </table:table-cell>
          <table:table-cell table:formula="of:=([.I113]-[.E113])^2" office:value-type="float" office:value="0.00000699283646115842" calcext:value-type="float">
            <text:p>6.99283646115842E-06</text:p>
          </table:table-cell>
          <table:table-cell table:formula="of:=[.L112]+0.1*(2*([.I113]-[.E113])*(1-[.I113])*[.I113]*[.A113])" office:value-type="float" office:value="0.610399696936082" calcext:value-type="float">
            <text:p>0.6103996969</text:p>
          </table:table-cell>
          <table:table-cell table:style-name="ce6" table:formula="of:=[.M112]+0.1*(2*([.I113]-[.E113])*(1-[.I113])*[.I113]*[.B113])" office:value-type="float" office:value="0.554632511915404" calcext:value-type="float">
            <text:p>0.5546325119</text:p>
          </table:table-cell>
          <table:table-cell table:style-name="ce6" table:formula="of:=[.N112]+0.1*(2*([.I113]-[.E113])*(1-[.I113])*[.I113]*[.C113])" office:value-type="float" office:value="0.409128871878657" calcext:value-type="float">
            <text:p>0.4091288719</text:p>
          </table:table-cell>
          <table:table-cell table:formula="of:=[.O112]+0.1*(2*([.I113]-[.E113])*(1-[.I113])*[.I113]*[.D113])" office:value-type="float" office:value="0.303389542692665" calcext:value-type="float">
            <text:p>0.3033895427</text:p>
          </table:table-cell>
          <table:table-cell table:formula="of:=[.P112]+0.1*(2*([.I113]-[.E113])*(1-[.I113])*[.I113])" office:value-type="float" office:value="0.401657774676648" calcext:value-type="float">
            <text:p>0.4016577747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3]*[.A114])+([.M113]*[.B114])+([.N113]*[.C114])+([.O113]*[.D114])+[.P113]" office:value-type="float" office:value="5.59859323061544" calcext:value-type="float">
            <text:p>5.5985932306</text:p>
          </table:table-cell>
          <table:table-cell table:formula="of:=1/(1+EXP(-([.H114])))" office:value-type="float" office:value="0.996310592712599" calcext:value-type="float">
            <text:p>0.9963105927</text:p>
          </table:table-cell>
          <table:table-cell office:value-type="float" office:value="1" calcext:value-type="float">
            <text:p>1</text:p>
          </table:table-cell>
          <table:table-cell table:formula="of:=([.I114]-[.E114])^2" office:value-type="float" office:value="0.0000136117261323298" calcext:value-type="float">
            <text:p>1.36117261323298E-05</text:p>
          </table:table-cell>
          <table:table-cell table:formula="of:=[.L113]+0.1*(2*([.I114]-[.E114])*(1-[.I114])*[.I114]*[.A114])" office:value-type="float" office:value="0.610386677889428" calcext:value-type="float">
            <text:p>0.6103866779</text:p>
          </table:table-cell>
          <table:table-cell table:style-name="ce6" table:formula="of:=[.M113]+0.1*(2*([.I114]-[.E114])*(1-[.I114])*[.I114]*[.B114])" office:value-type="float" office:value="0.554624375011246" calcext:value-type="float">
            <text:p>0.554624375</text:p>
          </table:table-cell>
          <table:table-cell table:style-name="ce6" table:formula="of:=[.N113]+0.1*(2*([.I114]-[.E114])*(1-[.I114])*[.I114]*[.C114])" office:value-type="float" office:value="0.409125074656717" calcext:value-type="float">
            <text:p>0.4091250747</text:p>
          </table:table-cell>
          <table:table-cell table:formula="of:=[.O113]+0.1*(2*([.I114]-[.E114])*(1-[.I114])*[.I114]*[.D114])" office:value-type="float" office:value="0.303389271462527" calcext:value-type="float">
            <text:p>0.3033892715</text:p>
          </table:table-cell>
          <table:table-cell table:formula="of:=[.P113]+0.1*(2*([.I114]-[.E114])*(1-[.I114])*[.I114])" office:value-type="float" office:value="0.401655062375261" calcext:value-type="float">
            <text:p>0.4016550624</text:p>
          </table:table-cell>
          <table:table-cell table:number-columns-repeated="1008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4]*[.A115])+([.M114]*[.B115])+([.N114]*[.C115])+([.O114]*[.D115])+[.P114]" office:value-type="float" office:value="5.17056741160218" calcext:value-type="float">
            <text:p>5.1705674116</text:p>
          </table:table-cell>
          <table:table-cell table:formula="of:=1/(1+EXP(-([.H115])))" office:value-type="float" office:value="0.994350751083976" calcext:value-type="float">
            <text:p>0.9943507511</text:p>
          </table:table-cell>
          <table:table-cell office:value-type="float" office:value="1" calcext:value-type="float">
            <text:p>1</text:p>
          </table:table-cell>
          <table:table-cell table:formula="of:=([.I115]-[.E115])^2" office:value-type="float" office:value="0.0000319140133152037" calcext:value-type="float">
            <text:p>0.000031914</text:p>
          </table:table-cell>
          <table:table-cell table:formula="of:=[.L114]+0.1*(2*([.I115]-[.E115])*(1-[.I115])*[.I115]*[.A115])" office:value-type="float" office:value="0.610359386887554" calcext:value-type="float">
            <text:p>0.6103593869</text:p>
          </table:table-cell>
          <table:table-cell table:style-name="ce6" table:formula="of:=[.M114]+0.1*(2*([.I115]-[.E115])*(1-[.I115])*[.I115]*[.B115])" office:value-type="float" office:value="0.55460533477738" calcext:value-type="float">
            <text:p>0.5546053348</text:p>
          </table:table-cell>
          <table:table-cell table:style-name="ce6" table:formula="of:=[.N114]+0.1*(2*([.I115]-[.E115])*(1-[.I115])*[.I115]*[.C115])" office:value-type="float" office:value="0.409118093237632" calcext:value-type="float">
            <text:p>0.4091180932</text:p>
          </table:table-cell>
          <table:table-cell table:formula="of:=[.O114]+0.1*(2*([.I115]-[.E115])*(1-[.I115])*[.I115]*[.D115])" office:value-type="float" office:value="0.303388636788064" calcext:value-type="float">
            <text:p>0.3033886368</text:p>
          </table:table-cell>
          <table:table-cell table:formula="of:=[.P114]+0.1*(2*([.I115]-[.E115])*(1-[.I115])*[.I115])" office:value-type="float" office:value="0.401648715630639" calcext:value-type="float">
            <text:p>0.4016487156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5]*[.A116])+([.M115]*[.B116])+([.N115]*[.C116])+([.O115]*[.D116])+[.P115]" office:value-type="float" office:value="6.71177393793074" calcext:value-type="float">
            <text:p>6.7117739379</text:p>
          </table:table-cell>
          <table:table-cell table:formula="of:=1/(1+EXP(-([.H116])))" office:value-type="float" office:value="0.998784973877955" calcext:value-type="float">
            <text:p>0.9987849739</text:p>
          </table:table-cell>
          <table:table-cell office:value-type="float" office:value="1" calcext:value-type="float">
            <text:p>1</text:p>
          </table:table-cell>
          <table:table-cell table:formula="of:=([.I116]-[.E116])^2" office:value-type="float" office:value="0.00000147628847725102" calcext:value-type="float">
            <text:p>1.47628847725102E-06</text:p>
          </table:table-cell>
          <table:table-cell table:formula="of:=[.L115]+0.1*(2*([.I116]-[.E116])*(1-[.I116])*[.I116]*[.A116])" office:value-type="float" office:value="0.610357676473646" calcext:value-type="float">
            <text:p>0.6103576765</text:p>
          </table:table-cell>
          <table:table-cell table:style-name="ce6" table:formula="of:=[.M115]+0.1*(2*([.I116]-[.E116])*(1-[.I116])*[.I116]*[.B116])" office:value-type="float" office:value="0.554604155181581" calcext:value-type="float">
            <text:p>0.5546041552</text:p>
          </table:table-cell>
          <table:table-cell table:style-name="ce6" table:formula="of:=[.N115]+0.1*(2*([.I116]-[.E116])*(1-[.I116])*[.I116]*[.C116])" office:value-type="float" office:value="0.409117739358893" calcext:value-type="float">
            <text:p>0.4091177394</text:p>
          </table:table-cell>
          <table:table-cell table:formula="of:=[.O115]+0.1*(2*([.I116]-[.E116])*(1-[.I116])*[.I116]*[.D116])" office:value-type="float" office:value="0.303388577808275" calcext:value-type="float">
            <text:p>0.3033885778</text:p>
          </table:table-cell>
          <table:table-cell table:formula="of:=[.P115]+0.1*(2*([.I116]-[.E116])*(1-[.I116])*[.I116])" office:value-type="float" office:value="0.40164842073169" calcext:value-type="float">
            <text:p>0.4016484207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6]*[.A117])+([.M116]*[.B117])+([.N116]*[.C117])+([.O116]*[.D117])+[.P116]" office:value-type="float" office:value="7.05597749959208" calcext:value-type="float">
            <text:p>7.0559774996</text:p>
          </table:table-cell>
          <table:table-cell table:formula="of:=1/(1+EXP(-([.H117])))" office:value-type="float" office:value="0.99913850333018" calcext:value-type="float">
            <text:p>0.9991385033</text:p>
          </table:table-cell>
          <table:table-cell office:value-type="float" office:value="1" calcext:value-type="float">
            <text:p>1</text:p>
          </table:table-cell>
          <table:table-cell table:formula="of:=([.I117]-[.E117])^2" office:value-type="float" office:value="0.000000742176512111419" calcext:value-type="float">
            <text:p>7.42176512111419E-07</text:p>
          </table:table-cell>
          <table:table-cell table:formula="of:=[.L116]+0.1*(2*([.I117]-[.E117])*(1-[.I117])*[.I117]*[.A117])" office:value-type="float" office:value="0.610356831121318" calcext:value-type="float">
            <text:p>0.6103568311</text:p>
          </table:table-cell>
          <table:table-cell table:style-name="ce6" table:formula="of:=[.M116]+0.1*(2*([.I117]-[.E117])*(1-[.I117])*[.I117]*[.B117])" office:value-type="float" office:value="0.554603502628907" calcext:value-type="float">
            <text:p>0.5546035026</text:p>
          </table:table-cell>
          <table:table-cell table:style-name="ce6" table:formula="of:=[.N116]+0.1*(2*([.I117]-[.E117])*(1-[.I117])*[.I117]*[.C117])" office:value-type="float" office:value="0.409117516897754" calcext:value-type="float">
            <text:p>0.4091175169</text:p>
          </table:table-cell>
          <table:table-cell table:formula="of:=[.O116]+0.1*(2*([.I117]-[.E117])*(1-[.I117])*[.I117]*[.D117])" office:value-type="float" office:value="0.303388518485304" calcext:value-type="float">
            <text:p>0.3033885185</text:p>
          </table:table-cell>
          <table:table-cell table:formula="of:=[.P116]+0.1*(2*([.I117]-[.E117])*(1-[.I117])*[.I117])" office:value-type="float" office:value="0.401648272424264" calcext:value-type="float">
            <text:p>0.4016482724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7]*[.A118])+([.M117]*[.B118])+([.N117]*[.C118])+([.O117]*[.D118])+[.P117]" office:value-type="float" office:value="6.51373700009332" calcext:value-type="float">
            <text:p>6.5137370001</text:p>
          </table:table-cell>
          <table:table-cell table:formula="of:=1/(1+EXP(-([.H118])))" office:value-type="float" office:value="0.998519268163493" calcext:value-type="float">
            <text:p>0.9985192682</text:p>
          </table:table-cell>
          <table:table-cell office:value-type="float" office:value="1" calcext:value-type="float">
            <text:p>1</text:p>
          </table:table-cell>
          <table:table-cell table:formula="of:=([.I118]-[.E118])^2" office:value-type="float" office:value="0.00000219256677164634" calcext:value-type="float">
            <text:p>2.19256677164634E-06</text:p>
          </table:table-cell>
          <table:table-cell table:formula="of:=[.L117]+0.1*(2*([.I118]-[.E118])*(1-[.I118])*[.I118]*[.A118])" office:value-type="float" office:value="0.610354466655536" calcext:value-type="float">
            <text:p>0.6103544667</text:p>
          </table:table-cell>
          <table:table-cell table:style-name="ce6" table:formula="of:=[.M117]+0.1*(2*([.I118]-[.E118])*(1-[.I118])*[.I118]*[.B118])" office:value-type="float" office:value="0.554601794959176" calcext:value-type="float">
            <text:p>0.554601795</text:p>
          </table:table-cell>
          <table:table-cell table:style-name="ce6" table:formula="of:=[.N117]+0.1*(2*([.I118]-[.E118])*(1-[.I118])*[.I118]*[.C118])" office:value-type="float" office:value="0.40911694767451" calcext:value-type="float">
            <text:p>0.4091169477</text:p>
          </table:table-cell>
          <table:table-cell table:formula="of:=[.O117]+0.1*(2*([.I118]-[.E118])*(1-[.I118])*[.I118]*[.D118])" office:value-type="float" office:value="0.303388343339691" calcext:value-type="float">
            <text:p>0.3033883433</text:p>
          </table:table-cell>
          <table:table-cell table:formula="of:=[.P117]+0.1*(2*([.I118]-[.E118])*(1-[.I118])*[.I118])" office:value-type="float" office:value="0.40164783456023" calcext:value-type="float">
            <text:p>0.4016478346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8]*[.A119])+([.M118]*[.B119])+([.N118]*[.C119])+([.O118]*[.D119])+[.P118]" office:value-type="float" office:value="6.1193421266068" calcext:value-type="float">
            <text:p>6.1193421266</text:p>
          </table:table-cell>
          <table:table-cell table:formula="of:=1/(1+EXP(-([.H119])))" office:value-type="float" office:value="0.997804926204294" calcext:value-type="float">
            <text:p>0.9978049262</text:p>
          </table:table-cell>
          <table:table-cell office:value-type="float" office:value="1" calcext:value-type="float">
            <text:p>1</text:p>
          </table:table-cell>
          <table:table-cell table:formula="of:=([.I119]-[.E119])^2" office:value-type="float" office:value="0.00000481834896859682" calcext:value-type="float">
            <text:p>4.81834896859682E-06</text:p>
          </table:table-cell>
          <table:table-cell table:formula="of:=[.L118]+0.1*(2*([.I119]-[.E119])*(1-[.I119])*[.I119]*[.A119])" office:value-type="float" office:value="0.610349562727753" calcext:value-type="float">
            <text:p>0.6103495627</text:p>
          </table:table-cell>
          <table:table-cell table:style-name="ce6" table:formula="of:=[.M118]+0.1*(2*([.I119]-[.E119])*(1-[.I119])*[.I119]*[.B119])" office:value-type="float" office:value="0.55459842951854" calcext:value-type="float">
            <text:p>0.5545984295</text:p>
          </table:table-cell>
          <table:table-cell table:style-name="ce6" table:formula="of:=[.N118]+0.1*(2*([.I119]-[.E119])*(1-[.I119])*[.I119]*[.C119])" office:value-type="float" office:value="0.409115601498256" calcext:value-type="float">
            <text:p>0.4091156015</text:p>
          </table:table-cell>
          <table:table-cell table:formula="of:=[.O118]+0.1*(2*([.I119]-[.E119])*(1-[.I119])*[.I119]*[.D119])" office:value-type="float" office:value="0.303388054873351" calcext:value-type="float">
            <text:p>0.3033880549</text:p>
          </table:table-cell>
          <table:table-cell table:formula="of:=[.P118]+0.1*(2*([.I119]-[.E119])*(1-[.I119])*[.I119])" office:value-type="float" office:value="0.401646873005763" calcext:value-type="float">
            <text:p>0.401646873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9]*[.A120])+([.M119]*[.B120])+([.N119]*[.C120])+([.O119]*[.D120])+[.P119]" office:value-type="float" office:value="6.77462635173345" calcext:value-type="float">
            <text:p>6.7746263517</text:p>
          </table:table-cell>
          <table:table-cell table:formula="of:=1/(1+EXP(-([.H120])))" office:value-type="float" office:value="0.998858906307351" calcext:value-type="float">
            <text:p>0.9988589063</text:p>
          </table:table-cell>
          <table:table-cell office:value-type="float" office:value="1" calcext:value-type="float">
            <text:p>1</text:p>
          </table:table-cell>
          <table:table-cell table:formula="of:=([.I120]-[.E120])^2" office:value-type="float" office:value="0.00000130209481540391" calcext:value-type="float">
            <text:p>1.30209481540391E-06</text:p>
          </table:table-cell>
          <table:table-cell table:formula="of:=[.L119]+0.1*(2*([.I120]-[.E120])*(1-[.I120])*[.I120]*[.A120])" office:value-type="float" office:value="0.610348080033489" calcext:value-type="float">
            <text:p>0.61034808</text:p>
          </table:table-cell>
          <table:table-cell table:style-name="ce6" table:formula="of:=[.M119]+0.1*(2*([.I120]-[.E120])*(1-[.I120])*[.I120]*[.B120])" office:value-type="float" office:value="0.554597441055698" calcext:value-type="float">
            <text:p>0.5545974411</text:p>
          </table:table-cell>
          <table:table-cell table:style-name="ce6" table:formula="of:=[.N119]+0.1*(2*([.I120]-[.E120])*(1-[.I120])*[.I120]*[.C120])" office:value-type="float" office:value="0.409115159291195" calcext:value-type="float">
            <text:p>0.4091151593</text:p>
          </table:table-cell>
          <table:table-cell table:formula="of:=[.O119]+0.1*(2*([.I120]-[.E120])*(1-[.I120])*[.I120]*[.D120])" office:value-type="float" office:value="0.30338797683681" calcext:value-type="float">
            <text:p>0.3033879768</text:p>
          </table:table-cell>
          <table:table-cell table:formula="of:=[.P119]+0.1*(2*([.I120]-[.E120])*(1-[.I120])*[.I120])" office:value-type="float" office:value="0.401646612883962" calcext:value-type="float">
            <text:p>0.4016466129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0]*[.A121])+([.M120]*[.B121])+([.N120]*[.C121])+([.O120]*[.D121])+[.P120]" office:value-type="float" office:value="6.32658122905424" calcext:value-type="float">
            <text:p>6.3265812291</text:p>
          </table:table-cell>
          <table:table-cell table:formula="of:=1/(1+EXP(-([.H121])))" office:value-type="float" office:value="0.998215055164664" calcext:value-type="float">
            <text:p>0.9982150552</text:p>
          </table:table-cell>
          <table:table-cell office:value-type="float" office:value="1" calcext:value-type="float">
            <text:p>1</text:p>
          </table:table-cell>
          <table:table-cell table:formula="of:=([.I121]-[.E121])^2" office:value-type="float" office:value="0.00000318602806519258" calcext:value-type="float">
            <text:p>0.000003186</text:p>
          </table:table-cell>
          <table:table-cell table:formula="of:=[.L120]+0.1*(2*([.I121]-[.E121])*(1-[.I121])*[.I121]*[.A121])" office:value-type="float" office:value="0.610344836085485" calcext:value-type="float">
            <text:p>0.6103448361</text:p>
          </table:table-cell>
          <table:table-cell table:style-name="ce6" table:formula="of:=[.M120]+0.1*(2*([.I121]-[.E121])*(1-[.I121])*[.I121]*[.B121])" office:value-type="float" office:value="0.5545950239964" calcext:value-type="float">
            <text:p>0.554595024</text:p>
          </table:table-cell>
          <table:table-cell table:style-name="ce6" table:formula="of:=[.N120]+0.1*(2*([.I121]-[.E121])*(1-[.I121])*[.I121]*[.C121])" office:value-type="float" office:value="0.409114205188841" calcext:value-type="float">
            <text:p>0.4091142052</text:p>
          </table:table-cell>
          <table:table-cell table:formula="of:=[.O120]+0.1*(2*([.I121]-[.E121])*(1-[.I121])*[.I121]*[.D121])" office:value-type="float" office:value="0.303387786016339" calcext:value-type="float">
            <text:p>0.303387786</text:p>
          </table:table-cell>
          <table:table-cell table:formula="of:=[.P120]+0.1*(2*([.I121]-[.E121])*(1-[.I121])*[.I121])" office:value-type="float" office:value="0.401645976815726" calcext:value-type="float">
            <text:p>0.4016459768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1]*[.A122])+([.M121]*[.B122])+([.N121]*[.C122])+([.O121]*[.D122])+[.P121]" office:value-type="float" office:value="6.3393028792894" calcext:value-type="float">
            <text:p>6.3393028793</text:p>
          </table:table-cell>
          <table:table-cell table:formula="of:=1/(1+EXP(-([.H122])))" office:value-type="float" office:value="0.998237579014432" calcext:value-type="float">
            <text:p>0.998237579</text:p>
          </table:table-cell>
          <table:table-cell office:value-type="float" office:value="1" calcext:value-type="float">
            <text:p>1</text:p>
          </table:table-cell>
          <table:table-cell table:formula="of:=([.I122]-[.E122])^2" office:value-type="float" office:value="0.00000310612773037206" calcext:value-type="float">
            <text:p>3.10612773037206E-06</text:p>
          </table:table-cell>
          <table:table-cell table:formula="of:=[.L121]+0.1*(2*([.I122]-[.E122])*(1-[.I122])*[.I122]*[.A122])" office:value-type="float" office:value="0.610341487379785" calcext:value-type="float">
            <text:p>0.6103414874</text:p>
          </table:table-cell>
          <table:table-cell table:style-name="ce6" table:formula="of:=[.M121]+0.1*(2*([.I122]-[.E122])*(1-[.I122])*[.I122]*[.B122])" office:value-type="float" office:value="0.554592915552071" calcext:value-type="float">
            <text:p>0.5545929156</text:p>
          </table:table-cell>
          <table:table-cell table:style-name="ce6" table:formula="of:=[.N121]+0.1*(2*([.I122]-[.E122])*(1-[.I122])*[.I122]*[.C122])" office:value-type="float" office:value="0.409113150966676" calcext:value-type="float">
            <text:p>0.409113151</text:p>
          </table:table-cell>
          <table:table-cell table:formula="of:=[.O121]+0.1*(2*([.I122]-[.E122])*(1-[.I122])*[.I122]*[.D122])" office:value-type="float" office:value="0.303387661990202" calcext:value-type="float">
            <text:p>0.303387662</text:p>
          </table:table-cell>
          <table:table-cell table:formula="of:=[.P121]+0.1*(2*([.I122]-[.E122])*(1-[.I122])*[.I122])" office:value-type="float" office:value="0.401645356685041" calcext:value-type="float">
            <text:p>0.4016453567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2]*[.A123])+([.M122]*[.B123])+([.N122]*[.C123])+([.O122]*[.D123])+[.P122]" office:value-type="float" office:value="6.3014055211107" calcext:value-type="float">
            <text:p>6.3014055211</text:p>
          </table:table-cell>
          <table:table-cell table:formula="of:=1/(1+EXP(-([.H123])))" office:value-type="float" office:value="0.998169630770109" calcext:value-type="float">
            <text:p>0.9981696308</text:p>
          </table:table-cell>
          <table:table-cell office:value-type="float" office:value="1" calcext:value-type="float">
            <text:p>1</text:p>
          </table:table-cell>
          <table:table-cell table:formula="of:=([.I123]-[.E123])^2" office:value-type="float" office:value="0.00000335025151772972" calcext:value-type="float">
            <text:p>3.35025151772972E-06</text:p>
          </table:table-cell>
          <table:table-cell table:formula="of:=[.L122]+0.1*(2*([.I123]-[.E123])*(1-[.I123])*[.I123]*[.A123])" office:value-type="float" office:value="0.610338076378078" calcext:value-type="float">
            <text:p>0.6103380764</text:p>
          </table:table-cell>
          <table:table-cell table:style-name="ce6" table:formula="of:=[.M122]+0.1*(2*([.I123]-[.E123])*(1-[.I123])*[.I123]*[.B123])" office:value-type="float" office:value="0.554590440903774" calcext:value-type="float">
            <text:p>0.5545904409</text:p>
          </table:table-cell>
          <table:table-cell table:style-name="ce6" table:formula="of:=[.N122]+0.1*(2*([.I123]-[.E123])*(1-[.I123])*[.I123]*[.C123])" office:value-type="float" office:value="0.40911214773088" calcext:value-type="float">
            <text:p>0.4091121477</text:p>
          </table:table-cell>
          <table:table-cell table:formula="of:=[.O122]+0.1*(2*([.I123]-[.E123])*(1-[.I123])*[.I123]*[.D123])" office:value-type="float" office:value="0.303387394460657" calcext:value-type="float">
            <text:p>0.3033873945</text:p>
          </table:table-cell>
          <table:table-cell table:formula="of:=[.P122]+0.1*(2*([.I123]-[.E123])*(1-[.I123])*[.I123])" office:value-type="float" office:value="0.401644687861177" calcext:value-type="float">
            <text:p>0.4016446879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3]*[.A124])+([.M123]*[.B124])+([.N123]*[.C124])+([.O123]*[.D124])+[.P123]" office:value-type="float" office:value="5.67551505307693" calcext:value-type="float">
            <text:p>5.6755150531</text:p>
          </table:table-cell>
          <table:table-cell table:formula="of:=1/(1+EXP(-([.H124])))" office:value-type="float" office:value="0.996582814740274" calcext:value-type="float">
            <text:p>0.9965828147</text:p>
          </table:table-cell>
          <table:table-cell office:value-type="float" office:value="1" calcext:value-type="float">
            <text:p>1</text:p>
          </table:table-cell>
          <table:table-cell table:formula="of:=([.I124]-[.E124])^2" office:value-type="float" office:value="0.0000116771550992864" calcext:value-type="float">
            <text:p>1.16771550992864E-05</text:p>
          </table:table-cell>
          <table:table-cell table:formula="of:=[.L123]+0.1*(2*([.I124]-[.E124])*(1-[.I124])*[.I124]*[.A124])" office:value-type="float" office:value="0.610327370106149" calcext:value-type="float">
            <text:p>0.6103273701</text:p>
          </table:table-cell>
          <table:table-cell table:style-name="ce6" table:formula="of:=[.M123]+0.1*(2*([.I124]-[.E124])*(1-[.I124])*[.I124]*[.B124])" office:value-type="float" office:value="0.554582062082264" calcext:value-type="float">
            <text:p>0.5545820621</text:p>
          </table:table-cell>
          <table:table-cell table:style-name="ce6" table:formula="of:=[.N123]+0.1*(2*([.I124]-[.E124])*(1-[.I124])*[.I124]*[.C124])" office:value-type="float" office:value="0.40910982028046" calcext:value-type="float">
            <text:p>0.4091098203</text:p>
          </table:table-cell>
          <table:table-cell table:formula="of:=[.O123]+0.1*(2*([.I124]-[.E124])*(1-[.I124])*[.I124]*[.D124])" office:value-type="float" office:value="0.303386928970573" calcext:value-type="float">
            <text:p>0.303386929</text:p>
          </table:table-cell>
          <table:table-cell table:formula="of:=[.P123]+0.1*(2*([.I124]-[.E124])*(1-[.I124])*[.I124])" office:value-type="float" office:value="0.401642360410757" calcext:value-type="float">
            <text:p>0.4016423604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4]*[.A125])+([.M124]*[.B125])+([.N124]*[.C125])+([.O124]*[.D125])+[.P124]" office:value-type="float" office:value="6.19161291178565" calcext:value-type="float">
            <text:p>6.1916129118</text:p>
          </table:table-cell>
          <table:table-cell table:formula="of:=1/(1+EXP(-([.H125])))" office:value-type="float" office:value="0.997957656475054" calcext:value-type="float">
            <text:p>0.9979576565</text:p>
          </table:table-cell>
          <table:table-cell office:value-type="float" office:value="1" calcext:value-type="float">
            <text:p>1</text:p>
          </table:table-cell>
          <table:table-cell table:formula="of:=([.I125]-[.E125])^2" office:value-type="float" office:value="0.00000417116707389035" calcext:value-type="float">
            <text:p>4.17116707389035E-06</text:p>
          </table:table-cell>
          <table:table-cell table:formula="of:=[.L124]+0.1*(2*([.I125]-[.E125])*(1-[.I125])*[.I125]*[.A125])" office:value-type="float" office:value="0.610323124205068" calcext:value-type="float">
            <text:p>0.6103231242</text:p>
          </table:table-cell>
          <table:table-cell table:style-name="ce6" table:formula="of:=[.M124]+0.1*(2*([.I125]-[.E125])*(1-[.I125])*[.I125]*[.B125])" office:value-type="float" office:value="0.554579314734506" calcext:value-type="float">
            <text:p>0.5545793147</text:p>
          </table:table-cell>
          <table:table-cell table:style-name="ce6" table:formula="of:=[.N124]+0.1*(2*([.I125]-[.E125])*(1-[.I125])*[.I125]*[.C125])" office:value-type="float" office:value="0.4091084049801" calcext:value-type="float">
            <text:p>0.409108405</text:p>
          </table:table-cell>
          <table:table-cell table:formula="of:=[.O124]+0.1*(2*([.I125]-[.E125])*(1-[.I125])*[.I125]*[.D125])" office:value-type="float" office:value="0.303386512705761" calcext:value-type="float">
            <text:p>0.3033865127</text:p>
          </table:table-cell>
          <table:table-cell table:formula="of:=[.P124]+0.1*(2*([.I125]-[.E125])*(1-[.I125])*[.I125])" office:value-type="float" office:value="0.401641527881134" calcext:value-type="float">
            <text:p>0.4016415279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5]*[.A126])+([.M125]*[.B126])+([.N125]*[.C126])+([.O125]*[.D126])+[.P125]" office:value-type="float" office:value="6.05474546616613" calcext:value-type="float">
            <text:p>6.0547454662</text:p>
          </table:table-cell>
          <table:table-cell table:formula="of:=1/(1+EXP(-([.H126])))" office:value-type="float" office:value="0.997658794745824" calcext:value-type="float">
            <text:p>0.9976587947</text:p>
          </table:table-cell>
          <table:table-cell office:value-type="float" office:value="1" calcext:value-type="float">
            <text:p>1</text:p>
          </table:table-cell>
          <table:table-cell table:formula="of:=([.I126]-[.E126])^2" office:value-type="float" office:value="0.00000548124204217987" calcext:value-type="float">
            <text:p>5.48124204217987E-06</text:p>
          </table:table-cell>
          <table:table-cell table:formula="of:=[.L125]+0.1*(2*([.I126]-[.E126])*(1-[.I126])*[.I126]*[.A126])" office:value-type="float" office:value="0.610317874532112" calcext:value-type="float">
            <text:p>0.6103178745</text:p>
          </table:table-cell>
          <table:table-cell table:style-name="ce6" table:formula="of:=[.M125]+0.1*(2*([.I126]-[.E126])*(1-[.I126])*[.I126]*[.B126])" office:value-type="float" office:value="0.554575596216162" calcext:value-type="float">
            <text:p>0.5545755962</text:p>
          </table:table-cell>
          <table:table-cell table:style-name="ce6" table:formula="of:=[.N125]+0.1*(2*([.I126]-[.E126])*(1-[.I126])*[.I126]*[.C126])" office:value-type="float" office:value="0.409106326984555" calcext:value-type="float">
            <text:p>0.409106327</text:p>
          </table:table-cell>
          <table:table-cell table:formula="of:=[.O125]+0.1*(2*([.I126]-[.E126])*(1-[.I126])*[.I126]*[.D126])" office:value-type="float" office:value="0.303386293969388" calcext:value-type="float">
            <text:p>0.303386294</text:p>
          </table:table-cell>
          <table:table-cell table:formula="of:=[.P125]+0.1*(2*([.I126]-[.E126])*(1-[.I126])*[.I126])" office:value-type="float" office:value="0.401640434199268" calcext:value-type="float">
            <text:p>0.401640434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6]*[.A127])+([.M126]*[.B127])+([.N126]*[.C127])+([.O126]*[.D127])+[.P126]" office:value-type="float" office:value="5.83220397747748" calcext:value-type="float">
            <text:p>5.8322039775</text:p>
          </table:table-cell>
          <table:table-cell table:formula="of:=1/(1+EXP(-([.H127])))" office:value-type="float" office:value="0.997076960552373" calcext:value-type="float">
            <text:p>0.9970769606</text:p>
          </table:table-cell>
          <table:table-cell office:value-type="float" office:value="1" calcext:value-type="float">
            <text:p>1</text:p>
          </table:table-cell>
          <table:table-cell table:formula="of:=([.I127]-[.E127])^2" office:value-type="float" office:value="0.00000854415961238263" calcext:value-type="float">
            <text:p>8.54415961238263E-06</text:p>
          </table:table-cell>
          <table:table-cell table:formula="of:=[.L126]+0.1*(2*([.I127]-[.E127])*(1-[.I127])*[.I127]*[.A127])" office:value-type="float" office:value="0.610309355347415" calcext:value-type="float">
            <text:p>0.6103093553</text:p>
          </table:table-cell>
          <table:table-cell table:style-name="ce6" table:formula="of:=[.M126]+0.1*(2*([.I127]-[.E127])*(1-[.I127])*[.I127]*[.B127])" office:value-type="float" office:value="0.554570484705344" calcext:value-type="float">
            <text:p>0.5545704847</text:p>
          </table:table-cell>
          <table:table-cell table:style-name="ce6" table:formula="of:=[.N126]+0.1*(2*([.I127]-[.E127])*(1-[.I127])*[.I127]*[.C127])" office:value-type="float" office:value="0.409103600845452" calcext:value-type="float">
            <text:p>0.4091036008</text:p>
          </table:table-cell>
          <table:table-cell table:formula="of:=[.O126]+0.1*(2*([.I127]-[.E127])*(1-[.I127])*[.I127]*[.D127])" office:value-type="float" office:value="0.303385953202" calcext:value-type="float">
            <text:p>0.3033859532</text:p>
          </table:table-cell>
          <table:table-cell table:formula="of:=[.P126]+0.1*(2*([.I127]-[.E127])*(1-[.I127])*[.I127])" office:value-type="float" office:value="0.401638730362329" calcext:value-type="float">
            <text:p>0.401638730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7]*[.A128])+([.M127]*[.B128])+([.N127]*[.C128])+([.O127]*[.D128])+[.P127]" office:value-type="float" office:value="6.1146452977311" calcext:value-type="float">
            <text:p>6.1146452977</text:p>
          </table:table-cell>
          <table:table-cell table:formula="of:=1/(1+EXP(-([.H128])))" office:value-type="float" office:value="0.997794614859219" calcext:value-type="float">
            <text:p>0.9977946149</text:p>
          </table:table-cell>
          <table:table-cell office:value-type="float" office:value="1" calcext:value-type="float">
            <text:p>1</text:p>
          </table:table-cell>
          <table:table-cell table:formula="of:=([.I128]-[.E128])^2" office:value-type="float" office:value="0.00000486372361917691" calcext:value-type="float">
            <text:p>4.86372361917691E-06</text:p>
          </table:table-cell>
          <table:table-cell table:formula="of:=[.L127]+0.1*(2*([.I128]-[.E128])*(1-[.I128])*[.I128]*[.A128])" office:value-type="float" office:value="0.61030450235018" calcext:value-type="float">
            <text:p>0.6103045024</text:p>
          </table:table-cell>
          <table:table-cell table:style-name="ce6" table:formula="of:=[.M127]+0.1*(2*([.I128]-[.E128])*(1-[.I128])*[.I128]*[.B128])" office:value-type="float" office:value="0.554567184667224" calcext:value-type="float">
            <text:p>0.5545671847</text:p>
          </table:table-cell>
          <table:table-cell table:style-name="ce6" table:formula="of:=[.N127]+0.1*(2*([.I128]-[.E128])*(1-[.I128])*[.I128]*[.C128])" office:value-type="float" office:value="0.409102047886337" calcext:value-type="float">
            <text:p>0.4091020479</text:p>
          </table:table-cell>
          <table:table-cell table:formula="of:=[.O127]+0.1*(2*([.I128]-[.E128])*(1-[.I128])*[.I128]*[.D128])" office:value-type="float" office:value="0.303385564962221" calcext:value-type="float">
            <text:p>0.303385565</text:p>
          </table:table-cell>
          <table:table-cell table:formula="of:=[.P127]+0.1*(2*([.I128]-[.E128])*(1-[.I128])*[.I128])" office:value-type="float" office:value="0.401637759762881" calcext:value-type="float">
            <text:p>0.4016377598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8]*[.A129])+([.M128]*[.B129])+([.N128]*[.C129])+([.O128]*[.D129])+[.P128]" office:value-type="float" office:value="6.19053650314105" calcext:value-type="float">
            <text:p>6.1905365031</text:p>
          </table:table-cell>
          <table:table-cell table:formula="of:=1/(1+EXP(-([.H129])))" office:value-type="float" office:value="0.997955461392343" calcext:value-type="float">
            <text:p>0.9979554614</text:p>
          </table:table-cell>
          <table:table-cell office:value-type="float" office:value="1" calcext:value-type="float">
            <text:p>1</text:p>
          </table:table-cell>
          <table:table-cell table:formula="of:=([.I129]-[.E129])^2" office:value-type="float" office:value="0.00000418013811819988" calcext:value-type="float">
            <text:p>4.18013811819988E-06</text:p>
          </table:table-cell>
          <table:table-cell table:formula="of:=[.L128]+0.1*(2*([.I129]-[.E129])*(1-[.I129])*[.I129]*[.A129])" office:value-type="float" office:value="0.610300163894849" calcext:value-type="float">
            <text:p>0.6103001639</text:p>
          </table:table-cell>
          <table:table-cell table:style-name="ce6" table:formula="of:=[.M128]+0.1*(2*([.I129]-[.E129])*(1-[.I129])*[.I129]*[.B129])" office:value-type="float" office:value="0.554564264553059" calcext:value-type="float">
            <text:p>0.5545642646</text:p>
          </table:table-cell>
          <table:table-cell table:style-name="ce6" table:formula="of:=[.N128]+0.1*(2*([.I129]-[.E129])*(1-[.I129])*[.I129]*[.C129])" office:value-type="float" office:value="0.409100796408838" calcext:value-type="float">
            <text:p>0.4091007964</text:p>
          </table:table-cell>
          <table:table-cell table:formula="of:=[.O128]+0.1*(2*([.I129]-[.E129])*(1-[.I129])*[.I129]*[.D129])" office:value-type="float" office:value="0.303385398098555" calcext:value-type="float">
            <text:p>0.3033853981</text:p>
          </table:table-cell>
          <table:table-cell table:formula="of:=[.P128]+0.1*(2*([.I129]-[.E129])*(1-[.I129])*[.I129])" office:value-type="float" office:value="0.401636925444549" calcext:value-type="float">
            <text:p>0.4016369254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9]*[.A130])+([.M129]*[.B130])+([.N129]*[.C130])+([.O129]*[.D130])+[.P129]" office:value-type="float" office:value="6.09413447177025" calcext:value-type="float">
            <text:p>6.0941344718</text:p>
          </table:table-cell>
          <table:table-cell table:formula="of:=1/(1+EXP(-([.H130])))" office:value-type="float" office:value="0.997749016377332" calcext:value-type="float">
            <text:p>0.9977490164</text:p>
          </table:table-cell>
          <table:table-cell office:value-type="float" office:value="1" calcext:value-type="float">
            <text:p>1</text:p>
          </table:table-cell>
          <table:table-cell table:formula="of:=([.I130]-[.E130])^2" office:value-type="float" office:value="0.00000506692726951786" calcext:value-type="float">
            <text:p>5.06692726951786E-06</text:p>
          </table:table-cell>
          <table:table-cell table:formula="of:=[.L129]+0.1*(2*([.I130]-[.E130])*(1-[.I130])*[.I130]*[.A130])" office:value-type="float" office:value="0.610294906152282" calcext:value-type="float">
            <text:p>0.6102949062</text:p>
          </table:table-cell>
          <table:table-cell table:style-name="ce6" table:formula="of:=[.M129]+0.1*(2*([.I130]-[.E130])*(1-[.I130])*[.I130]*[.B130])" office:value-type="float" office:value="0.554560826798303" calcext:value-type="float">
            <text:p>0.5545608268</text:p>
          </table:table-cell>
          <table:table-cell table:style-name="ce6" table:formula="of:=[.N129]+0.1*(2*([.I130]-[.E130])*(1-[.I130])*[.I130]*[.C130])" office:value-type="float" office:value="0.409099380862762" calcext:value-type="float">
            <text:p>0.4090993809</text:p>
          </table:table-cell>
          <table:table-cell table:formula="of:=[.O129]+0.1*(2*([.I130]-[.E130])*(1-[.I130])*[.I130]*[.D130])" office:value-type="float" office:value="0.303385195877687" calcext:value-type="float">
            <text:p>0.3033851959</text:p>
          </table:table-cell>
          <table:table-cell table:formula="of:=[.P129]+0.1*(2*([.I130]-[.E130])*(1-[.I130])*[.I130])" office:value-type="float" office:value="0.401635914340209" calcext:value-type="float">
            <text:p>0.4016359143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0]*[.A131])+([.M130]*[.B131])+([.N130]*[.C131])+([.O130]*[.D131])+[.P130]" office:value-type="float" office:value="5.75985266756646" calcext:value-type="float">
            <text:p>5.7598526676</text:p>
          </table:table-cell>
          <table:table-cell table:formula="of:=1/(1+EXP(-([.H131])))" office:value-type="float" office:value="0.996858325332561" calcext:value-type="float">
            <text:p>0.9968583253</text:p>
          </table:table-cell>
          <table:table-cell office:value-type="float" office:value="1" calcext:value-type="float">
            <text:p>1</text:p>
          </table:table-cell>
          <table:table-cell table:formula="of:=([.I131]-[.E131])^2" office:value-type="float" office:value="0.00000987011971602989" calcext:value-type="float">
            <text:p>9.87011971602989E-06</text:p>
          </table:table-cell>
          <table:table-cell table:formula="of:=[.L130]+0.1*(2*([.I131]-[.E131])*(1-[.I131])*[.I131]*[.A131])" office:value-type="float" office:value="0.610285657387932" calcext:value-type="float">
            <text:p>0.6102856574</text:p>
          </table:table-cell>
          <table:table-cell table:style-name="ce6" table:formula="of:=[.M130]+0.1*(2*([.I131]-[.E131])*(1-[.I131])*[.I131]*[.B131])" office:value-type="float" office:value="0.554554529767256" calcext:value-type="float">
            <text:p>0.5545545298</text:p>
          </table:table-cell>
          <table:table-cell table:style-name="ce6" table:formula="of:=[.N130]+0.1*(2*([.I131]-[.E131])*(1-[.I131])*[.I131]*[.C131])" office:value-type="float" office:value="0.409096232347238" calcext:value-type="float">
            <text:p>0.4090962323</text:p>
          </table:table-cell>
          <table:table-cell table:formula="of:=[.O130]+0.1*(2*([.I131]-[.E131])*(1-[.I131])*[.I131]*[.D131])" office:value-type="float" office:value="0.303384802313246" calcext:value-type="float">
            <text:p>0.3033848023</text:p>
          </table:table-cell>
          <table:table-cell table:formula="of:=[.P130]+0.1*(2*([.I131]-[.E131])*(1-[.I131])*[.I131])" office:value-type="float" office:value="0.401633946518007" calcext:value-type="float">
            <text:p>0.4016339465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1]*[.A132])+([.M131]*[.B132])+([.N131]*[.C132])+([.O131]*[.D132])+[.P131]" office:value-type="float" office:value="5.7653550764768" calcext:value-type="float">
            <text:p>5.7653550765</text:p>
          </table:table-cell>
          <table:table-cell table:formula="of:=1/(1+EXP(-([.H132])))" office:value-type="float" office:value="0.996875510774865" calcext:value-type="float">
            <text:p>0.9968755108</text:p>
          </table:table-cell>
          <table:table-cell office:value-type="float" office:value="1" calcext:value-type="float">
            <text:p>1</text:p>
          </table:table-cell>
          <table:table-cell table:formula="of:=([.I132]-[.E132])^2" office:value-type="float" office:value="0.00000976243291798178" calcext:value-type="float">
            <text:p>9.76243291798178E-06</text:p>
          </table:table-cell>
          <table:table-cell table:formula="of:=[.L131]+0.1*(2*([.I132]-[.E132])*(1-[.I132])*[.I132]*[.A132])" office:value-type="float" office:value="0.610276314734842" calcext:value-type="float">
            <text:p>0.6102763147</text:p>
          </table:table-cell>
          <table:table-cell table:style-name="ce6" table:formula="of:=[.M131]+0.1*(2*([.I132]-[.E132])*(1-[.I132])*[.I132]*[.B132])" office:value-type="float" office:value="0.554548495970469" calcext:value-type="float">
            <text:p>0.554548496</text:p>
          </table:table-cell>
          <table:table-cell table:style-name="ce6" table:formula="of:=[.N131]+0.1*(2*([.I132]-[.E132])*(1-[.I132])*[.I132]*[.C132])" office:value-type="float" office:value="0.409093118129542" calcext:value-type="float">
            <text:p>0.4090931181</text:p>
          </table:table-cell>
          <table:table-cell table:formula="of:=[.O131]+0.1*(2*([.I132]-[.E132])*(1-[.I132])*[.I132]*[.D132])" office:value-type="float" office:value="0.303384413036034" calcext:value-type="float">
            <text:p>0.303384413</text:p>
          </table:table-cell>
          <table:table-cell table:formula="of:=[.P131]+0.1*(2*([.I132]-[.E132])*(1-[.I132])*[.I132])" office:value-type="float" office:value="0.401632000131946" calcext:value-type="float">
            <text:p>0.4016320001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2]*[.A133])+([.M132]*[.B133])+([.N132]*[.C133])+([.O132]*[.D133])+[.P132]" office:value-type="float" office:value="6.31758242840841" calcext:value-type="float">
            <text:p>6.3175824284</text:p>
          </table:table-cell>
          <table:table-cell table:formula="of:=1/(1+EXP(-([.H133])))" office:value-type="float" office:value="0.998198949373338" calcext:value-type="float">
            <text:p>0.9981989494</text:p>
          </table:table-cell>
          <table:table-cell office:value-type="float" office:value="1" calcext:value-type="float">
            <text:p>1</text:p>
          </table:table-cell>
          <table:table-cell table:formula="of:=([.I133]-[.E133])^2" office:value-type="float" office:value="0.00000324378335980048" calcext:value-type="float">
            <text:p>3.24378335980048E-06</text:p>
          </table:table-cell>
          <table:table-cell table:formula="of:=[.L132]+0.1*(2*([.I133]-[.E133])*(1-[.I133])*[.I133]*[.A133])" office:value-type="float" office:value="0.610272817758409" calcext:value-type="float">
            <text:p>0.6102728178</text:p>
          </table:table-cell>
          <table:table-cell table:style-name="ce6" table:formula="of:=[.M132]+0.1*(2*([.I133]-[.E133])*(1-[.I133])*[.I133]*[.B133])" office:value-type="float" office:value="0.554546294170493" calcext:value-type="float">
            <text:p>0.5545462942</text:p>
          </table:table-cell>
          <table:table-cell table:style-name="ce6" table:formula="of:=[.N132]+0.1*(2*([.I133]-[.E133])*(1-[.I133])*[.I133]*[.C133])" office:value-type="float" office:value="0.409092146747199" calcext:value-type="float">
            <text:p>0.4090921467</text:p>
          </table:table-cell>
          <table:table-cell table:formula="of:=[.O132]+0.1*(2*([.I133]-[.E133])*(1-[.I133])*[.I133]*[.D133])" office:value-type="float" office:value="0.303384154000743" calcext:value-type="float">
            <text:p>0.303384154</text:p>
          </table:table-cell>
          <table:table-cell table:formula="of:=[.P132]+0.1*(2*([.I133]-[.E133])*(1-[.I133])*[.I133])" office:value-type="float" office:value="0.401631352543718" calcext:value-type="float">
            <text:p>0.4016313525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3]*[.A134])+([.M133]*[.B134])+([.N133]*[.C134])+([.O133]*[.D134])+[.P133]" office:value-type="float" office:value="6.49266644650734" calcext:value-type="float">
            <text:p>6.4926664465</text:p>
          </table:table-cell>
          <table:table-cell table:formula="of:=1/(1+EXP(-([.H134])))" office:value-type="float" office:value="0.998487784985644" calcext:value-type="float">
            <text:p>0.998487785</text:p>
          </table:table-cell>
          <table:table-cell office:value-type="float" office:value="1" calcext:value-type="float">
            <text:p>1</text:p>
          </table:table-cell>
          <table:table-cell table:formula="of:=([.I134]-[.E134])^2" office:value-type="float" office:value="0.00000228679424964523" calcext:value-type="float">
            <text:p>2.28679424964523E-06</text:p>
          </table:table-cell>
          <table:table-cell table:formula="of:=[.L133]+0.1*(2*([.I134]-[.E134])*(1-[.I134])*[.I134]*[.A134])" office:value-type="float" office:value="0.610270443088839" calcext:value-type="float">
            <text:p>0.6102704431</text:p>
          </table:table-cell>
          <table:table-cell table:style-name="ce6" table:formula="of:=[.M133]+0.1*(2*([.I134]-[.E134])*(1-[.I134])*[.I134]*[.B134])" office:value-type="float" office:value="0.55454442183487" calcext:value-type="float">
            <text:p>0.5545444218</text:p>
          </table:table-cell>
          <table:table-cell table:style-name="ce6" table:formula="of:=[.N133]+0.1*(2*([.I134]-[.E134])*(1-[.I134])*[.I134]*[.C134])" office:value-type="float" office:value="0.409091461746362" calcext:value-type="float">
            <text:p>0.4090914617</text:p>
          </table:table-cell>
          <table:table-cell table:formula="of:=[.O133]+0.1*(2*([.I134]-[.E134])*(1-[.I134])*[.I134]*[.D134])" office:value-type="float" office:value="0.30338410833402" calcext:value-type="float">
            <text:p>0.3033841083</text:p>
          </table:table-cell>
          <table:table-cell table:formula="of:=[.P133]+0.1*(2*([.I134]-[.E134])*(1-[.I134])*[.I134])" office:value-type="float" office:value="0.401630895876493" calcext:value-type="float">
            <text:p>0.4016308959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4]*[.A135])+([.M134]*[.B135])+([.N134]*[.C135])+([.O134]*[.D135])+[.P134]" office:value-type="float" office:value="6.72060977268327" calcext:value-type="float">
            <text:p>6.7206097727</text:p>
          </table:table-cell>
          <table:table-cell table:formula="of:=1/(1+EXP(-([.H135])))" office:value-type="float" office:value="0.998795649484955" calcext:value-type="float">
            <text:p>0.9987956495</text:p>
          </table:table-cell>
          <table:table-cell office:value-type="float" office:value="1" calcext:value-type="float">
            <text:p>1</text:p>
          </table:table-cell>
          <table:table-cell table:formula="of:=([.I135]-[.E135])^2" office:value-type="float" office:value="0.00000145046016309043" calcext:value-type="float">
            <text:p>1.45046016309043E-06</text:p>
          </table:table-cell>
          <table:table-cell table:formula="of:=[.L134]+0.1*(2*([.I135]-[.E135])*(1-[.I135])*[.I135]*[.A135])" office:value-type="float" office:value="0.610268849504208" calcext:value-type="float">
            <text:p>0.6102688495</text:p>
          </table:table-cell>
          <table:table-cell table:style-name="ce6" table:formula="of:=[.M134]+0.1*(2*([.I135]-[.E135])*(1-[.I135])*[.I135]*[.B135])" office:value-type="float" office:value="0.554543204915698" calcext:value-type="float">
            <text:p>0.5545432049</text:p>
          </table:table-cell>
          <table:table-cell table:style-name="ce6" table:formula="of:=[.N134]+0.1*(2*([.I135]-[.E135])*(1-[.I135])*[.I135]*[.C135])" office:value-type="float" office:value="0.409091056106638" calcext:value-type="float">
            <text:p>0.4090910561</text:p>
          </table:table-cell>
          <table:table-cell table:formula="of:=[.O134]+0.1*(2*([.I135]-[.E135])*(1-[.I135])*[.I135]*[.D135])" office:value-type="float" office:value="0.303384050385488" calcext:value-type="float">
            <text:p>0.3033840504</text:p>
          </table:table-cell>
          <table:table-cell table:formula="of:=[.P134]+0.1*(2*([.I135]-[.E135])*(1-[.I135])*[.I135])" office:value-type="float" office:value="0.401630606133833" calcext:value-type="float">
            <text:p>0.4016306061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5]*[.A136])+([.M135]*[.B136])+([.N135]*[.C136])+([.O135]*[.D136])+[.P135]" office:value-type="float" office:value="5.75500689314162" calcext:value-type="float">
            <text:p>5.7550068931</text:p>
          </table:table-cell>
          <table:table-cell table:formula="of:=1/(1+EXP(-([.H136])))" office:value-type="float" office:value="0.996843112717091" calcext:value-type="float">
            <text:p>0.9968431127</text:p>
          </table:table-cell>
          <table:table-cell office:value-type="float" office:value="1" calcext:value-type="float">
            <text:p>1</text:p>
          </table:table-cell>
          <table:table-cell table:formula="of:=([.I136]-[.E136])^2" office:value-type="float" office:value="0.00000996593731699379" calcext:value-type="float">
            <text:p>9.96593731699379E-06</text:p>
          </table:table-cell>
          <table:table-cell table:formula="of:=[.L135]+0.1*(2*([.I136]-[.E136])*(1-[.I136])*[.I136]*[.A136])" office:value-type="float" office:value="0.610259113717751" calcext:value-type="float">
            <text:p>0.6102591137</text:p>
          </table:table-cell>
          <table:table-cell table:style-name="ce6" table:formula="of:=[.M135]+0.1*(2*([.I136]-[.E136])*(1-[.I136])*[.I136]*[.B136])" office:value-type="float" office:value="0.554537045540593" calcext:value-type="float">
            <text:p>0.5545370455</text:p>
          </table:table-cell>
          <table:table-cell table:style-name="ce6" table:formula="of:=[.N135]+0.1*(2*([.I136]-[.E136])*(1-[.I136])*[.I136]*[.C136])" office:value-type="float" office:value="0.409088075763845" calcext:value-type="float">
            <text:p>0.4090880758</text:p>
          </table:table-cell>
          <table:table-cell table:formula="of:=[.O135]+0.1*(2*([.I136]-[.E136])*(1-[.I136])*[.I136]*[.D136])" office:value-type="float" office:value="0.303383851695969" calcext:value-type="float">
            <text:p>0.3033838517</text:p>
          </table:table-cell>
          <table:table-cell table:formula="of:=[.P135]+0.1*(2*([.I136]-[.E136])*(1-[.I136])*[.I136])" office:value-type="float" office:value="0.401628619238637" calcext:value-type="float">
            <text:p>0.401628619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6]*[.A137])+([.M136]*[.B137])+([.N136]*[.C137])+([.O136]*[.D137])+[.P136]" office:value-type="float" office:value="5.7790251948131" calcext:value-type="float">
            <text:p>5.7790251948</text:p>
          </table:table-cell>
          <table:table-cell table:formula="of:=1/(1+EXP(-([.H137])))" office:value-type="float" office:value="0.996917801546524" calcext:value-type="float">
            <text:p>0.9969178015</text:p>
          </table:table-cell>
          <table:table-cell office:value-type="float" office:value="1" calcext:value-type="float">
            <text:p>1</text:p>
          </table:table-cell>
          <table:table-cell table:formula="of:=([.I137]-[.E137])^2" office:value-type="float" office:value="0.00000949994730660652" calcext:value-type="float">
            <text:p>9.49994730660652E-06</text:p>
          </table:table-cell>
          <table:table-cell table:formula="of:=[.L136]+0.1*(2*([.I137]-[.E137])*(1-[.I137])*[.I137]*[.A137])" office:value-type="float" office:value="0.610249643051168" calcext:value-type="float">
            <text:p>0.6102496431</text:p>
          </table:table-cell>
          <table:table-cell table:style-name="ce6" table:formula="of:=[.M136]+0.1*(2*([.I137]-[.E137])*(1-[.I137])*[.I137]*[.B137])" office:value-type="float" office:value="0.554530984313979" calcext:value-type="float">
            <text:p>0.5545309843</text:p>
          </table:table-cell>
          <table:table-cell table:style-name="ce6" table:formula="of:=[.N136]+0.1*(2*([.I137]-[.E137])*(1-[.I137])*[.I137]*[.C137])" office:value-type="float" office:value="0.409085802803865" calcext:value-type="float">
            <text:p>0.4090858028</text:p>
          </table:table-cell>
          <table:table-cell table:formula="of:=[.O136]+0.1*(2*([.I137]-[.E137])*(1-[.I137])*[.I137]*[.D137])" office:value-type="float" office:value="0.303383472869305" calcext:value-type="float">
            <text:p>0.3033834729</text:p>
          </table:table-cell>
          <table:table-cell table:formula="of:=[.P136]+0.1*(2*([.I137]-[.E137])*(1-[.I137])*[.I137])" office:value-type="float" office:value="0.401626725105321" calcext:value-type="float">
            <text:p>0.4016267251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7]*[.A138])+([.M137]*[.B138])+([.N137]*[.C138])+([.O137]*[.D138])+[.P137]" office:value-type="float" office:value="6.29134644520456" calcext:value-type="float">
            <text:p>6.2913464452</text:p>
          </table:table-cell>
          <table:table-cell table:formula="of:=1/(1+EXP(-([.H138])))" office:value-type="float" office:value="0.998151160245139" calcext:value-type="float">
            <text:p>0.9981511602</text:p>
          </table:table-cell>
          <table:table-cell office:value-type="float" office:value="1" calcext:value-type="float">
            <text:p>1</text:p>
          </table:table-cell>
          <table:table-cell table:formula="of:=([.I138]-[.E138])^2" office:value-type="float" office:value="0.0000034182084391555" calcext:value-type="float">
            <text:p>3.4182084391555E-06</text:p>
          </table:table-cell>
          <table:table-cell table:formula="of:=[.L137]+0.1*(2*([.I138]-[.E138])*(1-[.I138])*[.I138]*[.A138])" office:value-type="float" office:value="0.610245889973576" calcext:value-type="float">
            <text:p>0.61024589</text:p>
          </table:table-cell>
          <table:table-cell table:style-name="ce6" table:formula="of:=[.M137]+0.1*(2*([.I138]-[.E138])*(1-[.I138])*[.I138]*[.B138])" office:value-type="float" office:value="0.554528595991875" calcext:value-type="float">
            <text:p>0.554528596</text:p>
          </table:table-cell>
          <table:table-cell table:style-name="ce6" table:formula="of:=[.N137]+0.1*(2*([.I138]-[.E138])*(1-[.I138])*[.I138]*[.C138])" office:value-type="float" office:value="0.409084915712797" calcext:value-type="float">
            <text:p>0.4090849157</text:p>
          </table:table-cell>
          <table:table-cell table:formula="of:=[.O137]+0.1*(2*([.I138]-[.E138])*(1-[.I138])*[.I138]*[.D138])" office:value-type="float" office:value="0.303383336393757" calcext:value-type="float">
            <text:p>0.3033833364</text:p>
          </table:table-cell>
          <table:table-cell table:formula="of:=[.P137]+0.1*(2*([.I138]-[.E138])*(1-[.I138])*[.I138])" office:value-type="float" office:value="0.401626042727577" calcext:value-type="float">
            <text:p>0.4016260427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8]*[.A139])+([.M138]*[.B139])+([.N138]*[.C139])+([.O138]*[.D139])+[.P138]" office:value-type="float" office:value="5.75483525838149" calcext:value-type="float">
            <text:p>5.7548352584</text:p>
          </table:table-cell>
          <table:table-cell table:formula="of:=1/(1+EXP(-([.H139])))" office:value-type="float" office:value="0.996842572549939" calcext:value-type="float">
            <text:p>0.9968425725</text:p>
          </table:table-cell>
          <table:table-cell office:value-type="float" office:value="1" calcext:value-type="float">
            <text:p>1</text:p>
          </table:table-cell>
          <table:table-cell table:formula="of:=([.I139]-[.E139])^2" office:value-type="float" office:value="0.00000996934810240068" calcext:value-type="float">
            <text:p>9.96934810240068E-06</text:p>
          </table:table-cell>
          <table:table-cell table:formula="of:=[.L138]+0.1*(2*([.I139]-[.E139])*(1-[.I139])*[.I139]*[.A139])" office:value-type="float" office:value="0.610236150860379" calcext:value-type="float">
            <text:p>0.6102361509</text:p>
          </table:table-cell>
          <table:table-cell table:style-name="ce6" table:formula="of:=[.M138]+0.1*(2*([.I139]-[.E139])*(1-[.I139])*[.I139]*[.B139])" office:value-type="float" office:value="0.554522434512098" calcext:value-type="float">
            <text:p>0.5545224345</text:p>
          </table:table-cell>
          <table:table-cell table:style-name="ce6" table:formula="of:=[.N138]+0.1*(2*([.I139]-[.E139])*(1-[.I139])*[.I139]*[.C139])" office:value-type="float" office:value="0.409081934351615" calcext:value-type="float">
            <text:p>0.4090819344</text:p>
          </table:table-cell>
          <table:table-cell table:formula="of:=[.O138]+0.1*(2*([.I139]-[.E139])*(1-[.I139])*[.I139]*[.D139])" office:value-type="float" office:value="0.303383137636344" calcext:value-type="float">
            <text:p>0.3033831376</text:p>
          </table:table-cell>
          <table:table-cell table:formula="of:=[.P138]+0.1*(2*([.I139]-[.E139])*(1-[.I139])*[.I139])" office:value-type="float" office:value="0.401624055153455" calcext:value-type="float">
            <text:p>0.4016240552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9]*[.A140])+([.M139]*[.B140])+([.N139]*[.C140])+([.O139]*[.D140])+[.P139]" office:value-type="float" office:value="5.34271356465979" calcext:value-type="float">
            <text:p>5.3427135647</text:p>
          </table:table-cell>
          <table:table-cell table:formula="of:=1/(1+EXP(-([.H140])))" office:value-type="float" office:value="0.995239892550182" calcext:value-type="float">
            <text:p>0.9952398926</text:p>
          </table:table-cell>
          <table:table-cell office:value-type="float" office:value="1" calcext:value-type="float">
            <text:p>1</text:p>
          </table:table-cell>
          <table:table-cell table:formula="of:=([.I140]-[.E140])^2" office:value-type="float" office:value="0.0000226586229338131" calcext:value-type="float">
            <text:p>2.26586229338131E-05</text:p>
          </table:table-cell>
          <table:table-cell table:formula="of:=[.L139]+0.1*(2*([.I140]-[.E140])*(1-[.I140])*[.I140]*[.A140])" office:value-type="float" office:value="0.61021630618678" calcext:value-type="float">
            <text:p>0.6102163062</text:p>
          </table:table-cell>
          <table:table-cell table:style-name="ce6" table:formula="of:=[.M139]+0.1*(2*([.I140]-[.E140])*(1-[.I140])*[.I140]*[.B140])" office:value-type="float" office:value="0.554508904052825" calcext:value-type="float">
            <text:p>0.5545089041</text:p>
          </table:table-cell>
          <table:table-cell table:style-name="ce6" table:formula="of:=[.N139]+0.1*(2*([.I140]-[.E140])*(1-[.I140])*[.I140]*[.C140])" office:value-type="float" office:value="0.409076071152597" calcext:value-type="float">
            <text:p>0.4090760712</text:p>
          </table:table-cell>
          <table:table-cell table:formula="of:=[.O139]+0.1*(2*([.I140]-[.E140])*(1-[.I140])*[.I140]*[.D140])" office:value-type="float" office:value="0.303382235605726" calcext:value-type="float">
            <text:p>0.3033822356</text:p>
          </table:table-cell>
          <table:table-cell table:formula="of:=[.P139]+0.1*(2*([.I140]-[.E140])*(1-[.I140])*[.I140])" office:value-type="float" office:value="0.401619545000364" calcext:value-type="float">
            <text:p>0.401619545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0]*[.A141])+([.M140]*[.B141])+([.N140]*[.C141])+([.O140]*[.D141])+[.P140]" office:value-type="float" office:value="6.07334353418259" calcext:value-type="float">
            <text:p>6.0733435342</text:p>
          </table:table-cell>
          <table:table-cell table:formula="of:=1/(1+EXP(-([.H141])))" office:value-type="float" office:value="0.997701835099626" calcext:value-type="float">
            <text:p>0.9977018351</text:p>
          </table:table-cell>
          <table:table-cell office:value-type="float" office:value="1" calcext:value-type="float">
            <text:p>1</text:p>
          </table:table-cell>
          <table:table-cell table:formula="of:=([.I141]-[.E141])^2" office:value-type="float" office:value="0.00000528156190931022" calcext:value-type="float">
            <text:p>5.28156190931022E-06</text:p>
          </table:table-cell>
          <table:table-cell table:formula="of:=[.L140]+0.1*(2*([.I141]-[.E141])*(1-[.I141])*[.I141]*[.A141])" office:value-type="float" office:value="0.610210931374291" calcext:value-type="float">
            <text:p>0.6102109314</text:p>
          </table:table-cell>
          <table:table-cell table:style-name="ce6" table:formula="of:=[.M140]+0.1*(2*([.I141]-[.E141])*(1-[.I141])*[.I141]*[.B141])" office:value-type="float" office:value="0.554505320844499" calcext:value-type="float">
            <text:p>0.5545053208</text:p>
          </table:table-cell>
          <table:table-cell table:style-name="ce6" table:formula="of:=[.N140]+0.1*(2*([.I141]-[.E141])*(1-[.I141])*[.I141]*[.C141])" office:value-type="float" office:value="0.409074490325394" calcext:value-type="float">
            <text:p>0.4090744903</text:p>
          </table:table-cell>
          <table:table-cell table:formula="of:=[.O140]+0.1*(2*([.I141]-[.E141])*(1-[.I141])*[.I141]*[.D141])" office:value-type="float" office:value="0.303382024828766" calcext:value-type="float">
            <text:p>0.3033820248</text:p>
          </table:table-cell>
          <table:table-cell table:formula="of:=[.P140]+0.1*(2*([.I141]-[.E141])*(1-[.I141])*[.I141])" office:value-type="float" office:value="0.401618491115562" calcext:value-type="float">
            <text:p>0.401618491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1]*[.A142])+([.M141]*[.B142])+([.N141]*[.C142])+([.O141]*[.D142])+[.P141]" office:value-type="float" office:value="6.0162532158144" calcext:value-type="float">
            <text:p>6.0162532158</text:p>
          </table:table-cell>
          <table:table-cell table:formula="of:=1/(1+EXP(-([.H142])))" office:value-type="float" office:value="0.997567143109059" calcext:value-type="float">
            <text:p>0.9975671431</text:p>
          </table:table-cell>
          <table:table-cell office:value-type="float" office:value="1" calcext:value-type="float">
            <text:p>1</text:p>
          </table:table-cell>
          <table:table-cell table:formula="of:=([.I142]-[.E142])^2" office:value-type="float" office:value="0.00000591879265179897" calcext:value-type="float">
            <text:p>5.91879265179897E-06</text:p>
          </table:table-cell>
          <table:table-cell table:formula="of:=[.L141]+0.1*(2*([.I142]-[.E142])*(1-[.I142])*[.I142]*[.A142])" office:value-type="float" office:value="0.610205026981214" calcext:value-type="float">
            <text:p>0.610205027</text:p>
          </table:table-cell>
          <table:table-cell table:style-name="ce6" table:formula="of:=[.M141]+0.1*(2*([.I142]-[.E142])*(1-[.I142])*[.I142]*[.B142])" office:value-type="float" office:value="0.554501187769346" calcext:value-type="float">
            <text:p>0.5545011878</text:p>
          </table:table-cell>
          <table:table-cell table:style-name="ce6" table:formula="of:=[.N141]+0.1*(2*([.I142]-[.E142])*(1-[.I142])*[.I142]*[.C142])" office:value-type="float" office:value="0.409072955183194" calcext:value-type="float">
            <text:p>0.4090729552</text:p>
          </table:table-cell>
          <table:table-cell table:formula="of:=[.O141]+0.1*(2*([.I142]-[.E142])*(1-[.I142])*[.I142]*[.D142])" office:value-type="float" office:value="0.303381670565181" calcext:value-type="float">
            <text:p>0.3033816706</text:p>
          </table:table-cell>
          <table:table-cell table:formula="of:=[.P141]+0.1*(2*([.I142]-[.E142])*(1-[.I142])*[.I142])" office:value-type="float" office:value="0.401617310236947" calcext:value-type="float">
            <text:p>0.4016173102</text:p>
          </table:table-cell>
          <table:table-cell table:number-columns-repeated="100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2]*[.A143])+([.M142]*[.B143])+([.N142]*[.C143])+([.O142]*[.D143])+[.P142]" office:value-type="float" office:value="5.04570200642961" calcext:value-type="float">
            <text:p>5.0457020064</text:p>
          </table:table-cell>
          <table:table-cell table:formula="of:=1/(1+EXP(-([.H143])))" office:value-type="float" office:value="0.993604229188886" calcext:value-type="float">
            <text:p>0.9936042292</text:p>
          </table:table-cell>
          <table:table-cell office:value-type="float" office:value="1" calcext:value-type="float">
            <text:p>1</text:p>
          </table:table-cell>
          <table:table-cell table:formula="of:=([.I143]-[.E143])^2" office:value-type="float" office:value="0.0000409058842683032" calcext:value-type="float">
            <text:p>4.09058842683032E-05</text:p>
          </table:table-cell>
          <table:table-cell table:formula="of:=[.L142]+0.1*(2*([.I143]-[.E143])*(1-[.I143])*[.I143]*[.A143])" office:value-type="float" office:value="0.610168447147567" calcext:value-type="float">
            <text:p>0.6101684471</text:p>
          </table:table-cell>
          <table:table-cell table:style-name="ce6" table:formula="of:=[.M142]+0.1*(2*([.I143]-[.E143])*(1-[.I143])*[.I143]*[.B143])" office:value-type="float" office:value="0.554482491409926" calcext:value-type="float">
            <text:p>0.5544824914</text:p>
          </table:table-cell>
          <table:table-cell table:style-name="ce6" table:formula="of:=[.N142]+0.1*(2*([.I143]-[.E143])*(1-[.I143])*[.I143]*[.C143])" office:value-type="float" office:value="0.409062387675696" calcext:value-type="float">
            <text:p>0.4090623877</text:p>
          </table:table-cell>
          <table:table-cell table:formula="of:=[.O142]+0.1*(2*([.I143]-[.E143])*(1-[.I143])*[.I143]*[.D143])" office:value-type="float" office:value="0.303379231909605" calcext:value-type="float">
            <text:p>0.3033792319</text:p>
          </table:table-cell>
          <table:table-cell table:formula="of:=[.P142]+0.1*(2*([.I143]-[.E143])*(1-[.I143])*[.I143])" office:value-type="float" office:value="0.401609181385026" calcext:value-type="float">
            <text:p>0.4016091814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3]*[.A144])+([.M143]*[.B144])+([.N143]*[.C144])+([.O143]*[.D144])+[.P143]" office:value-type="float" office:value="5.45315127170641" calcext:value-type="float">
            <text:p>5.4531512717</text:p>
          </table:table-cell>
          <table:table-cell table:formula="of:=1/(1+EXP(-([.H144])))" office:value-type="float" office:value="0.995735476867784" calcext:value-type="float">
            <text:p>0.9957354769</text:p>
          </table:table-cell>
          <table:table-cell office:value-type="float" office:value="1" calcext:value-type="float">
            <text:p>1</text:p>
          </table:table-cell>
          <table:table-cell table:formula="of:=([.I144]-[.E144])^2" office:value-type="float" office:value="0.0000181861575452057" calcext:value-type="float">
            <text:p>1.81861575452057E-05</text:p>
          </table:table-cell>
          <table:table-cell table:formula="of:=[.L143]+0.1*(2*([.I144]-[.E144])*(1-[.I144])*[.I144]*[.A144])" office:value-type="float" office:value="0.610152511577582" calcext:value-type="float">
            <text:p>0.6101525116</text:p>
          </table:table-cell>
          <table:table-cell table:style-name="ce6" table:formula="of:=[.M143]+0.1*(2*([.I144]-[.E144])*(1-[.I144])*[.I144]*[.B144])" office:value-type="float" office:value="0.554470901904482" calcext:value-type="float">
            <text:p>0.5544709019</text:p>
          </table:table-cell>
          <table:table-cell table:style-name="ce6" table:formula="of:=[.N143]+0.1*(2*([.I144]-[.E144])*(1-[.I144])*[.I144]*[.C144])" office:value-type="float" office:value="0.40905767943911" calcext:value-type="float">
            <text:p>0.4090576794</text:p>
          </table:table-cell>
          <table:table-cell table:formula="of:=[.O143]+0.1*(2*([.I144]-[.E144])*(1-[.I144])*[.I144]*[.D144])" office:value-type="float" office:value="0.303378507565515" calcext:value-type="float">
            <text:p>0.3033785076</text:p>
          </table:table-cell>
          <table:table-cell table:formula="of:=[.P143]+0.1*(2*([.I144]-[.E144])*(1-[.I144])*[.I144])" office:value-type="float" office:value="0.401605559664574" calcext:value-type="float">
            <text:p>0.401605559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4]*[.A145])+([.M144]*[.B145])+([.N144]*[.C145])+([.O144]*[.D145])+[.P144]" office:value-type="float" office:value="6.22953566586006" calcext:value-type="float">
            <text:p>6.2295356659</text:p>
          </table:table-cell>
          <table:table-cell table:formula="of:=1/(1+EXP(-([.H145])))" office:value-type="float" office:value="0.998033508117173" calcext:value-type="float">
            <text:p>0.9980335081</text:p>
          </table:table-cell>
          <table:table-cell office:value-type="float" office:value="1" calcext:value-type="float">
            <text:p>1</text:p>
          </table:table-cell>
          <table:table-cell table:formula="of:=([.I145]-[.E145])^2" office:value-type="float" office:value="0.00000386709032522598" calcext:value-type="float">
            <text:p>3.86709032522598E-06</text:p>
          </table:table-cell>
          <table:table-cell table:formula="of:=[.L144]+0.1*(2*([.I145]-[.E145])*(1-[.I145])*[.I145]*[.A145])" office:value-type="float" office:value="0.610148652091859" calcext:value-type="float">
            <text:p>0.6101486521</text:p>
          </table:table-cell>
          <table:table-cell table:style-name="ce6" table:formula="of:=[.M144]+0.1*(2*([.I145]-[.E145])*(1-[.I145])*[.I145]*[.B145])" office:value-type="float" office:value="0.554468200264476" calcext:value-type="float">
            <text:p>0.5544682003</text:p>
          </table:table-cell>
          <table:table-cell table:style-name="ce6" table:formula="of:=[.N144]+0.1*(2*([.I145]-[.E145])*(1-[.I145])*[.I145]*[.C145])" office:value-type="float" office:value="0.409056444403678" calcext:value-type="float">
            <text:p>0.4090564444</text:p>
          </table:table-cell>
          <table:table-cell table:formula="of:=[.O144]+0.1*(2*([.I145]-[.E145])*(1-[.I145])*[.I145]*[.D145])" office:value-type="float" office:value="0.303378044427228" calcext:value-type="float">
            <text:p>0.3033780444</text:p>
          </table:table-cell>
          <table:table-cell table:formula="of:=[.P144]+0.1*(2*([.I145]-[.E145])*(1-[.I145])*[.I145])" office:value-type="float" office:value="0.40160478776743" calcext:value-type="float">
            <text:p>0.4016047878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5]*[.A146])+([.M145]*[.B146])+([.N145]*[.C146])+([.O145]*[.D146])+[.P145]" office:value-type="float" office:value="6.5189005365788" calcext:value-type="float">
            <text:p>6.5189005366</text:p>
          </table:table-cell>
          <table:table-cell table:formula="of:=1/(1+EXP(-([.H146])))" office:value-type="float" office:value="0.998526883036423" calcext:value-type="float">
            <text:p>0.998526883</text:p>
          </table:table-cell>
          <table:table-cell office:value-type="float" office:value="1" calcext:value-type="float">
            <text:p>1</text:p>
          </table:table-cell>
          <table:table-cell table:formula="of:=([.I146]-[.E146])^2" office:value-type="float" office:value="0.00000217007358837797" calcext:value-type="float">
            <text:p>2.17007358837797E-06</text:p>
          </table:table-cell>
          <table:table-cell table:formula="of:=[.L145]+0.1*(2*([.I146]-[.E146])*(1-[.I146])*[.I146]*[.A146])" office:value-type="float" office:value="0.610146441877506" calcext:value-type="float">
            <text:p>0.6101464419</text:p>
          </table:table-cell>
          <table:table-cell table:style-name="ce6" table:formula="of:=[.M145]+0.1*(2*([.I146]-[.E146])*(1-[.I146])*[.I146]*[.B146])" office:value-type="float" office:value="0.554466553438096" calcext:value-type="float">
            <text:p>0.5544665534</text:p>
          </table:table-cell>
          <table:table-cell table:style-name="ce6" table:formula="of:=[.N145]+0.1*(2*([.I146]-[.E146])*(1-[.I146])*[.I146]*[.C146])" office:value-type="float" office:value="0.409055620990488" calcext:value-type="float">
            <text:p>0.409055621</text:p>
          </table:table-cell>
          <table:table-cell table:formula="of:=[.O145]+0.1*(2*([.I146]-[.E146])*(1-[.I146])*[.I146]*[.D146])" office:value-type="float" office:value="0.303377871077083" calcext:value-type="float">
            <text:p>0.3033778711</text:p>
          </table:table-cell>
          <table:table-cell table:formula="of:=[.P145]+0.1*(2*([.I146]-[.E146])*(1-[.I146])*[.I146])" office:value-type="float" office:value="0.401604354392067" calcext:value-type="float">
            <text:p>0.4016043544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6]*[.A147])+([.M146]*[.B147])+([.N146]*[.C147])+([.O146]*[.D147])+[.P146]" office:value-type="float" office:value="5.65739816642819" calcext:value-type="float">
            <text:p>5.6573981664</text:p>
          </table:table-cell>
          <table:table-cell table:formula="of:=1/(1+EXP(-([.H147])))" office:value-type="float" office:value="0.996520559154222" calcext:value-type="float">
            <text:p>0.9965205592</text:p>
          </table:table-cell>
          <table:table-cell office:value-type="float" office:value="1" calcext:value-type="float">
            <text:p>1</text:p>
          </table:table-cell>
          <table:table-cell table:formula="of:=([.I147]-[.E147])^2" office:value-type="float" office:value="0.0000121065085992653" calcext:value-type="float">
            <text:p>1.21065085992653E-05</text:p>
          </table:table-cell>
          <table:table-cell table:formula="of:=[.L146]+0.1*(2*([.I147]-[.E147])*(1-[.I147])*[.I147]*[.A147])" office:value-type="float" office:value="0.610134860068176" calcext:value-type="float">
            <text:p>0.6101348601</text:p>
          </table:table-cell>
          <table:table-cell table:style-name="ce6" table:formula="of:=[.M146]+0.1*(2*([.I147]-[.E147])*(1-[.I147])*[.I147]*[.B147])" office:value-type="float" office:value="0.554459314807264" calcext:value-type="float">
            <text:p>0.5544593148</text:p>
          </table:table-cell>
          <table:table-cell table:style-name="ce6" table:formula="of:=[.N146]+0.1*(2*([.I147]-[.E147])*(1-[.I147])*[.I147]*[.C147])" office:value-type="float" office:value="0.409052242962767" calcext:value-type="float">
            <text:p>0.409052243</text:p>
          </table:table-cell>
          <table:table-cell table:formula="of:=[.O146]+0.1*(2*([.I147]-[.E147])*(1-[.I147])*[.I147]*[.D147])" office:value-type="float" office:value="0.303377147213999" calcext:value-type="float">
            <text:p>0.3033771472</text:p>
          </table:table-cell>
          <table:table-cell table:formula="of:=[.P146]+0.1*(2*([.I147]-[.E147])*(1-[.I147])*[.I147])" office:value-type="float" office:value="0.401601941515123" calcext:value-type="float">
            <text:p>0.4016019415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7]*[.A148])+([.M147]*[.B148])+([.N147]*[.C148])+([.O147]*[.D148])+[.P147]" office:value-type="float" office:value="6.33539414231365" calcext:value-type="float">
            <text:p>6.3353941423</text:p>
          </table:table-cell>
          <table:table-cell table:formula="of:=1/(1+EXP(-([.H148])))" office:value-type="float" office:value="0.998230688905821" calcext:value-type="float">
            <text:p>0.9982306889</text:p>
          </table:table-cell>
          <table:table-cell office:value-type="float" office:value="1" calcext:value-type="float">
            <text:p>1</text:p>
          </table:table-cell>
          <table:table-cell table:formula="of:=([.I148]-[.E148])^2" office:value-type="float" office:value="0.00000313046174798487" calcext:value-type="float">
            <text:p>3.13046174798487E-06</text:p>
          </table:table-cell>
          <table:table-cell table:formula="of:=[.L147]+0.1*(2*([.I148]-[.E148])*(1-[.I148])*[.I148]*[.A148])" office:value-type="float" office:value="0.610131672646729" calcext:value-type="float">
            <text:p>0.6101316726</text:p>
          </table:table-cell>
          <table:table-cell table:style-name="ce6" table:formula="of:=[.M147]+0.1*(2*([.I148]-[.E148])*(1-[.I148])*[.I148]*[.B148])" office:value-type="float" office:value="0.554456939865794" calcext:value-type="float">
            <text:p>0.5544569399</text:p>
          </table:table-cell>
          <table:table-cell table:style-name="ce6" table:formula="of:=[.N147]+0.1*(2*([.I148]-[.E148])*(1-[.I148])*[.I148]*[.C148])" office:value-type="float" office:value="0.409051242987411" calcext:value-type="float">
            <text:p>0.409051243</text:p>
          </table:table-cell>
          <table:table-cell table:formula="of:=[.O147]+0.1*(2*([.I148]-[.E148])*(1-[.I148])*[.I148]*[.D148])" office:value-type="float" office:value="0.30337702221708" calcext:value-type="float">
            <text:p>0.3033770222</text:p>
          </table:table-cell>
          <table:table-cell table:formula="of:=[.P147]+0.1*(2*([.I148]-[.E148])*(1-[.I148])*[.I148])" office:value-type="float" office:value="0.401601316530525" calcext:value-type="float">
            <text:p>0.4016013165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8]*[.A149])+([.M148]*[.B149])+([.N148]*[.C149])+([.O148]*[.D149])+[.P148]" office:value-type="float" office:value="5.61581636290181" calcext:value-type="float">
            <text:p>5.6158163629</text:p>
          </table:table-cell>
          <table:table-cell table:formula="of:=1/(1+EXP(-([.H149])))" office:value-type="float" office:value="0.996373363309639" calcext:value-type="float">
            <text:p>0.9963733633</text:p>
          </table:table-cell>
          <table:table-cell office:value-type="float" office:value="1" calcext:value-type="float">
            <text:p>1</text:p>
          </table:table-cell>
          <table:table-cell table:formula="of:=([.I149]-[.E149])^2" office:value-type="float" office:value="0.0000131524936838694" calcext:value-type="float">
            <text:p>1.31524936838694E-05</text:p>
          </table:table-cell>
          <table:table-cell table:formula="of:=[.L148]+0.1*(2*([.I149]-[.E149])*(1-[.I149])*[.I149]*[.A149])" office:value-type="float" office:value="0.610119616235911" calcext:value-type="float">
            <text:p>0.6101196162</text:p>
          </table:table-cell>
          <table:table-cell table:style-name="ce6" table:formula="of:=[.M148]+0.1*(2*([.I149]-[.E149])*(1-[.I149])*[.I149]*[.B149])" office:value-type="float" office:value="0.554448552797399" calcext:value-type="float">
            <text:p>0.5544485528</text:p>
          </table:table-cell>
          <table:table-cell table:style-name="ce6" table:formula="of:=[.N148]+0.1*(2*([.I149]-[.E149])*(1-[.I149])*[.I149]*[.C149])" office:value-type="float" office:value="0.409047573644988" calcext:value-type="float">
            <text:p>0.4090475736</text:p>
          </table:table-cell>
          <table:table-cell table:formula="of:=[.O148]+0.1*(2*([.I149]-[.E149])*(1-[.I149])*[.I149]*[.D149])" office:value-type="float" office:value="0.303376498025305" calcext:value-type="float">
            <text:p>0.303376498</text:p>
          </table:table-cell>
          <table:table-cell table:formula="of:=[.P148]+0.1*(2*([.I149]-[.E149])*(1-[.I149])*[.I149])" office:value-type="float" office:value="0.401598695571652" calcext:value-type="float">
            <text:p>0.4015986956</text:p>
          </table:table-cell>
          <table:table-cell table:number-columns-repeated="100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9]*[.A150])+([.M149]*[.B150])+([.N149]*[.C150])+([.O149]*[.D150])+[.P149]" office:value-type="float" office:value="6.3609389670449" calcext:value-type="float">
            <text:p>6.360938967</text:p>
          </table:table-cell>
          <table:table-cell table:formula="of:=1/(1+EXP(-([.H150])))" office:value-type="float" office:value="0.998275236293927" calcext:value-type="float">
            <text:p>0.9982752363</text:p>
          </table:table-cell>
          <table:table-cell office:value-type="float" office:value="1" calcext:value-type="float">
            <text:p>1</text:p>
          </table:table-cell>
          <table:table-cell table:formula="of:=([.I150]-[.E150])^2" office:value-type="float" office:value="0.00000297480984178666" calcext:value-type="float">
            <text:p>2.97480984178666E-06</text:p>
          </table:table-cell>
          <table:table-cell table:formula="of:=[.L149]+0.1*(2*([.I150]-[.E150])*(1-[.I150])*[.I150]*[.A150])" office:value-type="float" office:value="0.610116468376173" calcext:value-type="float">
            <text:p>0.6101164684</text:p>
          </table:table-cell>
          <table:table-cell table:style-name="ce6" table:formula="of:=[.M149]+0.1*(2*([.I150]-[.E150])*(1-[.I150])*[.I150]*[.B150])" office:value-type="float" office:value="0.55444635523494" calcext:value-type="float">
            <text:p>0.5544463552</text:p>
          </table:table-cell>
          <table:table-cell table:style-name="ce6" table:formula="of:=[.N149]+0.1*(2*([.I150]-[.E150])*(1-[.I150])*[.I150]*[.C150])" office:value-type="float" office:value="0.409046682741289" calcext:value-type="float">
            <text:p>0.4090466827</text:p>
          </table:table-cell>
          <table:table-cell table:formula="of:=[.O149]+0.1*(2*([.I150]-[.E150])*(1-[.I150])*[.I150]*[.D150])" office:value-type="float" office:value="0.303376379238145" calcext:value-type="float">
            <text:p>0.3033763792</text:p>
          </table:table-cell>
          <table:table-cell table:formula="of:=[.P149]+0.1*(2*([.I150]-[.E150])*(1-[.I150])*[.I150])" office:value-type="float" office:value="0.401598101635852" calcext:value-type="float">
            <text:p>0.4015981016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50]*[.A151])+([.M150]*[.B151])+([.N150]*[.C151])+([.O150]*[.D151])+[.P150]" office:value-type="float" office:value="5.91519404747746" calcext:value-type="float">
            <text:p>5.9151940475</text:p>
          </table:table-cell>
          <table:table-cell table:formula="of:=1/(1+EXP(-([.H151])))" office:value-type="float" office:value="0.997309124167911" calcext:value-type="float">
            <text:p>0.9973091242</text:p>
          </table:table-cell>
          <table:table-cell office:value-type="float" office:value="1" calcext:value-type="float">
            <text:p>1</text:p>
          </table:table-cell>
          <table:table-cell table:formula="of:=([.I151]-[.E151])^2" office:value-type="float" office:value="0.00000724081274371793" calcext:value-type="float">
            <text:p>7.24081274371793E-06</text:p>
          </table:table-cell>
          <table:table-cell table:formula="of:=[.L150]+0.1*(2*([.I151]-[.E151])*(1-[.I151])*[.I151]*[.A151])" office:value-type="float" office:value="0.610109247047558" calcext:value-type="float">
            <text:p>0.610109247</text:p>
          </table:table-cell>
          <table:table-cell table:style-name="ce6" table:formula="of:=[.M150]+0.1*(2*([.I151]-[.E151])*(1-[.I151])*[.I151]*[.B151])" office:value-type="float" office:value="0.554441589158054" calcext:value-type="float">
            <text:p>0.5544415892</text:p>
          </table:table-cell>
          <table:table-cell table:style-name="ce6" table:formula="of:=[.N150]+0.1*(2*([.I151]-[.E151])*(1-[.I151])*[.I151]*[.C151])" office:value-type="float" office:value="0.409044660769276" calcext:value-type="float">
            <text:p>0.4090446608</text:p>
          </table:table-cell>
          <table:table-cell table:formula="of:=[.O150]+0.1*(2*([.I151]-[.E151])*(1-[.I151])*[.I151]*[.D151])" office:value-type="float" office:value="0.303376090385001" calcext:value-type="float">
            <text:p>0.3033760904</text:p>
          </table:table-cell>
          <table:table-cell table:formula="of:=[.P150]+0.1*(2*([.I151]-[.E151])*(1-[.I151])*[.I151])" office:value-type="float" office:value="0.401596657370129" calcext:value-type="float">
            <text:p>0.4015966574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1]*[.A152])+([.M151]*[.B152])+([.N151]*[.C152])+([.O151]*[.D152])+[.P151]" office:value-type="float" office:value="9.28765034856948" calcext:value-type="float">
            <text:p>9.2876503486</text:p>
          </table:table-cell>
          <table:table-cell table:formula="of:=1/(1+EXP(-([.H152])))" office:value-type="float" office:value="0.999907448277224" calcext:value-type="float">
            <text:p>0.9999074483</text:p>
          </table:table-cell>
          <table:table-cell office:value-type="float" office:value="1" calcext:value-type="float">
            <text:p>1</text:p>
          </table:table-cell>
          <table:table-cell table:formula="of:=([.I152]-[.E152])^2" office:value-type="float" office:value="0.999814905120269" calcext:value-type="float">
            <text:p>0.9998149051</text:p>
          </table:table-cell>
          <table:table-cell table:formula="of:=[.L151]+0.1*(2*([.I152]-[.E152])*(1-[.I152])*[.I152]*[.A152])" office:value-type="float" office:value="0.610225840633384" calcext:value-type="float">
            <text:p>0.6102258406</text:p>
          </table:table-cell>
          <table:table-cell table:style-name="ce6" table:formula="of:=[.M151]+0.1*(2*([.I152]-[.E152])*(1-[.I152])*[.I152]*[.B152])" office:value-type="float" office:value="0.554502661988725" calcext:value-type="float">
            <text:p>0.554502662</text:p>
          </table:table-cell>
          <table:table-cell table:style-name="ce6" table:formula="of:=[.N151]+0.1*(2*([.I152]-[.E152])*(1-[.I152])*[.I152]*[.C152])" office:value-type="float" office:value="0.409155702279587" calcext:value-type="float">
            <text:p>0.4091557023</text:p>
          </table:table-cell>
          <table:table-cell table:formula="of:=[.O151]+0.1*(2*([.I152]-[.E152])*(1-[.I152])*[.I152]*[.D152])" office:value-type="float" office:value="0.303422357680964" calcext:value-type="float">
            <text:p>0.3034223577</text:p>
          </table:table-cell>
          <table:table-cell table:formula="of:=[.P151]+0.1*(2*([.I152]-[.E152])*(1-[.I152])*[.I152])" office:value-type="float" office:value="0.401615164288514" calcext:value-type="float">
            <text:p>0.4016151643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2]*[.A153])+([.M152]*[.B153])+([.N152]*[.C153])+([.O152]*[.D153])+[.P152]" office:value-type="float" office:value="8.10127878855143" calcext:value-type="float">
            <text:p>8.1012787886</text:p>
          </table:table-cell>
          <table:table-cell table:formula="of:=1/(1+EXP(-([.H153])))" office:value-type="float" office:value="0.999696940649026" calcext:value-type="float">
            <text:p>0.9996969406</text:p>
          </table:table-cell>
          <table:table-cell office:value-type="float" office:value="1" calcext:value-type="float">
            <text:p>1</text:p>
          </table:table-cell>
          <table:table-cell table:formula="of:=([.I153]-[.E153])^2" office:value-type="float" office:value="0.999393973143022" calcext:value-type="float">
            <text:p>0.9993939731</text:p>
          </table:table-cell>
          <table:table-cell table:formula="of:=[.L152]+0.1*(2*([.I153]-[.E153])*(1-[.I153])*[.I153]*[.A153])" office:value-type="float" office:value="0.610577176432471" calcext:value-type="float">
            <text:p>0.6105771764</text:p>
          </table:table-cell>
          <table:table-cell table:style-name="ce6" table:formula="of:=[.M152]+0.1*(2*([.I153]-[.E153])*(1-[.I153])*[.I153]*[.B153])" office:value-type="float" office:value="0.554666214860714" calcext:value-type="float">
            <text:p>0.5546662149</text:p>
          </table:table-cell>
          <table:table-cell table:style-name="ce6" table:formula="of:=[.N152]+0.1*(2*([.I153]-[.E153])*(1-[.I153])*[.I153]*[.C153])" office:value-type="float" office:value="0.409464635482233" calcext:value-type="float">
            <text:p>0.4094646355</text:p>
          </table:table-cell>
          <table:table-cell table:formula="of:=[.O152]+0.1*(2*([.I153]-[.E153])*(1-[.I153])*[.I153]*[.D153])" office:value-type="float" office:value="0.303537450442734" calcext:value-type="float">
            <text:p>0.3035374504</text:p>
          </table:table-cell>
          <table:table-cell table:formula="of:=[.P152]+0.1*(2*([.I153]-[.E153])*(1-[.I153])*[.I153])" office:value-type="float" office:value="0.401675739426288" calcext:value-type="float">
            <text:p>0.4016757394</text:p>
          </table:table-cell>
          <table:table-cell table:number-columns-repeated="100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3]*[.A154])+([.M153]*[.B154])+([.N153]*[.C154])+([.O153]*[.D154])+[.P153]" office:value-type="float" office:value="9.45404233195389" calcext:value-type="float">
            <text:p>9.454042332</text:p>
          </table:table-cell>
          <table:table-cell table:formula="of:=1/(1+EXP(-([.H154])))" office:value-type="float" office:value="0.999921634023734" calcext:value-type="float">
            <text:p>0.999921634</text:p>
          </table:table-cell>
          <table:table-cell office:value-type="float" office:value="1" calcext:value-type="float">
            <text:p>1</text:p>
          </table:table-cell>
          <table:table-cell table:formula="of:=([.I154]-[.E154])^2" office:value-type="float" office:value="0.999843274188694" calcext:value-type="float">
            <text:p>0.9998432742</text:p>
          </table:table-cell>
          <table:table-cell table:formula="of:=[.L153]+0.1*(2*([.I154]-[.E154])*(1-[.I154])*[.I154]*[.A154])" office:value-type="float" office:value="0.61068843867837" calcext:value-type="float">
            <text:p>0.6106884387</text:p>
          </table:table-cell>
          <table:table-cell table:style-name="ce6" table:formula="of:=[.M153]+0.1*(2*([.I154]-[.E154])*(1-[.I154])*[.I154]*[.B154])" office:value-type="float" office:value="0.554713227077291" calcext:value-type="float">
            <text:p>0.5547132271</text:p>
          </table:table-cell>
          <table:table-cell table:style-name="ce6" table:formula="of:=[.N153]+0.1*(2*([.I154]-[.E154])*(1-[.I154])*[.I154]*[.C154])" office:value-type="float" office:value="0.409557092841501" calcext:value-type="float">
            <text:p>0.4095570928</text:p>
          </table:table-cell>
          <table:table-cell table:formula="of:=[.O153]+0.1*(2*([.I154]-[.E154])*(1-[.I154])*[.I154]*[.D154])" office:value-type="float" office:value="0.303570358994337" calcext:value-type="float">
            <text:p>0.303570359</text:p>
          </table:table-cell>
          <table:table-cell table:formula="of:=[.P153]+0.1*(2*([.I154]-[.E154])*(1-[.I154])*[.I154])" office:value-type="float" office:value="0.401691410165147" calcext:value-type="float">
            <text:p>0.4016914102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4]*[.A155])+([.M154]*[.B155])+([.N154]*[.C155])+([.O154]*[.D155])+[.P154]" office:value-type="float" office:value="8.69764329846523" calcext:value-type="float">
            <text:p>8.6976432985</text:p>
          </table:table-cell>
          <table:table-cell table:formula="of:=1/(1+EXP(-([.H155])))" office:value-type="float" office:value="0.999833049010287" calcext:value-type="float">
            <text:p>0.999833049</text:p>
          </table:table-cell>
          <table:table-cell office:value-type="float" office:value="1" calcext:value-type="float">
            <text:p>1</text:p>
          </table:table-cell>
          <table:table-cell table:formula="of:=([.I155]-[.E155])^2" office:value-type="float" office:value="0.999666125893207" calcext:value-type="float">
            <text:p>0.9996661259</text:p>
          </table:table-cell>
          <table:table-cell table:formula="of:=[.L154]+0.1*(2*([.I155]-[.E155])*(1-[.I155])*[.I155]*[.A155])" office:value-type="float" office:value="0.610898726692236" calcext:value-type="float">
            <text:p>0.6108987267</text:p>
          </table:table-cell>
          <table:table-cell table:style-name="ce6" table:formula="of:=[.M154]+0.1*(2*([.I155]-[.E155])*(1-[.I155])*[.I155]*[.B155])" office:value-type="float" office:value="0.554810026321769" calcext:value-type="float">
            <text:p>0.5548100263</text:p>
          </table:table-cell>
          <table:table-cell table:style-name="ce6" table:formula="of:=[.N154]+0.1*(2*([.I155]-[.E155])*(1-[.I155])*[.I155]*[.C155])" office:value-type="float" office:value="0.409744015520493" calcext:value-type="float">
            <text:p>0.4097440155</text:p>
          </table:table-cell>
          <table:table-cell table:formula="of:=[.O154]+0.1*(2*([.I155]-[.E155])*(1-[.I155])*[.I155]*[.D155])" office:value-type="float" office:value="0.303630441284014" calcext:value-type="float">
            <text:p>0.3036304413</text:p>
          </table:table-cell>
          <table:table-cell table:formula="of:=[.P154]+0.1*(2*([.I155]-[.E155])*(1-[.I155])*[.I155])" office:value-type="float" office:value="0.401724789214967" calcext:value-type="float">
            <text:p>0.4017247892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5]*[.A156])+([.M155]*[.B156])+([.N155]*[.C156])+([.O155]*[.D156])+[.P155]" office:value-type="float" office:value="9.0814988525235" calcext:value-type="float">
            <text:p>9.0814988525</text:p>
          </table:table-cell>
          <table:table-cell table:formula="of:=1/(1+EXP(-([.H156])))" office:value-type="float" office:value="0.999886261954145" calcext:value-type="float">
            <text:p>0.999886262</text:p>
          </table:table-cell>
          <table:table-cell office:value-type="float" office:value="1" calcext:value-type="float">
            <text:p>1</text:p>
          </table:table-cell>
          <table:table-cell table:formula="of:=([.I156]-[.E156])^2" office:value-type="float" office:value="0.999772536844632" calcext:value-type="float">
            <text:p>0.9997725368</text:p>
          </table:table-cell>
          <table:table-cell table:formula="of:=[.L155]+0.1*(2*([.I156]-[.E156])*(1-[.I156])*[.I156]*[.A156])" office:value-type="float" office:value="0.611046552519269" calcext:value-type="float">
            <text:p>0.6110465525</text:p>
          </table:table-cell>
          <table:table-cell table:style-name="ce6" table:formula="of:=[.M155]+0.1*(2*([.I156]-[.E156])*(1-[.I156])*[.I156]*[.B156])" office:value-type="float" office:value="0.554878253626553" calcext:value-type="float">
            <text:p>0.5548782536</text:p>
          </table:table-cell>
          <table:table-cell table:style-name="ce6" table:formula="of:=[.N155]+0.1*(2*([.I156]-[.E156])*(1-[.I156])*[.I156]*[.C156])" office:value-type="float" office:value="0.409875921643076" calcext:value-type="float">
            <text:p>0.4098759216</text:p>
          </table:table-cell>
          <table:table-cell table:formula="of:=[.O155]+0.1*(2*([.I156]-[.E156])*(1-[.I156])*[.I156]*[.D156])" office:value-type="float" office:value="0.303680474640855" calcext:value-type="float">
            <text:p>0.3036804746</text:p>
          </table:table-cell>
          <table:table-cell table:formula="of:=[.P155]+0.1*(2*([.I156]-[.E156])*(1-[.I156])*[.I156])" office:value-type="float" office:value="0.401747531649895" calcext:value-type="float">
            <text:p>0.4017475316</text:p>
          </table:table-cell>
          <table:table-cell table:number-columns-repeated="100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6]*[.A157])+([.M156]*[.B157])+([.N156]*[.C157])+([.O156]*[.D157])+[.P156]" office:value-type="float" office:value="10.0532461712661" calcext:value-type="float">
            <text:p>10.0532461713</text:p>
          </table:table-cell>
          <table:table-cell table:formula="of:=1/(1+EXP(-([.H157])))" office:value-type="float" office:value="0.999956956064846" calcext:value-type="float">
            <text:p>0.9999569561</text:p>
          </table:table-cell>
          <table:table-cell office:value-type="float" office:value="1" calcext:value-type="float">
            <text:p>1</text:p>
          </table:table-cell>
          <table:table-cell table:formula="of:=([.I157]-[.E157])^2" office:value-type="float" office:value="0.999913913982472" calcext:value-type="float">
            <text:p>0.999913914</text:p>
          </table:table-cell>
          <table:table-cell table:formula="of:=[.L156]+0.1*(2*([.I157]-[.E157])*(1-[.I157])*[.I157]*[.A157])" office:value-type="float" office:value="0.611111973668372" calcext:value-type="float">
            <text:p>0.6111119737</text:p>
          </table:table-cell>
          <table:table-cell table:style-name="ce6" table:formula="of:=[.M156]+0.1*(2*([.I157]-[.E157])*(1-[.I157])*[.I157]*[.B157])" office:value-type="float" office:value="0.554904077764357" calcext:value-type="float">
            <text:p>0.5549040778</text:p>
          </table:table-cell>
          <table:table-cell table:style-name="ce6" table:formula="of:=[.N156]+0.1*(2*([.I157]-[.E157])*(1-[.I157])*[.I157]*[.C157])" office:value-type="float" office:value="0.409932734746245" calcext:value-type="float">
            <text:p>0.4099327347</text:p>
          </table:table-cell>
          <table:table-cell table:formula="of:=[.O156]+0.1*(2*([.I157]-[.E157])*(1-[.I157])*[.I157]*[.D157])" office:value-type="float" office:value="0.303698551537318" calcext:value-type="float">
            <text:p>0.3036985515</text:p>
          </table:table-cell>
          <table:table-cell table:formula="of:=[.P156]+0.1*(2*([.I157]-[.E157])*(1-[.I157])*[.I157])" office:value-type="float" office:value="0.40175613969583" calcext:value-type="float">
            <text:p>0.4017561397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7]*[.A158])+([.M157]*[.B158])+([.N157]*[.C158])+([.O157]*[.D158])+[.P157]" office:value-type="float" office:value="7.14444984905329" calcext:value-type="float">
            <text:p>7.1444498491</text:p>
          </table:table-cell>
          <table:table-cell table:formula="of:=1/(1+EXP(-([.H158])))" office:value-type="float" office:value="0.999211390090042" calcext:value-type="float">
            <text:p>0.9992113901</text:p>
          </table:table-cell>
          <table:table-cell office:value-type="float" office:value="1" calcext:value-type="float">
            <text:p>1</text:p>
          </table:table-cell>
          <table:table-cell table:formula="of:=([.I158]-[.E158])^2" office:value-type="float" office:value="0.998423402085674" calcext:value-type="float">
            <text:p>0.9984234021</text:p>
          </table:table-cell>
          <table:table-cell table:formula="of:=[.L157]+0.1*(2*([.I158]-[.E158])*(1-[.I158])*[.I158]*[.A158])" office:value-type="float" office:value="0.611883592925807" calcext:value-type="float">
            <text:p>0.6118835929</text:p>
          </table:table-cell>
          <table:table-cell table:style-name="ce6" table:formula="of:=[.M157]+0.1*(2*([.I158]-[.E158])*(1-[.I158])*[.I158]*[.B158])" office:value-type="float" office:value="0.555297761058966" calcext:value-type="float">
            <text:p>0.5552977611</text:p>
          </table:table-cell>
          <table:table-cell table:style-name="ce6" table:formula="of:=[.N157]+0.1*(2*([.I158]-[.E158])*(1-[.I158])*[.I158]*[.C158])" office:value-type="float" office:value="0.410641364676541" calcext:value-type="float">
            <text:p>0.4106413647</text:p>
          </table:table-cell>
          <table:table-cell table:formula="of:=[.O157]+0.1*(2*([.I158]-[.E158])*(1-[.I158])*[.I158]*[.D158])" office:value-type="float" office:value="0.303966256177653" calcext:value-type="float">
            <text:p>0.3039662562</text:p>
          </table:table-cell>
          <table:table-cell table:formula="of:=[.P157]+0.1*(2*([.I158]-[.E158])*(1-[.I158])*[.I158])" office:value-type="float" office:value="0.401913613013673" calcext:value-type="float">
            <text:p>0.401913613</text:p>
          </table:table-cell>
          <table:table-cell table:number-columns-repeated="100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8]*[.A159])+([.M158]*[.B159])+([.N158]*[.C159])+([.O158]*[.D159])+[.P158]" office:value-type="float" office:value="9.61320720702505" calcext:value-type="float">
            <text:p>9.613207207</text:p>
          </table:table-cell>
          <table:table-cell table:formula="of:=1/(1+EXP(-([.H159])))" office:value-type="float" office:value="0.999933164357202" calcext:value-type="float">
            <text:p>0.9999331644</text:p>
          </table:table-cell>
          <table:table-cell office:value-type="float" office:value="1" calcext:value-type="float">
            <text:p>1</text:p>
          </table:table-cell>
          <table:table-cell table:formula="of:=([.I159]-[.E159])^2" office:value-type="float" office:value="0.999866333181407" calcext:value-type="float">
            <text:p>0.9998663332</text:p>
          </table:table-cell>
          <table:table-cell table:formula="of:=[.L158]+0.1*(2*([.I159]-[.E159])*(1-[.I159])*[.I159]*[.A159])" office:value-type="float" office:value="0.611981159921078" calcext:value-type="float">
            <text:p>0.6119811599</text:p>
          </table:table-cell>
          <table:table-cell table:style-name="ce6" table:formula="of:=[.M158]+0.1*(2*([.I159]-[.E159])*(1-[.I159])*[.I159]*[.B159])" office:value-type="float" office:value="0.555336520550239" calcext:value-type="float">
            <text:p>0.5553365206</text:p>
          </table:table-cell>
          <table:table-cell table:style-name="ce6" table:formula="of:=[.N158]+0.1*(2*([.I159]-[.E159])*(1-[.I159])*[.I159]*[.C159])" office:value-type="float" office:value="0.410725566329995" calcext:value-type="float">
            <text:p>0.4107255663</text:p>
          </table:table-cell>
          <table:table-cell table:formula="of:=[.O158]+0.1*(2*([.I159]-[.E159])*(1-[.I159])*[.I159]*[.D159])" office:value-type="float" office:value="0.303990313792925" calcext:value-type="float">
            <text:p>0.3039903138</text:p>
          </table:table-cell>
          <table:table-cell table:formula="of:=[.P158]+0.1*(2*([.I159]-[.E159])*(1-[.I159])*[.I159])" office:value-type="float" office:value="0.401926978355491" calcext:value-type="float">
            <text:p>0.4019269784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9]*[.A160])+([.M159]*[.B160])+([.N159]*[.C160])+([.O159]*[.D160])+[.P159]" office:value-type="float" office:value="8.81993290074355" calcext:value-type="float">
            <text:p>8.8199329007</text:p>
          </table:table-cell>
          <table:table-cell table:formula="of:=1/(1+EXP(-([.H160])))" office:value-type="float" office:value="0.999852263554912" calcext:value-type="float">
            <text:p>0.9998522636</text:p>
          </table:table-cell>
          <table:table-cell office:value-type="float" office:value="1" calcext:value-type="float">
            <text:p>1</text:p>
          </table:table-cell>
          <table:table-cell table:formula="of:=([.I160]-[.E160])^2" office:value-type="float" office:value="0.999704548935882" calcext:value-type="float">
            <text:p>0.9997045489</text:p>
          </table:table-cell>
          <table:table-cell table:formula="of:=[.L159]+0.1*(2*([.I160]-[.E160])*(1-[.I160])*[.I160]*[.A160])" office:value-type="float" office:value="0.612179068267983" calcext:value-type="float">
            <text:p>0.6121790683</text:p>
          </table:table-cell>
          <table:table-cell table:style-name="ce6" table:formula="of:=[.M159]+0.1*(2*([.I160]-[.E160])*(1-[.I160])*[.I160]*[.B160])" office:value-type="float" office:value="0.555410366948338" calcext:value-type="float">
            <text:p>0.5554103669</text:p>
          </table:table-cell>
          <table:table-cell table:style-name="ce6" table:formula="of:=[.N159]+0.1*(2*([.I160]-[.E160])*(1-[.I160])*[.I160]*[.C160])" office:value-type="float" office:value="0.410896889973585" calcext:value-type="float">
            <text:p>0.41089689</text:p>
          </table:table-cell>
          <table:table-cell table:formula="of:=[.O159]+0.1*(2*([.I160]-[.E160])*(1-[.I160])*[.I160]*[.D160])" office:value-type="float" office:value="0.304043483199556" calcext:value-type="float">
            <text:p>0.3040434832</text:p>
          </table:table-cell>
          <table:table-cell table:formula="of:=[.P159]+0.1*(2*([.I160]-[.E160])*(1-[.I160])*[.I160])" office:value-type="float" office:value="0.401956516914731" calcext:value-type="float">
            <text:p>0.4019565169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0]*[.A161])+([.M160]*[.B161])+([.N160]*[.C161])+([.O160]*[.D161])+[.P160]" office:value-type="float" office:value="10.075702866296" calcext:value-type="float">
            <text:p>10.0757028663</text:p>
          </table:table-cell>
          <table:table-cell table:formula="of:=1/(1+EXP(-([.H161])))" office:value-type="float" office:value="0.999957911876336" calcext:value-type="float">
            <text:p>0.9999579119</text:p>
          </table:table-cell>
          <table:table-cell office:value-type="float" office:value="1" calcext:value-type="float">
            <text:p>1</text:p>
          </table:table-cell>
          <table:table-cell table:formula="of:=([.I161]-[.E161])^2" office:value-type="float" office:value="0.999915825524081" calcext:value-type="float">
            <text:p>0.9999158255</text:p>
          </table:table-cell>
          <table:table-cell table:formula="of:=[.L160]+0.1*(2*([.I161]-[.E161])*(1-[.I161])*[.I161]*[.A161])" office:value-type="float" office:value="0.612239670064506" calcext:value-type="float">
            <text:p>0.6122396701</text:p>
          </table:table-cell>
          <table:table-cell table:style-name="ce6" table:formula="of:=[.M160]+0.1*(2*([.I161]-[.E161])*(1-[.I161])*[.I161]*[.B161])" office:value-type="float" office:value="0.555440667846599" calcext:value-type="float">
            <text:p>0.5554406678</text:p>
          </table:table-cell>
          <table:table-cell table:style-name="ce6" table:formula="of:=[.N160]+0.1*(2*([.I161]-[.E161])*(1-[.I161])*[.I161]*[.C161])" office:value-type="float" office:value="0.410948233162306" calcext:value-type="float">
            <text:p>0.4109482332</text:p>
          </table:table-cell>
          <table:table-cell table:formula="of:=[.O160]+0.1*(2*([.I161]-[.E161])*(1-[.I161])*[.I161]*[.D161])" office:value-type="float" office:value="0.304064525490016" calcext:value-type="float">
            <text:p>0.3040645255</text:p>
          </table:table-cell>
          <table:table-cell table:formula="of:=[.P160]+0.1*(2*([.I161]-[.E161])*(1-[.I161])*[.I161])" office:value-type="float" office:value="0.401964933830915" calcext:value-type="float">
            <text:p>0.4019649338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1]*[.A162])+([.M161]*[.B162])+([.N161]*[.C162])+([.O161]*[.D162])+[.P161]" office:value-type="float" office:value="8.86289796646711" calcext:value-type="float">
            <text:p>8.8628979665</text:p>
          </table:table-cell>
          <table:table-cell table:formula="of:=1/(1+EXP(-([.H162])))" office:value-type="float" office:value="0.999858475753291" calcext:value-type="float">
            <text:p>0.9998584758</text:p>
          </table:table-cell>
          <table:table-cell office:value-type="float" office:value="1" calcext:value-type="float">
            <text:p>1</text:p>
          </table:table-cell>
          <table:table-cell table:formula="of:=([.I162]-[.E162])^2" office:value-type="float" office:value="0.999716971535695" calcext:value-type="float">
            <text:p>0.9997169715</text:p>
          </table:table-cell>
          <table:table-cell table:formula="of:=[.L161]+0.1*(2*([.I162]-[.E162])*(1-[.I162])*[.I162]*[.A162])" office:value-type="float" office:value="0.61242359951322" calcext:value-type="float">
            <text:p>0.6124235995</text:p>
          </table:table-cell>
          <table:table-cell table:style-name="ce6" table:formula="of:=[.M161]+0.1*(2*([.I162]-[.E162])*(1-[.I162])*[.I162]*[.B162])" office:value-type="float" office:value="0.555531217729043" calcext:value-type="float">
            <text:p>0.5555312177</text:p>
          </table:table-cell>
          <table:table-cell table:style-name="ce6" table:formula="of:=[.N161]+0.1*(2*([.I162]-[.E162])*(1-[.I162])*[.I162]*[.C162])" office:value-type="float" office:value="0.41109254703745" calcext:value-type="float">
            <text:p>0.411092547</text:p>
          </table:table-cell>
          <table:table-cell table:formula="of:=[.O161]+0.1*(2*([.I162]-[.E162])*(1-[.I162])*[.I162]*[.D162])" office:value-type="float" office:value="0.304121119166543" calcext:value-type="float">
            <text:p>0.3041211192</text:p>
          </table:table-cell>
          <table:table-cell table:formula="of:=[.P161]+0.1*(2*([.I162]-[.E162])*(1-[.I162])*[.I162])" office:value-type="float" office:value="0.401993230669178" calcext:value-type="float">
            <text:p>0.4019932307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2]*[.A163])+([.M162]*[.B163])+([.N162]*[.C163])+([.O162]*[.D163])+[.P162]" office:value-type="float" office:value="8.57805918113712" calcext:value-type="float">
            <text:p>8.5780591811</text:p>
          </table:table-cell>
          <table:table-cell table:formula="of:=1/(1+EXP(-([.H163])))" office:value-type="float" office:value="0.99981184554312" calcext:value-type="float">
            <text:p>0.9998118455</text:p>
          </table:table-cell>
          <table:table-cell office:value-type="float" office:value="1" calcext:value-type="float">
            <text:p>1</text:p>
          </table:table-cell>
          <table:table-cell table:formula="of:=([.I163]-[.E163])^2" office:value-type="float" office:value="0.99962372648834" calcext:value-type="float">
            <text:p>0.9996237265</text:p>
          </table:table-cell>
          <table:table-cell table:formula="of:=[.L162]+0.1*(2*([.I163]-[.E163])*(1-[.I163])*[.I163]*[.A163])" office:value-type="float" office:value="0.612664346597178" calcext:value-type="float">
            <text:p>0.6126643466</text:p>
          </table:table-cell>
          <table:table-cell table:style-name="ce6" table:formula="of:=[.M162]+0.1*(2*([.I163]-[.E163])*(1-[.I163])*[.I163]*[.B163])" office:value-type="float" office:value="0.555632782905088" calcext:value-type="float">
            <text:p>0.5556327829</text:p>
          </table:table-cell>
          <table:table-cell table:style-name="ce6" table:formula="of:=[.N162]+0.1*(2*([.I163]-[.E163])*(1-[.I163])*[.I163]*[.C163])" office:value-type="float" office:value="0.411291915716353" calcext:value-type="float">
            <text:p>0.4112919157</text:p>
          </table:table-cell>
          <table:table-cell table:formula="of:=[.O162]+0.1*(2*([.I163]-[.E163])*(1-[.I163])*[.I163]*[.D163])" office:value-type="float" office:value="0.304192590957093" calcext:value-type="float">
            <text:p>0.304192591</text:p>
          </table:table-cell>
          <table:table-cell table:formula="of:=[.P162]+0.1*(2*([.I163]-[.E163])*(1-[.I163])*[.I163])" office:value-type="float" office:value="0.402030847401047" calcext:value-type="float">
            <text:p>0.4020308474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3]*[.A164])+([.M163]*[.B164])+([.N163]*[.C164])+([.O163]*[.D164])+[.P163]" office:value-type="float" office:value="9.13595673042695" calcext:value-type="float">
            <text:p>9.1359567304</text:p>
          </table:table-cell>
          <table:table-cell table:formula="of:=1/(1+EXP(-([.H164])))" office:value-type="float" office:value="0.999892289603521" calcext:value-type="float">
            <text:p>0.9998922896</text:p>
          </table:table-cell>
          <table:table-cell office:value-type="float" office:value="1" calcext:value-type="float">
            <text:p>1</text:p>
          </table:table-cell>
          <table:table-cell table:formula="of:=([.I164]-[.E164])^2" office:value-type="float" office:value="0.999784590808572" calcext:value-type="float">
            <text:p>0.9997845908</text:p>
          </table:table-cell>
          <table:table-cell table:formula="of:=[.L163]+0.1*(2*([.I164]-[.E164])*(1-[.I164])*[.I164]*[.A164])" office:value-type="float" office:value="0.612810801181928" calcext:value-type="float">
            <text:p>0.6128108012</text:p>
          </table:table-cell>
          <table:table-cell table:style-name="ce6" table:formula="of:=[.M163]+0.1*(2*([.I164]-[.E164])*(1-[.I164])*[.I164]*[.B164])" office:value-type="float" office:value="0.555697395221889" calcext:value-type="float">
            <text:p>0.5556973952</text:p>
          </table:table-cell>
          <table:table-cell table:style-name="ce6" table:formula="of:=[.N163]+0.1*(2*([.I164]-[.E164])*(1-[.I164])*[.I164]*[.C164])" office:value-type="float" office:value="0.411410371630489" calcext:value-type="float">
            <text:p>0.4114103716</text:p>
          </table:table-cell>
          <table:table-cell table:formula="of:=[.O163]+0.1*(2*([.I164]-[.E164])*(1-[.I164])*[.I164]*[.D164])" office:value-type="float" office:value="0.304237819578854" calcext:value-type="float">
            <text:p>0.3042378196</text:p>
          </table:table-cell>
          <table:table-cell table:formula="of:=[.P163]+0.1*(2*([.I164]-[.E164])*(1-[.I164])*[.I164])" office:value-type="float" office:value="0.402052384839981" calcext:value-type="float">
            <text:p>0.4020523848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4]*[.A165])+([.M164]*[.B165])+([.N164]*[.C165])+([.O164]*[.D165])+[.P164]" office:value-type="float" office:value="7.94984493694185" calcext:value-type="float">
            <text:p>7.9498449369</text:p>
          </table:table-cell>
          <table:table-cell table:formula="of:=1/(1+EXP(-([.H165])))" office:value-type="float" office:value="0.999647407511571" calcext:value-type="float">
            <text:p>0.9996474075</text:p>
          </table:table-cell>
          <table:table-cell office:value-type="float" office:value="1" calcext:value-type="float">
            <text:p>1</text:p>
          </table:table-cell>
          <table:table-cell table:formula="of:=([.I165]-[.E165])^2" office:value-type="float" office:value="0.999294939344605" calcext:value-type="float">
            <text:p>0.9992949393</text:p>
          </table:table-cell>
          <table:table-cell table:formula="of:=[.L164]+0.1*(2*([.I165]-[.E165])*(1-[.I165])*[.I165]*[.A165])" office:value-type="float" office:value="0.613212473215773" calcext:value-type="float">
            <text:p>0.6132124732</text:p>
          </table:table-cell>
          <table:table-cell table:style-name="ce6" table:formula="of:=[.M164]+0.1*(2*([.I165]-[.E165])*(1-[.I165])*[.I165]*[.B165])" office:value-type="float" office:value="0.555873567166558" calcext:value-type="float">
            <text:p>0.5558735672</text:p>
          </table:table-cell>
          <table:table-cell table:style-name="ce6" table:formula="of:=[.N164]+0.1*(2*([.I165]-[.E165])*(1-[.I165])*[.I165]*[.C165])" office:value-type="float" office:value="0.411762715519827" calcext:value-type="float">
            <text:p>0.4117627155</text:p>
          </table:table-cell>
          <table:table-cell table:formula="of:=[.O164]+0.1*(2*([.I165]-[.E165])*(1-[.I165])*[.I165]*[.D165])" office:value-type="float" office:value="0.304378757134589" calcext:value-type="float">
            <text:p>0.3043787571</text:p>
          </table:table-cell>
          <table:table-cell table:formula="of:=[.P164]+0.1*(2*([.I165]-[.E165])*(1-[.I165])*[.I165])" office:value-type="float" office:value="0.402122853617848" calcext:value-type="float">
            <text:p>0.4021228536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5]*[.A166])+([.M165]*[.B166])+([.N165]*[.C166])+([.O165]*[.D166])+[.P165]" office:value-type="float" office:value="8.34570005260983" calcext:value-type="float">
            <text:p>8.3457000526</text:p>
          </table:table-cell>
          <table:table-cell table:formula="of:=1/(1+EXP(-([.H166])))" office:value-type="float" office:value="0.999762641153009" calcext:value-type="float">
            <text:p>0.9997626412</text:p>
          </table:table-cell>
          <table:table-cell office:value-type="float" office:value="1" calcext:value-type="float">
            <text:p>1</text:p>
          </table:table-cell>
          <table:table-cell table:formula="of:=([.I166]-[.E166])^2" office:value-type="float" office:value="0.99952533864524" calcext:value-type="float">
            <text:p>0.9995253386</text:p>
          </table:table-cell>
          <table:table-cell table:formula="of:=[.L165]+0.1*(2*([.I166]-[.E166])*(1-[.I166])*[.I166]*[.A166])" office:value-type="float" office:value="0.6134876787868" calcext:value-type="float">
            <text:p>0.6134876788</text:p>
          </table:table-cell>
          <table:table-cell table:style-name="ce6" table:formula="of:=[.M165]+0.1*(2*([.I166]-[.E166])*(1-[.I166])*[.I166]*[.B166])" office:value-type="float" office:value="0.556006425028433" calcext:value-type="float">
            <text:p>0.556006425</text:p>
          </table:table-cell>
          <table:table-cell table:style-name="ce6" table:formula="of:=[.N165]+0.1*(2*([.I166]-[.E166])*(1-[.I166])*[.I166]*[.C166])" office:value-type="float" office:value="0.412004706625384" calcext:value-type="float">
            <text:p>0.4120047066</text:p>
          </table:table-cell>
          <table:table-cell table:formula="of:=[.O165]+0.1*(2*([.I166]-[.E166])*(1-[.I166])*[.I166]*[.D166])" office:value-type="float" office:value="0.30449263530191" calcext:value-type="float">
            <text:p>0.3044926353</text:p>
          </table:table-cell>
          <table:table-cell table:formula="of:=[.P165]+0.1*(2*([.I166]-[.E166])*(1-[.I166])*[.I166])" office:value-type="float" office:value="0.402170302854232" calcext:value-type="float">
            <text:p>0.4021703029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6]*[.A167])+([.M166]*[.B167])+([.N166]*[.C167])+([.O166]*[.D167])+[.P166]" office:value-type="float" office:value="8.99167001348967" calcext:value-type="float">
            <text:p>8.9916700135</text:p>
          </table:table-cell>
          <table:table-cell table:formula="of:=1/(1+EXP(-([.H167])))" office:value-type="float" office:value="0.999875573384285" calcext:value-type="float">
            <text:p>0.9998755734</text:p>
          </table:table-cell>
          <table:table-cell office:value-type="float" office:value="1" calcext:value-type="float">
            <text:p>1</text:p>
          </table:table-cell>
          <table:table-cell table:formula="of:=([.I167]-[.E167])^2" office:value-type="float" office:value="0.999751162250552" calcext:value-type="float">
            <text:p>0.9997511623</text:p>
          </table:table-cell>
          <table:table-cell table:formula="of:=[.L166]+0.1*(2*([.I167]-[.E167])*(1-[.I167])*[.I167]*[.A167])" office:value-type="float" office:value="0.613646905223505" calcext:value-type="float">
            <text:p>0.6136469052</text:p>
          </table:table-cell>
          <table:table-cell table:style-name="ce6" table:formula="of:=[.M166]+0.1*(2*([.I167]-[.E167])*(1-[.I167])*[.I167]*[.B167])" office:value-type="float" office:value="0.556086038246786" calcext:value-type="float">
            <text:p>0.5560860382</text:p>
          </table:table-cell>
          <table:table-cell table:style-name="ce6" table:formula="of:=[.N166]+0.1*(2*([.I167]-[.E167])*(1-[.I167])*[.I167]*[.C167])" office:value-type="float" office:value="0.412136566018282" calcext:value-type="float">
            <text:p>0.412136566</text:p>
          </table:table-cell>
          <table:table-cell table:formula="of:=[.O166]+0.1*(2*([.I167]-[.E167])*(1-[.I167])*[.I167]*[.D167])" office:value-type="float" office:value="0.304549857302602" calcext:value-type="float">
            <text:p>0.3045498573</text:p>
          </table:table-cell>
          <table:table-cell table:formula="of:=[.P166]+0.1*(2*([.I167]-[.E167])*(1-[.I167])*[.I167])" office:value-type="float" office:value="0.402195181984967" calcext:value-type="float">
            <text:p>0.402195182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7]*[.A168])+([.M167]*[.B168])+([.N167]*[.C168])+([.O167]*[.D168])+[.P167]" office:value-type="float" office:value="8.87409903692334" calcext:value-type="float">
            <text:p>8.8740990369</text:p>
          </table:table-cell>
          <table:table-cell table:formula="of:=1/(1+EXP(-([.H168])))" office:value-type="float" office:value="0.999860051910697" calcext:value-type="float">
            <text:p>0.9998600519</text:p>
          </table:table-cell>
          <table:table-cell office:value-type="float" office:value="1" calcext:value-type="float">
            <text:p>1</text:p>
          </table:table-cell>
          <table:table-cell table:formula="of:=([.I168]-[.E168])^2" office:value-type="float" office:value="0.999720123406861" calcext:value-type="float">
            <text:p>0.9997201234</text:p>
          </table:table-cell>
          <table:table-cell table:formula="of:=[.L167]+0.1*(2*([.I168]-[.E168])*(1-[.I168])*[.I168]*[.A168])" office:value-type="float" office:value="0.613828786820947" calcext:value-type="float">
            <text:p>0.6138287868</text:p>
          </table:table-cell>
          <table:table-cell table:style-name="ce6" table:formula="of:=[.M167]+0.1*(2*([.I168]-[.E168])*(1-[.I168])*[.I168]*[.B168])" office:value-type="float" office:value="0.556169983599451" calcext:value-type="float">
            <text:p>0.5561699836</text:p>
          </table:table-cell>
          <table:table-cell table:style-name="ce6" table:formula="of:=[.N167]+0.1*(2*([.I168]-[.E168])*(1-[.I168])*[.I168]*[.C168])" office:value-type="float" office:value="0.412290465831501" calcext:value-type="float">
            <text:p>0.4122904658</text:p>
          </table:table-cell>
          <table:table-cell table:formula="of:=[.O167]+0.1*(2*([.I168]-[.E168])*(1-[.I168])*[.I168]*[.D168])" office:value-type="float" office:value="0.304600224514201" calcext:value-type="float">
            <text:p>0.3046002245</text:p>
          </table:table-cell>
          <table:table-cell table:formula="of:=[.P167]+0.1*(2*([.I168]-[.E168])*(1-[.I168])*[.I168])" office:value-type="float" office:value="0.402223163769189" calcext:value-type="float">
            <text:p>0.4022231638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8]*[.A169])+([.M168]*[.B169])+([.N168]*[.C169])+([.O168]*[.D169])+[.P168]" office:value-type="float" office:value="10.6746173749707" calcext:value-type="float">
            <text:p>10.674617375</text:p>
          </table:table-cell>
          <table:table-cell table:formula="of:=1/(1+EXP(-([.H169])))" office:value-type="float" office:value="0.999976876022672" calcext:value-type="float">
            <text:p>0.999976876</text:p>
          </table:table-cell>
          <table:table-cell office:value-type="float" office:value="1" calcext:value-type="float">
            <text:p>1</text:p>
          </table:table-cell>
          <table:table-cell table:formula="of:=([.I169]-[.E169])^2" office:value-type="float" office:value="0.999953752580063" calcext:value-type="float">
            <text:p>0.9999537526</text:p>
          </table:table-cell>
          <table:table-cell table:formula="of:=[.L168]+0.1*(2*([.I169]-[.E169])*(1-[.I169])*[.I169]*[.A169])" office:value-type="float" office:value="0.613864396099118" calcext:value-type="float">
            <text:p>0.6138643961</text:p>
          </table:table-cell>
          <table:table-cell table:style-name="ce6" table:formula="of:=[.M168]+0.1*(2*([.I169]-[.E169])*(1-[.I169])*[.I169]*[.B169])" office:value-type="float" office:value="0.556187557009458" calcext:value-type="float">
            <text:p>0.556187557</text:p>
          </table:table-cell>
          <table:table-cell table:style-name="ce6" table:formula="of:=[.N168]+0.1*(2*([.I169]-[.E169])*(1-[.I169])*[.I169]*[.C169])" office:value-type="float" office:value="0.412321450528092" calcext:value-type="float">
            <text:p>0.4123214505</text:p>
          </table:table-cell>
          <table:table-cell table:formula="of:=[.O168]+0.1*(2*([.I169]-[.E169])*(1-[.I169])*[.I169]*[.D169])" office:value-type="float" office:value="0.304610398593678" calcext:value-type="float">
            <text:p>0.3046103986</text:p>
          </table:table-cell>
          <table:table-cell table:formula="of:=[.P168]+0.1*(2*([.I169]-[.E169])*(1-[.I169])*[.I169])" office:value-type="float" office:value="0.40222778835077" calcext:value-type="float">
            <text:p>0.4022277884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9]*[.A170])+([.M169]*[.B170])+([.N169]*[.C170])+([.O169]*[.D170])+[.P169]" office:value-type="float" office:value="10.1206932119479" calcext:value-type="float">
            <text:p>10.1206932119</text:p>
          </table:table-cell>
          <table:table-cell table:formula="of:=1/(1+EXP(-([.H170])))" office:value-type="float" office:value="0.999959763396804" calcext:value-type="float">
            <text:p>0.9999597634</text:p>
          </table:table-cell>
          <table:table-cell office:value-type="float" office:value="1" calcext:value-type="float">
            <text:p>1</text:p>
          </table:table-cell>
          <table:table-cell table:formula="of:=([.I170]-[.E170])^2" office:value-type="float" office:value="0.999919528412593" calcext:value-type="float">
            <text:p>0.9999195284</text:p>
          </table:table-cell>
          <table:table-cell table:formula="of:=[.L169]+0.1*(2*([.I170]-[.E170])*(1-[.I170])*[.I170]*[.A170])" office:value-type="float" office:value="0.613926355481668" calcext:value-type="float">
            <text:p>0.6139263555</text:p>
          </table:table-cell>
          <table:table-cell table:style-name="ce6" table:formula="of:=[.M169]+0.1*(2*([.I170]-[.E170])*(1-[.I170])*[.I170]*[.B170])" office:value-type="float" office:value="0.55620847835941" calcext:value-type="float">
            <text:p>0.5562084784</text:p>
          </table:table-cell>
          <table:table-cell table:style-name="ce6" table:formula="of:=[.N169]+0.1*(2*([.I170]-[.E170])*(1-[.I170])*[.I170]*[.C170])" office:value-type="float" office:value="0.412376972572195" calcext:value-type="float">
            <text:p>0.4123769726</text:p>
          </table:table-cell>
          <table:table-cell table:formula="of:=[.O169]+0.1*(2*([.I170]-[.E170])*(1-[.I170])*[.I170]*[.D170])" office:value-type="float" office:value="0.304628905941713" calcext:value-type="float">
            <text:p>0.3046289059</text:p>
          </table:table-cell>
          <table:table-cell table:formula="of:=[.P169]+0.1*(2*([.I170]-[.E170])*(1-[.I170])*[.I170])" office:value-type="float" office:value="0.402235835023828" calcext:value-type="float">
            <text:p>0.40223583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0]*[.A171])+([.M170]*[.B171])+([.N170]*[.C171])+([.O170]*[.D171])+[.P170]" office:value-type="float" office:value="7.82828084207808" calcext:value-type="float">
            <text:p>7.8282808421</text:p>
          </table:table-cell>
          <table:table-cell table:formula="of:=1/(1+EXP(-([.H171])))" office:value-type="float" office:value="0.999601848938197" calcext:value-type="float">
            <text:p>0.9996018489</text:p>
          </table:table-cell>
          <table:table-cell office:value-type="float" office:value="1" calcext:value-type="float">
            <text:p>1</text:p>
          </table:table-cell>
          <table:table-cell table:formula="of:=([.I171]-[.E171])^2" office:value-type="float" office:value="0.999203856400662" calcext:value-type="float">
            <text:p>0.9992038564</text:p>
          </table:table-cell>
          <table:table-cell table:formula="of:=[.L170]+0.1*(2*([.I171]-[.E171])*(1-[.I171])*[.I171]*[.A171])" office:value-type="float" office:value="0.614403756373328" calcext:value-type="float">
            <text:p>0.6144037564</text:p>
          </table:table-cell>
          <table:table-cell table:style-name="ce6" table:formula="of:=[.M170]+0.1*(2*([.I171]-[.E171])*(1-[.I171])*[.I171]*[.B171])" office:value-type="float" office:value="0.556383525353018" calcext:value-type="float">
            <text:p>0.5563835254</text:p>
          </table:table-cell>
          <table:table-cell table:style-name="ce6" table:formula="of:=[.N170]+0.1*(2*([.I171]-[.E171])*(1-[.I171])*[.I171]*[.C171])" office:value-type="float" office:value="0.412774806648579" calcext:value-type="float">
            <text:p>0.4127748066</text:p>
          </table:table-cell>
          <table:table-cell table:formula="of:=[.O170]+0.1*(2*([.I171]-[.E171])*(1-[.I171])*[.I171]*[.D171])" office:value-type="float" office:value="0.304748256164628" calcext:value-type="float">
            <text:p>0.3047482562</text:p>
          </table:table-cell>
          <table:table-cell table:formula="of:=[.P170]+0.1*(2*([.I171]-[.E171])*(1-[.I171])*[.I171])" office:value-type="float" office:value="0.402315401839105" calcext:value-type="float">
            <text:p>0.4023154018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1]*[.A172])+([.M171]*[.B172])+([.N171]*[.C172])+([.O171]*[.D172])+[.P171]" office:value-type="float" office:value="9.47586598902027" calcext:value-type="float">
            <text:p>9.475865989</text:p>
          </table:table-cell>
          <table:table-cell table:formula="of:=1/(1+EXP(-([.H172])))" office:value-type="float" office:value="0.999923325599473" calcext:value-type="float">
            <text:p>0.9999233256</text:p>
          </table:table-cell>
          <table:table-cell office:value-type="float" office:value="1" calcext:value-type="float">
            <text:p>1</text:p>
          </table:table-cell>
          <table:table-cell table:formula="of:=([.I172]-[.E172])^2" office:value-type="float" office:value="0.99984665707791" calcext:value-type="float">
            <text:p>0.9998466571</text:p>
          </table:table-cell>
          <table:table-cell table:formula="of:=[.L171]+0.1*(2*([.I172]-[.E172])*(1-[.I172])*[.I172]*[.A172])" office:value-type="float" office:value="0.614509550820738" calcext:value-type="float">
            <text:p>0.6145095508</text:p>
          </table:table-cell>
          <table:table-cell table:style-name="ce6" table:formula="of:=[.M171]+0.1*(2*([.I172]-[.E172])*(1-[.I172])*[.I172]*[.B172])" office:value-type="float" office:value="0.55643258944457" calcext:value-type="float">
            <text:p>0.5564325894</text:p>
          </table:table-cell>
          <table:table-cell table:style-name="ce6" table:formula="of:=[.N171]+0.1*(2*([.I172]-[.E172])*(1-[.I172])*[.I172]*[.C172])" office:value-type="float" office:value="0.412862202061656" calcext:value-type="float">
            <text:p>0.4128622021</text:p>
          </table:table-cell>
          <table:table-cell table:formula="of:=[.O171]+0.1*(2*([.I172]-[.E172])*(1-[.I172])*[.I172]*[.D172])" office:value-type="float" office:value="0.304783520980431" calcext:value-type="float">
            <text:p>0.304783521</text:p>
          </table:table-cell>
          <table:table-cell table:formula="of:=[.P171]+0.1*(2*([.I172]-[.E172])*(1-[.I172])*[.I172])" office:value-type="float" office:value="0.402330734367715" calcext:value-type="float">
            <text:p>0.4023307344</text:p>
          </table:table-cell>
          <table:table-cell table:number-columns-repeated="100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2]*[.A173])+([.M172]*[.B173])+([.N172]*[.C173])+([.O172]*[.D173])+[.P172]" office:value-type="float" office:value="8.03418730147162" calcext:value-type="float">
            <text:p>8.0341873015</text:p>
          </table:table-cell>
          <table:table-cell table:formula="of:=1/(1+EXP(-([.H173])))" office:value-type="float" office:value="0.999675917173282" calcext:value-type="float">
            <text:p>0.9996759172</text:p>
          </table:table-cell>
          <table:table-cell office:value-type="float" office:value="1" calcext:value-type="float">
            <text:p>1</text:p>
          </table:table-cell>
          <table:table-cell table:formula="of:=([.I173]-[.E173])^2" office:value-type="float" office:value="0.999351939376244" calcext:value-type="float">
            <text:p>0.9993519394</text:p>
          </table:table-cell>
          <table:table-cell table:formula="of:=[.L172]+0.1*(2*([.I173]-[.E173])*(1-[.I173])*[.I173]*[.A173])" office:value-type="float" office:value="0.614872288358304" calcext:value-type="float">
            <text:p>0.6148722884</text:p>
          </table:table-cell>
          <table:table-cell table:style-name="ce6" table:formula="of:=[.M172]+0.1*(2*([.I173]-[.E173])*(1-[.I173])*[.I173]*[.B173])" office:value-type="float" office:value="0.556613958213354" calcext:value-type="float">
            <text:p>0.5566139582</text:p>
          </table:table-cell>
          <table:table-cell table:style-name="ce6" table:formula="of:=[.N172]+0.1*(2*([.I173]-[.E173])*(1-[.I173])*[.I173]*[.C173])" office:value-type="float" office:value="0.413179597407026" calcext:value-type="float">
            <text:p>0.4131795974</text:p>
          </table:table-cell>
          <table:table-cell table:formula="of:=[.O172]+0.1*(2*([.I173]-[.E173])*(1-[.I173])*[.I173]*[.D173])" office:value-type="float" office:value="0.30491307010099" calcext:value-type="float">
            <text:p>0.3049130701</text:p>
          </table:table-cell>
          <table:table-cell table:formula="of:=[.P172]+0.1*(2*([.I173]-[.E173])*(1-[.I173])*[.I173])" office:value-type="float" office:value="0.402395508927995" calcext:value-type="float">
            <text:p>0.4023955089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3]*[.A174])+([.M173]*[.B174])+([.N173]*[.C174])+([.O173]*[.D174])+[.P173]" office:value-type="float" office:value="10.0735606551134" calcext:value-type="float">
            <text:p>10.0735606551</text:p>
          </table:table-cell>
          <table:table-cell table:formula="of:=1/(1+EXP(-([.H174])))" office:value-type="float" office:value="0.999957821621852" calcext:value-type="float">
            <text:p>0.9999578216</text:p>
          </table:table-cell>
          <table:table-cell office:value-type="float" office:value="1" calcext:value-type="float">
            <text:p>1</text:p>
          </table:table-cell>
          <table:table-cell table:formula="of:=([.I174]-[.E174])^2" office:value-type="float" office:value="0.999915645022719" calcext:value-type="float">
            <text:p>0.999915645</text:p>
          </table:table-cell>
          <table:table-cell table:formula="of:=[.L173]+0.1*(2*([.I174]-[.E174])*(1-[.I174])*[.I174]*[.A174])" office:value-type="float" office:value="0.6149372375814" calcext:value-type="float">
            <text:p>0.6149372376</text:p>
          </table:table-cell>
          <table:table-cell table:style-name="ce6" table:formula="of:=[.M173]+0.1*(2*([.I174]-[.E174])*(1-[.I174])*[.I174]*[.B174])" office:value-type="float" office:value="0.556637576112661" calcext:value-type="float">
            <text:p>0.5566375761</text:p>
          </table:table-cell>
          <table:table-cell table:style-name="ce6" table:formula="of:=[.N173]+0.1*(2*([.I174]-[.E174])*(1-[.I174])*[.I174]*[.C174])" office:value-type="float" office:value="0.413236111666084" calcext:value-type="float">
            <text:p>0.4132361117</text:p>
          </table:table-cell>
          <table:table-cell table:formula="of:=[.O173]+0.1*(2*([.I174]-[.E174])*(1-[.I174])*[.I174]*[.D174])" office:value-type="float" office:value="0.304929940029067" calcext:value-type="float">
            <text:p>0.30492994</text:p>
          </table:table-cell>
          <table:table-cell table:formula="of:=[.P173]+0.1*(2*([.I174]-[.E174])*(1-[.I174])*[.I174])" office:value-type="float" office:value="0.402403943892033" calcext:value-type="float">
            <text:p>0.4024039439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4]*[.A175])+([.M174]*[.B175])+([.N174]*[.C175])+([.O174]*[.D175])+[.P174]" office:value-type="float" office:value="8.35316083537517" calcext:value-type="float">
            <text:p>8.3531608354</text:p>
          </table:table-cell>
          <table:table-cell table:formula="of:=1/(1+EXP(-([.H175])))" office:value-type="float" office:value="0.999764405030457" calcext:value-type="float">
            <text:p>0.999764405</text:p>
          </table:table-cell>
          <table:table-cell office:value-type="float" office:value="1" calcext:value-type="float">
            <text:p>1</text:p>
          </table:table-cell>
          <table:table-cell table:formula="of:=([.I175]-[.E175])^2" office:value-type="float" office:value="0.999528865565905" calcext:value-type="float">
            <text:p>0.9995288656</text:p>
          </table:table-cell>
          <table:table-cell table:formula="of:=[.L174]+0.1*(2*([.I175]-[.E175])*(1-[.I175])*[.I175]*[.A175])" office:value-type="float" office:value="0.615233947386926" calcext:value-type="float">
            <text:p>0.6152339474</text:p>
          </table:table-cell>
          <table:table-cell table:style-name="ce6" table:formula="of:=[.M174]+0.1*(2*([.I175]-[.E175])*(1-[.I175])*[.I175]*[.B175])" office:value-type="float" office:value="0.556764737457887" calcext:value-type="float">
            <text:p>0.5567647375</text:p>
          </table:table-cell>
          <table:table-cell table:style-name="ce6" table:formula="of:=[.N174]+0.1*(2*([.I175]-[.E175])*(1-[.I175])*[.I175]*[.C175])" office:value-type="float" office:value="0.413466885959271" calcext:value-type="float">
            <text:p>0.413466886</text:p>
          </table:table-cell>
          <table:table-cell table:formula="of:=[.O174]+0.1*(2*([.I175]-[.E175])*(1-[.I175])*[.I175]*[.D175])" office:value-type="float" office:value="0.305014714259217" calcext:value-type="float">
            <text:p>0.3050147143</text:p>
          </table:table-cell>
          <table:table-cell table:formula="of:=[.P174]+0.1*(2*([.I175]-[.E175])*(1-[.I175])*[.I175])" office:value-type="float" office:value="0.402451040686561" calcext:value-type="float">
            <text:p>0.4024510407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5]*[.A176])+([.M175]*[.B176])+([.N175]*[.C176])+([.O175]*[.D176])+[.P175]" office:value-type="float" office:value="9.35913427170219" calcext:value-type="float">
            <text:p>9.3591342717</text:p>
          </table:table-cell>
          <table:table-cell table:formula="of:=1/(1+EXP(-([.H176])))" office:value-type="float" office:value="0.999913832755151" calcext:value-type="float">
            <text:p>0.9999138328</text:p>
          </table:table-cell>
          <table:table-cell office:value-type="float" office:value="1" calcext:value-type="float">
            <text:p>1</text:p>
          </table:table-cell>
          <table:table-cell table:formula="of:=([.I176]-[.E176])^2" office:value-type="float" office:value="0.999827672935096" calcext:value-type="float">
            <text:p>0.9998276729</text:p>
          </table:table-cell>
          <table:table-cell table:formula="of:=[.L175]+0.1*(2*([.I176]-[.E176])*(1-[.I176])*[.I176]*[.A176])" office:value-type="float" office:value="0.615349391597433" calcext:value-type="float">
            <text:p>0.6153493916</text:p>
          </table:table-cell>
          <table:table-cell table:style-name="ce6" table:formula="of:=[.M175]+0.1*(2*([.I176]-[.E176])*(1-[.I176])*[.I176]*[.B176])" office:value-type="float" office:value="0.556821598039181" calcext:value-type="float">
            <text:p>0.556821598</text:p>
          </table:table-cell>
          <table:table-cell table:style-name="ce6" table:formula="of:=[.N175]+0.1*(2*([.I176]-[.E176])*(1-[.I176])*[.I176]*[.C176])" office:value-type="float" office:value="0.413565099690598" calcext:value-type="float">
            <text:p>0.4135650997</text:p>
          </table:table-cell>
          <table:table-cell table:formula="of:=[.O175]+0.1*(2*([.I176]-[.E176])*(1-[.I176])*[.I176]*[.D176])" office:value-type="float" office:value="0.305050898265496" calcext:value-type="float">
            <text:p>0.3050508983</text:p>
          </table:table-cell>
          <table:table-cell table:formula="of:=[.P175]+0.1*(2*([.I176]-[.E176])*(1-[.I176])*[.I176])" office:value-type="float" office:value="0.402468271165741" calcext:value-type="float">
            <text:p>0.4024682712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6]*[.A177])+([.M176]*[.B177])+([.N176]*[.C177])+([.O176]*[.D177])+[.P176]" office:value-type="float" office:value="9.64529521941412" calcext:value-type="float">
            <text:p>9.6452952194</text:p>
          </table:table-cell>
          <table:table-cell table:formula="of:=1/(1+EXP(-([.H177])))" office:value-type="float" office:value="0.999935274800283" calcext:value-type="float">
            <text:p>0.9999352748</text:p>
          </table:table-cell>
          <table:table-cell office:value-type="float" office:value="1" calcext:value-type="float">
            <text:p>1</text:p>
          </table:table-cell>
          <table:table-cell table:formula="of:=([.I177]-[.E177])^2" office:value-type="float" office:value="0.999870553789918" calcext:value-type="float">
            <text:p>0.9998705538</text:p>
          </table:table-cell>
          <table:table-cell table:formula="of:=[.L176]+0.1*(2*([.I177]-[.E177])*(1-[.I177])*[.I177]*[.A177])" office:value-type="float" office:value="0.615442583820084" calcext:value-type="float">
            <text:p>0.6154425838</text:p>
          </table:table-cell>
          <table:table-cell table:style-name="ce6" table:formula="of:=[.M176]+0.1*(2*([.I177]-[.E177])*(1-[.I177])*[.I177]*[.B177])" office:value-type="float" office:value="0.556863016804804" calcext:value-type="float">
            <text:p>0.5568630168</text:p>
          </table:table-cell>
          <table:table-cell table:style-name="ce6" table:formula="of:=[.N176]+0.1*(2*([.I177]-[.E177])*(1-[.I177])*[.I177]*[.C177])" office:value-type="float" office:value="0.41364275987614" calcext:value-type="float">
            <text:p>0.4136427599</text:p>
          </table:table-cell>
          <table:table-cell table:formula="of:=[.O176]+0.1*(2*([.I177]-[.E177])*(1-[.I177])*[.I177]*[.D177])" office:value-type="float" office:value="0.305074196321158" calcext:value-type="float">
            <text:p>0.3050741963</text:p>
          </table:table-cell>
          <table:table-cell table:formula="of:=[.P176]+0.1*(2*([.I177]-[.E177])*(1-[.I177])*[.I177])" office:value-type="float" office:value="0.402481214529998" calcext:value-type="float">
            <text:p>0.4024812145</text:p>
          </table:table-cell>
          <table:table-cell table:number-columns-repeated="1008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7]*[.A178])+([.M177]*[.B178])+([.N177]*[.C178])+([.O177]*[.D178])+[.P177]" office:value-type="float" office:value="8.31206048205152" calcext:value-type="float">
            <text:p>8.3120604821</text:p>
          </table:table-cell>
          <table:table-cell table:formula="of:=1/(1+EXP(-([.H178])))" office:value-type="float" office:value="0.999754522677943" calcext:value-type="float">
            <text:p>0.9997545227</text:p>
          </table:table-cell>
          <table:table-cell office:value-type="float" office:value="1" calcext:value-type="float">
            <text:p>1</text:p>
          </table:table-cell>
          <table:table-cell table:formula="of:=([.I178]-[.E178])^2" office:value-type="float" office:value="0.999509105615001" calcext:value-type="float">
            <text:p>0.9995091056</text:p>
          </table:table-cell>
          <table:table-cell table:formula="of:=[.L177]+0.1*(2*([.I178]-[.E178])*(1-[.I178])*[.I178]*[.A178])" office:value-type="float" office:value="0.61574682627517" calcext:value-type="float">
            <text:p>0.6157468263</text:p>
          </table:table-cell>
          <table:table-cell table:style-name="ce6" table:formula="of:=[.M177]+0.1*(2*([.I178]-[.E178])*(1-[.I178])*[.I178]*[.B178])" office:value-type="float" office:value="0.55700041662323" calcext:value-type="float">
            <text:p>0.5570004166</text:p>
          </table:table-cell>
          <table:table-cell table:style-name="ce6" table:formula="of:=[.N177]+0.1*(2*([.I178]-[.E178])*(1-[.I178])*[.I178]*[.C178])" office:value-type="float" office:value="0.413878302422013" calcext:value-type="float">
            <text:p>0.4138783024</text:p>
          </table:table-cell>
          <table:table-cell table:formula="of:=[.O177]+0.1*(2*([.I178]-[.E178])*(1-[.I178])*[.I178]*[.D178])" office:value-type="float" office:value="0.305162524775861" calcext:value-type="float">
            <text:p>0.3051625248</text:p>
          </table:table-cell>
          <table:table-cell table:formula="of:=[.P177]+0.1*(2*([.I178]-[.E178])*(1-[.I178])*[.I178])" office:value-type="float" office:value="0.402530285893722" calcext:value-type="float">
            <text:p>0.4025302859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8]*[.A179])+([.M178]*[.B179])+([.N178]*[.C179])+([.O178]*[.D179])+[.P178]" office:value-type="float" office:value="8.40688340250637" calcext:value-type="float">
            <text:p>8.4068834025</text:p>
          </table:table-cell>
          <table:table-cell table:formula="of:=1/(1+EXP(-([.H179])))" office:value-type="float" office:value="0.999776725075906" calcext:value-type="float">
            <text:p>0.9997767251</text:p>
          </table:table-cell>
          <table:table-cell office:value-type="float" office:value="1" calcext:value-type="float">
            <text:p>1</text:p>
          </table:table-cell>
          <table:table-cell table:formula="of:=([.I179]-[.E179])^2" office:value-type="float" office:value="0.999553500003504" calcext:value-type="float">
            <text:p>0.9995535</text:p>
          </table:table-cell>
          <table:table-cell table:formula="of:=[.L178]+0.1*(2*([.I179]-[.E179])*(1-[.I179])*[.I179]*[.A179])" office:value-type="float" office:value="0.616019100058017" calcext:value-type="float">
            <text:p>0.6160191001</text:p>
          </table:table-cell>
          <table:table-cell table:style-name="ce6" table:formula="of:=[.M178]+0.1*(2*([.I179]-[.E179])*(1-[.I179])*[.I179]*[.B179])" office:value-type="float" office:value="0.557134321762335" calcext:value-type="float">
            <text:p>0.5571343218</text:p>
          </table:table-cell>
          <table:table-cell table:style-name="ce6" table:formula="of:=[.N178]+0.1*(2*([.I179]-[.E179])*(1-[.I179])*[.I179]*[.C179])" office:value-type="float" office:value="0.414097014149218" calcext:value-type="float">
            <text:p>0.4140970141</text:p>
          </table:table-cell>
          <table:table-cell table:formula="of:=[.O178]+0.1*(2*([.I179]-[.E179])*(1-[.I179])*[.I179]*[.D179])" office:value-type="float" office:value="0.305242867859324" calcext:value-type="float">
            <text:p>0.3052428679</text:p>
          </table:table-cell>
          <table:table-cell table:formula="of:=[.P178]+0.1*(2*([.I179]-[.E179])*(1-[.I179])*[.I179])" office:value-type="float" office:value="0.40257492094009" calcext:value-type="float">
            <text:p>0.4025749209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9]*[.A180])+([.M179]*[.B180])+([.N179]*[.C180])+([.O179]*[.D180])+[.P179]" office:value-type="float" office:value="8.86502656398614" calcext:value-type="float">
            <text:p>8.865026564</text:p>
          </table:table-cell>
          <table:table-cell table:formula="of:=1/(1+EXP(-([.H180])))" office:value-type="float" office:value="0.999858776638563" calcext:value-type="float">
            <text:p>0.9998587766</text:p>
          </table:table-cell>
          <table:table-cell office:value-type="float" office:value="1" calcext:value-type="float">
            <text:p>1</text:p>
          </table:table-cell>
          <table:table-cell table:formula="of:=([.I180]-[.E180])^2" office:value-type="float" office:value="0.999717573221164" calcext:value-type="float">
            <text:p>0.9997175732</text:p>
          </table:table-cell>
          <table:table-cell table:formula="of:=[.L179]+0.1*(2*([.I180]-[.E180])*(1-[.I180])*[.I180]*[.A180])" office:value-type="float" office:value="0.616199814907525" calcext:value-type="float">
            <text:p>0.6161998149</text:p>
          </table:table-cell>
          <table:table-cell table:style-name="ce6" table:formula="of:=[.M179]+0.1*(2*([.I180]-[.E180])*(1-[.I180])*[.I180]*[.B180])" office:value-type="float" office:value="0.557213384508994" calcext:value-type="float">
            <text:p>0.5572133845</text:p>
          </table:table-cell>
          <table:table-cell table:style-name="ce6" table:formula="of:=[.N179]+0.1*(2*([.I180]-[.E180])*(1-[.I180])*[.I180]*[.C180])" office:value-type="float" office:value="0.414255139642537" calcext:value-type="float">
            <text:p>0.4142551396</text:p>
          </table:table-cell>
          <table:table-cell table:formula="of:=[.O179]+0.1*(2*([.I180]-[.E180])*(1-[.I180])*[.I180]*[.D180])" office:value-type="float" office:value="0.305302164919319" calcext:value-type="float">
            <text:p>0.3053021649</text:p>
          </table:table-cell>
          <table:table-cell table:formula="of:=[.P179]+0.1*(2*([.I180]-[.E180])*(1-[.I180])*[.I180])" office:value-type="float" office:value="0.402603157635326" calcext:value-type="float">
            <text:p>0.4026031576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0]*[.A181])+([.M180]*[.B181])+([.N180]*[.C181])+([.O180]*[.D181])+[.P180]" office:value-type="float" office:value="9.40204525229411" calcext:value-type="float">
            <text:p>9.4020452523</text:p>
          </table:table-cell>
          <table:table-cell table:formula="of:=1/(1+EXP(-([.H181])))" office:value-type="float" office:value="0.9999174517679" calcext:value-type="float">
            <text:p>0.9999174518</text:p>
          </table:table-cell>
          <table:table-cell office:value-type="float" office:value="1" calcext:value-type="float">
            <text:p>1</text:p>
          </table:table-cell>
          <table:table-cell table:formula="of:=([.I181]-[.E181])^2" office:value-type="float" office:value="0.99983491035001" calcext:value-type="float">
            <text:p>0.9998349104</text:p>
          </table:table-cell>
          <table:table-cell table:formula="of:=[.L180]+0.1*(2*([.I181]-[.E181])*(1-[.I181])*[.I181]*[.A181])" office:value-type="float" office:value="0.616318664737633" calcext:value-type="float">
            <text:p>0.6163186647</text:p>
          </table:table-cell>
          <table:table-cell table:style-name="ce6" table:formula="of:=[.M180]+0.1*(2*([.I181]-[.E181])*(1-[.I181])*[.I181]*[.B181])" office:value-type="float" office:value="0.557262905271539" calcext:value-type="float">
            <text:p>0.5572629053</text:p>
          </table:table-cell>
          <table:table-cell table:style-name="ce6" table:formula="of:=[.N180]+0.1*(2*([.I181]-[.E181])*(1-[.I181])*[.I181]*[.C181])" office:value-type="float" office:value="0.414350879783458" calcext:value-type="float">
            <text:p>0.4143508798</text:p>
          </table:table-cell>
          <table:table-cell table:formula="of:=[.O180]+0.1*(2*([.I181]-[.E181])*(1-[.I181])*[.I181]*[.D181])" office:value-type="float" office:value="0.305328575992676" calcext:value-type="float">
            <text:p>0.305328576</text:p>
          </table:table-cell>
          <table:table-cell table:formula="of:=[.P180]+0.1*(2*([.I181]-[.E181])*(1-[.I181])*[.I181])" office:value-type="float" office:value="0.402619664556174" calcext:value-type="float">
            <text:p>0.4026196646</text:p>
          </table:table-cell>
          <table:table-cell table:number-columns-repeated="100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1]*[.A182])+([.M181]*[.B182])+([.N181]*[.C182])+([.O181]*[.D182])+[.P181]" office:value-type="float" office:value="9.63137857944014" calcext:value-type="float">
            <text:p>9.6313785794</text:p>
          </table:table-cell>
          <table:table-cell table:formula="of:=1/(1+EXP(-([.H182])))" office:value-type="float" office:value="0.999934367805579" calcext:value-type="float">
            <text:p>0.9999343678</text:p>
          </table:table-cell>
          <table:table-cell office:value-type="float" office:value="1" calcext:value-type="float">
            <text:p>1</text:p>
          </table:table-cell>
          <table:table-cell table:formula="of:=([.I182]-[.E182])^2" office:value-type="float" office:value="0.999868739918743" calcext:value-type="float">
            <text:p>0.9998687399</text:p>
          </table:table-cell>
          <table:table-cell table:formula="of:=[.L181]+0.1*(2*([.I182]-[.E182])*(1-[.I182])*[.I182]*[.A182])" office:value-type="float" office:value="0.616415787635343" calcext:value-type="float">
            <text:p>0.6164157876</text:p>
          </table:table-cell>
          <table:table-cell table:style-name="ce6" table:formula="of:=[.M181]+0.1*(2*([.I182]-[.E182])*(1-[.I182])*[.I182]*[.B182])" office:value-type="float" office:value="0.557299654476078" calcext:value-type="float">
            <text:p>0.5572996545</text:p>
          </table:table-cell>
          <table:table-cell table:style-name="ce6" table:formula="of:=[.N181]+0.1*(2*([.I182]-[.E182])*(1-[.I182])*[.I182]*[.C182])" office:value-type="float" office:value="0.414430940550489" calcext:value-type="float">
            <text:p>0.4144309406</text:p>
          </table:table-cell>
          <table:table-cell table:formula="of:=[.O181]+0.1*(2*([.I182]-[.E182])*(1-[.I182])*[.I182]*[.D182])" office:value-type="float" office:value="0.305353512952899" calcext:value-type="float">
            <text:p>0.305353513</text:p>
          </table:table-cell>
          <table:table-cell table:formula="of:=[.P181]+0.1*(2*([.I182]-[.E182])*(1-[.I182])*[.I182])" office:value-type="float" office:value="0.402632789272081" calcext:value-type="float">
            <text:p>0.4026327893</text:p>
          </table:table-cell>
          <table:table-cell table:number-columns-repeated="1008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2]*[.A183])+([.M182]*[.B183])+([.N182]*[.C183])+([.O182]*[.D183])+[.P182]" office:value-type="float" office:value="10.6531212440293" calcext:value-type="float">
            <text:p>10.653121244</text:p>
          </table:table-cell>
          <table:table-cell table:formula="of:=1/(1+EXP(-([.H183])))" office:value-type="float" office:value="0.999976373577405" calcext:value-type="float">
            <text:p>0.9999763736</text:p>
          </table:table-cell>
          <table:table-cell office:value-type="float" office:value="1" calcext:value-type="float">
            <text:p>1</text:p>
          </table:table-cell>
          <table:table-cell table:formula="of:=([.I183]-[.E183])^2" office:value-type="float" office:value="0.999952747713017" calcext:value-type="float">
            <text:p>0.9999527477</text:p>
          </table:table-cell>
          <table:table-cell table:formula="of:=[.L182]+0.1*(2*([.I183]-[.E183])*(1-[.I183])*[.I183]*[.A183])" office:value-type="float" office:value="0.616453115619127" calcext:value-type="float">
            <text:p>0.6164531156</text:p>
          </table:table-cell>
          <table:table-cell table:style-name="ce6" table:formula="of:=[.M182]+0.1*(2*([.I183]-[.E183])*(1-[.I183])*[.I183]*[.B183])" office:value-type="float" office:value="0.557317609708785" calcext:value-type="float">
            <text:p>0.5573176097</text:p>
          </table:table-cell>
          <table:table-cell table:style-name="ce6" table:formula="of:=[.N182]+0.1*(2*([.I183]-[.E183])*(1-[.I183])*[.I183]*[.C183])" office:value-type="float" office:value="0.414461180942415" calcext:value-type="float">
            <text:p>0.4144611809</text:p>
          </table:table-cell>
          <table:table-cell table:formula="of:=[.O182]+0.1*(2*([.I183]-[.E183])*(1-[.I183])*[.I183]*[.D183])" office:value-type="float" office:value="0.305362963075376" calcext:value-type="float">
            <text:p>0.3053629631</text:p>
          </table:table-cell>
          <table:table-cell table:formula="of:=[.P182]+0.1*(2*([.I183]-[.E183])*(1-[.I183])*[.I183])" office:value-type="float" office:value="0.402637514333319" calcext:value-type="float">
            <text:p>0.4026375143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3]*[.A184])+([.M183]*[.B184])+([.N183]*[.C184])+([.O183]*[.D184])+[.P183]" office:value-type="float" office:value="8.90120789352369" calcext:value-type="float">
            <text:p>8.9012078935</text:p>
          </table:table-cell>
          <table:table-cell table:formula="of:=1/(1+EXP(-([.H184])))" office:value-type="float" office:value="0.99986379427189" calcext:value-type="float">
            <text:p>0.9998637943</text:p>
          </table:table-cell>
          <table:table-cell office:value-type="float" office:value="1" calcext:value-type="float">
            <text:p>1</text:p>
          </table:table-cell>
          <table:table-cell table:formula="of:=([.I184]-[.E184])^2" office:value-type="float" office:value="0.999727607095781" calcext:value-type="float">
            <text:p>0.9997276071</text:p>
          </table:table-cell>
          <table:table-cell table:formula="of:=[.L183]+0.1*(2*([.I184]-[.E184])*(1-[.I184])*[.I184]*[.A184])" office:value-type="float" office:value="0.616627411461221" calcext:value-type="float">
            <text:p>0.6166274115</text:p>
          </table:table-cell>
          <table:table-cell table:style-name="ce6" table:formula="of:=[.M183]+0.1*(2*([.I184]-[.E184])*(1-[.I184])*[.I184]*[.B184])" office:value-type="float" office:value="0.557393864139701" calcext:value-type="float">
            <text:p>0.5573938641</text:p>
          </table:table-cell>
          <table:table-cell table:style-name="ce6" table:formula="of:=[.N183]+0.1*(2*([.I184]-[.E184])*(1-[.I184])*[.I184]*[.C184])" office:value-type="float" office:value="0.414613689804247" calcext:value-type="float">
            <text:p>0.4146136898</text:p>
          </table:table-cell>
          <table:table-cell table:formula="of:=[.O183]+0.1*(2*([.I184]-[.E184])*(1-[.I184])*[.I184]*[.D184])" office:value-type="float" office:value="0.305422877271095" calcext:value-type="float">
            <text:p>0.3054228773</text:p>
          </table:table-cell>
          <table:table-cell table:formula="of:=[.P183]+0.1*(2*([.I184]-[.E184])*(1-[.I184])*[.I184])" office:value-type="float" office:value="0.402664748058647" calcext:value-type="float">
            <text:p>0.4026647481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4]*[.A185])+([.M184]*[.B185])+([.N184]*[.C185])+([.O184]*[.D185])+[.P184]" office:value-type="float" office:value="8.4207843937638" calcext:value-type="float">
            <text:p>8.4207843938</text:p>
          </table:table-cell>
          <table:table-cell table:formula="of:=1/(1+EXP(-([.H185])))" office:value-type="float" office:value="0.999779806667041" calcext:value-type="float">
            <text:p>0.9997798067</text:p>
          </table:table-cell>
          <table:table-cell office:value-type="float" office:value="1" calcext:value-type="float">
            <text:p>1</text:p>
          </table:table-cell>
          <table:table-cell table:formula="of:=([.I185]-[.E185])^2" office:value-type="float" office:value="0.999559661819187" calcext:value-type="float">
            <text:p>0.9995596618</text:p>
          </table:table-cell>
          <table:table-cell table:formula="of:=[.L184]+0.1*(2*([.I185]-[.E185])*(1-[.I185])*[.I185]*[.A185])" office:value-type="float" office:value="0.616904732891739" calcext:value-type="float">
            <text:p>0.6169047329</text:p>
          </table:table-cell>
          <table:table-cell table:style-name="ce6" table:formula="of:=[.M184]+0.1*(2*([.I185]-[.E185])*(1-[.I185])*[.I185]*[.B185])" office:value-type="float" office:value="0.55751711810882" calcext:value-type="float">
            <text:p>0.5575171181</text:p>
          </table:table-cell>
          <table:table-cell table:style-name="ce6" table:formula="of:=[.N184]+0.1*(2*([.I185]-[.E185])*(1-[.I185])*[.I185]*[.C185])" office:value-type="float" office:value="0.414838188105143" calcext:value-type="float">
            <text:p>0.4148381881</text:p>
          </table:table-cell>
          <table:table-cell table:formula="of:=[.O184]+0.1*(2*([.I185]-[.E185])*(1-[.I185])*[.I185]*[.D185])" office:value-type="float" office:value="0.305488906183124" calcext:value-type="float">
            <text:p>0.3054889062</text:p>
          </table:table-cell>
          <table:table-cell table:formula="of:=[.P184]+0.1*(2*([.I185]-[.E185])*(1-[.I185])*[.I185])" office:value-type="float" office:value="0.402708767333332" calcext:value-type="float">
            <text:p>0.4027087673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5]*[.A186])+([.M185]*[.B186])+([.N185]*[.C186])+([.O185]*[.D186])+[.P185]" office:value-type="float" office:value="8.36615046710104" calcext:value-type="float">
            <text:p>8.3661504671</text:p>
          </table:table-cell>
          <table:table-cell table:formula="of:=1/(1+EXP(-([.H186])))" office:value-type="float" office:value="0.999767444825014" calcext:value-type="float">
            <text:p>0.9997674448</text:p>
          </table:table-cell>
          <table:table-cell office:value-type="float" office:value="1" calcext:value-type="float">
            <text:p>1</text:p>
          </table:table-cell>
          <table:table-cell table:formula="of:=([.I186]-[.E186])^2" office:value-type="float" office:value="0.999534943731936" calcext:value-type="float">
            <text:p>0.9995349437</text:p>
          </table:table-cell>
          <table:table-cell table:formula="of:=[.L185]+0.1*(2*([.I186]-[.E186])*(1-[.I186])*[.I186]*[.A186])" office:value-type="float" office:value="0.617188318260707" calcext:value-type="float">
            <text:p>0.6171883183</text:p>
          </table:table-cell>
          <table:table-cell table:style-name="ce6" table:formula="of:=[.M185]+0.1*(2*([.I186]-[.E186])*(1-[.I186])*[.I186]*[.B186])" office:value-type="float" office:value="0.557637990561167" calcext:value-type="float">
            <text:p>0.5576379906</text:p>
          </table:table-cell>
          <table:table-cell table:style-name="ce6" table:formula="of:=[.N185]+0.1*(2*([.I186]-[.E186])*(1-[.I186])*[.I186]*[.C186])" office:value-type="float" office:value="0.415098528771737" calcext:value-type="float">
            <text:p>0.4150985288</text:p>
          </table:table-cell>
          <table:table-cell table:formula="of:=[.O185]+0.1*(2*([.I186]-[.E186])*(1-[.I186])*[.I186]*[.D186])" office:value-type="float" office:value="0.305553991349772" calcext:value-type="float">
            <text:p>0.3055539913</text:p>
          </table:table-cell>
          <table:table-cell table:formula="of:=[.P185]+0.1*(2*([.I186]-[.E186])*(1-[.I186])*[.I186])" office:value-type="float" office:value="0.402755256738081" calcext:value-type="float">
            <text:p>0.4027552567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6]*[.A187])+([.M186]*[.B187])+([.N186]*[.C187])+([.O186]*[.D187])+[.P186]" office:value-type="float" office:value="10.0628944846411" calcext:value-type="float">
            <text:p>10.0628944846</text:p>
          </table:table-cell>
          <table:table-cell table:formula="of:=1/(1+EXP(-([.H187])))" office:value-type="float" office:value="0.99995736935155" calcext:value-type="float">
            <text:p>0.9999573694</text:p>
          </table:table-cell>
          <table:table-cell office:value-type="float" office:value="1" calcext:value-type="float">
            <text:p>1</text:p>
          </table:table-cell>
          <table:table-cell table:formula="of:=([.I187]-[.E187])^2" office:value-type="float" office:value="0.999914740520473" calcext:value-type="float">
            <text:p>0.9999147405</text:p>
          </table:table-cell>
          <table:table-cell table:formula="of:=[.L186]+0.1*(2*([.I187]-[.E187])*(1-[.I187])*[.I187]*[.A187])" office:value-type="float" office:value="0.617253963861932" calcext:value-type="float">
            <text:p>0.6172539639</text:p>
          </table:table-cell>
          <table:table-cell table:style-name="ce6" table:formula="of:=[.M186]+0.1*(2*([.I187]-[.E187])*(1-[.I187])*[.I187]*[.B187])" office:value-type="float" office:value="0.557663566769437" calcext:value-type="float">
            <text:p>0.5576635668</text:p>
          </table:table-cell>
          <table:table-cell table:style-name="ce6" table:formula="of:=[.N186]+0.1*(2*([.I187]-[.E187])*(1-[.I187])*[.I187]*[.C187])" office:value-type="float" office:value="0.415150533728552" calcext:value-type="float">
            <text:p>0.4151505337</text:p>
          </table:table-cell>
          <table:table-cell table:formula="of:=[.O186]+0.1*(2*([.I187]-[.E187])*(1-[.I187])*[.I187]*[.D187])" office:value-type="float" office:value="0.305573599776112" calcext:value-type="float">
            <text:p>0.3055735998</text:p>
          </table:table-cell>
          <table:table-cell table:formula="of:=[.P186]+0.1*(2*([.I187]-[.E187])*(1-[.I187])*[.I187])" office:value-type="float" office:value="0.402763782140837" calcext:value-type="float">
            <text:p>0.4027637821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7]*[.A188])+([.M187]*[.B188])+([.N187]*[.C188])+([.O187]*[.D188])+[.P187]" office:value-type="float" office:value="9.24573950982965" calcext:value-type="float">
            <text:p>9.2457395098</text:p>
          </table:table-cell>
          <table:table-cell table:formula="of:=1/(1+EXP(-([.H188])))" office:value-type="float" office:value="0.99990348730725" calcext:value-type="float">
            <text:p>0.9999034873</text:p>
          </table:table-cell>
          <table:table-cell office:value-type="float" office:value="1" calcext:value-type="float">
            <text:p>1</text:p>
          </table:table-cell>
          <table:table-cell table:formula="of:=([.I188]-[.E188])^2" office:value-type="float" office:value="0.9998069839292" calcext:value-type="float">
            <text:p>0.9998069839</text:p>
          </table:table-cell>
          <table:table-cell table:formula="of:=[.L187]+0.1*(2*([.I188]-[.E188])*(1-[.I188])*[.I188]*[.A188])" office:value-type="float" office:value="0.617375546382886" calcext:value-type="float">
            <text:p>0.6173755464</text:p>
          </table:table-cell>
          <table:table-cell table:style-name="ce6" table:formula="of:=[.M187]+0.1*(2*([.I188]-[.E188])*(1-[.I188])*[.I188]*[.B188])" office:value-type="float" office:value="0.557729182733126" calcext:value-type="float">
            <text:p>0.5577291827</text:p>
          </table:table-cell>
          <table:table-cell table:style-name="ce6" table:formula="of:=[.N187]+0.1*(2*([.I188]-[.E188])*(1-[.I188])*[.I188]*[.C188])" office:value-type="float" office:value="0.415258607080511" calcext:value-type="float">
            <text:p>0.4152586071</text:p>
          </table:table-cell>
          <table:table-cell table:formula="of:=[.O187]+0.1*(2*([.I188]-[.E188])*(1-[.I188])*[.I188]*[.D188])" office:value-type="float" office:value="0.305619916926952" calcext:value-type="float">
            <text:p>0.3056199169</text:p>
          </table:table-cell>
          <table:table-cell table:formula="of:=[.P187]+0.1*(2*([.I188]-[.E188])*(1-[.I188])*[.I188])" office:value-type="float" office:value="0.402783080953687" calcext:value-type="float">
            <text:p>0.402783081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8]*[.A189])+([.M188]*[.B189])+([.N188]*[.C189])+([.O188]*[.D189])+[.P188]" office:value-type="float" office:value="8.91698523368818" calcext:value-type="float">
            <text:p>8.9169852337</text:p>
          </table:table-cell>
          <table:table-cell table:formula="of:=1/(1+EXP(-([.H189])))" office:value-type="float" office:value="0.999865926086472" calcext:value-type="float">
            <text:p>0.9998659261</text:p>
          </table:table-cell>
          <table:table-cell office:value-type="float" office:value="1" calcext:value-type="float">
            <text:p>1</text:p>
          </table:table-cell>
          <table:table-cell table:formula="of:=([.I189]-[.E189])^2" office:value-type="float" office:value="0.999731870148758" calcext:value-type="float">
            <text:p>0.9997318701</text:p>
          </table:table-cell>
          <table:table-cell table:formula="of:=[.L188]+0.1*(2*([.I189]-[.E189])*(1-[.I189])*[.I189]*[.A189])" office:value-type="float" office:value="0.617547114977203" calcext:value-type="float">
            <text:p>0.617547115</text:p>
          </table:table-cell>
          <table:table-cell table:style-name="ce6" table:formula="of:=[.M188]+0.1*(2*([.I189]-[.E189])*(1-[.I189])*[.I189]*[.B189])" office:value-type="float" office:value="0.557812286270998" calcext:value-type="float">
            <text:p>0.5578122863</text:p>
          </table:table-cell>
          <table:table-cell table:style-name="ce6" table:formula="of:=[.N188]+0.1*(2*([.I189]-[.E189])*(1-[.I189])*[.I189]*[.C189])" office:value-type="float" office:value="0.415406048841252" calcext:value-type="float">
            <text:p>0.4154060488</text:p>
          </table:table-cell>
          <table:table-cell table:formula="of:=[.O188]+0.1*(2*([.I189]-[.E189])*(1-[.I189])*[.I189]*[.D189])" office:value-type="float" office:value="0.305668170594103" calcext:value-type="float">
            <text:p>0.3056681706</text:p>
          </table:table-cell>
          <table:table-cell table:formula="of:=[.P188]+0.1*(2*([.I189]-[.E189])*(1-[.I189])*[.I189])" office:value-type="float" office:value="0.402809888546549" calcext:value-type="float">
            <text:p>0.402809888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9]*[.A190])+([.M189]*[.B190])+([.N189]*[.C190])+([.O189]*[.D190])+[.P189]" office:value-type="float" office:value="8.32568117873016" calcext:value-type="float">
            <text:p>8.3256811787</text:p>
          </table:table-cell>
          <table:table-cell table:formula="of:=1/(1+EXP(-([.H190])))" office:value-type="float" office:value="0.99975784277805" calcext:value-type="float">
            <text:p>0.9997578428</text:p>
          </table:table-cell>
          <table:table-cell office:value-type="float" office:value="1" calcext:value-type="float">
            <text:p>1</text:p>
          </table:table-cell>
          <table:table-cell table:formula="of:=([.I190]-[.E190])^2" office:value-type="float" office:value="0.99951574419622" calcext:value-type="float">
            <text:p>0.9995157442</text:p>
          </table:table-cell>
          <table:table-cell table:formula="of:=[.L189]+0.1*(2*([.I190]-[.E190])*(1-[.I190])*[.I190]*[.A190])" office:value-type="float" office:value="0.617837562924295" calcext:value-type="float">
            <text:p>0.6178375629</text:p>
          </table:table-cell>
          <table:table-cell table:style-name="ce6" table:formula="of:=[.M189]+0.1*(2*([.I190]-[.E190])*(1-[.I190])*[.I190]*[.B190])" office:value-type="float" office:value="0.557957510244544" calcext:value-type="float">
            <text:p>0.5579575102</text:p>
          </table:table-cell>
          <table:table-cell table:style-name="ce6" table:formula="of:=[.N189]+0.1*(2*([.I190]-[.E190])*(1-[.I190])*[.I190]*[.C190])" office:value-type="float" office:value="0.415638407198925" calcext:value-type="float">
            <text:p>0.4156384072</text:p>
          </table:table-cell>
          <table:table-cell table:formula="of:=[.O189]+0.1*(2*([.I190]-[.E190])*(1-[.I190])*[.I190]*[.D190])" office:value-type="float" office:value="0.305755304978231" calcext:value-type="float">
            <text:p>0.305755305</text:p>
          </table:table-cell>
          <table:table-cell table:formula="of:=[.P189]+0.1*(2*([.I190]-[.E190])*(1-[.I190])*[.I190])" office:value-type="float" office:value="0.402858296537731" calcext:value-type="float">
            <text:p>0.4028582965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0]*[.A191])+([.M190]*[.B191])+([.N190]*[.C191])+([.O190]*[.D191])+[.P190]" office:value-type="float" office:value="9.28213930180194" calcext:value-type="float">
            <text:p>9.2821393018</text:p>
          </table:table-cell>
          <table:table-cell table:formula="of:=1/(1+EXP(-([.H191])))" office:value-type="float" office:value="0.999906936859891" calcext:value-type="float">
            <text:p>0.9999069369</text:p>
          </table:table-cell>
          <table:table-cell office:value-type="float" office:value="1" calcext:value-type="float">
            <text:p>1</text:p>
          </table:table-cell>
          <table:table-cell table:formula="of:=([.I191]-[.E191])^2" office:value-type="float" office:value="0.99981388238053" calcext:value-type="float">
            <text:p>0.9998138824</text:p>
          </table:table-cell>
          <table:table-cell table:formula="of:=[.L190]+0.1*(2*([.I191]-[.E191])*(1-[.I191])*[.I191]*[.A191])" office:value-type="float" office:value="0.617965966155093" calcext:value-type="float">
            <text:p>0.6179659662</text:p>
          </table:table-cell>
          <table:table-cell table:style-name="ce6" table:formula="of:=[.M190]+0.1*(2*([.I191]-[.E191])*(1-[.I191])*[.I191]*[.B191])" office:value-type="float" office:value="0.558015198652584" calcext:value-type="float">
            <text:p>0.5580151987</text:p>
          </table:table-cell>
          <table:table-cell table:style-name="ce6" table:formula="of:=[.N190]+0.1*(2*([.I191]-[.E191])*(1-[.I191])*[.I191]*[.C191])" office:value-type="float" office:value="0.415738896683898" calcext:value-type="float">
            <text:p>0.4157388967</text:p>
          </table:table-cell>
          <table:table-cell table:formula="of:=[.O190]+0.1*(2*([.I191]-[.E191])*(1-[.I191])*[.I191]*[.D191])" office:value-type="float" office:value="0.305794384222387" calcext:value-type="float">
            <text:p>0.3057943842</text:p>
          </table:table-cell>
          <table:table-cell table:formula="of:=[.P190]+0.1*(2*([.I191]-[.E191])*(1-[.I191])*[.I191])" office:value-type="float" office:value="0.402876905701615" calcext:value-type="float">
            <text:p>0.4028769057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1]*[.A192])+([.M191]*[.B192])+([.N191]*[.C192])+([.O191]*[.D192])+[.P191]" office:value-type="float" office:value="9.3351403383273" calcext:value-type="float">
            <text:p>9.3351403383</text:p>
          </table:table-cell>
          <table:table-cell table:formula="of:=1/(1+EXP(-([.H192])))" office:value-type="float" office:value="0.999911740445505" calcext:value-type="float">
            <text:p>0.9999117404</text:p>
          </table:table-cell>
          <table:table-cell office:value-type="float" office:value="1" calcext:value-type="float">
            <text:p>1</text:p>
          </table:table-cell>
          <table:table-cell table:formula="of:=([.I192]-[.E192])^2" office:value-type="float" office:value="0.999823488680759" calcext:value-type="float">
            <text:p>0.9998234887</text:p>
          </table:table-cell>
          <table:table-cell table:formula="of:=[.L191]+0.1*(2*([.I192]-[.E192])*(1-[.I192])*[.I192]*[.A192])" office:value-type="float" office:value="0.61808421308251" calcext:value-type="float">
            <text:p>0.6180842131</text:p>
          </table:table-cell>
          <table:table-cell table:style-name="ce6" table:formula="of:=[.M191]+0.1*(2*([.I192]-[.E192])*(1-[.I192])*[.I192]*[.B192])" office:value-type="float" office:value="0.558069909917508" calcext:value-type="float">
            <text:p>0.5580699099</text:p>
          </table:table-cell>
          <table:table-cell table:style-name="ce6" table:formula="of:=[.N191]+0.1*(2*([.I192]-[.E192])*(1-[.I192])*[.I192]*[.C192])" office:value-type="float" office:value="0.415837729936665" calcext:value-type="float">
            <text:p>0.4158377299</text:p>
          </table:table-cell>
          <table:table-cell table:formula="of:=[.O191]+0.1*(2*([.I192]-[.E192])*(1-[.I192])*[.I192]*[.D192])" office:value-type="float" office:value="0.305836741330715" calcext:value-type="float">
            <text:p>0.3058367413</text:p>
          </table:table-cell>
          <table:table-cell table:formula="of:=[.P191]+0.1*(2*([.I192]-[.E192])*(1-[.I192])*[.I192])" office:value-type="float" office:value="0.402894554496752" calcext:value-type="float">
            <text:p>0.4028945545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2]*[.A193])+([.M192]*[.B193])+([.N192]*[.C193])+([.O192]*[.D193])+[.P192]" office:value-type="float" office:value="9.22188927324799" calcext:value-type="float">
            <text:p>9.2218892732</text:p>
          </table:table-cell>
          <table:table-cell table:formula="of:=1/(1+EXP(-([.H193])))" office:value-type="float" office:value="0.999901158017573" calcext:value-type="float">
            <text:p>0.999901158</text:p>
          </table:table-cell>
          <table:table-cell office:value-type="float" office:value="1" calcext:value-type="float">
            <text:p>1</text:p>
          </table:table-cell>
          <table:table-cell table:formula="of:=([.I193]-[.E193])^2" office:value-type="float" office:value="0.999802325804884" calcext:value-type="float">
            <text:p>0.9998023258</text:p>
          </table:table-cell>
          <table:table-cell table:formula="of:=[.L192]+0.1*(2*([.I193]-[.E193])*(1-[.I193])*[.I193]*[.A193])" office:value-type="float" office:value="0.618220588055117" calcext:value-type="float">
            <text:p>0.6182205881</text:p>
          </table:table-cell>
          <table:table-cell table:style-name="ce6" table:formula="of:=[.M192]+0.1*(2*([.I193]-[.E193])*(1-[.I193])*[.I193]*[.B193])" office:value-type="float" office:value="0.558131179832737" calcext:value-type="float">
            <text:p>0.5581311798</text:p>
          </table:table-cell>
          <table:table-cell table:style-name="ce6" table:formula="of:=[.N192]+0.1*(2*([.I193]-[.E193])*(1-[.I193])*[.I193]*[.C193])" office:value-type="float" office:value="0.415938528829461" calcext:value-type="float">
            <text:p>0.4159385288</text:p>
          </table:table-cell>
          <table:table-cell table:formula="of:=[.O192]+0.1*(2*([.I193]-[.E193])*(1-[.I193])*[.I193]*[.D193])" office:value-type="float" office:value="0.305882199654918" calcext:value-type="float">
            <text:p>0.3058821997</text:p>
          </table:table-cell>
          <table:table-cell table:formula="of:=[.P192]+0.1*(2*([.I193]-[.E193])*(1-[.I193])*[.I193])" office:value-type="float" office:value="0.402914318985536" calcext:value-type="float">
            <text:p>0.402914319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3]*[.A194])+([.M193]*[.B194])+([.N193]*[.C194])+([.O193]*[.D194])+[.P193]" office:value-type="float" office:value="8.1980105916282" calcext:value-type="float">
            <text:p>8.1980105916</text:p>
          </table:table-cell>
          <table:table-cell table:formula="of:=1/(1+EXP(-([.H194])))" office:value-type="float" office:value="0.999724875202536" calcext:value-type="float">
            <text:p>0.9997248752</text:p>
          </table:table-cell>
          <table:table-cell office:value-type="float" office:value="1" calcext:value-type="float">
            <text:p>1</text:p>
          </table:table-cell>
          <table:table-cell table:formula="of:=([.I194]-[.E194])^2" office:value-type="float" office:value="0.999449826098727" calcext:value-type="float">
            <text:p>0.9994498261</text:p>
          </table:table-cell>
          <table:table-cell table:formula="of:=[.L193]+0.1*(2*([.I194]-[.E194])*(1-[.I194])*[.I194]*[.A194])" office:value-type="float" office:value="0.618539557235054" calcext:value-type="float">
            <text:p>0.6185395572</text:p>
          </table:table-cell>
          <table:table-cell table:style-name="ce6" table:formula="of:=[.M193]+0.1*(2*([.I194]-[.E194])*(1-[.I194])*[.I194]*[.B194])" office:value-type="float" office:value="0.558279665485467" calcext:value-type="float">
            <text:p>0.5582796655</text:p>
          </table:table-cell>
          <table:table-cell table:style-name="ce6" table:formula="of:=[.N193]+0.1*(2*([.I194]-[.E194])*(1-[.I194])*[.I194]*[.C194])" office:value-type="float" office:value="0.41621900172906" calcext:value-type="float">
            <text:p>0.4162190017</text:p>
          </table:table-cell>
          <table:table-cell table:formula="of:=[.O193]+0.1*(2*([.I194]-[.E194])*(1-[.I194])*[.I194]*[.D194])" office:value-type="float" office:value="0.30598668955869" calcext:value-type="float">
            <text:p>0.3059866896</text:p>
          </table:table-cell>
          <table:table-cell table:formula="of:=[.P193]+0.1*(2*([.I194]-[.E194])*(1-[.I194])*[.I194])" office:value-type="float" office:value="0.402969313671732" calcext:value-type="float">
            <text:p>0.4029693137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4]*[.A195])+([.M194]*[.B195])+([.N194]*[.C195])+([.O194]*[.D195])+[.P194]" office:value-type="float" office:value="9.55499472861004" calcext:value-type="float">
            <text:p>9.5549947286</text:p>
          </table:table-cell>
          <table:table-cell table:formula="of:=1/(1+EXP(-([.H195])))" office:value-type="float" office:value="0.999929158500129" calcext:value-type="float">
            <text:p>0.9999291585</text:p>
          </table:table-cell>
          <table:table-cell office:value-type="float" office:value="1" calcext:value-type="float">
            <text:p>1</text:p>
          </table:table-cell>
          <table:table-cell table:formula="of:=([.I195]-[.E195])^2" office:value-type="float" office:value="0.999858322018777" calcext:value-type="float">
            <text:p>0.999858322</text:p>
          </table:table-cell>
          <table:table-cell table:formula="of:=[.L194]+0.1*(2*([.I195]-[.E195])*(1-[.I195])*[.I195]*[.A195])" office:value-type="float" office:value="0.618635888024993" calcext:value-type="float">
            <text:p>0.618635888</text:p>
          </table:table-cell>
          <table:table-cell table:style-name="ce6" table:formula="of:=[.M194]+0.1*(2*([.I195]-[.E195])*(1-[.I195])*[.I195]*[.B195])" office:value-type="float" office:value="0.558324997621908" calcext:value-type="float">
            <text:p>0.5583249976</text:p>
          </table:table-cell>
          <table:table-cell table:style-name="ce6" table:formula="of:=[.N194]+0.1*(2*([.I195]-[.E195])*(1-[.I195])*[.I195]*[.C195])" office:value-type="float" office:value="0.416302582855625" calcext:value-type="float">
            <text:p>0.4163025829</text:p>
          </table:table-cell>
          <table:table-cell table:formula="of:=[.O194]+0.1*(2*([.I195]-[.E195])*(1-[.I195])*[.I195]*[.D195])" office:value-type="float" office:value="0.306019272031758" calcext:value-type="float">
            <text:p>0.306019272</text:p>
          </table:table-cell>
          <table:table-cell table:formula="of:=[.P194]+0.1*(2*([.I195]-[.E195])*(1-[.I195])*[.I195])" office:value-type="float" office:value="0.40298347996437" calcext:value-type="float">
            <text:p>0.40298348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5]*[.A196])+([.M195]*[.B196])+([.N195]*[.C196])+([.O195]*[.D196])+[.P195]" office:value-type="float" office:value="9.52828932424057" calcext:value-type="float">
            <text:p>9.5282893242</text:p>
          </table:table-cell>
          <table:table-cell table:formula="of:=1/(1+EXP(-([.H196])))" office:value-type="float" office:value="0.99992724130103" calcext:value-type="float">
            <text:p>0.9999272413</text:p>
          </table:table-cell>
          <table:table-cell office:value-type="float" office:value="1" calcext:value-type="float">
            <text:p>1</text:p>
          </table:table-cell>
          <table:table-cell table:formula="of:=([.I196]-[.E196])^2" office:value-type="float" office:value="0.999854487895888" calcext:value-type="float">
            <text:p>0.9998544879</text:p>
          </table:table-cell>
          <table:table-cell table:formula="of:=[.L195]+0.1*(2*([.I196]-[.E196])*(1-[.I196])*[.I196]*[.A196])" office:value-type="float" office:value="0.618733370494669" calcext:value-type="float">
            <text:p>0.6187333705</text:p>
          </table:table-cell>
          <table:table-cell table:style-name="ce6" table:formula="of:=[.M195]+0.1*(2*([.I196]-[.E196])*(1-[.I196])*[.I196]*[.B196])" office:value-type="float" office:value="0.55837301137563" calcext:value-type="float">
            <text:p>0.5583730114</text:p>
          </table:table-cell>
          <table:table-cell table:style-name="ce6" table:formula="of:=[.N195]+0.1*(2*([.I196]-[.E196])*(1-[.I196])*[.I196]*[.C196])" office:value-type="float" office:value="0.416385515702961" calcext:value-type="float">
            <text:p>0.4163855157</text:p>
          </table:table-cell>
          <table:table-cell table:formula="of:=[.O195]+0.1*(2*([.I196]-[.E196])*(1-[.I196])*[.I196]*[.D196])" office:value-type="float" office:value="0.306055646087607" calcext:value-type="float">
            <text:p>0.3060556461</text:p>
          </table:table-cell>
          <table:table-cell table:formula="of:=[.P195]+0.1*(2*([.I196]-[.E196])*(1-[.I196])*[.I196])" office:value-type="float" office:value="0.402998029586709" calcext:value-type="float">
            <text:p>0.4029980296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6]*[.A197])+([.M196]*[.B197])+([.N196]*[.C197])+([.O196]*[.D197])+[.P196]" office:value-type="float" office:value="9.09276331368478" calcext:value-type="float">
            <text:p>9.0927633137</text:p>
          </table:table-cell>
          <table:table-cell table:formula="of:=1/(1+EXP(-([.H197])))" office:value-type="float" office:value="0.999887535819682" calcext:value-type="float">
            <text:p>0.9998875358</text:p>
          </table:table-cell>
          <table:table-cell office:value-type="float" office:value="1" calcext:value-type="float">
            <text:p>1</text:p>
          </table:table-cell>
          <table:table-cell table:formula="of:=([.I197]-[.E197])^2" office:value-type="float" office:value="0.999775084287555" calcext:value-type="float">
            <text:p>0.9997750843</text:p>
          </table:table-cell>
          <table:table-cell table:formula="of:=[.L196]+0.1*(2*([.I197]-[.E197])*(1-[.I197])*[.I197]*[.A197])" office:value-type="float" office:value="0.618884038601047" calcext:value-type="float">
            <text:p>0.6188840386</text:p>
          </table:table-cell>
          <table:table-cell table:style-name="ce6" table:formula="of:=[.M196]+0.1*(2*([.I197]-[.E197])*(1-[.I197])*[.I197]*[.B197])" office:value-type="float" office:value="0.558440474706844" calcext:value-type="float">
            <text:p>0.5584404747</text:p>
          </table:table-cell>
          <table:table-cell table:style-name="ce6" table:formula="of:=[.N196]+0.1*(2*([.I197]-[.E197])*(1-[.I197])*[.I197]*[.C197])" office:value-type="float" office:value="0.416502452143733" calcext:value-type="float">
            <text:p>0.4165024521</text:p>
          </table:table-cell>
          <table:table-cell table:formula="of:=[.O196]+0.1*(2*([.I197]-[.E197])*(1-[.I197])*[.I197]*[.D197])" office:value-type="float" office:value="0.306107367974871" calcext:value-type="float">
            <text:p>0.306107368</text:p>
          </table:table-cell>
          <table:table-cell table:formula="of:=[.P196]+0.1*(2*([.I197]-[.E197])*(1-[.I197])*[.I197])" office:value-type="float" office:value="0.403020517363781" calcext:value-type="float">
            <text:p>0.4030205174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7]*[.A198])+([.M197]*[.B198])+([.N197]*[.C198])+([.O197]*[.D198])+[.P197]" office:value-type="float" office:value="8.36220740718841" calcext:value-type="float">
            <text:p>8.3622074072</text:p>
          </table:table-cell>
          <table:table-cell table:formula="of:=1/(1+EXP(-([.H198])))" office:value-type="float" office:value="0.999766526250309" calcext:value-type="float">
            <text:p>0.9997665263</text:p>
          </table:table-cell>
          <table:table-cell office:value-type="float" office:value="1" calcext:value-type="float">
            <text:p>1</text:p>
          </table:table-cell>
          <table:table-cell table:formula="of:=([.I198]-[.E198])^2" office:value-type="float" office:value="0.999533107010609" calcext:value-type="float">
            <text:p>0.999533107</text:p>
          </table:table-cell>
          <table:table-cell table:formula="of:=[.L197]+0.1*(2*([.I198]-[.E198])*(1-[.I198])*[.I198]*[.A198])" office:value-type="float" office:value="0.619178078176514" calcext:value-type="float">
            <text:p>0.6191780782</text:p>
          </table:table-cell>
          <table:table-cell table:style-name="ce6" table:formula="of:=[.M197]+0.1*(2*([.I198]-[.E198])*(1-[.I198])*[.I198]*[.B198])" office:value-type="float" office:value="0.558557157078061" calcext:value-type="float">
            <text:p>0.5585571571</text:p>
          </table:table-cell>
          <table:table-cell table:style-name="ce6" table:formula="of:=[.N197]+0.1*(2*([.I198]-[.E198])*(1-[.I198])*[.I198]*[.C198])" office:value-type="float" office:value="0.416735816886167" calcext:value-type="float">
            <text:p>0.4167358169</text:p>
          </table:table-cell>
          <table:table-cell table:formula="of:=[.O197]+0.1*(2*([.I198]-[.E198])*(1-[.I198])*[.I198]*[.D198])" office:value-type="float" office:value="0.306196046576996" calcext:value-type="float">
            <text:p>0.3061960466</text:p>
          </table:table-cell>
          <table:table-cell table:formula="of:=[.P197]+0.1*(2*([.I198]-[.E198])*(1-[.I198])*[.I198])" office:value-type="float" office:value="0.403067190312268" calcext:value-type="float">
            <text:p>0.4030671903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8]*[.A199])+([.M198]*[.B199])+([.N198]*[.C199])+([.O198]*[.D199])+[.P198]" office:value-type="float" office:value="8.88281451065585" calcext:value-type="float">
            <text:p>8.8828145107</text:p>
          </table:table-cell>
          <table:table-cell table:formula="of:=1/(1+EXP(-([.H199])))" office:value-type="float" office:value="0.999861266156328" calcext:value-type="float">
            <text:p>0.9998612662</text:p>
          </table:table-cell>
          <table:table-cell office:value-type="float" office:value="1" calcext:value-type="float">
            <text:p>1</text:p>
          </table:table-cell>
          <table:table-cell table:formula="of:=([.I199]-[.E199])^2" office:value-type="float" office:value="0.999722551559736" calcext:value-type="float">
            <text:p>0.9997225516</text:p>
          </table:table-cell>
          <table:table-cell table:formula="of:=[.L198]+0.1*(2*([.I199]-[.E199])*(1-[.I199])*[.I199]*[.A199])" office:value-type="float" office:value="0.619358382134352" calcext:value-type="float">
            <text:p>0.6193583821</text:p>
          </table:table-cell>
          <table:table-cell table:style-name="ce6" table:formula="of:=[.M198]+0.1*(2*([.I199]-[.E199])*(1-[.I199])*[.I199]*[.B199])" office:value-type="float" office:value="0.558640374289371" calcext:value-type="float">
            <text:p>0.5586403743</text:p>
          </table:table-cell>
          <table:table-cell table:style-name="ce6" table:formula="of:=[.N198]+0.1*(2*([.I199]-[.E199])*(1-[.I199])*[.I199]*[.C199])" office:value-type="float" office:value="0.416880060052437" calcext:value-type="float">
            <text:p>0.4168800601</text:p>
          </table:table-cell>
          <table:table-cell table:formula="of:=[.O198]+0.1*(2*([.I199]-[.E199])*(1-[.I199])*[.I199]*[.D199])" office:value-type="float" office:value="0.306251524717869" calcext:value-type="float">
            <text:p>0.3062515247</text:p>
          </table:table-cell>
          <table:table-cell table:formula="of:=[.P198]+0.1*(2*([.I199]-[.E199])*(1-[.I199])*[.I199])" office:value-type="float" office:value="0.403094929382704" calcext:value-type="float">
            <text:p>0.4030949294</text:p>
          </table:table-cell>
          <table:table-cell table:number-columns-repeated="1008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9]*[.A200])+([.M199]*[.B200])+([.N199]*[.C200])+([.O199]*[.D200])+[.P199]" office:value-type="float" office:value="9.09802500233381" calcext:value-type="float">
            <text:p>9.0980250023</text:p>
          </table:table-cell>
          <table:table-cell table:formula="of:=1/(1+EXP(-([.H200])))" office:value-type="float" office:value="0.999888125951076" calcext:value-type="float">
            <text:p>0.999888126</text:p>
          </table:table-cell>
          <table:table-cell office:value-type="float" office:value="1" calcext:value-type="float">
            <text:p>1</text:p>
          </table:table-cell>
          <table:table-cell table:formula="of:=([.I200]-[.E200])^2" office:value-type="float" office:value="0.999776264417954" calcext:value-type="float">
            <text:p>0.9997762644</text:p>
          </table:table-cell>
          <table:table-cell table:formula="of:=[.L199]+0.1*(2*([.I200]-[.E200])*(1-[.I200])*[.I200]*[.A200])" office:value-type="float" office:value="0.619497074917564" calcext:value-type="float">
            <text:p>0.6194970749</text:p>
          </table:table-cell>
          <table:table-cell table:style-name="ce6" table:formula="of:=[.M199]+0.1*(2*([.I200]-[.E200])*(1-[.I200])*[.I200]*[.B200])" office:value-type="float" office:value="0.5587164316221" calcext:value-type="float">
            <text:p>0.5587164316</text:p>
          </table:table-cell>
          <table:table-cell table:style-name="ce6" table:formula="of:=[.N199]+0.1*(2*([.I200]-[.E200])*(1-[.I200])*[.I200]*[.C200])" office:value-type="float" office:value="0.417000856992654" calcext:value-type="float">
            <text:p>0.417000857</text:p>
          </table:table-cell>
          <table:table-cell table:formula="of:=[.O199]+0.1*(2*([.I200]-[.E200])*(1-[.I200])*[.I200]*[.D200])" office:value-type="float" office:value="0.30630297526648" calcext:value-type="float">
            <text:p>0.3063029753</text:p>
          </table:table-cell>
          <table:table-cell table:formula="of:=[.P199]+0.1*(2*([.I200]-[.E200])*(1-[.I200])*[.I200])" office:value-type="float" office:value="0.403117299186448" calcext:value-type="float">
            <text:p>0.4031172992</text:p>
          </table:table-cell>
          <table:table-cell table:number-columns-repeated="100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00]*[.A201])+([.M200]*[.B201])+([.N200]*[.C201])+([.O200]*[.D201])+[.P200]" office:value-type="float" office:value="8.41234906220857" calcext:value-type="float">
            <text:p>8.4123490622</text:p>
          </table:table-cell>
          <table:table-cell table:formula="of:=1/(1+EXP(-([.H201])))" office:value-type="float" office:value="0.999777941821486" calcext:value-type="float">
            <text:p>0.9997779418</text:p>
          </table:table-cell>
          <table:table-cell office:value-type="float" office:value="1" calcext:value-type="float">
            <text:p>1</text:p>
          </table:table-cell>
          <table:table-cell table:formula="of:=([.I201]-[.E201])^2" office:value-type="float" office:value="0.999555932952806" calcext:value-type="float">
            <text:p>0.999555933</text:p>
          </table:table-cell>
          <table:table-cell table:formula="of:=[.L200]+0.1*(2*([.I201]-[.E201])*(1-[.I201])*[.I201]*[.A201])" office:value-type="float" office:value="0.619758987209921" calcext:value-type="float">
            <text:p>0.6197589872</text:p>
          </table:table-cell>
          <table:table-cell table:style-name="ce6" table:formula="of:=[.M200]+0.1*(2*([.I201]-[.E201])*(1-[.I201])*[.I201]*[.B201])" office:value-type="float" office:value="0.558849607363976" calcext:value-type="float">
            <text:p>0.5588496074</text:p>
          </table:table-cell>
          <table:table-cell table:style-name="ce6" table:formula="of:=[.N200]+0.1*(2*([.I201]-[.E201])*(1-[.I201])*[.I201]*[.C201])" office:value-type="float" office:value="0.417227255753844" calcext:value-type="float">
            <text:p>0.4172272558</text:p>
          </table:table-cell>
          <table:table-cell table:formula="of:=[.O200]+0.1*(2*([.I201]-[.E201])*(1-[.I201])*[.I201]*[.D201])" office:value-type="float" office:value="0.306382880711606" calcext:value-type="float">
            <text:p>0.3063828807</text:p>
          </table:table-cell>
          <table:table-cell table:formula="of:=[.P200]+0.1*(2*([.I201]-[.E201])*(1-[.I201])*[.I201])" office:value-type="float" office:value="0.403161691100407" calcext:value-type="float">
            <text:p>0.4031616911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1]*[.A202])+([.M201]*[.B202])+([.N201]*[.C202])+([.O201]*[.D202])+[.P201]" office:value-type="float" office:value="6.16530088584262" calcext:value-type="float">
            <text:p>6.1653008858</text:p>
          </table:table-cell>
          <table:table-cell table:formula="of:=1/(1+EXP(-([.H202])))" office:value-type="float" office:value="0.997903319224381" calcext:value-type="float">
            <text:p>0.9979033192</text:p>
          </table:table-cell>
          <table:table-cell office:value-type="float" office:value="1" calcext:value-type="float">
            <text:p>1</text:p>
          </table:table-cell>
          <table:table-cell table:formula="of:=([.I202]-[.E202])^2" office:value-type="float" office:value="0.00000439607027484972" calcext:value-type="float">
            <text:p>4.39607027484972E-06</text:p>
          </table:table-cell>
          <table:table-cell table:formula="of:=[.L201]+0.1*(2*([.I202]-[.E202])*(1-[.I202])*[.I202]*[.A202])" office:value-type="float" office:value="0.61975451261974" calcext:value-type="float">
            <text:p>0.6197545126</text:p>
          </table:table-cell>
          <table:table-cell table:style-name="ce6" table:formula="of:=[.M201]+0.1*(2*([.I202]-[.E202])*(1-[.I202])*[.I202]*[.B202])" office:value-type="float" office:value="0.558846536566793" calcext:value-type="float">
            <text:p>0.5588465366</text:p>
          </table:table-cell>
          <table:table-cell table:style-name="ce6" table:formula="of:=[.N201]+0.1*(2*([.I202]-[.E202])*(1-[.I202])*[.I202]*[.C202])" office:value-type="float" office:value="0.417226027434971" calcext:value-type="float">
            <text:p>0.4172260274</text:p>
          </table:table-cell>
          <table:table-cell table:formula="of:=[.O201]+0.1*(2*([.I202]-[.E202])*(1-[.I202])*[.I202]*[.D202])" office:value-type="float" office:value="0.306382705237481" calcext:value-type="float">
            <text:p>0.3063827052</text:p>
          </table:table-cell>
          <table:table-cell table:formula="of:=[.P201]+0.1*(2*([.I202]-[.E202])*(1-[.I202])*[.I202])" office:value-type="float" office:value="0.403160813729783" calcext:value-type="float">
            <text:p>0.4031608137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2]*[.A203])+([.M202]*[.B203])+([.N202]*[.C203])+([.O202]*[.D203])+[.P202]" office:value-type="float" office:value="5.76189051472334" calcext:value-type="float">
            <text:p>5.7618905147</text:p>
          </table:table-cell>
          <table:table-cell table:formula="of:=1/(1+EXP(-([.H203])))" office:value-type="float" office:value="0.996864701013835" calcext:value-type="float">
            <text:p>0.996864701</text:p>
          </table:table-cell>
          <table:table-cell office:value-type="float" office:value="1" calcext:value-type="float">
            <text:p>1</text:p>
          </table:table-cell>
          <table:table-cell table:formula="of:=([.I203]-[.E203])^2" office:value-type="float" office:value="0.00000983009973264896" calcext:value-type="float">
            <text:p>9.83009973264896E-06</text:p>
          </table:table-cell>
          <table:table-cell table:formula="of:=[.L202]+0.1*(2*([.I203]-[.E203])*(1-[.I203])*[.I203]*[.A203])" office:value-type="float" office:value="0.619744909325898" calcext:value-type="float">
            <text:p>0.6197449093</text:p>
          </table:table-cell>
          <table:table-cell table:style-name="ce6" table:formula="of:=[.M202]+0.1*(2*([.I203]-[.E203])*(1-[.I203])*[.I203]*[.B203])" office:value-type="float" office:value="0.558840656999135" calcext:value-type="float">
            <text:p>0.558840657</text:p>
          </table:table-cell>
          <table:table-cell table:style-name="ce6" table:formula="of:=[.N202]+0.1*(2*([.I203]-[.E203])*(1-[.I203])*[.I203]*[.C203])" office:value-type="float" office:value="0.41722328363673" calcext:value-type="float">
            <text:p>0.4172232836</text:p>
          </table:table-cell>
          <table:table-cell table:formula="of:=[.O202]+0.1*(2*([.I203]-[.E203])*(1-[.I203])*[.I203]*[.D203])" office:value-type="float" office:value="0.306382313266304" calcext:value-type="float">
            <text:p>0.3063823133</text:p>
          </table:table-cell>
          <table:table-cell table:formula="of:=[.P202]+0.1*(2*([.I203]-[.E203])*(1-[.I203])*[.I203])" office:value-type="float" office:value="0.403158853873897" calcext:value-type="float">
            <text:p>0.4031588539</text:p>
          </table:table-cell>
          <table:table-cell table:number-columns-repeated="1008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poch 3</text:p>
          </table:table-cell>
          <table:table-cell table:style-name="ce1" table:formula="of:=([.L203]*[.A204])+([.M203]*[.B204])+([.N203]*[.C204])+([.O203]*[.D204])+[.P203]" office:value-type="float" office:value="6.16518925067763" calcext:value-type="float">
            <text:p>6.1651892507</text:p>
          </table:table-cell>
          <table:table-cell table:style-name="ce1" table:formula="of:=1/(1+EXP(-([.H204])))" office:value-type="float" office:value="0.99790308563885" calcext:value-type="float">
            <text:p>0.9979030856</text:p>
          </table:table-cell>
          <table:table-cell table:style-name="ce3" office:value-type="float" office:value="1" calcext:value-type="float">
            <text:p>1</text:p>
          </table:table-cell>
          <table:table-cell table:formula="of:=([.I204]-[.E204])^2" office:value-type="float" office:value="0.00000439704983799853" calcext:value-type="float">
            <text:p>0.000004397</text:p>
          </table:table-cell>
          <table:table-cell table:style-name="ce1" table:formula="of:=[.L203]+0.1*(2*([.I204]-[.E204])*(1-[.I204])*[.I204]*[.A204])" office:value-type="float" office:value="0.619740433739705" calcext:value-type="float">
            <text:p>0.6197404337</text:p>
          </table:table-cell>
          <table:table-cell table:style-name="ce5" table:formula="of:=[.M203]+0.1*(2*([.I204]-[.E204])*(1-[.I204])*[.I204]*[.B204])" office:value-type="float" office:value="0.558837585518414" calcext:value-type="float">
            <text:p>0.5588375855</text:p>
          </table:table-cell>
          <table:table-cell table:style-name="ce5" table:formula="of:=[.N203]+0.1*(2*([.I204]-[.E204])*(1-[.I204])*[.I204]*[.C204])" office:value-type="float" office:value="0.417222055044442" calcext:value-type="float">
            <text:p>0.417222055</text:p>
          </table:table-cell>
          <table:table-cell table:style-name="ce1" table:formula="of:=[.O203]+0.1*(2*([.I204]-[.E204])*(1-[.I204])*[.I204]*[.D204])" office:value-type="float" office:value="0.30638213775312" calcext:value-type="float">
            <text:p>0.3063821378</text:p>
          </table:table-cell>
          <table:table-cell table:formula="of:=[.P203]+0.1*(2*([.I204]-[.E204])*(1-[.I204])*[.I204])" office:value-type="float" office:value="0.403157976307977" calcext:value-type="float">
            <text:p>0.4031579763</text:p>
          </table:table-cell>
          <table:table-cell table:style-name="ce1"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4]*[.A205])+([.M204]*[.B205])+([.N204]*[.C205])+([.O204]*[.D205])+[.P204]" office:value-type="float" office:value="5.76178616280061" calcext:value-type="float">
            <text:p>5.7617861628</text:p>
          </table:table-cell>
          <table:table-cell table:formula="of:=1/(1+EXP(-([.H205])))" office:value-type="float" office:value="0.996864374848236" calcext:value-type="float">
            <text:p>0.9968643748</text:p>
          </table:table-cell>
          <table:table-cell office:value-type="float" office:value="1" calcext:value-type="float">
            <text:p>1</text:p>
          </table:table-cell>
          <table:table-cell table:formula="of:=([.I205]-[.E205])^2" office:value-type="float" office:value="0.00000983214509237584" calcext:value-type="float">
            <text:p>9.83214509237584E-06</text:p>
          </table:table-cell>
          <table:table-cell table:formula="of:=[.L204]+0.1*(2*([.I205]-[.E205])*(1-[.I205])*[.I205]*[.A205])" office:value-type="float" office:value="0.619730828450837" calcext:value-type="float">
            <text:p>0.6197308285</text:p>
          </table:table-cell>
          <table:table-cell table:style-name="ce6" table:formula="of:=[.M204]+0.1*(2*([.I205]-[.E205])*(1-[.I205])*[.I205]*[.B205])" office:value-type="float" office:value="0.558831704729311" calcext:value-type="float">
            <text:p>0.5588317047</text:p>
          </table:table-cell>
          <table:table-cell table:style-name="ce6" table:formula="of:=[.N204]+0.1*(2*([.I205]-[.E205])*(1-[.I205])*[.I205]*[.C205])" office:value-type="float" office:value="0.417219310676194" calcext:value-type="float">
            <text:p>0.4172193107</text:p>
          </table:table-cell>
          <table:table-cell table:formula="of:=[.O204]+0.1*(2*([.I205]-[.E205])*(1-[.I205])*[.I205]*[.D205])" office:value-type="float" office:value="0.306381745700513" calcext:value-type="float">
            <text:p>0.3063817457</text:p>
          </table:table-cell>
          <table:table-cell table:formula="of:=[.P204]+0.1*(2*([.I205]-[.E205])*(1-[.I205])*[.I205])" office:value-type="float" office:value="0.403156016044943" calcext:value-type="float">
            <text:p>0.403156016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5]*[.A206])+([.M205]*[.B206])+([.N205]*[.C206])+([.O205]*[.D206])+[.P205]" office:value-type="float" office:value="5.70781381791683" calcext:value-type="float">
            <text:p>5.7078138179</text:p>
          </table:table-cell>
          <table:table-cell table:formula="of:=1/(1+EXP(-([.H206])))" office:value-type="float" office:value="0.996691062842841" calcext:value-type="float">
            <text:p>0.9966910628</text:p>
          </table:table-cell>
          <table:table-cell office:value-type="float" office:value="1" calcext:value-type="float">
            <text:p>1</text:p>
          </table:table-cell>
          <table:table-cell table:formula="of:=([.I206]-[.E206])^2" office:value-type="float" office:value="0.000010949065110028" calcext:value-type="float">
            <text:p>1.0949065110028E-05</text:p>
          </table:table-cell>
          <table:table-cell table:formula="of:=[.L205]+0.1*(2*([.I206]-[.E206])*(1-[.I206])*[.I206]*[.A206])" office:value-type="float" office:value="0.619720570385616" calcext:value-type="float">
            <text:p>0.6197205704</text:p>
          </table:table-cell>
          <table:table-cell table:style-name="ce6" table:formula="of:=[.M205]+0.1*(2*([.I206]-[.E206])*(1-[.I206])*[.I206]*[.B206])" office:value-type="float" office:value="0.558824720514693" calcext:value-type="float">
            <text:p>0.5588247205</text:p>
          </table:table-cell>
          <table:table-cell table:style-name="ce6" table:formula="of:=[.N205]+0.1*(2*([.I206]-[.E206])*(1-[.I206])*[.I206]*[.C206])" office:value-type="float" office:value="0.417216473339005" calcext:value-type="float">
            <text:p>0.4172164733</text:p>
          </table:table-cell>
          <table:table-cell table:formula="of:=[.O205]+0.1*(2*([.I206]-[.E206])*(1-[.I206])*[.I206]*[.D206])" office:value-type="float" office:value="0.3063813091871" calcext:value-type="float">
            <text:p>0.3063813092</text:p>
          </table:table-cell>
          <table:table-cell table:formula="of:=[.P205]+0.1*(2*([.I206]-[.E206])*(1-[.I206])*[.I206])" office:value-type="float" office:value="0.403153833477874" calcext:value-type="float">
            <text:p>0.4031538335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6]*[.A207])+([.M206]*[.B207])+([.N206]*[.C207])+([.O206]*[.D207])+[.P206]" office:value-type="float" office:value="5.67332606269318" calcext:value-type="float">
            <text:p>5.6733260627</text:p>
          </table:table-cell>
          <table:table-cell table:formula="of:=1/(1+EXP(-([.H207])))" office:value-type="float" office:value="0.996575352006658" calcext:value-type="float">
            <text:p>0.996575352</text:p>
          </table:table-cell>
          <table:table-cell office:value-type="float" office:value="1" calcext:value-type="float">
            <text:p>1</text:p>
          </table:table-cell>
          <table:table-cell table:formula="of:=([.I207]-[.E207])^2" office:value-type="float" office:value="0.0000117282138783012" calcext:value-type="float">
            <text:p>1.17282138783012E-05</text:p>
          </table:table-cell>
          <table:table-cell table:formula="of:=[.L206]+0.1*(2*([.I207]-[.E207])*(1-[.I207])*[.I207]*[.A207])" office:value-type="float" office:value="0.619709817380652" calcext:value-type="float">
            <text:p>0.6197098174</text:p>
          </table:table-cell>
          <table:table-cell table:style-name="ce6" table:formula="of:=[.M206]+0.1*(2*([.I207]-[.E207])*(1-[.I207])*[.I207]*[.B207])" office:value-type="float" office:value="0.558817473924391" calcext:value-type="float">
            <text:p>0.5588174739</text:p>
          </table:table-cell>
          <table:table-cell table:style-name="ce6" table:formula="of:=[.N206]+0.1*(2*([.I207]-[.E207])*(1-[.I207])*[.I207]*[.C207])" office:value-type="float" office:value="0.417212966924343" calcext:value-type="float">
            <text:p>0.4172129669</text:p>
          </table:table-cell>
          <table:table-cell table:formula="of:=[.O206]+0.1*(2*([.I207]-[.E207])*(1-[.I207])*[.I207]*[.D207])" office:value-type="float" office:value="0.306380841665145" calcext:value-type="float">
            <text:p>0.3063808417</text:p>
          </table:table-cell>
          <table:table-cell table:formula="of:=[.P206]+0.1*(2*([.I207]-[.E207])*(1-[.I207])*[.I207])" office:value-type="float" office:value="0.403151495868099" calcext:value-type="float">
            <text:p>0.403151495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7]*[.A208])+([.M207]*[.B208])+([.N207]*[.C208])+([.O207]*[.D208])+[.P207]" office:value-type="float" office:value="6.15881781092627" calcext:value-type="float">
            <text:p>6.1588178109</text:p>
          </table:table-cell>
          <table:table-cell table:formula="of:=1/(1+EXP(-([.H208])))" office:value-type="float" office:value="0.997889710906659" calcext:value-type="float">
            <text:p>0.9978897109</text:p>
          </table:table-cell>
          <table:table-cell office:value-type="float" office:value="1" calcext:value-type="float">
            <text:p>1</text:p>
          </table:table-cell>
          <table:table-cell table:formula="of:=([.I208]-[.E208])^2" office:value-type="float" office:value="0.0000044533200574744" calcext:value-type="float">
            <text:p>4.4533200574744E-06</text:p>
          </table:table-cell>
          <table:table-cell table:formula="of:=[.L207]+0.1*(2*([.I208]-[.E208])*(1-[.I208])*[.I208]*[.A208])" office:value-type="float" office:value="0.619705373458387" calcext:value-type="float">
            <text:p>0.6197053735</text:p>
          </table:table-cell>
          <table:table-cell table:style-name="ce6" table:formula="of:=[.M207]+0.1*(2*([.I208]-[.E208])*(1-[.I208])*[.I208]*[.B208])" office:value-type="float" office:value="0.55881427430036" calcext:value-type="float">
            <text:p>0.5588142743</text:p>
          </table:table-cell>
          <table:table-cell table:style-name="ce6" table:formula="of:=[.N207]+0.1*(2*([.I208]-[.E208])*(1-[.I208])*[.I208]*[.C208])" office:value-type="float" office:value="0.417211722626109" calcext:value-type="float">
            <text:p>0.4172117226</text:p>
          </table:table-cell>
          <table:table-cell table:formula="of:=[.O207]+0.1*(2*([.I208]-[.E208])*(1-[.I208])*[.I208]*[.D208])" office:value-type="float" office:value="0.306380663908254" calcext:value-type="float">
            <text:p>0.3063806639</text:p>
          </table:table-cell>
          <table:table-cell table:formula="of:=[.P207]+0.1*(2*([.I208]-[.E208])*(1-[.I208])*[.I208])" office:value-type="float" office:value="0.403150607083647" calcext:value-type="float">
            <text:p>0.4031506071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8]*[.A209])+([.M208]*[.B209])+([.N208]*[.C209])+([.O208]*[.D209])+[.P208]" office:value-type="float" office:value="6.76074748755803" calcext:value-type="float">
            <text:p>6.7607474876</text:p>
          </table:table-cell>
          <table:table-cell table:formula="of:=1/(1+EXP(-([.H209])))" office:value-type="float" office:value="0.998842977264022" calcext:value-type="float">
            <text:p>0.9988429773</text:p>
          </table:table-cell>
          <table:table-cell office:value-type="float" office:value="1" calcext:value-type="float">
            <text:p>1</text:p>
          </table:table-cell>
          <table:table-cell table:formula="of:=([.I209]-[.E209])^2" office:value-type="float" office:value="0.00000133870161157016" calcext:value-type="float">
            <text:p>1.33870161157016E-06</text:p>
          </table:table-cell>
          <table:table-cell table:formula="of:=[.L208]+0.1*(2*([.I209]-[.E209])*(1-[.I209])*[.I209]*[.A209])" office:value-type="float" office:value="0.619703929333468" calcext:value-type="float">
            <text:p>0.6197039293</text:p>
          </table:table-cell>
          <table:table-cell table:style-name="ce6" table:formula="of:=[.M208]+0.1*(2*([.I209]-[.E209])*(1-[.I209])*[.I209]*[.B209])" office:value-type="float" office:value="0.558813231321251" calcext:value-type="float">
            <text:p>0.5588132313</text:p>
          </table:table-cell>
          <table:table-cell table:style-name="ce6" table:formula="of:=[.N208]+0.1*(2*([.I209]-[.E209])*(1-[.I209])*[.I209]*[.C209])" office:value-type="float" office:value="0.41721126799419" calcext:value-type="float">
            <text:p>0.417211268</text:p>
          </table:table-cell>
          <table:table-cell table:formula="of:=[.O208]+0.1*(2*([.I209]-[.E209])*(1-[.I209])*[.I209]*[.D209])" office:value-type="float" office:value="0.306380556936038" calcext:value-type="float">
            <text:p>0.3063805569</text:p>
          </table:table-cell>
          <table:table-cell table:formula="of:=[.P208]+0.1*(2*([.I209]-[.E209])*(1-[.I209])*[.I209])" office:value-type="float" office:value="0.403150339653106" calcext:value-type="float">
            <text:p>0.4031503397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9]*[.A210])+([.M209]*[.B210])+([.N209]*[.C210])+([.O209]*[.D210])+[.P209]" office:value-type="float" office:value="5.82976334335199" calcext:value-type="float">
            <text:p>5.8297633434</text:p>
          </table:table-cell>
          <table:table-cell table:formula="of:=1/(1+EXP(-([.H210])))" office:value-type="float" office:value="0.997069838699139" calcext:value-type="float">
            <text:p>0.9970698387</text:p>
          </table:table-cell>
          <table:table-cell office:value-type="float" office:value="1" calcext:value-type="float">
            <text:p>1</text:p>
          </table:table-cell>
          <table:table-cell table:formula="of:=([.I210]-[.E210])^2" office:value-type="float" office:value="0.00000858584524906532" calcext:value-type="float">
            <text:p>8.58584524906532E-06</text:p>
          </table:table-cell>
          <table:table-cell table:formula="of:=[.L209]+0.1*(2*([.I210]-[.E210])*(1-[.I210])*[.I210]*[.A210])" office:value-type="float" office:value="0.619696053501117" calcext:value-type="float">
            <text:p>0.6196960535</text:p>
          </table:table-cell>
          <table:table-cell table:style-name="ce6" table:formula="of:=[.M209]+0.1*(2*([.I210]-[.E210])*(1-[.I210])*[.I210]*[.B210])" office:value-type="float" office:value="0.558807410053862" calcext:value-type="float">
            <text:p>0.5588074101</text:p>
          </table:table-cell>
          <table:table-cell table:style-name="ce6" table:formula="of:=[.N209]+0.1*(2*([.I210]-[.E210])*(1-[.I210])*[.I210]*[.C210])" office:value-type="float" office:value="0.417208871001735" calcext:value-type="float">
            <text:p>0.417208871</text:p>
          </table:table-cell>
          <table:table-cell table:formula="of:=[.O209]+0.1*(2*([.I210]-[.E210])*(1-[.I210])*[.I210]*[.D210])" office:value-type="float" office:value="0.306380043294798" calcext:value-type="float">
            <text:p>0.3063800433</text:p>
          </table:table-cell>
          <table:table-cell table:formula="of:=[.P209]+0.1*(2*([.I210]-[.E210])*(1-[.I210])*[.I210])" office:value-type="float" office:value="0.403148627515638" calcext:value-type="float">
            <text:p>0.403148627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0]*[.A211])+([.M210]*[.B211])+([.N210]*[.C211])+([.O210]*[.D211])+[.P210]" office:value-type="float" office:value="6.08866340436591" calcext:value-type="float">
            <text:p>6.0886634044</text:p>
          </table:table-cell>
          <table:table-cell table:formula="of:=1/(1+EXP(-([.H211])))" office:value-type="float" office:value="0.997736695293438" calcext:value-type="float">
            <text:p>0.9977366953</text:p>
          </table:table-cell>
          <table:table-cell office:value-type="float" office:value="1" calcext:value-type="float">
            <text:p>1</text:p>
          </table:table-cell>
          <table:table-cell table:formula="of:=([.I211]-[.E211])^2" office:value-type="float" office:value="0.00000512254819474418" calcext:value-type="float">
            <text:p>5.12254819474418E-06</text:p>
          </table:table-cell>
          <table:table-cell table:formula="of:=[.L210]+0.1*(2*([.I211]-[.E211])*(1-[.I211])*[.I211]*[.A211])" office:value-type="float" office:value="0.61969094254681" calcext:value-type="float">
            <text:p>0.6196909425</text:p>
          </table:table-cell>
          <table:table-cell table:style-name="ce6" table:formula="of:=[.M210]+0.1*(2*([.I211]-[.E211])*(1-[.I211])*[.I211]*[.B211])" office:value-type="float" office:value="0.558803934604933" calcext:value-type="float">
            <text:p>0.5588039346</text:p>
          </table:table-cell>
          <table:table-cell table:style-name="ce6" table:formula="of:=[.N210]+0.1*(2*([.I211]-[.E211])*(1-[.I211])*[.I211]*[.C211])" office:value-type="float" office:value="0.417207337715443" calcext:value-type="float">
            <text:p>0.4172073377</text:p>
          </table:table-cell>
          <table:table-cell table:formula="of:=[.O210]+0.1*(2*([.I211]-[.E211])*(1-[.I211])*[.I211]*[.D211])" office:value-type="float" office:value="0.306379838856625" calcext:value-type="float">
            <text:p>0.3063798389</text:p>
          </table:table-cell>
          <table:table-cell table:formula="of:=[.P210]+0.1*(2*([.I211]-[.E211])*(1-[.I211])*[.I211])" office:value-type="float" office:value="0.403147605324777" calcext:value-type="float">
            <text:p>0.4031476053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1]*[.A212])+([.M211]*[.B212])+([.N211]*[.C212])+([.O211]*[.D212])+[.P211]" office:value-type="float" office:value="5.39568540345799" calcext:value-type="float">
            <text:p>5.3956854035</text:p>
          </table:table-cell>
          <table:table-cell table:formula="of:=1/(1+EXP(-([.H212])))" office:value-type="float" office:value="0.995484373114069" calcext:value-type="float">
            <text:p>0.9954843731</text:p>
          </table:table-cell>
          <table:table-cell office:value-type="float" office:value="1" calcext:value-type="float">
            <text:p>1</text:p>
          </table:table-cell>
          <table:table-cell table:formula="of:=([.I212]-[.E212])^2" office:value-type="float" office:value="0.0000203908861729418" calcext:value-type="float">
            <text:p>2.03908861729418E-05</text:p>
          </table:table-cell>
          <table:table-cell table:formula="of:=[.L211]+0.1*(2*([.I212]-[.E212])*(1-[.I212])*[.I212]*[.A212])" office:value-type="float" office:value="0.619673079595295" calcext:value-type="float">
            <text:p>0.6196730796</text:p>
          </table:table-cell>
          <table:table-cell table:style-name="ce6" table:formula="of:=[.M211]+0.1*(2*([.I212]-[.E212])*(1-[.I212])*[.I212]*[.B212])" office:value-type="float" office:value="0.55879216129598" calcext:value-type="float">
            <text:p>0.5587921613</text:p>
          </table:table-cell>
          <table:table-cell table:style-name="ce6" table:formula="of:=[.N211]+0.1*(2*([.I212]-[.E212])*(1-[.I212])*[.I212]*[.C212])" office:value-type="float" office:value="0.417201654049052" calcext:value-type="float">
            <text:p>0.417201654</text:p>
          </table:table-cell>
          <table:table-cell table:formula="of:=[.O211]+0.1*(2*([.I212]-[.E212])*(1-[.I212])*[.I212]*[.D212])" office:value-type="float" office:value="0.306379026904284" calcext:value-type="float">
            <text:p>0.3063790269</text:p>
          </table:table-cell>
          <table:table-cell table:formula="of:=[.P211]+0.1*(2*([.I212]-[.E212])*(1-[.I212])*[.I212])" office:value-type="float" office:value="0.403143545563069" calcext:value-type="float">
            <text:p>0.4031435456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2]*[.A213])+([.M212]*[.B213])+([.N212]*[.C213])+([.O212]*[.D213])+[.P212]" office:value-type="float" office:value="5.82823771936156" calcext:value-type="float">
            <text:p>5.8282377194</text:p>
          </table:table-cell>
          <table:table-cell table:formula="of:=1/(1+EXP(-([.H213])))" office:value-type="float" office:value="0.997065378091735" calcext:value-type="float">
            <text:p>0.9970653781</text:p>
          </table:table-cell>
          <table:table-cell office:value-type="float" office:value="1" calcext:value-type="float">
            <text:p>1</text:p>
          </table:table-cell>
          <table:table-cell table:formula="of:=([.I213]-[.E213])^2" office:value-type="float" office:value="0.00000861200574447146" calcext:value-type="float">
            <text:p>0.000008612</text:p>
          </table:table-cell>
          <table:table-cell table:formula="of:=[.L212]+0.1*(2*([.I213]-[.E213])*(1-[.I213])*[.I213]*[.A213])" office:value-type="float" office:value="0.619664664597187" calcext:value-type="float">
            <text:p>0.6196646646</text:p>
          </table:table-cell>
          <table:table-cell table:style-name="ce6" table:formula="of:=[.M212]+0.1*(2*([.I213]-[.E213])*(1-[.I213])*[.I213]*[.B213])" office:value-type="float" office:value="0.558786837521667" calcext:value-type="float">
            <text:p>0.5587868375</text:p>
          </table:table-cell>
          <table:table-cell table:style-name="ce6" table:formula="of:=[.N212]+0.1*(2*([.I213]-[.E213])*(1-[.I213])*[.I213]*[.C213])" office:value-type="float" office:value="0.417199078029223" calcext:value-type="float">
            <text:p>0.417199078</text:p>
          </table:table-cell>
          <table:table-cell table:formula="of:=[.O212]+0.1*(2*([.I213]-[.E213])*(1-[.I213])*[.I213]*[.D213])" office:value-type="float" office:value="0.306378855169628" calcext:value-type="float">
            <text:p>0.3063788552</text:p>
          </table:table-cell>
          <table:table-cell table:formula="of:=[.P212]+0.1*(2*([.I213]-[.E213])*(1-[.I213])*[.I213])" office:value-type="float" office:value="0.403141828216516" calcext:value-type="float">
            <text:p>0.4031418282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3]*[.A214])+([.M213]*[.B214])+([.N213]*[.C214])+([.O213]*[.D214])+[.P213]" office:value-type="float" office:value="6.50391670394925" calcext:value-type="float">
            <text:p>6.5039167039</text:p>
          </table:table-cell>
          <table:table-cell table:formula="of:=1/(1+EXP(-([.H214])))" office:value-type="float" office:value="0.998504677155425" calcext:value-type="float">
            <text:p>0.9985046772</text:p>
          </table:table-cell>
          <table:table-cell office:value-type="float" office:value="1" calcext:value-type="float">
            <text:p>1</text:p>
          </table:table-cell>
          <table:table-cell table:formula="of:=([.I214]-[.E214])^2" office:value-type="float" office:value="0.00000223599040950783" calcext:value-type="float">
            <text:p>0.000002236</text:p>
          </table:table-cell>
          <table:table-cell table:formula="of:=[.L213]+0.1*(2*([.I214]-[.E214])*(1-[.I214])*[.I214]*[.A214])" office:value-type="float" office:value="0.619662253338554" calcext:value-type="float">
            <text:p>0.6196622533</text:p>
          </table:table-cell>
          <table:table-cell table:style-name="ce6" table:formula="of:=[.M213]+0.1*(2*([.I214]-[.E214])*(1-[.I214])*[.I214]*[.B214])" office:value-type="float" office:value="0.558785185362974" calcext:value-type="float">
            <text:p>0.5587851854</text:p>
          </table:table-cell>
          <table:table-cell table:style-name="ce6" table:formula="of:=[.N213]+0.1*(2*([.I214]-[.E214])*(1-[.I214])*[.I214]*[.C214])" office:value-type="float" office:value="0.417198408235158" calcext:value-type="float">
            <text:p>0.4171984082</text:p>
          </table:table-cell>
          <table:table-cell table:formula="of:=[.O213]+0.1*(2*([.I214]-[.E214])*(1-[.I214])*[.I214]*[.D214])" office:value-type="float" office:value="0.306378765863753" calcext:value-type="float">
            <text:p>0.3063787659</text:p>
          </table:table-cell>
          <table:table-cell table:formula="of:=[.P213]+0.1*(2*([.I214]-[.E214])*(1-[.I214])*[.I214])" office:value-type="float" office:value="0.40314138168714" calcext:value-type="float">
            <text:p>0.4031413817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4]*[.A215])+([.M214]*[.B215])+([.N214]*[.C215])+([.O214]*[.D215])+[.P214]" office:value-type="float" office:value="6.00618303429532" calcext:value-type="float">
            <text:p>6.0061830343</text:p>
          </table:table-cell>
          <table:table-cell table:formula="of:=1/(1+EXP(-([.H215])))" office:value-type="float" office:value="0.997542580536428" calcext:value-type="float">
            <text:p>0.9975425805</text:p>
          </table:table-cell>
          <table:table-cell office:value-type="float" office:value="1" calcext:value-type="float">
            <text:p>1</text:p>
          </table:table-cell>
          <table:table-cell table:formula="of:=([.I215]-[.E215])^2" office:value-type="float" office:value="0.00000603891041994155" calcext:value-type="float">
            <text:p>6.03891041994155E-06</text:p>
          </table:table-cell>
          <table:table-cell table:formula="of:=[.L214]+0.1*(2*([.I215]-[.E215])*(1-[.I215])*[.I215]*[.A215])" office:value-type="float" office:value="0.619656470231082" calcext:value-type="float">
            <text:p>0.6196564702</text:p>
          </table:table-cell>
          <table:table-cell table:style-name="ce6" table:formula="of:=[.M214]+0.1*(2*([.I215]-[.E215])*(1-[.I215])*[.I215]*[.B215])" office:value-type="float" office:value="0.558781088995181" calcext:value-type="float">
            <text:p>0.558781089</text:p>
          </table:table-cell>
          <table:table-cell table:style-name="ce6" table:formula="of:=[.N214]+0.1*(2*([.I215]-[.E215])*(1-[.I215])*[.I215]*[.C215])" office:value-type="float" office:value="0.417196480532667" calcext:value-type="float">
            <text:p>0.4171964805</text:p>
          </table:table-cell>
          <table:table-cell table:formula="of:=[.O214]+0.1*(2*([.I215]-[.E215])*(1-[.I215])*[.I215]*[.D215])" office:value-type="float" office:value="0.306378524900942" calcext:value-type="float">
            <text:p>0.3063785249</text:p>
          </table:table-cell>
          <table:table-cell table:formula="of:=[.P214]+0.1*(2*([.I215]-[.E215])*(1-[.I215])*[.I215])" office:value-type="float" office:value="0.403140176873083" calcext:value-type="float">
            <text:p>0.4031401769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5]*[.A216])+([.M215]*[.B216])+([.N215]*[.C216])+([.O215]*[.D216])+[.P215]" office:value-type="float" office:value="5.66854742620365" calcext:value-type="float">
            <text:p>5.6685474262</text:p>
          </table:table-cell>
          <table:table-cell table:formula="of:=1/(1+EXP(-([.H216])))" office:value-type="float" office:value="0.996559004142057" calcext:value-type="float">
            <text:p>0.9965590041</text:p>
          </table:table-cell>
          <table:table-cell office:value-type="float" office:value="1" calcext:value-type="float">
            <text:p>1</text:p>
          </table:table-cell>
          <table:table-cell table:formula="of:=([.I216]-[.E216])^2" office:value-type="float" office:value="0.0000118404524943801" calcext:value-type="float">
            <text:p>1.18404524943801E-05</text:p>
          </table:table-cell>
          <table:table-cell table:formula="of:=[.L215]+0.1*(2*([.I216]-[.E216])*(1-[.I216])*[.I216]*[.A216])" office:value-type="float" office:value="0.619645142509917" calcext:value-type="float">
            <text:p>0.6196451425</text:p>
          </table:table-cell>
          <table:table-cell table:style-name="ce6" table:formula="of:=[.M215]+0.1*(2*([.I216]-[.E216])*(1-[.I216])*[.I216]*[.B216])" office:value-type="float" office:value="0.558774009169453" calcext:value-type="float">
            <text:p>0.5587740092</text:p>
          </table:table-cell>
          <table:table-cell table:style-name="ce6" table:formula="of:=[.N215]+0.1*(2*([.I216]-[.E216])*(1-[.I216])*[.I216]*[.C216])" office:value-type="float" office:value="0.417193176613994" calcext:value-type="float">
            <text:p>0.4171931766</text:p>
          </table:table-cell>
          <table:table-cell table:formula="of:=[.O215]+0.1*(2*([.I216]-[.E216])*(1-[.I216])*[.I216]*[.D216])" office:value-type="float" office:value="0.306378288906751" calcext:value-type="float">
            <text:p>0.3063782889</text:p>
          </table:table-cell>
          <table:table-cell table:formula="of:=[.P215]+0.1*(2*([.I216]-[.E216])*(1-[.I216])*[.I216])" office:value-type="float" office:value="0.403137816931174" calcext:value-type="float">
            <text:p>0.4031378169</text:p>
          </table:table-cell>
          <table:table-cell table:number-columns-repeated="1008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6]*[.A217])+([.M216]*[.B217])+([.N216]*[.C217])+([.O216]*[.D217])+[.P216]" office:value-type="float" office:value="5.23348428039825" calcext:value-type="float">
            <text:p>5.2334842804</text:p>
          </table:table-cell>
          <table:table-cell table:formula="of:=1/(1+EXP(-([.H217])))" office:value-type="float" office:value="0.994693405596639" calcext:value-type="float">
            <text:p>0.9946934056</text:p>
          </table:table-cell>
          <table:table-cell office:value-type="float" office:value="1" calcext:value-type="float">
            <text:p>1</text:p>
          </table:table-cell>
          <table:table-cell table:formula="of:=([.I217]-[.E217])^2" office:value-type="float" office:value="0.0000281599441617788" calcext:value-type="float">
            <text:p>2.81599441617788E-05</text:p>
          </table:table-cell>
          <table:table-cell table:formula="of:=[.L216]+0.1*(2*([.I217]-[.E217])*(1-[.I217])*[.I217]*[.A217])" office:value-type="float" office:value="0.619621053470664" calcext:value-type="float">
            <text:p>0.6196210535</text:p>
          </table:table-cell>
          <table:table-cell table:style-name="ce6" table:formula="of:=[.M216]+0.1*(2*([.I217]-[.E217])*(1-[.I217])*[.I217]*[.B217])" office:value-type="float" office:value="0.558757202862997" calcext:value-type="float">
            <text:p>0.5587572029</text:p>
          </table:table-cell>
          <table:table-cell table:style-name="ce6" table:formula="of:=[.N216]+0.1*(2*([.I217]-[.E217])*(1-[.I217])*[.I217]*[.C217])" office:value-type="float" office:value="0.417187014301627" calcext:value-type="float">
            <text:p>0.4171870143</text:p>
          </table:table-cell>
          <table:table-cell table:formula="of:=[.O216]+0.1*(2*([.I217]-[.E217])*(1-[.I217])*[.I217]*[.D217])" office:value-type="float" office:value="0.306377728696536" calcext:value-type="float">
            <text:p>0.3063777287</text:p>
          </table:table-cell>
          <table:table-cell table:formula="of:=[.P216]+0.1*(2*([.I217]-[.E217])*(1-[.I217])*[.I217])" office:value-type="float" office:value="0.403132214829022" calcext:value-type="float">
            <text:p>0.4031322148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7]*[.A218])+([.M217]*[.B218])+([.N217]*[.C218])+([.O217]*[.D218])+[.P217]" office:value-type="float" office:value="6.79386309931212" calcext:value-type="float">
            <text:p>6.7938630993</text:p>
          </table:table-cell>
          <table:table-cell table:formula="of:=1/(1+EXP(-([.H218])))" office:value-type="float" office:value="0.998880623117227" calcext:value-type="float">
            <text:p>0.9988806231</text:p>
          </table:table-cell>
          <table:table-cell office:value-type="float" office:value="1" calcext:value-type="float">
            <text:p>1</text:p>
          </table:table-cell>
          <table:table-cell table:formula="of:=([.I218]-[.E218])^2" office:value-type="float" office:value="0.00000125300460568554" calcext:value-type="float">
            <text:p>0.000001253</text:p>
          </table:table-cell>
          <table:table-cell table:formula="of:=[.L217]+0.1*(2*([.I218]-[.E218])*(1-[.I218])*[.I218]*[.A218])" office:value-type="float" office:value="0.619619601612319" calcext:value-type="float">
            <text:p>0.6196196016</text:p>
          </table:table-cell>
          <table:table-cell table:style-name="ce6" table:formula="of:=[.M217]+0.1*(2*([.I218]-[.E218])*(1-[.I218])*[.I218]*[.B218])" office:value-type="float" office:value="0.55875620158138" calcext:value-type="float">
            <text:p>0.5587562016</text:p>
          </table:table-cell>
          <table:table-cell table:style-name="ce6" table:formula="of:=[.N217]+0.1*(2*([.I218]-[.E218])*(1-[.I218])*[.I218]*[.C218])" office:value-type="float" office:value="0.417186713917142" calcext:value-type="float">
            <text:p>0.4171867139</text:p>
          </table:table-cell>
          <table:table-cell table:formula="of:=[.O217]+0.1*(2*([.I218]-[.E218])*(1-[.I218])*[.I218]*[.D218])" office:value-type="float" office:value="0.306377678632455" calcext:value-type="float">
            <text:p>0.3063776786</text:p>
          </table:table-cell>
          <table:table-cell table:formula="of:=[.P217]+0.1*(2*([.I218]-[.E218])*(1-[.I218])*[.I218])" office:value-type="float" office:value="0.403131964508618" calcext:value-type="float">
            <text:p>0.4031319645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8]*[.A219])+([.M218]*[.B219])+([.N218]*[.C219])+([.O218]*[.D219])+[.P218]" office:value-type="float" office:value="7.14182212298561" calcext:value-type="float">
            <text:p>7.141822123</text:p>
          </table:table-cell>
          <table:table-cell table:formula="of:=1/(1+EXP(-([.H219])))" office:value-type="float" office:value="0.999209316754833" calcext:value-type="float">
            <text:p>0.9992093168</text:p>
          </table:table-cell>
          <table:table-cell office:value-type="float" office:value="1" calcext:value-type="float">
            <text:p>1</text:p>
          </table:table-cell>
          <table:table-cell table:formula="of:=([.I219]-[.E219])^2" office:value-type="float" office:value="0.000000625179994187398" calcext:value-type="float">
            <text:p>6.25179994187398E-07</text:p>
          </table:table-cell>
          <table:table-cell table:formula="of:=[.L218]+0.1*(2*([.I219]-[.E219])*(1-[.I219])*[.I219]*[.A219])" office:value-type="float" office:value="0.61961888947065" calcext:value-type="float">
            <text:p>0.6196188895</text:p>
          </table:table-cell>
          <table:table-cell table:style-name="ce6" table:formula="of:=[.M218]+0.1*(2*([.I219]-[.E219])*(1-[.I219])*[.I219]*[.B219])" office:value-type="float" office:value="0.558755651857986" calcext:value-type="float">
            <text:p>0.5587556519</text:p>
          </table:table-cell>
          <table:table-cell table:style-name="ce6" table:formula="of:=[.N218]+0.1*(2*([.I219]-[.E219])*(1-[.I219])*[.I219]*[.C219])" office:value-type="float" office:value="0.41718652651144" calcext:value-type="float">
            <text:p>0.4171865265</text:p>
          </table:table-cell>
          <table:table-cell table:formula="of:=[.O218]+0.1*(2*([.I219]-[.E219])*(1-[.I219])*[.I219]*[.D219])" office:value-type="float" office:value="0.306377628657601" calcext:value-type="float">
            <text:p>0.3063776287</text:p>
          </table:table-cell>
          <table:table-cell table:formula="of:=[.P218]+0.1*(2*([.I219]-[.E219])*(1-[.I219])*[.I219])" office:value-type="float" office:value="0.403131839571483" calcext:value-type="float">
            <text:p>0.4031318396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9]*[.A220])+([.M219]*[.B220])+([.N219]*[.C220])+([.O219]*[.D220])+[.P219]" office:value-type="float" office:value="6.59311442088705" calcext:value-type="float">
            <text:p>6.5931144209</text:p>
          </table:table-cell>
          <table:table-cell table:formula="of:=1/(1+EXP(-([.H220])))" office:value-type="float" office:value="0.998632106414102" calcext:value-type="float">
            <text:p>0.9986321064</text:p>
          </table:table-cell>
          <table:table-cell office:value-type="float" office:value="1" calcext:value-type="float">
            <text:p>1</text:p>
          </table:table-cell>
          <table:table-cell table:formula="of:=([.I220]-[.E220])^2" office:value-type="float" office:value="0.00000187113286234166" calcext:value-type="float">
            <text:p>1.87113286234166E-06</text:p>
          </table:table-cell>
          <table:table-cell table:formula="of:=[.L219]+0.1*(2*([.I220]-[.E220])*(1-[.I220])*[.I220]*[.A220])" office:value-type="float" office:value="0.61961687141143" calcext:value-type="float">
            <text:p>0.6196168714</text:p>
          </table:table-cell>
          <table:table-cell table:style-name="ce6" table:formula="of:=[.M219]+0.1*(2*([.I220]-[.E220])*(1-[.I220])*[.I220]*[.B220])" office:value-type="float" office:value="0.558754194370772" calcext:value-type="float">
            <text:p>0.5587541944</text:p>
          </table:table-cell>
          <table:table-cell table:style-name="ce6" table:formula="of:=[.N219]+0.1*(2*([.I220]-[.E220])*(1-[.I220])*[.I220]*[.C220])" office:value-type="float" office:value="0.417186040682368" calcext:value-type="float">
            <text:p>0.4171860407</text:p>
          </table:table-cell>
          <table:table-cell table:formula="of:=[.O219]+0.1*(2*([.I220]-[.E220])*(1-[.I220])*[.I220]*[.D220])" office:value-type="float" office:value="0.306377479171733" calcext:value-type="float">
            <text:p>0.3063774792</text:p>
          </table:table-cell>
          <table:table-cell table:formula="of:=[.P219]+0.1*(2*([.I220]-[.E220])*(1-[.I220])*[.I220])" office:value-type="float" office:value="0.403131465856812" calcext:value-type="float">
            <text:p>0.4031314659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0]*[.A221])+([.M220]*[.B221])+([.N220]*[.C221])+([.O220]*[.D221])+[.P220]" office:value-type="float" office:value="6.19479089105964" calcext:value-type="float">
            <text:p>6.1947908911</text:p>
          </table:table-cell>
          <table:table-cell table:formula="of:=1/(1+EXP(-([.H221])))" office:value-type="float" office:value="0.997964123505052" calcext:value-type="float">
            <text:p>0.9979641235</text:p>
          </table:table-cell>
          <table:table-cell office:value-type="float" office:value="1" calcext:value-type="float">
            <text:p>1</text:p>
          </table:table-cell>
          <table:table-cell table:formula="of:=([.I221]-[.E221])^2" office:value-type="float" office:value="0.00000414479310268341" calcext:value-type="float">
            <text:p>4.14479310268341E-06</text:p>
          </table:table-cell>
          <table:table-cell table:formula="of:=[.L220]+0.1*(2*([.I221]-[.E221])*(1-[.I221])*[.I221]*[.A221])" office:value-type="float" office:value="0.619612652329518" calcext:value-type="float">
            <text:p>0.6196126523</text:p>
          </table:table-cell>
          <table:table-cell table:style-name="ce6" table:formula="of:=[.M220]+0.1*(2*([.I221]-[.E221])*(1-[.I221])*[.I221]*[.B221])" office:value-type="float" office:value="0.558751298922401" calcext:value-type="float">
            <text:p>0.5587512989</text:p>
          </table:table-cell>
          <table:table-cell table:style-name="ce6" table:formula="of:=[.N220]+0.1*(2*([.I221]-[.E221])*(1-[.I221])*[.I221]*[.C221])" office:value-type="float" office:value="0.41718488250302" calcext:value-type="float">
            <text:p>0.4171848825</text:p>
          </table:table-cell>
          <table:table-cell table:formula="of:=[.O220]+0.1*(2*([.I221]-[.E221])*(1-[.I221])*[.I221]*[.D221])" office:value-type="float" office:value="0.306377230990444" calcext:value-type="float">
            <text:p>0.306377231</text:p>
          </table:table-cell>
          <table:table-cell table:formula="of:=[.P220]+0.1*(2*([.I221]-[.E221])*(1-[.I221])*[.I221])" office:value-type="float" office:value="0.403130638585849" calcext:value-type="float">
            <text:p>0.4031306386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1]*[.A222])+([.M221]*[.B222])+([.N221]*[.C222])+([.O221]*[.D222])+[.P221]" office:value-type="float" office:value="6.85930516232149" calcext:value-type="float">
            <text:p>6.8593051623</text:p>
          </table:table-cell>
          <table:table-cell table:formula="of:=1/(1+EXP(-([.H222])))" office:value-type="float" office:value="0.998951457584402" calcext:value-type="float">
            <text:p>0.9989514576</text:p>
          </table:table-cell>
          <table:table-cell office:value-type="float" office:value="1" calcext:value-type="float">
            <text:p>1</text:p>
          </table:table-cell>
          <table:table-cell table:formula="of:=([.I222]-[.E222])^2" office:value-type="float" office:value="0.00000109944119730748" calcext:value-type="float">
            <text:p>1.09944119730748E-06</text:p>
          </table:table-cell>
          <table:table-cell table:formula="of:=[.L221]+0.1*(2*([.I222]-[.E222])*(1-[.I222])*[.I222]*[.A222])" office:value-type="float" office:value="0.619611400280757" calcext:value-type="float">
            <text:p>0.6196114003</text:p>
          </table:table-cell>
          <table:table-cell table:style-name="ce6" table:formula="of:=[.M221]+0.1*(2*([.I222]-[.E222])*(1-[.I222])*[.I222]*[.B222])" office:value-type="float" office:value="0.558750464223227" calcext:value-type="float">
            <text:p>0.5587504642</text:p>
          </table:table-cell>
          <table:table-cell table:style-name="ce6" table:formula="of:=[.N221]+0.1*(2*([.I222]-[.E222])*(1-[.I222])*[.I222]*[.C222])" office:value-type="float" office:value="0.417184509084968" calcext:value-type="float">
            <text:p>0.4171845091</text:p>
          </table:table-cell>
          <table:table-cell table:formula="of:=[.O221]+0.1*(2*([.I222]-[.E222])*(1-[.I222])*[.I222]*[.D222])" office:value-type="float" office:value="0.306377165093141" calcext:value-type="float">
            <text:p>0.3063771651</text:p>
          </table:table-cell>
          <table:table-cell table:formula="of:=[.P221]+0.1*(2*([.I222]-[.E222])*(1-[.I222])*[.I222])" office:value-type="float" office:value="0.403130418928172" calcext:value-type="float">
            <text:p>0.4031304189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2]*[.A223])+([.M222]*[.B223])+([.N222]*[.C223])+([.O222]*[.D223])+[.P222]" office:value-type="float" office:value="6.40409023756369" calcext:value-type="float">
            <text:p>6.4040902376</text:p>
          </table:table-cell>
          <table:table-cell table:formula="of:=1/(1+EXP(-([.H223])))" office:value-type="float" office:value="0.99834795876728" calcext:value-type="float">
            <text:p>0.9983479588</text:p>
          </table:table-cell>
          <table:table-cell office:value-type="float" office:value="1" calcext:value-type="float">
            <text:p>1</text:p>
          </table:table-cell>
          <table:table-cell table:formula="of:=([.I223]-[.E223])^2" office:value-type="float" office:value="0.00000272924023460629" calcext:value-type="float">
            <text:p>2.72924023460629E-06</text:p>
          </table:table-cell>
          <table:table-cell table:formula="of:=[.L222]+0.1*(2*([.I223]-[.E223])*(1-[.I223])*[.I223]*[.A223])" office:value-type="float" office:value="0.619608621054712" calcext:value-type="float">
            <text:p>0.6196086211</text:p>
          </table:table-cell>
          <table:table-cell table:style-name="ce6" table:formula="of:=[.M222]+0.1*(2*([.I223]-[.E223])*(1-[.I223])*[.I223]*[.B223])" office:value-type="float" office:value="0.55874839342735" calcext:value-type="float">
            <text:p>0.5587483934</text:p>
          </table:table-cell>
          <table:table-cell table:style-name="ce6" table:formula="of:=[.N222]+0.1*(2*([.I223]-[.E223])*(1-[.I223])*[.I223]*[.C223])" office:value-type="float" office:value="0.417183691665543" calcext:value-type="float">
            <text:p>0.4171836917</text:p>
          </table:table-cell>
          <table:table-cell table:formula="of:=[.O222]+0.1*(2*([.I223]-[.E223])*(1-[.I223])*[.I223]*[.D223])" office:value-type="float" office:value="0.306377001609256" calcext:value-type="float">
            <text:p>0.3063770016</text:p>
          </table:table-cell>
          <table:table-cell table:formula="of:=[.P222]+0.1*(2*([.I223]-[.E223])*(1-[.I223])*[.I223])" office:value-type="float" office:value="0.403129873981889" calcext:value-type="float">
            <text:p>0.403129874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3]*[.A224])+([.M223]*[.B224])+([.N223]*[.C224])+([.O223]*[.D224])+[.P223]" office:value-type="float" office:value="6.4192486414836" calcext:value-type="float">
            <text:p>6.4192486415</text:p>
          </table:table-cell>
          <table:table-cell table:formula="of:=1/(1+EXP(-([.H224])))" office:value-type="float" office:value="0.998372771788012" calcext:value-type="float">
            <text:p>0.9983727718</text:p>
          </table:table-cell>
          <table:table-cell office:value-type="float" office:value="1" calcext:value-type="float">
            <text:p>1</text:p>
          </table:table-cell>
          <table:table-cell table:formula="of:=([.I224]-[.E224])^2" office:value-type="float" office:value="0.00000264787165389045" calcext:value-type="float">
            <text:p>2.64787165389045E-06</text:p>
          </table:table-cell>
          <table:table-cell table:formula="of:=[.L223]+0.1*(2*([.I224]-[.E224])*(1-[.I224])*[.I224]*[.A224])" office:value-type="float" office:value="0.619605766006712" calcext:value-type="float">
            <text:p>0.619605766</text:p>
          </table:table-cell>
          <table:table-cell table:style-name="ce6" table:formula="of:=[.M223]+0.1*(2*([.I224]-[.E224])*(1-[.I224])*[.I224]*[.B224])" office:value-type="float" office:value="0.558746595804536" calcext:value-type="float">
            <text:p>0.5587465958</text:p>
          </table:table-cell>
          <table:table-cell table:style-name="ce6" table:formula="of:=[.N223]+0.1*(2*([.I224]-[.E224])*(1-[.I224])*[.I224]*[.C224])" office:value-type="float" office:value="0.417182792854136" calcext:value-type="float">
            <text:p>0.4171827929</text:p>
          </table:table-cell>
          <table:table-cell table:formula="of:=[.O223]+0.1*(2*([.I224]-[.E224])*(1-[.I224])*[.I224]*[.D224])" office:value-type="float" office:value="0.306376895866737" calcext:value-type="float">
            <text:p>0.3063768959</text:p>
          </table:table-cell>
          <table:table-cell table:formula="of:=[.P223]+0.1*(2*([.I224]-[.E224])*(1-[.I224])*[.I224])" office:value-type="float" office:value="0.403129345269296" calcext:value-type="float">
            <text:p>0.4031293453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4]*[.A225])+([.M224]*[.B225])+([.N224]*[.C225])+([.O224]*[.D225])+[.P224]" office:value-type="float" office:value="6.37880610400821" calcext:value-type="float">
            <text:p>6.378806104</text:p>
          </table:table-cell>
          <table:table-cell table:formula="of:=1/(1+EXP(-([.H225])))" office:value-type="float" office:value="0.998305727465474" calcext:value-type="float">
            <text:p>0.9983057275</text:p>
          </table:table-cell>
          <table:table-cell office:value-type="float" office:value="1" calcext:value-type="float">
            <text:p>1</text:p>
          </table:table-cell>
          <table:table-cell table:formula="of:=([.I225]-[.E225])^2" office:value-type="float" office:value="0.00000287055942124889" calcext:value-type="float">
            <text:p>2.87055942124889E-06</text:p>
          </table:table-cell>
          <table:table-cell table:formula="of:=[.L224]+0.1*(2*([.I225]-[.E225])*(1-[.I225])*[.I225]*[.A225])" office:value-type="float" office:value="0.619602842996883" calcext:value-type="float">
            <text:p>0.619602843</text:p>
          </table:table-cell>
          <table:table-cell table:style-name="ce6" table:formula="of:=[.M224]+0.1*(2*([.I225]-[.E225])*(1-[.I225])*[.I225]*[.B225])" office:value-type="float" office:value="0.558744475189561" calcext:value-type="float">
            <text:p>0.5587444752</text:p>
          </table:table-cell>
          <table:table-cell table:style-name="ce6" table:formula="of:=[.N224]+0.1*(2*([.I225]-[.E225])*(1-[.I225])*[.I225]*[.C225])" office:value-type="float" office:value="0.417181933145363" calcext:value-type="float">
            <text:p>0.4171819331</text:p>
          </table:table-cell>
          <table:table-cell table:formula="of:=[.O224]+0.1*(2*([.I225]-[.E225])*(1-[.I225])*[.I225]*[.D225])" office:value-type="float" office:value="0.306376666611064" calcext:value-type="float">
            <text:p>0.3063766666</text:p>
          </table:table-cell>
          <table:table-cell table:formula="of:=[.P224]+0.1*(2*([.I225]-[.E225])*(1-[.I225])*[.I225])" office:value-type="float" office:value="0.403128772130114" calcext:value-type="float">
            <text:p>0.4031287721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5]*[.A226])+([.M225]*[.B226])+([.N225]*[.C226])+([.O225]*[.D226])+[.P225]" office:value-type="float" office:value="5.74323922706577" calcext:value-type="float">
            <text:p>5.7432392271</text:p>
          </table:table-cell>
          <table:table-cell table:formula="of:=1/(1+EXP(-([.H226])))" office:value-type="float" office:value="0.996805863442647" calcext:value-type="float">
            <text:p>0.9968058634</text:p>
          </table:table-cell>
          <table:table-cell office:value-type="float" office:value="1" calcext:value-type="float">
            <text:p>1</text:p>
          </table:table-cell>
          <table:table-cell table:formula="of:=([.I226]-[.E226])^2" office:value-type="float" office:value="0.0000102025083470175" calcext:value-type="float">
            <text:p>1.02025083470175E-05</text:p>
          </table:table-cell>
          <table:table-cell table:formula="of:=[.L225]+0.1*(2*([.I226]-[.E226])*(1-[.I226])*[.I226]*[.A226])" office:value-type="float" office:value="0.619593486670352" calcext:value-type="float">
            <text:p>0.6195934867</text:p>
          </table:table-cell>
          <table:table-cell table:style-name="ce6" table:formula="of:=[.M225]+0.1*(2*([.I226]-[.E226])*(1-[.I226])*[.I226]*[.B226])" office:value-type="float" office:value="0.558737152847059" calcext:value-type="float">
            <text:p>0.5587371528</text:p>
          </table:table-cell>
          <table:table-cell table:style-name="ce6" table:formula="of:=[.N225]+0.1*(2*([.I226]-[.E226])*(1-[.I226])*[.I226]*[.C226])" office:value-type="float" office:value="0.417179899161334" calcext:value-type="float">
            <text:p>0.4171798992</text:p>
          </table:table-cell>
          <table:table-cell table:formula="of:=[.O225]+0.1*(2*([.I226]-[.E226])*(1-[.I226])*[.I226]*[.D226])" office:value-type="float" office:value="0.306376259814258" calcext:value-type="float">
            <text:p>0.3063762598</text:p>
          </table:table-cell>
          <table:table-cell table:formula="of:=[.P225]+0.1*(2*([.I226]-[.E226])*(1-[.I226])*[.I226])" office:value-type="float" office:value="0.403126738146085" calcext:value-type="float">
            <text:p>0.4031267381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6]*[.A227])+([.M226]*[.B227])+([.N226]*[.C227])+([.O226]*[.D227])+[.P226]" office:value-type="float" office:value="6.26928008304157" calcext:value-type="float">
            <text:p>6.269280083</text:p>
          </table:table-cell>
          <table:table-cell table:formula="of:=1/(1+EXP(-([.H227])))" office:value-type="float" office:value="0.99810998758997" calcext:value-type="float">
            <text:p>0.9981099876</text:p>
          </table:table-cell>
          <table:table-cell office:value-type="float" office:value="1" calcext:value-type="float">
            <text:p>1</text:p>
          </table:table-cell>
          <table:table-cell table:formula="of:=([.I227]-[.E227])^2" office:value-type="float" office:value="0.00000357214691006722" calcext:value-type="float">
            <text:p>3.57214691006722E-06</text:p>
          </table:table-cell>
          <table:table-cell table:formula="of:=[.L226]+0.1*(2*([.I227]-[.E227])*(1-[.I227])*[.I227]*[.A227])" office:value-type="float" office:value="0.619589849966934" calcext:value-type="float">
            <text:p>0.61958985</text:p>
          </table:table-cell>
          <table:table-cell table:style-name="ce6" table:formula="of:=[.M226]+0.1*(2*([.I227]-[.E227])*(1-[.I227])*[.I227]*[.B227])" office:value-type="float" office:value="0.558734799686024" calcext:value-type="float">
            <text:p>0.5587347997</text:p>
          </table:table-cell>
          <table:table-cell table:style-name="ce6" table:formula="of:=[.N226]+0.1*(2*([.I227]-[.E227])*(1-[.I227])*[.I227]*[.C227])" office:value-type="float" office:value="0.417178686926861" calcext:value-type="float">
            <text:p>0.4171786869</text:p>
          </table:table-cell>
          <table:table-cell table:formula="of:=[.O226]+0.1*(2*([.I227]-[.E227])*(1-[.I227])*[.I227]*[.D227])" office:value-type="float" office:value="0.306375903274708" calcext:value-type="float">
            <text:p>0.3063759033</text:p>
          </table:table-cell>
          <table:table-cell table:formula="of:=[.P226]+0.1*(2*([.I227]-[.E227])*(1-[.I227])*[.I227])" office:value-type="float" office:value="0.403126025066984" calcext:value-type="float">
            <text:p>0.4031260251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7]*[.A228])+([.M227]*[.B228])+([.N227]*[.C228])+([.O227]*[.D228])+[.P227]" office:value-type="float" office:value="6.13077030965672" calcext:value-type="float">
            <text:p>6.1307703097</text:p>
          </table:table-cell>
          <table:table-cell table:formula="of:=1/(1+EXP(-([.H228])))" office:value-type="float" office:value="0.997829814981189" calcext:value-type="float">
            <text:p>0.997829815</text:p>
          </table:table-cell>
          <table:table-cell office:value-type="float" office:value="1" calcext:value-type="float">
            <text:p>1</text:p>
          </table:table-cell>
          <table:table-cell table:formula="of:=([.I228]-[.E228])^2" office:value-type="float" office:value="0.00000470970301587049" calcext:value-type="float">
            <text:p>4.70970301587049E-06</text:p>
          </table:table-cell>
          <table:table-cell table:formula="of:=[.L227]+0.1*(2*([.I228]-[.E228])*(1-[.I228])*[.I228]*[.A228])" office:value-type="float" office:value="0.619585338464128" calcext:value-type="float">
            <text:p>0.6195853385</text:p>
          </table:table-cell>
          <table:table-cell table:style-name="ce6" table:formula="of:=[.M227]+0.1*(2*([.I228]-[.E228])*(1-[.I228])*[.I228]*[.B228])" office:value-type="float" office:value="0.558731604038203" calcext:value-type="float">
            <text:p>0.558731604</text:p>
          </table:table-cell>
          <table:table-cell table:style-name="ce6" table:formula="of:=[.N227]+0.1*(2*([.I228]-[.E228])*(1-[.I228])*[.I228]*[.C228])" office:value-type="float" office:value="0.417176901123668" calcext:value-type="float">
            <text:p>0.4171769011</text:p>
          </table:table-cell>
          <table:table-cell table:formula="of:=[.O227]+0.1*(2*([.I228]-[.E228])*(1-[.I228])*[.I228]*[.D228])" office:value-type="float" office:value="0.306375715295424" calcext:value-type="float">
            <text:p>0.3063757153</text:p>
          </table:table-cell>
          <table:table-cell table:formula="of:=[.P227]+0.1*(2*([.I228]-[.E228])*(1-[.I228])*[.I228])" office:value-type="float" office:value="0.403125085170566" calcext:value-type="float">
            <text:p>0.403125085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8]*[.A229])+([.M228]*[.B229])+([.N228]*[.C229])+([.O228]*[.D229])+[.P228]" office:value-type="float" office:value="5.90600477446277" calcext:value-type="float">
            <text:p>5.9060047745</text:p>
          </table:table-cell>
          <table:table-cell table:formula="of:=1/(1+EXP(-([.H229])))" office:value-type="float" office:value="0.997284350473841" calcext:value-type="float">
            <text:p>0.9972843505</text:p>
          </table:table-cell>
          <table:table-cell office:value-type="float" office:value="1" calcext:value-type="float">
            <text:p>1</text:p>
          </table:table-cell>
          <table:table-cell table:formula="of:=([.I229]-[.E229])^2" office:value-type="float" office:value="0.00000737475234892515" calcext:value-type="float">
            <text:p>7.37475234892515E-06</text:p>
          </table:table-cell>
          <table:table-cell table:formula="of:=[.L228]+0.1*(2*([.I229]-[.E229])*(1-[.I229])*[.I229]*[.A229])" office:value-type="float" office:value="0.619577983739022" calcext:value-type="float">
            <text:p>0.6195779837</text:p>
          </table:table-cell>
          <table:table-cell table:style-name="ce6" table:formula="of:=[.M228]+0.1*(2*([.I229]-[.E229])*(1-[.I229])*[.I229]*[.B229])" office:value-type="float" office:value="0.55872719120314" calcext:value-type="float">
            <text:p>0.5587271912</text:p>
          </table:table-cell>
          <table:table-cell table:style-name="ce6" table:formula="of:=[.N228]+0.1*(2*([.I229]-[.E229])*(1-[.I229])*[.I229]*[.C229])" office:value-type="float" office:value="0.417174547611634" calcext:value-type="float">
            <text:p>0.4171745476</text:p>
          </table:table-cell>
          <table:table-cell table:formula="of:=[.O228]+0.1*(2*([.I229]-[.E229])*(1-[.I229])*[.I229]*[.D229])" office:value-type="float" office:value="0.30637542110642" calcext:value-type="float">
            <text:p>0.3063754211</text:p>
          </table:table-cell>
          <table:table-cell table:formula="of:=[.P228]+0.1*(2*([.I229]-[.E229])*(1-[.I229])*[.I229])" office:value-type="float" office:value="0.403123614225545" calcext:value-type="float">
            <text:p>0.4031236142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9]*[.A230])+([.M229]*[.B230])+([.N229]*[.C230])+([.O229]*[.D230])+[.P229]" office:value-type="float" office:value="6.19071542763251" calcext:value-type="float">
            <text:p>6.1907154276</text:p>
          </table:table-cell>
          <table:table-cell table:formula="of:=1/(1+EXP(-([.H230])))" office:value-type="float" office:value="0.99795582642992" calcext:value-type="float">
            <text:p>0.9979558264</text:p>
          </table:table-cell>
          <table:table-cell office:value-type="float" office:value="1" calcext:value-type="float">
            <text:p>1</text:p>
          </table:table-cell>
          <table:table-cell table:formula="of:=([.I230]-[.E230])^2" office:value-type="float" office:value="0.0000041786455846137" calcext:value-type="float">
            <text:p>4.1786455846137E-06</text:p>
          </table:table-cell>
          <table:table-cell table:formula="of:=[.L229]+0.1*(2*([.I230]-[.E230])*(1-[.I230])*[.I230]*[.A230])" office:value-type="float" office:value="0.619573813635314" calcext:value-type="float">
            <text:p>0.6195738136</text:p>
          </table:table-cell>
          <table:table-cell table:style-name="ce6" table:formula="of:=[.M229]+0.1*(2*([.I230]-[.E230])*(1-[.I230])*[.I230]*[.B230])" office:value-type="float" office:value="0.558724355532618" calcext:value-type="float">
            <text:p>0.5587243555</text:p>
          </table:table-cell>
          <table:table-cell table:style-name="ce6" table:formula="of:=[.N229]+0.1*(2*([.I230]-[.E230])*(1-[.I230])*[.I230]*[.C230])" office:value-type="float" office:value="0.417173213178447" calcext:value-type="float">
            <text:p>0.4171732132</text:p>
          </table:table-cell>
          <table:table-cell table:formula="of:=[.O229]+0.1*(2*([.I230]-[.E230])*(1-[.I230])*[.I230]*[.D230])" office:value-type="float" office:value="0.306375087498123" calcext:value-type="float">
            <text:p>0.3063750875</text:p>
          </table:table-cell>
          <table:table-cell table:formula="of:=[.P229]+0.1*(2*([.I230]-[.E230])*(1-[.I230])*[.I230])" office:value-type="float" office:value="0.403122780204803" calcext:value-type="float">
            <text:p>0.4031227802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0]*[.A231])+([.M230]*[.B231])+([.N230]*[.C231])+([.O230]*[.D231])+[.P230]" office:value-type="float" office:value="6.2674766927399" calcext:value-type="float">
            <text:p>6.2674766927</text:p>
          </table:table-cell>
          <table:table-cell table:formula="of:=1/(1+EXP(-([.H231])))" office:value-type="float" office:value="0.99810658254411" calcext:value-type="float">
            <text:p>0.9981065825</text:p>
          </table:table-cell>
          <table:table-cell office:value-type="float" office:value="1" calcext:value-type="float">
            <text:p>1</text:p>
          </table:table-cell>
          <table:table-cell table:formula="of:=([.I231]-[.E231])^2" office:value-type="float" office:value="0.00000358502966226812" calcext:value-type="float">
            <text:p>0.000003585</text:p>
          </table:table-cell>
          <table:table-cell table:formula="of:=[.L230]+0.1*(2*([.I231]-[.E231])*(1-[.I231])*[.I231]*[.A231])" office:value-type="float" office:value="0.619570092263942" calcext:value-type="float">
            <text:p>0.6195700923</text:p>
          </table:table-cell>
          <table:table-cell table:style-name="ce6" table:formula="of:=[.M230]+0.1*(2*([.I231]-[.E231])*(1-[.I231])*[.I231]*[.B231])" office:value-type="float" office:value="0.558721850763425" calcext:value-type="float">
            <text:p>0.5587218508</text:p>
          </table:table-cell>
          <table:table-cell table:style-name="ce6" table:formula="of:=[.N230]+0.1*(2*([.I231]-[.E231])*(1-[.I231])*[.I231]*[.C231])" office:value-type="float" office:value="0.417172139705936" calcext:value-type="float">
            <text:p>0.4171721397</text:p>
          </table:table-cell>
          <table:table-cell table:formula="of:=[.O230]+0.1*(2*([.I231]-[.E231])*(1-[.I231])*[.I231]*[.D231])" office:value-type="float" office:value="0.306374944368455" calcext:value-type="float">
            <text:p>0.3063749444</text:p>
          </table:table-cell>
          <table:table-cell table:formula="of:=[.P230]+0.1*(2*([.I231]-[.E231])*(1-[.I231])*[.I231])" office:value-type="float" office:value="0.403122064556462" calcext:value-type="float">
            <text:p>0.4031220646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1]*[.A232])+([.M231]*[.B232])+([.N231]*[.C232])+([.O231]*[.D232])+[.P231]" office:value-type="float" office:value="6.16985682138661" calcext:value-type="float">
            <text:p>6.1698568214</text:p>
          </table:table-cell>
          <table:table-cell table:formula="of:=1/(1+EXP(-([.H232])))" office:value-type="float" office:value="0.997912829947916" calcext:value-type="float">
            <text:p>0.9979128299</text:p>
          </table:table-cell>
          <table:table-cell office:value-type="float" office:value="1" calcext:value-type="float">
            <text:p>1</text:p>
          </table:table-cell>
          <table:table-cell table:formula="of:=([.I232]-[.E232])^2" office:value-type="float" office:value="0.00000435627882631738" calcext:value-type="float">
            <text:p>4.35627882631738E-06</text:p>
          </table:table-cell>
          <table:table-cell table:formula="of:=[.L231]+0.1*(2*([.I232]-[.E232])*(1-[.I232])*[.I232]*[.A232])" office:value-type="float" office:value="0.619565571189949" calcext:value-type="float">
            <text:p>0.6195655712</text:p>
          </table:table-cell>
          <table:table-cell table:style-name="ce6" table:formula="of:=[.M231]+0.1*(2*([.I232]-[.E232])*(1-[.I232])*[.I232]*[.B232])" office:value-type="float" office:value="0.558718894676584" calcext:value-type="float">
            <text:p>0.5587188947</text:p>
          </table:table-cell>
          <table:table-cell table:style-name="ce6" table:formula="of:=[.N231]+0.1*(2*([.I232]-[.E232])*(1-[.I232])*[.I232]*[.C232])" office:value-type="float" office:value="0.417170922493707" calcext:value-type="float">
            <text:p>0.4171709225</text:p>
          </table:table-cell>
          <table:table-cell table:formula="of:=[.O231]+0.1*(2*([.I232]-[.E232])*(1-[.I232])*[.I232]*[.D232])" office:value-type="float" office:value="0.306374770480994" calcext:value-type="float">
            <text:p>0.3063747705</text:p>
          </table:table-cell>
          <table:table-cell table:formula="of:=[.P231]+0.1*(2*([.I232]-[.E232])*(1-[.I232])*[.I232])" office:value-type="float" office:value="0.403121195119156" calcext:value-type="float">
            <text:p>0.4031211951</text:p>
          </table:table-cell>
          <table:table-cell table:number-columns-repeated="1008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2]*[.A233])+([.M232]*[.B233])+([.N232]*[.C233])+([.O232]*[.D233])+[.P232]" office:value-type="float" office:value="5.83172827276311" calcext:value-type="float">
            <text:p>5.8317282728</text:p>
          </table:table-cell>
          <table:table-cell table:formula="of:=1/(1+EXP(-([.H233])))" office:value-type="float" office:value="0.997075573785333" calcext:value-type="float">
            <text:p>0.9970755738</text:p>
          </table:table-cell>
          <table:table-cell office:value-type="float" office:value="1" calcext:value-type="float">
            <text:p>1</text:p>
          </table:table-cell>
          <table:table-cell table:formula="of:=([.I233]-[.E233])^2" office:value-type="float" office:value="0.00000855226868503051" calcext:value-type="float">
            <text:p>8.55226868503051E-06</text:p>
          </table:table-cell>
          <table:table-cell table:formula="of:=[.L232]+0.1*(2*([.I233]-[.E233])*(1-[.I233])*[.I233]*[.A233])" office:value-type="float" office:value="0.619557555567235" calcext:value-type="float">
            <text:p>0.6195575556</text:p>
          </table:table-cell>
          <table:table-cell table:style-name="ce6" table:formula="of:=[.M232]+0.1*(2*([.I233]-[.E233])*(1-[.I233])*[.I233]*[.B233])" office:value-type="float" office:value="0.558713437231331" calcext:value-type="float">
            <text:p>0.5587134372</text:p>
          </table:table-cell>
          <table:table-cell table:style-name="ce6" table:formula="of:=[.N232]+0.1*(2*([.I233]-[.E233])*(1-[.I233])*[.I233]*[.C233])" office:value-type="float" office:value="0.417168193771081" calcext:value-type="float">
            <text:p>0.4171681938</text:p>
          </table:table-cell>
          <table:table-cell table:formula="of:=[.O232]+0.1*(2*([.I233]-[.E233])*(1-[.I233])*[.I233]*[.D233])" office:value-type="float" office:value="0.306374429390665" calcext:value-type="float">
            <text:p>0.3063744294</text:p>
          </table:table-cell>
          <table:table-cell table:formula="of:=[.P232]+0.1*(2*([.I233]-[.E233])*(1-[.I233])*[.I233])" office:value-type="float" office:value="0.403119489667515" calcext:value-type="float">
            <text:p>0.4031194897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3]*[.A234])+([.M233]*[.B234])+([.N233]*[.C234])+([.O233]*[.D234])+[.P233]" office:value-type="float" office:value="5.83775140771923" calcext:value-type="float">
            <text:p>5.8377514077</text:p>
          </table:table-cell>
          <table:table-cell table:formula="of:=1/(1+EXP(-([.H234])))" office:value-type="float" office:value="0.997093084009894" calcext:value-type="float">
            <text:p>0.997093084</text:p>
          </table:table-cell>
          <table:table-cell office:value-type="float" office:value="1" calcext:value-type="float">
            <text:p>1</text:p>
          </table:table-cell>
          <table:table-cell table:formula="of:=([.I234]-[.E234])^2" office:value-type="float" office:value="0.00000845016057353173" calcext:value-type="float">
            <text:p>8.45016057353173E-06</text:p>
          </table:table-cell>
          <table:table-cell table:formula="of:=[.L233]+0.1*(2*([.I234]-[.E234])*(1-[.I234])*[.I234]*[.A234])" office:value-type="float" office:value="0.619549466994435" calcext:value-type="float">
            <text:p>0.619549467</text:p>
          </table:table-cell>
          <table:table-cell table:style-name="ce6" table:formula="of:=[.M233]+0.1*(2*([.I234]-[.E234])*(1-[.I234])*[.I234]*[.B234])" office:value-type="float" office:value="0.558708213361398" calcext:value-type="float">
            <text:p>0.5587082134</text:p>
          </table:table-cell>
          <table:table-cell table:style-name="ce6" table:formula="of:=[.N233]+0.1*(2*([.I234]-[.E234])*(1-[.I234])*[.I234]*[.C234])" office:value-type="float" office:value="0.417165497580148" calcext:value-type="float">
            <text:p>0.4171654976</text:p>
          </table:table-cell>
          <table:table-cell table:formula="of:=[.O233]+0.1*(2*([.I234]-[.E234])*(1-[.I234])*[.I234]*[.D234])" office:value-type="float" office:value="0.306374092366799" calcext:value-type="float">
            <text:p>0.3063740924</text:p>
          </table:table-cell>
          <table:table-cell table:formula="of:=[.P233]+0.1*(2*([.I234]-[.E234])*(1-[.I234])*[.I234])" office:value-type="float" office:value="0.403117804548181" calcext:value-type="float">
            <text:p>0.4031178045</text:p>
          </table:table-cell>
          <table:table-cell table:number-columns-repeated="1008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4]*[.A235])+([.M234]*[.B235])+([.N234]*[.C235])+([.O234]*[.D235])+[.P234]" office:value-type="float" office:value="6.39659073506383" calcext:value-type="float">
            <text:p>6.3965907351</text:p>
          </table:table-cell>
          <table:table-cell table:formula="of:=1/(1+EXP(-([.H235])))" office:value-type="float" office:value="0.99833554340536" calcext:value-type="float">
            <text:p>0.9983355434</text:p>
          </table:table-cell>
          <table:table-cell office:value-type="float" office:value="1" calcext:value-type="float">
            <text:p>1</text:p>
          </table:table-cell>
          <table:table-cell table:formula="of:=([.I235]-[.E235])^2" office:value-type="float" office:value="0.00000277041575544127" calcext:value-type="float">
            <text:p>2.77041575544127E-06</text:p>
          </table:table-cell>
          <table:table-cell table:formula="of:=[.L234]+0.1*(2*([.I235]-[.E235])*(1-[.I235])*[.I235]*[.A235])" office:value-type="float" office:value="0.619546479925555" calcext:value-type="float">
            <text:p>0.6195464799</text:p>
          </table:table-cell>
          <table:table-cell table:style-name="ce6" table:formula="of:=[.M234]+0.1*(2*([.I235]-[.E235])*(1-[.I235])*[.I235]*[.B235])" office:value-type="float" office:value="0.558706332614325" calcext:value-type="float">
            <text:p>0.5587063326</text:p>
          </table:table-cell>
          <table:table-cell table:style-name="ce6" table:formula="of:=[.N234]+0.1*(2*([.I235]-[.E235])*(1-[.I235])*[.I235]*[.C235])" office:value-type="float" office:value="0.417164667838792" calcext:value-type="float">
            <text:p>0.4171646678</text:p>
          </table:table-cell>
          <table:table-cell table:formula="of:=[.O234]+0.1*(2*([.I235]-[.E235])*(1-[.I235])*[.I235]*[.D235])" office:value-type="float" office:value="0.306373871102437" calcext:value-type="float">
            <text:p>0.3063738711</text:p>
          </table:table-cell>
          <table:table-cell table:formula="of:=[.P234]+0.1*(2*([.I235]-[.E235])*(1-[.I235])*[.I235])" office:value-type="float" office:value="0.403117251387278" calcext:value-type="float">
            <text:p>0.4031172514</text:p>
          </table:table-cell>
          <table:table-cell table:number-columns-repeated="1008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5]*[.A236])+([.M235]*[.B236])+([.N235]*[.C236])+([.O235]*[.D236])+[.P235]" office:value-type="float" office:value="6.57183929958733" calcext:value-type="float">
            <text:p>6.5718392996</text:p>
          </table:table-cell>
          <table:table-cell table:formula="of:=1/(1+EXP(-([.H236])))" office:value-type="float" office:value="0.998602733628649" calcext:value-type="float">
            <text:p>0.9986027336</text:p>
          </table:table-cell>
          <table:table-cell office:value-type="float" office:value="1" calcext:value-type="float">
            <text:p>1</text:p>
          </table:table-cell>
          <table:table-cell table:formula="of:=([.I236]-[.E236])^2" office:value-type="float" office:value="0.0000019523533125092" calcext:value-type="float">
            <text:p>1.9523533125092E-06</text:p>
          </table:table-cell>
          <table:table-cell table:formula="of:=[.L235]+0.1*(2*([.I236]-[.E236])*(1-[.I236])*[.I236]*[.A236])" office:value-type="float" office:value="0.619544452315186" calcext:value-type="float">
            <text:p>0.6195444523</text:p>
          </table:table-cell>
          <table:table-cell table:style-name="ce6" table:formula="of:=[.M235]+0.1*(2*([.I236]-[.E236])*(1-[.I236])*[.I236]*[.B236])" office:value-type="float" office:value="0.558704733921534" calcext:value-type="float">
            <text:p>0.5587047339</text:p>
          </table:table-cell>
          <table:table-cell table:style-name="ce6" table:formula="of:=[.N235]+0.1*(2*([.I236]-[.E236])*(1-[.I236])*[.I236]*[.C236])" office:value-type="float" office:value="0.417164082951186" calcext:value-type="float">
            <text:p>0.417164083</text:p>
          </table:table-cell>
          <table:table-cell table:formula="of:=[.O235]+0.1*(2*([.I236]-[.E236])*(1-[.I236])*[.I236]*[.D236])" office:value-type="float" office:value="0.30637383210993" calcext:value-type="float">
            <text:p>0.3063738321</text:p>
          </table:table-cell>
          <table:table-cell table:formula="of:=[.P235]+0.1*(2*([.I236]-[.E236])*(1-[.I236])*[.I236])" office:value-type="float" office:value="0.403116861462207" calcext:value-type="float">
            <text:p>0.4031168615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6]*[.A237])+([.M236]*[.B237])+([.N236]*[.C237])+([.O236]*[.D237])+[.P236]" office:value-type="float" office:value="6.80247571421982" calcext:value-type="float">
            <text:p>6.8024757142</text:p>
          </table:table-cell>
          <table:table-cell table:formula="of:=1/(1+EXP(-([.H237])))" office:value-type="float" office:value="0.998890211828839" calcext:value-type="float">
            <text:p>0.9988902118</text:p>
          </table:table-cell>
          <table:table-cell office:value-type="float" office:value="1" calcext:value-type="float">
            <text:p>1</text:p>
          </table:table-cell>
          <table:table-cell table:formula="of:=([.I237]-[.E237])^2" office:value-type="float" office:value="0.00000123162978484796" calcext:value-type="float">
            <text:p>1.23162978484796E-06</text:p>
          </table:table-cell>
          <table:table-cell table:formula="of:=[.L236]+0.1*(2*([.I237]-[.E237])*(1-[.I237])*[.I237]*[.A237])" office:value-type="float" office:value="0.619543099025955" calcext:value-type="float">
            <text:p>0.619543099</text:p>
          </table:table-cell>
          <table:table-cell table:style-name="ce6" table:formula="of:=[.M236]+0.1*(2*([.I237]-[.E237])*(1-[.I237])*[.I237]*[.B237])" office:value-type="float" office:value="0.558703700500668" calcext:value-type="float">
            <text:p>0.5587037005</text:p>
          </table:table-cell>
          <table:table-cell table:style-name="ce6" table:formula="of:=[.N236]+0.1*(2*([.I237]-[.E237])*(1-[.I237])*[.I237]*[.C237])" office:value-type="float" office:value="0.417163738477563" calcext:value-type="float">
            <text:p>0.4171637385</text:p>
          </table:table-cell>
          <table:table-cell table:formula="of:=[.O236]+0.1*(2*([.I237]-[.E237])*(1-[.I237])*[.I237]*[.D237])" office:value-type="float" office:value="0.306373782899413" calcext:value-type="float">
            <text:p>0.3063737829</text:p>
          </table:table-cell>
          <table:table-cell table:formula="of:=[.P236]+0.1*(2*([.I237]-[.E237])*(1-[.I237])*[.I237])" office:value-type="float" office:value="0.403116615409619" calcext:value-type="float">
            <text:p>0.4031166154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7]*[.A238])+([.M237]*[.B238])+([.N237]*[.C238])+([.O237]*[.D238])+[.P237]" office:value-type="float" office:value="5.82724225819516" calcext:value-type="float">
            <text:p>5.8272422582</text:p>
          </table:table-cell>
          <table:table-cell table:formula="of:=1/(1+EXP(-([.H238])))" office:value-type="float" office:value="0.997062463920786" calcext:value-type="float">
            <text:p>0.9970624639</text:p>
          </table:table-cell>
          <table:table-cell office:value-type="float" office:value="1" calcext:value-type="float">
            <text:p>1</text:p>
          </table:table-cell>
          <table:table-cell table:formula="of:=([.I238]-[.E238])^2" office:value-type="float" office:value="0.00000862911821668454" calcext:value-type="float">
            <text:p>8.62911821668454E-06</text:p>
          </table:table-cell>
          <table:table-cell table:formula="of:=[.L237]+0.1*(2*([.I238]-[.E238])*(1-[.I238])*[.I238]*[.A238])" office:value-type="float" office:value="0.619534667331482" calcext:value-type="float">
            <text:p>0.6195346673</text:p>
          </table:table-cell>
          <table:table-cell table:style-name="ce6" table:formula="of:=[.M237]+0.1*(2*([.I238]-[.E238])*(1-[.I238])*[.I238]*[.B238])" office:value-type="float" office:value="0.558698366163348" calcext:value-type="float">
            <text:p>0.5586983662</text:p>
          </table:table-cell>
          <table:table-cell table:style-name="ce6" table:formula="of:=[.N237]+0.1*(2*([.I238]-[.E238])*(1-[.I238])*[.I238]*[.C238])" office:value-type="float" office:value="0.417161157346602" calcext:value-type="float">
            <text:p>0.4171611573</text:p>
          </table:table-cell>
          <table:table-cell table:formula="of:=[.O237]+0.1*(2*([.I238]-[.E238])*(1-[.I238])*[.I238]*[.D238])" office:value-type="float" office:value="0.306373610824015" calcext:value-type="float">
            <text:p>0.3063736108</text:p>
          </table:table-cell>
          <table:table-cell table:formula="of:=[.P237]+0.1*(2*([.I238]-[.E238])*(1-[.I238])*[.I238])" office:value-type="float" office:value="0.403114894655645" calcext:value-type="float">
            <text:p>0.403114894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8]*[.A239])+([.M238]*[.B239])+([.N238]*[.C239])+([.O238]*[.D239])+[.P238]" office:value-type="float" office:value="5.85049111401649" calcext:value-type="float">
            <text:p>5.850491114</text:p>
          </table:table-cell>
          <table:table-cell table:formula="of:=1/(1+EXP(-([.H239])))" office:value-type="float" office:value="0.997129776748502" calcext:value-type="float">
            <text:p>0.9971297767</text:p>
          </table:table-cell>
          <table:table-cell office:value-type="float" office:value="1" calcext:value-type="float">
            <text:p>1</text:p>
          </table:table-cell>
          <table:table-cell table:formula="of:=([.I239]-[.E239])^2" office:value-type="float" office:value="0.00000823818151343908" calcext:value-type="float">
            <text:p>8.23818151343908E-06</text:p>
          </table:table-cell>
          <table:table-cell table:formula="of:=[.L238]+0.1*(2*([.I239]-[.E239])*(1-[.I239])*[.I239]*[.A239])" office:value-type="float" office:value="0.619526452795389" calcext:value-type="float">
            <text:p>0.6195264528</text:p>
          </table:table-cell>
          <table:table-cell table:style-name="ce6" table:formula="of:=[.M238]+0.1*(2*([.I239]-[.E239])*(1-[.I239])*[.I239]*[.B239])" office:value-type="float" office:value="0.558693108860248" calcext:value-type="float">
            <text:p>0.5586931089</text:p>
          </table:table-cell>
          <table:table-cell table:style-name="ce6" table:formula="of:=[.N238]+0.1*(2*([.I239]-[.E239])*(1-[.I239])*[.I239]*[.C239])" office:value-type="float" office:value="0.41715918585794" calcext:value-type="float">
            <text:p>0.4171591859</text:p>
          </table:table-cell>
          <table:table-cell table:formula="of:=[.O238]+0.1*(2*([.I239]-[.E239])*(1-[.I239])*[.I239]*[.D239])" office:value-type="float" office:value="0.306373282242572" calcext:value-type="float">
            <text:p>0.3063732822</text:p>
          </table:table-cell>
          <table:table-cell table:formula="of:=[.P238]+0.1*(2*([.I239]-[.E239])*(1-[.I239])*[.I239])" office:value-type="float" office:value="0.403113251748427" calcext:value-type="float">
            <text:p>0.4031132517</text:p>
          </table:table-cell>
          <table:table-cell table:number-columns-repeated="1008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9]*[.A240])+([.M239]*[.B240])+([.N239]*[.C240])+([.O239]*[.D240])+[.P239]" office:value-type="float" office:value="6.36951622119777" calcext:value-type="float">
            <text:p>6.3695162212</text:p>
          </table:table-cell>
          <table:table-cell table:formula="of:=1/(1+EXP(-([.H240])))" office:value-type="float" office:value="0.998289941576805" calcext:value-type="float">
            <text:p>0.9982899416</text:p>
          </table:table-cell>
          <table:table-cell office:value-type="float" office:value="1" calcext:value-type="float">
            <text:p>1</text:p>
          </table:table-cell>
          <table:table-cell table:formula="of:=([.I240]-[.E240])^2" office:value-type="float" office:value="0.0000029242998107411" calcext:value-type="float">
            <text:p>2.9242998107411E-06</text:p>
          </table:table-cell>
          <table:table-cell table:formula="of:=[.L239]+0.1*(2*([.I240]-[.E240])*(1-[.I240])*[.I240]*[.A240])" office:value-type="float" office:value="0.619523241566393" calcext:value-type="float">
            <text:p>0.6195232416</text:p>
          </table:table-cell>
          <table:table-cell table:style-name="ce6" table:formula="of:=[.M239]+0.1*(2*([.I240]-[.E240])*(1-[.I240])*[.I240]*[.B240])" office:value-type="float" office:value="0.558691065350887" calcext:value-type="float">
            <text:p>0.5586910654</text:p>
          </table:table-cell>
          <table:table-cell table:style-name="ce6" table:formula="of:=[.N239]+0.1*(2*([.I240]-[.E240])*(1-[.I240])*[.I240]*[.C240])" office:value-type="float" office:value="0.417158426840177" calcext:value-type="float">
            <text:p>0.4171584268</text:p>
          </table:table-cell>
          <table:table-cell table:formula="of:=[.O239]+0.1*(2*([.I240]-[.E240])*(1-[.I240])*[.I240]*[.D240])" office:value-type="float" office:value="0.306373165470608" calcext:value-type="float">
            <text:p>0.3063731655</text:p>
          </table:table-cell>
          <table:table-cell table:formula="of:=[.P239]+0.1*(2*([.I240]-[.E240])*(1-[.I240])*[.I240])" office:value-type="float" office:value="0.403112667888609" calcext:value-type="float">
            <text:p>0.4031126679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0]*[.A241])+([.M240]*[.B241])+([.N240]*[.C241])+([.O240]*[.D241])+[.P240]" office:value-type="float" office:value="5.82709381095901" calcext:value-type="float">
            <text:p>5.827093811</text:p>
          </table:table-cell>
          <table:table-cell table:formula="of:=1/(1+EXP(-([.H241])))" office:value-type="float" office:value="0.997062029100559" calcext:value-type="float">
            <text:p>0.9970620291</text:p>
          </table:table-cell>
          <table:table-cell office:value-type="float" office:value="1" calcext:value-type="float">
            <text:p>1</text:p>
          </table:table-cell>
          <table:table-cell table:formula="of:=([.I241]-[.E241])^2" office:value-type="float" office:value="0.00000863167300596236" calcext:value-type="float">
            <text:p>8.63167300596236E-06</text:p>
          </table:table-cell>
          <table:table-cell table:formula="of:=[.L240]+0.1*(2*([.I241]-[.E241])*(1-[.I241])*[.I241]*[.A241])" office:value-type="float" office:value="0.619514807379259" calcext:value-type="float">
            <text:p>0.6195148074</text:p>
          </table:table-cell>
          <table:table-cell table:style-name="ce6" table:formula="of:=[.M240]+0.1*(2*([.I241]-[.E241])*(1-[.I241])*[.I241]*[.B241])" office:value-type="float" office:value="0.558685729436578" calcext:value-type="float">
            <text:p>0.5586857294</text:p>
          </table:table-cell>
          <table:table-cell table:style-name="ce6" table:formula="of:=[.N240]+0.1*(2*([.I241]-[.E241])*(1-[.I241])*[.I241]*[.C241])" office:value-type="float" office:value="0.417155844946156" calcext:value-type="float">
            <text:p>0.4171558449</text:p>
          </table:table-cell>
          <table:table-cell table:formula="of:=[.O240]+0.1*(2*([.I241]-[.E241])*(1-[.I241])*[.I241]*[.D241])" office:value-type="float" office:value="0.30637299334434" calcext:value-type="float">
            <text:p>0.3063729933</text:p>
          </table:table-cell>
          <table:table-cell table:formula="of:=[.P240]+0.1*(2*([.I241]-[.E241])*(1-[.I241])*[.I241])" office:value-type="float" office:value="0.403110946625929" calcext:value-type="float">
            <text:p>0.4031109466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1]*[.A242])+([.M241]*[.B242])+([.N241]*[.C242])+([.O241]*[.D242])+[.P241]" office:value-type="float" office:value="5.40861048450328" calcext:value-type="float">
            <text:p>5.4086104845</text:p>
          </table:table-cell>
          <table:table-cell table:formula="of:=1/(1+EXP(-([.H242])))" office:value-type="float" office:value="0.995542103882008" calcext:value-type="float">
            <text:p>0.9955421039</text:p>
          </table:table-cell>
          <table:table-cell office:value-type="float" office:value="1" calcext:value-type="float">
            <text:p>1</text:p>
          </table:table-cell>
          <table:table-cell table:formula="of:=([.I242]-[.E242])^2" office:value-type="float" office:value="0.0000198728377988039" calcext:value-type="float">
            <text:p>1.98728377988039E-05</text:p>
          </table:table-cell>
          <table:table-cell table:formula="of:=[.L241]+0.1*(2*([.I242]-[.E242])*(1-[.I242])*[.I242]*[.A242])" office:value-type="float" office:value="0.619497397242117" calcext:value-type="float">
            <text:p>0.6194973972</text:p>
          </table:table-cell>
          <table:table-cell table:style-name="ce6" table:formula="of:=[.M241]+0.1*(2*([.I242]-[.E242])*(1-[.I242])*[.I242]*[.B242])" office:value-type="float" office:value="0.558673858888526" calcext:value-type="float">
            <text:p>0.5586738589</text:p>
          </table:table-cell>
          <table:table-cell table:style-name="ce6" table:formula="of:=[.N241]+0.1*(2*([.I242]-[.E242])*(1-[.I242])*[.I242]*[.C242])" office:value-type="float" office:value="0.417150701042001" calcext:value-type="float">
            <text:p>0.417150701</text:p>
          </table:table-cell>
          <table:table-cell table:formula="of:=[.O241]+0.1*(2*([.I242]-[.E242])*(1-[.I242])*[.I242]*[.D242])" office:value-type="float" office:value="0.30637220197447" calcext:value-type="float">
            <text:p>0.306372202</text:p>
          </table:table-cell>
          <table:table-cell table:formula="of:=[.P241]+0.1*(2*([.I242]-[.E242])*(1-[.I242])*[.I242])" office:value-type="float" office:value="0.403106989776578" calcext:value-type="float">
            <text:p>0.4031069898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2]*[.A243])+([.M242]*[.B243])+([.N242]*[.C243])+([.O242]*[.D243])+[.P242]" office:value-type="float" office:value="6.14903532789026" calcext:value-type="float">
            <text:p>6.1490353279</text:p>
          </table:table-cell>
          <table:table-cell table:formula="of:=1/(1+EXP(-([.H243])))" office:value-type="float" office:value="0.99786900994295" calcext:value-type="float">
            <text:p>0.9978690099</text:p>
          </table:table-cell>
          <table:table-cell office:value-type="float" office:value="1" calcext:value-type="float">
            <text:p>1</text:p>
          </table:table-cell>
          <table:table-cell table:formula="of:=([.I243]-[.E243])^2" office:value-type="float" office:value="0.00000454111862324775" calcext:value-type="float">
            <text:p>4.54111862324775E-06</text:p>
          </table:table-cell>
          <table:table-cell table:formula="of:=[.L242]+0.1*(2*([.I243]-[.E243])*(1-[.I243])*[.I243]*[.A243])" office:value-type="float" office:value="0.619492775171741" calcext:value-type="float">
            <text:p>0.6194927752</text:p>
          </table:table-cell>
          <table:table-cell table:style-name="ce6" table:formula="of:=[.M242]+0.1*(2*([.I243]-[.E243])*(1-[.I243])*[.I243]*[.B243])" office:value-type="float" office:value="0.558670777508276" calcext:value-type="float">
            <text:p>0.5586707775</text:p>
          </table:table-cell>
          <table:table-cell table:style-name="ce6" table:formula="of:=[.N242]+0.1*(2*([.I243]-[.E243])*(1-[.I243])*[.I243]*[.C243])" office:value-type="float" office:value="0.417149341609537" calcext:value-type="float">
            <text:p>0.4171493416</text:p>
          </table:table-cell>
          <table:table-cell table:formula="of:=[.O242]+0.1*(2*([.I243]-[.E243])*(1-[.I243])*[.I243]*[.D243])" office:value-type="float" office:value="0.306372020716808" calcext:value-type="float">
            <text:p>0.3063720207</text:p>
          </table:table-cell>
          <table:table-cell table:formula="of:=[.P242]+0.1*(2*([.I243]-[.E243])*(1-[.I243])*[.I243])" office:value-type="float" office:value="0.403106083488269" calcext:value-type="float">
            <text:p>0.40310608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3]*[.A244])+([.M243]*[.B244])+([.N243]*[.C244])+([.O243]*[.D244])+[.P243]" office:value-type="float" office:value="6.09012343093338" calcext:value-type="float">
            <text:p>6.0901234309</text:p>
          </table:table-cell>
          <table:table-cell table:formula="of:=1/(1+EXP(-([.H244])))" office:value-type="float" office:value="0.997739989904575" calcext:value-type="float">
            <text:p>0.9977399899</text:p>
          </table:table-cell>
          <table:table-cell office:value-type="float" office:value="1" calcext:value-type="float">
            <text:p>1</text:p>
          </table:table-cell>
          <table:table-cell table:formula="of:=([.I244]-[.E244])^2" office:value-type="float" office:value="0.00000510764563142082" calcext:value-type="float">
            <text:p>5.10764563142082E-06</text:p>
          </table:table-cell>
          <table:table-cell table:formula="of:=[.L243]+0.1*(2*([.I244]-[.E244])*(1-[.I244])*[.I244]*[.A244])" office:value-type="float" office:value="0.619487679069441" calcext:value-type="float">
            <text:p>0.6194876791</text:p>
          </table:table-cell>
          <table:table-cell table:style-name="ce6" table:formula="of:=[.M243]+0.1*(2*([.I244]-[.E244])*(1-[.I244])*[.I244]*[.B244])" office:value-type="float" office:value="0.558667210236666" calcext:value-type="float">
            <text:p>0.5586672102</text:p>
          </table:table-cell>
          <table:table-cell table:style-name="ce6" table:formula="of:=[.N243]+0.1*(2*([.I244]-[.E244])*(1-[.I244])*[.I244]*[.C244])" office:value-type="float" office:value="0.417148016622939" calcext:value-type="float">
            <text:p>0.4171480166</text:p>
          </table:table-cell>
          <table:table-cell table:formula="of:=[.O243]+0.1*(2*([.I244]-[.E244])*(1-[.I244])*[.I244]*[.D244])" office:value-type="float" office:value="0.30637171495067" calcext:value-type="float">
            <text:p>0.306371715</text:p>
          </table:table-cell>
          <table:table-cell table:formula="of:=[.P243]+0.1*(2*([.I244]-[.E244])*(1-[.I244])*[.I244])" office:value-type="float" office:value="0.403105064267809" calcext:value-type="float">
            <text:p>0.4031050643</text:p>
          </table:table-cell>
          <table:table-cell table:number-columns-repeated="1008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4]*[.A245])+([.M244]*[.B245])+([.N244]*[.C245])+([.O244]*[.D245])+[.P244]" office:value-type="float" office:value="5.10993813971965" calcext:value-type="float">
            <text:p>5.1099381397</text:p>
          </table:table-cell>
          <table:table-cell table:formula="of:=1/(1+EXP(-([.H245])))" office:value-type="float" office:value="0.993999763834645" calcext:value-type="float">
            <text:p>0.9939997638</text:p>
          </table:table-cell>
          <table:table-cell office:value-type="float" office:value="1" calcext:value-type="float">
            <text:p>1</text:p>
          </table:table-cell>
          <table:table-cell table:formula="of:=([.I245]-[.E245])^2" office:value-type="float" office:value="0.0000360028340400387" calcext:value-type="float">
            <text:p>3.60028340400387E-05</text:p>
          </table:table-cell>
          <table:table-cell table:formula="of:=[.L244]+0.1*(2*([.I245]-[.E245])*(1-[.I245])*[.I245]*[.A245])" office:value-type="float" office:value="0.619455470941761" calcext:value-type="float">
            <text:p>0.6194554709</text:p>
          </table:table-cell>
          <table:table-cell table:style-name="ce6" table:formula="of:=[.M244]+0.1*(2*([.I245]-[.E245])*(1-[.I245])*[.I245]*[.B245])" office:value-type="float" office:value="0.55865074830474" calcext:value-type="float">
            <text:p>0.5586507483</text:p>
          </table:table-cell>
          <table:table-cell table:style-name="ce6" table:formula="of:=[.N244]+0.1*(2*([.I245]-[.E245])*(1-[.I245])*[.I245]*[.C245])" office:value-type="float" office:value="0.417138712052721" calcext:value-type="float">
            <text:p>0.4171387121</text:p>
          </table:table-cell>
          <table:table-cell table:formula="of:=[.O244]+0.1*(2*([.I245]-[.E245])*(1-[.I245])*[.I245]*[.D245])" office:value-type="float" office:value="0.306369567742158" calcext:value-type="float">
            <text:p>0.3063695677</text:p>
          </table:table-cell>
          <table:table-cell table:formula="of:=[.P244]+0.1*(2*([.I245]-[.E245])*(1-[.I245])*[.I245])" office:value-type="float" office:value="0.403097906906103" calcext:value-type="float">
            <text:p>0.4030979069</text:p>
          </table:table-cell>
          <table:table-cell table:number-columns-repeated="1008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5]*[.A246])+([.M245]*[.B246])+([.N245]*[.C246])+([.O245]*[.D246])+[.P245]" office:value-type="float" office:value="5.51993861284199" calcext:value-type="float">
            <text:p>5.5199386128</text:p>
          </table:table-cell>
          <table:table-cell table:formula="of:=1/(1+EXP(-([.H246])))" office:value-type="float" office:value="0.996009890894319" calcext:value-type="float">
            <text:p>0.9960098909</text:p>
          </table:table-cell>
          <table:table-cell office:value-type="float" office:value="1" calcext:value-type="float">
            <text:p>1</text:p>
          </table:table-cell>
          <table:table-cell table:formula="of:=([.I246]-[.E246])^2" office:value-type="float" office:value="0.0000159209706752383" calcext:value-type="float">
            <text:p>0.000015921</text:p>
          </table:table-cell>
          <table:table-cell table:formula="of:=[.L245]+0.1*(2*([.I246]-[.E246])*(1-[.I246])*[.I246]*[.A246])" office:value-type="float" office:value="0.619441516390808" calcext:value-type="float">
            <text:p>0.6194415164</text:p>
          </table:table-cell>
          <table:table-cell table:style-name="ce6" table:formula="of:=[.M245]+0.1*(2*([.I246]-[.E246])*(1-[.I246])*[.I246]*[.B246])" office:value-type="float" office:value="0.558640599540411" calcext:value-type="float">
            <text:p>0.5586405995</text:p>
          </table:table-cell>
          <table:table-cell table:style-name="ce6" table:formula="of:=[.N245]+0.1*(2*([.I246]-[.E246])*(1-[.I246])*[.I246]*[.C246])" office:value-type="float" office:value="0.417134589117212" calcext:value-type="float">
            <text:p>0.4171345891</text:p>
          </table:table-cell>
          <table:table-cell table:formula="of:=[.O245]+0.1*(2*([.I246]-[.E246])*(1-[.I246])*[.I246]*[.D246])" office:value-type="float" office:value="0.306368933444388" calcext:value-type="float">
            <text:p>0.3063689334</text:p>
          </table:table-cell>
          <table:table-cell table:formula="of:=[.P245]+0.1*(2*([.I246]-[.E246])*(1-[.I246])*[.I246])" office:value-type="float" office:value="0.403094735417249" calcext:value-type="float">
            <text:p>0.403094735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6]*[.A247])+([.M246]*[.B247])+([.N246]*[.C247])+([.O246]*[.D247])+[.P246]" office:value-type="float" office:value="6.3067811184169" calcext:value-type="float">
            <text:p>6.3067811184</text:p>
          </table:table-cell>
          <table:table-cell table:formula="of:=1/(1+EXP(-([.H247])))" office:value-type="float" office:value="0.998179425834038" calcext:value-type="float">
            <text:p>0.9981794258</text:p>
          </table:table-cell>
          <table:table-cell office:value-type="float" office:value="1" calcext:value-type="float">
            <text:p>1</text:p>
          </table:table-cell>
          <table:table-cell table:formula="of:=([.I247]-[.E247])^2" office:value-type="float" office:value="0.00000331449029376798" calcext:value-type="float">
            <text:p>3.31449029376798E-06</text:p>
          </table:table-cell>
          <table:table-cell table:formula="of:=[.L246]+0.1*(2*([.I247]-[.E247])*(1-[.I247])*[.I247]*[.A247])" office:value-type="float" office:value="0.619438207934789" calcext:value-type="float">
            <text:p>0.6194382079</text:p>
          </table:table-cell>
          <table:table-cell table:style-name="ce6" table:formula="of:=[.M246]+0.1*(2*([.I247]-[.E247])*(1-[.I247])*[.I247]*[.B247])" office:value-type="float" office:value="0.558638283621198" calcext:value-type="float">
            <text:p>0.5586382836</text:p>
          </table:table-cell>
          <table:table-cell table:style-name="ce6" table:formula="of:=[.N246]+0.1*(2*([.I247]-[.E247])*(1-[.I247])*[.I247]*[.C247])" office:value-type="float" office:value="0.417133530411286" calcext:value-type="float">
            <text:p>0.4171335304</text:p>
          </table:table-cell>
          <table:table-cell table:formula="of:=[.O246]+0.1*(2*([.I247]-[.E247])*(1-[.I247])*[.I247]*[.D247])" office:value-type="float" office:value="0.306368536429665" calcext:value-type="float">
            <text:p>0.3063685364</text:p>
          </table:table-cell>
          <table:table-cell table:formula="of:=[.P246]+0.1*(2*([.I247]-[.E247])*(1-[.I247])*[.I247])" office:value-type="float" office:value="0.403094073726046" calcext:value-type="float">
            <text:p>0.4030940737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7]*[.A248])+([.M247]*[.B248])+([.N247]*[.C248])+([.O247]*[.D248])+[.P247]" office:value-type="float" office:value="6.60015553430733" calcext:value-type="float">
            <text:p>6.6001555343</text:p>
          </table:table-cell>
          <table:table-cell table:formula="of:=1/(1+EXP(-([.H248])))" office:value-type="float" office:value="0.998641691042616" calcext:value-type="float">
            <text:p>0.998641691</text:p>
          </table:table-cell>
          <table:table-cell office:value-type="float" office:value="1" calcext:value-type="float">
            <text:p>1</text:p>
          </table:table-cell>
          <table:table-cell table:formula="of:=([.I248]-[.E248])^2" office:value-type="float" office:value="0.00000184500322370986" calcext:value-type="float">
            <text:p>0.000001845</text:p>
          </table:table-cell>
          <table:table-cell table:formula="of:=[.L247]+0.1*(2*([.I248]-[.E248])*(1-[.I248])*[.I248]*[.A248])" office:value-type="float" office:value="0.619436328587707" calcext:value-type="float">
            <text:p>0.6194363286</text:p>
          </table:table-cell>
          <table:table-cell table:style-name="ce6" table:formula="of:=[.M247]+0.1*(2*([.I248]-[.E248])*(1-[.I248])*[.I248]*[.B248])" office:value-type="float" office:value="0.558636883323372" calcext:value-type="float">
            <text:p>0.5586368833</text:p>
          </table:table-cell>
          <table:table-cell table:style-name="ce6" table:formula="of:=[.N247]+0.1*(2*([.I248]-[.E248])*(1-[.I248])*[.I248]*[.C248])" office:value-type="float" office:value="0.417132830262373" calcext:value-type="float">
            <text:p>0.4171328303</text:p>
          </table:table-cell>
          <table:table-cell table:formula="of:=[.O247]+0.1*(2*([.I248]-[.E248])*(1-[.I248])*[.I248]*[.D248])" office:value-type="float" office:value="0.306368389029894" calcext:value-type="float">
            <text:p>0.306368389</text:p>
          </table:table-cell>
          <table:table-cell table:formula="of:=[.P247]+0.1*(2*([.I248]-[.E248])*(1-[.I248])*[.I248])" office:value-type="float" office:value="0.403093705226618" calcext:value-type="float">
            <text:p>0.4030937052</text:p>
          </table:table-cell>
          <table:table-cell table:number-columns-repeated="100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8]*[.A249])+([.M248]*[.B249])+([.N248]*[.C249])+([.O248]*[.D249])+[.P248]" office:value-type="float" office:value="5.72819521149402" calcext:value-type="float">
            <text:p>5.7281952115</text:p>
          </table:table-cell>
          <table:table-cell table:formula="of:=1/(1+EXP(-([.H249])))" office:value-type="float" office:value="0.996757604514339" calcext:value-type="float">
            <text:p>0.9967576045</text:p>
          </table:table-cell>
          <table:table-cell office:value-type="float" office:value="1" calcext:value-type="float">
            <text:p>1</text:p>
          </table:table-cell>
          <table:table-cell table:formula="of:=([.I249]-[.E249])^2" office:value-type="float" office:value="0.0000105131284854375" calcext:value-type="float">
            <text:p>1.05131284854375E-05</text:p>
          </table:table-cell>
          <table:table-cell table:formula="of:=[.L248]+0.1*(2*([.I249]-[.E249])*(1-[.I249])*[.I249]*[.A249])" office:value-type="float" office:value="0.619426268708573" calcext:value-type="float">
            <text:p>0.6194262687</text:p>
          </table:table-cell>
          <table:table-cell table:style-name="ce6" table:formula="of:=[.M248]+0.1*(2*([.I249]-[.E249])*(1-[.I249])*[.I249]*[.B249])" office:value-type="float" office:value="0.558630595898913" calcext:value-type="float">
            <text:p>0.5586305959</text:p>
          </table:table-cell>
          <table:table-cell table:style-name="ce6" table:formula="of:=[.N248]+0.1*(2*([.I249]-[.E249])*(1-[.I249])*[.I249]*[.C249])" office:value-type="float" office:value="0.417129896130959" calcext:value-type="float">
            <text:p>0.4171298961</text:p>
          </table:table-cell>
          <table:table-cell table:formula="of:=[.O248]+0.1*(2*([.I249]-[.E249])*(1-[.I249])*[.I249]*[.D249])" office:value-type="float" office:value="0.306367760287448" calcext:value-type="float">
            <text:p>0.3063677603</text:p>
          </table:table-cell>
          <table:table-cell table:formula="of:=[.P248]+0.1*(2*([.I249]-[.E249])*(1-[.I249])*[.I249])" office:value-type="float" office:value="0.403091609418465" calcext:value-type="float">
            <text:p>0.4030916094</text:p>
          </table:table-cell>
          <table:table-cell table:number-columns-repeated="1008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9]*[.A250])+([.M249]*[.B250])+([.N249]*[.C250])+([.O249]*[.D250])+[.P249]" office:value-type="float" office:value="6.41364323011508" calcext:value-type="float">
            <text:p>6.4136432301</text:p>
          </table:table-cell>
          <table:table-cell table:formula="of:=1/(1+EXP(-([.H250])))" office:value-type="float" office:value="0.998363639860002" calcext:value-type="float">
            <text:p>0.9983636399</text:p>
          </table:table-cell>
          <table:table-cell office:value-type="float" office:value="1" calcext:value-type="float">
            <text:p>1</text:p>
          </table:table-cell>
          <table:table-cell table:formula="of:=([.I250]-[.E250])^2" office:value-type="float" office:value="0.00000267767450777324" calcext:value-type="float">
            <text:p>2.67767450777324E-06</text:p>
          </table:table-cell>
          <table:table-cell table:formula="of:=[.L249]+0.1*(2*([.I250]-[.E250])*(1-[.I250])*[.I250]*[.A250])" office:value-type="float" office:value="0.619423541949847" calcext:value-type="float">
            <text:p>0.6194235419</text:p>
          </table:table-cell>
          <table:table-cell table:style-name="ce6" table:formula="of:=[.M249]+0.1*(2*([.I250]-[.E250])*(1-[.I250])*[.I250]*[.B250])" office:value-type="float" office:value="0.558628564196333" calcext:value-type="float">
            <text:p>0.5586285642</text:p>
          </table:table-cell>
          <table:table-cell table:style-name="ce6" table:formula="of:=[.N249]+0.1*(2*([.I250]-[.E250])*(1-[.I250])*[.I250]*[.C250])" office:value-type="float" office:value="0.417129040677241" calcext:value-type="float">
            <text:p>0.4171290407</text:p>
          </table:table-cell>
          <table:table-cell table:formula="of:=[.O249]+0.1*(2*([.I250]-[.E250])*(1-[.I250])*[.I250]*[.D250])" office:value-type="float" office:value="0.306367653355734" calcext:value-type="float">
            <text:p>0.3063676534</text:p>
          </table:table-cell>
          <table:table-cell table:formula="of:=[.P249]+0.1*(2*([.I250]-[.E250])*(1-[.I250])*[.I250])" office:value-type="float" office:value="0.403091074759891" calcext:value-type="float">
            <text:p>0.4030910748</text:p>
          </table:table-cell>
          <table:table-cell table:number-columns-repeated="100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0]*[.A251])+([.M250]*[.B251])+([.N250]*[.C251])+([.O250]*[.D251])+[.P250]" office:value-type="float" office:value="5.68530496077674" calcext:value-type="float">
            <text:p>5.6853049608</text:p>
          </table:table-cell>
          <table:table-cell table:formula="of:=1/(1+EXP(-([.H251])))" office:value-type="float" office:value="0.996615992790214" calcext:value-type="float">
            <text:p>0.9966159928</text:p>
          </table:table-cell>
          <table:table-cell office:value-type="float" office:value="1" calcext:value-type="float">
            <text:p>1</text:p>
          </table:table-cell>
          <table:table-cell table:formula="of:=([.I251]-[.E251])^2" office:value-type="float" office:value="0.0000114515047958809" calcext:value-type="float">
            <text:p>1.14515047958809E-05</text:p>
          </table:table-cell>
          <table:table-cell table:formula="of:=[.L250]+0.1*(2*([.I251]-[.E251])*(1-[.I251])*[.I251]*[.A251])" office:value-type="float" office:value="0.619413042217252" calcext:value-type="float">
            <text:p>0.6194130422</text:p>
          </table:table-cell>
          <table:table-cell table:style-name="ce6" table:formula="of:=[.M250]+0.1*(2*([.I251]-[.E251])*(1-[.I251])*[.I251]*[.B251])" office:value-type="float" office:value="0.558621260034528" calcext:value-type="float">
            <text:p>0.55862126</text:p>
          </table:table-cell>
          <table:table-cell table:style-name="ce6" table:formula="of:=[.N250]+0.1*(2*([.I251]-[.E251])*(1-[.I251])*[.I251]*[.C251])" office:value-type="float" office:value="0.417125845106451" calcext:value-type="float">
            <text:p>0.4171258451</text:p>
          </table:table-cell>
          <table:table-cell table:formula="of:=[.O250]+0.1*(2*([.I251]-[.E251])*(1-[.I251])*[.I251]*[.D251])" office:value-type="float" office:value="0.306367196845621" calcext:value-type="float">
            <text:p>0.3063671968</text:p>
          </table:table-cell>
          <table:table-cell table:formula="of:=[.P250]+0.1*(2*([.I251]-[.E251])*(1-[.I251])*[.I251])" office:value-type="float" office:value="0.403088792209327" calcext:value-type="float">
            <text:p>0.4030887922</text:p>
          </table:table-cell>
          <table:table-cell table:number-columns-repeated="1008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1]*[.A252])+([.M251]*[.B252])+([.N251]*[.C252])+([.O251]*[.D252])+[.P251]" office:value-type="float" office:value="6.43983878511732" calcext:value-type="float">
            <text:p>6.4398387851</text:p>
          </table:table-cell>
          <table:table-cell table:formula="of:=1/(1+EXP(-([.H252])))" office:value-type="float" office:value="0.99840588120632" calcext:value-type="float">
            <text:p>0.9984058812</text:p>
          </table:table-cell>
          <table:table-cell office:value-type="float" office:value="1" calcext:value-type="float">
            <text:p>1</text:p>
          </table:table-cell>
          <table:table-cell table:formula="of:=([.I252]-[.E252])^2" office:value-type="float" office:value="0.00000254121472836409" calcext:value-type="float">
            <text:p>2.54121472836409E-06</text:p>
          </table:table-cell>
          <table:table-cell table:formula="of:=[.L251]+0.1*(2*([.I252]-[.E252])*(1-[.I252])*[.I252]*[.A252])" office:value-type="float" office:value="0.619410352823698" calcext:value-type="float">
            <text:p>0.6194103528</text:p>
          </table:table-cell>
          <table:table-cell table:style-name="ce6" table:formula="of:=[.M251]+0.1*(2*([.I252]-[.E252])*(1-[.I252])*[.I252]*[.B252])" office:value-type="float" office:value="0.558619382533367" calcext:value-type="float">
            <text:p>0.5586193825</text:p>
          </table:table-cell>
          <table:table-cell table:style-name="ce6" table:formula="of:=[.N251]+0.1*(2*([.I252]-[.E252])*(1-[.I252])*[.I252]*[.C252])" office:value-type="float" office:value="0.417125083957332" calcext:value-type="float">
            <text:p>0.417125084</text:p>
          </table:table-cell>
          <table:table-cell table:formula="of:=[.O251]+0.1*(2*([.I252]-[.E252])*(1-[.I252])*[.I252]*[.D252])" office:value-type="float" office:value="0.306367095359072" calcext:value-type="float">
            <text:p>0.3063670954</text:p>
          </table:table-cell>
          <table:table-cell table:formula="of:=[.P251]+0.1*(2*([.I252]-[.E252])*(1-[.I252])*[.I252])" office:value-type="float" office:value="0.403088284776581" calcext:value-type="float">
            <text:p>0.403088284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2]*[.A253])+([.M252]*[.B253])+([.N252]*[.C253])+([.O252]*[.D253])+[.P252]" office:value-type="float" office:value="5.98883254786726" calcext:value-type="float">
            <text:p>5.9888325479</text:p>
          </table:table-cell>
          <table:table-cell table:formula="of:=1/(1+EXP(-([.H253])))" office:value-type="float" office:value="0.99749967861227" calcext:value-type="float">
            <text:p>0.9974996786</text:p>
          </table:table-cell>
          <table:table-cell office:value-type="float" office:value="1" calcext:value-type="float">
            <text:p>1</text:p>
          </table:table-cell>
          <table:table-cell table:formula="of:=([.I253]-[.E253])^2" office:value-type="float" office:value="0.00000625160704193806" calcext:value-type="float">
            <text:p>6.25160704193806E-06</text:p>
          </table:table-cell>
          <table:table-cell table:formula="of:=[.L252]+0.1*(2*([.I253]-[.E253])*(1-[.I253])*[.I253]*[.A253])" office:value-type="float" office:value="0.619404116847683" calcext:value-type="float">
            <text:p>0.6194041168</text:p>
          </table:table-cell>
          <table:table-cell table:style-name="ce6" table:formula="of:=[.M252]+0.1*(2*([.I253]-[.E253])*(1-[.I253])*[.I253]*[.B253])" office:value-type="float" office:value="0.558615266789197" calcext:value-type="float">
            <text:p>0.5586152668</text:p>
          </table:table-cell>
          <table:table-cell table:style-name="ce6" table:formula="of:=[.N252]+0.1*(2*([.I253]-[.E253])*(1-[.I253])*[.I253]*[.C253])" office:value-type="float" office:value="0.417123337884048" calcext:value-type="float">
            <text:p>0.4171233379</text:p>
          </table:table-cell>
          <table:table-cell table:formula="of:=[.O252]+0.1*(2*([.I253]-[.E253])*(1-[.I253])*[.I253]*[.D253])" office:value-type="float" office:value="0.306366845920031" calcext:value-type="float">
            <text:p>0.3063668459</text:p>
          </table:table-cell>
          <table:table-cell table:formula="of:=[.P252]+0.1*(2*([.I253]-[.E253])*(1-[.I253])*[.I253])" office:value-type="float" office:value="0.403087037581378" calcext:value-type="float">
            <text:p>0.4030870376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3]*[.A254])+([.M253]*[.B254])+([.N253]*[.C254])+([.O253]*[.D254])+[.P253]" office:value-type="float" office:value="9.41742049623049" calcext:value-type="float">
            <text:p>9.4174204962</text:p>
          </table:table-cell>
          <table:table-cell table:formula="of:=1/(1+EXP(-([.H254])))" office:value-type="float" office:value="0.999918711157413" calcext:value-type="float">
            <text:p>0.9999187112</text:p>
          </table:table-cell>
          <table:table-cell office:value-type="float" office:value="1" calcext:value-type="float">
            <text:p>1</text:p>
          </table:table-cell>
          <table:table-cell table:formula="of:=([.I254]-[.E254])^2" office:value-type="float" office:value="0.999837428922702" calcext:value-type="float">
            <text:p>0.9998374289</text:p>
          </table:table-cell>
          <table:table-cell table:formula="of:=[.L253]+0.1*(2*([.I254]-[.E254])*(1-[.I254])*[.I254]*[.A254])" office:value-type="float" office:value="0.619506524138172" calcext:value-type="float">
            <text:p>0.6195065241</text:p>
          </table:table-cell>
          <table:table-cell table:style-name="ce6" table:formula="of:=[.M253]+0.1*(2*([.I254]-[.E254])*(1-[.I254])*[.I254]*[.B254])" office:value-type="float" office:value="0.558668908703263" calcext:value-type="float">
            <text:p>0.5586689087</text:p>
          </table:table-cell>
          <table:table-cell table:style-name="ce6" table:formula="of:=[.N253]+0.1*(2*([.I254]-[.E254])*(1-[.I254])*[.I254]*[.C254])" office:value-type="float" office:value="0.417220868636895" calcext:value-type="float">
            <text:p>0.4172208686</text:p>
          </table:table-cell>
          <table:table-cell table:formula="of:=[.O253]+0.1*(2*([.I254]-[.E254])*(1-[.I254])*[.I254]*[.D254])" office:value-type="float" office:value="0.306407483733717" calcext:value-type="float">
            <text:p>0.3064074837</text:p>
          </table:table-cell>
          <table:table-cell table:formula="of:=[.P253]+0.1*(2*([.I254]-[.E254])*(1-[.I254])*[.I254])" office:value-type="float" office:value="0.403103292706853" calcext:value-type="float">
            <text:p>0.4031032927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4]*[.A255])+([.M254]*[.B255])+([.N254]*[.C255])+([.O254]*[.D255])+[.P254]" office:value-type="float" office:value="8.21464783534929" calcext:value-type="float">
            <text:p>8.2146478353</text:p>
          </table:table-cell>
          <table:table-cell table:formula="of:=1/(1+EXP(-([.H255])))" office:value-type="float" office:value="0.999729413425841" calcext:value-type="float">
            <text:p>0.9997294134</text:p>
          </table:table-cell>
          <table:table-cell office:value-type="float" office:value="1" calcext:value-type="float">
            <text:p>1</text:p>
          </table:table-cell>
          <table:table-cell table:formula="of:=([.I255]-[.E255])^2" office:value-type="float" office:value="0.999458900068775" calcext:value-type="float">
            <text:p>0.9994589001</text:p>
          </table:table-cell>
          <table:table-cell table:formula="of:=[.L254]+0.1*(2*([.I255]-[.E255])*(1-[.I255])*[.I255]*[.A255])" office:value-type="float" office:value="0.61982023472352" calcext:value-type="float">
            <text:p>0.6198202347</text:p>
          </table:table-cell>
          <table:table-cell table:style-name="ce6" table:formula="of:=[.M254]+0.1*(2*([.I255]-[.E255])*(1-[.I255])*[.I255]*[.B255])" office:value-type="float" office:value="0.558814946389546" calcext:value-type="float">
            <text:p>0.5588149464</text:p>
          </table:table-cell>
          <table:table-cell table:style-name="ce6" table:formula="of:=[.N254]+0.1*(2*([.I255]-[.E255])*(1-[.I255])*[.I255]*[.C255])" office:value-type="float" office:value="0.417496717599873" calcext:value-type="float">
            <text:p>0.4174967176</text:p>
          </table:table-cell>
          <table:table-cell table:formula="of:=[.O254]+0.1*(2*([.I255]-[.E255])*(1-[.I255])*[.I255]*[.D255])" office:value-type="float" office:value="0.306510250994435" calcext:value-type="float">
            <text:p>0.306510251</text:p>
          </table:table-cell>
          <table:table-cell table:formula="of:=[.P254]+0.1*(2*([.I255]-[.E255])*(1-[.I255])*[.I255])" office:value-type="float" office:value="0.403157380738809" calcext:value-type="float">
            <text:p>0.4031573807</text:p>
          </table:table-cell>
          <table:table-cell table:number-columns-repeated="1008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5]*[.A256])+([.M255]*[.B256])+([.N255]*[.C256])+([.O255]*[.D256])+[.P255]" office:value-type="float" office:value="9.587228047372" calcext:value-type="float">
            <text:p>9.5872280474</text:p>
          </table:table-cell>
          <table:table-cell table:formula="of:=1/(1+EXP(-([.H256])))" office:value-type="float" office:value="0.999931405393195" calcext:value-type="float">
            <text:p>0.9999314054</text:p>
          </table:table-cell>
          <table:table-cell office:value-type="float" office:value="1" calcext:value-type="float">
            <text:p>1</text:p>
          </table:table-cell>
          <table:table-cell table:formula="of:=([.I256]-[.E256])^2" office:value-type="float" office:value="0.999862815491611" calcext:value-type="float">
            <text:p>0.9998628155</text:p>
          </table:table-cell>
          <table:table-cell table:formula="of:=[.L255]+0.1*(2*([.I256]-[.E256])*(1-[.I256])*[.I256]*[.A256])" office:value-type="float" office:value="0.619917625702816" calcext:value-type="float">
            <text:p>0.6199176257</text:p>
          </table:table-cell>
          <table:table-cell table:style-name="ce6" table:formula="of:=[.M255]+0.1*(2*([.I256]-[.E256])*(1-[.I256])*[.I256]*[.B256])" office:value-type="float" office:value="0.558856097507558" calcext:value-type="float">
            <text:p>0.5588560975</text:p>
          </table:table-cell>
          <table:table-cell table:style-name="ce6" table:formula="of:=[.N255]+0.1*(2*([.I256]-[.E256])*(1-[.I256])*[.I256]*[.C256])" office:value-type="float" office:value="0.417577648131964" calcext:value-type="float">
            <text:p>0.4175776481</text:p>
          </table:table-cell>
          <table:table-cell table:formula="of:=[.O255]+0.1*(2*([.I256]-[.E256])*(1-[.I256])*[.I256]*[.D256])" office:value-type="float" office:value="0.306539056777043" calcext:value-type="float">
            <text:p>0.3065390568</text:p>
          </table:table-cell>
          <table:table-cell table:formula="of:=[.P255]+0.1*(2*([.I256]-[.E256])*(1-[.I256])*[.I256])" office:value-type="float" office:value="0.403171097778147" calcext:value-type="float">
            <text:p>0.4031710978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6]*[.A257])+([.M256]*[.B257])+([.N256]*[.C257])+([.O256]*[.D257])+[.P256]" office:value-type="float" office:value="8.81953995421548" calcext:value-type="float">
            <text:p>8.8195399542</text:p>
          </table:table-cell>
          <table:table-cell table:formula="of:=1/(1+EXP(-([.H257])))" office:value-type="float" office:value="0.999852205499563" calcext:value-type="float">
            <text:p>0.9998522055</text:p>
          </table:table-cell>
          <table:table-cell office:value-type="float" office:value="1" calcext:value-type="float">
            <text:p>1</text:p>
          </table:table-cell>
          <table:table-cell table:formula="of:=([.I257]-[.E257])^2" office:value-type="float" office:value="0.999704432842341" calcext:value-type="float">
            <text:p>0.9997044328</text:p>
          </table:table-cell>
          <table:table-cell table:formula="of:=[.L256]+0.1*(2*([.I257]-[.E257])*(1-[.I257])*[.I257]*[.A257])" office:value-type="float" office:value="0.620103791732533" calcext:value-type="float">
            <text:p>0.6201037917</text:p>
          </table:table-cell>
          <table:table-cell table:style-name="ce6" table:formula="of:=[.M256]+0.1*(2*([.I257]-[.E257])*(1-[.I257])*[.I257]*[.B257])" office:value-type="float" office:value="0.558941792981555" calcext:value-type="float">
            <text:p>0.558941793</text:p>
          </table:table-cell>
          <table:table-cell table:style-name="ce6" table:formula="of:=[.N256]+0.1*(2*([.I257]-[.E257])*(1-[.I257])*[.I257]*[.C257])" office:value-type="float" office:value="0.417743129047268" calcext:value-type="float">
            <text:p>0.417743129</text:p>
          </table:table-cell>
          <table:table-cell table:formula="of:=[.O256]+0.1*(2*([.I257]-[.E257])*(1-[.I257])*[.I257]*[.D257])" office:value-type="float" office:value="0.306592247071248" calcext:value-type="float">
            <text:p>0.3065922471</text:p>
          </table:table-cell>
          <table:table-cell table:formula="of:=[.P256]+0.1*(2*([.I257]-[.E257])*(1-[.I257])*[.I257])" office:value-type="float" office:value="0.403200647941594" calcext:value-type="float">
            <text:p>0.4032006479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7]*[.A258])+([.M257]*[.B258])+([.N257]*[.C258])+([.O257]*[.D258])+[.P257]" office:value-type="float" office:value="9.20811376517863" calcext:value-type="float">
            <text:p>9.2081137652</text:p>
          </table:table-cell>
          <table:table-cell table:formula="of:=1/(1+EXP(-([.H258])))" office:value-type="float" office:value="0.999899787134872" calcext:value-type="float">
            <text:p>0.9998997871</text:p>
          </table:table-cell>
          <table:table-cell office:value-type="float" office:value="1" calcext:value-type="float">
            <text:p>1</text:p>
          </table:table-cell>
          <table:table-cell table:formula="of:=([.I258]-[.E258])^2" office:value-type="float" office:value="0.999799584312362" calcext:value-type="float">
            <text:p>0.9997995843</text:p>
          </table:table-cell>
          <table:table-cell table:formula="of:=[.L257]+0.1*(2*([.I258]-[.E258])*(1-[.I258])*[.I258]*[.A258])" office:value-type="float" office:value="0.6202340423477" calcext:value-type="float">
            <text:p>0.6202340423</text:p>
          </table:table-cell>
          <table:table-cell table:style-name="ce6" table:formula="of:=[.M257]+0.1*(2*([.I258]-[.E258])*(1-[.I258])*[.I258]*[.B258])" office:value-type="float" office:value="0.559001908650094" calcext:value-type="float">
            <text:p>0.5590019087</text:p>
          </table:table-cell>
          <table:table-cell table:style-name="ce6" table:formula="of:=[.N257]+0.1*(2*([.I258]-[.E258])*(1-[.I258])*[.I258]*[.C258])" office:value-type="float" office:value="0.417859352673109" calcext:value-type="float">
            <text:p>0.4178593527</text:p>
          </table:table-cell>
          <table:table-cell table:formula="of:=[.O257]+0.1*(2*([.I258]-[.E258])*(1-[.I258])*[.I258]*[.D258])" office:value-type="float" office:value="0.306636331894843" calcext:value-type="float">
            <text:p>0.3066363319</text:p>
          </table:table-cell>
          <table:table-cell table:formula="of:=[.P257]+0.1*(2*([.I258]-[.E258])*(1-[.I258])*[.I258])" office:value-type="float" office:value="0.403220686497773" calcext:value-type="float">
            <text:p>0.4032206865</text:p>
          </table:table-cell>
          <table:table-cell table:number-columns-repeated="100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8]*[.A259])+([.M258]*[.B259])+([.N258]*[.C259])+([.O258]*[.D259])+[.P258]" office:value-type="float" office:value="10.1958131589123" calcext:value-type="float">
            <text:p>10.1958131589</text:p>
          </table:table-cell>
          <table:table-cell table:formula="of:=1/(1+EXP(-([.H259])))" office:value-type="float" office:value="0.999962675122051" calcext:value-type="float">
            <text:p>0.9999626751</text:p>
          </table:table-cell>
          <table:table-cell office:value-type="float" office:value="1" calcext:value-type="float">
            <text:p>1</text:p>
          </table:table-cell>
          <table:table-cell table:formula="of:=([.I259]-[.E259])^2" office:value-type="float" office:value="0.999925351637248" calcext:value-type="float">
            <text:p>0.9999253516</text:p>
          </table:table-cell>
          <table:table-cell table:formula="of:=[.L258]+0.1*(2*([.I259]-[.E259])*(1-[.I259])*[.I259]*[.A259])" office:value-type="float" office:value="0.620290771927097" calcext:value-type="float">
            <text:p>0.6202907719</text:p>
          </table:table-cell>
          <table:table-cell table:style-name="ce6" table:formula="of:=[.M258]+0.1*(2*([.I259]-[.E259])*(1-[.I259])*[.I259]*[.B259])" office:value-type="float" office:value="0.559024301905119" calcext:value-type="float">
            <text:p>0.5590243019</text:p>
          </table:table-cell>
          <table:table-cell table:style-name="ce6" table:formula="of:=[.N258]+0.1*(2*([.I259]-[.E259])*(1-[.I259])*[.I259]*[.C259])" office:value-type="float" office:value="0.417908617834164" calcext:value-type="float">
            <text:p>0.4179086178</text:p>
          </table:table-cell>
          <table:table-cell table:formula="of:=[.O258]+0.1*(2*([.I259]-[.E259])*(1-[.I259])*[.I259]*[.D259])" office:value-type="float" office:value="0.306652007173361" calcext:value-type="float">
            <text:p>0.3066520072</text:p>
          </table:table-cell>
          <table:table-cell table:formula="of:=[.P258]+0.1*(2*([.I259]-[.E259])*(1-[.I259])*[.I259])" office:value-type="float" office:value="0.403228150916115" calcext:value-type="float">
            <text:p>0.4032281509</text:p>
          </table:table-cell>
          <table:table-cell table:number-columns-repeated="1008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9]*[.A260])+([.M259]*[.B260])+([.N259]*[.C260])+([.O259]*[.D260])+[.P259]" office:value-type="float" office:value="7.24211088057014" calcext:value-type="float">
            <text:p>7.2421108806</text:p>
          </table:table-cell>
          <table:table-cell table:formula="of:=1/(1+EXP(-([.H260])))" office:value-type="float" office:value="0.999284712804367" calcext:value-type="float">
            <text:p>0.9992847128</text:p>
          </table:table-cell>
          <table:table-cell office:value-type="float" office:value="1" calcext:value-type="float">
            <text:p>1</text:p>
          </table:table-cell>
          <table:table-cell table:formula="of:=([.I260]-[.E260])^2" office:value-type="float" office:value="0.998569937244507" calcext:value-type="float">
            <text:p>0.9985699372</text:p>
          </table:table-cell>
          <table:table-cell table:formula="of:=[.L259]+0.1*(2*([.I260]-[.E260])*(1-[.I260])*[.I260]*[.A260])" office:value-type="float" office:value="0.620990750931351" calcext:value-type="float">
            <text:p>0.6209907509</text:p>
          </table:table-cell>
          <table:table-cell table:style-name="ce6" table:formula="of:=[.M259]+0.1*(2*([.I260]-[.E260])*(1-[.I260])*[.I260]*[.B260])" office:value-type="float" office:value="0.559381434050146" calcext:value-type="float">
            <text:p>0.5593814341</text:p>
          </table:table-cell>
          <table:table-cell table:style-name="ce6" table:formula="of:=[.N259]+0.1*(2*([.I260]-[.E260])*(1-[.I260])*[.I260]*[.C260])" office:value-type="float" office:value="0.418551455695214" calcext:value-type="float">
            <text:p>0.4185514557</text:p>
          </table:table-cell>
          <table:table-cell table:formula="of:=[.O259]+0.1*(2*([.I260]-[.E260])*(1-[.I260])*[.I260]*[.D260])" office:value-type="float" office:value="0.306894857031979" calcext:value-type="float">
            <text:p>0.306894857</text:p>
          </table:table-cell>
          <table:table-cell table:formula="of:=[.P259]+0.1*(2*([.I260]-[.E260])*(1-[.I260])*[.I260])" office:value-type="float" office:value="0.403371003774126" calcext:value-type="float">
            <text:p>0.4033710038</text:p>
          </table:table-cell>
          <table:table-cell table:number-columns-repeated="100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0]*[.A261])+([.M260]*[.B261])+([.N260]*[.C261])+([.O260]*[.D261])+[.P260]" office:value-type="float" office:value="9.74809455785582" calcext:value-type="float">
            <text:p>9.7480945579</text:p>
          </table:table-cell>
          <table:table-cell table:formula="of:=1/(1+EXP(-([.H261])))" office:value-type="float" office:value="0.999941597564311" calcext:value-type="float">
            <text:p>0.9999415976</text:p>
          </table:table-cell>
          <table:table-cell office:value-type="float" office:value="1" calcext:value-type="float">
            <text:p>1</text:p>
          </table:table-cell>
          <table:table-cell table:formula="of:=([.I261]-[.E261])^2" office:value-type="float" office:value="0.999883198539466" calcext:value-type="float">
            <text:p>0.9998831985</text:p>
          </table:table-cell>
          <table:table-cell table:formula="of:=[.L260]+0.1*(2*([.I261]-[.E261])*(1-[.I261])*[.I261]*[.A261])" office:value-type="float" office:value="0.621076008528082" calcext:value-type="float">
            <text:p>0.6210760085</text:p>
          </table:table-cell>
          <table:table-cell table:style-name="ce6" table:formula="of:=[.M260]+0.1*(2*([.I261]-[.E261])*(1-[.I261])*[.I261]*[.B261])" office:value-type="float" office:value="0.559415303506382" calcext:value-type="float">
            <text:p>0.5594153035</text:p>
          </table:table-cell>
          <table:table-cell table:style-name="ce6" table:formula="of:=[.N260]+0.1*(2*([.I261]-[.E261])*(1-[.I261])*[.I261]*[.C261])" office:value-type="float" office:value="0.418625034169105" calcext:value-type="float">
            <text:p>0.4186250342</text:p>
          </table:table-cell>
          <table:table-cell table:formula="of:=[.O260]+0.1*(2*([.I261]-[.E261])*(1-[.I261])*[.I261]*[.D261])" office:value-type="float" office:value="0.306915879453091" calcext:value-type="float">
            <text:p>0.3069158795</text:p>
          </table:table-cell>
          <table:table-cell table:formula="of:=[.P260]+0.1*(2*([.I261]-[.E261])*(1-[.I261])*[.I261])" office:value-type="float" office:value="0.403382682896966" calcext:value-type="float">
            <text:p>0.4033826829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1]*[.A262])+([.M261]*[.B262])+([.N261]*[.C262])+([.O261]*[.D262])+[.P261]" office:value-type="float" office:value="8.94360397999744" calcext:value-type="float">
            <text:p>8.94360398</text:p>
          </table:table-cell>
          <table:table-cell table:formula="of:=1/(1+EXP(-([.H262])))" office:value-type="float" office:value="0.999869447425304" calcext:value-type="float">
            <text:p>0.9998694474</text:p>
          </table:table-cell>
          <table:table-cell office:value-type="float" office:value="1" calcext:value-type="float">
            <text:p>1</text:p>
          </table:table-cell>
          <table:table-cell table:formula="of:=([.I262]-[.E262])^2" office:value-type="float" office:value="0.999738911894582" calcext:value-type="float">
            <text:p>0.9997389119</text:p>
          </table:table-cell>
          <table:table-cell table:formula="of:=[.L261]+0.1*(2*([.I262]-[.E262])*(1-[.I262])*[.I262]*[.A262])" office:value-type="float" office:value="0.621250903303304" calcext:value-type="float">
            <text:p>0.6212509033</text:p>
          </table:table-cell>
          <table:table-cell table:style-name="ce6" table:formula="of:=[.M261]+0.1*(2*([.I262]-[.E262])*(1-[.I262])*[.I262]*[.B262])" office:value-type="float" office:value="0.559480562750868" calcext:value-type="float">
            <text:p>0.5594805628</text:p>
          </table:table-cell>
          <table:table-cell table:style-name="ce6" table:formula="of:=[.N261]+0.1*(2*([.I262]-[.E262])*(1-[.I262])*[.I262]*[.C262])" office:value-type="float" office:value="0.418776435616312" calcext:value-type="float">
            <text:p>0.4187764356</text:p>
          </table:table-cell>
          <table:table-cell table:formula="of:=[.O261]+0.1*(2*([.I262]-[.E262])*(1-[.I262])*[.I262]*[.D262])" office:value-type="float" office:value="0.306962866109121" calcext:value-type="float">
            <text:p>0.3069628661</text:p>
          </table:table-cell>
          <table:table-cell table:formula="of:=[.P261]+0.1*(2*([.I262]-[.E262])*(1-[.I262])*[.I262])" office:value-type="float" office:value="0.40340878659476" calcext:value-type="float">
            <text:p>0.4034087866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2]*[.A263])+([.M262]*[.B263])+([.N262]*[.C263])+([.O262]*[.D263])+[.P262]" office:value-type="float" office:value="10.212488738814" calcext:value-type="float">
            <text:p>10.2124887388</text:p>
          </table:table-cell>
          <table:table-cell table:formula="of:=1/(1+EXP(-([.H263])))" office:value-type="float" office:value="0.999963292352547" calcext:value-type="float">
            <text:p>0.9999632924</text:p>
          </table:table-cell>
          <table:table-cell office:value-type="float" office:value="1" calcext:value-type="float">
            <text:p>1</text:p>
          </table:table-cell>
          <table:table-cell table:formula="of:=([.I263]-[.E263])^2" office:value-type="float" office:value="0.999926586052545" calcext:value-type="float">
            <text:p>0.9999265861</text:p>
          </table:table-cell>
          <table:table-cell table:formula="of:=[.L262]+0.1*(2*([.I263]-[.E263])*(1-[.I263])*[.I263]*[.A263])" office:value-type="float" office:value="0.621303758435048" calcext:value-type="float">
            <text:p>0.6213037584</text:p>
          </table:table-cell>
          <table:table-cell table:style-name="ce6" table:formula="of:=[.M262]+0.1*(2*([.I263]-[.E263])*(1-[.I263])*[.I263]*[.B263])" office:value-type="float" office:value="0.55950699031674" calcext:value-type="float">
            <text:p>0.5595069903</text:p>
          </table:table-cell>
          <table:table-cell table:style-name="ce6" table:formula="of:=[.N262]+0.1*(2*([.I263]-[.E263])*(1-[.I263])*[.I263]*[.C263])" office:value-type="float" office:value="0.418821215658484" calcext:value-type="float">
            <text:p>0.4188212157</text:p>
          </table:table-cell>
          <table:table-cell table:formula="of:=[.O262]+0.1*(2*([.I263]-[.E263])*(1-[.I263])*[.I263]*[.D263])" office:value-type="float" office:value="0.306981218585421" calcext:value-type="float">
            <text:p>0.3069812186</text:p>
          </table:table-cell>
          <table:table-cell table:formula="of:=[.P262]+0.1*(2*([.I263]-[.E263])*(1-[.I263])*[.I263])" office:value-type="float" office:value="0.40341612758528" calcext:value-type="float">
            <text:p>0.4034161276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3]*[.A264])+([.M263]*[.B264])+([.N263]*[.C264])+([.O263]*[.D264])+[.P263]" office:value-type="float" office:value="8.98226356345577" calcext:value-type="float">
            <text:p>8.9822635635</text:p>
          </table:table-cell>
          <table:table-cell table:formula="of:=1/(1+EXP(-([.H264])))" office:value-type="float" office:value="0.999874397597226" calcext:value-type="float">
            <text:p>0.9998743976</text:p>
          </table:table-cell>
          <table:table-cell office:value-type="float" office:value="1" calcext:value-type="float">
            <text:p>1</text:p>
          </table:table-cell>
          <table:table-cell table:formula="of:=([.I264]-[.E264])^2" office:value-type="float" office:value="0.999748810970416" calcext:value-type="float">
            <text:p>0.999748811</text:p>
          </table:table-cell>
          <table:table-cell table:formula="of:=[.L263]+0.1*(2*([.I264]-[.E264])*(1-[.I264])*[.I264]*[.A264])" office:value-type="float" office:value="0.621467000543725" calcext:value-type="float">
            <text:p>0.6214670005</text:p>
          </table:table-cell>
          <table:table-cell table:style-name="ce6" table:formula="of:=[.M263]+0.1*(2*([.I264]-[.E264])*(1-[.I264])*[.I264]*[.B264])" office:value-type="float" office:value="0.55958735566255" calcext:value-type="float">
            <text:p>0.5595873557</text:p>
          </table:table-cell>
          <table:table-cell table:style-name="ce6" table:formula="of:=[.N263]+0.1*(2*([.I264]-[.E264])*(1-[.I264])*[.I264]*[.C264])" office:value-type="float" office:value="0.418949297928369" calcext:value-type="float">
            <text:p>0.4189492979</text:p>
          </table:table-cell>
          <table:table-cell table:formula="of:=[.O263]+0.1*(2*([.I264]-[.E264])*(1-[.I264])*[.I264]*[.D264])" office:value-type="float" office:value="0.307031446926552" calcext:value-type="float">
            <text:p>0.3070314469</text:p>
          </table:table-cell>
          <table:table-cell table:formula="of:=[.P263]+0.1*(2*([.I264]-[.E264])*(1-[.I264])*[.I264])" office:value-type="float" office:value="0.403441241755846" calcext:value-type="float">
            <text:p>0.4034412418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4]*[.A265])+([.M264]*[.B265])+([.N264]*[.C265])+([.O264]*[.D265])+[.P264]" office:value-type="float" office:value="8.69550693370538" calcext:value-type="float">
            <text:p>8.6955069337</text:p>
          </table:table-cell>
          <table:table-cell table:formula="of:=1/(1+EXP(-([.H265])))" office:value-type="float" office:value="0.999832692020555" calcext:value-type="float">
            <text:p>0.999832692</text:p>
          </table:table-cell>
          <table:table-cell office:value-type="float" office:value="1" calcext:value-type="float">
            <text:p>1</text:p>
          </table:table-cell>
          <table:table-cell table:formula="of:=([.I265]-[.E265])^2" office:value-type="float" office:value="0.99966541203307" calcext:value-type="float">
            <text:p>0.999665412</text:p>
          </table:table-cell>
          <table:table-cell table:formula="of:=[.L264]+0.1*(2*([.I265]-[.E265])*(1-[.I265])*[.I265]*[.A265])" office:value-type="float" office:value="0.621681083103991" calcext:value-type="float">
            <text:p>0.6216810831</text:p>
          </table:table-cell>
          <table:table-cell table:style-name="ce6" table:formula="of:=[.M264]+0.1*(2*([.I265]-[.E265])*(1-[.I265])*[.I265]*[.B265])" office:value-type="float" office:value="0.559677671742662" calcext:value-type="float">
            <text:p>0.5596776717</text:p>
          </table:table-cell>
          <table:table-cell table:style-name="ce6" table:formula="of:=[.N264]+0.1*(2*([.I265]-[.E265])*(1-[.I265])*[.I265]*[.C265])" office:value-type="float" office:value="0.41912658504859" calcext:value-type="float">
            <text:p>0.419126585</text:p>
          </table:table-cell>
          <table:table-cell table:formula="of:=[.O264]+0.1*(2*([.I265]-[.E265])*(1-[.I265])*[.I265]*[.D265])" office:value-type="float" office:value="0.307095002686631" calcext:value-type="float">
            <text:p>0.3070950027</text:p>
          </table:table-cell>
          <table:table-cell table:formula="of:=[.P264]+0.1*(2*([.I265]-[.E265])*(1-[.I265])*[.I265])" office:value-type="float" office:value="0.403474692155888" calcext:value-type="float">
            <text:p>0.4034746922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5]*[.A266])+([.M265]*[.B266])+([.N265]*[.C266])+([.O265]*[.D266])+[.P265]" office:value-type="float" office:value="9.26003479590019" calcext:value-type="float">
            <text:p>9.2600347959</text:p>
          </table:table-cell>
          <table:table-cell table:formula="of:=1/(1+EXP(-([.H266])))" office:value-type="float" office:value="0.999904857038857" calcext:value-type="float">
            <text:p>0.999904857</text:p>
          </table:table-cell>
          <table:table-cell office:value-type="float" office:value="1" calcext:value-type="float">
            <text:p>1</text:p>
          </table:table-cell>
          <table:table-cell table:formula="of:=([.I266]-[.E266])^2" office:value-type="float" office:value="0.999809723129897" calcext:value-type="float">
            <text:p>0.9998097231</text:p>
          </table:table-cell>
          <table:table-cell table:formula="of:=[.L265]+0.1*(2*([.I266]-[.E266])*(1-[.I266])*[.I266]*[.A266])" office:value-type="float" office:value="0.621810452910379" calcext:value-type="float">
            <text:p>0.6218104529</text:p>
          </table:table-cell>
          <table:table-cell table:style-name="ce6" table:formula="of:=[.M265]+0.1*(2*([.I266]-[.E266])*(1-[.I266])*[.I266]*[.B266])" office:value-type="float" office:value="0.559734746657245" calcext:value-type="float">
            <text:p>0.5597347467</text:p>
          </table:table-cell>
          <table:table-cell table:style-name="ce6" table:formula="of:=[.N265]+0.1*(2*([.I266]-[.E266])*(1-[.I266])*[.I266]*[.C266])" office:value-type="float" office:value="0.419231222391992" calcext:value-type="float">
            <text:p>0.4192312224</text:p>
          </table:table-cell>
          <table:table-cell table:formula="of:=[.O265]+0.1*(2*([.I266]-[.E266])*(1-[.I266])*[.I266]*[.D266])" office:value-type="float" office:value="0.307134955126839" calcext:value-type="float">
            <text:p>0.3071349551</text:p>
          </table:table-cell>
          <table:table-cell table:formula="of:=[.P265]+0.1*(2*([.I266]-[.E266])*(1-[.I266])*[.I266])" office:value-type="float" office:value="0.403493717127415" calcext:value-type="float">
            <text:p>0.4034937171</text:p>
          </table:table-cell>
          <table:table-cell table:number-columns-repeated="1008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6]*[.A267])+([.M266]*[.B267])+([.N266]*[.C267])+([.O266]*[.D267])+[.P266]" office:value-type="float" office:value="8.05757618757333" calcext:value-type="float">
            <text:p>8.0575761876</text:p>
          </table:table-cell>
          <table:table-cell table:formula="of:=1/(1+EXP(-([.H267])))" office:value-type="float" office:value="0.999683406781626" calcext:value-type="float">
            <text:p>0.9996834068</text:p>
          </table:table-cell>
          <table:table-cell office:value-type="float" office:value="1" calcext:value-type="float">
            <text:p>1</text:p>
          </table:table-cell>
          <table:table-cell table:formula="of:=([.I267]-[.E267])^2" office:value-type="float" office:value="0.999366913794519" calcext:value-type="float">
            <text:p>0.9993669138</text:p>
          </table:table-cell>
          <table:table-cell table:formula="of:=[.L266]+0.1*(2*([.I267]-[.E267])*(1-[.I267])*[.I267]*[.A267])" office:value-type="float" office:value="0.622171140688214" calcext:value-type="float">
            <text:p>0.6221711407</text:p>
          </table:table-cell>
          <table:table-cell table:style-name="ce6" table:formula="of:=[.M266]+0.1*(2*([.I267]-[.E267])*(1-[.I267])*[.I267]*[.B267])" office:value-type="float" office:value="0.559892943051032" calcext:value-type="float">
            <text:p>0.5598929431</text:p>
          </table:table-cell>
          <table:table-cell table:style-name="ce6" table:formula="of:=[.N266]+0.1*(2*([.I267]-[.E267])*(1-[.I267])*[.I267]*[.C267])" office:value-type="float" office:value="0.419547615179566" calcext:value-type="float">
            <text:p>0.4195476152</text:p>
          </table:table-cell>
          <table:table-cell table:formula="of:=[.O266]+0.1*(2*([.I267]-[.E267])*(1-[.I267])*[.I267]*[.D267])" office:value-type="float" office:value="0.307261512241869" calcext:value-type="float">
            <text:p>0.3072615122</text:p>
          </table:table-cell>
          <table:table-cell table:formula="of:=[.P266]+0.1*(2*([.I267]-[.E267])*(1-[.I267])*[.I267])" office:value-type="float" office:value="0.40355699568493" calcext:value-type="float">
            <text:p>0.4035569957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7]*[.A268])+([.M267]*[.B268])+([.N267]*[.C268])+([.O267]*[.D268])+[.P267]" office:value-type="float" office:value="8.45697031901573" calcext:value-type="float">
            <text:p>8.456970319</text:p>
          </table:table-cell>
          <table:table-cell table:formula="of:=1/(1+EXP(-([.H268])))" office:value-type="float" office:value="0.999787630465004" calcext:value-type="float">
            <text:p>0.9997876305</text:p>
          </table:table-cell>
          <table:table-cell office:value-type="float" office:value="1" calcext:value-type="float">
            <text:p>1</text:p>
          </table:table-cell>
          <table:table-cell table:formula="of:=([.I268]-[.E268])^2" office:value-type="float" office:value="0.999575306030826" calcext:value-type="float">
            <text:p>0.999575306</text:p>
          </table:table-cell>
          <table:table-cell table:formula="of:=[.L267]+0.1*(2*([.I268]-[.E268])*(1-[.I268])*[.I268]*[.A268])" office:value-type="float" office:value="0.622417384726019" calcext:value-type="float">
            <text:p>0.6224173847</text:p>
          </table:table-cell>
          <table:table-cell table:style-name="ce6" table:formula="of:=[.M267]+0.1*(2*([.I268]-[.E268])*(1-[.I268])*[.I268]*[.B268])" office:value-type="float" office:value="0.560011819483076" calcext:value-type="float">
            <text:p>0.5600118195</text:p>
          </table:table-cell>
          <table:table-cell table:style-name="ce6" table:formula="of:=[.N267]+0.1*(2*([.I268]-[.E268])*(1-[.I268])*[.I268]*[.C268])" office:value-type="float" office:value="0.419764140109361" calcext:value-type="float">
            <text:p>0.4197641401</text:p>
          </table:table-cell>
          <table:table-cell table:formula="of:=[.O267]+0.1*(2*([.I268]-[.E268])*(1-[.I268])*[.I268]*[.D268])" office:value-type="float" office:value="0.307363406326478" calcext:value-type="float">
            <text:p>0.3073634063</text:p>
          </table:table-cell>
          <table:table-cell table:formula="of:=[.P267]+0.1*(2*([.I268]-[.E268])*(1-[.I268])*[.I268])" office:value-type="float" office:value="0.403599451553517" calcext:value-type="float">
            <text:p>0.4035994516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8]*[.A269])+([.M268]*[.B269])+([.N268]*[.C269])+([.O268]*[.D269])+[.P268]" office:value-type="float" office:value="9.1107943132764" calcext:value-type="float">
            <text:p>9.1107943133</text:p>
          </table:table-cell>
          <table:table-cell table:formula="of:=1/(1+EXP(-([.H269])))" office:value-type="float" office:value="0.999889545266676" calcext:value-type="float">
            <text:p>0.9998895453</text:p>
          </table:table-cell>
          <table:table-cell office:value-type="float" office:value="1" calcext:value-type="float">
            <text:p>1</text:p>
          </table:table-cell>
          <table:table-cell table:formula="of:=([.I269]-[.E269])^2" office:value-type="float" office:value="0.9997791027336" calcext:value-type="float">
            <text:p>0.9997791027</text:p>
          </table:table-cell>
          <table:table-cell table:formula="of:=[.L268]+0.1*(2*([.I269]-[.E269])*(1-[.I269])*[.I269]*[.A269])" office:value-type="float" office:value="0.622558735553764" calcext:value-type="float">
            <text:p>0.6225587356</text:p>
          </table:table-cell>
          <table:table-cell table:style-name="ce6" table:formula="of:=[.M268]+0.1*(2*([.I269]-[.E269])*(1-[.I269])*[.I269]*[.B269])" office:value-type="float" office:value="0.560082494896949" calcext:value-type="float">
            <text:p>0.5600824949</text:p>
          </table:table-cell>
          <table:table-cell table:style-name="ce6" table:formula="of:=[.N268]+0.1*(2*([.I269]-[.E269])*(1-[.I269])*[.I269]*[.C269])" office:value-type="float" office:value="0.419881196263587" calcext:value-type="float">
            <text:p>0.4198811963</text:p>
          </table:table-cell>
          <table:table-cell table:formula="of:=[.O268]+0.1*(2*([.I269]-[.E269])*(1-[.I269])*[.I269]*[.D269])" office:value-type="float" office:value="0.307414204280199" calcext:value-type="float">
            <text:p>0.3074142043</text:p>
          </table:table-cell>
          <table:table-cell table:formula="of:=[.P268]+0.1*(2*([.I269]-[.E269])*(1-[.I269])*[.I269])" office:value-type="float" office:value="0.403621537620352" calcext:value-type="float">
            <text:p>0.4036215376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9]*[.A270])+([.M269]*[.B270])+([.N269]*[.C270])+([.O269]*[.D270])+[.P269]" office:value-type="float" office:value="8.99319295056475" calcext:value-type="float">
            <text:p>8.9931929506</text:p>
          </table:table-cell>
          <table:table-cell table:formula="of:=1/(1+EXP(-([.H270])))" office:value-type="float" office:value="0.999875762710446" calcext:value-type="float">
            <text:p>0.9998757627</text:p>
          </table:table-cell>
          <table:table-cell office:value-type="float" office:value="1" calcext:value-type="float">
            <text:p>1</text:p>
          </table:table-cell>
          <table:table-cell table:formula="of:=([.I270]-[.E270])^2" office:value-type="float" office:value="0.999751540855796" calcext:value-type="float">
            <text:p>0.9997515409</text:p>
          </table:table-cell>
          <table:table-cell table:formula="of:=[.L269]+0.1*(2*([.I270]-[.E270])*(1-[.I270])*[.I270]*[.A270])" office:value-type="float" office:value="0.622720203901926" calcext:value-type="float">
            <text:p>0.6227202039</text:p>
          </table:table-cell>
          <table:table-cell table:style-name="ce6" table:formula="of:=[.M269]+0.1*(2*([.I270]-[.E270])*(1-[.I270])*[.I270]*[.B270])" office:value-type="float" office:value="0.560157018749947" calcext:value-type="float">
            <text:p>0.5601570187</text:p>
          </table:table-cell>
          <table:table-cell table:style-name="ce6" table:formula="of:=[.N269]+0.1*(2*([.I270]-[.E270])*(1-[.I270])*[.I270]*[.C270])" office:value-type="float" office:value="0.420017823327416" calcext:value-type="float">
            <text:p>0.4200178233</text:p>
          </table:table-cell>
          <table:table-cell table:formula="of:=[.O269]+0.1*(2*([.I270]-[.E270])*(1-[.I270])*[.I270]*[.D270])" office:value-type="float" office:value="0.307458918591998" calcext:value-type="float">
            <text:p>0.3074589186</text:p>
          </table:table-cell>
          <table:table-cell table:formula="of:=[.P269]+0.1*(2*([.I270]-[.E270])*(1-[.I270])*[.I270])" office:value-type="float" office:value="0.403646378904685" calcext:value-type="float">
            <text:p>0.4036463789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0]*[.A271])+([.M270]*[.B271])+([.N270]*[.C271])+([.O270]*[.D271])+[.P270]" office:value-type="float" office:value="10.8177176573954" calcext:value-type="float">
            <text:p>10.8177176574</text:p>
          </table:table-cell>
          <table:table-cell table:formula="of:=1/(1+EXP(-([.H271])))" office:value-type="float" office:value="0.999979959146613" calcext:value-type="float">
            <text:p>0.9999799591</text:p>
          </table:table-cell>
          <table:table-cell office:value-type="float" office:value="1" calcext:value-type="float">
            <text:p>1</text:p>
          </table:table-cell>
          <table:table-cell table:formula="of:=([.I271]-[.E271])^2" office:value-type="float" office:value="0.999959918694861" calcext:value-type="float">
            <text:p>0.9999599187</text:p>
          </table:table-cell>
          <table:table-cell table:formula="of:=[.L270]+0.1*(2*([.I271]-[.E271])*(1-[.I271])*[.I271]*[.A271])" office:value-type="float" office:value="0.622751065579117" calcext:value-type="float">
            <text:p>0.6227510656</text:p>
          </table:table-cell>
          <table:table-cell table:style-name="ce6" table:formula="of:=[.M270]+0.1*(2*([.I271]-[.E271])*(1-[.I271])*[.I271]*[.B271])" office:value-type="float" office:value="0.560172249188041" calcext:value-type="float">
            <text:p>0.5601722492</text:p>
          </table:table-cell>
          <table:table-cell table:style-name="ce6" table:formula="of:=[.N270]+0.1*(2*([.I271]-[.E271])*(1-[.I271])*[.I271]*[.C271])" office:value-type="float" office:value="0.420044676994582" calcext:value-type="float">
            <text:p>0.420044677</text:p>
          </table:table-cell>
          <table:table-cell table:formula="of:=[.O270]+0.1*(2*([.I271]-[.E271])*(1-[.I271])*[.I271]*[.D271])" office:value-type="float" office:value="0.307467736214052" calcext:value-type="float">
            <text:p>0.3074677362</text:p>
          </table:table-cell>
          <table:table-cell table:formula="of:=[.P270]+0.1*(2*([.I271]-[.E271])*(1-[.I271])*[.I271])" office:value-type="float" office:value="0.40365038691471" calcext:value-type="float">
            <text:p>0.4036503869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1]*[.A272])+([.M271]*[.B272])+([.N271]*[.C272])+([.O271]*[.D272])+[.P271]" office:value-type="float" office:value="10.2607655043178" calcext:value-type="float">
            <text:p>10.2607655043</text:p>
          </table:table-cell>
          <table:table-cell table:formula="of:=1/(1+EXP(-([.H272])))" office:value-type="float" office:value="0.999965022322393" calcext:value-type="float">
            <text:p>0.9999650223</text:p>
          </table:table-cell>
          <table:table-cell office:value-type="float" office:value="1" calcext:value-type="float">
            <text:p>1</text:p>
          </table:table-cell>
          <table:table-cell table:formula="of:=([.I272]-[.E272])^2" office:value-type="float" office:value="0.999930045868224" calcext:value-type="float">
            <text:p>0.9999300459</text:p>
          </table:table-cell>
          <table:table-cell table:formula="of:=[.L271]+0.1*(2*([.I272]-[.E272])*(1-[.I272])*[.I272]*[.A272])" office:value-type="float" office:value="0.622804927434509" calcext:value-type="float">
            <text:p>0.6228049274</text:p>
          </table:table-cell>
          <table:table-cell table:style-name="ce6" table:formula="of:=[.M271]+0.1*(2*([.I272]-[.E272])*(1-[.I272])*[.I272]*[.B272])" office:value-type="float" office:value="0.560190436308043" calcext:value-type="float">
            <text:p>0.5601904363</text:p>
          </table:table-cell>
          <table:table-cell table:style-name="ce6" table:formula="of:=[.N271]+0.1*(2*([.I272]-[.E272])*(1-[.I272])*[.I272]*[.C272])" office:value-type="float" office:value="0.42009294281305" calcext:value-type="float">
            <text:p>0.4200929428</text:p>
          </table:table-cell>
          <table:table-cell table:formula="of:=[.O271]+0.1*(2*([.I272]-[.E272])*(1-[.I272])*[.I272]*[.D272])" office:value-type="float" office:value="0.307483824820208" calcext:value-type="float">
            <text:p>0.3074838248</text:p>
          </table:table-cell>
          <table:table-cell table:formula="of:=[.P271]+0.1*(2*([.I272]-[.E272])*(1-[.I272])*[.I272])" office:value-type="float" office:value="0.403657381960864" calcext:value-type="float">
            <text:p>0.40365738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2]*[.A273])+([.M272]*[.B273])+([.N272]*[.C273])+([.O272]*[.D273])+[.P272]" office:value-type="float" office:value="7.93459635774117" calcext:value-type="float">
            <text:p>7.9345963577</text:p>
          </table:table-cell>
          <table:table-cell table:formula="of:=1/(1+EXP(-([.H273])))" office:value-type="float" office:value="0.999641991715269" calcext:value-type="float">
            <text:p>0.9996419917</text:p>
          </table:table-cell>
          <table:table-cell office:value-type="float" office:value="1" calcext:value-type="float">
            <text:p>1</text:p>
          </table:table-cell>
          <table:table-cell table:formula="of:=([.I273]-[.E273])^2" office:value-type="float" office:value="0.999284111600471" calcext:value-type="float">
            <text:p>0.9992841116</text:p>
          </table:table-cell>
          <table:table-cell table:formula="of:=[.L272]+0.1*(2*([.I273]-[.E273])*(1-[.I273])*[.I273]*[.A273])" office:value-type="float" office:value="0.623234229823412" calcext:value-type="float">
            <text:p>0.6232342298</text:p>
          </table:table-cell>
          <table:table-cell table:style-name="ce6" table:formula="of:=[.M272]+0.1*(2*([.I273]-[.E273])*(1-[.I273])*[.I273]*[.B273])" office:value-type="float" office:value="0.560347847183974" calcext:value-type="float">
            <text:p>0.5603478472</text:p>
          </table:table-cell>
          <table:table-cell table:style-name="ce6" table:formula="of:=[.N272]+0.1*(2*([.I273]-[.E273])*(1-[.I273])*[.I273]*[.C273])" office:value-type="float" office:value="0.420450694803803" calcext:value-type="float">
            <text:p>0.4204506948</text:p>
          </table:table-cell>
          <table:table-cell table:formula="of:=[.O272]+0.1*(2*([.I273]-[.E273])*(1-[.I273])*[.I273]*[.D273])" office:value-type="float" office:value="0.307591150417434" calcext:value-type="float">
            <text:p>0.3075911504</text:p>
          </table:table-cell>
          <table:table-cell table:formula="of:=[.P272]+0.1*(2*([.I273]-[.E273])*(1-[.I273])*[.I273])" office:value-type="float" office:value="0.403728932359015" calcext:value-type="float">
            <text:p>0.4037289324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3]*[.A274])+([.M273]*[.B274])+([.N273]*[.C274])+([.O273]*[.D274])+[.P273]" office:value-type="float" office:value="9.60118683547105" calcext:value-type="float">
            <text:p>9.6011868355</text:p>
          </table:table-cell>
          <table:table-cell table:formula="of:=1/(1+EXP(-([.H274])))" office:value-type="float" office:value="0.999932356174691" calcext:value-type="float">
            <text:p>0.9999323562</text:p>
          </table:table-cell>
          <table:table-cell office:value-type="float" office:value="1" calcext:value-type="float">
            <text:p>1</text:p>
          </table:table-cell>
          <table:table-cell table:formula="of:=([.I274]-[.E274])^2" office:value-type="float" office:value="0.999864716925069" calcext:value-type="float">
            <text:p>0.9998647169</text:p>
          </table:table-cell>
          <table:table-cell table:formula="of:=[.L273]+0.1*(2*([.I274]-[.E274])*(1-[.I274])*[.I274]*[.A274])" office:value-type="float" office:value="0.623327565673869" calcext:value-type="float">
            <text:p>0.6233275657</text:p>
          </table:table-cell>
          <table:table-cell table:style-name="ce6" table:formula="of:=[.M273]+0.1*(2*([.I274]-[.E274])*(1-[.I274])*[.I274]*[.B274])" office:value-type="float" office:value="0.560391133375491" calcext:value-type="float">
            <text:p>0.5603911334</text:p>
          </table:table-cell>
          <table:table-cell table:style-name="ce6" table:formula="of:=[.N273]+0.1*(2*([.I274]-[.E274])*(1-[.I274])*[.I274]*[.C274])" office:value-type="float" office:value="0.420527798332441" calcext:value-type="float">
            <text:p>0.4205277983</text:p>
          </table:table-cell>
          <table:table-cell table:formula="of:=[.O273]+0.1*(2*([.I274]-[.E274])*(1-[.I274])*[.I274]*[.D274])" office:value-type="float" office:value="0.307622262367586" calcext:value-type="float">
            <text:p>0.3076222624</text:p>
          </table:table-cell>
          <table:table-cell table:formula="of:=[.P273]+0.1*(2*([.I274]-[.E274])*(1-[.I274])*[.I274])" office:value-type="float" office:value="0.403742459293864" calcext:value-type="float">
            <text:p>0.4037424593</text:p>
          </table:table-cell>
          <table:table-cell table:number-columns-repeated="1008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4]*[.A275])+([.M274]*[.B275])+([.N274]*[.C275])+([.O274]*[.D275])+[.P274]" office:value-type="float" office:value="8.13930273708304" calcext:value-type="float">
            <text:p>8.1393027371</text:p>
          </table:table-cell>
          <table:table-cell table:formula="of:=1/(1+EXP(-([.H275])))" office:value-type="float" office:value="0.999708244529148" calcext:value-type="float">
            <text:p>0.9997082445</text:p>
          </table:table-cell>
          <table:table-cell office:value-type="float" office:value="1" calcext:value-type="float">
            <text:p>1</text:p>
          </table:table-cell>
          <table:table-cell table:formula="of:=([.I275]-[.E275])^2" office:value-type="float" office:value="0.99941657417955" calcext:value-type="float">
            <text:p>0.9994165742</text:p>
          </table:table-cell>
          <table:table-cell table:formula="of:=[.L274]+0.1*(2*([.I275]-[.E275])*(1-[.I275])*[.I275]*[.A275])" office:value-type="float" office:value="0.623654141157428" calcext:value-type="float">
            <text:p>0.6236541412</text:p>
          </table:table-cell>
          <table:table-cell table:style-name="ce6" table:formula="of:=[.M274]+0.1*(2*([.I275]-[.E275])*(1-[.I275])*[.I275]*[.B275])" office:value-type="float" office:value="0.56055442111727" calcext:value-type="float">
            <text:p>0.5605544211</text:p>
          </table:table-cell>
          <table:table-cell table:style-name="ce6" table:formula="of:=[.N274]+0.1*(2*([.I275]-[.E275])*(1-[.I275])*[.I275]*[.C275])" office:value-type="float" office:value="0.420813551880555" calcext:value-type="float">
            <text:p>0.4208135519</text:p>
          </table:table-cell>
          <table:table-cell table:formula="of:=[.O274]+0.1*(2*([.I275]-[.E275])*(1-[.I275])*[.I275]*[.D275])" office:value-type="float" office:value="0.307738896468857" calcext:value-type="float">
            <text:p>0.3077388965</text:p>
          </table:table-cell>
          <table:table-cell table:formula="of:=[.P274]+0.1*(2*([.I275]-[.E275])*(1-[.I275])*[.I275])" office:value-type="float" office:value="0.403800776344499" calcext:value-type="float">
            <text:p>0.4038007763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5]*[.A276])+([.M275]*[.B276])+([.N275]*[.C276])+([.O275]*[.D276])+[.P275]" office:value-type="float" office:value="10.2104186329225" calcext:value-type="float">
            <text:p>10.2104186329</text:p>
          </table:table-cell>
          <table:table-cell table:formula="of:=1/(1+EXP(-([.H276])))" office:value-type="float" office:value="0.999963216287921" calcext:value-type="float">
            <text:p>0.9999632163</text:p>
          </table:table-cell>
          <table:table-cell office:value-type="float" office:value="1" calcext:value-type="float">
            <text:p>1</text:p>
          </table:table-cell>
          <table:table-cell table:formula="of:=([.I276]-[.E276])^2" office:value-type="float" office:value="0.999926433928883" calcext:value-type="float">
            <text:p>0.9999264339</text:p>
          </table:table-cell>
          <table:table-cell table:formula="of:=[.L275]+0.1*(2*([.I276]-[.E276])*(1-[.I276])*[.I276]*[.A276])" office:value-type="float" office:value="0.623710783906739" calcext:value-type="float">
            <text:p>0.6237107839</text:p>
          </table:table-cell>
          <table:table-cell table:style-name="ce6" table:formula="of:=[.M275]+0.1*(2*([.I276]-[.E276])*(1-[.I276])*[.I276]*[.B276])" office:value-type="float" office:value="0.560575018480656" calcext:value-type="float">
            <text:p>0.5605750185</text:p>
          </table:table-cell>
          <table:table-cell table:style-name="ce6" table:formula="of:=[.N275]+0.1*(2*([.I276]-[.E276])*(1-[.I276])*[.I276]*[.C276])" office:value-type="float" office:value="0.420862838428657" calcext:value-type="float">
            <text:p>0.4208628384</text:p>
          </table:table-cell>
          <table:table-cell table:formula="of:=[.O275]+0.1*(2*([.I276]-[.E276])*(1-[.I276])*[.I276]*[.D276])" office:value-type="float" office:value="0.307753608871276" calcext:value-type="float">
            <text:p>0.3077536089</text:p>
          </table:table-cell>
          <table:table-cell table:formula="of:=[.P275]+0.1*(2*([.I276]-[.E276])*(1-[.I276])*[.I276])" office:value-type="float" office:value="0.403808132545708" calcext:value-type="float">
            <text:p>0.4038081325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6]*[.A277])+([.M276]*[.B277])+([.N276]*[.C277])+([.O276]*[.D277])+[.P276]" office:value-type="float" office:value="8.46292302532465" calcext:value-type="float">
            <text:p>8.4629230253</text:p>
          </table:table-cell>
          <table:table-cell table:formula="of:=1/(1+EXP(-([.H277])))" office:value-type="float" office:value="0.999788890617216" calcext:value-type="float">
            <text:p>0.9997888906</text:p>
          </table:table-cell>
          <table:table-cell office:value-type="float" office:value="1" calcext:value-type="float">
            <text:p>1</text:p>
          </table:table-cell>
          <table:table-cell table:formula="of:=([.I277]-[.E277])^2" office:value-type="float" office:value="0.999577825801604" calcext:value-type="float">
            <text:p>0.9995778258</text:p>
          </table:table-cell>
          <table:table-cell table:formula="of:=[.L276]+0.1*(2*([.I277]-[.E277])*(1-[.I277])*[.I277]*[.A277])" office:value-type="float" office:value="0.623976669431629" calcext:value-type="float">
            <text:p>0.6239766694</text:p>
          </table:table-cell>
          <table:table-cell table:style-name="ce6" table:formula="of:=[.M276]+0.1*(2*([.I277]-[.E277])*(1-[.I277])*[.I277]*[.B277])" office:value-type="float" office:value="0.560688969419894" calcext:value-type="float">
            <text:p>0.5606889694</text:p>
          </table:table-cell>
          <table:table-cell table:style-name="ce6" table:formula="of:=[.N276]+0.1*(2*([.I277]-[.E277])*(1-[.I277])*[.I277]*[.C277])" office:value-type="float" office:value="0.421069638281349" calcext:value-type="float">
            <text:p>0.4210696383</text:p>
          </table:table-cell>
          <table:table-cell table:formula="of:=[.O276]+0.1*(2*([.I277]-[.E277])*(1-[.I277])*[.I277]*[.D277])" office:value-type="float" office:value="0.307829576164102" calcext:value-type="float">
            <text:p>0.3078295762</text:p>
          </table:table-cell>
          <table:table-cell table:formula="of:=[.P276]+0.1*(2*([.I277]-[.E277])*(1-[.I277])*[.I277])" office:value-type="float" office:value="0.403850336597278" calcext:value-type="float">
            <text:p>0.4038503366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7]*[.A278])+([.M277]*[.B278])+([.N277]*[.C278])+([.O277]*[.D278])+[.P277]" office:value-type="float" office:value="9.48130666902315" calcext:value-type="float">
            <text:p>9.481306669</text:p>
          </table:table-cell>
          <table:table-cell table:formula="of:=1/(1+EXP(-([.H278])))" office:value-type="float" office:value="0.999923741595861" calcext:value-type="float">
            <text:p>0.9999237416</text:p>
          </table:table-cell>
          <table:table-cell office:value-type="float" office:value="1" calcext:value-type="float">
            <text:p>1</text:p>
          </table:table-cell>
          <table:table-cell table:formula="of:=([.I278]-[.E278])^2" office:value-type="float" office:value="0.999847489007066" calcext:value-type="float">
            <text:p>0.999847489</text:p>
          </table:table-cell>
          <table:table-cell table:formula="of:=[.L277]+0.1*(2*([.I278]-[.E278])*(1-[.I278])*[.I278]*[.A278])" office:value-type="float" office:value="0.624078840108647" calcext:value-type="float">
            <text:p>0.6240788401</text:p>
          </table:table-cell>
          <table:table-cell table:style-name="ce6" table:formula="of:=[.M277]+0.1*(2*([.I278]-[.E278])*(1-[.I278])*[.I278]*[.B278])" office:value-type="float" office:value="0.560739292290664" calcext:value-type="float">
            <text:p>0.5607392923</text:p>
          </table:table-cell>
          <table:table-cell table:style-name="ce6" table:formula="of:=[.N277]+0.1*(2*([.I278]-[.E278])*(1-[.I278])*[.I278]*[.C278])" office:value-type="float" office:value="0.421156559603588" calcext:value-type="float">
            <text:p>0.4211565596</text:p>
          </table:table-cell>
          <table:table-cell table:formula="of:=[.O277]+0.1*(2*([.I278]-[.E278])*(1-[.I278])*[.I278]*[.D278])" office:value-type="float" office:value="0.307861599809137" calcext:value-type="float">
            <text:p>0.3078615998</text:p>
          </table:table-cell>
          <table:table-cell table:formula="of:=[.P277]+0.1*(2*([.I278]-[.E278])*(1-[.I278])*[.I278])" office:value-type="float" office:value="0.403865585952057" calcext:value-type="float">
            <text:p>0.403865586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8]*[.A279])+([.M278]*[.B279])+([.N278]*[.C279])+([.O278]*[.D279])+[.P278]" office:value-type="float" office:value="9.77268920734242" calcext:value-type="float">
            <text:p>9.7726892073</text:p>
          </table:table-cell>
          <table:table-cell table:formula="of:=1/(1+EXP(-([.H279])))" office:value-type="float" office:value="0.999943016351096" calcext:value-type="float">
            <text:p>0.9999430164</text:p>
          </table:table-cell>
          <table:table-cell office:value-type="float" office:value="1" calcext:value-type="float">
            <text:p>1</text:p>
          </table:table-cell>
          <table:table-cell table:formula="of:=([.I279]-[.E279])^2" office:value-type="float" office:value="0.999886035949328" calcext:value-type="float">
            <text:p>0.9998860359</text:p>
          </table:table-cell>
          <table:table-cell table:formula="of:=[.L278]+0.1*(2*([.I279]-[.E279])*(1-[.I279])*[.I279]*[.A279])" office:value-type="float" office:value="0.624160887211582" calcext:value-type="float">
            <text:p>0.6241608872</text:p>
          </table:table-cell>
          <table:table-cell table:style-name="ce6" table:formula="of:=[.M278]+0.1*(2*([.I279]-[.E279])*(1-[.I279])*[.I279]*[.B279])" office:value-type="float" office:value="0.560775757669747" calcext:value-type="float">
            <text:p>0.5607757577</text:p>
          </table:table-cell>
          <table:table-cell table:style-name="ce6" table:formula="of:=[.N278]+0.1*(2*([.I279]-[.E279])*(1-[.I279])*[.I279]*[.C279])" office:value-type="float" office:value="0.421224932189368" calcext:value-type="float">
            <text:p>0.4212249322</text:p>
          </table:table-cell>
          <table:table-cell table:formula="of:=[.O278]+0.1*(2*([.I279]-[.E279])*(1-[.I279])*[.I279]*[.D279])" office:value-type="float" office:value="0.307882111584871" calcext:value-type="float">
            <text:p>0.3078821116</text:p>
          </table:table-cell>
          <table:table-cell table:formula="of:=[.P278]+0.1*(2*([.I279]-[.E279])*(1-[.I279])*[.I279])" office:value-type="float" office:value="0.40387698138302" calcext:value-type="float">
            <text:p>0.4038769814</text:p>
          </table:table-cell>
          <table:table-cell table:number-columns-repeated="1008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9]*[.A280])+([.M279]*[.B280])+([.N279]*[.C280])+([.O279]*[.D280])+[.P279]" office:value-type="float" office:value="8.41991407893186" calcext:value-type="float">
            <text:p>8.4199140789</text:p>
          </table:table-cell>
          <table:table-cell table:formula="of:=1/(1+EXP(-([.H280])))" office:value-type="float" office:value="0.999779614988353" calcext:value-type="float">
            <text:p>0.999779615</text:p>
          </table:table-cell>
          <table:table-cell office:value-type="float" office:value="1" calcext:value-type="float">
            <text:p>1</text:p>
          </table:table-cell>
          <table:table-cell table:formula="of:=([.I280]-[.E280])^2" office:value-type="float" office:value="0.99955927854626" calcext:value-type="float">
            <text:p>0.9995592785</text:p>
          </table:table-cell>
          <table:table-cell table:formula="of:=[.L279]+0.1*(2*([.I280]-[.E280])*(1-[.I280])*[.I280]*[.A280])" office:value-type="float" office:value="0.624434044186805" calcext:value-type="float">
            <text:p>0.6244340442</text:p>
          </table:table-cell>
          <table:table-cell table:style-name="ce6" table:formula="of:=[.M279]+0.1*(2*([.I280]-[.E280])*(1-[.I280])*[.I280]*[.B280])" office:value-type="float" office:value="0.560899118884363" calcext:value-type="float">
            <text:p>0.5608991189</text:p>
          </table:table-cell>
          <table:table-cell table:style-name="ce6" table:formula="of:=[.N279]+0.1*(2*([.I280]-[.E280])*(1-[.I280])*[.I280]*[.C280])" office:value-type="float" office:value="0.421436408557282" calcext:value-type="float">
            <text:p>0.4214364086</text:p>
          </table:table-cell>
          <table:table-cell table:formula="of:=[.O279]+0.1*(2*([.I280]-[.E280])*(1-[.I280])*[.I280]*[.D280])" office:value-type="float" office:value="0.307961415222839" calcext:value-type="float">
            <text:p>0.3079614152</text:p>
          </table:table-cell>
          <table:table-cell table:formula="of:=[.P279]+0.1*(2*([.I280]-[.E280])*(1-[.I280])*[.I280])" office:value-type="float" office:value="0.403921038959669" calcext:value-type="float">
            <text:p>0.403921039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0]*[.A281])+([.M280]*[.B281])+([.N280]*[.C281])+([.O280]*[.D281])+[.P280]" office:value-type="float" office:value="8.51503501448406" calcext:value-type="float">
            <text:p>8.5150350145</text:p>
          </table:table-cell>
          <table:table-cell table:formula="of:=1/(1+EXP(-([.H281])))" office:value-type="float" office:value="0.999799608063482" calcext:value-type="float">
            <text:p>0.9997996081</text:p>
          </table:table-cell>
          <table:table-cell office:value-type="float" office:value="1" calcext:value-type="float">
            <text:p>1</text:p>
          </table:table-cell>
          <table:table-cell table:formula="of:=([.I281]-[.E281])^2" office:value-type="float" office:value="0.999599256283893" calcext:value-type="float">
            <text:p>0.9995992563</text:p>
          </table:table-cell>
          <table:table-cell table:formula="of:=[.L280]+0.1*(2*([.I281]-[.E281])*(1-[.I281])*[.I281]*[.A281])" office:value-type="float" office:value="0.624678424376269" calcext:value-type="float">
            <text:p>0.6246784244</text:p>
          </table:table-cell>
          <table:table-cell table:style-name="ce6" table:formula="of:=[.M280]+0.1*(2*([.I281]-[.E281])*(1-[.I281])*[.I281]*[.B281])" office:value-type="float" office:value="0.561019305862788" calcext:value-type="float">
            <text:p>0.5610193059</text:p>
          </table:table-cell>
          <table:table-cell table:style-name="ce6" table:formula="of:=[.N280]+0.1*(2*([.I281]-[.E281])*(1-[.I281])*[.I281]*[.C281])" office:value-type="float" office:value="0.421632713955376" calcext:value-type="float">
            <text:p>0.421632714</text:p>
          </table:table-cell>
          <table:table-cell table:formula="of:=[.O280]+0.1*(2*([.I281]-[.E281])*(1-[.I281])*[.I281]*[.D281])" office:value-type="float" office:value="0.308033527409894" calcext:value-type="float">
            <text:p>0.3080335274</text:p>
          </table:table-cell>
          <table:table-cell table:formula="of:=[.P280]+0.1*(2*([.I281]-[.E281])*(1-[.I281])*[.I281])" office:value-type="float" office:value="0.403961101285811" calcext:value-type="float">
            <text:p>0.4039611013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1]*[.A282])+([.M281]*[.B282])+([.N281]*[.C282])+([.O281]*[.D282])+[.P281]" office:value-type="float" office:value="8.98077067942062" calcext:value-type="float">
            <text:p>8.9807706794</text:p>
          </table:table-cell>
          <table:table-cell table:formula="of:=1/(1+EXP(-([.H282])))" office:value-type="float" office:value="0.999874209970974" calcext:value-type="float">
            <text:p>0.99987421</text:p>
          </table:table-cell>
          <table:table-cell office:value-type="float" office:value="1" calcext:value-type="float">
            <text:p>1</text:p>
          </table:table-cell>
          <table:table-cell table:formula="of:=([.I282]-[.E282])^2" office:value-type="float" office:value="0.999748435765079" calcext:value-type="float">
            <text:p>0.9997484358</text:p>
          </table:table-cell>
          <table:table-cell table:formula="of:=[.L281]+0.1*(2*([.I282]-[.E282])*(1-[.I282])*[.I282]*[.A282])" office:value-type="float" office:value="0.624839395108754" calcext:value-type="float">
            <text:p>0.6248393951</text:p>
          </table:table-cell>
          <table:table-cell table:style-name="ce6" table:formula="of:=[.M281]+0.1*(2*([.I282]-[.E282])*(1-[.I282])*[.I282]*[.B282])" office:value-type="float" office:value="0.561089730558251" calcext:value-type="float">
            <text:p>0.5610897306</text:p>
          </table:table-cell>
          <table:table-cell table:style-name="ce6" table:formula="of:=[.N281]+0.1*(2*([.I282]-[.E282])*(1-[.I282])*[.I282]*[.C282])" office:value-type="float" office:value="0.421773563346301" calcext:value-type="float">
            <text:p>0.4217735633</text:p>
          </table:table-cell>
          <table:table-cell table:formula="of:=[.O281]+0.1*(2*([.I282]-[.E282])*(1-[.I282])*[.I282]*[.D282])" office:value-type="float" office:value="0.30808634593149" calcext:value-type="float">
            <text:p>0.3080863459</text:p>
          </table:table-cell>
          <table:table-cell table:formula="of:=[.P281]+0.1*(2*([.I282]-[.E282])*(1-[.I282])*[.I282])" office:value-type="float" office:value="0.403986252962762" calcext:value-type="float">
            <text:p>0.403986253</text:p>
          </table:table-cell>
          <table:table-cell table:number-columns-repeated="1008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2]*[.A283])+([.M282]*[.B283])+([.N282]*[.C283])+([.O282]*[.D283])+[.P282]" office:value-type="float" office:value="9.52532391031947" calcext:value-type="float">
            <text:p>9.5253239103</text:p>
          </table:table-cell>
          <table:table-cell table:formula="of:=1/(1+EXP(-([.H283])))" office:value-type="float" office:value="0.999927025236914" calcext:value-type="float">
            <text:p>0.9999270252</text:p>
          </table:table-cell>
          <table:table-cell office:value-type="float" office:value="1" calcext:value-type="float">
            <text:p>1</text:p>
          </table:table-cell>
          <table:table-cell table:formula="of:=([.I283]-[.E283])^2" office:value-type="float" office:value="0.999854055799145" calcext:value-type="float">
            <text:p>0.9998540558</text:p>
          </table:table-cell>
          <table:table-cell table:formula="of:=[.L282]+0.1*(2*([.I283]-[.E283])*(1-[.I283])*[.I283]*[.A283])" office:value-type="float" office:value="0.624944463431246" calcext:value-type="float">
            <text:p>0.6249444634</text:p>
          </table:table-cell>
          <table:table-cell table:style-name="ce6" table:formula="of:=[.M282]+0.1*(2*([.I283]-[.E283])*(1-[.I283])*[.I283]*[.B283])" office:value-type="float" office:value="0.561133509025956" calcext:value-type="float">
            <text:p>0.561133509</text:p>
          </table:table-cell>
          <table:table-cell table:style-name="ce6" table:formula="of:=[.N282]+0.1*(2*([.I283]-[.E283])*(1-[.I283])*[.I283]*[.C283])" office:value-type="float" office:value="0.421858201717197" calcext:value-type="float">
            <text:p>0.4218582017</text:p>
          </table:table-cell>
          <table:table-cell table:formula="of:=[.O282]+0.1*(2*([.I283]-[.E283])*(1-[.I283])*[.I283]*[.D283])" office:value-type="float" office:value="0.3081096944476" calcext:value-type="float">
            <text:p>0.3081096944</text:p>
          </table:table-cell>
          <table:table-cell table:formula="of:=[.P282]+0.1*(2*([.I283]-[.E283])*(1-[.I283])*[.I283])" office:value-type="float" office:value="0.40400084578533" calcext:value-type="float">
            <text:p>0.4040008458</text:p>
          </table:table-cell>
          <table:table-cell table:number-columns-repeated="1008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3]*[.A284])+([.M283]*[.B284])+([.N283]*[.C284])+([.O283]*[.D284])+[.P283]" office:value-type="float" office:value="9.75850715037457" calcext:value-type="float">
            <text:p>9.7585071504</text:p>
          </table:table-cell>
          <table:table-cell table:formula="of:=1/(1+EXP(-([.H284])))" office:value-type="float" office:value="0.999942202495014" calcext:value-type="float">
            <text:p>0.9999422025</text:p>
          </table:table-cell>
          <table:table-cell office:value-type="float" office:value="1" calcext:value-type="float">
            <text:p>1</text:p>
          </table:table-cell>
          <table:table-cell table:formula="of:=([.I284]-[.E284])^2" office:value-type="float" office:value="0.99988440833058" calcext:value-type="float">
            <text:p>0.9998844083</text:p>
          </table:table-cell>
          <table:table-cell table:formula="of:=[.L283]+0.1*(2*([.I284]-[.E284])*(1-[.I284])*[.I284]*[.A284])" office:value-type="float" office:value="0.625029993850879" calcext:value-type="float">
            <text:p>0.6250299939</text:p>
          </table:table-cell>
          <table:table-cell table:style-name="ce6" table:formula="of:=[.M283]+0.1*(2*([.I284]-[.E284])*(1-[.I284])*[.I284]*[.B284])" office:value-type="float" office:value="0.561165871887438" calcext:value-type="float">
            <text:p>0.5611658719</text:p>
          </table:table-cell>
          <table:table-cell table:style-name="ce6" table:formula="of:=[.N283]+0.1*(2*([.I284]-[.E284])*(1-[.I284])*[.I284]*[.C284])" office:value-type="float" office:value="0.42192870652257" calcext:value-type="float">
            <text:p>0.4219287065</text:p>
          </table:table-cell>
          <table:table-cell table:formula="of:=[.O283]+0.1*(2*([.I284]-[.E284])*(1-[.I284])*[.I284]*[.D284])" office:value-type="float" office:value="0.308131654960748" calcext:value-type="float">
            <text:p>0.308131655</text:p>
          </table:table-cell>
          <table:table-cell table:formula="of:=[.P283]+0.1*(2*([.I284]-[.E284])*(1-[.I284])*[.I284])" office:value-type="float" office:value="0.404012403950145" calcext:value-type="float">
            <text:p>0.404012404</text:p>
          </table:table-cell>
          <table:table-cell table:number-columns-repeated="1008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4]*[.A285])+([.M284]*[.B285])+([.N284]*[.C285])+([.O284]*[.D285])+[.P284]" office:value-type="float" office:value="10.7907867002103" calcext:value-type="float">
            <text:p>10.7907867002</text:p>
          </table:table-cell>
          <table:table-cell table:formula="of:=1/(1+EXP(-([.H285])))" office:value-type="float" office:value="0.999979412105249" calcext:value-type="float">
            <text:p>0.9999794121</text:p>
          </table:table-cell>
          <table:table-cell office:value-type="float" office:value="1" calcext:value-type="float">
            <text:p>1</text:p>
          </table:table-cell>
          <table:table-cell table:formula="of:=([.I285]-[.E285])^2" office:value-type="float" office:value="0.999958824634359" calcext:value-type="float">
            <text:p>0.9999588246</text:p>
          </table:table-cell>
          <table:table-cell table:formula="of:=[.L284]+0.1*(2*([.I285]-[.E285])*(1-[.I285])*[.I285]*[.A285])" office:value-type="float" office:value="0.625062521385197" calcext:value-type="float">
            <text:p>0.6250625214</text:p>
          </table:table-cell>
          <table:table-cell table:style-name="ce6" table:formula="of:=[.M284]+0.1*(2*([.I285]-[.E285])*(1-[.I285])*[.I285]*[.B285])" office:value-type="float" office:value="0.561181518043187" calcext:value-type="float">
            <text:p>0.561181518</text:p>
          </table:table-cell>
          <table:table-cell table:style-name="ce6" table:formula="of:=[.N284]+0.1*(2*([.I285]-[.E285])*(1-[.I285])*[.I285]*[.C285])" office:value-type="float" office:value="0.421955057942778" calcext:value-type="float">
            <text:p>0.4219550579</text:p>
          </table:table-cell>
          <table:table-cell table:formula="of:=[.O284]+0.1*(2*([.I285]-[.E285])*(1-[.I285])*[.I285]*[.D285])" office:value-type="float" office:value="0.308139889779563" calcext:value-type="float">
            <text:p>0.3081398898</text:p>
          </table:table-cell>
          <table:table-cell table:formula="of:=[.P284]+0.1*(2*([.I285]-[.E285])*(1-[.I285])*[.I285])" office:value-type="float" office:value="0.404016521359553" calcext:value-type="float">
            <text:p>0.4040165214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5]*[.A286])+([.M285]*[.B286])+([.N285]*[.C286])+([.O285]*[.D286])+[.P285]" office:value-type="float" office:value="9.01658099074033" calcext:value-type="float">
            <text:p>9.0165809907</text:p>
          </table:table-cell>
          <table:table-cell table:formula="of:=1/(1+EXP(-([.H286])))" office:value-type="float" office:value="0.999878634313042" calcext:value-type="float">
            <text:p>0.9998786343</text:p>
          </table:table-cell>
          <table:table-cell office:value-type="float" office:value="1" calcext:value-type="float">
            <text:p>1</text:p>
          </table:table-cell>
          <table:table-cell table:formula="of:=([.I286]-[.E286])^2" office:value-type="float" office:value="0.999757283355715" calcext:value-type="float">
            <text:p>0.9997572834</text:p>
          </table:table-cell>
          <table:table-cell table:formula="of:=[.L285]+0.1*(2*([.I286]-[.E286])*(1-[.I286])*[.I286]*[.A286])" office:value-type="float" office:value="0.625217831758938" calcext:value-type="float">
            <text:p>0.6252178318</text:p>
          </table:table-cell>
          <table:table-cell table:style-name="ce6" table:formula="of:=[.M285]+0.1*(2*([.I286]-[.E286])*(1-[.I286])*[.I286]*[.B286])" office:value-type="float" office:value="0.561249466331698" calcext:value-type="float">
            <text:p>0.5612494663</text:p>
          </table:table-cell>
          <table:table-cell table:style-name="ce6" table:formula="of:=[.N285]+0.1*(2*([.I286]-[.E286])*(1-[.I286])*[.I286]*[.C286])" office:value-type="float" office:value="0.422090954519801" calcext:value-type="float">
            <text:p>0.4220909545</text:p>
          </table:table-cell>
          <table:table-cell table:formula="of:=[.O285]+0.1*(2*([.I286]-[.E286])*(1-[.I286])*[.I286]*[.D286])" office:value-type="float" office:value="0.308193277720537" calcext:value-type="float">
            <text:p>0.3081932777</text:p>
          </table:table-cell>
          <table:table-cell table:formula="of:=[.P285]+0.1*(2*([.I286]-[.E286])*(1-[.I286])*[.I286])" office:value-type="float" office:value="0.40404078860545" calcext:value-type="float">
            <text:p>0.4040407886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6]*[.A287])+([.M286]*[.B287])+([.N286]*[.C287])+([.O286]*[.D287])+[.P286]" office:value-type="float" office:value="8.52936541904731" calcext:value-type="float">
            <text:p>8.529365419</text:p>
          </table:table-cell>
          <table:table-cell table:formula="of:=1/(1+EXP(-([.H287])))" office:value-type="float" office:value="0.999802458719415" calcext:value-type="float">
            <text:p>0.9998024587</text:p>
          </table:table-cell>
          <table:table-cell office:value-type="float" office:value="1" calcext:value-type="float">
            <text:p>1</text:p>
          </table:table-cell>
          <table:table-cell table:formula="of:=([.I287]-[.E287])^2" office:value-type="float" office:value="0.999604956461387" calcext:value-type="float">
            <text:p>0.9996049565</text:p>
          </table:table-cell>
          <table:table-cell table:formula="of:=[.L286]+0.1*(2*([.I287]-[.E287])*(1-[.I287])*[.I287]*[.A287])" office:value-type="float" office:value="0.625466635445344" calcext:value-type="float">
            <text:p>0.6254666354</text:p>
          </table:table-cell>
          <table:table-cell table:style-name="ce6" table:formula="of:=[.M286]+0.1*(2*([.I287]-[.E287])*(1-[.I287])*[.I287]*[.B287])" office:value-type="float" office:value="0.561360045747878" calcext:value-type="float">
            <text:p>0.5613600457</text:p>
          </table:table-cell>
          <table:table-cell table:style-name="ce6" table:formula="of:=[.N286]+0.1*(2*([.I287]-[.E287])*(1-[.I287])*[.I287]*[.C287])" office:value-type="float" office:value="0.422292367027843" calcext:value-type="float">
            <text:p>0.422292367</text:p>
          </table:table-cell>
          <table:table-cell table:formula="of:=[.O286]+0.1*(2*([.I287]-[.E287])*(1-[.I287])*[.I287]*[.D287])" office:value-type="float" office:value="0.308252516693491" calcext:value-type="float">
            <text:p>0.3082525167</text:p>
          </table:table-cell>
          <table:table-cell table:formula="of:=[.P286]+0.1*(2*([.I287]-[.E287])*(1-[.I287])*[.I287])" office:value-type="float" office:value="0.404080281254085" calcext:value-type="float">
            <text:p>0.4040802813</text:p>
          </table:table-cell>
          <table:table-cell table:number-columns-repeated="1008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7]*[.A288])+([.M287]*[.B288])+([.N287]*[.C288])+([.O287]*[.D288])+[.P287]" office:value-type="float" office:value="8.47535365514197" calcext:value-type="float">
            <text:p>8.4753536551</text:p>
          </table:table-cell>
          <table:table-cell table:formula="of:=1/(1+EXP(-([.H288])))" office:value-type="float" office:value="0.999791498053039" calcext:value-type="float">
            <text:p>0.9997914981</text:p>
          </table:table-cell>
          <table:table-cell office:value-type="float" office:value="1" calcext:value-type="float">
            <text:p>1</text:p>
          </table:table-cell>
          <table:table-cell table:formula="of:=([.I288]-[.E288])^2" office:value-type="float" office:value="0.999583039579141" calcext:value-type="float">
            <text:p>0.9995830396</text:p>
          </table:table-cell>
          <table:table-cell table:formula="of:=[.L287]+0.1*(2*([.I288]-[.E288])*(1-[.I288])*[.I288]*[.A288])" office:value-type="float" office:value="0.625720901757423" calcext:value-type="float">
            <text:p>0.6257209018</text:p>
          </table:table-cell>
          <table:table-cell table:style-name="ce6" table:formula="of:=[.M287]+0.1*(2*([.I288]-[.E288])*(1-[.I288])*[.I288]*[.B288])" office:value-type="float" office:value="0.561468421553027" calcext:value-type="float">
            <text:p>0.5614684216</text:p>
          </table:table-cell>
          <table:table-cell table:style-name="ce6" table:formula="of:=[.N287]+0.1*(2*([.I288]-[.E288])*(1-[.I288])*[.I288]*[.C288])" office:value-type="float" office:value="0.422525791838932" calcext:value-type="float">
            <text:p>0.4225257918</text:p>
          </table:table-cell>
          <table:table-cell table:formula="of:=[.O287]+0.1*(2*([.I288]-[.E288])*(1-[.I288])*[.I288]*[.D288])" office:value-type="float" office:value="0.308310872896263" calcext:value-type="float">
            <text:p>0.3083108729</text:p>
          </table:table-cell>
          <table:table-cell table:formula="of:=[.P287]+0.1*(2*([.I288]-[.E288])*(1-[.I288])*[.I288])" office:value-type="float" office:value="0.404121964256066" calcext:value-type="float">
            <text:p>0.4041219643</text:p>
          </table:table-cell>
          <table:table-cell table:number-columns-repeated="100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8]*[.A289])+([.M288]*[.B289])+([.N288]*[.C289])+([.O288]*[.D289])+[.P288]" office:value-type="float" office:value="10.1931005103262" calcext:value-type="float">
            <text:p>10.1931005103</text:p>
          </table:table-cell>
          <table:table-cell table:formula="of:=1/(1+EXP(-([.H289])))" office:value-type="float" office:value="0.999962573739117" calcext:value-type="float">
            <text:p>0.9999625737</text:p>
          </table:table-cell>
          <table:table-cell office:value-type="float" office:value="1" calcext:value-type="float">
            <text:p>1</text:p>
          </table:table-cell>
          <table:table-cell table:formula="of:=([.I289]-[.E289])^2" office:value-type="float" office:value="0.999925148878958" calcext:value-type="float">
            <text:p>0.9999251489</text:p>
          </table:table-cell>
          <table:table-cell table:formula="of:=[.L288]+0.1*(2*([.I289]-[.E289])*(1-[.I289])*[.I289]*[.A289])" office:value-type="float" office:value="0.625778533885031" calcext:value-type="float">
            <text:p>0.6257785339</text:p>
          </table:table-cell>
          <table:table-cell table:style-name="ce6" table:formula="of:=[.M288]+0.1*(2*([.I289]-[.E289])*(1-[.I289])*[.I289]*[.B289])" office:value-type="float" office:value="0.561490875628718" calcext:value-type="float">
            <text:p>0.5614908756</text:p>
          </table:table-cell>
          <table:table-cell table:style-name="ce6" table:formula="of:=[.N288]+0.1*(2*([.I289]-[.E289])*(1-[.I289])*[.I289]*[.C289])" office:value-type="float" office:value="0.422571448459505" calcext:value-type="float">
            <text:p>0.4225714485</text:p>
          </table:table-cell>
          <table:table-cell table:formula="of:=[.O288]+0.1*(2*([.I289]-[.E289])*(1-[.I289])*[.I289]*[.D289])" office:value-type="float" office:value="0.308328087687626" calcext:value-type="float">
            <text:p>0.3083280877</text:p>
          </table:table-cell>
          <table:table-cell table:formula="of:=[.P288]+0.1*(2*([.I289]-[.E289])*(1-[.I289])*[.I289])" office:value-type="float" office:value="0.404129448947963" calcext:value-type="float">
            <text:p>0.4041294489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9]*[.A290])+([.M289]*[.B290])+([.N289]*[.C290])+([.O289]*[.D290])+[.P289]" office:value-type="float" office:value="9.36199071138483" calcext:value-type="float">
            <text:p>9.3619907114</text:p>
          </table:table-cell>
          <table:table-cell table:formula="of:=1/(1+EXP(-([.H290])))" office:value-type="float" office:value="0.999914078514375" calcext:value-type="float">
            <text:p>0.9999140785</text:p>
          </table:table-cell>
          <table:table-cell office:value-type="float" office:value="1" calcext:value-type="float">
            <text:p>1</text:p>
          </table:table-cell>
          <table:table-cell table:formula="of:=([.I290]-[.E290])^2" office:value-type="float" office:value="0.999828164411252" calcext:value-type="float">
            <text:p>0.9998281644</text:p>
          </table:table-cell>
          <table:table-cell table:formula="of:=[.L289]+0.1*(2*([.I290]-[.E290])*(1-[.I290])*[.I290]*[.A290])" office:value-type="float" office:value="0.625886776353813" calcext:value-type="float">
            <text:p>0.6258867764</text:p>
          </table:table-cell>
          <table:table-cell table:style-name="ce6" table:formula="of:=[.M289]+0.1*(2*([.I290]-[.E290])*(1-[.I290])*[.I290]*[.B290])" office:value-type="float" office:value="0.561549292199172" calcext:value-type="float">
            <text:p>0.5615492922</text:p>
          </table:table-cell>
          <table:table-cell table:style-name="ce6" table:formula="of:=[.N289]+0.1*(2*([.I290]-[.E290])*(1-[.I290])*[.I290]*[.C290])" office:value-type="float" office:value="0.422667663987312" calcext:value-type="float">
            <text:p>0.422667664</text:p>
          </table:table-cell>
          <table:table-cell table:formula="of:=[.O289]+0.1*(2*([.I290]-[.E290])*(1-[.I290])*[.I290]*[.D290])" office:value-type="float" office:value="0.308369322913829" calcext:value-type="float">
            <text:p>0.3083693229</text:p>
          </table:table-cell>
          <table:table-cell table:formula="of:=[.P289]+0.1*(2*([.I290]-[.E290])*(1-[.I290])*[.I290])" office:value-type="float" office:value="0.404146630292214" calcext:value-type="float">
            <text:p>0.4041466303</text:p>
          </table:table-cell>
          <table:table-cell table:number-columns-repeated="1008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0]*[.A291])+([.M290]*[.B291])+([.N290]*[.C291])+([.O290]*[.D291])+[.P290]" office:value-type="float" office:value="9.03036173794916" calcext:value-type="float">
            <text:p>9.0303617379</text:p>
          </table:table-cell>
          <table:table-cell table:formula="of:=1/(1+EXP(-([.H291])))" office:value-type="float" office:value="0.999880295152598" calcext:value-type="float">
            <text:p>0.9998802952</text:p>
          </table:table-cell>
          <table:table-cell office:value-type="float" office:value="1" calcext:value-type="float">
            <text:p>1</text:p>
          </table:table-cell>
          <table:table-cell table:formula="of:=([.I291]-[.E291])^2" office:value-type="float" office:value="0.999760604634446" calcext:value-type="float">
            <text:p>0.9997606046</text:p>
          </table:table-cell>
          <table:table-cell table:formula="of:=[.L290]+0.1*(2*([.I291]-[.E291])*(1-[.I291])*[.I291]*[.A291])" office:value-type="float" office:value="0.626039961877803" calcext:value-type="float">
            <text:p>0.6260399619</text:p>
          </table:table-cell>
          <table:table-cell table:style-name="ce6" table:formula="of:=[.M290]+0.1*(2*([.I291]-[.E291])*(1-[.I291])*[.I291]*[.B291])" office:value-type="float" office:value="0.561623491437355" calcext:value-type="float">
            <text:p>0.5616234914</text:p>
          </table:table-cell>
          <table:table-cell table:style-name="ce6" table:formula="of:=[.N290]+0.1*(2*([.I291]-[.E291])*(1-[.I291])*[.I291]*[.C291])" office:value-type="float" office:value="0.42279930779699" calcext:value-type="float">
            <text:p>0.4227993078</text:p>
          </table:table-cell>
          <table:table-cell table:formula="of:=[.O290]+0.1*(2*([.I291]-[.E291])*(1-[.I291])*[.I291]*[.D291])" office:value-type="float" office:value="0.308412406342451" calcext:value-type="float">
            <text:p>0.3084124063</text:p>
          </table:table-cell>
          <table:table-cell table:formula="of:=[.P290]+0.1*(2*([.I291]-[.E291])*(1-[.I291])*[.I291])" office:value-type="float" office:value="0.404170565530337" calcext:value-type="float">
            <text:p>0.404170565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1]*[.A292])+([.M291]*[.B292])+([.N291]*[.C292])+([.O291]*[.D292])+[.P291]" office:value-type="float" office:value="8.42985981995118" calcext:value-type="float">
            <text:p>8.42985982</text:p>
          </table:table-cell>
          <table:table-cell table:formula="of:=1/(1+EXP(-([.H292])))" office:value-type="float" office:value="0.999781795540744" calcext:value-type="float">
            <text:p>0.9997817955</text:p>
          </table:table-cell>
          <table:table-cell office:value-type="float" office:value="1" calcext:value-type="float">
            <text:p>1</text:p>
          </table:table-cell>
          <table:table-cell table:formula="of:=([.I292]-[.E292])^2" office:value-type="float" office:value="0.999563638694674" calcext:value-type="float">
            <text:p>0.9995636387</text:p>
          </table:table-cell>
          <table:table-cell table:formula="of:=[.L291]+0.1*(2*([.I292]-[.E292])*(1-[.I292])*[.I292]*[.A292])" office:value-type="float" office:value="0.626301692969731" calcext:value-type="float">
            <text:p>0.626301693</text:p>
          </table:table-cell>
          <table:table-cell table:style-name="ce6" table:formula="of:=[.M291]+0.1*(2*([.I292]-[.E292])*(1-[.I292])*[.I292]*[.B292])" office:value-type="float" office:value="0.561754356983319" calcext:value-type="float">
            <text:p>0.561754357</text:p>
          </table:table-cell>
          <table:table-cell table:style-name="ce6" table:formula="of:=[.N291]+0.1*(2*([.I292]-[.E292])*(1-[.I292])*[.I292]*[.C292])" office:value-type="float" office:value="0.423008692670532" calcext:value-type="float">
            <text:p>0.4230086927</text:p>
          </table:table-cell>
          <table:table-cell table:formula="of:=[.O291]+0.1*(2*([.I292]-[.E292])*(1-[.I292])*[.I292]*[.D292])" office:value-type="float" office:value="0.308490925670029" calcext:value-type="float">
            <text:p>0.3084909257</text:p>
          </table:table-cell>
          <table:table-cell table:formula="of:=[.P291]+0.1*(2*([.I292]-[.E292])*(1-[.I292])*[.I292])" office:value-type="float" office:value="0.404214187378992" calcext:value-type="float">
            <text:p>0.4042141874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2]*[.A293])+([.M292]*[.B293])+([.N292]*[.C293])+([.O292]*[.D293])+[.P292]" office:value-type="float" office:value="9.39921225984636" calcext:value-type="float">
            <text:p>9.3992122598</text:p>
          </table:table-cell>
          <table:table-cell table:formula="of:=1/(1+EXP(-([.H293])))" office:value-type="float" office:value="0.999917217597196" calcext:value-type="float">
            <text:p>0.9999172176</text:p>
          </table:table-cell>
          <table:table-cell office:value-type="float" office:value="1" calcext:value-type="float">
            <text:p>1</text:p>
          </table:table-cell>
          <table:table-cell table:formula="of:=([.I293]-[.E293])^2" office:value-type="float" office:value="0.999834442047317" calcext:value-type="float">
            <text:p>0.999834442</text:p>
          </table:table-cell>
          <table:table-cell table:formula="of:=[.L292]+0.1*(2*([.I293]-[.E293])*(1-[.I293])*[.I293]*[.A293])" office:value-type="float" office:value="0.626415913772307" calcext:value-type="float">
            <text:p>0.6264159138</text:p>
          </table:table-cell>
          <table:table-cell table:style-name="ce6" table:formula="of:=[.M292]+0.1*(2*([.I293]-[.E293])*(1-[.I293])*[.I293]*[.B293])" office:value-type="float" office:value="0.56180567357578" calcext:value-type="float">
            <text:p>0.5618056736</text:p>
          </table:table-cell>
          <table:table-cell table:style-name="ce6" table:formula="of:=[.N292]+0.1*(2*([.I293]-[.E293])*(1-[.I293])*[.I293]*[.C293])" office:value-type="float" office:value="0.423098082863853" calcext:value-type="float">
            <text:p>0.4230980829</text:p>
          </table:table-cell>
          <table:table-cell table:formula="of:=[.O292]+0.1*(2*([.I293]-[.E293])*(1-[.I293])*[.I293]*[.D293])" office:value-type="float" office:value="0.308525688522988" calcext:value-type="float">
            <text:p>0.3085256885</text:p>
          </table:table-cell>
          <table:table-cell table:formula="of:=[.P292]+0.1*(2*([.I293]-[.E293])*(1-[.I293])*[.I293])" office:value-type="float" office:value="0.404230741118496" calcext:value-type="float">
            <text:p>0.4042307411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3]*[.A294])+([.M293]*[.B294])+([.N293]*[.C294])+([.O293]*[.D294])+[.P293]" office:value-type="float" office:value="9.45262586797062" calcext:value-type="float">
            <text:p>9.452625868</text:p>
          </table:table-cell>
          <table:table-cell table:formula="of:=1/(1+EXP(-([.H294])))" office:value-type="float" office:value="0.999921522951216" calcext:value-type="float">
            <text:p>0.999921523</text:p>
          </table:table-cell>
          <table:table-cell office:value-type="float" office:value="1" calcext:value-type="float">
            <text:p>1</text:p>
          </table:table-cell>
          <table:table-cell table:formula="of:=([.I294]-[.E294])^2" office:value-type="float" office:value="0.999843052061079" calcext:value-type="float">
            <text:p>0.9998430521</text:p>
          </table:table-cell>
          <table:table-cell table:formula="of:=[.L293]+0.1*(2*([.I294]-[.E294])*(1-[.I294])*[.I294]*[.A294])" office:value-type="float" office:value="0.626521056513151" calcext:value-type="float">
            <text:p>0.6265210565</text:p>
          </table:table-cell>
          <table:table-cell table:style-name="ce6" table:formula="of:=[.M293]+0.1*(2*([.I294]-[.E294])*(1-[.I294])*[.I294]*[.B294])" office:value-type="float" office:value="0.561854321709604" calcext:value-type="float">
            <text:p>0.5618543217</text:p>
          </table:table-cell>
          <table:table-cell table:style-name="ce6" table:formula="of:=[.N293]+0.1*(2*([.I294]-[.E294])*(1-[.I294])*[.I294]*[.C294])" office:value-type="float" office:value="0.423185963363663" calcext:value-type="float">
            <text:p>0.4231859634</text:p>
          </table:table-cell>
          <table:table-cell table:formula="of:=[.O293]+0.1*(2*([.I294]-[.E294])*(1-[.I294])*[.I294]*[.D294])" office:value-type="float" office:value="0.308563351594335" calcext:value-type="float">
            <text:p>0.3085633516</text:p>
          </table:table-cell>
          <table:table-cell table:formula="of:=[.P293]+0.1*(2*([.I294]-[.E294])*(1-[.I294])*[.I294])" office:value-type="float" office:value="0.40424643406489" calcext:value-type="float">
            <text:p>0.4042464341</text:p>
          </table:table-cell>
          <table:table-cell table:number-columns-repeated="1008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4]*[.A295])+([.M294]*[.B295])+([.N294]*[.C295])+([.O294]*[.D295])+[.P294]" office:value-type="float" office:value="9.33693424312706" calcext:value-type="float">
            <text:p>9.3369342431</text:p>
          </table:table-cell>
          <table:table-cell table:formula="of:=1/(1+EXP(-([.H295])))" office:value-type="float" office:value="0.999911898618878" calcext:value-type="float">
            <text:p>0.9999118986</text:p>
          </table:table-cell>
          <table:table-cell office:value-type="float" office:value="1" calcext:value-type="float">
            <text:p>1</text:p>
          </table:table-cell>
          <table:table-cell table:formula="of:=([.I295]-[.E295])^2" office:value-type="float" office:value="0.999823804999609" calcext:value-type="float">
            <text:p>0.999823805</text:p>
          </table:table-cell>
          <table:table-cell table:formula="of:=[.L294]+0.1*(2*([.I295]-[.E295])*(1-[.I295])*[.I295]*[.A295])" office:value-type="float" office:value="0.626642614997329" calcext:value-type="float">
            <text:p>0.626642615</text:p>
          </table:table-cell>
          <table:table-cell table:style-name="ce6" table:formula="of:=[.M294]+0.1*(2*([.I295]-[.E295])*(1-[.I295])*[.I295]*[.B295])" office:value-type="float" office:value="0.561908934941626" calcext:value-type="float">
            <text:p>0.5619089349</text:p>
          </table:table-cell>
          <table:table-cell table:style-name="ce6" table:formula="of:=[.N294]+0.1*(2*([.I295]-[.E295])*(1-[.I295])*[.I295]*[.C295])" office:value-type="float" office:value="0.423275810938925" calcext:value-type="float">
            <text:p>0.4232758109</text:p>
          </table:table-cell>
          <table:table-cell table:formula="of:=[.O294]+0.1*(2*([.I295]-[.E295])*(1-[.I295])*[.I295]*[.D295])" office:value-type="float" office:value="0.30860387108906" calcext:value-type="float">
            <text:p>0.3086038711</text:p>
          </table:table-cell>
          <table:table-cell table:formula="of:=[.P294]+0.1*(2*([.I295]-[.E295])*(1-[.I295])*[.I295])" office:value-type="float" office:value="0.40426405123651" calcext:value-type="float">
            <text:p>0.4042640512</text:p>
          </table:table-cell>
          <table:table-cell table:number-columns-repeated="1008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5]*[.A296])+([.M295]*[.B296])+([.N295]*[.C296])+([.O295]*[.D296])+[.P295]" office:value-type="float" office:value="8.30099933342114" calcext:value-type="float">
            <text:p>8.3009993334</text:p>
          </table:table-cell>
          <table:table-cell table:formula="of:=1/(1+EXP(-([.H296])))" office:value-type="float" office:value="0.99975179302201" calcext:value-type="float">
            <text:p>0.999751793</text:p>
          </table:table-cell>
          <table:table-cell office:value-type="float" office:value="1" calcext:value-type="float">
            <text:p>1</text:p>
          </table:table-cell>
          <table:table-cell table:formula="of:=([.I296]-[.E296])^2" office:value-type="float" office:value="0.999503647650725" calcext:value-type="float">
            <text:p>0.9995036477</text:p>
          </table:table-cell>
          <table:table-cell table:formula="of:=[.L295]+0.1*(2*([.I296]-[.E296])*(1-[.I296])*[.I296]*[.A296])" office:value-type="float" office:value="0.626930392181981" calcext:value-type="float">
            <text:p>0.6269303922</text:p>
          </table:table-cell>
          <table:table-cell table:style-name="ce6" table:formula="of:=[.M295]+0.1*(2*([.I296]-[.E296])*(1-[.I296])*[.I296]*[.B296])" office:value-type="float" office:value="0.562042900182757" calcext:value-type="float">
            <text:p>0.5620429002</text:p>
          </table:table-cell>
          <table:table-cell table:style-name="ce6" table:formula="of:=[.N295]+0.1*(2*([.I296]-[.E296])*(1-[.I296])*[.I296]*[.C296])" office:value-type="float" office:value="0.423528856394395" calcext:value-type="float">
            <text:p>0.4235288564</text:p>
          </table:table-cell>
          <table:table-cell table:formula="of:=[.O295]+0.1*(2*([.I296]-[.E296])*(1-[.I296])*[.I296]*[.D296])" office:value-type="float" office:value="0.308698142925412" calcext:value-type="float">
            <text:p>0.3086981429</text:p>
          </table:table-cell>
          <table:table-cell table:formula="of:=[.P295]+0.1*(2*([.I296]-[.E296])*(1-[.I296])*[.I296])" office:value-type="float" office:value="0.404313667992485" calcext:value-type="float">
            <text:p>0.404313668</text:p>
          </table:table-cell>
          <table:table-cell table:number-columns-repeated="1008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6]*[.A297])+([.M296]*[.B297])+([.N296]*[.C297])+([.O296]*[.D297])+[.P296]" office:value-type="float" office:value="9.67480359687016" calcext:value-type="float">
            <text:p>9.6748035969</text:p>
          </table:table-cell>
          <table:table-cell table:formula="of:=1/(1+EXP(-([.H297])))" office:value-type="float" office:value="0.999937156713228" calcext:value-type="float">
            <text:p>0.9999371567</text:p>
          </table:table-cell>
          <table:table-cell office:value-type="float" office:value="1" calcext:value-type="float">
            <text:p>1</text:p>
          </table:table-cell>
          <table:table-cell table:formula="of:=([.I297]-[.E297])^2" office:value-type="float" office:value="0.999874317375736" calcext:value-type="float">
            <text:p>0.9998743174</text:p>
          </table:table-cell>
          <table:table-cell table:formula="of:=[.L296]+0.1*(2*([.I297]-[.E297])*(1-[.I297])*[.I297]*[.A297])" office:value-type="float" office:value="0.62701584831029" calcext:value-type="float">
            <text:p>0.6270158483</text:p>
          </table:table-cell>
          <table:table-cell table:style-name="ce6" table:formula="of:=[.M296]+0.1*(2*([.I297]-[.E297])*(1-[.I297])*[.I297]*[.B297])" office:value-type="float" office:value="0.562083114831373" calcext:value-type="float">
            <text:p>0.5620831148</text:p>
          </table:table-cell>
          <table:table-cell table:style-name="ce6" table:formula="of:=[.N296]+0.1*(2*([.I297]-[.E297])*(1-[.I297])*[.I297]*[.C297])" office:value-type="float" office:value="0.42360300215278" calcext:value-type="float">
            <text:p>0.4236030022</text:p>
          </table:table-cell>
          <table:table-cell table:formula="of:=[.O296]+0.1*(2*([.I297]-[.E297])*(1-[.I297])*[.I297]*[.D297])" office:value-type="float" office:value="0.308727047204105" calcext:value-type="float">
            <text:p>0.3087270472</text:p>
          </table:table-cell>
          <table:table-cell table:formula="of:=[.P296]+0.1*(2*([.I297]-[.E297])*(1-[.I297])*[.I297])" office:value-type="float" office:value="0.404326235070177" calcext:value-type="float">
            <text:p>0.4043262351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7]*[.A298])+([.M297]*[.B298])+([.N297]*[.C298])+([.O297]*[.D298])+[.P297]" office:value-type="float" office:value="9.64656142797376" calcext:value-type="float">
            <text:p>9.646561428</text:p>
          </table:table-cell>
          <table:table-cell table:formula="of:=1/(1+EXP(-([.H298])))" office:value-type="float" office:value="0.999935356698726" calcext:value-type="float">
            <text:p>0.9999353567</text:p>
          </table:table-cell>
          <table:table-cell office:value-type="float" office:value="1" calcext:value-type="float">
            <text:p>1</text:p>
          </table:table-cell>
          <table:table-cell table:formula="of:=([.I298]-[.E298])^2" office:value-type="float" office:value="0.999870717576208" calcext:value-type="float">
            <text:p>0.9998707176</text:p>
          </table:table-cell>
          <table:table-cell table:formula="of:=[.L297]+0.1*(2*([.I298]-[.E298])*(1-[.I298])*[.I298]*[.A298])" office:value-type="float" office:value="0.627102459135292" calcext:value-type="float">
            <text:p>0.6271024591</text:p>
          </table:table-cell>
          <table:table-cell table:style-name="ce6" table:formula="of:=[.M297]+0.1*(2*([.I298]-[.E298])*(1-[.I298])*[.I298]*[.B298])" office:value-type="float" office:value="0.562125773894434" calcext:value-type="float">
            <text:p>0.5621257739</text:p>
          </table:table-cell>
          <table:table-cell table:style-name="ce6" table:formula="of:=[.N297]+0.1*(2*([.I298]-[.E298])*(1-[.I298])*[.I298]*[.C298])" office:value-type="float" office:value="0.423676685988976" calcext:value-type="float">
            <text:p>0.423676686</text:p>
          </table:table-cell>
          <table:table-cell table:formula="of:=[.O297]+0.1*(2*([.I298]-[.E298])*(1-[.I298])*[.I298]*[.D298])" office:value-type="float" office:value="0.30875936467612" calcext:value-type="float">
            <text:p>0.3087593647</text:p>
          </table:table-cell>
          <table:table-cell table:formula="of:=[.P297]+0.1*(2*([.I298]-[.E298])*(1-[.I298])*[.I298])" office:value-type="float" office:value="0.404339162058984" calcext:value-type="float">
            <text:p>0.4043391621</text:p>
          </table:table-cell>
          <table:table-cell table:number-columns-repeated="1008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8]*[.A299])+([.M298]*[.B299])+([.N298]*[.C299])+([.O298]*[.D299])+[.P298]" office:value-type="float" office:value="9.20556826584649" calcext:value-type="float">
            <text:p>9.2055682658</text:p>
          </table:table-cell>
          <table:table-cell table:formula="of:=1/(1+EXP(-([.H299])))" office:value-type="float" office:value="0.999899531743808" calcext:value-type="float">
            <text:p>0.9998995317</text:p>
          </table:table-cell>
          <table:table-cell office:value-type="float" office:value="1" calcext:value-type="float">
            <text:p>1</text:p>
          </table:table-cell>
          <table:table-cell table:formula="of:=([.I299]-[.E299])^2" office:value-type="float" office:value="0.999799073581487" calcext:value-type="float">
            <text:p>0.9997990736</text:p>
          </table:table-cell>
          <table:table-cell table:formula="of:=[.L298]+0.1*(2*([.I299]-[.E299])*(1-[.I299])*[.I299]*[.A299])" office:value-type="float" office:value="0.627237059548374" calcext:value-type="float">
            <text:p>0.6272370595</text:p>
          </table:table-cell>
          <table:table-cell table:style-name="ce6" table:formula="of:=[.M298]+0.1*(2*([.I299]-[.E299])*(1-[.I299])*[.I299]*[.B299])" office:value-type="float" office:value="0.562186042736112" calcext:value-type="float">
            <text:p>0.5621860427</text:p>
          </table:table-cell>
          <table:table-cell table:style-name="ce6" table:formula="of:=[.N298]+0.1*(2*([.I299]-[.E299])*(1-[.I299])*[.I299]*[.C299])" office:value-type="float" office:value="0.423781151981219" calcext:value-type="float">
            <text:p>0.423781152</text:p>
          </table:table-cell>
          <table:table-cell table:formula="of:=[.O298]+0.1*(2*([.I299]-[.E299])*(1-[.I299])*[.I299]*[.D299])" office:value-type="float" office:value="0.308805570788074" calcext:value-type="float">
            <text:p>0.3088055708</text:p>
          </table:table-cell>
          <table:table-cell table:formula="of:=[.P298]+0.1*(2*([.I299]-[.E299])*(1-[.I299])*[.I299])" office:value-type="float" office:value="0.404359251672877" calcext:value-type="float">
            <text:p>0.4043592517</text:p>
          </table:table-cell>
          <table:table-cell table:number-columns-repeated="1008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9]*[.A300])+([.M299]*[.B300])+([.N299]*[.C300])+([.O299]*[.D300])+[.P299]" office:value-type="float" office:value="8.46705417807135" calcext:value-type="float">
            <text:p>8.4670541781</text:p>
          </table:table-cell>
          <table:table-cell table:formula="of:=1/(1+EXP(-([.H300])))" office:value-type="float" office:value="0.999789760760383" calcext:value-type="float">
            <text:p>0.9997897608</text:p>
          </table:table-cell>
          <table:table-cell office:value-type="float" office:value="1" calcext:value-type="float">
            <text:p>1</text:p>
          </table:table-cell>
          <table:table-cell table:formula="of:=([.I300]-[.E300])^2" office:value-type="float" office:value="0.999579565721305" calcext:value-type="float">
            <text:p>0.9995795657</text:p>
          </table:table-cell>
          <table:table-cell table:formula="of:=[.L299]+0.1*(2*([.I300]-[.E300])*(1-[.I300])*[.I300]*[.A300])" office:value-type="float" office:value="0.627501849616645" calcext:value-type="float">
            <text:p>0.6275018496</text:p>
          </table:table-cell>
          <table:table-cell table:style-name="ce6" table:formula="of:=[.M299]+0.1*(2*([.I300]-[.E300])*(1-[.I300])*[.I300]*[.B300])" office:value-type="float" office:value="0.562291118160029" calcext:value-type="float">
            <text:p>0.5622911182</text:p>
          </table:table-cell>
          <table:table-cell table:style-name="ce6" table:formula="of:=[.N299]+0.1*(2*([.I300]-[.E300])*(1-[.I300])*[.I300]*[.C300])" office:value-type="float" office:value="0.423991302829053" calcext:value-type="float">
            <text:p>0.4239913028</text:p>
          </table:table-cell>
          <table:table-cell table:formula="of:=[.O299]+0.1*(2*([.I300]-[.E300])*(1-[.I300])*[.I300]*[.D300])" office:value-type="float" office:value="0.308885428110251" calcext:value-type="float">
            <text:p>0.3088854281</text:p>
          </table:table-cell>
          <table:table-cell table:formula="of:=[.P299]+0.1*(2*([.I300]-[.E300])*(1-[.I300])*[.I300])" office:value-type="float" office:value="0.404401281842443" calcext:value-type="float">
            <text:p>0.4044012818</text:p>
          </table:table-cell>
          <table:table-cell table:number-columns-repeated="100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0]*[.A301])+([.M300]*[.B301])+([.N300]*[.C301])+([.O300]*[.D301])+[.P300]" office:value-type="float" office:value="8.9925622897623" calcext:value-type="float">
            <text:p>8.9925622898</text:p>
          </table:table-cell>
          <table:table-cell table:formula="of:=1/(1+EXP(-([.H301])))" office:value-type="float" office:value="0.999875684343889" calcext:value-type="float">
            <text:p>0.9998756843</text:p>
          </table:table-cell>
          <table:table-cell office:value-type="float" office:value="1" calcext:value-type="float">
            <text:p>1</text:p>
          </table:table-cell>
          <table:table-cell table:formula="of:=([.I301]-[.E301])^2" office:value-type="float" office:value="0.99975138414216" calcext:value-type="float">
            <text:p>0.9997513841</text:p>
          </table:table-cell>
          <table:table-cell table:formula="of:=[.L300]+0.1*(2*([.I301]-[.E301])*(1-[.I301])*[.I301]*[.A301])" office:value-type="float" office:value="0.627663419790693" calcext:value-type="float">
            <text:p>0.6276634198</text:p>
          </table:table-cell>
          <table:table-cell table:style-name="ce6" table:formula="of:=[.M300]+0.1*(2*([.I301]-[.E301])*(1-[.I301])*[.I301]*[.B301])" office:value-type="float" office:value="0.56236568900959" calcext:value-type="float">
            <text:p>0.562365689</text:p>
          </table:table-cell>
          <table:table-cell table:style-name="ce6" table:formula="of:=[.N300]+0.1*(2*([.I301]-[.E301])*(1-[.I301])*[.I301]*[.C301])" office:value-type="float" office:value="0.424120558968292" calcext:value-type="float">
            <text:p>0.424120559</text:p>
          </table:table-cell>
          <table:table-cell table:formula="of:=[.O300]+0.1*(2*([.I301]-[.E301])*(1-[.I301])*[.I301]*[.D301])" office:value-type="float" office:value="0.308935142009958" calcext:value-type="float">
            <text:p>0.308935142</text:p>
          </table:table-cell>
          <table:table-cell table:formula="of:=[.P300]+0.1*(2*([.I301]-[.E301])*(1-[.I301])*[.I301])" office:value-type="float" office:value="0.404426138792297" calcext:value-type="float">
            <text:p>0.4044261388</text:p>
          </table:table-cell>
          <table:table-cell table:number-columns-repeated="1008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1]*[.A302])+([.M301]*[.B302])+([.N301]*[.C302])+([.O301]*[.D302])+[.P301]" office:value-type="float" office:value="9.20878452917888" calcext:value-type="float">
            <text:p>9.2087845292</text:p>
          </table:table-cell>
          <table:table-cell table:formula="of:=1/(1+EXP(-([.H302])))" office:value-type="float" office:value="0.999899854324786" calcext:value-type="float">
            <text:p>0.9998998543</text:p>
          </table:table-cell>
          <table:table-cell office:value-type="float" office:value="1" calcext:value-type="float">
            <text:p>1</text:p>
          </table:table-cell>
          <table:table-cell table:formula="of:=([.I302]-[.E302])^2" office:value-type="float" office:value="0.999799718678728" calcext:value-type="float">
            <text:p>0.9997997187</text:p>
          </table:table-cell>
          <table:table-cell table:formula="of:=[.L301]+0.1*(2*([.I302]-[.E302])*(1-[.I302])*[.I302]*[.A302])" office:value-type="float" office:value="0.627787575556896" calcext:value-type="float">
            <text:p>0.6277875756</text:p>
          </table:table-cell>
          <table:table-cell table:style-name="ce6" table:formula="of:=[.M301]+0.1*(2*([.I302]-[.E302])*(1-[.I302])*[.I302]*[.B302])" office:value-type="float" office:value="0.562433774429766" calcext:value-type="float">
            <text:p>0.5624337744</text:p>
          </table:table-cell>
          <table:table-cell table:style-name="ce6" table:formula="of:=[.N301]+0.1*(2*([.I302]-[.E302])*(1-[.I302])*[.I302]*[.C302])" office:value-type="float" office:value="0.42422869463563" calcext:value-type="float">
            <text:p>0.4242286946</text:p>
          </table:table-cell>
          <table:table-cell table:formula="of:=[.O301]+0.1*(2*([.I302]-[.E302])*(1-[.I302])*[.I302]*[.D302])" office:value-type="float" office:value="0.308981199794195" calcext:value-type="float">
            <text:p>0.3089811998</text:p>
          </table:table-cell>
          <table:table-cell table:formula="of:=[.P301]+0.1*(2*([.I302]-[.E302])*(1-[.I302])*[.I302])" office:value-type="float" office:value="0.404446163915878" calcext:value-type="float">
            <text:p>0.4044461639</text:p>
          </table:table-cell>
          <table:table-cell table:number-columns-repeated="1008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2]*[.A303])+([.M302]*[.B303])+([.N302]*[.C303])+([.O302]*[.D303])+[.P302]" office:value-type="float" office:value="8.51542668526213" calcext:value-type="float">
            <text:p>8.5154266853</text:p>
          </table:table-cell>
          <table:table-cell table:formula="of:=1/(1+EXP(-([.H303])))" office:value-type="float" office:value="0.99979968652006" calcext:value-type="float">
            <text:p>0.9997996865</text:p>
          </table:table-cell>
          <table:table-cell office:value-type="float" office:value="1" calcext:value-type="float">
            <text:p>1</text:p>
          </table:table-cell>
          <table:table-cell table:formula="of:=([.I303]-[.E303])^2" office:value-type="float" office:value="0.999599413165611" calcext:value-type="float">
            <text:p>0.9995994132</text:p>
          </table:table-cell>
          <table:table-cell table:formula="of:=[.L302]+0.1*(2*([.I303]-[.E303])*(1-[.I303])*[.I303]*[.A303])" office:value-type="float" office:value="0.628023850776553" calcext:value-type="float">
            <text:p>0.6280238508</text:p>
          </table:table-cell>
          <table:table-cell table:style-name="ce6" table:formula="of:=[.M302]+0.1*(2*([.I303]-[.E303])*(1-[.I303])*[.I303]*[.B303])" office:value-type="float" office:value="0.562553914371964" calcext:value-type="float">
            <text:p>0.5625539144</text:p>
          </table:table-cell>
          <table:table-cell table:style-name="ce6" table:formula="of:=[.N302]+0.1*(2*([.I303]-[.E303])*(1-[.I303])*[.I303]*[.C303])" office:value-type="float" office:value="0.424432932537367" calcext:value-type="float">
            <text:p>0.4244329325</text:p>
          </table:table-cell>
          <table:table-cell table:formula="of:=[.O302]+0.1*(2*([.I303]-[.E303])*(1-[.I303])*[.I303]*[.D303])" office:value-type="float" office:value="0.309053283759514" calcext:value-type="float">
            <text:p>0.3090532838</text:p>
          </table:table-cell>
          <table:table-cell table:formula="of:=[.P302]+0.1*(2*([.I303]-[.E303])*(1-[.I303])*[.I303])" office:value-type="float" office:value="0.404486210563277" calcext:value-type="float">
            <text:p>0.4044862106</text:p>
          </table:table-cell>
          <table:table-cell table:number-columns-repeated="1008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pha2" table:style-name="ta1">
        <table:table-column table:style-name="co6" table:number-columns-repeated="9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number-columns-repeated="5" table:default-cell-style-name="ce7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epal length</text:p>
          </table:table-cell>
          <table:table-cell office:value-type="string" calcext:value-type="string">
            <text:p>sepal wid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eta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h(x,teta,b)</text:p>
          </table:table-cell>
          <table:table-cell office:value-type="string" calcext:value-type="string">
            <text:p>sigmoid(h)</text:p>
          </table:table-cell>
          <table:table-cell table:style-name="ce2" office:value-type="string" calcext:value-type="string">
            <text:p>prediction class</text:p>
          </table:table-cell>
          <table:table-cell table:style-name="ce4" office:value-type="string" calcext:value-type="string">
            <text:p>Error</text:p>
          </table:table-cell>
          <table:table-cell office:value-type="string" calcext:value-type="string">
            <text:p>teta1 new</text:p>
          </table:table-cell>
          <table:table-cell office:value-type="string" calcext:value-type="string">
            <text:p>teta2 new</text:p>
          </table:table-cell>
          <table:table-cell office:value-type="string" calcext:value-type="string">
            <text:p>teta3 new</text:p>
          </table:table-cell>
          <table:table-cell office:value-type="string" calcext:value-type="string">
            <text:p>teta4 new</text:p>
          </table:table-cell>
          <table:table-cell office:value-type="string" calcext:value-type="string">
            <text:p>bias new</text:p>
          </table:table-cell>
          <table:table-cell table:number-columns-repeated="2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ta2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table:formula="of:=(0.6*[.A2])+(0.55*[.B2])+(0.4*[.C2])+(0.3*[.D2])+0.4" office:value-type="float" office:value="6.005" calcext:value-type="float">
            <text:p>6.005</text:p>
          </table:table-cell>
          <table:table-cell table:style-name="ce1" table:formula="of:=1/(1+EXP(-[.H2]))" office:value-type="float" office:value="0.997539678761488" calcext:value-type="float">
            <text:p>0.997539678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]-[.E2])^2" office:value-type="float" office:value="0.00000605318059667392" calcext:value-type="float">
            <text:p>6.05318059667392E-06</text:p>
          </table:table-cell>
          <table:table-cell table:formula="of:=0.6+0.8*(2*([.I2]-[.E2])*(1-[.I2])*[.I2]*[.A2])" office:value-type="float" office:value="0.599950727571324" calcext:value-type="float">
            <text:p>0.5999507276</text:p>
          </table:table-cell>
          <table:table-cell table:style-name="ce8" table:formula="of:=0.55+0.8*(2*([.I2]-[.E2])*(1-[.I2])*[.I2]*[.B2])" office:value-type="float" office:value="0.549966185588164" calcext:value-type="float">
            <text:p>0.5499661856</text:p>
          </table:table-cell>
          <table:table-cell table:style-name="ce8" table:formula="of:=0.4+0.8*(2*([.I2]-[.E2])*(1-[.I2])*[.I2]*[.C2])" office:value-type="float" office:value="0.399986474235266" calcext:value-type="float">
            <text:p>0.3999864742</text:p>
          </table:table-cell>
          <table:table-cell table:formula="of:=0.3+0.8*(2*([.I2]-[.E2])*(1-[.I2])*[.I2]*[.D2])" office:value-type="float" office:value="0.299998067747895" calcext:value-type="float">
            <text:p>0.2999980677</text:p>
          </table:table-cell>
          <table:table-cell table:formula="of:=0.4+0.8*(2*([.I2]-[.E2])*(1-[.I2])*[.I2])" office:value-type="float" office:value="0.399990338739475" calcext:value-type="float">
            <text:p>0.3999903387</text:p>
          </table:table-cell>
          <table:table-cell/>
          <table:table-cell table:formula="of:=2*([.$I5]-[.$F5])*(1-[.$I5])*[.$I5]*[.A5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a3</text:p>
          </table:table-cell>
          <table:table-cell office:value-type="float" office:value="0.4" calcext:value-type="float">
            <text:p>0.4</text:p>
          </table:table-cell>
          <table:table-cell table:formula="of:=([.L2]*[.A3])+([.M2]*[.B3])+([.N2]*[.C3])+([.O2]*[.D3])+[.P2]" office:value-type="float" office:value="5.60962813808241" calcext:value-type="float">
            <text:p>5.6096281381</text:p>
          </table:table-cell>
          <table:table-cell table:formula="of:=1/(1+EXP(-[.H3]))" office:value-type="float" office:value="0.996350933431443" calcext:value-type="float">
            <text:p>0.996350933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]-[.E3])^2" office:value-type="float" office:value="0.0000133156868217564" calcext:value-type="float">
            <text:p>1.33156868217564E-05</text:p>
          </table:table-cell>
          <table:table-cell table:formula="of:=[.L2]+0.8*(2*([.I3]-[.E3])*(1-[.I3])*[.I3]*[.A3])" office:value-type="float" office:value="0.59984671353089" calcext:value-type="float">
            <text:p>0.5998467135</text:p>
          </table:table-cell>
          <table:table-cell table:style-name="ce8" table:formula="of:=[.M2]+0.8*(2*([.I3]-[.E3])*(1-[.I3])*[.I3]*[.B3])" office:value-type="float" office:value="0.549902503522592" calcext:value-type="float">
            <text:p>0.5499025035</text:p>
          </table:table-cell>
          <table:table-cell table:style-name="ce8" table:formula="of:=[.N2]+0.8*(2*([.I3]-[.E3])*(1-[.I3])*[.I3]*[.C3])" office:value-type="float" office:value="0.399956755937999" calcext:value-type="float">
            <text:p>0.3999567559</text:p>
          </table:table-cell>
          <table:table-cell table:formula="of:=[.O2]+0.8*(2*([.I3]-[.E3])*(1-[.I3])*[.I3]*[.D3])" office:value-type="float" office:value="0.299993822276857" calcext:value-type="float">
            <text:p>0.2999938223</text:p>
          </table:table-cell>
          <table:table-cell table:formula="of:=[.P2]+0.8*(2*([.I3]-[.E3])*(1-[.I3])*[.I3])" office:value-type="float" office:value="0.399969111384285" calcext:value-type="float">
            <text:p>0.3999691114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ta4</text:p>
          </table:table-cell>
          <table:table-cell office:value-type="float" office:value="0.3" calcext:value-type="float">
            <text:p>0.3</text:p>
          </table:table-cell>
          <table:table-cell table:formula="of:=([.L3]*[.A4])+([.M3]*[.B4])+([.N3]*[.C4])+([.O3]*[.D4])+[.P3]" office:value-type="float" office:value="5.55887922342653" calcext:value-type="float">
            <text:p>5.5588792234</text:p>
          </table:table-cell>
          <table:table-cell table:formula="of:=1/(1+EXP(-[.H4]))" office:value-type="float" office:value="0.996161696902388" calcext:value-type="float">
            <text:p>0.996161696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]-[.E4])^2" office:value-type="float" office:value="0.0000147325706691414" calcext:value-type="float">
            <text:p>1.47325706691414E-05</text:p>
          </table:table-cell>
          <table:table-cell table:formula="of:=[.L3]+0.8*(2*([.I4]-[.E4])*(1-[.I4])*[.I4]*[.A4])" office:value-type="float" office:value="0.599736349840957" calcext:value-type="float">
            <text:p>0.5997363498</text:p>
          </table:table-cell>
          <table:table-cell table:style-name="ce8" table:formula="of:=[.M3]+0.8*(2*([.I4]-[.E4])*(1-[.I4])*[.I4]*[.B4])" office:value-type="float" office:value="0.549827362286893" calcext:value-type="float">
            <text:p>0.5498273623</text:p>
          </table:table-cell>
          <table:table-cell table:style-name="ce8" table:formula="of:=[.N3]+0.8*(2*([.I4]-[.E4])*(1-[.I4])*[.I4]*[.C4])" office:value-type="float" office:value="0.399926229810996" calcext:value-type="float">
            <text:p>0.3999262298</text:p>
          </table:table-cell>
          <table:table-cell table:formula="of:=[.O3]+0.8*(2*([.I4]-[.E4])*(1-[.I4])*[.I4]*[.D4])" office:value-type="float" office:value="0.299989125949626" calcext:value-type="float">
            <text:p>0.2999891259</text:p>
          </table:table-cell>
          <table:table-cell table:formula="of:=[.P3]+0.8*(2*([.I4]-[.E4])*(1-[.I4])*[.I4])" office:value-type="float" office:value="0.399945629748129" calcext:value-type="float">
            <text:p>0.3999456297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s</text:p>
          </table:table-cell>
          <table:table-cell office:value-type="float" office:value="0.4" calcext:value-type="float">
            <text:p>0.4</text:p>
          </table:table-cell>
          <table:table-cell table:formula="of:=([.L4]*[.A5])+([.M4]*[.B5])+([.N4]*[.C5])+([.O4]*[.D5])+[.P4]" office:value-type="float" office:value="5.52308483201232" calcext:value-type="float">
            <text:p>5.523084832</text:p>
          </table:table-cell>
          <table:table-cell table:formula="of:=1/(1+EXP(-[.H5]))" office:value-type="float" office:value="0.996022375068667" calcext:value-type="float">
            <text:p>0.996022375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]-[.E5])^2" office:value-type="float" office:value="0.0000158215000943638" calcext:value-type="float">
            <text:p>1.58215000943638E-05</text:p>
          </table:table-cell>
          <table:table-cell table:formula="of:=[.L4]+0.8*(2*([.I5]-[.E5])*(1-[.I5])*[.I5]*[.A5])" office:value-type="float" office:value="0.599620366779733" calcext:value-type="float">
            <text:p>0.5996203668</text:p>
          </table:table-cell>
          <table:table-cell table:style-name="ce8" table:formula="of:=[.M4]+0.8*(2*([.I5]-[.E5])*(1-[.I5])*[.I5]*[.B5])" office:value-type="float" office:value="0.549749199789111" calcext:value-type="float">
            <text:p>0.5497491998</text:p>
          </table:table-cell>
          <table:table-cell table:style-name="ce8" table:formula="of:=[.N4]+0.8*(2*([.I5]-[.E5])*(1-[.I5])*[.I5]*[.C5])" office:value-type="float" office:value="0.399888409247553" calcext:value-type="float">
            <text:p>0.3998884092</text:p>
          </table:table-cell>
          <table:table-cell table:formula="of:=[.O4]+0.8*(2*([.I5]-[.E5])*(1-[.I5])*[.I5]*[.D5])" office:value-type="float" office:value="0.299984083207833" calcext:value-type="float">
            <text:p>0.2999840832</text:p>
          </table:table-cell>
          <table:table-cell table:formula="of:=[.P4]+0.8*(2*([.I5]-[.E5])*(1-[.I5])*[.I5])" office:value-type="float" office:value="0.399920416039167" calcext:value-type="float">
            <text:p>0.3999204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5]*[.A6])+([.M5]*[.B6])+([.N5]*[.C6])+([.O5]*[.D6])+[.P5]" office:value-type="float" office:value="5.99695995876677" calcext:value-type="float">
            <text:p>5.9969599588</text:p>
          </table:table-cell>
          <table:table-cell table:formula="of:=1/(1+EXP(-[.H6]))" office:value-type="float" office:value="0.997519867200839" calcext:value-type="float">
            <text:p>0.99751986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]-[.E6])^2" office:value-type="float" office:value="0.00000615105870147602" calcext:value-type="float">
            <text:p>6.15105870147602E-06</text:p>
          </table:table-cell>
          <table:table-cell table:formula="of:=[.L5]+0.8*(2*([.I6]-[.E6])*(1-[.I6])*[.I6]*[.A6])" office:value-type="float" office:value="0.59957128035366" calcext:value-type="float">
            <text:p>0.5995712804</text:p>
          </table:table-cell>
          <table:table-cell table:style-name="ce8" table:formula="of:=[.M5]+0.8*(2*([.I6]-[.E6])*(1-[.I6])*[.I6]*[.B6])" office:value-type="float" office:value="0.549713857562339" calcext:value-type="float">
            <text:p>0.5497138576</text:p>
          </table:table-cell>
          <table:table-cell table:style-name="ce8" table:formula="of:=[.N5]+0.8*(2*([.I6]-[.E6])*(1-[.I6])*[.I6]*[.C6])" office:value-type="float" office:value="0.399874665048253" calcext:value-type="float">
            <text:p>0.399874665</text:p>
          </table:table-cell>
          <table:table-cell table:formula="of:=[.O5]+0.8*(2*([.I6]-[.E6])*(1-[.I6])*[.I6]*[.D6])" office:value-type="float" office:value="0.29998211975079" calcext:value-type="float">
            <text:p>0.2999821198</text:p>
          </table:table-cell>
          <table:table-cell table:formula="of:=[.P5]+0.8*(2*([.I6]-[.E6])*(1-[.I6])*[.I6])" office:value-type="float" office:value="0.399910598753952" calcext:value-type="float">
            <text:p>0.399910598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6]*[.A7])+([.M6]*[.B7])+([.N6]*[.C7])+([.O6]*[.D7])+[.P6]" office:value-type="float" office:value="6.58125933563919" calcext:value-type="float">
            <text:p>6.5812593356</text:p>
          </table:table-cell>
          <table:table-cell table:formula="of:=1/(1+EXP(-[.H7]))" office:value-type="float" office:value="0.998615815994278" calcext:value-type="float">
            <text:p>0.99861581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]-[.E7])^2" office:value-type="float" office:value="0.00000191596536169765" calcext:value-type="float">
            <text:p>0.000001916</text:p>
          </table:table-cell>
          <table:table-cell table:formula="of:=[.L6]+0.8*(2*([.I7]-[.E7])*(1-[.I7])*[.I7]*[.A7])" office:value-type="float" office:value="0.599554749326635" calcext:value-type="float">
            <text:p>0.5995547493</text:p>
          </table:table-cell>
          <table:table-cell table:style-name="ce8" table:formula="of:=[.M6]+0.8*(2*([.I7]-[.E7])*(1-[.I7])*[.I7]*[.B7])" office:value-type="float" office:value="0.549701918487266" calcext:value-type="float">
            <text:p>0.5497019185</text:p>
          </table:table-cell>
          <table:table-cell table:style-name="ce8" table:formula="of:=[.N6]+0.8*(2*([.I7]-[.E7])*(1-[.I7])*[.I7]*[.C7])" office:value-type="float" office:value="0.399869460836041" calcext:value-type="float">
            <text:p>0.3998694608</text:p>
          </table:table-cell>
          <table:table-cell table:formula="of:=[.O6]+0.8*(2*([.I7]-[.E7])*(1-[.I7])*[.I7]*[.D7])" office:value-type="float" office:value="0.29998089523027" calcext:value-type="float">
            <text:p>0.2999808952</text:p>
          </table:table-cell>
          <table:table-cell table:formula="of:=[.P6]+0.8*(2*([.I7]-[.E7])*(1-[.I7])*[.I7])" office:value-type="float" office:value="0.399907537452651" calcext:value-type="float">
            <text:p>0.3999075375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7]*[.A8])+([.M7]*[.B8])+([.N7]*[.C8])+([.O7]*[.D8])+[.P7]" office:value-type="float" office:value="5.67665742095142" calcext:value-type="float">
            <text:p>5.676657421</text:p>
          </table:table-cell>
          <table:table-cell table:formula="of:=1/(1+EXP(-[.H8]))" office:value-type="float" office:value="0.996586702877243" calcext:value-type="float">
            <text:p>0.996586702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]-[.E8])^2" office:value-type="float" office:value="0.0000116505972482201" calcext:value-type="float">
            <text:p>1.16505972482201E-05</text:p>
          </table:table-cell>
          <table:table-cell table:formula="of:=[.L7]+0.8*(2*([.I8]-[.E8])*(1-[.I8])*[.I8]*[.A8])" office:value-type="float" office:value="0.599469293615641" calcext:value-type="float">
            <text:p>0.5994692936</text:p>
          </table:table-cell>
          <table:table-cell table:style-name="ce8" table:formula="of:=[.M7]+0.8*(2*([.I8]-[.E8])*(1-[.I8])*[.I8]*[.B8])" office:value-type="float" office:value="0.549638755570444" calcext:value-type="float">
            <text:p>0.5496387556</text:p>
          </table:table-cell>
          <table:table-cell table:style-name="ce8" table:formula="of:=[.N7]+0.8*(2*([.I8]-[.E8])*(1-[.I8])*[.I8]*[.C8])" office:value-type="float" office:value="0.399843452576173" calcext:value-type="float">
            <text:p>0.3998434526</text:p>
          </table:table-cell>
          <table:table-cell table:formula="of:=[.O7]+0.8*(2*([.I8]-[.E8])*(1-[.I8])*[.I8]*[.D8])" office:value-type="float" office:value="0.299975322031727" calcext:value-type="float">
            <text:p>0.299975322</text:p>
          </table:table-cell>
          <table:table-cell table:formula="of:=[.P7]+0.8*(2*([.I8]-[.E8])*(1-[.I8])*[.I8])" office:value-type="float" office:value="0.399888960124174" calcext:value-type="float">
            <text:p>0.39988896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8]*[.A9])+([.M8]*[.B9])+([.N8]*[.C9])+([.O8]*[.D9])+[.P8]" office:value-type="float" office:value="5.92576744041249" calcext:value-type="float">
            <text:p>5.9257674404</text:p>
          </table:table-cell>
          <table:table-cell table:formula="of:=1/(1+EXP(-[.H9]))" office:value-type="float" office:value="0.997337350610951" calcext:value-type="float">
            <text:p>0.997337350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]-[.E9])^2" office:value-type="float" office:value="0.00000708970176900555" calcext:value-type="float">
            <text:p>7.08970176900555E-06</text:p>
          </table:table-cell>
          <table:table-cell table:formula="of:=[.L8]+0.8*(2*([.I9]-[.E9])*(1-[.I9])*[.I9]*[.A9])" office:value-type="float" office:value="0.59941272702061" calcext:value-type="float">
            <text:p>0.599412727</text:p>
          </table:table-cell>
          <table:table-cell table:style-name="ce8" table:formula="of:=[.M8]+0.8*(2*([.I9]-[.E9])*(1-[.I9])*[.I9]*[.B9])" office:value-type="float" office:value="0.549600290285822" calcext:value-type="float">
            <text:p>0.5496002903</text:p>
          </table:table-cell>
          <table:table-cell table:style-name="ce8" table:formula="of:=[.N8]+0.8*(2*([.I9]-[.E9])*(1-[.I9])*[.I9]*[.C9])" office:value-type="float" office:value="0.399826482597664" calcext:value-type="float">
            <text:p>0.3998264826</text:p>
          </table:table-cell>
          <table:table-cell table:formula="of:=[.O8]+0.8*(2*([.I9]-[.E9])*(1-[.I9])*[.I9]*[.D9])" office:value-type="float" office:value="0.299973059367926" calcext:value-type="float">
            <text:p>0.2999730594</text:p>
          </table:table-cell>
          <table:table-cell table:formula="of:=[.P8]+0.8*(2*([.I9]-[.E9])*(1-[.I9])*[.I9])" office:value-type="float" office:value="0.399877646805168" calcext:value-type="float">
            <text:p>0.3998776468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9]*[.A10])+([.M9]*[.B10])+([.N9]*[.C10])+([.O9]*[.D10])+[.P9]" office:value-type="float" office:value="5.25088617503505" calcext:value-type="float">
            <text:p>5.250886175</text:p>
          </table:table-cell>
          <table:table-cell table:formula="of:=1/(1+EXP(-[.H10]))" office:value-type="float" office:value="0.994784474086369" calcext:value-type="float">
            <text:p>0.99478447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]-[.E10])^2" office:value-type="float" office:value="0.0000272017105557617" calcext:value-type="float">
            <text:p>2.72017105557617E-05</text:p>
          </table:table-cell>
          <table:table-cell table:formula="of:=[.L9]+0.8*(2*([.I10]-[.E10])*(1-[.I10])*[.I10]*[.A10])" office:value-type="float" office:value="0.59922222575173" calcext:value-type="float">
            <text:p>0.5992222258</text:p>
          </table:table-cell>
          <table:table-cell table:style-name="ce8" table:formula="of:=[.M9]+0.8*(2*([.I10]-[.E10])*(1-[.I10])*[.I10]*[.B10])" office:value-type="float" office:value="0.549474732631334" calcext:value-type="float">
            <text:p>0.5494747326</text:p>
          </table:table-cell>
          <table:table-cell table:style-name="ce8" table:formula="of:=[.N9]+0.8*(2*([.I10]-[.E10])*(1-[.I10])*[.I10]*[.C10])" office:value-type="float" office:value="0.399765868557566" calcext:value-type="float">
            <text:p>0.3997658686</text:p>
          </table:table-cell>
          <table:table-cell table:formula="of:=[.O9]+0.8*(2*([.I10]-[.E10])*(1-[.I10])*[.I10]*[.D10])" office:value-type="float" office:value="0.29996440021934" calcext:value-type="float">
            <text:p>0.2999644002</text:p>
          </table:table-cell>
          <table:table-cell table:formula="of:=[.P9]+0.8*(2*([.I10]-[.E10])*(1-[.I10])*[.I10])" office:value-type="float" office:value="0.399834351062241" calcext:value-type="float">
            <text:p>0.3998343511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]*[.A11])+([.M10]*[.B11])+([.N10]*[.C11])+([.O10]*[.D11])+[.P10]" office:value-type="float" office:value="5.66904017126114" calcext:value-type="float">
            <text:p>5.6690401713</text:p>
          </table:table-cell>
          <table:table-cell table:formula="of:=1/(1+EXP(-[.H11]))" office:value-type="float" office:value="0.996560693428071" calcext:value-type="float">
            <text:p>0.996560693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]-[.E11])^2" office:value-type="float" office:value="0.000011828829695715" calcext:value-type="float">
            <text:p>1.1828829695715E-05</text:p>
          </table:table-cell>
          <table:table-cell table:formula="of:=[.L10]+0.8*(2*([.I11]-[.E11])*(1-[.I11])*[.I11]*[.A11])" office:value-type="float" office:value="0.599129806681414" calcext:value-type="float">
            <text:p>0.5991298067</text:p>
          </table:table-cell>
          <table:table-cell table:style-name="ce8" table:formula="of:=[.M10]+0.8*(2*([.I11]-[.E11])*(1-[.I11])*[.I11]*[.B11])" office:value-type="float" office:value="0.549416263423582" calcext:value-type="float">
            <text:p>0.5494162634</text:p>
          </table:table-cell>
          <table:table-cell table:style-name="ce8" table:formula="of:=[.N10]+0.8*(2*([.I11]-[.E11])*(1-[.I11])*[.I11]*[.C11])" office:value-type="float" office:value="0.399737577005428" calcext:value-type="float">
            <text:p>0.399737577</text:p>
          </table:table-cell>
          <table:table-cell table:formula="of:=[.O10]+0.8*(2*([.I11]-[.E11])*(1-[.I11])*[.I11]*[.D11])" office:value-type="float" office:value="0.299962514115864" calcext:value-type="float">
            <text:p>0.2999625141</text:p>
          </table:table-cell>
          <table:table-cell table:formula="of:=[.P10]+0.8*(2*([.I11]-[.E11])*(1-[.I11])*[.I11])" office:value-type="float" office:value="0.399815490027483" calcext:value-type="float">
            <text:p>0.3998154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]*[.A12])+([.M11]*[.B12])+([.N11]*[.C12])+([.O11]*[.D12])+[.P11]" office:value-type="float" office:value="6.32755548910569" calcext:value-type="float">
            <text:p>6.3275554891</text:p>
          </table:table-cell>
          <table:table-cell table:formula="of:=1/(1+EXP(-[.H12]))" office:value-type="float" office:value="0.998216790218774" calcext:value-type="float">
            <text:p>0.998216790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]-[.E12])^2" office:value-type="float" office:value="0.00000317983712385862" calcext:value-type="float">
            <text:p>3.17983712385862E-06</text:p>
          </table:table-cell>
          <table:table-cell table:formula="of:=[.L11]+0.8*(2*([.I12]-[.E12])*(1-[.I12])*[.I12]*[.A12])" office:value-type="float" office:value="0.5991023818802" calcext:value-type="float">
            <text:p>0.5991023819</text:p>
          </table:table-cell>
          <table:table-cell table:style-name="ce8" table:formula="of:=[.M11]+0.8*(2*([.I12]-[.E12])*(1-[.I12])*[.I12]*[.B12])" office:value-type="float" office:value="0.549397472356084" calcext:value-type="float">
            <text:p>0.5493974724</text:p>
          </table:table-cell>
          <table:table-cell table:style-name="ce8" table:formula="of:=[.N11]+0.8*(2*([.I12]-[.E12])*(1-[.I12])*[.I12]*[.C12])" office:value-type="float" office:value="0.399729959005091" calcext:value-type="float">
            <text:p>0.399729959</text:p>
          </table:table-cell>
          <table:table-cell table:formula="of:=[.O11]+0.8*(2*([.I12]-[.E12])*(1-[.I12])*[.I12]*[.D12])" office:value-type="float" office:value="0.299961498382486" calcext:value-type="float">
            <text:p>0.2999614984</text:p>
          </table:table-cell>
          <table:table-cell table:formula="of:=[.P11]+0.8*(2*([.I12]-[.E12])*(1-[.I12])*[.I12])" office:value-type="float" office:value="0.399810411360591" calcext:value-type="float">
            <text:p>0.3998104114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]*[.A13])+([.M12]*[.B13])+([.N12]*[.C13])+([.O12]*[.D13])+[.P12]" office:value-type="float" office:value="5.84301348448088" calcext:value-type="float">
            <text:p>5.8430134845</text:p>
          </table:table-cell>
          <table:table-cell table:formula="of:=1/(1+EXP(-[.H13]))" office:value-type="float" office:value="0.997108296133489" calcext:value-type="float">
            <text:p>0.997108296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]-[.E13])^2" office:value-type="float" office:value="0.00000836195125159369" calcext:value-type="float">
            <text:p>0.000008362</text:p>
          </table:table-cell>
          <table:table-cell table:formula="of:=[.L12]+0.8*(2*([.I13]-[.E13])*(1-[.I13])*[.I13]*[.A13])" office:value-type="float" office:value="0.59903834779919" calcext:value-type="float">
            <text:p>0.5990383478</text:p>
          </table:table-cell>
          <table:table-cell table:style-name="ce8" table:formula="of:=[.M12]+0.8*(2*([.I13]-[.E13])*(1-[.I13])*[.I13]*[.B13])" office:value-type="float" office:value="0.549352114882035" calcext:value-type="float">
            <text:p>0.5493521149</text:p>
          </table:table-cell>
          <table:table-cell table:style-name="ce8" table:formula="of:=[.N12]+0.8*(2*([.I13]-[.E13])*(1-[.I13])*[.I13]*[.C13])" office:value-type="float" office:value="0.399708614311421" calcext:value-type="float">
            <text:p>0.3997086143</text:p>
          </table:table-cell>
          <table:table-cell table:formula="of:=[.O12]+0.8*(2*([.I13]-[.E13])*(1-[.I13])*[.I13]*[.D13])" office:value-type="float" office:value="0.299958830295777" calcext:value-type="float">
            <text:p>0.2999588303</text:p>
          </table:table-cell>
          <table:table-cell table:formula="of:=[.P12]+0.8*(2*([.I13]-[.E13])*(1-[.I13])*[.I13])" office:value-type="float" office:value="0.399797070927047" calcext:value-type="float">
            <text:p>0.399797070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]*[.A14])+([.M13]*[.B14])+([.N13]*[.C14])+([.O13]*[.D14])+[.P13]" office:value-type="float" office:value="5.51282542807483" calcext:value-type="float">
            <text:p>5.5128254281</text:p>
          </table:table-cell>
          <table:table-cell table:formula="of:=1/(1+EXP(-[.H14]))" office:value-type="float" office:value="0.995981521787265" calcext:value-type="float">
            <text:p>0.995981521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]-[.E14])^2" office:value-type="float" office:value="0.0000161481671462262" calcext:value-type="float">
            <text:p>1.61481671462262E-05</text:p>
          </table:table-cell>
          <table:table-cell table:formula="of:=[.L13]+0.8*(2*([.I14]-[.E14])*(1-[.I14])*[.I14]*[.A14])" office:value-type="float" office:value="0.598914828238831" calcext:value-type="float">
            <text:p>0.5989148282</text:p>
          </table:table-cell>
          <table:table-cell table:style-name="ce8" table:formula="of:=[.M13]+0.8*(2*([.I14]-[.E14])*(1-[.I14])*[.I14]*[.B14])" office:value-type="float" office:value="0.549274915156811" calcext:value-type="float">
            <text:p>0.5492749152</text:p>
          </table:table-cell>
          <table:table-cell table:style-name="ce8" table:formula="of:=[.N13]+0.8*(2*([.I14]-[.E14])*(1-[.I14])*[.I14]*[.C14])" office:value-type="float" office:value="0.399672587772983" calcext:value-type="float">
            <text:p>0.3996725878</text:p>
          </table:table-cell>
          <table:table-cell table:formula="of:=[.O13]+0.8*(2*([.I14]-[.E14])*(1-[.I14])*[.I14]*[.D14])" office:value-type="float" office:value="0.299956256971603" calcext:value-type="float">
            <text:p>0.299956257</text:p>
          </table:table-cell>
          <table:table-cell table:formula="of:=[.P13]+0.8*(2*([.I14]-[.E14])*(1-[.I14])*[.I14])" office:value-type="float" office:value="0.399771337685306" calcext:value-type="float">
            <text:p>0.3997713377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]*[.A15])+([.M14]*[.B15])+([.N14]*[.C15])+([.O14]*[.D15])+[.P14]" office:value-type="float" office:value="5.09256531683016" calcext:value-type="float">
            <text:p>5.0925653168</text:p>
          </table:table-cell>
          <table:table-cell table:formula="of:=1/(1+EXP(-[.H15]))" office:value-type="float" office:value="0.993895253972402" calcext:value-type="float">
            <text:p>0.99389525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]-[.E15])^2" office:value-type="float" office:value="0.0000372679240614793" calcext:value-type="float">
            <text:p>3.72679240614793E-05</text:p>
          </table:table-cell>
          <table:table-cell table:formula="of:=[.L14]+0.8*(2*([.I15]-[.E15])*(1-[.I15])*[.I15]*[.A15])" office:value-type="float" office:value="0.598659990198423" calcext:value-type="float">
            <text:p>0.5986599902</text:p>
          </table:table-cell>
          <table:table-cell table:style-name="ce8" table:formula="of:=[.M14]+0.8*(2*([.I15]-[.E15])*(1-[.I15])*[.I15]*[.B15])" office:value-type="float" office:value="0.54909712117513" calcext:value-type="float">
            <text:p>0.5490971212</text:p>
          </table:table-cell>
          <table:table-cell table:style-name="ce8" table:formula="of:=[.N14]+0.8*(2*([.I15]-[.E15])*(1-[.I15])*[.I15]*[.C15])" office:value-type="float" office:value="0.399607396646367" calcext:value-type="float">
            <text:p>0.3996073966</text:p>
          </table:table-cell>
          <table:table-cell table:formula="of:=[.O14]+0.8*(2*([.I15]-[.E15])*(1-[.I15])*[.I15]*[.D15])" office:value-type="float" office:value="0.299950330505547" calcext:value-type="float">
            <text:p>0.2999503305</text:p>
          </table:table-cell>
          <table:table-cell table:formula="of:=[.P14]+0.8*(2*([.I15]-[.E15])*(1-[.I15])*[.I15])" office:value-type="float" office:value="0.399712073024746" calcext:value-type="float">
            <text:p>0.39971207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5]*[.A16])+([.M15]*[.B16])+([.N15]*[.C16])+([.O15]*[.D16])+[.P15]" office:value-type="float" office:value="6.60784744295287" calcext:value-type="float">
            <text:p>6.607847443</text:p>
          </table:table-cell>
          <table:table-cell table:formula="of:=1/(1+EXP(-[.H16]))" office:value-type="float" office:value="0.998652084922394" calcext:value-type="float">
            <text:p>0.998652084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]-[.E16])^2" office:value-type="float" office:value="0.00000181687505643732" calcext:value-type="float">
            <text:p>1.81687505643732E-06</text:p>
          </table:table-cell>
          <table:table-cell table:formula="of:=[.L15]+0.8*(2*([.I16]-[.E16])*(1-[.I16])*[.I16]*[.A16])" office:value-type="float" office:value="0.598643152324556" calcext:value-type="float">
            <text:p>0.5986431523</text:p>
          </table:table-cell>
          <table:table-cell table:style-name="ce8" table:formula="of:=[.M15]+0.8*(2*([.I16]-[.E16])*(1-[.I16])*[.I16]*[.B16])" office:value-type="float" office:value="0.549085508848326" calcext:value-type="float">
            <text:p>0.5490855088</text:p>
          </table:table-cell>
          <table:table-cell table:style-name="ce8" table:formula="of:=[.N15]+0.8*(2*([.I16]-[.E16])*(1-[.I16])*[.I16]*[.C16])" office:value-type="float" office:value="0.399603912948326" calcext:value-type="float">
            <text:p>0.3996039129</text:p>
          </table:table-cell>
          <table:table-cell table:formula="of:=[.O15]+0.8*(2*([.I16]-[.E16])*(1-[.I16])*[.I16]*[.D16])" office:value-type="float" office:value="0.299949749889207" calcext:value-type="float">
            <text:p>0.2999497499</text:p>
          </table:table-cell>
          <table:table-cell table:formula="of:=[.P15]+0.8*(2*([.I16]-[.E16])*(1-[.I16])*[.I16])" office:value-type="float" office:value="0.399709169943045" calcext:value-type="float">
            <text:p>0.3997091699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6]*[.A17])+([.M16]*[.B17])+([.N16]*[.C17])+([.O16]*[.D17])+[.P16]" office:value-type="float" office:value="6.94733714650382" calcext:value-type="float">
            <text:p>6.9473371465</text:p>
          </table:table-cell>
          <table:table-cell table:formula="of:=1/(1+EXP(-[.H17]))" office:value-type="float" office:value="0.999039731741035" calcext:value-type="float">
            <text:p>0.999039731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]-[.E17])^2" office:value-type="float" office:value="0.000000922115129175464" calcext:value-type="float">
            <text:p>9.22115129175464E-07</text:p>
          </table:table-cell>
          <table:table-cell table:formula="of:=[.L16]+0.8*(2*([.I17]-[.E17])*(1-[.I17])*[.I17]*[.A17])" office:value-type="float" office:value="0.598634750710137" calcext:value-type="float">
            <text:p>0.5986347507</text:p>
          </table:table-cell>
          <table:table-cell table:style-name="ce8" table:formula="of:=[.M16]+0.8*(2*([.I17]-[.E17])*(1-[.I17])*[.I17]*[.B17])" office:value-type="float" office:value="0.549079023391581" calcext:value-type="float">
            <text:p>0.5490790234</text:p>
          </table:table-cell>
          <table:table-cell table:style-name="ce8" table:formula="of:=[.N16]+0.8*(2*([.I17]-[.E17])*(1-[.I17])*[.I17]*[.C17])" office:value-type="float" office:value="0.399601701997163" calcext:value-type="float">
            <text:p>0.399601702</text:p>
          </table:table-cell>
          <table:table-cell table:formula="of:=[.O16]+0.8*(2*([.I17]-[.E17])*(1-[.I17])*[.I17]*[.D17])" office:value-type="float" office:value="0.29994916030223" calcext:value-type="float">
            <text:p>0.2999491603</text:p>
          </table:table-cell>
          <table:table-cell table:formula="of:=[.P16]+0.8*(2*([.I17]-[.E17])*(1-[.I17])*[.I17])" office:value-type="float" office:value="0.399707695975603" calcext:value-type="float">
            <text:p>0.399707696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7]*[.A18])+([.M17]*[.B18])+([.N17]*[.C18])+([.O17]*[.D18])+[.P17]" office:value-type="float" office:value="6.41320541775471" calcext:value-type="float">
            <text:p>6.4132054178</text:p>
          </table:table-cell>
          <table:table-cell table:formula="of:=1/(1+EXP(-[.H18]))" office:value-type="float" office:value="0.998362924457544" calcext:value-type="float">
            <text:p>0.998362924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]-[.E18])^2" office:value-type="float" office:value="0.00000268001633170819" calcext:value-type="float">
            <text:p>0.00000268</text:p>
          </table:table-cell>
          <table:table-cell table:formula="of:=[.L17]+0.8*(2*([.I18]-[.E18])*(1-[.I18])*[.I18]*[.A18])" office:value-type="float" office:value="0.598611633276073" calcext:value-type="float">
            <text:p>0.5986116333</text:p>
          </table:table-cell>
          <table:table-cell table:style-name="ce8" table:formula="of:=[.M17]+0.8*(2*([.I18]-[.E18])*(1-[.I18])*[.I18]*[.B18])" office:value-type="float" office:value="0.54906232746698" calcext:value-type="float">
            <text:p>0.5490623275</text:p>
          </table:table-cell>
          <table:table-cell table:style-name="ce8" table:formula="of:=[.N17]+0.8*(2*([.I18]-[.E18])*(1-[.I18])*[.I18]*[.C18])" office:value-type="float" office:value="0.399596136688962" calcext:value-type="float">
            <text:p>0.3995961367</text:p>
          </table:table-cell>
          <table:table-cell table:formula="of:=[.O17]+0.8*(2*([.I18]-[.E18])*(1-[.I18])*[.I18]*[.D18])" office:value-type="float" office:value="0.299947447899707" calcext:value-type="float">
            <text:p>0.2999474479</text:p>
          </table:table-cell>
          <table:table-cell table:formula="of:=[.P17]+0.8*(2*([.I18]-[.E18])*(1-[.I18])*[.I18])" office:value-type="float" office:value="0.399703414969295" calcext:value-type="float">
            <text:p>0.39970341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8]*[.A19])+([.M18]*[.B19])+([.N18]*[.C19])+([.O18]*[.D19])+[.P18]" office:value-type="float" office:value="6.02375971654616" calcext:value-type="float">
            <text:p>6.0237597165</text:p>
          </table:table-cell>
          <table:table-cell table:formula="of:=1/(1+EXP(-[.H19]))" office:value-type="float" office:value="0.997585293046643" calcext:value-type="float">
            <text:p>0.99758529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]-[.E19])^2" office:value-type="float" office:value="0.00000583080967059008" calcext:value-type="float">
            <text:p>5.83080967059008E-06</text:p>
          </table:table-cell>
          <table:table-cell table:formula="of:=[.L18]+0.8*(2*([.I19]-[.E19])*(1-[.I19])*[.I19]*[.A19])" office:value-type="float" office:value="0.598564168759486" calcext:value-type="float">
            <text:p>0.5985641688</text:p>
          </table:table-cell>
          <table:table-cell table:style-name="ce8" table:formula="of:=[.M18]+0.8*(2*([.I19]-[.E19])*(1-[.I19])*[.I19]*[.B19])" office:value-type="float" office:value="0.549029753779126" calcext:value-type="float">
            <text:p>0.5490297538</text:p>
          </table:table-cell>
          <table:table-cell table:style-name="ce8" table:formula="of:=[.N18]+0.8*(2*([.I19]-[.E19])*(1-[.I19])*[.I19]*[.C19])" office:value-type="float" office:value="0.399583107213821" calcext:value-type="float">
            <text:p>0.3995831072</text:p>
          </table:table-cell>
          <table:table-cell table:formula="of:=[.O18]+0.8*(2*([.I19]-[.E19])*(1-[.I19])*[.I19]*[.D19])" office:value-type="float" office:value="0.29994465586932" calcext:value-type="float">
            <text:p>0.2999446559</text:p>
          </table:table-cell>
          <table:table-cell table:formula="of:=[.P18]+0.8*(2*([.I19]-[.E19])*(1-[.I19])*[.I19])" office:value-type="float" office:value="0.399694108201336" calcext:value-type="float">
            <text:p>0.3996941082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9]*[.A20])+([.M19]*[.B20])+([.N19]*[.C20])+([.O19]*[.D20])+[.P19]" office:value-type="float" office:value="6.66709761351538" calcext:value-type="float">
            <text:p>6.6670976135</text:p>
          </table:table-cell>
          <table:table-cell table:formula="of:=1/(1+EXP(-[.H20]))" office:value-type="float" office:value="0.998729530663628" calcext:value-type="float">
            <text:p>0.998729530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]-[.E20])^2" office:value-type="float" office:value="0.00000161409233466203" calcext:value-type="float">
            <text:p>1.61409233466203E-06</text:p>
          </table:table-cell>
          <table:table-cell table:formula="of:=[.L19]+0.8*(2*([.I20]-[.E20])*(1-[.I20])*[.I20]*[.A20])" office:value-type="float" office:value="0.598549466939366" calcext:value-type="float">
            <text:p>0.5985494669</text:p>
          </table:table-cell>
          <table:table-cell table:style-name="ce8" table:formula="of:=[.M19]+0.8*(2*([.I20]-[.E20])*(1-[.I20])*[.I20]*[.B20])" office:value-type="float" office:value="0.549019952565712" calcext:value-type="float">
            <text:p>0.5490199526</text:p>
          </table:table-cell>
          <table:table-cell table:style-name="ce8" table:formula="of:=[.N19]+0.8*(2*([.I20]-[.E20])*(1-[.I20])*[.I20]*[.C20])" office:value-type="float" office:value="0.399578722460451" calcext:value-type="float">
            <text:p>0.3995787225</text:p>
          </table:table-cell>
          <table:table-cell table:formula="of:=[.O19]+0.8*(2*([.I20]-[.E20])*(1-[.I20])*[.I20]*[.D20])" office:value-type="float" office:value="0.299943882089313" calcext:value-type="float">
            <text:p>0.2999438821</text:p>
          </table:table-cell>
          <table:table-cell table:formula="of:=[.P19]+0.8*(2*([.I20]-[.E20])*(1-[.I20])*[.I20])" office:value-type="float" office:value="0.399691528934649" calcext:value-type="float">
            <text:p>0.399691528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]*[.A21])+([.M20]*[.B21])+([.N20]*[.C21])+([.O20]*[.D21])+[.P20]" office:value-type="float" office:value="6.22792087839259" calcext:value-type="float">
            <text:p>6.2279208784</text:p>
          </table:table-cell>
          <table:table-cell table:formula="of:=1/(1+EXP(-[.H21]))" office:value-type="float" office:value="0.998030336345146" calcext:value-type="float">
            <text:p>0.998030336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]-[.E21])^2" office:value-type="float" office:value="0.00000387957491325091" calcext:value-type="float">
            <text:p>3.87957491325091E-06</text:p>
          </table:table-cell>
          <table:table-cell table:formula="of:=[.L20]+0.8*(2*([.I21]-[.E21])*(1-[.I21])*[.I21]*[.A21])" office:value-type="float" office:value="0.598517871962369" calcext:value-type="float">
            <text:p>0.598517872</text:p>
          </table:table-cell>
          <table:table-cell table:style-name="ce8" table:formula="of:=[.M20]+0.8*(2*([.I21]-[.E21])*(1-[.I21])*[.I21]*[.B21])" office:value-type="float" office:value="0.548996411210303" calcext:value-type="float">
            <text:p>0.5489964112</text:p>
          </table:table-cell>
          <table:table-cell table:style-name="ce8" table:formula="of:=[.N20]+0.8*(2*([.I21]-[.E21])*(1-[.I21])*[.I21]*[.C21])" office:value-type="float" office:value="0.399569429820158" calcext:value-type="float">
            <text:p>0.3995694298</text:p>
          </table:table-cell>
          <table:table-cell table:formula="of:=[.O20]+0.8*(2*([.I21]-[.E21])*(1-[.I21])*[.I21]*[.D21])" office:value-type="float" office:value="0.299942023561255" calcext:value-type="float">
            <text:p>0.2999420236</text:p>
          </table:table-cell>
          <table:table-cell table:formula="of:=[.P20]+0.8*(2*([.I21]-[.E21])*(1-[.I21])*[.I21])" office:value-type="float" office:value="0.39968533384112" calcext:value-type="float">
            <text:p>0.399685333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]*[.A22])+([.M21]*[.B22])+([.N21]*[.C22])+([.O21]*[.D22])+[.P21]" office:value-type="float" office:value="6.23752607595946" calcext:value-type="float">
            <text:p>6.237526076</text:p>
          </table:table-cell>
          <table:table-cell table:formula="of:=1/(1+EXP(-[.H22]))" office:value-type="float" office:value="0.998049128051625" calcext:value-type="float">
            <text:p>0.998049128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]-[.E22])^2" office:value-type="float" office:value="0.00000380590135895456" calcext:value-type="float">
            <text:p>3.80590135895456E-06</text:p>
          </table:table-cell>
          <table:table-cell table:formula="of:=[.L21]+0.8*(2*([.I22]-[.E22])*(1-[.I22])*[.I22]*[.A22])" office:value-type="float" office:value="0.598485053125126" calcext:value-type="float">
            <text:p>0.5984850531</text:p>
          </table:table-cell>
          <table:table-cell table:style-name="ce8" table:formula="of:=[.M21]+0.8*(2*([.I22]-[.E22])*(1-[.I22])*[.I22]*[.B22])" office:value-type="float" office:value="0.548975747497964" calcext:value-type="float">
            <text:p>0.5489757475</text:p>
          </table:table-cell>
          <table:table-cell table:style-name="ce8" table:formula="of:=[.N21]+0.8*(2*([.I22]-[.E22])*(1-[.I22])*[.I22]*[.C22])" office:value-type="float" office:value="0.399559097963989" calcext:value-type="float">
            <text:p>0.399559098</text:p>
          </table:table-cell>
          <table:table-cell table:formula="of:=[.O21]+0.8*(2*([.I22]-[.E22])*(1-[.I22])*[.I22]*[.D22])" office:value-type="float" office:value="0.299940808048764" calcext:value-type="float">
            <text:p>0.299940808</text:p>
          </table:table-cell>
          <table:table-cell table:formula="of:=[.P21]+0.8*(2*([.I22]-[.E22])*(1-[.I22])*[.I22])" office:value-type="float" office:value="0.399679256278667" calcext:value-type="float">
            <text:p>0.3996792563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]*[.A23])+([.M22]*[.B23])+([.N22]*[.C23])+([.O22]*[.D23])+[.P22]" office:value-type="float" office:value="6.20247826312477" calcext:value-type="float">
            <text:p>6.2024782631</text:p>
          </table:table-cell>
          <table:table-cell table:formula="of:=1/(1+EXP(-[.H23]))" office:value-type="float" office:value="0.997979682545399" calcext:value-type="float">
            <text:p>0.99797968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]-[.E23])^2" office:value-type="float" office:value="0.00000408168261736576" calcext:value-type="float">
            <text:p>4.08168261736576E-06</text:p>
          </table:table-cell>
          <table:table-cell table:formula="of:=[.L22]+0.8*(2*([.I23]-[.E23])*(1-[.I23])*[.I23]*[.A23])" office:value-type="float" office:value="0.598451813884732" calcext:value-type="float">
            <text:p>0.5984518139</text:p>
          </table:table-cell>
          <table:table-cell table:style-name="ce8" table:formula="of:=[.M22]+0.8*(2*([.I23]-[.E23])*(1-[.I23])*[.I23]*[.B23])" office:value-type="float" office:value="0.548951632754934" calcext:value-type="float">
            <text:p>0.5489516328</text:p>
          </table:table-cell>
          <table:table-cell table:style-name="ce8" table:formula="of:=[.N22]+0.8*(2*([.I23]-[.E23])*(1-[.I23])*[.I23]*[.C23])" office:value-type="float" office:value="0.399549321716814" calcext:value-type="float">
            <text:p>0.3995493217</text:p>
          </table:table-cell>
          <table:table-cell table:formula="of:=[.O22]+0.8*(2*([.I23]-[.E23])*(1-[.I23])*[.I23]*[.D23])" office:value-type="float" office:value="0.299938201049518" calcext:value-type="float">
            <text:p>0.299938201</text:p>
          </table:table-cell>
          <table:table-cell table:formula="of:=[.P22]+0.8*(2*([.I23]-[.E23])*(1-[.I23])*[.I23])" office:value-type="float" office:value="0.399672738780551" calcext:value-type="float">
            <text:p>0.399672738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]*[.A24])+([.M23]*[.B24])+([.N23]*[.C24])+([.O23]*[.D24])+[.P23]" office:value-type="float" office:value="5.5883139224948" calcext:value-type="float">
            <text:p>5.5883139225</text:p>
          </table:table-cell>
          <table:table-cell table:formula="of:=1/(1+EXP(-[.H24]))" office:value-type="float" office:value="0.996272614658084" calcext:value-type="float">
            <text:p>0.996272614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]-[.E24])^2" office:value-type="float" office:value="0.0000138934014871292" calcext:value-type="float">
            <text:p>1.38934014871292E-05</text:p>
          </table:table-cell>
          <table:table-cell table:formula="of:=[.L23]+0.8*(2*([.I24]-[.E24])*(1-[.I24])*[.I24]*[.A24])" office:value-type="float" office:value="0.598349939595196" calcext:value-type="float">
            <text:p>0.5983499396</text:p>
          </table:table-cell>
          <table:table-cell table:style-name="ce8" table:formula="of:=[.M23]+0.8*(2*([.I24]-[.E24])*(1-[.I24])*[.I24]*[.B24])" office:value-type="float" office:value="0.54887190505008" calcext:value-type="float">
            <text:p>0.5488719051</text:p>
          </table:table-cell>
          <table:table-cell table:style-name="ce8" table:formula="of:=[.N23]+0.8*(2*([.I24]-[.E24])*(1-[.I24])*[.I24]*[.C24])" office:value-type="float" office:value="0.399527175132133" calcext:value-type="float">
            <text:p>0.3995271751</text:p>
          </table:table-cell>
          <table:table-cell table:formula="of:=[.O23]+0.8*(2*([.I24]-[.E24])*(1-[.I24])*[.I24]*[.D24])" office:value-type="float" office:value="0.299933771732581" calcext:value-type="float">
            <text:p>0.2999337717</text:p>
          </table:table-cell>
          <table:table-cell table:formula="of:=[.P23]+0.8*(2*([.I24]-[.E24])*(1-[.I24])*[.I24])" office:value-type="float" office:value="0.399650592195869" calcext:value-type="float">
            <text:p>0.3996505922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]*[.A25])+([.M24]*[.B25])+([.N24]*[.C25])+([.O24]*[.D25])+[.P24]" office:value-type="float" office:value="6.09167565438755" calcext:value-type="float">
            <text:p>6.0916756544</text:p>
          </table:table-cell>
          <table:table-cell table:formula="of:=1/(1+EXP(-[.H25]))" office:value-type="float" office:value="0.997743487314231" calcext:value-type="float">
            <text:p>0.99774348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]-[.E25])^2" office:value-type="float" office:value="0.00000509184950103586" calcext:value-type="float">
            <text:p>5.09184950103586E-06</text:p>
          </table:table-cell>
          <table:table-cell table:formula="of:=[.L24]+0.8*(2*([.I25]-[.E25])*(1-[.I25])*[.I25]*[.A25])" office:value-type="float" office:value="0.598308483860223" calcext:value-type="float">
            <text:p>0.5983084839</text:p>
          </table:table-cell>
          <table:table-cell table:style-name="ce8" table:formula="of:=[.M24]+0.8*(2*([.I25]-[.E25])*(1-[.I25])*[.I25]*[.B25])" office:value-type="float" office:value="0.54884508075098" calcext:value-type="float">
            <text:p>0.5488450808</text:p>
          </table:table-cell>
          <table:table-cell table:style-name="ce8" table:formula="of:=[.N24]+0.8*(2*([.I25]-[.E25])*(1-[.I25])*[.I25]*[.C25])" office:value-type="float" office:value="0.399513356553808" calcext:value-type="float">
            <text:p>0.3995133566</text:p>
          </table:table-cell>
          <table:table-cell table:formula="of:=[.O24]+0.8*(2*([.I25]-[.E25])*(1-[.I25])*[.I25]*[.D25])" office:value-type="float" office:value="0.299929707444839" calcext:value-type="float">
            <text:p>0.2999297074</text:p>
          </table:table-cell>
          <table:table-cell table:formula="of:=[.P24]+0.8*(2*([.I25]-[.E25])*(1-[.I25])*[.I25])" office:value-type="float" office:value="0.399642463620384" calcext:value-type="float">
            <text:p>0.399642463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]*[.A26])+([.M25]*[.B26])+([.N25]*[.C26])+([.O25]*[.D26])+[.P25]" office:value-type="float" office:value="5.95665777964399" calcext:value-type="float">
            <text:p>5.9566577796</text:p>
          </table:table-cell>
          <table:table-cell table:formula="of:=1/(1+EXP(-[.H26]))" office:value-type="float" office:value="0.997418134254301" calcext:value-type="float">
            <text:p>0.997418134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]-[.E26])^2" office:value-type="float" office:value="0.00000666603072881367" calcext:value-type="float">
            <text:p>0.000006666</text:p>
          </table:table-cell>
          <table:table-cell table:formula="of:=[.L25]+0.8*(2*([.I26]-[.E26])*(1-[.I26])*[.I26]*[.A26])" office:value-type="float" office:value="0.598257420923143" calcext:value-type="float">
            <text:p>0.5982574209</text:p>
          </table:table-cell>
          <table:table-cell table:style-name="ce8" table:formula="of:=[.M25]+0.8*(2*([.I26]-[.E26])*(1-[.I26])*[.I26]*[.B26])" office:value-type="float" office:value="0.548808911170547" calcext:value-type="float">
            <text:p>0.5488089112</text:p>
          </table:table-cell>
          <table:table-cell table:style-name="ce8" table:formula="of:=[.N25]+0.8*(2*([.I26]-[.E26])*(1-[.I26])*[.I26]*[.C26])" office:value-type="float" office:value="0.399493144141214" calcext:value-type="float">
            <text:p>0.3994931441</text:p>
          </table:table-cell>
          <table:table-cell table:formula="of:=[.O25]+0.8*(2*([.I26]-[.E26])*(1-[.I26])*[.I26]*[.D26])" office:value-type="float" office:value="0.29992757982246" calcext:value-type="float">
            <text:p>0.2999275798</text:p>
          </table:table-cell>
          <table:table-cell table:formula="of:=[.P25]+0.8*(2*([.I26]-[.E26])*(1-[.I26])*[.I26])" office:value-type="float" office:value="0.399631825508493" calcext:value-type="float">
            <text:p>0.39963182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6]*[.A27])+([.M26]*[.B27])+([.N26]*[.C27])+([.O26]*[.D27])+[.P26]" office:value-type="float" office:value="5.73652021022628" calcext:value-type="float">
            <text:p>5.7365202102</text:p>
          </table:table-cell>
          <table:table-cell table:formula="of:=1/(1+EXP(-[.H27]))" office:value-type="float" office:value="0.996784398967481" calcext:value-type="float">
            <text:p>0.99678439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]-[.E27])^2" office:value-type="float" office:value="0.0000103400900003348" calcext:value-type="float">
            <text:p>1.03400900003348E-05</text:p>
          </table:table-cell>
          <table:table-cell table:formula="of:=[.L26]+0.8*(2*([.I27]-[.E27])*(1-[.I27])*[.I27]*[.A27])" office:value-type="float" office:value="0.598174966199972" calcext:value-type="float">
            <text:p>0.5981749662</text:p>
          </table:table-cell>
          <table:table-cell table:style-name="ce8" table:formula="of:=[.M26]+0.8*(2*([.I27]-[.E27])*(1-[.I27])*[.I27]*[.B27])" office:value-type="float" office:value="0.548759438336645" calcext:value-type="float">
            <text:p>0.5487594383</text:p>
          </table:table-cell>
          <table:table-cell table:style-name="ce8" table:formula="of:=[.N26]+0.8*(2*([.I27]-[.E27])*(1-[.I27])*[.I27]*[.C27])" office:value-type="float" office:value="0.399466758629799" calcext:value-type="float">
            <text:p>0.3994667586</text:p>
          </table:table-cell>
          <table:table-cell table:formula="of:=[.O26]+0.8*(2*([.I27]-[.E27])*(1-[.I27])*[.I27]*[.D27])" office:value-type="float" office:value="0.299924281633534" calcext:value-type="float">
            <text:p>0.2999242816</text:p>
          </table:table-cell>
          <table:table-cell table:formula="of:=[.P26]+0.8*(2*([.I27]-[.E27])*(1-[.I27])*[.I27])" office:value-type="float" office:value="0.399615334563858" calcext:value-type="float">
            <text:p>0.399615334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7]*[.A28])+([.M27]*[.B28])+([.N27]*[.C28])+([.O27]*[.D28])+[.P27]" office:value-type="float" office:value="6.01538878236941" calcext:value-type="float">
            <text:p>6.0153887824</text:p>
          </table:table-cell>
          <table:table-cell table:formula="of:=1/(1+EXP(-[.H28]))" office:value-type="float" office:value="0.997565044279994" calcext:value-type="float">
            <text:p>0.997565044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]-[.E28])^2" office:value-type="float" office:value="0.00000592900935839191" calcext:value-type="float">
            <text:p>0.000005929</text:p>
          </table:table-cell>
          <table:table-cell table:formula="of:=[.L27]+0.8*(2*([.I28]-[.E28])*(1-[.I28])*[.I28]*[.A28])" office:value-type="float" office:value="0.598127649620107" calcext:value-type="float">
            <text:p>0.5981276496</text:p>
          </table:table-cell>
          <table:table-cell table:style-name="ce8" table:formula="of:=[.M27]+0.8*(2*([.I28]-[.E28])*(1-[.I28])*[.I28]*[.B28])" office:value-type="float" office:value="0.548727263062337" calcext:value-type="float">
            <text:p>0.5487272631</text:p>
          </table:table-cell>
          <table:table-cell table:style-name="ce8" table:formula="of:=[.N27]+0.8*(2*([.I28]-[.E28])*(1-[.I28])*[.I28]*[.C28])" office:value-type="float" office:value="0.399451617324243" calcext:value-type="float">
            <text:p>0.3994516173</text:p>
          </table:table-cell>
          <table:table-cell table:formula="of:=[.O27]+0.8*(2*([.I28]-[.E28])*(1-[.I28])*[.I28]*[.D28])" office:value-type="float" office:value="0.299920496307144" calcext:value-type="float">
            <text:p>0.2999204963</text:p>
          </table:table-cell>
          <table:table-cell table:formula="of:=[.P27]+0.8*(2*([.I28]-[.E28])*(1-[.I28])*[.I28])" office:value-type="float" office:value="0.399605871247885" calcext:value-type="float">
            <text:p>0.3996058712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8]*[.A29])+([.M28]*[.B29])+([.N28]*[.C29])+([.O28]*[.D29])+[.P28]" office:value-type="float" office:value="6.08957659523842" calcext:value-type="float">
            <text:p>6.0895765952</text:p>
          </table:table-cell>
          <table:table-cell table:formula="of:=1/(1+EXP(-[.H29]))" office:value-type="float" office:value="0.99773875650775" calcext:value-type="float">
            <text:p>0.99773875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]-[.E29])^2" office:value-type="float" office:value="0.00000511322213124442" calcext:value-type="float">
            <text:p>5.11322213124442E-06</text:p>
          </table:table-cell>
          <table:table-cell table:formula="of:=[.L28]+0.8*(2*([.I29]-[.E29])*(1-[.I29])*[.I29]*[.A29])" office:value-type="float" office:value="0.598085203809814" calcext:value-type="float">
            <text:p>0.5980852038</text:p>
          </table:table-cell>
          <table:table-cell table:style-name="ce8" table:formula="of:=[.M28]+0.8*(2*([.I29]-[.E29])*(1-[.I29])*[.I29]*[.B29])" office:value-type="float" office:value="0.548698693766948" calcext:value-type="float">
            <text:p>0.5486986938</text:p>
          </table:table-cell>
          <table:table-cell table:style-name="ce8" table:formula="of:=[.N28]+0.8*(2*([.I29]-[.E29])*(1-[.I29])*[.I29]*[.C29])" office:value-type="float" office:value="0.399439373340504" calcext:value-type="float">
            <text:p>0.3994393733</text:p>
          </table:table-cell>
          <table:table-cell table:formula="of:=[.O28]+0.8*(2*([.I29]-[.E29])*(1-[.I29])*[.I29]*[.D29])" office:value-type="float" office:value="0.299918863775979" calcext:value-type="float">
            <text:p>0.2999188638</text:p>
          </table:table-cell>
          <table:table-cell table:formula="of:=[.P28]+0.8*(2*([.I29]-[.E29])*(1-[.I29])*[.I29])" office:value-type="float" office:value="0.39959770859206" calcext:value-type="float">
            <text:p>0.3995977086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9]*[.A30])+([.M29]*[.B30])+([.N29]*[.C30])+([.O29]*[.D30])+[.P29]" office:value-type="float" office:value="5.99441522264262" calcext:value-type="float">
            <text:p>5.9944152226</text:p>
          </table:table-cell>
          <table:table-cell table:formula="of:=1/(1+EXP(-[.H30]))" office:value-type="float" office:value="0.997513563592809" calcext:value-type="float">
            <text:p>0.99751356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0]-[.E30])^2" office:value-type="float" office:value="0.00000618236600700398" calcext:value-type="float">
            <text:p>6.18236600700398E-06</text:p>
          </table:table-cell>
          <table:table-cell table:formula="of:=[.L29]+0.8*(2*([.I30]-[.E30])*(1-[.I30])*[.I30]*[.A30])" office:value-type="float" office:value="0.598033894420175" calcext:value-type="float">
            <text:p>0.5980338944</text:p>
          </table:table-cell>
          <table:table-cell table:style-name="ce8" table:formula="of:=[.M29]+0.8*(2*([.I30]-[.E30])*(1-[.I30])*[.I30]*[.B30])" office:value-type="float" office:value="0.548665145319875" calcext:value-type="float">
            <text:p>0.5486651453</text:p>
          </table:table-cell>
          <table:table-cell table:style-name="ce8" table:formula="of:=[.N29]+0.8*(2*([.I30]-[.E30])*(1-[.I30])*[.I30]*[.C30])" office:value-type="float" office:value="0.399425559274063" calcext:value-type="float">
            <text:p>0.3994255593</text:p>
          </table:table-cell>
          <table:table-cell table:formula="of:=[.O29]+0.8*(2*([.I30]-[.E30])*(1-[.I30])*[.I30]*[.D30])" office:value-type="float" office:value="0.299916890337916" calcext:value-type="float">
            <text:p>0.2999168903</text:p>
          </table:table-cell>
          <table:table-cell table:formula="of:=[.P29]+0.8*(2*([.I30]-[.E30])*(1-[.I30])*[.I30])" office:value-type="float" office:value="0.399587841401745" calcext:value-type="float">
            <text:p>0.3995878414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0]*[.A31])+([.M30]*[.B31])+([.N30]*[.C31])+([.O30]*[.D31])+[.P30]" office:value-type="float" office:value="5.66513988310625" calcext:value-type="float">
            <text:p>5.6651398831</text:p>
          </table:table-cell>
          <table:table-cell table:formula="of:=1/(1+EXP(-[.H31]))" office:value-type="float" office:value="0.996547299353508" calcext:value-type="float">
            <text:p>0.996547299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1]-[.E31])^2" office:value-type="float" office:value="0.0000119211417542859" calcext:value-type="float">
            <text:p>1.19211417542859E-05</text:p>
          </table:table-cell>
          <table:table-cell table:formula="of:=[.L30]+0.8*(2*([.I31]-[.E31])*(1-[.I31])*[.I31]*[.A31])" office:value-type="float" office:value="0.597944556958389" calcext:value-type="float">
            <text:p>0.597944557</text:p>
          </table:table-cell>
          <table:table-cell table:style-name="ce8" table:formula="of:=[.M30]+0.8*(2*([.I31]-[.E31])*(1-[.I31])*[.I31]*[.B31])" office:value-type="float" office:value="0.548604319813979" calcext:value-type="float">
            <text:p>0.5486043198</text:p>
          </table:table-cell>
          <table:table-cell table:style-name="ce8" table:formula="of:=[.N30]+0.8*(2*([.I31]-[.E31])*(1-[.I31])*[.I31]*[.C31])" office:value-type="float" office:value="0.399395146521114" calcext:value-type="float">
            <text:p>0.3993951465</text:p>
          </table:table-cell>
          <table:table-cell table:formula="of:=[.O30]+0.8*(2*([.I31]-[.E31])*(1-[.I31])*[.I31]*[.D31])" office:value-type="float" office:value="0.299913088743798" calcext:value-type="float">
            <text:p>0.2999130887</text:p>
          </table:table-cell>
          <table:table-cell table:formula="of:=[.P30]+0.8*(2*([.I31]-[.E31])*(1-[.I31])*[.I31])" office:value-type="float" office:value="0.399568833431152" calcext:value-type="float">
            <text:p>0.3995688334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1]*[.A32])+([.M31]*[.B32])+([.N31]*[.C32])+([.O31]*[.D32])+[.P31]" office:value-type="float" office:value="5.6693909504373" calcext:value-type="float">
            <text:p>5.6693909504</text:p>
          </table:table-cell>
          <table:table-cell table:formula="of:=1/(1+EXP(-[.H32]))" office:value-type="float" office:value="0.996561895506495" calcext:value-type="float">
            <text:p>0.996561895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2]-[.E32])^2" office:value-type="float" office:value="0.0000118205625082563" calcext:value-type="float">
            <text:p>1.18205625082563E-05</text:p>
          </table:table-cell>
          <table:table-cell table:formula="of:=[.L31]+0.8*(2*([.I32]-[.E32])*(1-[.I32])*[.I32]*[.A32])" office:value-type="float" office:value="0.597854087156053" calcext:value-type="float">
            <text:p>0.5978540872</text:p>
          </table:table-cell>
          <table:table-cell table:style-name="ce8" table:formula="of:=[.M31]+0.8*(2*([.I32]-[.E32])*(1-[.I32])*[.I32]*[.B32])" office:value-type="float" office:value="0.54854589139997" calcext:value-type="float">
            <text:p>0.5485458914</text:p>
          </table:table-cell>
          <table:table-cell table:style-name="ce8" table:formula="of:=[.N31]+0.8*(2*([.I32]-[.E32])*(1-[.I32])*[.I32]*[.C32])" office:value-type="float" office:value="0.399364989920336" calcext:value-type="float">
            <text:p>0.3993649899</text:p>
          </table:table-cell>
          <table:table-cell table:formula="of:=[.O31]+0.8*(2*([.I32]-[.E32])*(1-[.I32])*[.I32]*[.D32])" office:value-type="float" office:value="0.2999093191687" calcext:value-type="float">
            <text:p>0.2999093192</text:p>
          </table:table-cell>
          <table:table-cell table:formula="of:=[.P31]+0.8*(2*([.I32]-[.E32])*(1-[.I32])*[.I32])" office:value-type="float" office:value="0.399549985555665" calcext:value-type="float">
            <text:p>0.3995499856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2]*[.A33])+([.M32]*[.B33])+([.N32]*[.C33])+([.O32]*[.D33])+[.P32]" office:value-type="float" office:value="6.21202929950623" calcext:value-type="float">
            <text:p>6.2120292995</text:p>
          </table:table-cell>
          <table:table-cell table:formula="of:=1/(1+EXP(-[.H33]))" office:value-type="float" office:value="0.997998848383931" calcext:value-type="float">
            <text:p>0.997998848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3]-[.E33])^2" office:value-type="float" office:value="0.00000400460779049582" calcext:value-type="float">
            <text:p>4.00460779049582E-06</text:p>
          </table:table-cell>
          <table:table-cell table:formula="of:=[.L32]+0.8*(2*([.I33]-[.E33])*(1-[.I33])*[.I33]*[.A33])" office:value-type="float" office:value="0.597819556584211" calcext:value-type="float">
            <text:p>0.5978195566</text:p>
          </table:table-cell>
          <table:table-cell table:style-name="ce8" table:formula="of:=[.M32]+0.8*(2*([.I33]-[.E33])*(1-[.I33])*[.I33]*[.B33])" office:value-type="float" office:value="0.54852414992881" calcext:value-type="float">
            <text:p>0.5485241499</text:p>
          </table:table-cell>
          <table:table-cell table:style-name="ce8" table:formula="of:=[.N32]+0.8*(2*([.I33]-[.E33])*(1-[.I33])*[.I33]*[.C33])" office:value-type="float" office:value="0.399355398094824" calcext:value-type="float">
            <text:p>0.3993553981</text:p>
          </table:table-cell>
          <table:table-cell table:formula="of:=[.O32]+0.8*(2*([.I33]-[.E33])*(1-[.I33])*[.I33]*[.D33])" office:value-type="float" office:value="0.299906761348564" calcext:value-type="float">
            <text:p>0.2999067613</text:p>
          </table:table-cell>
          <table:table-cell table:formula="of:=[.P32]+0.8*(2*([.I33]-[.E33])*(1-[.I33])*[.I33])" office:value-type="float" office:value="0.399543591005324" calcext:value-type="float">
            <text:p>0.399543591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3]*[.A34])+([.M33]*[.B34])+([.N33]*[.C34])+([.O33]*[.D34])+[.P33]" office:value-type="float" office:value="6.38617807322844" calcext:value-type="float">
            <text:p>6.3861780732</text:p>
          </table:table-cell>
          <table:table-cell table:formula="of:=1/(1+EXP(-[.H34]))" office:value-type="float" office:value="0.998318150735696" calcext:value-type="float">
            <text:p>0.998318150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4]-[.E34])^2" office:value-type="float" office:value="0.00000282861694784003" calcext:value-type="float">
            <text:p>2.82861694784003E-06</text:p>
          </table:table-cell>
          <table:table-cell table:formula="of:=[.L33]+0.8*(2*([.I34]-[.E34])*(1-[.I34])*[.I34]*[.A34])" office:value-type="float" office:value="0.597796062072002" calcext:value-type="float">
            <text:p>0.5977960621</text:p>
          </table:table-cell>
          <table:table-cell table:style-name="ce8" table:formula="of:=[.M33]+0.8*(2*([.I34]-[.E34])*(1-[.I34])*[.I34]*[.B34])" office:value-type="float" office:value="0.548505625409569" calcext:value-type="float">
            <text:p>0.5485056254</text:p>
          </table:table-cell>
          <table:table-cell table:style-name="ce8" table:formula="of:=[.N33]+0.8*(2*([.I34]-[.E34])*(1-[.I34])*[.I34]*[.C34])" office:value-type="float" office:value="0.399348620831687" calcext:value-type="float">
            <text:p>0.3993486208</text:p>
          </table:table-cell>
          <table:table-cell table:formula="of:=[.O33]+0.8*(2*([.I34]-[.E34])*(1-[.I34])*[.I34]*[.D34])" office:value-type="float" office:value="0.299906309531021" calcext:value-type="float">
            <text:p>0.2999063095</text:p>
          </table:table-cell>
          <table:table-cell table:formula="of:=[.P33]+0.8*(2*([.I34]-[.E34])*(1-[.I34])*[.I34])" office:value-type="float" office:value="0.399539072829899" calcext:value-type="float">
            <text:p>0.3995390728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4]*[.A35])+([.M34]*[.B35])+([.N34]*[.C35])+([.O34]*[.D35])+[.P34]" office:value-type="float" office:value="6.61021037201667" calcext:value-type="float">
            <text:p>6.610210372</text:p>
          </table:table-cell>
          <table:table-cell table:formula="of:=1/(1+EXP(-[.H35]))" office:value-type="float" office:value="0.998655261912099" calcext:value-type="float">
            <text:p>0.998655261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5]-[.E35])^2" office:value-type="float" office:value="0.00000180832052505023" calcext:value-type="float">
            <text:p>1.80832052505023E-06</text:p>
          </table:table-cell>
          <table:table-cell table:formula="of:=[.L34]+0.8*(2*([.I35]-[.E35])*(1-[.I35])*[.I35]*[.A35])" office:value-type="float" office:value="0.597780170250496" calcext:value-type="float">
            <text:p>0.5977801703</text:p>
          </table:table-cell>
          <table:table-cell table:style-name="ce8" table:formula="of:=[.M34]+0.8*(2*([.I35]-[.E35])*(1-[.I35])*[.I35]*[.B35])" office:value-type="float" office:value="0.548493489836782" calcext:value-type="float">
            <text:p>0.5484934898</text:p>
          </table:table-cell>
          <table:table-cell table:style-name="ce8" table:formula="of:=[.N34]+0.8*(2*([.I35]-[.E35])*(1-[.I35])*[.I35]*[.C35])" office:value-type="float" office:value="0.399344575640758" calcext:value-type="float">
            <text:p>0.3993445756</text:p>
          </table:table-cell>
          <table:table-cell table:formula="of:=[.O34]+0.8*(2*([.I35]-[.E35])*(1-[.I35])*[.I35]*[.D35])" office:value-type="float" office:value="0.299905731646603" calcext:value-type="float">
            <text:p>0.2999057316</text:p>
          </table:table-cell>
          <table:table-cell table:formula="of:=[.P34]+0.8*(2*([.I35]-[.E35])*(1-[.I35])*[.I35])" office:value-type="float" office:value="0.399536183407807" calcext:value-type="float">
            <text:p>0.3995361834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5]*[.A36])+([.M35]*[.B36])+([.N35]*[.C36])+([.O35]*[.D36])+[.P35]" office:value-type="float" office:value="5.65799627275506" calcext:value-type="float">
            <text:p>5.6579962728</text:p>
          </table:table-cell>
          <table:table-cell table:formula="of:=1/(1+EXP(-[.H36]))" office:value-type="float" office:value="0.996522632373077" calcext:value-type="float">
            <text:p>0.996522632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6]-[.E36])^2" office:value-type="float" office:value="0.0000120920856127719" calcext:value-type="float">
            <text:p>1.20920856127719E-05</text:p>
          </table:table-cell>
          <table:table-cell table:formula="of:=[.L35]+0.8*(2*([.I36]-[.E36])*(1-[.I36])*[.I36]*[.A36])" office:value-type="float" office:value="0.597685697960528" calcext:value-type="float">
            <text:p>0.597685698</text:p>
          </table:table-cell>
          <table:table-cell table:style-name="ce8" table:formula="of:=[.M35]+0.8*(2*([.I36]-[.E36])*(1-[.I36])*[.I36]*[.B36])" office:value-type="float" office:value="0.548433721653333" calcext:value-type="float">
            <text:p>0.5484337217</text:p>
          </table:table-cell>
          <table:table-cell table:style-name="ce8" table:formula="of:=[.N35]+0.8*(2*([.I36]-[.E36])*(1-[.I36])*[.I36]*[.C36])" office:value-type="float" office:value="0.399315655551992" calcext:value-type="float">
            <text:p>0.3993156556</text:p>
          </table:table-cell>
          <table:table-cell table:formula="of:=[.O35]+0.8*(2*([.I36]-[.E36])*(1-[.I36])*[.I36]*[.D36])" office:value-type="float" office:value="0.299903803640685" calcext:value-type="float">
            <text:p>0.2999038036</text:p>
          </table:table-cell>
          <table:table-cell table:formula="of:=[.P35]+0.8*(2*([.I36]-[.E36])*(1-[.I36])*[.I36])" office:value-type="float" office:value="0.39951690334863" calcext:value-type="float">
            <text:p>0.39951690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6]*[.A37])+([.M36]*[.B37])+([.N36]*[.C37])+([.O36]*[.D37])+[.P36]" office:value-type="float" office:value="5.68209284983246" calcext:value-type="float">
            <text:p>5.6820928498</text:p>
          </table:table-cell>
          <table:table-cell table:formula="of:=1/(1+EXP(-[.H37]))" office:value-type="float" office:value="0.996605142468175" calcext:value-type="float">
            <text:p>0.99660514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7]-[.E37])^2" office:value-type="float" office:value="0.0000115250576613874" calcext:value-type="float">
            <text:p>1.15250576613874E-05</text:p>
          </table:table-cell>
          <table:table-cell table:formula="of:=[.L36]+0.8*(2*([.I37]-[.E37])*(1-[.I37])*[.I37]*[.A37])" office:value-type="float" office:value="0.597593810506667" calcext:value-type="float">
            <text:p>0.5975938105</text:p>
          </table:table-cell>
          <table:table-cell table:style-name="ce8" table:formula="of:=[.M36]+0.8*(2*([.I37]-[.E37])*(1-[.I37])*[.I37]*[.B37])" office:value-type="float" office:value="0.548374913682862" calcext:value-type="float">
            <text:p>0.5483749137</text:p>
          </table:table-cell>
          <table:table-cell table:style-name="ce8" table:formula="of:=[.N36]+0.8*(2*([.I37]-[.E37])*(1-[.I37])*[.I37]*[.C37])" office:value-type="float" office:value="0.399293602563066" calcext:value-type="float">
            <text:p>0.3992936026</text:p>
          </table:table-cell>
          <table:table-cell table:formula="of:=[.O36]+0.8*(2*([.I37]-[.E37])*(1-[.I37])*[.I37]*[.D37])" office:value-type="float" office:value="0.299900128142531" calcext:value-type="float">
            <text:p>0.2999001281</text:p>
          </table:table-cell>
          <table:table-cell table:formula="of:=[.P36]+0.8*(2*([.I37]-[.E37])*(1-[.I37])*[.I37])" office:value-type="float" office:value="0.399498525857858" calcext:value-type="float">
            <text:p>0.3994985259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7]*[.A38])+([.M37]*[.B38])+([.N37]*[.C38])+([.O37]*[.D38])+[.P37]" office:value-type="float" office:value="6.18463839049504" calcext:value-type="float">
            <text:p>6.1846383905</text:p>
          </table:table-cell>
          <table:table-cell table:formula="of:=1/(1+EXP(-[.H38]))" office:value-type="float" office:value="0.997943391714629" calcext:value-type="float">
            <text:p>0.997943391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8]-[.E38])^2" office:value-type="float" office:value="0.00000422963763945673" calcext:value-type="float">
            <text:p>4.22963763945673E-06</text:p>
          </table:table-cell>
          <table:table-cell table:formula="of:=[.L37]+0.8*(2*([.I38]-[.E38])*(1-[.I38])*[.I38]*[.A38])" office:value-type="float" office:value="0.597556666244069" calcext:value-type="float">
            <text:p>0.5975566662</text:p>
          </table:table-cell>
          <table:table-cell table:style-name="ce8" table:formula="of:=[.M37]+0.8*(2*([.I38]-[.E38])*(1-[.I38])*[.I38]*[.B38])" office:value-type="float" office:value="0.548351276424845" calcext:value-type="float">
            <text:p>0.5483512764</text:p>
          </table:table-cell>
          <table:table-cell table:style-name="ce8" table:formula="of:=[.N37]+0.8*(2*([.I38]-[.E38])*(1-[.I38])*[.I38]*[.C38])" office:value-type="float" office:value="0.399284823010088" calcext:value-type="float">
            <text:p>0.399284823</text:p>
          </table:table-cell>
          <table:table-cell table:formula="of:=[.O37]+0.8*(2*([.I38]-[.E38])*(1-[.I38])*[.I38]*[.D38])" office:value-type="float" office:value="0.299898777442073" calcext:value-type="float">
            <text:p>0.2998987774</text:p>
          </table:table-cell>
          <table:table-cell table:formula="of:=[.P37]+0.8*(2*([.I38]-[.E38])*(1-[.I38])*[.I38])" office:value-type="float" office:value="0.399491772355567" calcext:value-type="float">
            <text:p>0.3994917724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8]*[.A39])+([.M38]*[.B39])+([.N38]*[.C39])+([.O38]*[.D39])+[.P38]" office:value-type="float" office:value="5.65632550612786" calcext:value-type="float">
            <text:p>5.6563255061</text:p>
          </table:table-cell>
          <table:table-cell table:formula="of:=1/(1+EXP(-[.H39]))" office:value-type="float" office:value="0.996516837900756" calcext:value-type="float">
            <text:p>0.996516837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9]-[.E39])^2" office:value-type="float" office:value="0.0000121324182096094" calcext:value-type="float">
            <text:p>1.21324182096094E-05</text:p>
          </table:table-cell>
          <table:table-cell table:formula="of:=[.L38]+0.8*(2*([.I39]-[.E39])*(1-[.I39])*[.I39]*[.A39])" office:value-type="float" office:value="0.597461879397271" calcext:value-type="float">
            <text:p>0.5974618794</text:p>
          </table:table-cell>
          <table:table-cell table:style-name="ce8" table:formula="of:=[.M38]+0.8*(2*([.I39]-[.E39])*(1-[.I39])*[.I39]*[.B39])" office:value-type="float" office:value="0.548291309236054" calcext:value-type="float">
            <text:p>0.5482913092</text:p>
          </table:table-cell>
          <table:table-cell table:style-name="ce8" table:formula="of:=[.N38]+0.8*(2*([.I39]-[.E39])*(1-[.I39])*[.I39]*[.C39])" office:value-type="float" office:value="0.399255806628415" calcext:value-type="float">
            <text:p>0.3992558066</text:p>
          </table:table-cell>
          <table:table-cell table:formula="of:=[.O38]+0.8*(2*([.I39]-[.E39])*(1-[.I39])*[.I39]*[.D39])" office:value-type="float" office:value="0.299896843016628" calcext:value-type="float">
            <text:p>0.299896843</text:p>
          </table:table-cell>
          <table:table-cell table:formula="of:=[.P38]+0.8*(2*([.I39]-[.E39])*(1-[.I39])*[.I39])" office:value-type="float" office:value="0.399472428101119" calcext:value-type="float">
            <text:p>0.3994724281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39]*[.A40])+([.M39]*[.B40])+([.N39]*[.C40])+([.O39]*[.D40])+[.P39]" office:value-type="float" office:value="5.25219054237754" calcext:value-type="float">
            <text:p>5.2521905424</text:p>
          </table:table-cell>
          <table:table-cell table:formula="of:=1/(1+EXP(-[.H40]))" office:value-type="float" office:value="0.994791237201279" calcext:value-type="float">
            <text:p>0.99479123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0]-[.E40])^2" office:value-type="float" office:value="0.000027131209893344" calcext:value-type="float">
            <text:p>2.7131209893344E-05</text:p>
          </table:table-cell>
          <table:table-cell table:formula="of:=[.L39]+0.8*(2*([.I40]-[.E40])*(1-[.I40])*[.I40]*[.A40])" office:value-type="float" office:value="0.597271870572681" calcext:value-type="float">
            <text:p>0.5972718706</text:p>
          </table:table-cell>
          <table:table-cell table:style-name="ce8" table:formula="of:=[.M39]+0.8*(2*([.I40]-[.E40])*(1-[.I40])*[.I40]*[.B40])" office:value-type="float" office:value="0.548161757764743" calcext:value-type="float">
            <text:p>0.5481617578</text:p>
          </table:table-cell>
          <table:table-cell table:style-name="ce8" table:formula="of:=[.N39]+0.8*(2*([.I40]-[.E40])*(1-[.I40])*[.I40]*[.C40])" office:value-type="float" office:value="0.399199667657513" calcext:value-type="float">
            <text:p>0.3991996677</text:p>
          </table:table-cell>
          <table:table-cell table:formula="of:=[.O39]+0.8*(2*([.I40]-[.E40])*(1-[.I40])*[.I40]*[.D40])" office:value-type="float" office:value="0.299888206251874" calcext:value-type="float">
            <text:p>0.2998882063</text:p>
          </table:table-cell>
          <table:table-cell table:formula="of:=[.P39]+0.8*(2*([.I40]-[.E40])*(1-[.I40])*[.I40])" office:value-type="float" office:value="0.399429244277348" calcext:value-type="float">
            <text:p>0.3994292443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0]*[.A41])+([.M40]*[.B41])+([.N40]*[.C41])+([.O40]*[.D41])+[.P40]" office:value-type="float" office:value="5.96804290333479" calcext:value-type="float">
            <text:p>5.9680429033</text:p>
          </table:table-cell>
          <table:table-cell table:formula="of:=1/(1+EXP(-[.H41]))" office:value-type="float" office:value="0.997447287805248" calcext:value-type="float">
            <text:p>0.997447287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1]-[.E41])^2" office:value-type="float" office:value="0.00000651633954923418" calcext:value-type="float">
            <text:p>6.51633954923418E-06</text:p>
          </table:table-cell>
          <table:table-cell table:formula="of:=[.L40]+0.8*(2*([.I41]-[.E41])*(1-[.I41])*[.I41]*[.A41])" office:value-type="float" office:value="0.597218832978169" calcext:value-type="float">
            <text:p>0.597218833</text:p>
          </table:table-cell>
          <table:table-cell table:style-name="ce8" table:formula="of:=[.M40]+0.8*(2*([.I41]-[.E41])*(1-[.I41])*[.I41]*[.B41])" office:value-type="float" office:value="0.548126399368401" calcext:value-type="float">
            <text:p>0.5481263994</text:p>
          </table:table-cell>
          <table:table-cell table:style-name="ce8" table:formula="of:=[.N40]+0.8*(2*([.I41]-[.E41])*(1-[.I41])*[.I41]*[.C41])" office:value-type="float" office:value="0.39918406836501" calcext:value-type="float">
            <text:p>0.3991840684</text:p>
          </table:table-cell>
          <table:table-cell table:formula="of:=[.O40]+0.8*(2*([.I41]-[.E41])*(1-[.I41])*[.I41]*[.D41])" office:value-type="float" office:value="0.299886126346207" calcext:value-type="float">
            <text:p>0.2998861263</text:p>
          </table:table-cell>
          <table:table-cell table:formula="of:=[.P40]+0.8*(2*([.I41]-[.E41])*(1-[.I41])*[.I41])" office:value-type="float" office:value="0.399418844749013" calcext:value-type="float">
            <text:p>0.39941884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1]*[.A42])+([.M41]*[.B42])+([.N41]*[.C42])+([.O41]*[.D42])+[.P41]" office:value-type="float" office:value="5.91286053420764" calcext:value-type="float">
            <text:p>5.9128605342</text:p>
          </table:table-cell>
          <table:table-cell table:formula="of:=1/(1+EXP(-[.H42]))" office:value-type="float" office:value="0.997302854597132" calcext:value-type="float">
            <text:p>0.99730285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2]-[.E42])^2" office:value-type="float" office:value="0.00000727459332421094" calcext:value-type="float">
            <text:p>7.27459332421094E-06</text:p>
          </table:table-cell>
          <table:table-cell table:formula="of:=[.L41]+0.8*(2*([.I42]-[.E42])*(1-[.I42])*[.I42]*[.A42])" office:value-type="float" office:value="0.597160793196662" calcext:value-type="float">
            <text:p>0.5971607932</text:p>
          </table:table-cell>
          <table:table-cell table:style-name="ce8" table:formula="of:=[.M41]+0.8*(2*([.I42]-[.E42])*(1-[.I42])*[.I42]*[.B42])" office:value-type="float" office:value="0.548085771521347" calcext:value-type="float">
            <text:p>0.5480857715</text:p>
          </table:table-cell>
          <table:table-cell table:style-name="ce8" table:formula="of:=[.N41]+0.8*(2*([.I42]-[.E42])*(1-[.I42])*[.I42]*[.C42])" office:value-type="float" office:value="0.399168978021818" calcext:value-type="float">
            <text:p>0.399168978</text:p>
          </table:table-cell>
          <table:table-cell table:formula="of:=[.O41]+0.8*(2*([.I42]-[.E42])*(1-[.I42])*[.I42]*[.D42])" office:value-type="float" office:value="0.299882643959316" calcext:value-type="float">
            <text:p>0.299882644</text:p>
          </table:table-cell>
          <table:table-cell table:formula="of:=[.P41]+0.8*(2*([.I42]-[.E42])*(1-[.I42])*[.I42])" office:value-type="float" office:value="0.399407236792711" calcext:value-type="float">
            <text:p>0.399407236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2]*[.A43])+([.M42]*[.B43])+([.N42]*[.C43])+([.O42]*[.D43])+[.P42]" office:value-type="float" office:value="4.95611254529295" calcext:value-type="float">
            <text:p>4.9561125453</text:p>
          </table:table-cell>
          <table:table-cell table:formula="of:=1/(1+EXP(-[.H43]))" office:value-type="float" office:value="0.993008975184457" calcext:value-type="float">
            <text:p>0.993008975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3]-[.E43])^2" office:value-type="float" office:value="0.0000488744279715432" calcext:value-type="float">
            <text:p>4.88744279715432E-05</text:p>
          </table:table-cell>
          <table:table-cell table:formula="of:=[.L42]+0.8*(2*([.I43]-[.E43])*(1-[.I43])*[.I43]*[.A43])" office:value-type="float" office:value="0.596811357428107" calcext:value-type="float">
            <text:p>0.5968113574</text:p>
          </table:table-cell>
          <table:table-cell table:style-name="ce8" table:formula="of:=[.M42]+0.8*(2*([.I43]-[.E43])*(1-[.I43])*[.I43]*[.B43])" office:value-type="float" office:value="0.547907171017419" calcext:value-type="float">
            <text:p>0.547907171</text:p>
          </table:table-cell>
          <table:table-cell table:style-name="ce8" table:formula="of:=[.N42]+0.8*(2*([.I43]-[.E43])*(1-[.I43])*[.I43]*[.C43])" office:value-type="float" office:value="0.399068029910902" calcext:value-type="float">
            <text:p>0.3990680299</text:p>
          </table:table-cell>
          <table:table-cell table:formula="of:=[.O42]+0.8*(2*([.I43]-[.E43])*(1-[.I43])*[.I43]*[.D43])" office:value-type="float" office:value="0.299859348241412" calcext:value-type="float">
            <text:p>0.2998593482</text:p>
          </table:table-cell>
          <table:table-cell table:formula="of:=[.P42]+0.8*(2*([.I43]-[.E43])*(1-[.I43])*[.I43])" office:value-type="float" office:value="0.399329584399699" calcext:value-type="float">
            <text:p>0.3993295844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3]*[.A44])+([.M43]*[.B44])+([.N43]*[.C44])+([.O43]*[.D44])+[.P43]" office:value-type="float" office:value="5.35736281287156" calcext:value-type="float">
            <text:p>5.3573628129</text:p>
          </table:table-cell>
          <table:table-cell table:formula="of:=1/(1+EXP(-[.H44]))" office:value-type="float" office:value="0.995308791527152" calcext:value-type="float">
            <text:p>0.995308791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4]-[.E44])^2" office:value-type="float" office:value="0.0000220074369357249" calcext:value-type="float">
            <text:p>2.20074369357249E-05</text:p>
          </table:table-cell>
          <table:table-cell table:formula="of:=[.L43]+0.8*(2*([.I44]-[.E44])*(1-[.I44])*[.I44]*[.A44])" office:value-type="float" office:value="0.59665715189206" calcext:value-type="float">
            <text:p>0.5966571519</text:p>
          </table:table-cell>
          <table:table-cell table:style-name="ce8" table:formula="of:=[.M43]+0.8*(2*([.I44]-[.E44])*(1-[.I44])*[.I44]*[.B44])" office:value-type="float" office:value="0.547795021536658" calcext:value-type="float">
            <text:p>0.5477950215</text:p>
          </table:table-cell>
          <table:table-cell table:style-name="ce8" table:formula="of:=[.N43]+0.8*(2*([.I44]-[.E44])*(1-[.I44])*[.I44]*[.C44])" office:value-type="float" office:value="0.399022469184343" calcext:value-type="float">
            <text:p>0.3990224692</text:p>
          </table:table-cell>
          <table:table-cell table:formula="of:=[.O43]+0.8*(2*([.I44]-[.E44])*(1-[.I44])*[.I44]*[.D44])" office:value-type="float" office:value="0.299852338898865" calcext:value-type="float">
            <text:p>0.2998523389</text:p>
          </table:table-cell>
          <table:table-cell table:formula="of:=[.P43]+0.8*(2*([.I44]-[.E44])*(1-[.I44])*[.I44])" office:value-type="float" office:value="0.399294537686961" calcext:value-type="float">
            <text:p>0.39929453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4]*[.A45])+([.M44]*[.B45])+([.N44]*[.C45])+([.O44]*[.D45])+[.P44]" office:value-type="float" office:value="6.11821022655983" calcext:value-type="float">
            <text:p>6.1182102266</text:p>
          </table:table-cell>
          <table:table-cell table:formula="of:=1/(1+EXP(-[.H45]))" office:value-type="float" office:value="0.997802445656613" calcext:value-type="float">
            <text:p>0.997802445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5]-[.E45])^2" office:value-type="float" office:value="0.00000482924509214043" calcext:value-type="float">
            <text:p>4.82924509214043E-06</text:p>
          </table:table-cell>
          <table:table-cell table:formula="of:=[.L44]+0.8*(2*([.I45]-[.E45])*(1-[.I45])*[.I45]*[.A45])" office:value-type="float" office:value="0.596618602831551" calcext:value-type="float">
            <text:p>0.5966186028</text:p>
          </table:table-cell>
          <table:table-cell table:style-name="ce8" table:formula="of:=[.M44]+0.8*(2*([.I45]-[.E45])*(1-[.I45])*[.I45]*[.B45])" office:value-type="float" office:value="0.547768037194301" calcext:value-type="float">
            <text:p>0.5477680372</text:p>
          </table:table-cell>
          <table:table-cell table:style-name="ce8" table:formula="of:=[.N44]+0.8*(2*([.I45]-[.E45])*(1-[.I45])*[.I45]*[.C45])" office:value-type="float" office:value="0.39901013348498" calcext:value-type="float">
            <text:p>0.3990101335</text:p>
          </table:table-cell>
          <table:table-cell table:formula="of:=[.O44]+0.8*(2*([.I45]-[.E45])*(1-[.I45])*[.I45]*[.D45])" office:value-type="float" office:value="0.299847713011604" calcext:value-type="float">
            <text:p>0.299847713</text:p>
          </table:table-cell>
          <table:table-cell table:formula="of:=[.P44]+0.8*(2*([.I45]-[.E45])*(1-[.I45])*[.I45])" office:value-type="float" office:value="0.399286827874859" calcext:value-type="float">
            <text:p>0.399286827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5]*[.A46])+([.M45]*[.B46])+([.N45]*[.C46])+([.O45]*[.D46])+[.P45]" office:value-type="float" office:value="6.40161858248022" calcext:value-type="float">
            <text:p>6.4016185825</text:p>
          </table:table-cell>
          <table:table-cell table:formula="of:=1/(1+EXP(-[.H46]))" office:value-type="float" office:value="0.998343877211555" calcext:value-type="float">
            <text:p>0.99834387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6]-[.E46])^2" office:value-type="float" office:value="0.00000274274269040744" calcext:value-type="float">
            <text:p>2.74274269040744E-06</text:p>
          </table:table-cell>
          <table:table-cell table:formula="of:=[.L45]+0.8*(2*([.I46]-[.E46])*(1-[.I46])*[.I46]*[.A46])" office:value-type="float" office:value="0.596596259116518" calcext:value-type="float">
            <text:p>0.5965962591</text:p>
          </table:table-cell>
          <table:table-cell table:style-name="ce8" table:formula="of:=[.M45]+0.8*(2*([.I46]-[.E46])*(1-[.I46])*[.I46]*[.B46])" office:value-type="float" office:value="0.547751388936041" calcext:value-type="float">
            <text:p>0.5477513889</text:p>
          </table:table-cell>
          <table:table-cell table:style-name="ce8" table:formula="of:=[.N45]+0.8*(2*([.I46]-[.E46])*(1-[.I46])*[.I46]*[.C46])" office:value-type="float" office:value="0.39900180935585" calcext:value-type="float">
            <text:p>0.3990018094</text:p>
          </table:table-cell>
          <table:table-cell table:formula="of:=[.O45]+0.8*(2*([.I46]-[.E46])*(1-[.I46])*[.I46]*[.D46])" office:value-type="float" office:value="0.299845960563366" calcext:value-type="float">
            <text:p>0.2998459606</text:p>
          </table:table-cell>
          <table:table-cell table:formula="of:=[.P45]+0.8*(2*([.I46]-[.E46])*(1-[.I46])*[.I46])" office:value-type="float" office:value="0.399282446754265" calcext:value-type="float">
            <text:p>0.3992824468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6]*[.A47])+([.M46]*[.B47])+([.N46]*[.C47])+([.O46]*[.D47])+[.P46]" office:value-type="float" office:value="5.55475497858888" calcext:value-type="float">
            <text:p>5.5547549786</text:p>
          </table:table-cell>
          <table:table-cell table:formula="of:=1/(1+EXP(-[.H47]))" office:value-type="float" office:value="0.996145895248977" calcext:value-type="float">
            <text:p>0.996145895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7]-[.E47])^2" office:value-type="float" office:value="0.0000148541234318614" calcext:value-type="float">
            <text:p>1.48541234318614E-05</text:p>
          </table:table-cell>
          <table:table-cell table:formula="of:=[.L46]+0.8*(2*([.I47]-[.E47])*(1-[.I47])*[.I47]*[.A47])" office:value-type="float" office:value="0.596482619123552" calcext:value-type="float">
            <text:p>0.5964826191</text:p>
          </table:table-cell>
          <table:table-cell table:style-name="ce8" table:formula="of:=[.M46]+0.8*(2*([.I47]-[.E47])*(1-[.I47])*[.I47]*[.B47])" office:value-type="float" office:value="0.547680363940437" calcext:value-type="float">
            <text:p>0.5476803639</text:p>
          </table:table-cell>
          <table:table-cell table:style-name="ce8" table:formula="of:=[.N46]+0.8*(2*([.I47]-[.E47])*(1-[.I47])*[.I47]*[.C47])" office:value-type="float" office:value="0.398968664357902" calcext:value-type="float">
            <text:p>0.3989686644</text:p>
          </table:table-cell>
          <table:table-cell table:formula="of:=[.O46]+0.8*(2*([.I47]-[.E47])*(1-[.I47])*[.I47]*[.D47])" office:value-type="float" office:value="0.299838858063806" calcext:value-type="float">
            <text:p>0.2998388581</text:p>
          </table:table-cell>
          <table:table-cell table:formula="of:=[.P46]+0.8*(2*([.I47]-[.E47])*(1-[.I47])*[.I47])" office:value-type="float" office:value="0.39925877175573" calcext:value-type="float">
            <text:p>0.3992587718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7]*[.A48])+([.M47]*[.B48])+([.N47]*[.C48])+([.O47]*[.D48])+[.P47]" office:value-type="float" office:value="6.22082314684491" calcext:value-type="float">
            <text:p>6.2208231468</text:p>
          </table:table-cell>
          <table:table-cell table:formula="of:=1/(1+EXP(-[.H48]))" office:value-type="float" office:value="0.998016334300623" calcext:value-type="float">
            <text:p>0.998016334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8]-[.E48])^2" office:value-type="float" office:value="0.0000039349296068845" calcext:value-type="float">
            <text:p>3.9349296068845E-06</text:p>
          </table:table-cell>
          <table:table-cell table:formula="of:=[.L47]+0.8*(2*([.I48]-[.E48])*(1-[.I48])*[.I48]*[.A48])" office:value-type="float" office:value="0.596450573791532" calcext:value-type="float">
            <text:p>0.5964505738</text:p>
          </table:table-cell>
          <table:table-cell table:style-name="ce8" table:formula="of:=[.M47]+0.8*(2*([.I48]-[.E48])*(1-[.I48])*[.I48]*[.B48])" office:value-type="float" office:value="0.547656487026384" calcext:value-type="float">
            <text:p>0.547656487</text:p>
          </table:table-cell>
          <table:table-cell table:style-name="ce8" table:formula="of:=[.N47]+0.8*(2*([.I48]-[.E48])*(1-[.I48])*[.I48]*[.C48])" office:value-type="float" office:value="0.398958610920405" calcext:value-type="float">
            <text:p>0.3989586109</text:p>
          </table:table-cell>
          <table:table-cell table:formula="of:=[.O47]+0.8*(2*([.I48]-[.E48])*(1-[.I48])*[.I48]*[.D48])" office:value-type="float" office:value="0.299837601384119" calcext:value-type="float">
            <text:p>0.2998376014</text:p>
          </table:table-cell>
          <table:table-cell table:formula="of:=[.P47]+0.8*(2*([.I48]-[.E48])*(1-[.I48])*[.I48])" office:value-type="float" office:value="0.399252488357295" calcext:value-type="float">
            <text:p>0.3992524884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8]*[.A49])+([.M48]*[.B49])+([.N48]*[.C49])+([.O48]*[.D49])+[.P48]" office:value-type="float" office:value="5.51393546184816" calcext:value-type="float">
            <text:p>5.5139354618</text:p>
          </table:table-cell>
          <table:table-cell table:formula="of:=1/(1+EXP(-[.H49]))" office:value-type="float" office:value="0.99598596206371" calcext:value-type="float">
            <text:p>0.995985962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49]-[.E49])^2" office:value-type="float" office:value="0.0000161125005539776" calcext:value-type="float">
            <text:p>1.61125005539776E-05</text:p>
          </table:table-cell>
          <table:table-cell table:formula="of:=[.L48]+0.8*(2*([.I49]-[.E49])*(1-[.I49])*[.I49]*[.A49])" office:value-type="float" office:value="0.596332461804202" calcext:value-type="float">
            <text:p>0.5963324618</text:p>
          </table:table-cell>
          <table:table-cell table:style-name="ce8" table:formula="of:=[.M48]+0.8*(2*([.I49]-[.E49])*(1-[.I49])*[.I49]*[.B49])" office:value-type="float" office:value="0.547574322165632" calcext:value-type="float">
            <text:p>0.5475743222</text:p>
          </table:table-cell>
          <table:table-cell table:style-name="ce8" table:formula="of:=[.N48]+0.8*(2*([.I49]-[.E49])*(1-[.I49])*[.I49]*[.C49])" office:value-type="float" office:value="0.398922663793827" calcext:value-type="float">
            <text:p>0.3989226638</text:p>
          </table:table-cell>
          <table:table-cell table:formula="of:=[.O48]+0.8*(2*([.I49]-[.E49])*(1-[.I49])*[.I49]*[.D49])" office:value-type="float" office:value="0.299832466080322" calcext:value-type="float">
            <text:p>0.2998324661</text:p>
          </table:table-cell>
          <table:table-cell table:formula="of:=[.P48]+0.8*(2*([.I49]-[.E49])*(1-[.I49])*[.I49])" office:value-type="float" office:value="0.39922681183831" calcext:value-type="float">
            <text:p>0.3992268118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49]*[.A50])+([.M49]*[.B50])+([.N49]*[.C50])+([.O49]*[.D50])+[.P49]" office:value-type="float" office:value="6.24416434032022" calcext:value-type="float">
            <text:p>6.2441643403</text:p>
          </table:table-cell>
          <table:table-cell table:formula="of:=1/(1+EXP(-[.H50]))" office:value-type="float" office:value="0.99806201055158" calcext:value-type="float">
            <text:p>0.998062010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0]-[.E50])^2" office:value-type="float" office:value="0.00000375580310218875" calcext:value-type="float">
            <text:p>3.75580310218875E-06</text:p>
          </table:table-cell>
          <table:table-cell table:formula="of:=[.L49]+0.8*(2*([.I50]-[.E50])*(1-[.I50])*[.I50]*[.A50])" office:value-type="float" office:value="0.596300674317329" calcext:value-type="float">
            <text:p>0.5963006743</text:p>
          </table:table-cell>
          <table:table-cell table:style-name="ce8" table:formula="of:=[.M49]+0.8*(2*([.I50]-[.E50])*(1-[.I50])*[.I50]*[.B50])" office:value-type="float" office:value="0.547552130901211" calcext:value-type="float">
            <text:p>0.5475521309</text:p>
          </table:table-cell>
          <table:table-cell table:style-name="ce8" table:formula="of:=[.N49]+0.8*(2*([.I50]-[.E50])*(1-[.I50])*[.I50]*[.C50])" office:value-type="float" office:value="0.398913667335278" calcext:value-type="float">
            <text:p>0.3989136673</text:p>
          </table:table-cell>
          <table:table-cell table:formula="of:=[.O49]+0.8*(2*([.I50]-[.E50])*(1-[.I50])*[.I50]*[.D50])" office:value-type="float" office:value="0.299831266552515" calcext:value-type="float">
            <text:p>0.2998312666</text:p>
          </table:table-cell>
          <table:table-cell table:formula="of:=[.P49]+0.8*(2*([.I50]-[.E50])*(1-[.I50])*[.I50])" office:value-type="float" office:value="0.399220814199277" calcext:value-type="float">
            <text:p>0.39922081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50]*[.A51])+([.M50]*[.B51])+([.N50]*[.C51])+([.O50]*[.D51])+[.P50]" office:value-type="float" office:value="5.80609160533981" calcext:value-type="float">
            <text:p>5.8060916053</text:p>
          </table:table-cell>
          <table:table-cell table:formula="of:=1/(1+EXP(-[.H51]))" office:value-type="float" office:value="0.996999859790755" calcext:value-type="float">
            <text:p>0.996999859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1]-[.E51])^2" office:value-type="float" office:value="0.00000900084127512727" calcext:value-type="float">
            <text:p>9.00084127512727E-06</text:p>
          </table:table-cell>
          <table:table-cell table:formula="of:=[.L50]+0.8*(2*([.I51]-[.E51])*(1-[.I51])*[.I51]*[.A51])" office:value-type="float" office:value="0.596228883617415" calcext:value-type="float">
            <text:p>0.5962288836</text:p>
          </table:table-cell>
          <table:table-cell table:style-name="ce8" table:formula="of:=[.M50]+0.8*(2*([.I51]-[.E51])*(1-[.I51])*[.I51]*[.B51])" office:value-type="float" office:value="0.547504749039268" calcext:value-type="float">
            <text:p>0.547504749</text:p>
          </table:table-cell>
          <table:table-cell table:style-name="ce8" table:formula="of:=[.N50]+0.8*(2*([.I51]-[.E51])*(1-[.I51])*[.I51]*[.C51])" office:value-type="float" office:value="0.398893565939302" calcext:value-type="float">
            <text:p>0.3988935659</text:p>
          </table:table-cell>
          <table:table-cell table:formula="of:=[.O50]+0.8*(2*([.I51]-[.E51])*(1-[.I51])*[.I51]*[.D51])" office:value-type="float" office:value="0.299828394924518" calcext:value-type="float">
            <text:p>0.2998283949</text:p>
          </table:table-cell>
          <table:table-cell table:formula="of:=[.P50]+0.8*(2*([.I51]-[.E51])*(1-[.I51])*[.I51])" office:value-type="float" office:value="0.399206456059294" calcext:value-type="float">
            <text:p>0.3992064561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1]*[.A52])+([.M51]*[.B52])+([.N51]*[.C52])+([.O51]*[.D52])+[.P51]" office:value-type="float" office:value="9.1051464776257" calcext:value-type="float">
            <text:p>9.1051464776</text:p>
          </table:table-cell>
          <table:table-cell table:formula="of:=1/(1+EXP(-[.H52]))" office:value-type="float" office:value="0.99988891974102" calcext:value-type="float">
            <text:p>0.999888919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2]-[.E52])^2" office:value-type="float" office:value="0.999777851820864" calcext:value-type="float">
            <text:p>0.9997778518</text:p>
          </table:table-cell>
          <table:table-cell table:formula="of:=[.L51]+0.8*(2*([.I52]-[.E52])*(1-[.I52])*[.I52]*[.A52])" office:value-type="float" office:value="0.597348323891059" calcext:value-type="float">
            <text:p>0.5973483239</text:p>
          </table:table-cell>
          <table:table-cell table:style-name="ce8" table:formula="of:=[.M51]+0.8*(2*([.I52]-[.E52])*(1-[.I52])*[.I52]*[.B52])" office:value-type="float" office:value="0.548091122515939" calcext:value-type="float">
            <text:p>0.5480911225</text:p>
          </table:table-cell>
          <table:table-cell table:style-name="ce8" table:formula="of:=[.N51]+0.8*(2*([.I52]-[.E52])*(1-[.I52])*[.I52]*[.C52])" office:value-type="float" office:value="0.399959699533249" calcext:value-type="float">
            <text:p>0.3999596995</text:p>
          </table:table-cell>
          <table:table-cell table:formula="of:=[.O51]+0.8*(2*([.I52]-[.E52])*(1-[.I52])*[.I52]*[.D52])" office:value-type="float" office:value="0.30027261725533" calcext:value-type="float">
            <text:p>0.3002726173</text:p>
          </table:table-cell>
          <table:table-cell table:formula="of:=[.P51]+0.8*(2*([.I52]-[.E52])*(1-[.I52])*[.I52])" office:value-type="float" office:value="0.399384144991619" calcext:value-type="float">
            <text:p>0.399384145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2]*[.A53])+([.M52]*[.B53])+([.N52]*[.C53])+([.O52]*[.D53])+[.P52]" office:value-type="float" office:value="7.95416289475749" calcext:value-type="float">
            <text:p>7.9541628948</text:p>
          </table:table-cell>
          <table:table-cell table:formula="of:=1/(1+EXP(-[.H53]))" office:value-type="float" office:value="0.999648926175437" calcext:value-type="float">
            <text:p>0.999648926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3]-[.E53])^2" office:value-type="float" office:value="0.999297975603704" calcext:value-type="float">
            <text:p>0.9992979756</text:p>
          </table:table-cell>
          <table:table-cell table:formula="of:=[.L52]+0.8*(2*([.I53]-[.E53])*(1-[.I53])*[.I53]*[.A53])" office:value-type="float" office:value="0.600604001812029" calcext:value-type="float">
            <text:p>0.6006040018</text:p>
          </table:table-cell>
          <table:table-cell table:style-name="ce8" table:formula="of:=[.M52]+0.8*(2*([.I53]-[.E53])*(1-[.I53])*[.I53]*[.B53])" office:value-type="float" office:value="0.549606696720528" calcext:value-type="float">
            <text:p>0.5496066967</text:p>
          </table:table-cell>
          <table:table-cell table:style-name="ce8" table:formula="of:=[.N52]+0.8*(2*([.I53]-[.E53])*(1-[.I53])*[.I53]*[.C53])" office:value-type="float" office:value="0.402822450808585" calcext:value-type="float">
            <text:p>0.4028224508</text:p>
          </table:table-cell>
          <table:table-cell table:formula="of:=[.O52]+0.8*(2*([.I53]-[.E53])*(1-[.I53])*[.I53]*[.D53])" office:value-type="float" office:value="0.301339132436337" calcext:value-type="float">
            <text:p>0.3013391324</text:p>
          </table:table-cell>
          <table:table-cell table:formula="of:=[.P52]+0.8*(2*([.I53]-[.E53])*(1-[.I53])*[.I53])" office:value-type="float" office:value="0.399945468771097" calcext:value-type="float">
            <text:p>0.3999454688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3]*[.A54])+([.M53]*[.B54])+([.N53]*[.C54])+([.O53]*[.D54])+[.P53]" office:value-type="float" office:value="9.32251860968505" calcext:value-type="float">
            <text:p>9.3225186097</text:p>
          </table:table-cell>
          <table:table-cell table:formula="of:=1/(1+EXP(-[.H54]))" office:value-type="float" office:value="0.999910619497658" calcext:value-type="float">
            <text:p>0.999910619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4]-[.E54])^2" office:value-type="float" office:value="0.999821246984191" calcext:value-type="float">
            <text:p>0.999821247</text:p>
          </table:table-cell>
          <table:table-cell table:formula="of:=[.L53]+0.8*(2*([.I54]-[.E54])*(1-[.I54])*[.I54]*[.A54])" office:value-type="float" office:value="0.60161918281952" calcext:value-type="float">
            <text:p>0.6016191828</text:p>
          </table:table-cell>
          <table:table-cell table:style-name="ce8" table:formula="of:=[.M53]+0.8*(2*([.I54]-[.E54])*(1-[.I54])*[.I54]*[.B54])" office:value-type="float" office:value="0.550035646442003" calcext:value-type="float">
            <text:p>0.5500356464</text:p>
          </table:table-cell>
          <table:table-cell table:style-name="ce8" table:formula="of:=[.N53]+0.8*(2*([.I54]-[.E54])*(1-[.I54])*[.I54]*[.C54])" office:value-type="float" office:value="0.403666051927485" calcext:value-type="float">
            <text:p>0.4036660519</text:p>
          </table:table-cell>
          <table:table-cell table:formula="of:=[.O53]+0.8*(2*([.I54]-[.E54])*(1-[.I54])*[.I54]*[.D54])" office:value-type="float" office:value="0.30163939724137" calcext:value-type="float">
            <text:p>0.3016393972</text:p>
          </table:table-cell>
          <table:table-cell table:formula="of:=[.P53]+0.8*(2*([.I54]-[.E54])*(1-[.I54])*[.I54])" office:value-type="float" office:value="0.400088452011588" calcext:value-type="float">
            <text:p>0.400088452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4]*[.A55])+([.M54]*[.B55])+([.N54]*[.C55])+([.O54]*[.D55])+[.P54]" office:value-type="float" office:value="8.58887348428476" calcext:value-type="float">
            <text:p>8.5888734843</text:p>
          </table:table-cell>
          <table:table-cell table:formula="of:=1/(1+EXP(-[.H55]))" office:value-type="float" office:value="0.999813868963065" calcext:value-type="float">
            <text:p>0.99981386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5]-[.E55])^2" office:value-type="float" office:value="0.999627772570894" calcext:value-type="float">
            <text:p>0.9996277726</text:p>
          </table:table-cell>
          <table:table-cell table:formula="of:=[.L54]+0.8*(2*([.I55]-[.E55])*(1-[.I55])*[.I55]*[.A55])" office:value-type="float" office:value="0.603494685298401" calcext:value-type="float">
            <text:p>0.6034946853</text:p>
          </table:table-cell>
          <table:table-cell table:style-name="ce8" table:formula="of:=[.M54]+0.8*(2*([.I55]-[.E55])*(1-[.I55])*[.I55]*[.B55])" office:value-type="float" office:value="0.550898972979901" calcext:value-type="float">
            <text:p>0.550898973</text:p>
          </table:table-cell>
          <table:table-cell table:style-name="ce8" table:formula="of:=[.N54]+0.8*(2*([.I55]-[.E55])*(1-[.I55])*[.I55]*[.C55])" office:value-type="float" office:value="0.405333165242047" calcext:value-type="float">
            <text:p>0.4053331652</text:p>
          </table:table-cell>
          <table:table-cell table:formula="of:=[.O54]+0.8*(2*([.I55]-[.E55])*(1-[.I55])*[.I55]*[.D55])" office:value-type="float" office:value="0.302175255092479" calcext:value-type="float">
            <text:p>0.3021752551</text:p>
          </table:table-cell>
          <table:table-cell table:formula="of:=[.P54]+0.8*(2*([.I55]-[.E55])*(1-[.I55])*[.I55])" office:value-type="float" office:value="0.40038615081776" calcext:value-type="float">
            <text:p>0.400386150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5]*[.A56])+([.M55]*[.B56])+([.N55]*[.C56])+([.O55]*[.D56])+[.P55]" office:value-type="float" office:value="8.9915164438044" calcext:value-type="float">
            <text:p>8.9915164438</text:p>
          </table:table-cell>
          <table:table-cell table:formula="of:=1/(1+EXP(-[.H56]))" office:value-type="float" office:value="0.999875554277039" calcext:value-type="float">
            <text:p>0.999875554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6]-[.E56])^2" office:value-type="float" office:value="0.999751124040816" calcext:value-type="float">
            <text:p>0.999751124</text:p>
          </table:table-cell>
          <table:table-cell table:formula="of:=[.L55]+0.8*(2*([.I56]-[.E56])*(1-[.I56])*[.I56]*[.A56])" office:value-type="float" office:value="0.604788598713087" calcext:value-type="float">
            <text:p>0.6047885987</text:p>
          </table:table-cell>
          <table:table-cell table:style-name="ce8" table:formula="of:=[.M55]+0.8*(2*([.I56]-[.E56])*(1-[.I56])*[.I56]*[.B56])" office:value-type="float" office:value="0.551496163786679" calcext:value-type="float">
            <text:p>0.5514961638</text:p>
          </table:table-cell>
          <table:table-cell table:style-name="ce8" table:formula="of:=[.N55]+0.8*(2*([.I56]-[.E56])*(1-[.I56])*[.I56]*[.C56])" office:value-type="float" office:value="0.406487734135151" calcext:value-type="float">
            <text:p>0.4064877341</text:p>
          </table:table-cell>
          <table:table-cell table:formula="of:=[.O55]+0.8*(2*([.I56]-[.E56])*(1-[.I56])*[.I56]*[.D56])" office:value-type="float" office:value="0.302613195017449" calcext:value-type="float">
            <text:p>0.302613195</text:p>
          </table:table-cell>
          <table:table-cell table:formula="of:=[.P55]+0.8*(2*([.I56]-[.E56])*(1-[.I56])*[.I56])" office:value-type="float" office:value="0.400585214420019" calcext:value-type="float">
            <text:p>0.4005852144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6]*[.A57])+([.M56]*[.B57])+([.N56]*[.C57])+([.O56]*[.D57])+[.P56]" office:value-type="float" office:value="9.96977381082816" calcext:value-type="float">
            <text:p>9.9697738108</text:p>
          </table:table-cell>
          <table:table-cell table:formula="of:=1/(1+EXP(-[.H57]))" office:value-type="float" office:value="0.999953209043125" calcext:value-type="float">
            <text:p>0.99995320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7]-[.E57])^2" office:value-type="float" office:value="0.999906420275644" calcext:value-type="float">
            <text:p>0.9999064203</text:p>
          </table:table-cell>
          <table:table-cell table:formula="of:=[.L56]+0.8*(2*([.I57]-[.E57])*(1-[.I57])*[.I57]*[.A57])" office:value-type="float" office:value="0.605357523503878" calcext:value-type="float">
            <text:p>0.6053575235</text:p>
          </table:table-cell>
          <table:table-cell table:style-name="ce8" table:formula="of:=[.M56]+0.8*(2*([.I57]-[.E57])*(1-[.I57])*[.I57]*[.B57])" office:value-type="float" office:value="0.551720739361991" calcext:value-type="float">
            <text:p>0.5517207394</text:p>
          </table:table-cell>
          <table:table-cell table:style-name="ce8" table:formula="of:=[.N56]+0.8*(2*([.I57]-[.E57])*(1-[.I57])*[.I57]*[.C57])" office:value-type="float" office:value="0.406981800400838" calcext:value-type="float">
            <text:p>0.4069818004</text:p>
          </table:table-cell>
          <table:table-cell table:formula="of:=[.O56]+0.8*(2*([.I57]-[.E57])*(1-[.I57])*[.I57]*[.D57])" office:value-type="float" office:value="0.302770397920168" calcext:value-type="float">
            <text:p>0.3027703979</text:p>
          </table:table-cell>
          <table:table-cell table:formula="of:=[.P56]+0.8*(2*([.I57]-[.E57])*(1-[.I57])*[.I57])" office:value-type="float" office:value="0.400660072945123" calcext:value-type="float">
            <text:p>0.400660072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7]*[.A58])+([.M57]*[.B58])+([.N57]*[.C58])+([.O57]*[.D58])+[.P57]" office:value-type="float" office:value="7.09234156478716" calcext:value-type="float">
            <text:p>7.0923415648</text:p>
          </table:table-cell>
          <table:table-cell table:formula="of:=1/(1+EXP(-[.H58]))" office:value-type="float" office:value="0.999169242537165" calcext:value-type="float">
            <text:p>0.99916924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8]-[.E58])^2" office:value-type="float" office:value="0.998339175232292" calcext:value-type="float">
            <text:p>0.9983391752</text:p>
          </table:table-cell>
          <table:table-cell table:formula="of:=[.L57]+0.8*(2*([.I58]-[.E58])*(1-[.I58])*[.I58]*[.A58])" office:value-type="float" office:value="0.611859844830752" calcext:value-type="float">
            <text:p>0.6118598448</text:p>
          </table:table-cell>
          <table:table-cell table:style-name="ce8" table:formula="of:=[.M57]+0.8*(2*([.I58]-[.E58])*(1-[.I58])*[.I58]*[.B58])" office:value-type="float" office:value="0.55503825024305" calcext:value-type="float">
            <text:p>0.5550382502</text:p>
          </table:table-cell>
          <table:table-cell table:style-name="ce8" table:formula="of:=[.N57]+0.8*(2*([.I58]-[.E58])*(1-[.I58])*[.I58]*[.C58])" office:value-type="float" office:value="0.412953319986743" calcext:value-type="float">
            <text:p>0.41295332</text:p>
          </table:table-cell>
          <table:table-cell table:formula="of:=[.O57]+0.8*(2*([.I58]-[.E58])*(1-[.I58])*[.I58]*[.D58])" office:value-type="float" office:value="0.305026305319287" calcext:value-type="float">
            <text:p>0.3050263053</text:p>
          </table:table-cell>
          <table:table-cell table:formula="of:=[.P57]+0.8*(2*([.I58]-[.E58])*(1-[.I58])*[.I58])" office:value-type="float" office:value="0.401987077297547" calcext:value-type="float">
            <text:p>0.4019870773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8]*[.A59])+([.M58]*[.B59])+([.N58]*[.C59])+([.O58]*[.D59])+[.P58]" office:value-type="float" office:value="9.62882813575808" calcext:value-type="float">
            <text:p>9.6288281358</text:p>
          </table:table-cell>
          <table:table-cell table:formula="of:=1/(1+EXP(-[.H59]))" office:value-type="float" office:value="0.999934200211749" calcext:value-type="float">
            <text:p>0.999934200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59]-[.E59])^2" office:value-type="float" office:value="0.99986840475311" calcext:value-type="float">
            <text:p>0.9998684048</text:p>
          </table:table-cell>
          <table:table-cell table:formula="of:=[.L58]+0.8*(2*([.I59]-[.E59])*(1-[.I59])*[.I59]*[.A59])" office:value-type="float" office:value="0.61262828522111" calcext:value-type="float">
            <text:p>0.6126282852</text:p>
          </table:table-cell>
          <table:table-cell table:style-name="ce8" table:formula="of:=[.M58]+0.8*(2*([.I59]-[.E59])*(1-[.I59])*[.I59]*[.B59])" office:value-type="float" office:value="0.555343521083055" calcext:value-type="float">
            <text:p>0.5553435211</text:p>
          </table:table-cell>
          <table:table-cell table:style-name="ce8" table:formula="of:=[.N58]+0.8*(2*([.I59]-[.E59])*(1-[.I59])*[.I59]*[.C59])" office:value-type="float" office:value="0.413616494570202" calcext:value-type="float">
            <text:p>0.4136164946</text:p>
          </table:table-cell>
          <table:table-cell table:formula="of:=[.O58]+0.8*(2*([.I59]-[.E59])*(1-[.I59])*[.I59]*[.D59])" office:value-type="float" office:value="0.305215783771704" calcext:value-type="float">
            <text:p>0.3052157838</text:p>
          </table:table-cell>
          <table:table-cell table:formula="of:=[.P58]+0.8*(2*([.I59]-[.E59])*(1-[.I59])*[.I59])" office:value-type="float" office:value="0.402092343104445" calcext:value-type="float">
            <text:p>0.4020923431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59]*[.A60])+([.M59]*[.B60])+([.N59]*[.C60])+([.O59]*[.D60])+[.P59]" office:value-type="float" office:value="8.84342473608976" calcext:value-type="float">
            <text:p>8.8434247361</text:p>
          </table:table-cell>
          <table:table-cell table:formula="of:=1/(1+EXP(-[.H60]))" office:value-type="float" office:value="0.999855693212128" calcext:value-type="float">
            <text:p>0.999855693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0]-[.E60])^2" office:value-type="float" office:value="0.999711407248705" calcext:value-type="float">
            <text:p>0.9997114072</text:p>
          </table:table-cell>
          <table:table-cell table:formula="of:=[.L59]+0.8*(2*([.I60]-[.E60])*(1-[.I60])*[.I60]*[.A60])" office:value-type="float" office:value="0.614174807543126" calcext:value-type="float">
            <text:p>0.6141748075</text:p>
          </table:table-cell>
          <table:table-cell table:style-name="ce8" table:formula="of:=[.M59]+0.8*(2*([.I60]-[.E60])*(1-[.I60])*[.I60]*[.B60])" office:value-type="float" office:value="0.555920581650971" calcext:value-type="float">
            <text:p>0.5559205817</text:p>
          </table:table-cell>
          <table:table-cell table:style-name="ce8" table:formula="of:=[.N59]+0.8*(2*([.I60]-[.E60])*(1-[.I60])*[.I60]*[.C60])" office:value-type="float" office:value="0.414955275087768" calcext:value-type="float">
            <text:p>0.4149552751</text:p>
          </table:table-cell>
          <table:table-cell table:formula="of:=[.O59]+0.8*(2*([.I60]-[.E60])*(1-[.I60])*[.I60]*[.D60])" office:value-type="float" office:value="0.305631267380604" calcext:value-type="float">
            <text:p>0.3056312674</text:p>
          </table:table-cell>
          <table:table-cell table:formula="of:=[.P59]+0.8*(2*([.I60]-[.E60])*(1-[.I60])*[.I60])" office:value-type="float" office:value="0.402323167331612" calcext:value-type="float">
            <text:p>0.4023231673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0]*[.A61])+([.M60]*[.B61])+([.N60]*[.C61])+([.O60]*[.D61])+[.P60]" office:value-type="float" office:value="10.1210012220725" calcext:value-type="float">
            <text:p>10.1210012221</text:p>
          </table:table-cell>
          <table:table-cell table:formula="of:=1/(1+EXP(-[.H61]))" office:value-type="float" office:value="0.999959775787679" calcext:value-type="float">
            <text:p>0.999959775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1]-[.E61])^2" office:value-type="float" office:value="0.999919553193344" calcext:value-type="float">
            <text:p>0.9999195532</text:p>
          </table:table-cell>
          <table:table-cell table:formula="of:=[.L60]+0.8*(2*([.I61]-[.E61])*(1-[.I61])*[.I61]*[.A61])" office:value-type="float" office:value="0.614638153191392" calcext:value-type="float">
            <text:p>0.6146381532</text:p>
          </table:table-cell>
          <table:table-cell table:style-name="ce8" table:formula="of:=[.M60]+0.8*(2*([.I61]-[.E61])*(1-[.I61])*[.I61]*[.B61])" office:value-type="float" office:value="0.556152254475104" calcext:value-type="float">
            <text:p>0.5561522545</text:p>
          </table:table-cell>
          <table:table-cell table:style-name="ce8" table:formula="of:=[.N60]+0.8*(2*([.I61]-[.E61])*(1-[.I61])*[.I61]*[.C61])" office:value-type="float" office:value="0.415347831817549" calcext:value-type="float">
            <text:p>0.4153478318</text:p>
          </table:table-cell>
          <table:table-cell table:formula="of:=[.O60]+0.8*(2*([.I61]-[.E61])*(1-[.I61])*[.I61]*[.D61])" office:value-type="float" office:value="0.305792151286252" calcext:value-type="float">
            <text:p>0.3057921513</text:p>
          </table:table-cell>
          <table:table-cell table:formula="of:=[.P60]+0.8*(2*([.I61]-[.E61])*(1-[.I61])*[.I61])" office:value-type="float" office:value="0.402387520893871" calcext:value-type="float">
            <text:p>0.4023875209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1]*[.A62])+([.M61]*[.B62])+([.N61]*[.C62])+([.O61]*[.D62])+[.P61]" office:value-type="float" office:value="8.90708097580025" calcext:value-type="float">
            <text:p>8.9070809758</text:p>
          </table:table-cell>
          <table:table-cell table:formula="of:=1/(1+EXP(-[.H62]))" office:value-type="float" office:value="0.999864591766849" calcext:value-type="float">
            <text:p>0.999864591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2]-[.E62])^2" office:value-type="float" office:value="0.999729201869089" calcext:value-type="float">
            <text:p>0.9997292019</text:p>
          </table:table-cell>
          <table:table-cell table:formula="of:=[.L61]+0.8*(2*([.I62]-[.E62])*(1-[.I62])*[.I62]*[.A62])" office:value-type="float" office:value="0.616046017465874" calcext:value-type="float">
            <text:p>0.6160460175</text:p>
          </table:table-cell>
          <table:table-cell table:style-name="ce8" table:formula="of:=[.M61]+0.8*(2*([.I62]-[.E62])*(1-[.I62])*[.I62]*[.B62])" office:value-type="float" office:value="0.556845356887157" calcext:value-type="float">
            <text:p>0.5568453569</text:p>
          </table:table-cell>
          <table:table-cell table:style-name="ce8" table:formula="of:=[.N61]+0.8*(2*([.I62]-[.E62])*(1-[.I62])*[.I62]*[.C62])" office:value-type="float" office:value="0.416452463786758" calcext:value-type="float">
            <text:p>0.4164524638</text:p>
          </table:table-cell>
          <table:table-cell table:formula="of:=[.O61]+0.8*(2*([.I62]-[.E62])*(1-[.I62])*[.I62]*[.D62])" office:value-type="float" office:value="0.306225340293785" calcext:value-type="float">
            <text:p>0.3062253403</text:p>
          </table:table-cell>
          <table:table-cell table:formula="of:=[.P61]+0.8*(2*([.I62]-[.E62])*(1-[.I62])*[.I62])" office:value-type="float" office:value="0.402604115397637" calcext:value-type="float">
            <text:p>0.4026041154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2]*[.A63])+([.M62]*[.B63])+([.N62]*[.C63])+([.O62]*[.D63])+[.P62]" office:value-type="float" office:value="8.63780729540256" calcext:value-type="float">
            <text:p>8.6378072954</text:p>
          </table:table-cell>
          <table:table-cell table:formula="of:=1/(1+EXP(-[.H63]))" office:value-type="float" office:value="0.999822756232413" calcext:value-type="float">
            <text:p>0.999822756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3]-[.E63])^2" office:value-type="float" office:value="0.999645543880179" calcext:value-type="float">
            <text:p>0.9996455439</text:p>
          </table:table-cell>
          <table:table-cell table:formula="of:=[.L62]+0.8*(2*([.I63]-[.E63])*(1-[.I63])*[.I63]*[.A63])" office:value-type="float" office:value="0.617860350316551" calcext:value-type="float">
            <text:p>0.6178603503</text:p>
          </table:table-cell>
          <table:table-cell table:style-name="ce8" table:formula="of:=[.M62]+0.8*(2*([.I63]-[.E63])*(1-[.I63])*[.I63]*[.B63])" office:value-type="float" office:value="0.557610778558537" calcext:value-type="float">
            <text:p>0.5576107786</text:p>
          </table:table-cell>
          <table:table-cell table:style-name="ce8" table:formula="of:=[.N62]+0.8*(2*([.I63]-[.E63])*(1-[.I63])*[.I63]*[.C63])" office:value-type="float" office:value="0.417954958178725" calcext:value-type="float">
            <text:p>0.4179549582</text:p>
          </table:table-cell>
          <table:table-cell table:formula="of:=[.O62]+0.8*(2*([.I63]-[.E63])*(1-[.I63])*[.I63]*[.D63])" office:value-type="float" office:value="0.30676397035883" calcext:value-type="float">
            <text:p>0.3067639704</text:p>
          </table:table-cell>
          <table:table-cell table:formula="of:=[.P62]+0.8*(2*([.I63]-[.E63])*(1-[.I63])*[.I63])" office:value-type="float" office:value="0.402887604905555" calcext:value-type="float">
            <text:p>0.4028876049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3]*[.A64])+([.M63]*[.B64])+([.N63]*[.C64])+([.O63]*[.D64])+[.P63]" office:value-type="float" office:value="9.22012693047025" calcext:value-type="float">
            <text:p>9.2201269305</text:p>
          </table:table-cell>
          <table:table-cell table:formula="of:=1/(1+EXP(-[.H64]))" office:value-type="float" office:value="0.999900983687798" calcext:value-type="float">
            <text:p>0.999900983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4]-[.E64])^2" office:value-type="float" office:value="0.999801977179826" calcext:value-type="float">
            <text:p>0.9998019772</text:p>
          </table:table-cell>
          <table:table-cell table:formula="of:=[.L63]+0.8*(2*([.I64]-[.E64])*(1-[.I64])*[.I64]*[.A64])" office:value-type="float" office:value="0.618937434463825" calcext:value-type="float">
            <text:p>0.6189374345</text:p>
          </table:table-cell>
          <table:table-cell table:style-name="ce8" table:formula="of:=[.M63]+0.8*(2*([.I64]-[.E64])*(1-[.I64])*[.I64]*[.B64])" office:value-type="float" office:value="0.558085962741157" calcext:value-type="float">
            <text:p>0.5580859627</text:p>
          </table:table-cell>
          <table:table-cell table:style-name="ce8" table:formula="of:=[.N63]+0.8*(2*([.I64]-[.E64])*(1-[.I64])*[.I64]*[.C64])" office:value-type="float" office:value="0.418826129180196" calcext:value-type="float">
            <text:p>0.4188261292</text:p>
          </table:table-cell>
          <table:table-cell table:formula="of:=[.O63]+0.8*(2*([.I64]-[.E64])*(1-[.I64])*[.I64]*[.D64])" office:value-type="float" office:value="0.307096599286664" calcext:value-type="float">
            <text:p>0.3070965993</text:p>
          </table:table-cell>
          <table:table-cell table:formula="of:=[.P63]+0.8*(2*([.I64]-[.E64])*(1-[.I64])*[.I64])" office:value-type="float" office:value="0.403045999633096" calcext:value-type="float">
            <text:p>0.4030459996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4]*[.A65])+([.M64]*[.B65])+([.N64]*[.C65])+([.O64]*[.D65])+[.P64]" office:value-type="float" office:value="8.0345281274041" calcext:value-type="float">
            <text:p>8.0345281274</text:p>
          </table:table-cell>
          <table:table-cell table:formula="of:=1/(1+EXP(-[.H65]))" office:value-type="float" office:value="0.999676027574515" calcext:value-type="float">
            <text:p>0.999676027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5]-[.E65])^2" office:value-type="float" office:value="0.999352160107162" calcext:value-type="float">
            <text:p>0.9993521601</text:p>
          </table:table-cell>
          <table:table-cell table:formula="of:=[.L64]+0.8*(2*([.I65]-[.E65])*(1-[.I65])*[.I65]*[.A65])" office:value-type="float" office:value="0.621890148858028" calcext:value-type="float">
            <text:p>0.6218901489</text:p>
          </table:table-cell>
          <table:table-cell table:style-name="ce8" table:formula="of:=[.M64]+0.8*(2*([.I65]-[.E65])*(1-[.I65])*[.I65]*[.B65])" office:value-type="float" office:value="0.559381012914053" calcext:value-type="float">
            <text:p>0.5593810129</text:p>
          </table:table-cell>
          <table:table-cell table:style-name="ce8" table:formula="of:=[.N64]+0.8*(2*([.I65]-[.E65])*(1-[.I65])*[.I65]*[.C65])" office:value-type="float" office:value="0.421416229525988" calcext:value-type="float">
            <text:p>0.4214162295</text:p>
          </table:table-cell>
          <table:table-cell table:formula="of:=[.O64]+0.8*(2*([.I65]-[.E65])*(1-[.I65])*[.I65]*[.D65])" office:value-type="float" office:value="0.308132639424981" calcext:value-type="float">
            <text:p>0.3081326394</text:p>
          </table:table-cell>
          <table:table-cell table:formula="of:=[.P64]+0.8*(2*([.I65]-[.E65])*(1-[.I65])*[.I65])" office:value-type="float" office:value="0.403564019702254" calcext:value-type="float">
            <text:p>0.4035640197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5]*[.A66])+([.M65]*[.B66])+([.N65]*[.C66])+([.O65]*[.D66])+[.P65]" office:value-type="float" office:value="8.46553482444066" calcext:value-type="float">
            <text:p>8.4655348244</text:p>
          </table:table-cell>
          <table:table-cell table:formula="of:=1/(1+EXP(-[.H66]))" office:value-type="float" office:value="0.999789441157156" calcext:value-type="float">
            <text:p>0.99978944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6]-[.E66])^2" office:value-type="float" office:value="0.999578926649338" calcext:value-type="float">
            <text:p>0.9995789266</text:p>
          </table:table-cell>
          <table:table-cell table:formula="of:=[.L65]+0.8*(2*([.I66]-[.E66])*(1-[.I66])*[.I66]*[.A66])" office:value-type="float" office:value="0.623843312148161" calcext:value-type="float">
            <text:p>0.6238433121</text:p>
          </table:table-cell>
          <table:table-cell table:style-name="ce8" table:formula="of:=[.M65]+0.8*(2*([.I66]-[.E66])*(1-[.I66])*[.I66]*[.B66])" office:value-type="float" office:value="0.56032391932998" calcext:value-type="float">
            <text:p>0.5603239193</text:p>
          </table:table-cell>
          <table:table-cell table:style-name="ce8" table:formula="of:=[.N65]+0.8*(2*([.I66]-[.E66])*(1-[.I66])*[.I66]*[.C66])" office:value-type="float" office:value="0.42313366621214" calcext:value-type="float">
            <text:p>0.4231336662</text:p>
          </table:table-cell>
          <table:table-cell table:formula="of:=[.O65]+0.8*(2*([.I66]-[.E66])*(1-[.I66])*[.I66]*[.D66])" office:value-type="float" office:value="0.308940844924347" calcext:value-type="float">
            <text:p>0.3089408449</text:p>
          </table:table-cell>
          <table:table-cell table:formula="of:=[.P65]+0.8*(2*([.I66]-[.E66])*(1-[.I66])*[.I66])" office:value-type="float" office:value="0.403900771993656" calcext:value-type="float">
            <text:p>0.40390077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6]*[.A67])+([.M66]*[.B67])+([.N66]*[.C67])+([.O66]*[.D67])+[.P66]" office:value-type="float" office:value="9.14270688584817" calcext:value-type="float">
            <text:p>9.1427068858</text:p>
          </table:table-cell>
          <table:table-cell table:formula="of:=1/(1+EXP(-[.H67]))" office:value-type="float" office:value="0.999893014139536" calcext:value-type="float">
            <text:p>0.99989301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7]-[.E67])^2" office:value-type="float" office:value="0.999786039725047" calcext:value-type="float">
            <text:p>0.9997860397</text:p>
          </table:table-cell>
          <table:table-cell table:formula="of:=[.L66]+0.8*(2*([.I67]-[.E67])*(1-[.I67])*[.I67]*[.A67])" office:value-type="float" office:value="0.624938612958295" calcext:value-type="float">
            <text:p>0.624938613</text:p>
          </table:table-cell>
          <table:table-cell table:style-name="ce8" table:formula="of:=[.M66]+0.8*(2*([.I67]-[.E67])*(1-[.I67])*[.I67]*[.B67])" office:value-type="float" office:value="0.560871569735047" calcext:value-type="float">
            <text:p>0.5608715697</text:p>
          </table:table-cell>
          <table:table-cell table:style-name="ce8" table:formula="of:=[.N66]+0.8*(2*([.I67]-[.E67])*(1-[.I67])*[.I67]*[.C67])" office:value-type="float" office:value="0.424040712195532" calcext:value-type="float">
            <text:p>0.4240407122</text:p>
          </table:table-cell>
          <table:table-cell table:formula="of:=[.O66]+0.8*(2*([.I67]-[.E67])*(1-[.I67])*[.I67]*[.D67])" office:value-type="float" office:value="0.309334468652989" calcext:value-type="float">
            <text:p>0.3093344687</text:p>
          </table:table-cell>
          <table:table-cell table:formula="of:=[.P66]+0.8*(2*([.I67]-[.E67])*(1-[.I67])*[.I67])" office:value-type="float" office:value="0.40407191274524" calcext:value-type="float">
            <text:p>0.4040719127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7]*[.A68])+([.M67]*[.B68])+([.N67]*[.C68])+([.O67]*[.D68])+[.P67]" office:value-type="float" office:value="9.03781356683011" calcext:value-type="float">
            <text:p>9.0378135668</text:p>
          </table:table-cell>
          <table:table-cell table:formula="of:=1/(1+EXP(-[.H68]))" office:value-type="float" office:value="0.999881183751694" calcext:value-type="float">
            <text:p>0.999881183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8]-[.E68])^2" office:value-type="float" office:value="0.99976238162069" calcext:value-type="float">
            <text:p>0.9997623816</text:p>
          </table:table-cell>
          <table:table-cell table:formula="of:=[.L67]+0.8*(2*([.I68]-[.E68])*(1-[.I68])*[.I68]*[.A68])" office:value-type="float" office:value="0.626174008318261" calcext:value-type="float">
            <text:p>0.6261740083</text:p>
          </table:table-cell>
          <table:table-cell table:style-name="ce8" table:formula="of:=[.M67]+0.8*(2*([.I68]-[.E68])*(1-[.I68])*[.I68]*[.B68])" office:value-type="float" office:value="0.561441752208877" calcext:value-type="float">
            <text:p>0.5614417522</text:p>
          </table:table-cell>
          <table:table-cell table:style-name="ce8" table:formula="of:=[.N67]+0.8*(2*([.I68]-[.E68])*(1-[.I68])*[.I68]*[.C68])" office:value-type="float" office:value="0.425086046730888" calcext:value-type="float">
            <text:p>0.4250860467</text:p>
          </table:table-cell>
          <table:table-cell table:formula="of:=[.O67]+0.8*(2*([.I68]-[.E68])*(1-[.I68])*[.I68]*[.D68])" office:value-type="float" office:value="0.309676578137287" calcext:value-type="float">
            <text:p>0.3096765781</text:p>
          </table:table-cell>
          <table:table-cell table:formula="of:=[.P67]+0.8*(2*([.I68]-[.E68])*(1-[.I68])*[.I68])" office:value-type="float" office:value="0.40426197356985" calcext:value-type="float">
            <text:p>0.4042619736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8]*[.A69])+([.M68]*[.B69])+([.N68]*[.C69])+([.O68]*[.D69])+[.P68]" office:value-type="float" office:value="10.8886454810132" calcext:value-type="float">
            <text:p>10.888645481</text:p>
          </table:table-cell>
          <table:table-cell table:formula="of:=1/(1+EXP(-[.H69]))" office:value-type="float" office:value="0.99998133133578" calcext:value-type="float">
            <text:p>0.999981331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69]-[.E69])^2" office:value-type="float" office:value="0.999962663020079" calcext:value-type="float">
            <text:p>0.999962663</text:p>
          </table:table-cell>
          <table:table-cell table:formula="of:=[.L68]+0.8*(2*([.I69]-[.E69])*(1-[.I69])*[.I69]*[.A69])" office:value-type="float" office:value="0.62640399767402" calcext:value-type="float">
            <text:p>0.6264039977</text:p>
          </table:table-cell>
          <table:table-cell table:style-name="ce8" table:formula="of:=[.M68]+0.8*(2*([.I69]-[.E69])*(1-[.I69])*[.I69]*[.B69])" office:value-type="float" office:value="0.561555253449381" calcext:value-type="float">
            <text:p>0.5615552534</text:p>
          </table:table-cell>
          <table:table-cell table:style-name="ce8" table:formula="of:=[.N68]+0.8*(2*([.I69]-[.E69])*(1-[.I69])*[.I69]*[.C69])" office:value-type="float" office:value="0.425286167339146" calcext:value-type="float">
            <text:p>0.4252861673</text:p>
          </table:table-cell>
          <table:table-cell table:formula="of:=[.O68]+0.8*(2*([.I69]-[.E69])*(1-[.I69])*[.I69]*[.D69])" office:value-type="float" office:value="0.309742289381789" calcext:value-type="float">
            <text:p>0.3097422894</text:p>
          </table:table-cell>
          <table:table-cell table:formula="of:=[.P68]+0.8*(2*([.I69]-[.E69])*(1-[.I69])*[.I69])" office:value-type="float" office:value="0.404291842317351" calcext:value-type="float">
            <text:p>0.4042918423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69]*[.A70])+([.M69]*[.B70])+([.N69]*[.C70])+([.O69]*[.D70])+[.P69]" office:value-type="float" office:value="10.3345281035939" calcext:value-type="float">
            <text:p>10.3345281036</text:p>
          </table:table-cell>
          <table:table-cell table:formula="of:=1/(1+EXP(-[.H70]))" office:value-type="float" office:value="0.999967509427729" calcext:value-type="float">
            <text:p>0.999967509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0]-[.E70])^2" office:value-type="float" office:value="0.999935019911096" calcext:value-type="float">
            <text:p>0.9999350199</text:p>
          </table:table-cell>
          <table:table-cell table:formula="of:=[.L69]+0.8*(2*([.I70]-[.E70])*(1-[.I70])*[.I70]*[.A70])" office:value-type="float" office:value="0.626804255513913" calcext:value-type="float">
            <text:p>0.6268042555</text:p>
          </table:table-cell>
          <table:table-cell table:style-name="ce8" table:formula="of:=[.M69]+0.8*(2*([.I70]-[.E70])*(1-[.I70])*[.I70]*[.B70])" office:value-type="float" office:value="0.561690405447268" calcext:value-type="float">
            <text:p>0.5616904054</text:p>
          </table:table-cell>
          <table:table-cell table:style-name="ce8" table:formula="of:=[.N69]+0.8*(2*([.I70]-[.E70])*(1-[.I70])*[.I70]*[.C70])" office:value-type="float" office:value="0.42564483994892" calcext:value-type="float">
            <text:p>0.4256448399</text:p>
          </table:table-cell>
          <table:table-cell table:formula="of:=[.O69]+0.8*(2*([.I70]-[.E70])*(1-[.I70])*[.I70]*[.D70])" office:value-type="float" office:value="0.309861846918381" calcext:value-type="float">
            <text:p>0.3098618469</text:p>
          </table:table-cell>
          <table:table-cell table:formula="of:=[.P69]+0.8*(2*([.I70]-[.E70])*(1-[.I70])*[.I70])" office:value-type="float" office:value="0.404343823855" calcext:value-type="float">
            <text:p>0.404343823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0]*[.A71])+([.M70]*[.B71])+([.N70]*[.C71])+([.O70]*[.D71])+[.P70]" office:value-type="float" office:value="7.99390521904464" calcext:value-type="float">
            <text:p>7.993905219</text:p>
          </table:table-cell>
          <table:table-cell table:formula="of:=1/(1+EXP(-[.H71]))" office:value-type="float" office:value="0.999662600434466" calcext:value-type="float">
            <text:p>0.999662600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1]-[.E71])^2" office:value-type="float" office:value="0.999325314707399" calcext:value-type="float">
            <text:p>0.9993253147</text:p>
          </table:table-cell>
          <table:table-cell table:formula="of:=[.L70]+0.8*(2*([.I71]-[.E71])*(1-[.I71])*[.I71]*[.A71])" office:value-type="float" office:value="0.630041106013202" calcext:value-type="float">
            <text:p>0.630041106</text:p>
          </table:table-cell>
          <table:table-cell table:style-name="ce8" table:formula="of:=[.M70]+0.8*(2*([.I71]-[.E71])*(1-[.I71])*[.I71]*[.B71])" office:value-type="float" office:value="0.56287725063034" calcext:value-type="float">
            <text:p>0.5628772506</text:p>
          </table:table-cell>
          <table:table-cell table:style-name="ce8" table:formula="of:=[.N70]+0.8*(2*([.I71]-[.E71])*(1-[.I71])*[.I71]*[.C71])" office:value-type="float" office:value="0.428342215364994" calcext:value-type="float">
            <text:p>0.4283422154</text:p>
          </table:table-cell>
          <table:table-cell table:formula="of:=[.O70]+0.8*(2*([.I71]-[.E71])*(1-[.I71])*[.I71]*[.D71])" office:value-type="float" office:value="0.310671059543203" calcext:value-type="float">
            <text:p>0.3106710595</text:p>
          </table:table-cell>
          <table:table-cell table:formula="of:=[.P70]+0.8*(2*([.I71]-[.E71])*(1-[.I71])*[.I71])" office:value-type="float" office:value="0.404883298938214" calcext:value-type="float">
            <text:p>0.404883298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1]*[.A72])+([.M71]*[.B72])+([.N71]*[.C72])+([.O71]*[.D72])+[.P71]" office:value-type="float" office:value="9.70946819697623" calcext:value-type="float">
            <text:p>9.709468197</text:p>
          </table:table-cell>
          <table:table-cell table:formula="of:=1/(1+EXP(-[.H72]))" office:value-type="float" office:value="0.999939297695859" calcext:value-type="float">
            <text:p>0.999939297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2]-[.E72])^2" office:value-type="float" office:value="0.999878599076487" calcext:value-type="float">
            <text:p>0.9998785991</text:p>
          </table:table-cell>
          <table:table-cell table:formula="of:=[.L71]+0.8*(2*([.I72]-[.E72])*(1-[.I72])*[.I72]*[.A72])" office:value-type="float" office:value="0.630711178093677" calcext:value-type="float">
            <text:p>0.6307111781</text:p>
          </table:table-cell>
          <table:table-cell table:style-name="ce8" table:formula="of:=[.M71]+0.8*(2*([.I72]-[.E72])*(1-[.I72])*[.I72]*[.B72])" office:value-type="float" office:value="0.563188008696647" calcext:value-type="float">
            <text:p>0.5631880087</text:p>
          </table:table-cell>
          <table:table-cell table:style-name="ce8" table:formula="of:=[.N71]+0.8*(2*([.I72]-[.E72])*(1-[.I72])*[.I72]*[.C72])" office:value-type="float" office:value="0.428895753170604" calcext:value-type="float">
            <text:p>0.4288957532</text:p>
          </table:table-cell>
          <table:table-cell table:formula="of:=[.O71]+0.8*(2*([.I72]-[.E72])*(1-[.I72])*[.I72]*[.D72])" office:value-type="float" office:value="0.310894416903362" calcext:value-type="float">
            <text:p>0.3108944169</text:p>
          </table:table-cell>
          <table:table-cell table:formula="of:=[.P71]+0.8*(2*([.I72]-[.E72])*(1-[.I72])*[.I72])" office:value-type="float" office:value="0.404980410833935" calcext:value-type="float">
            <text:p>0.4049804108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2]*[.A73])+([.M72]*[.B73])+([.N72]*[.C73])+([.O72]*[.D73])+[.P72]" office:value-type="float" office:value="8.23726745685182" calcext:value-type="float">
            <text:p>8.2372674569</text:p>
          </table:table-cell>
          <table:table-cell table:formula="of:=1/(1+EXP(-[.H73]))" office:value-type="float" office:value="0.999735463687343" calcext:value-type="float">
            <text:p>0.999735463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3]-[.E73])^2" office:value-type="float" office:value="0.999470997354146" calcext:value-type="float">
            <text:p>0.9994709974</text:p>
          </table:table-cell>
          <table:table-cell table:formula="of:=[.L72]+0.8*(2*([.I73]-[.E73])*(1-[.I73])*[.I73]*[.A73])" office:value-type="float" office:value="0.633080169589017" calcext:value-type="float">
            <text:p>0.6330801696</text:p>
          </table:table-cell>
          <table:table-cell table:style-name="ce8" table:formula="of:=[.M72]+0.8*(2*([.I73]-[.E73])*(1-[.I73])*[.I73]*[.B73])" office:value-type="float" office:value="0.564372504444318" calcext:value-type="float">
            <text:p>0.5643725044</text:p>
          </table:table-cell>
          <table:table-cell table:style-name="ce8" table:formula="of:=[.N72]+0.8*(2*([.I73]-[.E73])*(1-[.I73])*[.I73]*[.C73])" office:value-type="float" office:value="0.430968620729027" calcext:value-type="float">
            <text:p>0.4309686207</text:p>
          </table:table-cell>
          <table:table-cell table:formula="of:=[.O72]+0.8*(2*([.I73]-[.E73])*(1-[.I73])*[.I73]*[.D73])" office:value-type="float" office:value="0.311740485294554" calcext:value-type="float">
            <text:p>0.3117404853</text:p>
          </table:table-cell>
          <table:table-cell table:formula="of:=[.P72]+0.8*(2*([.I73]-[.E73])*(1-[.I73])*[.I73])" office:value-type="float" office:value="0.405403445029532" calcext:value-type="float">
            <text:p>0.405403445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3]*[.A74])+([.M73]*[.B74])+([.N73]*[.C74])+([.O73]*[.D74])+[.P73]" office:value-type="float" office:value="10.3713344927826" calcext:value-type="float">
            <text:p>10.3713344928</text:p>
          </table:table-cell>
          <table:table-cell table:formula="of:=1/(1+EXP(-[.H74]))" office:value-type="float" office:value="0.999968683511493" calcext:value-type="float">
            <text:p>0.99996868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4]-[.E74])^2" office:value-type="float" office:value="0.999937368003709" calcext:value-type="float">
            <text:p>0.999937368</text:p>
          </table:table-cell>
          <table:table-cell table:formula="of:=[.L73]+0.8*(2*([.I74]-[.E74])*(1-[.I74])*[.I74]*[.A74])" office:value-type="float" office:value="0.6334659645628" calcext:value-type="float">
            <text:p>0.6334659646</text:p>
          </table:table-cell>
          <table:table-cell table:style-name="ce8" table:formula="of:=[.M73]+0.8*(2*([.I74]-[.E74])*(1-[.I74])*[.I74]*[.B74])" office:value-type="float" office:value="0.564512793525693" calcext:value-type="float">
            <text:p>0.5645127935</text:p>
          </table:table-cell>
          <table:table-cell table:style-name="ce8" table:formula="of:=[.N73]+0.8*(2*([.I74]-[.E74])*(1-[.I74])*[.I74]*[.C74])" office:value-type="float" office:value="0.431304312459461" calcext:value-type="float">
            <text:p>0.4313043125</text:p>
          </table:table-cell>
          <table:table-cell table:formula="of:=[.O73]+0.8*(2*([.I74]-[.E74])*(1-[.I74])*[.I74]*[.D74])" office:value-type="float" office:value="0.311840691781251" calcext:value-type="float">
            <text:p>0.3118406918</text:p>
          </table:table-cell>
          <table:table-cell table:formula="of:=[.P73]+0.8*(2*([.I74]-[.E74])*(1-[.I74])*[.I74])" office:value-type="float" office:value="0.40545354827288" calcext:value-type="float">
            <text:p>0.405453548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4]*[.A75])+([.M74]*[.B75])+([.N74]*[.C75])+([.O74]*[.D75])+[.P74]" office:value-type="float" office:value="8.59517804379551" calcext:value-type="float">
            <text:p>8.5951780438</text:p>
          </table:table-cell>
          <table:table-cell table:formula="of:=1/(1+EXP(-[.H75]))" office:value-type="float" office:value="0.999815038529543" calcext:value-type="float">
            <text:p>0.99981503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5]-[.E75])^2" office:value-type="float" office:value="0.999630111269831" calcext:value-type="float">
            <text:p>0.9996301113</text:p>
          </table:table-cell>
          <table:table-cell table:formula="of:=[.L74]+0.8*(2*([.I75]-[.E75])*(1-[.I75])*[.I75]*[.A75])" office:value-type="float" office:value="0.635329686560165" calcext:value-type="float">
            <text:p>0.6353296866</text:p>
          </table:table-cell>
          <table:table-cell table:style-name="ce8" table:formula="of:=[.M74]+0.8*(2*([.I75]-[.E75])*(1-[.I75])*[.I75]*[.B75])" office:value-type="float" office:value="0.565311531524564" calcext:value-type="float">
            <text:p>0.5653115315</text:p>
          </table:table-cell>
          <table:table-cell table:style-name="ce8" table:formula="of:=[.N74]+0.8*(2*([.I75]-[.E75])*(1-[.I75])*[.I75]*[.C75])" office:value-type="float" office:value="0.432753874012967" calcext:value-type="float">
            <text:p>0.432753874</text:p>
          </table:table-cell>
          <table:table-cell table:formula="of:=[.O74]+0.8*(2*([.I75]-[.E75])*(1-[.I75])*[.I75]*[.D75])" office:value-type="float" office:value="0.312373183780498" calcext:value-type="float">
            <text:p>0.3123731838</text:p>
          </table:table-cell>
          <table:table-cell table:formula="of:=[.P74]+0.8*(2*([.I75]-[.E75])*(1-[.I75])*[.I75])" office:value-type="float" office:value="0.405749377161351" calcext:value-type="float">
            <text:p>0.405749377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5]*[.A76])+([.M75]*[.B76])+([.N75]*[.C76])+([.O75]*[.D76])+[.P75]" office:value-type="float" office:value="9.65066709895848" calcext:value-type="float">
            <text:p>9.650667099</text:p>
          </table:table-cell>
          <table:table-cell table:formula="of:=1/(1+EXP(-[.H76]))" office:value-type="float" office:value="0.999935621541715" calcext:value-type="float">
            <text:p>0.999935621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6]-[.E76])^2" office:value-type="float" office:value="0.999871247228015" calcext:value-type="float">
            <text:p>0.9998712472</text:p>
          </table:table-cell>
          <table:table-cell table:formula="of:=[.L75]+0.8*(2*([.I76]-[.E76])*(1-[.I76])*[.I76]*[.A76])" office:value-type="float" office:value="0.636019734775921" calcext:value-type="float">
            <text:p>0.6360197348</text:p>
          </table:table-cell>
          <table:table-cell table:style-name="ce8" table:formula="of:=[.M75]+0.8*(2*([.I76]-[.E76])*(1-[.I76])*[.I76]*[.B76])" office:value-type="float" office:value="0.565651406018892" calcext:value-type="float">
            <text:p>0.565651406</text:p>
          </table:table-cell>
          <table:table-cell table:style-name="ce8" table:formula="of:=[.N75]+0.8*(2*([.I76]-[.E76])*(1-[.I76])*[.I76]*[.C76])" office:value-type="float" office:value="0.433340929957715" calcext:value-type="float">
            <text:p>0.43334093</text:p>
          </table:table-cell>
          <table:table-cell table:formula="of:=[.O75]+0.8*(2*([.I76]-[.E76])*(1-[.I76])*[.I76]*[.D76])" office:value-type="float" office:value="0.312589467549616" calcext:value-type="float">
            <text:p>0.3125894675</text:p>
          </table:table-cell>
          <table:table-cell table:formula="of:=[.P75]+0.8*(2*([.I76]-[.E76])*(1-[.I76])*[.I76])" office:value-type="float" office:value="0.405852369432359" calcext:value-type="float">
            <text:p>0.405852369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6]*[.A77])+([.M76]*[.B77])+([.N76]*[.C77])+([.O76]*[.D77])+[.P76]" office:value-type="float" office:value="9.95798558041505" calcext:value-type="float">
            <text:p>9.9579855804</text:p>
          </table:table-cell>
          <table:table-cell table:formula="of:=1/(1+EXP(-[.H77]))" office:value-type="float" office:value="0.99995265422291" calcext:value-type="float">
            <text:p>0.999952654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7]-[.E77])^2" office:value-type="float" office:value="0.999905310687442" calcext:value-type="float">
            <text:p>0.9999053107</text:p>
          </table:table-cell>
          <table:table-cell table:formula="of:=[.L76]+0.8*(2*([.I77]-[.E77])*(1-[.I77])*[.I77]*[.A77])" office:value-type="float" office:value="0.636565106482237" calcext:value-type="float">
            <text:p>0.6365651065</text:p>
          </table:table-cell>
          <table:table-cell table:style-name="ce8" table:formula="of:=[.M76]+0.8*(2*([.I77]-[.E77])*(1-[.I77])*[.I77]*[.B77])" office:value-type="float" office:value="0.565893793443921" calcext:value-type="float">
            <text:p>0.5658937934</text:p>
          </table:table-cell>
          <table:table-cell table:style-name="ce8" table:formula="of:=[.N76]+0.8*(2*([.I77]-[.E77])*(1-[.I77])*[.I77]*[.C77])" office:value-type="float" office:value="0.433795406379645" calcext:value-type="float">
            <text:p>0.4337954064</text:p>
          </table:table-cell>
          <table:table-cell table:formula="of:=[.O76]+0.8*(2*([.I77]-[.E77])*(1-[.I77])*[.I77]*[.D77])" office:value-type="float" office:value="0.312725810476195" calcext:value-type="float">
            <text:p>0.3127258105</text:p>
          </table:table-cell>
          <table:table-cell table:formula="of:=[.P76]+0.8*(2*([.I77]-[.E77])*(1-[.I77])*[.I77])" office:value-type="float" office:value="0.405928115502681" calcext:value-type="float">
            <text:p>0.4059281155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7]*[.A78])+([.M77]*[.B78])+([.N77]*[.C78])+([.O77]*[.D78])+[.P77]" office:value-type="float" office:value="8.58225880681497" calcext:value-type="float">
            <text:p>8.5822588068</text:p>
          </table:table-cell>
          <table:table-cell table:formula="of:=1/(1+EXP(-[.H78]))" office:value-type="float" office:value="0.99981263391676" calcext:value-type="float">
            <text:p>0.999812633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8]-[.E78])^2" office:value-type="float" office:value="0.99962530293957" calcext:value-type="float">
            <text:p>0.9996253029</text:p>
          </table:table-cell>
          <table:table-cell table:formula="of:=[.L77]+0.8*(2*([.I78]-[.E78])*(1-[.I78])*[.I78]*[.A78])" office:value-type="float" office:value="0.638423081589211" calcext:value-type="float">
            <text:p>0.6384230816</text:p>
          </table:table-cell>
          <table:table-cell table:style-name="ce8" table:formula="of:=[.M77]+0.8*(2*([.I78]-[.E78])*(1-[.I78])*[.I78]*[.B78])" office:value-type="float" office:value="0.566732878976102" calcext:value-type="float">
            <text:p>0.566732879</text:p>
          </table:table-cell>
          <table:table-cell table:style-name="ce8" table:formula="of:=[.N77]+0.8*(2*([.I78]-[.E78])*(1-[.I78])*[.I78]*[.C78])" office:value-type="float" office:value="0.435233838720528" calcext:value-type="float">
            <text:p>0.4352338387</text:p>
          </table:table-cell>
          <table:table-cell table:formula="of:=[.O77]+0.8*(2*([.I78]-[.E78])*(1-[.I78])*[.I78]*[.D78])" office:value-type="float" office:value="0.313265222604026" calcext:value-type="float">
            <text:p>0.3132652226</text:p>
          </table:table-cell>
          <table:table-cell table:formula="of:=[.P77]+0.8*(2*([.I78]-[.E78])*(1-[.I78])*[.I78])" office:value-type="float" office:value="0.406227788907032" calcext:value-type="float">
            <text:p>0.4062277889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8]*[.A79])+([.M78]*[.B79])+([.N78]*[.C79])+([.O78]*[.D79])+[.P78]" office:value-type="float" office:value="8.69733043394736" calcext:value-type="float">
            <text:p>8.6973304339</text:p>
          </table:table-cell>
          <table:table-cell table:formula="of:=1/(1+EXP(-[.H79]))" office:value-type="float" office:value="0.999832996777799" calcext:value-type="float">
            <text:p>0.999832996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79]-[.E79])^2" office:value-type="float" office:value="0.999666021445674" calcext:value-type="float">
            <text:p>0.9996660214</text:p>
          </table:table-cell>
          <table:table-cell table:formula="of:=[.L78]+0.8*(2*([.I79]-[.E79])*(1-[.I79])*[.I79]*[.A79])" office:value-type="float" office:value="0.640052488669066" calcext:value-type="float">
            <text:p>0.6400524887</text:p>
          </table:table-cell>
          <table:table-cell table:style-name="ce8" table:formula="of:=[.M78]+0.8*(2*([.I79]-[.E79])*(1-[.I79])*[.I79]*[.B79])" office:value-type="float" office:value="0.567534226720294" calcext:value-type="float">
            <text:p>0.5675342267</text:p>
          </table:table-cell>
          <table:table-cell table:style-name="ce8" table:formula="of:=[.N78]+0.8*(2*([.I79]-[.E79])*(1-[.I79])*[.I79]*[.C79])" office:value-type="float" office:value="0.436542706702707" calcext:value-type="float">
            <text:p>0.4365427067</text:p>
          </table:table-cell>
          <table:table-cell table:formula="of:=[.O78]+0.8*(2*([.I79]-[.E79])*(1-[.I79])*[.I79]*[.D79])" office:value-type="float" office:value="0.313746031250541" calcext:value-type="float">
            <text:p>0.3137460313</text:p>
          </table:table-cell>
          <table:table-cell table:formula="of:=[.P78]+0.8*(2*([.I79]-[.E79])*(1-[.I79])*[.I79])" office:value-type="float" office:value="0.406494904821762" calcext:value-type="float">
            <text:p>0.4064949048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79]*[.A80])+([.M79]*[.B80])+([.N79]*[.C80])+([.O79]*[.D80])+[.P79]" office:value-type="float" office:value="9.1954324902819" calcext:value-type="float">
            <text:p>9.1954324903</text:p>
          </table:table-cell>
          <table:table-cell table:formula="of:=1/(1+EXP(-[.H80]))" office:value-type="float" office:value="0.999898508345759" calcext:value-type="float">
            <text:p>0.999898508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0]-[.E80])^2" office:value-type="float" office:value="0.999797026992073" calcext:value-type="float">
            <text:p>0.999797027</text:p>
          </table:table-cell>
          <table:table-cell table:formula="of:=[.L79]+0.8*(2*([.I80]-[.E80])*(1-[.I80])*[.I80]*[.A80])" office:value-type="float" office:value="0.641091552263818" calcext:value-type="float">
            <text:p>0.6410915523</text:p>
          </table:table-cell>
          <table:table-cell table:style-name="ce8" table:formula="of:=[.M79]+0.8*(2*([.I80]-[.E80])*(1-[.I80])*[.I80]*[.B80])" office:value-type="float" office:value="0.567988817042998" calcext:value-type="float">
            <text:p>0.567988817</text:p>
          </table:table-cell>
          <table:table-cell table:style-name="ce8" table:formula="of:=[.N79]+0.8*(2*([.I80]-[.E80])*(1-[.I80])*[.I80]*[.C80])" office:value-type="float" office:value="0.437451887348115" calcext:value-type="float">
            <text:p>0.4374518873</text:p>
          </table:table-cell>
          <table:table-cell table:formula="of:=[.O79]+0.8*(2*([.I80]-[.E80])*(1-[.I80])*[.I80]*[.D80])" office:value-type="float" office:value="0.314086973992569" calcext:value-type="float">
            <text:p>0.314086974</text:p>
          </table:table-cell>
          <table:table-cell table:formula="of:=[.P79]+0.8*(2*([.I80]-[.E80])*(1-[.I80])*[.I80])" office:value-type="float" office:value="0.406657258508442" calcext:value-type="float">
            <text:p>0.4066572585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0]*[.A81])+([.M80]*[.B81])+([.N80]*[.C81])+([.O80]*[.D81])+[.P80]" office:value-type="float" office:value="9.7662429909441" calcext:value-type="float">
            <text:p>9.7662429909</text:p>
          </table:table-cell>
          <table:table-cell table:formula="of:=1/(1+EXP(-[.H81]))" office:value-type="float" office:value="0.99994264785681" calcext:value-type="float">
            <text:p>0.999942647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1]-[.E81])^2" office:value-type="float" office:value="0.999885299002889" calcext:value-type="float">
            <text:p>0.999885299</text:p>
          </table:table-cell>
          <table:table-cell table:formula="of:=[.L80]+0.8*(2*([.I81]-[.E81])*(1-[.I81])*[.I81]*[.A81])" office:value-type="float" office:value="0.641752173170796" calcext:value-type="float">
            <text:p>0.6417521732</text:p>
          </table:table-cell>
          <table:table-cell table:style-name="ce8" table:formula="of:=[.M80]+0.8*(2*([.I81]-[.E81])*(1-[.I81])*[.I81]*[.B81])" office:value-type="float" office:value="0.568264075754238" calcext:value-type="float">
            <text:p>0.5682640758</text:p>
          </table:table-cell>
          <table:table-cell table:style-name="ce8" table:formula="of:=[.N80]+0.8*(2*([.I81]-[.E81])*(1-[.I81])*[.I81]*[.C81])" office:value-type="float" office:value="0.437984054189847" calcext:value-type="float">
            <text:p>0.4379840542</text:p>
          </table:table-cell>
          <table:table-cell table:formula="of:=[.O80]+0.8*(2*([.I81]-[.E81])*(1-[.I81])*[.I81]*[.D81])" office:value-type="float" office:value="0.314233778638564" calcext:value-type="float">
            <text:p>0.3142337786</text:p>
          </table:table-cell>
          <table:table-cell table:formula="of:=[.P80]+0.8*(2*([.I81]-[.E81])*(1-[.I81])*[.I81])" office:value-type="float" office:value="0.406749011412189" calcext:value-type="float">
            <text:p>0.4067490114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1]*[.A82])+([.M81]*[.B82])+([.N81]*[.C82])+([.O81]*[.D82])+[.P81]" office:value-type="float" office:value="10.0156014149593" calcext:value-type="float">
            <text:p>10.015601415</text:p>
          </table:table-cell>
          <table:table-cell table:formula="of:=1/(1+EXP(-[.H82]))" office:value-type="float" office:value="0.999955304874481" calcext:value-type="float">
            <text:p>0.999955304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2]-[.E82])^2" office:value-type="float" office:value="0.999910611746616" calcext:value-type="float">
            <text:p>0.9999106117</text:p>
          </table:table-cell>
          <table:table-cell table:formula="of:=[.L81]+0.8*(2*([.I82]-[.E82])*(1-[.I82])*[.I82]*[.A82])" office:value-type="float" office:value="0.642281316153546" calcext:value-type="float">
            <text:p>0.6422813162</text:p>
          </table:table-cell>
          <table:table-cell table:style-name="ce8" table:formula="of:=[.M81]+0.8*(2*([.I82]-[.E82])*(1-[.I82])*[.I82]*[.B82])" office:value-type="float" office:value="0.568464292017982" calcext:value-type="float">
            <text:p>0.568464292</text:p>
          </table:table-cell>
          <table:table-cell table:style-name="ce8" table:formula="of:=[.N81]+0.8*(2*([.I82]-[.E82])*(1-[.I82])*[.I82]*[.C82])" office:value-type="float" office:value="0.438420239621573" calcext:value-type="float">
            <text:p>0.4384202396</text:p>
          </table:table-cell>
          <table:table-cell table:formula="of:=[.O81]+0.8*(2*([.I82]-[.E82])*(1-[.I82])*[.I82]*[.D82])" office:value-type="float" office:value="0.314369639674675" calcext:value-type="float">
            <text:p>0.3143696397</text:p>
          </table:table-cell>
          <table:table-cell table:formula="of:=[.P81]+0.8*(2*([.I82]-[.E82])*(1-[.I82])*[.I82])" office:value-type="float" office:value="0.406820517220669" calcext:value-type="float">
            <text:p>0.4068205172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2]*[.A83])+([.M82]*[.B83])+([.N82]*[.C83])+([.O82]*[.D83])+[.P82]" office:value-type="float" office:value="11.0756360374294" calcext:value-type="float">
            <text:p>11.0756360374</text:p>
          </table:table-cell>
          <table:table-cell table:formula="of:=1/(1+EXP(-[.H83]))" office:value-type="float" office:value="0.999984515197863" calcext:value-type="float">
            <text:p>0.999984515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3]-[.E83])^2" office:value-type="float" office:value="0.999969030635505" calcext:value-type="float">
            <text:p>0.9999690306</text:p>
          </table:table-cell>
          <table:table-cell table:formula="of:=[.L82]+0.8*(2*([.I83]-[.E83])*(1-[.I83])*[.I83]*[.A83])" office:value-type="float" office:value="0.642477037990986" calcext:value-type="float">
            <text:p>0.642477038</text:p>
          </table:table-cell>
          <table:table-cell table:style-name="ce8" table:formula="of:=[.M82]+0.8*(2*([.I83]-[.E83])*(1-[.I83])*[.I83]*[.B83])" office:value-type="float" office:value="0.568558436699282" calcext:value-type="float">
            <text:p>0.5685584367</text:p>
          </table:table-cell>
          <table:table-cell table:style-name="ce8" table:formula="of:=[.N82]+0.8*(2*([.I83]-[.E83])*(1-[.I83])*[.I83]*[.C83])" office:value-type="float" office:value="0.438578799084816" calcext:value-type="float">
            <text:p>0.4385787991</text:p>
          </table:table-cell>
          <table:table-cell table:formula="of:=[.O82]+0.8*(2*([.I83]-[.E83])*(1-[.I83])*[.I83]*[.D83])" office:value-type="float" office:value="0.314419189506939" calcext:value-type="float">
            <text:p>0.3144191895</text:p>
          </table:table-cell>
          <table:table-cell table:formula="of:=[.P82]+0.8*(2*([.I83]-[.E83])*(1-[.I83])*[.I83])" office:value-type="float" office:value="0.4068452921368" calcext:value-type="float">
            <text:p>0.406845292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3]*[.A84])+([.M83]*[.B84])+([.N83]*[.C84])+([.O83]*[.D84])+[.P83]" office:value-type="float" office:value="9.25842544982733" calcext:value-type="float">
            <text:p>9.2584254498</text:p>
          </table:table-cell>
          <table:table-cell table:formula="of:=1/(1+EXP(-[.H84]))" office:value-type="float" office:value="0.999904703812234" calcext:value-type="float">
            <text:p>0.999904703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4]-[.E84])^2" office:value-type="float" office:value="0.999809416705831" calcext:value-type="float">
            <text:p>0.9998094167</text:p>
          </table:table-cell>
          <table:table-cell table:formula="of:=[.L83]+0.8*(2*([.I84]-[.E84])*(1-[.I84])*[.I84]*[.A84])" office:value-type="float" office:value="0.643452684976253" calcext:value-type="float">
            <text:p>0.643452685</text:p>
          </table:table-cell>
          <table:table-cell table:style-name="ce8" table:formula="of:=[.M83]+0.8*(2*([.I84]-[.E84])*(1-[.I84])*[.I84]*[.B84])" office:value-type="float" office:value="0.568985282255336" calcext:value-type="float">
            <text:p>0.5689852823</text:p>
          </table:table-cell>
          <table:table-cell table:style-name="ce8" table:formula="of:=[.N83]+0.8*(2*([.I84]-[.E84])*(1-[.I84])*[.I84]*[.C84])" office:value-type="float" office:value="0.439432490196925" calcext:value-type="float">
            <text:p>0.4394324902</text:p>
          </table:table-cell>
          <table:table-cell table:formula="of:=[.O83]+0.8*(2*([.I84]-[.E84])*(1-[.I84])*[.I84]*[.D84])" office:value-type="float" office:value="0.314754568158124" calcext:value-type="float">
            <text:p>0.3147545682</text:p>
          </table:table-cell>
          <table:table-cell table:formula="of:=[.P83]+0.8*(2*([.I84]-[.E84])*(1-[.I84])*[.I84])" office:value-type="float" office:value="0.406997736978248" calcext:value-type="float">
            <text:p>0.40699773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4]*[.A85])+([.M84]*[.B85])+([.N84]*[.C85])+([.O84]*[.D85])+[.P84]" office:value-type="float" office:value="8.76714599488509" calcext:value-type="float">
            <text:p>8.7671459949</text:p>
          </table:table-cell>
          <table:table-cell table:formula="of:=1/(1+EXP(-[.H85]))" office:value-type="float" office:value="0.999844256751611" calcext:value-type="float">
            <text:p>0.999844256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5]-[.E85])^2" office:value-type="float" office:value="0.999688537759181" calcext:value-type="float">
            <text:p>0.9996885378</text:p>
          </table:table-cell>
          <table:table-cell table:formula="of:=[.L84]+0.8*(2*([.I85]-[.E85])*(1-[.I85])*[.I85]*[.A85])" office:value-type="float" office:value="0.645022087957952" calcext:value-type="float">
            <text:p>0.645022088</text:p>
          </table:table-cell>
          <table:table-cell table:style-name="ce8" table:formula="of:=[.M84]+0.8*(2*([.I85]-[.E85])*(1-[.I85])*[.I85]*[.B85])" office:value-type="float" office:value="0.569682794691647" calcext:value-type="float">
            <text:p>0.5696827947</text:p>
          </table:table-cell>
          <table:table-cell table:style-name="ce8" table:formula="of:=[.N84]+0.8*(2*([.I85]-[.E85])*(1-[.I85])*[.I85]*[.C85])" office:value-type="float" office:value="0.440702959277348" calcext:value-type="float">
            <text:p>0.4407029593</text:p>
          </table:table-cell>
          <table:table-cell table:formula="of:=[.O84]+0.8*(2*([.I85]-[.E85])*(1-[.I85])*[.I85]*[.D85])" office:value-type="float" office:value="0.315128235534719" calcext:value-type="float">
            <text:p>0.3151282355</text:p>
          </table:table-cell>
          <table:table-cell table:formula="of:=[.P84]+0.8*(2*([.I85]-[.E85])*(1-[.I85])*[.I85])" office:value-type="float" office:value="0.407246848562645" calcext:value-type="float">
            <text:p>0.4072468486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5]*[.A86])+([.M85]*[.B86])+([.N85]*[.C86])+([.O85]*[.D86])+[.P85]" office:value-type="float" office:value="8.73217295300619" calcext:value-type="float">
            <text:p>8.732172953</text:p>
          </table:table-cell>
          <table:table-cell table:formula="of:=1/(1+EXP(-[.H86]))" office:value-type="float" office:value="0.999838714464528" calcext:value-type="float">
            <text:p>0.999838714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6]-[.E86])^2" office:value-type="float" office:value="0.999677454942081" calcext:value-type="float">
            <text:p>0.9996774549</text:p>
          </table:table-cell>
          <table:table-cell table:formula="of:=[.L85]+0.8*(2*([.I86]-[.E86])*(1-[.I86])*[.I86]*[.A86])" office:value-type="float" office:value="0.646595727050876" calcext:value-type="float">
            <text:p>0.6465957271</text:p>
          </table:table-cell>
          <table:table-cell table:style-name="ce8" table:formula="of:=[.M85]+0.8*(2*([.I86]-[.E86])*(1-[.I86])*[.I86]*[.B86])" office:value-type="float" office:value="0.570353526108303" calcext:value-type="float">
            <text:p>0.5703535261</text:p>
          </table:table-cell>
          <table:table-cell table:style-name="ce8" table:formula="of:=[.N85]+0.8*(2*([.I86]-[.E86])*(1-[.I86])*[.I86]*[.C86])" office:value-type="float" office:value="0.442147611559376" calcext:value-type="float">
            <text:p>0.4421476116</text:p>
          </table:table-cell>
          <table:table-cell table:formula="of:=[.O85]+0.8*(2*([.I86]-[.E86])*(1-[.I86])*[.I86]*[.D86])" office:value-type="float" office:value="0.315489398605226" calcext:value-type="float">
            <text:p>0.3154893986</text:p>
          </table:table-cell>
          <table:table-cell table:formula="of:=[.P85]+0.8*(2*([.I86]-[.E86])*(1-[.I86])*[.I86])" office:value-type="float" office:value="0.407504822184436" calcext:value-type="float">
            <text:p>0.4075048222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6]*[.A87])+([.M86]*[.B87])+([.N86]*[.C87])+([.O86]*[.D87])+[.P86]" office:value-type="float" office:value="10.5200785461053" calcext:value-type="float">
            <text:p>10.5200785461</text:p>
          </table:table-cell>
          <table:table-cell table:formula="of:=1/(1+EXP(-[.H87]))" office:value-type="float" office:value="0.99997301165724" calcext:value-type="float">
            <text:p>0.999973011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7]-[.E87])^2" office:value-type="float" office:value="0.99994602404285" calcext:value-type="float">
            <text:p>0.999946024</text:p>
          </table:table-cell>
          <table:table-cell table:formula="of:=[.L86]+0.8*(2*([.I87]-[.E87])*(1-[.I87])*[.I87]*[.A87])" office:value-type="float" office:value="0.646928205486872" calcext:value-type="float">
            <text:p>0.6469282055</text:p>
          </table:table-cell>
          <table:table-cell table:style-name="ce8" table:formula="of:=[.M86]+0.8*(2*([.I87]-[.E87])*(1-[.I87])*[.I87]*[.B87])" office:value-type="float" office:value="0.570483063161288" calcext:value-type="float">
            <text:p>0.5704830632</text:p>
          </table:table-cell>
          <table:table-cell table:style-name="ce8" table:formula="of:=[.N86]+0.8*(2*([.I87]-[.E87])*(1-[.I87])*[.I87]*[.C87])" office:value-type="float" office:value="0.442411003567113" calcext:value-type="float">
            <text:p>0.4424110036</text:p>
          </table:table-cell>
          <table:table-cell table:formula="of:=[.O86]+0.8*(2*([.I87]-[.E87])*(1-[.I87])*[.I87]*[.D87])" office:value-type="float" office:value="0.315588710345848" calcext:value-type="float">
            <text:p>0.3155887103</text:p>
          </table:table-cell>
          <table:table-cell table:formula="of:=[.P86]+0.8*(2*([.I87]-[.E87])*(1-[.I87])*[.I87])" office:value-type="float" office:value="0.407548001202098" calcext:value-type="float">
            <text:p>0.4075480012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7]*[.A88])+([.M87]*[.B88])+([.N87]*[.C88])+([.O87]*[.D88])+[.P87]" office:value-type="float" office:value="9.65775263532364" calcext:value-type="float">
            <text:p>9.6577526353</text:p>
          </table:table-cell>
          <table:table-cell table:formula="of:=1/(1+EXP(-[.H88]))" office:value-type="float" office:value="0.999936076056321" calcext:value-type="float">
            <text:p>0.999936076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8]-[.E88])^2" office:value-type="float" office:value="0.999872156198913" calcext:value-type="float">
            <text:p>0.9998721562</text:p>
          </table:table-cell>
          <table:table-cell table:formula="of:=[.L87]+0.8*(2*([.I88]-[.E88])*(1-[.I88])*[.I88]*[.A88])" office:value-type="float" office:value="0.64757247646257" calcext:value-type="float">
            <text:p>0.6475724765</text:p>
          </table:table-cell>
          <table:table-cell table:style-name="ce8" table:formula="of:=[.M87]+0.8*(2*([.I88]-[.E88])*(1-[.I88])*[.I88]*[.B88])" office:value-type="float" office:value="0.570830764957697" calcext:value-type="float">
            <text:p>0.570830765</text:p>
          </table:table-cell>
          <table:table-cell table:style-name="ce8" table:formula="of:=[.N87]+0.8*(2*([.I88]-[.E88])*(1-[.I88])*[.I88]*[.C88])" office:value-type="float" office:value="0.442983688878845" calcext:value-type="float">
            <text:p>0.4429836889</text:p>
          </table:table-cell>
          <table:table-cell table:formula="of:=[.O87]+0.8*(2*([.I88]-[.E88])*(1-[.I88])*[.I88]*[.D88])" office:value-type="float" office:value="0.315834146908019" calcext:value-type="float">
            <text:p>0.3158341469</text:p>
          </table:table-cell>
          <table:table-cell table:formula="of:=[.P87]+0.8*(2*([.I88]-[.E88])*(1-[.I88])*[.I88])" office:value-type="float" office:value="0.407650266436335" calcext:value-type="float">
            <text:p>0.4076502664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8]*[.A89])+([.M88]*[.B89])+([.N88]*[.C89])+([.O88]*[.D89])+[.P88]" office:value-type="float" office:value="9.32660124043373" calcext:value-type="float">
            <text:p>9.3266012404</text:p>
          </table:table-cell>
          <table:table-cell table:formula="of:=1/(1+EXP(-[.H89]))" office:value-type="float" office:value="0.99991098362895" calcext:value-type="float">
            <text:p>0.99991098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89]-[.E89])^2" office:value-type="float" office:value="0.999821975181814" calcext:value-type="float">
            <text:p>0.9998219752</text:p>
          </table:table-cell>
          <table:table-cell table:formula="of:=[.L88]+0.8*(2*([.I89]-[.E89])*(1-[.I89])*[.I89]*[.A89])" office:value-type="float" office:value="0.64848384182758" calcext:value-type="float">
            <text:p>0.6484838418</text:p>
          </table:table-cell>
          <table:table-cell table:style-name="ce8" table:formula="of:=[.M88]+0.8*(2*([.I89]-[.E89])*(1-[.I89])*[.I89]*[.B89])" office:value-type="float" office:value="0.571272207556373" calcext:value-type="float">
            <text:p>0.5712722076</text:p>
          </table:table-cell>
          <table:table-cell table:style-name="ce8" table:formula="of:=[.N88]+0.8*(2*([.I89]-[.E89])*(1-[.I89])*[.I89]*[.C89])" office:value-type="float" office:value="0.4437668934894" calcext:value-type="float">
            <text:p>0.4437668935</text:p>
          </table:table-cell>
          <table:table-cell table:formula="of:=[.O88]+0.8*(2*([.I89]-[.E89])*(1-[.I89])*[.I89]*[.D89])" office:value-type="float" office:value="0.316090468416928" calcext:value-type="float">
            <text:p>0.3160904684</text:p>
          </table:table-cell>
          <table:table-cell table:formula="of:=[.P88]+0.8*(2*([.I89]-[.E89])*(1-[.I89])*[.I89])" office:value-type="float" office:value="0.407792667274618" calcext:value-type="float">
            <text:p>0.407792667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89]*[.A90])+([.M89]*[.B90])+([.N89]*[.C90])+([.O89]*[.D90])+[.P89]" office:value-type="float" office:value="8.71155627280881" calcext:value-type="float">
            <text:p>8.7115562728</text:p>
          </table:table-cell>
          <table:table-cell table:formula="of:=1/(1+EXP(-[.H90]))" office:value-type="float" office:value="0.999835355331592" calcext:value-type="float">
            <text:p>0.999835355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0]-[.E90])^2" office:value-type="float" office:value="0.999670737771051" calcext:value-type="float">
            <text:p>0.9996707378</text:p>
          </table:table-cell>
          <table:table-cell table:formula="of:=[.L89]+0.8*(2*([.I90]-[.E90])*(1-[.I90])*[.I90]*[.A90])" office:value-type="float" office:value="0.650063910216099" calcext:value-type="float">
            <text:p>0.6500639102</text:p>
          </table:table-cell>
          <table:table-cell table:style-name="ce8" table:formula="of:=[.M89]+0.8*(2*([.I90]-[.E90])*(1-[.I90])*[.I90]*[.B90])" office:value-type="float" office:value="0.572062241750633" calcext:value-type="float">
            <text:p>0.5720622418</text:p>
          </table:table-cell>
          <table:table-cell table:style-name="ce8" table:formula="of:=[.N89]+0.8*(2*([.I90]-[.E90])*(1-[.I90])*[.I90]*[.C90])" office:value-type="float" office:value="0.445030948200215" calcext:value-type="float">
            <text:p>0.4450309482</text:p>
          </table:table-cell>
          <table:table-cell table:formula="of:=[.O89]+0.8*(2*([.I90]-[.E90])*(1-[.I90])*[.I90]*[.D90])" office:value-type="float" office:value="0.316564488933484" calcext:value-type="float">
            <text:p>0.3165644889</text:p>
          </table:table-cell>
          <table:table-cell table:formula="of:=[.P89]+0.8*(2*([.I90]-[.E90])*(1-[.I90])*[.I90])" office:value-type="float" office:value="0.408056012006038" calcext:value-type="float">
            <text:p>0.40805601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0]*[.A91])+([.M90]*[.B91])+([.N90]*[.C91])+([.O90]*[.D91])+[.P90]" office:value-type="float" office:value="9.73484248896556" calcext:value-type="float">
            <text:p>9.734842489</text:p>
          </table:table-cell>
          <table:table-cell table:formula="of:=1/(1+EXP(-[.H91]))" office:value-type="float" office:value="0.99994081850635" calcext:value-type="float">
            <text:p>0.99994081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1]-[.E91])^2" office:value-type="float" office:value="0.999881640515149" calcext:value-type="float">
            <text:p>0.9998816405</text:p>
          </table:table-cell>
          <table:table-cell table:formula="of:=[.L90]+0.8*(2*([.I91]-[.E91])*(1-[.I91])*[.I91]*[.A91])" office:value-type="float" office:value="0.650717196574205" calcext:value-type="float">
            <text:p>0.6507171966</text:p>
          </table:table-cell>
          <table:table-cell table:style-name="ce8" table:formula="of:=[.M90]+0.8*(2*([.I91]-[.E91])*(1-[.I91])*[.I91]*[.B91])" office:value-type="float" office:value="0.572355747215869" calcext:value-type="float">
            <text:p>0.5723557472</text:p>
          </table:table-cell>
          <table:table-cell table:style-name="ce8" table:formula="of:=[.N90]+0.8*(2*([.I91]-[.E91])*(1-[.I91])*[.I91]*[.C91])" office:value-type="float" office:value="0.44554221578482" calcext:value-type="float">
            <text:p>0.4455422158</text:p>
          </table:table-cell>
          <table:table-cell table:formula="of:=[.O90]+0.8*(2*([.I91]-[.E91])*(1-[.I91])*[.I91]*[.D91])" office:value-type="float" office:value="0.316763315216386" calcext:value-type="float">
            <text:p>0.3167633152</text:p>
          </table:table-cell>
          <table:table-cell table:formula="of:=[.P90]+0.8*(2*([.I91]-[.E91])*(1-[.I91])*[.I91])" office:value-type="float" office:value="0.408150691188372" calcext:value-type="float">
            <text:p>0.408150691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1]*[.A92])+([.M91]*[.B92])+([.N91]*[.C92])+([.O91]*[.D92])+[.P91]" office:value-type="float" office:value="9.79752708951906" calcext:value-type="float">
            <text:p>9.7975270895</text:p>
          </table:table-cell>
          <table:table-cell table:formula="of:=1/(1+EXP(-[.H92]))" office:value-type="float" office:value="0.999944414193989" calcext:value-type="float">
            <text:p>0.999944414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2]-[.E92])^2" office:value-type="float" office:value="0.99988883147776" calcext:value-type="float">
            <text:p>0.9998888315</text:p>
          </table:table-cell>
          <table:table-cell table:formula="of:=[.L91]+0.8*(2*([.I92]-[.E92])*(1-[.I92])*[.I92]*[.A92])" office:value-type="float" office:value="0.651313010171562" calcext:value-type="float">
            <text:p>0.6513130102</text:p>
          </table:table-cell>
          <table:table-cell table:style-name="ce8" table:formula="of:=[.M91]+0.8*(2*([.I92]-[.E92])*(1-[.I92])*[.I92]*[.B92])" office:value-type="float" office:value="0.5726314221639" calcext:value-type="float">
            <text:p>0.5726314222</text:p>
          </table:table-cell>
          <table:table-cell table:style-name="ce8" table:formula="of:=[.N91]+0.8*(2*([.I92]-[.E92])*(1-[.I92])*[.I92]*[.C92])" office:value-type="float" office:value="0.446040209239327" calcext:value-type="float">
            <text:p>0.4460402092</text:p>
          </table:table-cell>
          <table:table-cell table:formula="of:=[.O91]+0.8*(2*([.I92]-[.E92])*(1-[.I92])*[.I92]*[.D92])" office:value-type="float" office:value="0.316976740982603" calcext:value-type="float">
            <text:p>0.316976741</text:p>
          </table:table-cell>
          <table:table-cell table:formula="of:=[.P91]+0.8*(2*([.I92]-[.E92])*(1-[.I92])*[.I92])" office:value-type="float" office:value="0.408239618590963" calcext:value-type="float">
            <text:p>0.4082396186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2]*[.A93])+([.M92]*[.B93])+([.N92]*[.C93])+([.O92]*[.D93])+[.P92]" office:value-type="float" office:value="9.68130836886338" calcext:value-type="float">
            <text:p>9.6813083689</text:p>
          </table:table-cell>
          <table:table-cell table:formula="of:=1/(1+EXP(-[.H93]))" office:value-type="float" office:value="0.999937564142404" calcext:value-type="float">
            <text:p>0.99993756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3]-[.E93])^2" office:value-type="float" office:value="0.999875132183044" calcext:value-type="float">
            <text:p>0.9998751322</text:p>
          </table:table-cell>
          <table:table-cell table:formula="of:=[.L92]+0.8*(2*([.I93]-[.E93])*(1-[.I93])*[.I93]*[.A93])" office:value-type="float" office:value="0.652002215969051" calcext:value-type="float">
            <text:p>0.652002216</text:p>
          </table:table-cell>
          <table:table-cell table:style-name="ce8" table:formula="of:=[.M92]+0.8*(2*([.I93]-[.E93])*(1-[.I93])*[.I93]*[.B93])" office:value-type="float" office:value="0.572941065348279" calcext:value-type="float">
            <text:p>0.5729410653</text:p>
          </table:table-cell>
          <table:table-cell table:style-name="ce8" table:formula="of:=[.N92]+0.8*(2*([.I93]-[.E93])*(1-[.I93])*[.I93]*[.C93])" office:value-type="float" office:value="0.44654962222008" calcext:value-type="float">
            <text:p>0.4465496222</text:p>
          </table:table-cell>
          <table:table-cell table:formula="of:=[.O92]+0.8*(2*([.I93]-[.E93])*(1-[.I93])*[.I93]*[.D93])" office:value-type="float" office:value="0.317206476248433" calcext:value-type="float">
            <text:p>0.3172064762</text:p>
          </table:table-cell>
          <table:table-cell table:formula="of:=[.P92]+0.8*(2*([.I93]-[.E93])*(1-[.I93])*[.I93])" office:value-type="float" office:value="0.40833950348915" calcext:value-type="float">
            <text:p>0.4083395035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3]*[.A94])+([.M93]*[.B94])+([.N93]*[.C94])+([.O93]*[.D94])+[.P93]" office:value-type="float" office:value="8.61698861074443" calcext:value-type="float">
            <text:p>8.6169886107</text:p>
          </table:table-cell>
          <table:table-cell table:formula="of:=1/(1+EXP(-[.H94]))" office:value-type="float" office:value="0.99981902824686" calcext:value-type="float">
            <text:p>0.999819028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4]-[.E94])^2" office:value-type="float" office:value="0.999638089244495" calcext:value-type="float">
            <text:p>0.9996380892</text:p>
          </table:table-cell>
          <table:table-cell table:formula="of:=[.L93]+0.8*(2*([.I94]-[.E94])*(1-[.I94])*[.I94]*[.A94])" office:value-type="float" office:value="0.653681026038804" calcext:value-type="float">
            <text:p>0.653681026</text:p>
          </table:table-cell>
          <table:table-cell table:style-name="ce8" table:formula="of:=[.M93]+0.8*(2*([.I94]-[.E94])*(1-[.I94])*[.I94]*[.B94])" office:value-type="float" office:value="0.57372258038075" calcext:value-type="float">
            <text:p>0.5737225804</text:p>
          </table:table-cell>
          <table:table-cell table:style-name="ce8" table:formula="of:=[.N93]+0.8*(2*([.I94]-[.E94])*(1-[.I94])*[.I94]*[.C94])" office:value-type="float" office:value="0.448025817281414" calcext:value-type="float">
            <text:p>0.4480258173</text:p>
          </table:table-cell>
          <table:table-cell table:formula="of:=[.O93]+0.8*(2*([.I94]-[.E94])*(1-[.I94])*[.I94]*[.D94])" office:value-type="float" office:value="0.317756431271283" calcext:value-type="float">
            <text:p>0.3177564313</text:p>
          </table:table-cell>
          <table:table-cell table:formula="of:=[.P93]+0.8*(2*([.I94]-[.E94])*(1-[.I94])*[.I94])" office:value-type="float" office:value="0.408628953501176" calcext:value-type="float">
            <text:p>0.4086289535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4]*[.A95])+([.M94]*[.B95])+([.N94]*[.C95])+([.O94]*[.D95])+[.P94]" office:value-type="float" office:value="10.0637643016677" calcext:value-type="float">
            <text:p>10.0637643017</text:p>
          </table:table-cell>
          <table:table-cell table:formula="of:=1/(1+EXP(-[.H95]))" office:value-type="float" office:value="0.999957406414714" calcext:value-type="float">
            <text:p>0.999957406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5]-[.E95])^2" office:value-type="float" office:value="0.999914814643641" calcext:value-type="float">
            <text:p>0.9999148146</text:p>
          </table:table-cell>
          <table:table-cell table:formula="of:=[.L94]+0.8*(2*([.I95]-[.E95])*(1-[.I95])*[.I95]*[.A95])" office:value-type="float" office:value="0.654144404770273" calcext:value-type="float">
            <text:p>0.6541444048</text:p>
          </table:table-cell>
          <table:table-cell table:style-name="ce8" table:formula="of:=[.M94]+0.8*(2*([.I95]-[.E95])*(1-[.I95])*[.I95]*[.B95])" office:value-type="float" office:value="0.573940640960265" calcext:value-type="float">
            <text:p>0.573940641</text:p>
          </table:table-cell>
          <table:table-cell table:style-name="ce8" table:formula="of:=[.N94]+0.8*(2*([.I95]-[.E95])*(1-[.I95])*[.I95]*[.C95])" office:value-type="float" office:value="0.448427866474895" calcext:value-type="float">
            <text:p>0.4484278665</text:p>
          </table:table-cell>
          <table:table-cell table:formula="of:=[.O94]+0.8*(2*([.I95]-[.E95])*(1-[.I95])*[.I95]*[.D95])" office:value-type="float" office:value="0.317913162312809" calcext:value-type="float">
            <text:p>0.3179131623</text:p>
          </table:table-cell>
          <table:table-cell table:formula="of:=[.P94]+0.8*(2*([.I95]-[.E95])*(1-[.I95])*[.I95])" office:value-type="float" office:value="0.408697097432274" calcext:value-type="float">
            <text:p>0.408697097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5]*[.A96])+([.M95]*[.B96])+([.N95]*[.C96])+([.O95]*[.D96])+[.P95]" office:value-type="float" office:value="10.0362904692509" calcext:value-type="float">
            <text:p>10.0362904693</text:p>
          </table:table-cell>
          <table:table-cell table:formula="of:=1/(1+EXP(-[.H96]))" office:value-type="float" office:value="0.999956220034337" calcext:value-type="float">
            <text:p>0.9999562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6]-[.E96])^2" office:value-type="float" office:value="0.999912441985359" calcext:value-type="float">
            <text:p>0.999912442</text:p>
          </table:table-cell>
          <table:table-cell table:formula="of:=[.L95]+0.8*(2*([.I96]-[.E96])*(1-[.I96])*[.I96]*[.A96])" office:value-type="float" office:value="0.654613684909346" calcext:value-type="float">
            <text:p>0.6546136849</text:p>
          </table:table-cell>
          <table:table-cell table:style-name="ce8" table:formula="of:=[.M95]+0.8*(2*([.I96]-[.E96])*(1-[.I96])*[.I96]*[.B96])" office:value-type="float" office:value="0.574171778939211" calcext:value-type="float">
            <text:p>0.5741717789</text:p>
          </table:table-cell>
          <table:table-cell table:style-name="ce8" table:formula="of:=[.N95]+0.8*(2*([.I96]-[.E96])*(1-[.I96])*[.I96]*[.C96])" office:value-type="float" office:value="0.448827104802165" calcext:value-type="float">
            <text:p>0.4488271048</text:p>
          </table:table-cell>
          <table:table-cell table:formula="of:=[.O95]+0.8*(2*([.I96]-[.E96])*(1-[.I96])*[.I96]*[.D96])" office:value-type="float" office:value="0.318088266842314" calcext:value-type="float">
            <text:p>0.3180882668</text:p>
          </table:table-cell>
          <table:table-cell table:formula="of:=[.P95]+0.8*(2*([.I96]-[.E96])*(1-[.I96])*[.I96])" office:value-type="float" office:value="0.408767139244076" calcext:value-type="float">
            <text:p>0.408767139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6]*[.A97])+([.M96]*[.B97])+([.N96]*[.C97])+([.O96]*[.D97])+[.P96]" office:value-type="float" office:value="9.58269812366291" calcext:value-type="float">
            <text:p>9.5826981237</text:p>
          </table:table-cell>
          <table:table-cell table:formula="of:=1/(1+EXP(-[.H97]))" office:value-type="float" office:value="0.999931093981468" calcext:value-type="float">
            <text:p>0.99993109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7]-[.E97])^2" office:value-type="float" office:value="0.999862192710975" calcext:value-type="float">
            <text:p>0.9998621927</text:p>
          </table:table-cell>
          <table:table-cell table:formula="of:=[.L96]+0.8*(2*([.I97]-[.E97])*(1-[.I97])*[.I97]*[.A97])" office:value-type="float" office:value="0.655352255633555" calcext:value-type="float">
            <text:p>0.6553522556</text:p>
          </table:table-cell>
          <table:table-cell table:style-name="ce8" table:formula="of:=[.M96]+0.8*(2*([.I97]-[.E97])*(1-[.I97])*[.I97]*[.B97])" office:value-type="float" office:value="0.574502482248559" calcext:value-type="float">
            <text:p>0.5745024822</text:p>
          </table:table-cell>
          <table:table-cell table:style-name="ce8" table:formula="of:=[.N96]+0.8*(2*([.I97]-[.E97])*(1-[.I97])*[.I97]*[.C97])" office:value-type="float" office:value="0.449400323871701" calcext:value-type="float">
            <text:p>0.4494003239</text:p>
          </table:table-cell>
          <table:table-cell table:formula="of:=[.O96]+0.8*(2*([.I97]-[.E97])*(1-[.I97])*[.I97]*[.D97])" office:value-type="float" office:value="0.318341806046147" calcext:value-type="float">
            <text:p>0.318341806</text:p>
          </table:table-cell>
          <table:table-cell table:formula="of:=[.P96]+0.8*(2*([.I97]-[.E97])*(1-[.I97])*[.I97])" office:value-type="float" office:value="0.408877373680526" calcext:value-type="float">
            <text:p>0.408877373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7]*[.A98])+([.M97]*[.B98])+([.N97]*[.C98])+([.O97]*[.D98])+[.P97]" office:value-type="float" office:value="8.82570384063951" calcext:value-type="float">
            <text:p>8.8257038406</text:p>
          </table:table-cell>
          <table:table-cell table:formula="of:=1/(1+EXP(-[.H98]))" office:value-type="float" office:value="0.999853113552823" calcext:value-type="float">
            <text:p>0.99985311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8]-[.E98])^2" office:value-type="float" office:value="0.999706248681274" calcext:value-type="float">
            <text:p>0.9997062487</text:p>
          </table:table-cell>
          <table:table-cell table:formula="of:=[.L97]+0.8*(2*([.I98]-[.E98])*(1-[.I98])*[.I98]*[.A98])" office:value-type="float" office:value="0.656832436088378" calcext:value-type="float">
            <text:p>0.6568324361</text:p>
          </table:table-cell>
          <table:table-cell table:style-name="ce8" table:formula="of:=[.M97]+0.8*(2*([.I98]-[.E98])*(1-[.I98])*[.I98]*[.B98])" office:value-type="float" office:value="0.575089855444917" calcext:value-type="float">
            <text:p>0.5750898554</text:p>
          </table:table-cell>
          <table:table-cell table:style-name="ce8" table:formula="of:=[.N97]+0.8*(2*([.I98]-[.E98])*(1-[.I98])*[.I98]*[.C98])" office:value-type="float" office:value="0.450575070264418" calcext:value-type="float">
            <text:p>0.4505750703</text:p>
          </table:table-cell>
          <table:table-cell table:formula="of:=[.O97]+0.8*(2*([.I98]-[.E98])*(1-[.I98])*[.I98]*[.D98])" office:value-type="float" office:value="0.318788209675379" calcext:value-type="float">
            <text:p>0.3187882097</text:p>
          </table:table-cell>
          <table:table-cell table:formula="of:=[.P97]+0.8*(2*([.I98]-[.E98])*(1-[.I98])*[.I98])" office:value-type="float" office:value="0.409112322959069" calcext:value-type="float">
            <text:p>0.409112323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8]*[.A99])+([.M98]*[.B99])+([.N98]*[.C99])+([.O98]*[.D99])+[.P98]" office:value-type="float" office:value="9.38435950859401" calcext:value-type="float">
            <text:p>9.3843595086</text:p>
          </table:table-cell>
          <table:table-cell table:formula="of:=1/(1+EXP(-[.H99]))" office:value-type="float" office:value="0.999915978978388" calcext:value-type="float">
            <text:p>0.99991597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99]-[.E99])^2" office:value-type="float" office:value="0.999831965016308" calcext:value-type="float">
            <text:p>0.999831965</text:p>
          </table:table-cell>
          <table:table-cell table:formula="of:=[.L98]+0.8*(2*([.I99]-[.E99])*(1-[.I99])*[.I99]*[.A99])" office:value-type="float" office:value="0.657706107881043" calcext:value-type="float">
            <text:p>0.6577061079</text:p>
          </table:table-cell>
          <table:table-cell table:style-name="ce8" table:formula="of:=[.M98]+0.8*(2*([.I99]-[.E99])*(1-[.I99])*[.I99]*[.B99])" office:value-type="float" office:value="0.575493088579993" calcext:value-type="float">
            <text:p>0.5754930886</text:p>
          </table:table-cell>
          <table:table-cell table:style-name="ce8" table:formula="of:=[.N98]+0.8*(2*([.I99]-[.E99])*(1-[.I99])*[.I99]*[.C99])" office:value-type="float" office:value="0.45127400769855" calcext:value-type="float">
            <text:p>0.4512740077</text:p>
          </table:table-cell>
          <table:table-cell table:formula="of:=[.O98]+0.8*(2*([.I99]-[.E99])*(1-[.I99])*[.I99]*[.D99])" office:value-type="float" office:value="0.31905703176543" calcext:value-type="float">
            <text:p>0.3190570318</text:p>
          </table:table-cell>
          <table:table-cell table:formula="of:=[.P98]+0.8*(2*([.I99]-[.E99])*(1-[.I99])*[.I99])" office:value-type="float" office:value="0.409246734004094" calcext:value-type="float">
            <text:p>0.409246734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99]*[.A100])+([.M99]*[.B100])+([.N99]*[.C100])+([.O99]*[.D100])+[.P99]" office:value-type="float" office:value="9.6144119186712" calcext:value-type="float">
            <text:p>9.6144119187</text:p>
          </table:table-cell>
          <table:table-cell table:formula="of:=1/(1+EXP(-[.H100]))" office:value-type="float" office:value="0.999933244821027" calcext:value-type="float">
            <text:p>0.999933244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0]-[.E100])^2" office:value-type="float" office:value="0.999866494098307" calcext:value-type="float">
            <text:p>0.9998664941</text:p>
          </table:table-cell>
          <table:table-cell table:formula="of:=[.L99]+0.8*(2*([.I100]-[.E100])*(1-[.I100])*[.I100]*[.A100])" office:value-type="float" office:value="0.658368230847332" calcext:value-type="float">
            <text:p>0.6583682308</text:p>
          </table:table-cell>
          <table:table-cell table:style-name="ce8" table:formula="of:=[.M99]+0.8*(2*([.I100]-[.E100])*(1-[.I100])*[.I100]*[.B100])" office:value-type="float" office:value="0.575856188271184" calcext:value-type="float">
            <text:p>0.5758561883</text:p>
          </table:table-cell>
          <table:table-cell table:style-name="ce8" table:formula="of:=[.N99]+0.8*(2*([.I100]-[.E100])*(1-[.I100])*[.I100]*[.C100])" office:value-type="float" office:value="0.451850695443382" calcext:value-type="float">
            <text:p>0.4518506954</text:p>
          </table:table-cell>
          <table:table-cell table:formula="of:=[.O99]+0.8*(2*([.I100]-[.E100])*(1-[.I100])*[.I100]*[.D100])" office:value-type="float" office:value="0.319302658027118" calcext:value-type="float">
            <text:p>0.319302658</text:p>
          </table:table-cell>
          <table:table-cell table:formula="of:=[.P99]+0.8*(2*([.I100]-[.E100])*(1-[.I100])*[.I100])" office:value-type="float" office:value="0.409353528030915" calcext:value-type="float">
            <text:p>0.409353528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00]*[.A101])+([.M100]*[.B101])+([.N100]*[.C101])+([.O100]*[.D101])+[.P100]" office:value-type="float" office:value="8.90047798605379" calcext:value-type="float">
            <text:p>8.9004779861</text:p>
          </table:table-cell>
          <table:table-cell table:formula="of:=1/(1+EXP(-[.H101]))" office:value-type="float" office:value="0.999863694831577" calcext:value-type="float">
            <text:p>0.999863694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1]-[.E101])^2" office:value-type="float" office:value="0.999727408242252" calcext:value-type="float">
            <text:p>0.9997274082</text:p>
          </table:table-cell>
          <table:table-cell table:formula="of:=[.L100]+0.8*(2*([.I101]-[.E101])*(1-[.I101])*[.I101]*[.A101])" office:value-type="float" office:value="0.659654600887767" calcext:value-type="float">
            <text:p>0.6596546009</text:p>
          </table:table-cell>
          <table:table-cell table:style-name="ce8" table:formula="of:=[.M100]+0.8*(2*([.I101]-[.E101])*(1-[.I101])*[.I101]*[.B101])" office:value-type="float" office:value="0.576510274732422" calcext:value-type="float">
            <text:p>0.5765102747</text:p>
          </table:table-cell>
          <table:table-cell table:style-name="ce8" table:formula="of:=[.N100]+0.8*(2*([.I101]-[.E101])*(1-[.I101])*[.I101]*[.C101])" office:value-type="float" office:value="0.452962642427487" calcext:value-type="float">
            <text:p>0.4529626424</text:p>
          </table:table-cell>
          <table:table-cell table:formula="of:=[.O100]+0.8*(2*([.I101]-[.E101])*(1-[.I101])*[.I101]*[.D101])" office:value-type="float" office:value="0.319695109903861" calcext:value-type="float">
            <text:p>0.3196951099</text:p>
          </table:table-cell>
          <table:table-cell table:formula="of:=[.P100]+0.8*(2*([.I101]-[.E101])*(1-[.I101])*[.I101])" office:value-type="float" office:value="0.409571556851328" calcext:value-type="float">
            <text:p>0.4095715569</text:p>
          </table:table-cell>
          <table:table-cell table:number-columns-repeated="2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poch 2</text:p>
          </table:table-cell>
          <table:table-cell table:style-name="ce1" table:formula="of:=([.L101]*[.A102])+([.M101]*[.B102])+([.N101]*[.C102])+([.O101]*[.D102])+[.P101]" office:value-type="float" office:value="6.48968270432167" calcext:value-type="float">
            <text:p>6.4896827043</text:p>
          </table:table-cell>
          <table:table-cell table:formula="of:=1/(1+EXP(-[.H102]))" office:value-type="float" office:value="0.998483273041582" calcext:value-type="float">
            <text:p>0.9984832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2]-[.E102])^2" office:value-type="float" office:value="0.00000230046066639017" calcext:value-type="float">
            <text:p>2.30046066639017E-06</text:p>
          </table:table-cell>
          <table:table-cell table:formula="of:=[.L101]+0.8*(2*([.I102]-[.E102])*(1-[.I102])*[.I102]*[.A102])" office:value-type="float" office:value="0.659635857600363" calcext:value-type="float">
            <text:p>0.6596358576</text:p>
          </table:table-cell>
          <table:table-cell table:style-name="ce8" table:formula="of:=[.M101]+0.8*(2*([.I102]-[.E102])*(1-[.I102])*[.I102]*[.B102])" office:value-type="float" office:value="0.576497411692047" calcext:value-type="float">
            <text:p>0.5764974117</text:p>
          </table:table-cell>
          <table:table-cell table:style-name="ce8" table:formula="of:=[.N101]+0.8*(2*([.I102]-[.E102])*(1-[.I102])*[.I102]*[.C102])" office:value-type="float" office:value="0.452957497211337" calcext:value-type="float">
            <text:p>0.4529574972</text:p>
          </table:table-cell>
          <table:table-cell table:formula="of:=[.O101]+0.8*(2*([.I102]-[.E102])*(1-[.I102])*[.I102]*[.D102])" office:value-type="float" office:value="0.319694374872982" calcext:value-type="float">
            <text:p>0.3196943749</text:p>
          </table:table-cell>
          <table:table-cell table:formula="of:=[.P101]+0.8*(2*([.I102]-[.E102])*(1-[.I102])*[.I102])" office:value-type="float" office:value="0.409567881696935" calcext:value-type="float">
            <text:p>0.4095678817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2]*[.A103])+([.M102]*[.B103])+([.N102]*[.C103])+([.O102]*[.D103])+[.P102]" office:value-type="float" office:value="6.06935519008532" calcext:value-type="float">
            <text:p>6.0693551901</text:p>
          </table:table-cell>
          <table:table-cell table:formula="of:=1/(1+EXP(-[.H103]))" office:value-type="float" office:value="0.997692672115463" calcext:value-type="float">
            <text:p>0.997692672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3]-[.E103])^2" office:value-type="float" office:value="0.00000532376196676005" calcext:value-type="float">
            <text:p>5.32376196676005E-06</text:p>
          </table:table-cell>
          <table:table-cell table:formula="of:=[.L102]+0.8*(2*([.I103]-[.E103])*(1-[.I103])*[.I103]*[.A103])" office:value-type="float" office:value="0.659594215610472" calcext:value-type="float">
            <text:p>0.6595942156</text:p>
          </table:table-cell>
          <table:table-cell table:style-name="ce8" table:formula="of:=[.M102]+0.8*(2*([.I103]-[.E103])*(1-[.I103])*[.I103]*[.B103])" office:value-type="float" office:value="0.576471916596195" calcext:value-type="float">
            <text:p>0.5764719166</text:p>
          </table:table-cell>
          <table:table-cell table:style-name="ce8" table:formula="of:=[.N102]+0.8*(2*([.I103]-[.E103])*(1-[.I103])*[.I103]*[.C103])" office:value-type="float" office:value="0.45294559949994" calcext:value-type="float">
            <text:p>0.4529455995</text:p>
          </table:table-cell>
          <table:table-cell table:formula="of:=[.O102]+0.8*(2*([.I103]-[.E103])*(1-[.I103])*[.I103]*[.D103])" office:value-type="float" office:value="0.319692675199926" calcext:value-type="float">
            <text:p>0.3196926752</text:p>
          </table:table-cell>
          <table:table-cell table:formula="of:=[.P102]+0.8*(2*([.I103]-[.E103])*(1-[.I103])*[.I103])" office:value-type="float" office:value="0.409559383331651" calcext:value-type="float">
            <text:p>0.4095593833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3]*[.A104])+([.M103]*[.B104])+([.N103]*[.C104])+([.O103]*[.D104])+[.P103]" office:value-type="float" office:value="6.0071301441986" calcext:value-type="float">
            <text:p>6.0071301442</text:p>
          </table:table-cell>
          <table:table-cell table:formula="of:=1/(1+EXP(-[.H104]))" office:value-type="float" office:value="0.997544901169507" calcext:value-type="float">
            <text:p>0.99754490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4]-[.E104])^2" office:value-type="float" office:value="0.00000602751026748699" calcext:value-type="float">
            <text:p>6.02751026748699E-06</text:p>
          </table:table-cell>
          <table:table-cell table:formula="of:=[.L103]+0.8*(2*([.I104]-[.E104])*(1-[.I104])*[.I104]*[.A104])" office:value-type="float" office:value="0.659549000015224" calcext:value-type="float">
            <text:p>0.659549</text:p>
          </table:table-cell>
          <table:table-cell table:style-name="ce8" table:formula="of:=[.M103]+0.8*(2*([.I104]-[.E104])*(1-[.I104])*[.I104]*[.B104])" office:value-type="float" office:value="0.576441131510069" calcext:value-type="float">
            <text:p>0.5764411315</text:p>
          </table:table-cell>
          <table:table-cell table:style-name="ce8" table:formula="of:=[.N103]+0.8*(2*([.I104]-[.E104])*(1-[.I104])*[.I104]*[.C104])" office:value-type="float" office:value="0.452933093058701" calcext:value-type="float">
            <text:p>0.4529330931</text:p>
          </table:table-cell>
          <table:table-cell table:formula="of:=[.O103]+0.8*(2*([.I104]-[.E104])*(1-[.I104])*[.I104]*[.D104])" office:value-type="float" office:value="0.319690751132043" calcext:value-type="float">
            <text:p>0.3196907511</text:p>
          </table:table-cell>
          <table:table-cell table:formula="of:=[.P103]+0.8*(2*([.I104]-[.E104])*(1-[.I104])*[.I104])" office:value-type="float" office:value="0.409549762992236" calcext:value-type="float">
            <text:p>0.409549763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4]*[.A105])+([.M104]*[.B105])+([.N104]*[.C105])+([.O104]*[.D105])+[.P104]" office:value-type="float" office:value="5.97378046055794" calcext:value-type="float">
            <text:p>5.9737804606</text:p>
          </table:table-cell>
          <table:table-cell table:formula="of:=1/(1+EXP(-[.H105]))" office:value-type="float" office:value="0.997461855132627" calcext:value-type="float">
            <text:p>0.997461855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5]-[.E105])^2" office:value-type="float" office:value="0.00000644217936777148" calcext:value-type="float">
            <text:p>6.44217936777148E-06</text:p>
          </table:table-cell>
          <table:table-cell table:formula="of:=[.L104]+0.8*(2*([.I105]-[.E105])*(1-[.I105])*[.I105]*[.A105])" office:value-type="float" office:value="0.659501705919795" calcext:value-type="float">
            <text:p>0.6595017059</text:p>
          </table:table-cell>
          <table:table-cell table:style-name="ce8" table:formula="of:=[.M104]+0.8*(2*([.I105]-[.E105])*(1-[.I105])*[.I105]*[.B105])" office:value-type="float" office:value="0.57640925940228" calcext:value-type="float">
            <text:p>0.5764092594</text:p>
          </table:table-cell>
          <table:table-cell table:style-name="ce8" table:formula="of:=[.N104]+0.8*(2*([.I105]-[.E105])*(1-[.I105])*[.I105]*[.C105])" office:value-type="float" office:value="0.452917671071061" calcext:value-type="float">
            <text:p>0.4529176711</text:p>
          </table:table-cell>
          <table:table-cell table:formula="of:=[.O104]+0.8*(2*([.I105]-[.E105])*(1-[.I105])*[.I105]*[.D105])" office:value-type="float" office:value="0.319688694867024" calcext:value-type="float">
            <text:p>0.3196886949</text:p>
          </table:table-cell>
          <table:table-cell table:formula="of:=[.P104]+0.8*(2*([.I105]-[.E105])*(1-[.I105])*[.I105])" office:value-type="float" office:value="0.409539481667143" calcext:value-type="float">
            <text:p>0.40953948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5]*[.A106])+([.M105]*[.B106])+([.N105]*[.C106])+([.O105]*[.D106])+[.P105]" office:value-type="float" office:value="6.48014382358722" calcext:value-type="float">
            <text:p>6.4801438236</text:p>
          </table:table-cell>
          <table:table-cell table:formula="of:=1/(1+EXP(-[.H106]))" office:value-type="float" office:value="0.998468758200227" calcext:value-type="float">
            <text:p>0.998468758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6]-[.E106])^2" office:value-type="float" office:value="0.00000234470144937185" calcext:value-type="float">
            <text:p>2.34470144937185E-06</text:p>
          </table:table-cell>
          <table:table-cell table:formula="of:=[.L105]+0.8*(2*([.I106]-[.E106])*(1-[.I106])*[.I106]*[.A106])" office:value-type="float" office:value="0.659482977030639" calcext:value-type="float">
            <text:p>0.659482977</text:p>
          </table:table-cell>
          <table:table-cell table:style-name="ce8" table:formula="of:=[.M105]+0.8*(2*([.I106]-[.E106])*(1-[.I106])*[.I106]*[.B106])" office:value-type="float" office:value="0.576395774602087" calcext:value-type="float">
            <text:p>0.5763957746</text:p>
          </table:table-cell>
          <table:table-cell table:style-name="ce8" table:formula="of:=[.N105]+0.8*(2*([.I106]-[.E106])*(1-[.I106])*[.I106]*[.C106])" office:value-type="float" office:value="0.452912426982097" calcext:value-type="float">
            <text:p>0.452912427</text:p>
          </table:table-cell>
          <table:table-cell table:formula="of:=[.O105]+0.8*(2*([.I106]-[.E106])*(1-[.I106])*[.I106]*[.D106])" office:value-type="float" office:value="0.319687945711458" calcext:value-type="float">
            <text:p>0.3196879457</text:p>
          </table:table-cell>
          <table:table-cell table:formula="of:=[.P105]+0.8*(2*([.I106]-[.E106])*(1-[.I106])*[.I106])" office:value-type="float" office:value="0.409535735889312" calcext:value-type="float">
            <text:p>0.4095357359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6]*[.A107])+([.M106]*[.B107])+([.N106]*[.C107])+([.O106]*[.D107])+[.P106]" office:value-type="float" office:value="7.11651363695705" calcext:value-type="float">
            <text:p>7.116513637</text:p>
          </table:table-cell>
          <table:table-cell table:formula="of:=1/(1+EXP(-[.H107]))" office:value-type="float" office:value="0.999189066819813" calcext:value-type="float">
            <text:p>0.999189066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7]-[.E107])^2" office:value-type="float" office:value="0.000000657612622728005" calcext:value-type="float">
            <text:p>6.57612622728005E-07</text:p>
          </table:table-cell>
          <table:table-cell table:formula="of:=[.L106]+0.8*(2*([.I107]-[.E107])*(1-[.I107])*[.I107]*[.A107])" office:value-type="float" office:value="0.659477299865117" calcext:value-type="float">
            <text:p>0.6594772999</text:p>
          </table:table-cell>
          <table:table-cell table:style-name="ce8" table:formula="of:=[.M106]+0.8*(2*([.I107]-[.E107])*(1-[.I107])*[.I107]*[.B107])" office:value-type="float" office:value="0.576391674426988" calcext:value-type="float">
            <text:p>0.5763916744</text:p>
          </table:table-cell>
          <table:table-cell table:style-name="ce8" table:formula="of:=[.N106]+0.8*(2*([.I107]-[.E107])*(1-[.I107])*[.I107]*[.C107])" office:value-type="float" office:value="0.452910639726285" calcext:value-type="float">
            <text:p>0.4529106397</text:p>
          </table:table-cell>
          <table:table-cell table:formula="of:=[.O106]+0.8*(2*([.I107]-[.E107])*(1-[.I107])*[.I107]*[.D107])" office:value-type="float" office:value="0.319687525180678" calcext:value-type="float">
            <text:p>0.3196875252</text:p>
          </table:table-cell>
          <table:table-cell table:formula="of:=[.P106]+0.8*(2*([.I107]-[.E107])*(1-[.I107])*[.I107])" office:value-type="float" office:value="0.409534684562363" calcext:value-type="float">
            <text:p>0.409534684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7]*[.A108])+([.M107]*[.B108])+([.N107]*[.C108])+([.O107]*[.D108])+[.P107]" office:value-type="float" office:value="6.13284311016466" calcext:value-type="float">
            <text:p>6.1328431102</text:p>
          </table:table-cell>
          <table:table-cell table:formula="of:=1/(1+EXP(-[.H108]))" office:value-type="float" office:value="0.997834298950901" calcext:value-type="float">
            <text:p>0.99783429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8]-[.E108])^2" office:value-type="float" office:value="0.00000469026103406692" calcext:value-type="float">
            <text:p>4.69026103406692E-06</text:p>
          </table:table-cell>
          <table:table-cell table:formula="of:=[.L107]+0.8*(2*([.I108]-[.E108])*(1-[.I108])*[.I108]*[.A108])" office:value-type="float" office:value="0.659442854304602" calcext:value-type="float">
            <text:p>0.6594428543</text:p>
          </table:table-cell>
          <table:table-cell table:style-name="ce8" table:formula="of:=[.M107]+0.8*(2*([.I108]-[.E108])*(1-[.I108])*[.I108]*[.B108])" office:value-type="float" office:value="0.576366214664869" calcext:value-type="float">
            <text:p>0.5763662147</text:p>
          </table:table-cell>
          <table:table-cell table:style-name="ce8" table:formula="of:=[.N107]+0.8*(2*([.I108]-[.E108])*(1-[.I108])*[.I108]*[.C108])" office:value-type="float" office:value="0.452900156294824" calcext:value-type="float">
            <text:p>0.4529001563</text:p>
          </table:table-cell>
          <table:table-cell table:formula="of:=[.O107]+0.8*(2*([.I108]-[.E108])*(1-[.I108])*[.I108]*[.D108])" office:value-type="float" office:value="0.31968527873108" calcext:value-type="float">
            <text:p>0.3196852787</text:p>
          </table:table-cell>
          <table:table-cell table:formula="of:=[.P107]+0.8*(2*([.I108]-[.E108])*(1-[.I108])*[.I108])" office:value-type="float" office:value="0.409527196397034" calcext:value-type="float">
            <text:p>0.4095271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8]*[.A109])+([.M108]*[.B109])+([.N108]*[.C109])+([.O108]*[.D109])+[.P108]" office:value-type="float" office:value="6.40967388796905" calcext:value-type="float">
            <text:p>6.409673888</text:p>
          </table:table-cell>
          <table:table-cell table:formula="of:=1/(1+EXP(-[.H109]))" office:value-type="float" office:value="0.998357142370694" calcext:value-type="float">
            <text:p>0.998357142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09]-[.E109])^2" office:value-type="float" office:value="0.00000269898119017019" calcext:value-type="float">
            <text:p>0.000002699</text:p>
          </table:table-cell>
          <table:table-cell table:formula="of:=[.L108]+0.8*(2*([.I109]-[.E109])*(1-[.I109])*[.I109]*[.A109])" office:value-type="float" office:value="0.659421297927416" calcext:value-type="float">
            <text:p>0.6594212979</text:p>
          </table:table-cell>
          <table:table-cell table:style-name="ce8" table:formula="of:=[.M108]+0.8*(2*([.I109]-[.E109])*(1-[.I109])*[.I109]*[.B109])" office:value-type="float" office:value="0.576351556328382" calcext:value-type="float">
            <text:p>0.5763515563</text:p>
          </table:table-cell>
          <table:table-cell table:style-name="ce8" table:formula="of:=[.N108]+0.8*(2*([.I109]-[.E109])*(1-[.I109])*[.I109]*[.C109])" office:value-type="float" office:value="0.452893689381668" calcext:value-type="float">
            <text:p>0.4528936894</text:p>
          </table:table-cell>
          <table:table-cell table:formula="of:=[.O108]+0.8*(2*([.I109]-[.E109])*(1-[.I109])*[.I109]*[.D109])" office:value-type="float" office:value="0.319684416475992" calcext:value-type="float">
            <text:p>0.3196844165</text:p>
          </table:table-cell>
          <table:table-cell table:formula="of:=[.P108]+0.8*(2*([.I109]-[.E109])*(1-[.I109])*[.I109])" office:value-type="float" office:value="0.409522885121597" calcext:value-type="float">
            <text:p>0.4095228851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09]*[.A110])+([.M109]*[.B110])+([.N109]*[.C110])+([.O109]*[.D110])+[.P109]" office:value-type="float" office:value="5.68038415778407" calcext:value-type="float">
            <text:p>5.6803841578</text:p>
          </table:table-cell>
          <table:table-cell table:formula="of:=1/(1+EXP(-[.H110]))" office:value-type="float" office:value="0.99659935648662" calcext:value-type="float">
            <text:p>0.99659935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0]-[.E110])^2" office:value-type="float" office:value="0.0000115643763050926" calcext:value-type="float">
            <text:p>1.15643763050926E-05</text:p>
          </table:table-cell>
          <table:table-cell table:formula="of:=[.L109]+0.8*(2*([.I110]-[.E110])*(1-[.I110])*[.I110]*[.A110])" office:value-type="float" office:value="0.65934016157553" calcext:value-type="float">
            <text:p>0.6593401616</text:p>
          </table:table-cell>
          <table:table-cell table:style-name="ce8" table:formula="of:=[.M109]+0.8*(2*([.I110]-[.E110])*(1-[.I110])*[.I110]*[.B110])" office:value-type="float" office:value="0.576298080096457" calcext:value-type="float">
            <text:p>0.5762980801</text:p>
          </table:table-cell>
          <table:table-cell table:style-name="ce8" table:formula="of:=[.N109]+0.8*(2*([.I110]-[.E110])*(1-[.I110])*[.I110]*[.C110])" office:value-type="float" office:value="0.452867873269704" calcext:value-type="float">
            <text:p>0.4528678733</text:p>
          </table:table-cell>
          <table:table-cell table:formula="of:=[.O109]+0.8*(2*([.I110]-[.E110])*(1-[.I110])*[.I110]*[.D110])" office:value-type="float" office:value="0.319680728459997" calcext:value-type="float">
            <text:p>0.3196807285</text:p>
          </table:table-cell>
          <table:table-cell table:formula="of:=[.P109]+0.8*(2*([.I110]-[.E110])*(1-[.I110])*[.I110])" office:value-type="float" office:value="0.409504445041623" calcext:value-type="float">
            <text:p>0.40950444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0]*[.A111])+([.M110]*[.B111])+([.N110]*[.C111])+([.O110]*[.D111])+[.P110]" office:value-type="float" office:value="6.13806516781129" calcext:value-type="float">
            <text:p>6.1380651678</text:p>
          </table:table-cell>
          <table:table-cell table:formula="of:=1/(1+EXP(-[.H111]))" office:value-type="float" office:value="0.997845554586738" calcext:value-type="float">
            <text:p>0.99784555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1]-[.E111])^2" office:value-type="float" office:value="0.00000464163503872393" calcext:value-type="float">
            <text:p>4.64163503872393E-06</text:p>
          </table:table-cell>
          <table:table-cell table:formula="of:=[.L110]+0.8*(2*([.I111]-[.E111])*(1-[.I111])*[.I111]*[.A111])" office:value-type="float" office:value="0.659303849557997" calcext:value-type="float">
            <text:p>0.6593038496</text:p>
          </table:table-cell>
          <table:table-cell table:style-name="ce8" table:formula="of:=[.M110]+0.8*(2*([.I111]-[.E111])*(1-[.I111])*[.I111]*[.B111])" office:value-type="float" office:value="0.576275107187405" calcext:value-type="float">
            <text:p>0.5762751072</text:p>
          </table:table-cell>
          <table:table-cell table:style-name="ce8" table:formula="of:=[.N110]+0.8*(2*([.I111]-[.E111])*(1-[.I111])*[.I111]*[.C111])" office:value-type="float" office:value="0.452856757345969" calcext:value-type="float">
            <text:p>0.4528567573</text:p>
          </table:table-cell>
          <table:table-cell table:formula="of:=[.O110]+0.8*(2*([.I111]-[.E111])*(1-[.I111])*[.I111]*[.D111])" office:value-type="float" office:value="0.319679987398415" calcext:value-type="float">
            <text:p>0.3196799874</text:p>
          </table:table-cell>
          <table:table-cell table:formula="of:=[.P110]+0.8*(2*([.I111]-[.E111])*(1-[.I111])*[.I111])" office:value-type="float" office:value="0.4094970344258" calcext:value-type="float">
            <text:p>0.4094970344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1]*[.A112])+([.M111]*[.B112])+([.N111]*[.C112])+([.O111]*[.D112])+[.P111]" office:value-type="float" office:value="6.84517685213102" calcext:value-type="float">
            <text:p>6.8451768521</text:p>
          </table:table-cell>
          <table:table-cell table:formula="of:=1/(1+EXP(-[.H112]))" office:value-type="float" office:value="0.998936554173834" calcext:value-type="float">
            <text:p>0.998936554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2]-[.E112])^2" office:value-type="float" office:value="0.00000113091702518899" calcext:value-type="float">
            <text:p>1.13091702518899E-06</text:p>
          </table:table-cell>
          <table:table-cell table:formula="of:=[.L111]+0.8*(2*([.I112]-[.E112])*(1-[.I112])*[.I112]*[.A112])" office:value-type="float" office:value="0.659294088825959" calcext:value-type="float">
            <text:p>0.6592940888</text:p>
          </table:table-cell>
          <table:table-cell table:style-name="ce8" table:formula="of:=[.M111]+0.8*(2*([.I112]-[.E112])*(1-[.I112])*[.I112]*[.B112])" office:value-type="float" office:value="0.576268419278417" calcext:value-type="float">
            <text:p>0.5762684193</text:p>
          </table:table-cell>
          <table:table-cell table:style-name="ce8" table:formula="of:=[.N111]+0.8*(2*([.I112]-[.E112])*(1-[.I112])*[.I112]*[.C112])" office:value-type="float" office:value="0.452854046031515" calcext:value-type="float">
            <text:p>0.452854046</text:p>
          </table:table-cell>
          <table:table-cell table:formula="of:=[.O111]+0.8*(2*([.I112]-[.E112])*(1-[.I112])*[.I112]*[.D112])" office:value-type="float" office:value="0.319679625889821" calcext:value-type="float">
            <text:p>0.3196796259</text:p>
          </table:table-cell>
          <table:table-cell table:formula="of:=[.P111]+0.8*(2*([.I112]-[.E112])*(1-[.I112])*[.I112])" office:value-type="float" office:value="0.40949522688283" calcext:value-type="float">
            <text:p>0.409495226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2]*[.A113])+([.M112]*[.B113])+([.N112]*[.C113])+([.O112]*[.D113])+[.P112]" office:value-type="float" office:value="6.32192187762244" calcext:value-type="float">
            <text:p>6.3219218776</text:p>
          </table:table-cell>
          <table:table-cell table:formula="of:=1/(1+EXP(-[.H113]))" office:value-type="float" office:value="0.998206734022911" calcext:value-type="float">
            <text:p>0.99820673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3]-[.E113])^2" office:value-type="float" office:value="0.00000321580286458599" calcext:value-type="float">
            <text:p>3.21580286458599E-06</text:p>
          </table:table-cell>
          <table:table-cell table:formula="of:=[.L112]+0.8*(2*([.I113]-[.E113])*(1-[.I113])*[.I113]*[.A113])" office:value-type="float" office:value="0.659269435748905" calcext:value-type="float">
            <text:p>0.6592694357</text:p>
          </table:table-cell>
          <table:table-cell table:style-name="ce8" table:formula="of:=[.M112]+0.8*(2*([.I113]-[.E113])*(1-[.I113])*[.I113]*[.B113])" office:value-type="float" office:value="0.57625095668217" calcext:value-type="float">
            <text:p>0.5762509567</text:p>
          </table:table-cell>
          <table:table-cell table:style-name="ce8" table:formula="of:=[.N112]+0.8*(2*([.I113]-[.E113])*(1-[.I113])*[.I113]*[.C113])" office:value-type="float" office:value="0.452845828339163" calcext:value-type="float">
            <text:p>0.4528458283</text:p>
          </table:table-cell>
          <table:table-cell table:formula="of:=[.O112]+0.8*(2*([.I113]-[.E113])*(1-[.I113])*[.I113]*[.D113])" office:value-type="float" office:value="0.319678598678277" calcext:value-type="float">
            <text:p>0.3196785987</text:p>
          </table:table-cell>
          <table:table-cell table:formula="of:=[.P112]+0.8*(2*([.I113]-[.E113])*(1-[.I113])*[.I113])" office:value-type="float" office:value="0.40949009082511" calcext:value-type="float">
            <text:p>0.4094900908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3]*[.A114])+([.M113]*[.B114])+([.N113]*[.C114])+([.O113]*[.D114])+[.P113]" office:value-type="float" office:value="5.96868827200902" calcext:value-type="float">
            <text:p>5.968688272</text:p>
          </table:table-cell>
          <table:table-cell table:formula="of:=1/(1+EXP(-[.H114]))" office:value-type="float" office:value="0.997448930512865" calcext:value-type="float">
            <text:p>0.997448930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4]-[.E114])^2" office:value-type="float" office:value="0.00000650795552819075" calcext:value-type="float">
            <text:p>0.000006508</text:p>
          </table:table-cell>
          <table:table-cell table:formula="of:=[.L113]+0.8*(2*([.I114]-[.E114])*(1-[.I114])*[.I114]*[.A114])" office:value-type="float" office:value="0.659219582155704" calcext:value-type="float">
            <text:p>0.6592195822</text:p>
          </table:table-cell>
          <table:table-cell table:style-name="ce8" table:formula="of:=[.M113]+0.8*(2*([.I114]-[.E114])*(1-[.I114])*[.I114]*[.B114])" office:value-type="float" office:value="0.576219798186419" calcext:value-type="float">
            <text:p>0.5762197982</text:p>
          </table:table-cell>
          <table:table-cell table:style-name="ce8" table:formula="of:=[.N113]+0.8*(2*([.I114]-[.E114])*(1-[.I114])*[.I114]*[.C114])" office:value-type="float" office:value="0.452831287707813" calcext:value-type="float">
            <text:p>0.4528312877</text:p>
          </table:table-cell>
          <table:table-cell table:formula="of:=[.O113]+0.8*(2*([.I114]-[.E114])*(1-[.I114])*[.I114]*[.D114])" office:value-type="float" office:value="0.319677560061752" calcext:value-type="float">
            <text:p>0.3196775601</text:p>
          </table:table-cell>
          <table:table-cell table:formula="of:=[.P113]+0.8*(2*([.I114]-[.E114])*(1-[.I114])*[.I114])" office:value-type="float" office:value="0.40947970465986" calcext:value-type="float">
            <text:p>0.4094797047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4]*[.A115])+([.M114]*[.B115])+([.N114]*[.C115])+([.O114]*[.D115])+[.P114]" office:value-type="float" office:value="5.50286547497341" calcext:value-type="float">
            <text:p>5.502865475</text:p>
          </table:table-cell>
          <table:table-cell table:formula="of:=1/(1+EXP(-[.H115]))" office:value-type="float" office:value="0.995941461201485" calcext:value-type="float">
            <text:p>0.99594146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5]-[.E115])^2" office:value-type="float" office:value="0.0000164717371790527" calcext:value-type="float">
            <text:p>1.64717371790527E-05</text:p>
          </table:table-cell>
          <table:table-cell table:formula="of:=[.L114]+0.8*(2*([.I115]-[.E115])*(1-[.I115])*[.I115]*[.A115])" office:value-type="float" office:value="0.659106716540061" calcext:value-type="float">
            <text:p>0.6591067165</text:p>
          </table:table-cell>
          <table:table-cell table:style-name="ce8" table:formula="of:=[.M114]+0.8*(2*([.I115]-[.E115])*(1-[.I115])*[.I115]*[.B115])" office:value-type="float" office:value="0.576141054733645" calcext:value-type="float">
            <text:p>0.5761410547</text:p>
          </table:table-cell>
          <table:table-cell table:style-name="ce8" table:formula="of:=[.N114]+0.8*(2*([.I115]-[.E115])*(1-[.I115])*[.I115]*[.C115])" office:value-type="float" office:value="0.452802415108462" calcext:value-type="float">
            <text:p>0.4528024151</text:p>
          </table:table-cell>
          <table:table-cell table:formula="of:=[.O114]+0.8*(2*([.I115]-[.E115])*(1-[.I115])*[.I115]*[.D115])" office:value-type="float" office:value="0.319674935279993" calcext:value-type="float">
            <text:p>0.3196749353</text:p>
          </table:table-cell>
          <table:table-cell table:formula="of:=[.P114]+0.8*(2*([.I115]-[.E115])*(1-[.I115])*[.I115])" office:value-type="float" office:value="0.409453456842268" calcext:value-type="float">
            <text:p>0.409453456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5]*[.A116])+([.M115]*[.B116])+([.N115]*[.C116])+([.O115]*[.D116])+[.P115]" office:value-type="float" office:value="7.14413451689536" calcext:value-type="float">
            <text:p>7.1441345169</text:p>
          </table:table-cell>
          <table:table-cell table:formula="of:=1/(1+EXP(-[.H116]))" office:value-type="float" office:value="0.999211141572966" calcext:value-type="float">
            <text:p>0.999211141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6]-[.E116])^2" office:value-type="float" office:value="0.000000622297617903118" calcext:value-type="float">
            <text:p>6.22297617903118E-07</text:p>
          </table:table-cell>
          <table:table-cell table:formula="of:=[.L115]+0.8*(2*([.I116]-[.E116])*(1-[.I116])*[.I116]*[.A116])" office:value-type="float" office:value="0.659100946173763" calcext:value-type="float">
            <text:p>0.6591009462</text:p>
          </table:table-cell>
          <table:table-cell table:style-name="ce8" table:formula="of:=[.M115]+0.8*(2*([.I116]-[.E116])*(1-[.I116])*[.I116]*[.B116])" office:value-type="float" office:value="0.576137075170681" calcext:value-type="float">
            <text:p>0.5761370752</text:p>
          </table:table-cell>
          <table:table-cell table:style-name="ce8" table:formula="of:=[.N115]+0.8*(2*([.I116]-[.E116])*(1-[.I116])*[.I116]*[.C116])" office:value-type="float" office:value="0.452801221239573" calcext:value-type="float">
            <text:p>0.4528012212</text:p>
          </table:table-cell>
          <table:table-cell table:formula="of:=[.O115]+0.8*(2*([.I116]-[.E116])*(1-[.I116])*[.I116]*[.D116])" office:value-type="float" office:value="0.319674736301845" calcext:value-type="float">
            <text:p>0.3196747363</text:p>
          </table:table-cell>
          <table:table-cell table:formula="of:=[.P115]+0.8*(2*([.I116]-[.E116])*(1-[.I116])*[.I116])" office:value-type="float" office:value="0.409452461951527" calcext:value-type="float">
            <text:p>0.409452462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6]*[.A117])+([.M116]*[.B117])+([.N116]*[.C117])+([.O116]*[.D117])+[.P116]" office:value-type="float" office:value="7.50840271227307" calcext:value-type="float">
            <text:p>7.5084027123</text:p>
          </table:table-cell>
          <table:table-cell table:formula="of:=1/(1+EXP(-[.H117]))" office:value-type="float" office:value="0.999451844207402" calcext:value-type="float">
            <text:p>0.999451844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7]-[.E117])^2" office:value-type="float" office:value="0.000000300474772958783" calcext:value-type="float">
            <text:p>3.00474772958783E-07</text:p>
          </table:table-cell>
          <table:table-cell table:formula="of:=[.L116]+0.8*(2*([.I117]-[.E117])*(1-[.I117])*[.I117]*[.A117])" office:value-type="float" office:value="0.659098207345961" calcext:value-type="float">
            <text:p>0.6590982073</text:p>
          </table:table-cell>
          <table:table-cell table:style-name="ce8" table:formula="of:=[.M116]+0.8*(2*([.I117]-[.E117])*(1-[.I117])*[.I117]*[.B117])" office:value-type="float" office:value="0.576134960987816" calcext:value-type="float">
            <text:p>0.576134961</text:p>
          </table:table-cell>
          <table:table-cell table:style-name="ce8" table:formula="of:=[.N116]+0.8*(2*([.I117]-[.E117])*(1-[.I117])*[.I117]*[.C117])" office:value-type="float" office:value="0.452800500495415" calcext:value-type="float">
            <text:p>0.4528005005</text:p>
          </table:table-cell>
          <table:table-cell table:formula="of:=[.O116]+0.8*(2*([.I117]-[.E117])*(1-[.I117])*[.I117]*[.D117])" office:value-type="float" office:value="0.319674544103402" calcext:value-type="float">
            <text:p>0.3196745441</text:p>
          </table:table-cell>
          <table:table-cell table:formula="of:=[.P116]+0.8*(2*([.I117]-[.E117])*(1-[.I117])*[.I117])" office:value-type="float" office:value="0.409451981455422" calcext:value-type="float">
            <text:p>0.4094519815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7]*[.A118])+([.M117]*[.B118])+([.N117]*[.C118])+([.O117]*[.D118])+[.P117]" office:value-type="float" office:value="6.93201911726149" calcext:value-type="float">
            <text:p>6.9320191173</text:p>
          </table:table-cell>
          <table:table-cell table:formula="of:=1/(1+EXP(-[.H118]))" office:value-type="float" office:value="0.999024923539892" calcext:value-type="float">
            <text:p>0.99902492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8]-[.E118])^2" office:value-type="float" office:value="0.000000950774103056258" calcext:value-type="float">
            <text:p>9.50774103056258E-07</text:p>
          </table:table-cell>
          <table:table-cell table:formula="of:=[.L117]+0.8*(2*([.I118]-[.E118])*(1-[.I118])*[.I118]*[.A118])" office:value-type="float" office:value="0.65909000066766" calcext:value-type="float">
            <text:p>0.6590900007</text:p>
          </table:table-cell>
          <table:table-cell table:style-name="ce8" table:formula="of:=[.M117]+0.8*(2*([.I118]-[.E118])*(1-[.I118])*[.I118]*[.B118])" office:value-type="float" office:value="0.576129033942376" calcext:value-type="float">
            <text:p>0.5761290339</text:p>
          </table:table-cell>
          <table:table-cell table:style-name="ce8" table:formula="of:=[.N117]+0.8*(2*([.I118]-[.E118])*(1-[.I118])*[.I118]*[.C118])" office:value-type="float" office:value="0.452798524813601" calcext:value-type="float">
            <text:p>0.4527985248</text:p>
          </table:table-cell>
          <table:table-cell table:formula="of:=[.O117]+0.8*(2*([.I118]-[.E118])*(1-[.I118])*[.I118]*[.D118])" office:value-type="float" office:value="0.319673936201306" calcext:value-type="float">
            <text:p>0.3196739362</text:p>
          </table:table-cell>
          <table:table-cell table:formula="of:=[.P117]+0.8*(2*([.I118]-[.E118])*(1-[.I118])*[.I118])" office:value-type="float" office:value="0.409450461700181" calcext:value-type="float">
            <text:p>0.4094504617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8]*[.A119])+([.M118]*[.B119])+([.N118]*[.C119])+([.O118]*[.D119])+[.P118]" office:value-type="float" office:value="6.517081199503" calcext:value-type="float">
            <text:p>6.5170811995</text:p>
          </table:table-cell>
          <table:table-cell table:formula="of:=1/(1+EXP(-[.H119]))" office:value-type="float" office:value="0.99852420445951" calcext:value-type="float">
            <text:p>0.998524204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19]-[.E119])^2" office:value-type="float" office:value="0.00000217797247732997" calcext:value-type="float">
            <text:p>0.000002178</text:p>
          </table:table-cell>
          <table:table-cell table:formula="of:=[.L118]+0.8*(2*([.I119]-[.E119])*(1-[.I119])*[.I119]*[.A119])" office:value-type="float" office:value="0.65907225464046" calcext:value-type="float">
            <text:p>0.6590722546</text:p>
          </table:table-cell>
          <table:table-cell table:style-name="ce8" table:formula="of:=[.M118]+0.8*(2*([.I119]-[.E119])*(1-[.I119])*[.I119]*[.B119])" office:value-type="float" office:value="0.576116855296259" calcext:value-type="float">
            <text:p>0.5761168553</text:p>
          </table:table-cell>
          <table:table-cell table:style-name="ce8" table:formula="of:=[.N118]+0.8*(2*([.I119]-[.E119])*(1-[.I119])*[.I119]*[.C119])" office:value-type="float" office:value="0.452793653355155" calcext:value-type="float">
            <text:p>0.4527936534</text:p>
          </table:table-cell>
          <table:table-cell table:formula="of:=[.O118]+0.8*(2*([.I119]-[.E119])*(1-[.I119])*[.I119]*[.D119])" office:value-type="float" office:value="0.319672892317353" calcext:value-type="float">
            <text:p>0.3196728923</text:p>
          </table:table-cell>
          <table:table-cell table:formula="of:=[.P118]+0.8*(2*([.I119]-[.E119])*(1-[.I119])*[.I119])" office:value-type="float" office:value="0.409446982087004" calcext:value-type="float">
            <text:p>0.4094469821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19]*[.A120])+([.M119]*[.B120])+([.N119]*[.C120])+([.O119]*[.D120])+[.P119]" office:value-type="float" office:value="7.22105396206238" calcext:value-type="float">
            <text:p>7.2210539621</text:p>
          </table:table-cell>
          <table:table-cell table:formula="of:=1/(1+EXP(-[.H120]))" office:value-type="float" office:value="0.999269502483512" calcext:value-type="float">
            <text:p>0.99926950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0]-[.E120])^2" office:value-type="float" office:value="0.000000533626621594672" calcext:value-type="float">
            <text:p>5.33626621594672E-07</text:p>
          </table:table-cell>
          <table:table-cell table:formula="of:=[.L119]+0.8*(2*([.I120]-[.E120])*(1-[.I120])*[.I120]*[.A120])" office:value-type="float" office:value="0.659067391520765" calcext:value-type="float">
            <text:p>0.6590673915</text:p>
          </table:table-cell>
          <table:table-cell table:style-name="ce8" table:formula="of:=[.M119]+0.8*(2*([.I120]-[.E120])*(1-[.I120])*[.I120]*[.B120])" office:value-type="float" office:value="0.576113613216462" calcext:value-type="float">
            <text:p>0.5761136132</text:p>
          </table:table-cell>
          <table:table-cell table:style-name="ce8" table:formula="of:=[.N119]+0.8*(2*([.I120]-[.E120])*(1-[.I120])*[.I120]*[.C120])" office:value-type="float" office:value="0.452792202951035" calcext:value-type="float">
            <text:p>0.452792203</text:p>
          </table:table-cell>
          <table:table-cell table:formula="of:=[.O119]+0.8*(2*([.I120]-[.E120])*(1-[.I120])*[.I120]*[.D120])" office:value-type="float" office:value="0.319672636363685" calcext:value-type="float">
            <text:p>0.3196726364</text:p>
          </table:table-cell>
          <table:table-cell table:formula="of:=[.P119]+0.8*(2*([.I120]-[.E120])*(1-[.I120])*[.I120])" office:value-type="float" office:value="0.409446128908111" calcext:value-type="float">
            <text:p>0.409446128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0]*[.A121])+([.M120]*[.B121])+([.N120]*[.C121])+([.O120]*[.D121])+[.P120]" office:value-type="float" office:value="6.73501165122223" calcext:value-type="float">
            <text:p>6.7350116512</text:p>
          </table:table-cell>
          <table:table-cell table:formula="of:=1/(1+EXP(-[.H121]))" office:value-type="float" office:value="0.998812849649142" calcext:value-type="float">
            <text:p>0.998812849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1]-[.E121])^2" office:value-type="float" office:value="0.00000140932595554315" calcext:value-type="float">
            <text:p>1.40932595554315E-06</text:p>
          </table:table-cell>
          <table:table-cell table:formula="of:=[.L120]+0.8*(2*([.I121]-[.E121])*(1-[.I121])*[.I121]*[.A121])" office:value-type="float" office:value="0.659055905073315" calcext:value-type="float">
            <text:p>0.6590559051</text:p>
          </table:table-cell>
          <table:table-cell table:style-name="ce8" table:formula="of:=[.M120]+0.8*(2*([.I121]-[.E121])*(1-[.I121])*[.I121]*[.B121])" office:value-type="float" office:value="0.57610505468699" calcext:value-type="float">
            <text:p>0.5761050547</text:p>
          </table:table-cell>
          <table:table-cell table:style-name="ce8" table:formula="of:=[.N120]+0.8*(2*([.I121]-[.E121])*(1-[.I121])*[.I121]*[.C121])" office:value-type="float" office:value="0.452788824584138" calcext:value-type="float">
            <text:p>0.4527888246</text:p>
          </table:table-cell>
          <table:table-cell table:formula="of:=[.O120]+0.8*(2*([.I121]-[.E121])*(1-[.I121])*[.I121]*[.D121])" office:value-type="float" office:value="0.319671960690306" calcext:value-type="float">
            <text:p>0.3196719607</text:p>
          </table:table-cell>
          <table:table-cell table:formula="of:=[.P120]+0.8*(2*([.I121]-[.E121])*(1-[.I121])*[.I121])" office:value-type="float" office:value="0.409443876663512" calcext:value-type="float">
            <text:p>0.4094438767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1]*[.A122])+([.M121]*[.B122])+([.N121]*[.C122])+([.O121]*[.D122])+[.P121]" office:value-type="float" office:value="6.76077834392628" calcext:value-type="float">
            <text:p>6.7607783439</text:p>
          </table:table-cell>
          <table:table-cell table:formula="of:=1/(1+EXP(-[.H122]))" office:value-type="float" office:value="0.998843012923685" calcext:value-type="float">
            <text:p>0.998843012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2]-[.E122])^2" office:value-type="float" office:value="0.00000133861909475957" calcext:value-type="float">
            <text:p>1.33861909475957E-06</text:p>
          </table:table-cell>
          <table:table-cell table:formula="of:=[.L121]+0.8*(2*([.I122]-[.E122])*(1-[.I122])*[.I122]*[.A122])" office:value-type="float" office:value="0.659044352785666" calcext:value-type="float">
            <text:p>0.6590443528</text:p>
          </table:table-cell>
          <table:table-cell table:style-name="ce8" table:formula="of:=[.M121]+0.8*(2*([.I122]-[.E122])*(1-[.I122])*[.I122]*[.B122])" office:value-type="float" office:value="0.576097781024396" calcext:value-type="float">
            <text:p>0.576097781</text:p>
          </table:table-cell>
          <table:table-cell table:style-name="ce8" table:formula="of:=[.N121]+0.8*(2*([.I122]-[.E122])*(1-[.I122])*[.I122]*[.C122])" office:value-type="float" office:value="0.452785187752841" calcext:value-type="float">
            <text:p>0.4527851878</text:p>
          </table:table-cell>
          <table:table-cell table:formula="of:=[.O121]+0.8*(2*([.I122]-[.E122])*(1-[.I122])*[.I122]*[.D122])" office:value-type="float" office:value="0.3196715328278" calcext:value-type="float">
            <text:p>0.3196715328</text:p>
          </table:table-cell>
          <table:table-cell table:formula="of:=[.P121]+0.8*(2*([.I122]-[.E122])*(1-[.I122])*[.I122])" office:value-type="float" office:value="0.409441737350985" calcext:value-type="float">
            <text:p>0.409441737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2]*[.A123])+([.M122]*[.B123])+([.N122]*[.C123])+([.O122]*[.D123])+[.P122]" office:value-type="float" office:value="6.70917612110853" calcext:value-type="float">
            <text:p>6.7091761211</text:p>
          </table:table-cell>
          <table:table-cell table:formula="of:=1/(1+EXP(-[.H123]))" office:value-type="float" office:value="0.998781817209299" calcext:value-type="float">
            <text:p>0.99878181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3]-[.E123])^2" office:value-type="float" office:value="0.00000148396931156106" calcext:value-type="float">
            <text:p>0.000001484</text:p>
          </table:table-cell>
          <table:table-cell table:formula="of:=[.L122]+0.8*(2*([.I123]-[.E123])*(1-[.I123])*[.I123]*[.A123])" office:value-type="float" office:value="0.65903225834729" calcext:value-type="float">
            <text:p>0.6590322583</text:p>
          </table:table-cell>
          <table:table-cell table:style-name="ce8" table:formula="of:=[.M122]+0.8*(2*([.I123]-[.E123])*(1-[.I123])*[.I123]*[.B123])" office:value-type="float" office:value="0.576089006627927" calcext:value-type="float">
            <text:p>0.5760890066</text:p>
          </table:table-cell>
          <table:table-cell table:style-name="ce8" table:formula="of:=[.N122]+0.8*(2*([.I123]-[.E123])*(1-[.I123])*[.I123]*[.C123])" office:value-type="float" office:value="0.452781630565083" calcext:value-type="float">
            <text:p>0.4527816306</text:p>
          </table:table-cell>
          <table:table-cell table:formula="of:=[.O122]+0.8*(2*([.I123]-[.E123])*(1-[.I123])*[.I123]*[.D123])" office:value-type="float" office:value="0.319670584244398" calcext:value-type="float">
            <text:p>0.3196705842</text:p>
          </table:table-cell>
          <table:table-cell table:formula="of:=[.P122]+0.8*(2*([.I123]-[.E123])*(1-[.I123])*[.I123])" office:value-type="float" office:value="0.40943936589248" calcext:value-type="float">
            <text:p>0.4094393659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3]*[.A124])+([.M123]*[.B124])+([.N123]*[.C124])+([.O123]*[.D124])+[.P123]" office:value-type="float" office:value="6.03162392556451" calcext:value-type="float">
            <text:p>6.0316239256</text:p>
          </table:table-cell>
          <table:table-cell table:formula="of:=1/(1+EXP(-[.H124]))" office:value-type="float" office:value="0.997604163014534" calcext:value-type="float">
            <text:p>0.99760416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4]-[.E124])^2" office:value-type="float" office:value="0.00000574003486092508" calcext:value-type="float">
            <text:p>0.00000574</text:p>
          </table:table-cell>
          <table:table-cell table:formula="of:=[.L123]+0.8*(2*([.I124]-[.E124])*(1-[.I124])*[.I124]*[.A124])" office:value-type="float" office:value="0.658990112906816" calcext:value-type="float">
            <text:p>0.6589901129</text:p>
          </table:table-cell>
          <table:table-cell table:style-name="ce8" table:formula="of:=[.M123]+0.8*(2*([.I124]-[.E124])*(1-[.I124])*[.I124]*[.B124])" office:value-type="float" office:value="0.57605602323973" calcext:value-type="float">
            <text:p>0.5760560232</text:p>
          </table:table-cell>
          <table:table-cell table:style-name="ce8" table:formula="of:=[.N123]+0.8*(2*([.I124]-[.E124])*(1-[.I124])*[.I124]*[.C124])" office:value-type="float" office:value="0.452772468512806" calcext:value-type="float">
            <text:p>0.4527724685</text:p>
          </table:table-cell>
          <table:table-cell table:formula="of:=[.O123]+0.8*(2*([.I124]-[.E124])*(1-[.I124])*[.I124]*[.D124])" office:value-type="float" office:value="0.319668751833943" calcext:value-type="float">
            <text:p>0.3196687518</text:p>
          </table:table-cell>
          <table:table-cell table:formula="of:=[.P123]+0.8*(2*([.I124]-[.E124])*(1-[.I124])*[.I124])" office:value-type="float" office:value="0.409430203840203" calcext:value-type="float">
            <text:p>0.4094302038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4]*[.A125])+([.M124]*[.B125])+([.N124]*[.C125])+([.O124]*[.D125])+[.P124]" office:value-type="float" office:value="6.60081222874481" calcext:value-type="float">
            <text:p>6.6008122287</text:p>
          </table:table-cell>
          <table:table-cell table:formula="of:=1/(1+EXP(-[.H125]))" office:value-type="float" office:value="0.998642581533321" calcext:value-type="float">
            <text:p>0.998642581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5]-[.E125])^2" office:value-type="float" office:value="0.00000184258489368004" calcext:value-type="float">
            <text:p>1.84258489368004E-06</text:p>
          </table:table-cell>
          <table:table-cell table:formula="of:=[.L124]+0.8*(2*([.I125]-[.E125])*(1-[.I125])*[.I125]*[.A125])" office:value-type="float" office:value="0.658975097823539" calcext:value-type="float">
            <text:p>0.6589750978</text:p>
          </table:table-cell>
          <table:table-cell table:style-name="ce8" table:formula="of:=[.M124]+0.8*(2*([.I125]-[.E125])*(1-[.I125])*[.I125]*[.B125])" office:value-type="float" office:value="0.57604630759761" calcext:value-type="float">
            <text:p>0.5760463076</text:p>
          </table:table-cell>
          <table:table-cell table:style-name="ce8" table:formula="of:=[.N124]+0.8*(2*([.I125]-[.E125])*(1-[.I125])*[.I125]*[.C125])" office:value-type="float" office:value="0.452767463485047" calcext:value-type="float">
            <text:p>0.4527674635</text:p>
          </table:table-cell>
          <table:table-cell table:formula="of:=[.O124]+0.8*(2*([.I125]-[.E125])*(1-[.I125])*[.I125]*[.D125])" office:value-type="float" office:value="0.319667279766955" calcext:value-type="float">
            <text:p>0.3196672798</text:p>
          </table:table-cell>
          <table:table-cell table:formula="of:=[.P124]+0.8*(2*([.I125]-[.E125])*(1-[.I125])*[.I125])" office:value-type="float" office:value="0.409427259706227" calcext:value-type="float">
            <text:p>0.409427259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5]*[.A126])+([.M125]*[.B126])+([.N125]*[.C126])+([.O125]*[.D126])+[.P125]" office:value-type="float" office:value="6.45525681166607" calcext:value-type="float">
            <text:p>6.4552568117</text:p>
          </table:table-cell>
          <table:table-cell table:formula="of:=1/(1+EXP(-[.H126]))" office:value-type="float" office:value="0.998430232582725" calcext:value-type="float">
            <text:p>0.998430232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6]-[.E126])^2" office:value-type="float" office:value="0.0000024641697443382" calcext:value-type="float">
            <text:p>2.4641697443382E-06</text:p>
          </table:table-cell>
          <table:table-cell table:formula="of:=[.L125]+0.8*(2*([.I126]-[.E126])*(1-[.I126])*[.I126]*[.A126])" office:value-type="float" office:value="0.658956202707474" calcext:value-type="float">
            <text:p>0.6589562027</text:p>
          </table:table-cell>
          <table:table-cell table:style-name="ce8" table:formula="of:=[.M125]+0.8*(2*([.I126]-[.E126])*(1-[.I126])*[.I126]*[.B126])" office:value-type="float" office:value="0.576032923557063" calcext:value-type="float">
            <text:p>0.5760329236</text:p>
          </table:table-cell>
          <table:table-cell table:style-name="ce8" table:formula="of:=[.N125]+0.8*(2*([.I126]-[.E126])*(1-[.I126])*[.I126]*[.C126])" office:value-type="float" office:value="0.452759984168272" calcext:value-type="float">
            <text:p>0.4527599842</text:p>
          </table:table-cell>
          <table:table-cell table:formula="of:=[.O125]+0.8*(2*([.I126]-[.E126])*(1-[.I126])*[.I126]*[.D126])" office:value-type="float" office:value="0.319666492470452" calcext:value-type="float">
            <text:p>0.3196664925</text:p>
          </table:table-cell>
          <table:table-cell table:formula="of:=[.P125]+0.8*(2*([.I126]-[.E126])*(1-[.I126])*[.I126])" office:value-type="float" office:value="0.409423323223713" calcext:value-type="float">
            <text:p>0.40942332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6]*[.A127])+([.M126]*[.B127])+([.N126]*[.C127])+([.O126]*[.D127])+[.P126]" office:value-type="float" office:value="6.2206523805956" calcext:value-type="float">
            <text:p>6.2206523806</text:p>
          </table:table-cell>
          <table:table-cell table:formula="of:=1/(1+EXP(-[.H127]))" office:value-type="float" office:value="0.998015996200672" calcext:value-type="float">
            <text:p>0.998015996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7]-[.E127])^2" office:value-type="float" office:value="0.0000039362710757473" calcext:value-type="float">
            <text:p>3.9362710757473E-06</text:p>
          </table:table-cell>
          <table:table-cell table:formula="of:=[.L126]+0.8*(2*([.I127]-[.E127])*(1-[.I127])*[.I127]*[.A127])" office:value-type="float" office:value="0.658924775015482" calcext:value-type="float">
            <text:p>0.658924775</text:p>
          </table:table-cell>
          <table:table-cell table:style-name="ce8" table:formula="of:=[.M126]+0.8*(2*([.I127]-[.E127])*(1-[.I127])*[.I127]*[.B127])" office:value-type="float" office:value="0.576014066941868" calcext:value-type="float">
            <text:p>0.5760140669</text:p>
          </table:table-cell>
          <table:table-cell table:style-name="ce8" table:formula="of:=[.N126]+0.8*(2*([.I127]-[.E127])*(1-[.I127])*[.I127]*[.C127])" office:value-type="float" office:value="0.452749927306834" calcext:value-type="float">
            <text:p>0.4527499273</text:p>
          </table:table-cell>
          <table:table-cell table:formula="of:=[.O126]+0.8*(2*([.I127]-[.E127])*(1-[.I127])*[.I127]*[.D127])" office:value-type="float" office:value="0.319665235362772" calcext:value-type="float">
            <text:p>0.3196652354</text:p>
          </table:table-cell>
          <table:table-cell table:formula="of:=[.P126]+0.8*(2*([.I127]-[.E127])*(1-[.I127])*[.I127])" office:value-type="float" office:value="0.409417037685315" calcext:value-type="float">
            <text:p>0.40941703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7]*[.A128])+([.M127]*[.B128])+([.N127]*[.C128])+([.O127]*[.D128])+[.P127]" office:value-type="float" office:value="6.51475471820112" calcext:value-type="float">
            <text:p>6.5147547182</text:p>
          </table:table-cell>
          <table:table-cell table:formula="of:=1/(1+EXP(-[.H128]))" office:value-type="float" office:value="0.998520772136507" calcext:value-type="float">
            <text:p>0.998520772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8]-[.E128])^2" office:value-type="float" office:value="0.00000218811507213365" calcext:value-type="float">
            <text:p>2.18811507213365E-06</text:p>
          </table:table-cell>
          <table:table-cell table:formula="of:=[.L127]+0.8*(2*([.I128]-[.E128])*(1-[.I128])*[.I128]*[.A128])" office:value-type="float" office:value="0.658907295988671" calcext:value-type="float">
            <text:p>0.658907296</text:p>
          </table:table-cell>
          <table:table-cell table:style-name="ce8" table:formula="of:=[.M127]+0.8*(2*([.I128]-[.E128])*(1-[.I128])*[.I128]*[.B128])" office:value-type="float" office:value="0.576002181203637" calcext:value-type="float">
            <text:p>0.5760021812</text:p>
          </table:table-cell>
          <table:table-cell table:style-name="ce8" table:formula="of:=[.N127]+0.8*(2*([.I128]-[.E128])*(1-[.I128])*[.I128]*[.C128])" office:value-type="float" office:value="0.452744334018255" calcext:value-type="float">
            <text:p>0.452744334</text:p>
          </table:table-cell>
          <table:table-cell table:formula="of:=[.O127]+0.8*(2*([.I128]-[.E128])*(1-[.I128])*[.I128]*[.D128])" office:value-type="float" office:value="0.319663837040627" calcext:value-type="float">
            <text:p>0.319663837</text:p>
          </table:table-cell>
          <table:table-cell table:formula="of:=[.P127]+0.8*(2*([.I128]-[.E128])*(1-[.I128])*[.I128])" office:value-type="float" office:value="0.409413541879953" calcext:value-type="float">
            <text:p>0.409413541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8]*[.A129])+([.M128]*[.B129])+([.N128]*[.C129])+([.O128]*[.D129])+[.P128]" office:value-type="float" office:value="6.59478838366928" calcext:value-type="float">
            <text:p>6.5947883837</text:p>
          </table:table-cell>
          <table:table-cell table:formula="of:=1/(1+EXP(-[.H129]))" office:value-type="float" office:value="0.998634391177241" calcext:value-type="float">
            <text:p>0.99863439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29]-[.E129])^2" office:value-type="float" office:value="0.00000186488745679583" calcext:value-type="float">
            <text:p>1.86488745679583E-06</text:p>
          </table:table-cell>
          <table:table-cell table:formula="of:=[.L128]+0.8*(2*([.I129]-[.E129])*(1-[.I129])*[.I129]*[.A129])" office:value-type="float" office:value="0.658891801313631" calcext:value-type="float">
            <text:p>0.6588918013</text:p>
          </table:table-cell>
          <table:table-cell table:style-name="ce8" table:formula="of:=[.M128]+0.8*(2*([.I129]-[.E129])*(1-[.I129])*[.I129]*[.B129])" office:value-type="float" office:value="0.575991752095437" calcext:value-type="float">
            <text:p>0.5759917521</text:p>
          </table:table-cell>
          <table:table-cell table:style-name="ce8" table:formula="of:=[.N128]+0.8*(2*([.I129]-[.E129])*(1-[.I129])*[.I129]*[.C129])" office:value-type="float" office:value="0.452739864400455" calcext:value-type="float">
            <text:p>0.4527398644</text:p>
          </table:table-cell>
          <table:table-cell table:formula="of:=[.O128]+0.8*(2*([.I129]-[.E129])*(1-[.I129])*[.I129]*[.D129])" office:value-type="float" office:value="0.319663241091587" calcext:value-type="float">
            <text:p>0.3196632411</text:p>
          </table:table-cell>
          <table:table-cell table:formula="of:=[.P128]+0.8*(2*([.I129]-[.E129])*(1-[.I129])*[.I129])" office:value-type="float" office:value="0.409410562134753" calcext:value-type="float">
            <text:p>0.4094105621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29]*[.A130])+([.M129]*[.B130])+([.N129]*[.C130])+([.O129]*[.D130])+[.P129]" office:value-type="float" office:value="6.49178834446907" calcext:value-type="float">
            <text:p>6.4917883445</text:p>
          </table:table-cell>
          <table:table-cell table:formula="of:=1/(1+EXP(-[.H130]))" office:value-type="float" office:value="0.998486458534063" calcext:value-type="float">
            <text:p>0.99848645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0]-[.E130])^2" office:value-type="float" office:value="0.00000229080776911195" calcext:value-type="float">
            <text:p>2.29080776911195E-06</text:p>
          </table:table-cell>
          <table:table-cell table:formula="of:=[.L129]+0.8*(2*([.I130]-[.E130])*(1-[.I130])*[.I130]*[.A130])" office:value-type="float" office:value="0.658872770640367" calcext:value-type="float">
            <text:p>0.6588727706</text:p>
          </table:table-cell>
          <table:table-cell table:style-name="ce8" table:formula="of:=[.M129]+0.8*(2*([.I130]-[.E130])*(1-[.I130])*[.I130]*[.B130])" office:value-type="float" office:value="0.575979308962918" calcext:value-type="float">
            <text:p>0.575979309</text:p>
          </table:table-cell>
          <table:table-cell table:style-name="ce8" table:formula="of:=[.N129]+0.8*(2*([.I130]-[.E130])*(1-[.I130])*[.I130]*[.C130])" office:value-type="float" office:value="0.452734740757653" calcext:value-type="float">
            <text:p>0.4527347408</text:p>
          </table:table-cell>
          <table:table-cell table:formula="of:=[.O129]+0.8*(2*([.I130]-[.E130])*(1-[.I130])*[.I130]*[.D130])" office:value-type="float" office:value="0.319662509142616" calcext:value-type="float">
            <text:p>0.3196625091</text:p>
          </table:table-cell>
          <table:table-cell table:formula="of:=[.P129]+0.8*(2*([.I130]-[.E130])*(1-[.I130])*[.I130])" office:value-type="float" office:value="0.409406902389894" calcext:value-type="float">
            <text:p>0.4094069024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0]*[.A131])+([.M130]*[.B131])+([.N130]*[.C131])+([.O130]*[.D131])+[.P130]" office:value-type="float" office:value="6.13755080012172" calcext:value-type="float">
            <text:p>6.1375508001</text:p>
          </table:table-cell>
          <table:table-cell table:formula="of:=1/(1+EXP(-[.H131]))" office:value-type="float" office:value="0.997844448513922" calcext:value-type="float">
            <text:p>0.99784444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1]-[.E131])^2" office:value-type="float" office:value="0.00000464640220913231" calcext:value-type="float">
            <text:p>4.64640220913231E-06</text:p>
          </table:table-cell>
          <table:table-cell table:formula="of:=[.L130]+0.8*(2*([.I131]-[.E131])*(1-[.I131])*[.I131]*[.A131])" office:value-type="float" office:value="0.658837905012759" calcext:value-type="float">
            <text:p>0.658837905</text:p>
          </table:table-cell>
          <table:table-cell table:style-name="ce8" table:formula="of:=[.M130]+0.8*(2*([.I131]-[.E131])*(1-[.I131])*[.I131]*[.B131])" office:value-type="float" office:value="0.57595557066327" calcext:value-type="float">
            <text:p>0.5759555707</text:p>
          </table:table-cell>
          <table:table-cell table:style-name="ce8" table:formula="of:=[.N130]+0.8*(2*([.I131]-[.E131])*(1-[.I131])*[.I131]*[.C131])" office:value-type="float" office:value="0.452722871607829" calcext:value-type="float">
            <text:p>0.4527228716</text:p>
          </table:table-cell>
          <table:table-cell table:formula="of:=[.O130]+0.8*(2*([.I131]-[.E131])*(1-[.I131])*[.I131]*[.D131])" office:value-type="float" office:value="0.319661025498888" calcext:value-type="float">
            <text:p>0.3196610255</text:p>
          </table:table-cell>
          <table:table-cell table:formula="of:=[.P130]+0.8*(2*([.I131]-[.E131])*(1-[.I131])*[.I131])" office:value-type="float" office:value="0.409399484171254" calcext:value-type="float">
            <text:p>0.4093994842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1]*[.A132])+([.M131]*[.B132])+([.N131]*[.C132])+([.O131]*[.D132])+[.P131]" office:value-type="float" office:value="6.14557249696094" calcext:value-type="float">
            <text:p>6.145572497</text:p>
          </table:table-cell>
          <table:table-cell table:formula="of:=1/(1+EXP(-[.H132]))" office:value-type="float" office:value="0.997861633700257" calcext:value-type="float">
            <text:p>0.997861633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2]-[.E132])^2" office:value-type="float" office:value="0.00000457261043187495" calcext:value-type="float">
            <text:p>4.57261043187495E-06</text:p>
          </table:table-cell>
          <table:table-cell table:formula="of:=[.L131]+0.8*(2*([.I132]-[.E132])*(1-[.I132])*[.I132]*[.A132])" office:value-type="float" office:value="0.658802862459038" calcext:value-type="float">
            <text:p>0.6588028625</text:p>
          </table:table-cell>
          <table:table-cell table:style-name="ce8" table:formula="of:=[.M131]+0.8*(2*([.I132]-[.E132])*(1-[.I132])*[.I132]*[.B132])" office:value-type="float" office:value="0.575932939013992" calcext:value-type="float">
            <text:p>0.575932939</text:p>
          </table:table-cell>
          <table:table-cell table:style-name="ce8" table:formula="of:=[.N131]+0.8*(2*([.I132]-[.E132])*(1-[.I132])*[.I132]*[.C132])" office:value-type="float" office:value="0.452711190756588" calcext:value-type="float">
            <text:p>0.4527111908</text:p>
          </table:table-cell>
          <table:table-cell table:formula="of:=[.O131]+0.8*(2*([.I132]-[.E132])*(1-[.I132])*[.I132]*[.D132])" office:value-type="float" office:value="0.319659565392483" calcext:value-type="float">
            <text:p>0.3196595654</text:p>
          </table:table-cell>
          <table:table-cell table:formula="of:=[.P131]+0.8*(2*([.I132]-[.E132])*(1-[.I132])*[.I132])" office:value-type="float" office:value="0.409392183639229" calcext:value-type="float">
            <text:p>0.4093921836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2]*[.A133])+([.M132]*[.B133])+([.N132]*[.C133])+([.O132]*[.D133])+[.P132]" office:value-type="float" office:value="6.73203024585748" calcext:value-type="float">
            <text:p>6.7320302459</text:p>
          </table:table-cell>
          <table:table-cell table:formula="of:=1/(1+EXP(-[.H133]))" office:value-type="float" office:value="0.998809309211903" calcext:value-type="float">
            <text:p>0.998809309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3]-[.E133])^2" office:value-type="float" office:value="0.00000141774455285925" calcext:value-type="float">
            <text:p>1.41774455285925E-06</text:p>
          </table:table-cell>
          <table:table-cell table:formula="of:=[.L132]+0.8*(2*([.I133]-[.E133])*(1-[.I133])*[.I133]*[.A133])" office:value-type="float" office:value="0.658790627731245" calcext:value-type="float">
            <text:p>0.6587906277</text:p>
          </table:table-cell>
          <table:table-cell table:style-name="ce8" table:formula="of:=[.M132]+0.8*(2*([.I133]-[.E133])*(1-[.I133])*[.I133]*[.B133])" office:value-type="float" office:value="0.575925235666863" calcext:value-type="float">
            <text:p>0.5759252357</text:p>
          </table:table-cell>
          <table:table-cell table:style-name="ce8" table:formula="of:=[.N132]+0.8*(2*([.I133]-[.E133])*(1-[.I133])*[.I133]*[.C133])" office:value-type="float" office:value="0.45270779222109" calcext:value-type="float">
            <text:p>0.4527077922</text:p>
          </table:table-cell>
          <table:table-cell table:formula="of:=[.O132]+0.8*(2*([.I133]-[.E133])*(1-[.I133])*[.I133]*[.D133])" office:value-type="float" office:value="0.31965865911635" calcext:value-type="float">
            <text:p>0.3196586591</text:p>
          </table:table-cell>
          <table:table-cell table:formula="of:=[.P132]+0.8*(2*([.I133]-[.E133])*(1-[.I133])*[.I133])" office:value-type="float" office:value="0.409389917948897" calcext:value-type="float">
            <text:p>0.409389917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3]*[.A134])+([.M133]*[.B134])+([.N133]*[.C134])+([.O133]*[.D134])+[.P133]" office:value-type="float" office:value="6.90742220262878" calcext:value-type="float">
            <text:p>6.9074222026</text:p>
          </table:table-cell>
          <table:table-cell table:formula="of:=1/(1+EXP(-[.H134]))" office:value-type="float" office:value="0.999000666534546" calcext:value-type="float">
            <text:p>0.99900066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4]-[.E134])^2" office:value-type="float" office:value="0.000000998667375176523" calcext:value-type="float">
            <text:p>9.98667375176523E-07</text:p>
          </table:table-cell>
          <table:table-cell table:formula="of:=[.L133]+0.8*(2*([.I134]-[.E134])*(1-[.I134])*[.I134]*[.A134])" office:value-type="float" office:value="0.658782327122058" calcext:value-type="float">
            <text:p>0.6587823271</text:p>
          </table:table-cell>
          <table:table-cell table:style-name="ce8" table:formula="of:=[.M133]+0.8*(2*([.I134]-[.E134])*(1-[.I134])*[.I134]*[.B134])" office:value-type="float" office:value="0.575918690955773" calcext:value-type="float">
            <text:p>0.575918691</text:p>
          </table:table-cell>
          <table:table-cell table:style-name="ce8" table:formula="of:=[.N133]+0.8*(2*([.I134]-[.E134])*(1-[.I134])*[.I134]*[.C134])" office:value-type="float" office:value="0.452705397814594" calcext:value-type="float">
            <text:p>0.4527053978</text:p>
          </table:table-cell>
          <table:table-cell table:formula="of:=[.O133]+0.8*(2*([.I134]-[.E134])*(1-[.I134])*[.I134]*[.D134])" office:value-type="float" office:value="0.31965849948925" calcext:value-type="float">
            <text:p>0.3196584995</text:p>
          </table:table-cell>
          <table:table-cell table:formula="of:=[.P133]+0.8*(2*([.I134]-[.E134])*(1-[.I134])*[.I134])" office:value-type="float" office:value="0.4093883216779" calcext:value-type="float">
            <text:p>0.4093883217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4]*[.A135])+([.M134]*[.B135])+([.N134]*[.C135])+([.O134]*[.D135])+[.P134]" office:value-type="float" office:value="7.14926887970175" calcext:value-type="float">
            <text:p>7.1492688797</text:p>
          </table:table-cell>
          <table:table-cell table:formula="of:=1/(1+EXP(-[.H135]))" office:value-type="float" office:value="0.999215178307683" calcext:value-type="float">
            <text:p>0.999215178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5]-[.E135])^2" office:value-type="float" office:value="0.000000615945088731626" calcext:value-type="float">
            <text:p>6.15945088731626E-07</text:p>
          </table:table-cell>
          <table:table-cell table:formula="of:=[.L134]+0.8*(2*([.I135]-[.E135])*(1-[.I135])*[.I135]*[.A135])" office:value-type="float" office:value="0.658776911059259" calcext:value-type="float">
            <text:p>0.6587769111</text:p>
          </table:table-cell>
          <table:table-cell table:style-name="ce8" table:formula="of:=[.M134]+0.8*(2*([.I135]-[.E135])*(1-[.I135])*[.I135]*[.B135])" office:value-type="float" office:value="0.575914555053272" calcext:value-type="float">
            <text:p>0.5759145551</text:p>
          </table:table-cell>
          <table:table-cell table:style-name="ce8" table:formula="of:=[.N134]+0.8*(2*([.I135]-[.E135])*(1-[.I135])*[.I135]*[.C135])" office:value-type="float" office:value="0.452704019180427" calcext:value-type="float">
            <text:p>0.4527040192</text:p>
          </table:table-cell>
          <table:table-cell table:formula="of:=[.O134]+0.8*(2*([.I135]-[.E135])*(1-[.I135])*[.I135]*[.D135])" office:value-type="float" office:value="0.319658302541512" calcext:value-type="float">
            <text:p>0.3196583025</text:p>
          </table:table-cell>
          <table:table-cell table:formula="of:=[.P134]+0.8*(2*([.I135]-[.E135])*(1-[.I135])*[.I135])" office:value-type="float" office:value="0.409387336939209" calcext:value-type="float">
            <text:p>0.409387336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5]*[.A136])+([.M135]*[.B136])+([.N135]*[.C136])+([.O135]*[.D136])+[.P135]" office:value-type="float" office:value="6.13375118081952" calcext:value-type="float">
            <text:p>6.1337511808</text:p>
          </table:table-cell>
          <table:table-cell table:formula="of:=1/(1+EXP(-[.H136]))" office:value-type="float" office:value="0.997836260414532" calcext:value-type="float">
            <text:p>0.997836260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6]-[.E136])^2" office:value-type="float" office:value="0.00000468176899372222" calcext:value-type="float">
            <text:p>4.68176899372222E-06</text:p>
          </table:table-cell>
          <table:table-cell table:formula="of:=[.L135]+0.8*(2*([.I136]-[.E136])*(1-[.I136])*[.I136]*[.A136])" office:value-type="float" office:value="0.658740285410559" calcext:value-type="float">
            <text:p>0.6587402854</text:p>
          </table:table-cell>
          <table:table-cell table:style-name="ce8" table:formula="of:=[.M135]+0.8*(2*([.I136]-[.E136])*(1-[.I136])*[.I136]*[.B136])" office:value-type="float" office:value="0.575891383724503" calcext:value-type="float">
            <text:p>0.5758913837</text:p>
          </table:table-cell>
          <table:table-cell table:style-name="ce8" table:formula="of:=[.N135]+0.8*(2*([.I136]-[.E136])*(1-[.I136])*[.I136]*[.C136])" office:value-type="float" office:value="0.452692807247152" calcext:value-type="float">
            <text:p>0.4526928072</text:p>
          </table:table-cell>
          <table:table-cell table:formula="of:=[.O135]+0.8*(2*([.I136]-[.E136])*(1-[.I136])*[.I136]*[.D136])" office:value-type="float" office:value="0.319657555079294" calcext:value-type="float">
            <text:p>0.3196575551</text:p>
          </table:table-cell>
          <table:table-cell table:formula="of:=[.P135]+0.8*(2*([.I136]-[.E136])*(1-[.I136])*[.I136])" office:value-type="float" office:value="0.409379862317025" calcext:value-type="float">
            <text:p>0.409379862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6]*[.A137])+([.M136]*[.B137])+([.N136]*[.C137])+([.O136]*[.D137])+[.P136]" office:value-type="float" office:value="6.15309659700067" calcext:value-type="float">
            <text:p>6.153096597</text:p>
          </table:table-cell>
          <table:table-cell table:formula="of:=1/(1+EXP(-[.H137]))" office:value-type="float" office:value="0.997877628585768" calcext:value-type="float">
            <text:p>0.997877628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7]-[.E137])^2" office:value-type="float" office:value="0.00000450446041994817" calcext:value-type="float">
            <text:p>4.50446041994817E-06</text:p>
          </table:table-cell>
          <table:table-cell table:formula="of:=[.L136]+0.8*(2*([.I137]-[.E137])*(1-[.I137])*[.I137]*[.A137])" office:value-type="float" office:value="0.658704326208304" calcext:value-type="float">
            <text:p>0.6587043262</text:p>
          </table:table-cell>
          <table:table-cell table:style-name="ce8" table:formula="of:=[.M136]+0.8*(2*([.I137]-[.E137])*(1-[.I137])*[.I137]*[.B137])" office:value-type="float" office:value="0.57586836983506" calcext:value-type="float">
            <text:p>0.5758683698</text:p>
          </table:table-cell>
          <table:table-cell table:style-name="ce8" table:formula="of:=[.N136]+0.8*(2*([.I137]-[.E137])*(1-[.I137])*[.I137]*[.C137])" office:value-type="float" office:value="0.45268417703861" calcext:value-type="float">
            <text:p>0.452684177</text:p>
          </table:table-cell>
          <table:table-cell table:formula="of:=[.O136]+0.8*(2*([.I137]-[.E137])*(1-[.I137])*[.I137]*[.D137])" office:value-type="float" office:value="0.319656116711203" calcext:value-type="float">
            <text:p>0.3196561167</text:p>
          </table:table-cell>
          <table:table-cell table:formula="of:=[.P136]+0.8*(2*([.I137]-[.E137])*(1-[.I137])*[.I137])" office:value-type="float" office:value="0.409372670476574" calcext:value-type="float">
            <text:p>0.4093726705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7]*[.A138])+([.M137]*[.B138])+([.N137]*[.C138])+([.O137]*[.D138])+[.P137]" office:value-type="float" office:value="6.70020641253739" calcext:value-type="float">
            <text:p>6.7002064125</text:p>
          </table:table-cell>
          <table:table-cell table:formula="of:=1/(1+EXP(-[.H138]))" office:value-type="float" office:value="0.998770854803943" calcext:value-type="float">
            <text:p>0.998770854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8]-[.E138])^2" office:value-type="float" office:value="0.00000151079791298889" calcext:value-type="float">
            <text:p>1.51079791298889E-06</text:p>
          </table:table-cell>
          <table:table-cell table:formula="of:=[.L137]+0.8*(2*([.I138]-[.E138])*(1-[.I138])*[.I138]*[.A138])" office:value-type="float" office:value="0.658691047528181" calcext:value-type="float">
            <text:p>0.6586910475</text:p>
          </table:table-cell>
          <table:table-cell table:style-name="ce8" table:formula="of:=[.M137]+0.8*(2*([.I138]-[.E138])*(1-[.I138])*[.I138]*[.B138])" office:value-type="float" office:value="0.575859919765891" calcext:value-type="float">
            <text:p>0.5758599198</text:p>
          </table:table-cell>
          <table:table-cell table:style-name="ce8" table:formula="of:=[.N137]+0.8*(2*([.I138]-[.E138])*(1-[.I138])*[.I138]*[.C138])" office:value-type="float" office:value="0.45268103844149" calcext:value-type="float">
            <text:p>0.4526810384</text:p>
          </table:table-cell>
          <table:table-cell table:formula="of:=[.O137]+0.8*(2*([.I138]-[.E138])*(1-[.I138])*[.I138]*[.D138])" office:value-type="float" office:value="0.319655633850108" calcext:value-type="float">
            <text:p>0.3196556339</text:p>
          </table:table-cell>
          <table:table-cell table:formula="of:=[.P137]+0.8*(2*([.I138]-[.E138])*(1-[.I138])*[.I138])" office:value-type="float" office:value="0.409370256171097" calcext:value-type="float">
            <text:p>0.4093702562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8]*[.A139])+([.M138]*[.B139])+([.N138]*[.C139])+([.O138]*[.D139])+[.P138]" office:value-type="float" office:value="6.1331092613807" calcext:value-type="float">
            <text:p>6.1331092614</text:p>
          </table:table-cell>
          <table:table-cell table:formula="of:=1/(1+EXP(-[.H139]))" office:value-type="float" office:value="0.99783487403035" calcext:value-type="float">
            <text:p>0.99783487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39]-[.E139])^2" office:value-type="float" office:value="0.00000468777046445485" calcext:value-type="float">
            <text:p>4.68777046445485E-06</text:p>
          </table:table-cell>
          <table:table-cell table:formula="of:=[.L138]+0.8*(2*([.I139]-[.E139])*(1-[.I139])*[.I139]*[.A139])" office:value-type="float" office:value="0.65865437498071" calcext:value-type="float">
            <text:p>0.658654375</text:p>
          </table:table-cell>
          <table:table-cell table:style-name="ce8" table:formula="of:=[.M138]+0.8*(2*([.I139]-[.E139])*(1-[.I139])*[.I139]*[.B139])" office:value-type="float" office:value="0.57583671876647" calcext:value-type="float">
            <text:p>0.5758367188</text:p>
          </table:table-cell>
          <table:table-cell table:style-name="ce8" table:formula="of:=[.N138]+0.8*(2*([.I139]-[.E139])*(1-[.I139])*[.I139]*[.C139])" office:value-type="float" office:value="0.452669812151448" calcext:value-type="float">
            <text:p>0.4526698122</text:p>
          </table:table-cell>
          <table:table-cell table:formula="of:=[.O138]+0.8*(2*([.I139]-[.E139])*(1-[.I139])*[.I139]*[.D139])" office:value-type="float" office:value="0.319654885430772" calcext:value-type="float">
            <text:p>0.3196548854</text:p>
          </table:table-cell>
          <table:table-cell table:formula="of:=[.P138]+0.8*(2*([.I139]-[.E139])*(1-[.I139])*[.I139])" office:value-type="float" office:value="0.409362771977736" calcext:value-type="float">
            <text:p>0.409362772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39]*[.A140])+([.M139]*[.B140])+([.N139]*[.C140])+([.O139]*[.D140])+[.P139]" office:value-type="float" office:value="5.68735391107531" calcext:value-type="float">
            <text:p>5.6873539111</text:p>
          </table:table-cell>
          <table:table-cell table:formula="of:=1/(1+EXP(-[.H140]))" office:value-type="float" office:value="0.996622895962554" calcext:value-type="float">
            <text:p>0.99662289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0]-[.E140])^2" office:value-type="float" office:value="0.0000114048316797353" calcext:value-type="float">
            <text:p>1.14048316797353E-05</text:p>
          </table:table-cell>
          <table:table-cell table:formula="of:=[.L139]+0.8*(2*([.I140]-[.E140])*(1-[.I140])*[.I140]*[.A140])" office:value-type="float" office:value="0.658574356113419" calcext:value-type="float">
            <text:p>0.6585743561</text:p>
          </table:table-cell>
          <table:table-cell table:style-name="ce8" table:formula="of:=[.M139]+0.8*(2*([.I140]-[.E140])*(1-[.I140])*[.I140]*[.B140])" office:value-type="float" office:value="0.575782160447863" calcext:value-type="float">
            <text:p>0.5757821604</text:p>
          </table:table-cell>
          <table:table-cell table:style-name="ce8" table:formula="of:=[.N139]+0.8*(2*([.I140]-[.E140])*(1-[.I140])*[.I140]*[.C140])" office:value-type="float" office:value="0.452646170213385" calcext:value-type="float">
            <text:p>0.4526461702</text:p>
          </table:table-cell>
          <table:table-cell table:formula="of:=[.O139]+0.8*(2*([.I140]-[.E140])*(1-[.I140])*[.I140]*[.D140])" office:value-type="float" office:value="0.319651248209531" calcext:value-type="float">
            <text:p>0.3196512482</text:p>
          </table:table-cell>
          <table:table-cell table:formula="of:=[.P139]+0.8*(2*([.I140]-[.E140])*(1-[.I140])*[.I140])" office:value-type="float" office:value="0.409344585871533" calcext:value-type="float">
            <text:p>0.409344585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0]*[.A141])+([.M140]*[.B141])+([.N140]*[.C141])+([.O140]*[.D141])+[.P140]" office:value-type="float" office:value="6.46863265253469" calcext:value-type="float">
            <text:p>6.4686326525</text:p>
          </table:table-cell>
          <table:table-cell table:formula="of:=1/(1+EXP(-[.H141]))" office:value-type="float" office:value="0.998451057433385" calcext:value-type="float">
            <text:p>0.998451057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1]-[.E141])^2" office:value-type="float" office:value="0.00000239922307467041" calcext:value-type="float">
            <text:p>2.39922307467041E-06</text:p>
          </table:table-cell>
          <table:table-cell table:formula="of:=[.L140]+0.8*(2*([.I141]-[.E141])*(1-[.I141])*[.I141]*[.A141])" office:value-type="float" office:value="0.658554808777801" calcext:value-type="float">
            <text:p>0.6585548088</text:p>
          </table:table-cell>
          <table:table-cell table:style-name="ce8" table:formula="of:=[.M140]+0.8*(2*([.I141]-[.E141])*(1-[.I141])*[.I141]*[.B141])" office:value-type="float" office:value="0.575769128890784" calcext:value-type="float">
            <text:p>0.5757691289</text:p>
          </table:table-cell>
          <table:table-cell table:style-name="ce8" table:formula="of:=[.N140]+0.8*(2*([.I141]-[.E141])*(1-[.I141])*[.I141]*[.C141])" office:value-type="float" office:value="0.452640420997027" calcext:value-type="float">
            <text:p>0.452640421</text:p>
          </table:table-cell>
          <table:table-cell table:formula="of:=[.O140]+0.8*(2*([.I141]-[.E141])*(1-[.I141])*[.I141]*[.D141])" office:value-type="float" office:value="0.31965048164735" calcext:value-type="float">
            <text:p>0.3196504816</text:p>
          </table:table-cell>
          <table:table-cell table:formula="of:=[.P140]+0.8*(2*([.I141]-[.E141])*(1-[.I141])*[.I141])" office:value-type="float" office:value="0.409340753060628" calcext:value-type="float">
            <text:p>0.40934075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1]*[.A142])+([.M141]*[.B142])+([.N141]*[.C142])+([.O141]*[.D142])+[.P141]" office:value-type="float" office:value="6.40163443985772" calcext:value-type="float">
            <text:p>6.4016344399</text:p>
          </table:table-cell>
          <table:table-cell table:formula="of:=1/(1+EXP(-[.H142]))" office:value-type="float" office:value="0.998343903429619" calcext:value-type="float">
            <text:p>0.998343903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2]-[.E142])^2" office:value-type="float" office:value="0.0000027426558504274" calcext:value-type="float">
            <text:p>2.7426558504274E-06</text:p>
          </table:table-cell>
          <table:table-cell table:formula="of:=[.L141]+0.8*(2*([.I142]-[.E142])*(1-[.I142])*[.I142]*[.A142])" office:value-type="float" office:value="0.658532903867821" calcext:value-type="float">
            <text:p>0.6585329039</text:p>
          </table:table-cell>
          <table:table-cell table:style-name="ce8" table:formula="of:=[.M141]+0.8*(2*([.I142]-[.E142])*(1-[.I142])*[.I142]*[.B142])" office:value-type="float" office:value="0.575753795453798" calcext:value-type="float">
            <text:p>0.5757537955</text:p>
          </table:table-cell>
          <table:table-cell table:style-name="ce8" table:formula="of:=[.N141]+0.8*(2*([.I142]-[.E142])*(1-[.I142])*[.I142]*[.C142])" office:value-type="float" office:value="0.452634725720432" calcext:value-type="float">
            <text:p>0.4526347257</text:p>
          </table:table-cell>
          <table:table-cell table:formula="of:=[.O141]+0.8*(2*([.I142]-[.E142])*(1-[.I142])*[.I142]*[.D142])" office:value-type="float" office:value="0.319649167352752" calcext:value-type="float">
            <text:p>0.3196491674</text:p>
          </table:table-cell>
          <table:table-cell table:formula="of:=[.P141]+0.8*(2*([.I142]-[.E142])*(1-[.I142])*[.I142])" office:value-type="float" office:value="0.409336372078632" calcext:value-type="float">
            <text:p>0.4093363721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2]*[.A143])+([.M142]*[.B143])+([.N142]*[.C143])+([.O142]*[.D143])+[.P142]" office:value-type="float" office:value="5.38128806266995" calcext:value-type="float">
            <text:p>5.3812880627</text:p>
          </table:table-cell>
          <table:table-cell table:formula="of:=1/(1+EXP(-[.H143]))" office:value-type="float" office:value="0.995419189799976" calcext:value-type="float">
            <text:p>0.995419189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3]-[.E143])^2" office:value-type="float" office:value="0.0000209838220886397" calcext:value-type="float">
            <text:p>2.09838220886397E-05</text:p>
          </table:table-cell>
          <table:table-cell table:formula="of:=[.L142]+0.8*(2*([.I143]-[.E143])*(1-[.I143])*[.I143]*[.A143])" office:value-type="float" office:value="0.658382512433708" calcext:value-type="float">
            <text:p>0.6583825124</text:p>
          </table:table-cell>
          <table:table-cell table:style-name="ce8" table:formula="of:=[.M142]+0.8*(2*([.I143]-[.E143])*(1-[.I143])*[.I143]*[.B143])" office:value-type="float" office:value="0.575676928720807" calcext:value-type="float">
            <text:p>0.5756769287</text:p>
          </table:table-cell>
          <table:table-cell table:style-name="ce8" table:formula="of:=[.N142]+0.8*(2*([.I143]-[.E143])*(1-[.I143])*[.I143]*[.C143])" office:value-type="float" office:value="0.452591279306133" calcext:value-type="float">
            <text:p>0.4525912793</text:p>
          </table:table-cell>
          <table:table-cell table:formula="of:=[.O142]+0.8*(2*([.I143]-[.E143])*(1-[.I143])*[.I143]*[.D143])" office:value-type="float" office:value="0.319639141257144" calcext:value-type="float">
            <text:p>0.3196391413</text:p>
          </table:table-cell>
          <table:table-cell table:formula="of:=[.P142]+0.8*(2*([.I143]-[.E143])*(1-[.I143])*[.I143])" office:value-type="float" office:value="0.40930295175994" calcext:value-type="float">
            <text:p>0.4093029518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3]*[.A144])+([.M143]*[.B144])+([.N143]*[.C144])+([.O143]*[.D144])+[.P143]" office:value-type="float" office:value="5.80064866972424" calcext:value-type="float">
            <text:p>5.8006486697</text:p>
          </table:table-cell>
          <table:table-cell table:formula="of:=1/(1+EXP(-[.H144]))" office:value-type="float" office:value="0.996983535091493" calcext:value-type="float">
            <text:p>0.996983535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4]-[.E144])^2" office:value-type="float" office:value="0.00000909906054425709" calcext:value-type="float">
            <text:p>9.09906054425709E-06</text:p>
          </table:table-cell>
          <table:table-cell table:formula="of:=[.L143]+0.8*(2*([.I144]-[.E144])*(1-[.I144])*[.I144]*[.A144])" office:value-type="float" office:value="0.658318648274334" calcext:value-type="float">
            <text:p>0.6583186483</text:p>
          </table:table-cell>
          <table:table-cell table:style-name="ce8" table:formula="of:=[.M143]+0.8*(2*([.I144]-[.E144])*(1-[.I144])*[.I144]*[.B144])" office:value-type="float" office:value="0.575630482059444" calcext:value-type="float">
            <text:p>0.5756304821</text:p>
          </table:table-cell>
          <table:table-cell table:style-name="ce8" table:formula="of:=[.N143]+0.8*(2*([.I144]-[.E144])*(1-[.I144])*[.I144]*[.C144])" office:value-type="float" office:value="0.452572410349954" calcext:value-type="float">
            <text:p>0.4525724103</text:p>
          </table:table-cell>
          <table:table-cell table:formula="of:=[.O143]+0.8*(2*([.I144]-[.E144])*(1-[.I144])*[.I144]*[.D144])" office:value-type="float" office:value="0.319636238340809" calcext:value-type="float">
            <text:p>0.3196362383</text:p>
          </table:table-cell>
          <table:table-cell table:formula="of:=[.P143]+0.8*(2*([.I144]-[.E144])*(1-[.I144])*[.I144])" office:value-type="float" office:value="0.409288437178264" calcext:value-type="float">
            <text:p>0.40928843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4]*[.A145])+([.M144]*[.B145])+([.N144]*[.C145])+([.O144]*[.D145])+[.P144]" office:value-type="float" office:value="6.6314859653224" calcext:value-type="float">
            <text:p>6.6314859653</text:p>
          </table:table-cell>
          <table:table-cell table:formula="of:=1/(1+EXP(-[.H145]))" office:value-type="float" office:value="0.998683532544866" calcext:value-type="float">
            <text:p>0.99868353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5]-[.E145])^2" office:value-type="float" office:value="0.00000173308656042794" calcext:value-type="float">
            <text:p>1.73308656042794E-06</text:p>
          </table:table-cell>
          <table:table-cell table:formula="of:=[.L144]+0.8*(2*([.I145]-[.E145])*(1-[.I145])*[.I145]*[.A145])" office:value-type="float" office:value="0.658304801834267" calcext:value-type="float">
            <text:p>0.6583048018</text:p>
          </table:table-cell>
          <table:table-cell table:style-name="ce8" table:formula="of:=[.M144]+0.8*(2*([.I145]-[.E145])*(1-[.I145])*[.I145]*[.B145])" office:value-type="float" office:value="0.575620789551397" calcext:value-type="float">
            <text:p>0.5756207896</text:p>
          </table:table-cell>
          <table:table-cell table:style-name="ce8" table:formula="of:=[.N144]+0.8*(2*([.I145]-[.E145])*(1-[.I145])*[.I145]*[.C145])" office:value-type="float" office:value="0.452567979489133" calcext:value-type="float">
            <text:p>0.4525679795</text:p>
          </table:table-cell>
          <table:table-cell table:formula="of:=[.O144]+0.8*(2*([.I145]-[.E145])*(1-[.I145])*[.I145]*[.D145])" office:value-type="float" office:value="0.319634576768001" calcext:value-type="float">
            <text:p>0.3196345768</text:p>
          </table:table-cell>
          <table:table-cell table:formula="of:=[.P144]+0.8*(2*([.I145]-[.E145])*(1-[.I145])*[.I145])" office:value-type="float" office:value="0.409285667890251" calcext:value-type="float">
            <text:p>0.409285667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5]*[.A146])+([.M145]*[.B146])+([.N145]*[.C146])+([.O145]*[.D146])+[.P145]" office:value-type="float" office:value="6.94173214927687" calcext:value-type="float">
            <text:p>6.9417321493</text:p>
          </table:table-cell>
          <table:table-cell table:formula="of:=1/(1+EXP(-[.H146]))" office:value-type="float" office:value="0.999034339540063" calcext:value-type="float">
            <text:p>0.999034339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6]-[.E146])^2" office:value-type="float" office:value="0.000000932500123886298" calcext:value-type="float">
            <text:p>9.32500123886298E-07</text:p>
          </table:table-cell>
          <table:table-cell table:formula="of:=[.L145]+0.8*(2*([.I146]-[.E146])*(1-[.I146])*[.I146]*[.A146])" office:value-type="float" office:value="0.658297199981161" calcext:value-type="float">
            <text:p>0.6582972</text:p>
          </table:table-cell>
          <table:table-cell table:style-name="ce8" table:formula="of:=[.M145]+0.8*(2*([.I146]-[.E146])*(1-[.I146])*[.I146]*[.B146])" office:value-type="float" office:value="0.575615125425553" calcext:value-type="float">
            <text:p>0.5756151254</text:p>
          </table:table-cell>
          <table:table-cell table:style-name="ce8" table:formula="of:=[.N145]+0.8*(2*([.I146]-[.E146])*(1-[.I146])*[.I146]*[.C146])" office:value-type="float" office:value="0.452565147426211" calcext:value-type="float">
            <text:p>0.4525651474</text:p>
          </table:table-cell>
          <table:table-cell table:formula="of:=[.O145]+0.8*(2*([.I146]-[.E146])*(1-[.I146])*[.I146]*[.D146])" office:value-type="float" office:value="0.319633980544228" calcext:value-type="float">
            <text:p>0.3196339805</text:p>
          </table:table-cell>
          <table:table-cell table:formula="of:=[.P145]+0.8*(2*([.I146]-[.E146])*(1-[.I146])*[.I146])" office:value-type="float" office:value="0.409284177330818" calcext:value-type="float">
            <text:p>0.4092841773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6]*[.A147])+([.M146]*[.B147])+([.N146]*[.C147])+([.O146]*[.D147])+[.P146]" office:value-type="float" office:value="6.02543751407701" calcext:value-type="float">
            <text:p>6.0254375141</text:p>
          </table:table-cell>
          <table:table-cell table:formula="of:=1/(1+EXP(-[.H147]))" office:value-type="float" office:value="0.997589331280833" calcext:value-type="float">
            <text:p>0.997589331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7]-[.E147])^2" office:value-type="float" office:value="0.00000581132367357164" calcext:value-type="float">
            <text:p>5.81132367357164E-06</text:p>
          </table:table-cell>
          <table:table-cell table:formula="of:=[.L146]+0.8*(2*([.I147]-[.E147])*(1-[.I147])*[.I147]*[.A147])" office:value-type="float" office:value="0.658252676605821" calcext:value-type="float">
            <text:p>0.6582526766</text:p>
          </table:table-cell>
          <table:table-cell table:style-name="ce8" table:formula="of:=[.M146]+0.8*(2*([.I147]-[.E147])*(1-[.I147])*[.I147]*[.B147])" office:value-type="float" office:value="0.575587298315966" calcext:value-type="float">
            <text:p>0.5755872983</text:p>
          </table:table-cell>
          <table:table-cell table:style-name="ce8" table:formula="of:=[.N146]+0.8*(2*([.I147]-[.E147])*(1-[.I147])*[.I147]*[.C147])" office:value-type="float" office:value="0.452552161441736" calcext:value-type="float">
            <text:p>0.4525521614</text:p>
          </table:table-cell>
          <table:table-cell table:formula="of:=[.O146]+0.8*(2*([.I147]-[.E147])*(1-[.I147])*[.I147]*[.D147])" office:value-type="float" office:value="0.319631197833269" calcext:value-type="float">
            <text:p>0.3196311978</text:p>
          </table:table-cell>
          <table:table-cell table:formula="of:=[.P146]+0.8*(2*([.I147]-[.E147])*(1-[.I147])*[.I147])" office:value-type="float" office:value="0.409274901627623" calcext:value-type="float">
            <text:p>0.4092749016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7]*[.A148])+([.M147]*[.B148])+([.N147]*[.C148])+([.O147]*[.D148])+[.P147]" office:value-type="float" office:value="6.74160498379141" calcext:value-type="float">
            <text:p>6.7416049838</text:p>
          </table:table-cell>
          <table:table-cell table:formula="of:=1/(1+EXP(-[.H148]))" office:value-type="float" office:value="0.998820641978115" calcext:value-type="float">
            <text:p>0.99882064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8]-[.E148])^2" office:value-type="float" office:value="0.00000139088534378388" calcext:value-type="float">
            <text:p>1.39088534378388E-06</text:p>
          </table:table-cell>
          <table:table-cell table:formula="of:=[.L147]+0.8*(2*([.I148]-[.E148])*(1-[.I148])*[.I148]*[.A148])" office:value-type="float" office:value="0.658241340366686" calcext:value-type="float">
            <text:p>0.6582413404</text:p>
          </table:table-cell>
          <table:table-cell table:style-name="ce8" table:formula="of:=[.M147]+0.8*(2*([.I148]-[.E148])*(1-[.I148])*[.I148]*[.B148])" office:value-type="float" office:value="0.575578851706415" calcext:value-type="float">
            <text:p>0.5755788517</text:p>
          </table:table-cell>
          <table:table-cell table:style-name="ce8" table:formula="of:=[.N147]+0.8*(2*([.I148]-[.E148])*(1-[.I148])*[.I148]*[.C148])" office:value-type="float" office:value="0.452548604974557" calcext:value-type="float">
            <text:p>0.452548605</text:p>
          </table:table-cell>
          <table:table-cell table:formula="of:=[.O147]+0.8*(2*([.I148]-[.E148])*(1-[.I148])*[.I148]*[.D148])" office:value-type="float" office:value="0.319630753274872" calcext:value-type="float">
            <text:p>0.3196307533</text:p>
          </table:table-cell>
          <table:table-cell table:formula="of:=[.P147]+0.8*(2*([.I148]-[.E148])*(1-[.I148])*[.I148])" office:value-type="float" office:value="0.409272678835635" calcext:value-type="float">
            <text:p>0.409272678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8]*[.A149])+([.M148]*[.B149])+([.N148]*[.C149])+([.O148]*[.D149])+[.P148]" office:value-type="float" office:value="5.97652936760227" calcext:value-type="float">
            <text:p>5.9765293676</text:p>
          </table:table-cell>
          <table:table-cell table:formula="of:=1/(1+EXP(-[.H149]))" office:value-type="float" office:value="0.99746880503977" calcext:value-type="float">
            <text:p>0.99746880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49]-[.E149])^2" office:value-type="float" office:value="0.00000640694792669386" calcext:value-type="float">
            <text:p>6.40694792669386E-06</text:p>
          </table:table-cell>
          <table:table-cell table:formula="of:=[.L148]+0.8*(2*([.I149]-[.E149])*(1-[.I149])*[.I149]*[.A149])" office:value-type="float" office:value="0.65819430458879" calcext:value-type="float">
            <text:p>0.6581943046</text:p>
          </table:table-cell>
          <table:table-cell table:style-name="ce8" table:formula="of:=[.M148]+0.8*(2*([.I149]-[.E149])*(1-[.I149])*[.I149]*[.B149])" office:value-type="float" office:value="0.57554613116527" calcext:value-type="float">
            <text:p>0.5755461312</text:p>
          </table:table-cell>
          <table:table-cell table:style-name="ce8" table:formula="of:=[.N148]+0.8*(2*([.I149]-[.E149])*(1-[.I149])*[.I149]*[.C149])" office:value-type="float" office:value="0.452534289737806" calcext:value-type="float">
            <text:p>0.4525342897</text:p>
          </table:table-cell>
          <table:table-cell table:formula="of:=[.O148]+0.8*(2*([.I149]-[.E149])*(1-[.I149])*[.I149]*[.D149])" office:value-type="float" office:value="0.31962870824105" calcext:value-type="float">
            <text:p>0.3196287082</text:p>
          </table:table-cell>
          <table:table-cell table:formula="of:=[.P148]+0.8*(2*([.I149]-[.E149])*(1-[.I149])*[.I149])" office:value-type="float" office:value="0.409262453666528" calcext:value-type="float">
            <text:p>0.4092624537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49]*[.A150])+([.M149]*[.B150])+([.N149]*[.C150])+([.O149]*[.D150])+[.P149]" office:value-type="float" office:value="6.76994012955353" calcext:value-type="float">
            <text:p>6.7699401296</text:p>
          </table:table-cell>
          <table:table-cell table:formula="of:=1/(1+EXP(-[.H150]))" office:value-type="float" office:value="0.99885355248451" calcext:value-type="float">
            <text:p>0.99885355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0]-[.E150])^2" office:value-type="float" office:value="0.00000131434190577391" calcext:value-type="float">
            <text:p>1.31434190577391E-06</text:p>
          </table:table-cell>
          <table:table-cell table:formula="of:=[.L149]+0.8*(2*([.I150]-[.E150])*(1-[.I150])*[.I150]*[.A150])" office:value-type="float" office:value="0.658183171747297" calcext:value-type="float">
            <text:p>0.6581831717</text:p>
          </table:table-cell>
          <table:table-cell table:style-name="ce8" table:formula="of:=[.M149]+0.8*(2*([.I150]-[.E150])*(1-[.I150])*[.I150]*[.B150])" office:value-type="float" office:value="0.575538359181586" calcext:value-type="float">
            <text:p>0.5755383592</text:p>
          </table:table-cell>
          <table:table-cell table:style-name="ce8" table:formula="of:=[.N149]+0.8*(2*([.I150]-[.E150])*(1-[.I150])*[.I150]*[.C150])" office:value-type="float" office:value="0.45253113893361" calcext:value-type="float">
            <text:p>0.4525311389</text:p>
          </table:table-cell>
          <table:table-cell table:formula="of:=[.O149]+0.8*(2*([.I150]-[.E150])*(1-[.I150])*[.I150]*[.D150])" office:value-type="float" office:value="0.319628288133824" calcext:value-type="float">
            <text:p>0.3196282881</text:p>
          </table:table-cell>
          <table:table-cell table:formula="of:=[.P149]+0.8*(2*([.I150]-[.E150])*(1-[.I150])*[.I150])" office:value-type="float" office:value="0.409260353130397" calcext:value-type="float">
            <text:p>0.40926035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150]*[.A151])+([.M150]*[.B151])+([.N150]*[.C151])+([.O150]*[.D151])+[.P150]" office:value-type="float" office:value="6.29692204929993" calcext:value-type="float">
            <text:p>6.2969220493</text:p>
          </table:table-cell>
          <table:table-cell table:formula="of:=1/(1+EXP(-[.H151]))" office:value-type="float" office:value="0.998161421059143" calcext:value-type="float">
            <text:p>0.998161421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1]-[.E151])^2" office:value-type="float" office:value="0.00000338037252176299" calcext:value-type="float">
            <text:p>3.38037252176299E-06</text:p>
          </table:table-cell>
          <table:table-cell table:formula="of:=[.L150]+0.8*(2*([.I151]-[.E151])*(1-[.I151])*[.I151]*[.A151])" office:value-type="float" office:value="0.658156178487777" calcext:value-type="float">
            <text:p>0.6581561785</text:p>
          </table:table-cell>
          <table:table-cell table:style-name="ce8" table:formula="of:=[.M150]+0.8*(2*([.I151]-[.E151])*(1-[.I151])*[.I151]*[.B151])" office:value-type="float" office:value="0.575520543630302" calcext:value-type="float">
            <text:p>0.5755205436</text:p>
          </table:table-cell>
          <table:table-cell table:style-name="ce8" table:formula="of:=[.N150]+0.8*(2*([.I151]-[.E151])*(1-[.I151])*[.I151]*[.C151])" office:value-type="float" office:value="0.452523580820944" calcext:value-type="float">
            <text:p>0.4525235808</text:p>
          </table:table-cell>
          <table:table-cell table:formula="of:=[.O150]+0.8*(2*([.I151]-[.E151])*(1-[.I151])*[.I151]*[.D151])" office:value-type="float" office:value="0.319627208403443" calcext:value-type="float">
            <text:p>0.3196272084</text:p>
          </table:table-cell>
          <table:table-cell table:formula="of:=[.P150]+0.8*(2*([.I151]-[.E151])*(1-[.I151])*[.I151])" office:value-type="float" office:value="0.409254954478493" calcext:value-type="float">
            <text:p>0.4092549545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1]*[.A152])+([.M151]*[.B152])+([.N151]*[.C152])+([.O151]*[.D152])+[.P151]" office:value-type="float" office:value="9.96906617886576" calcext:value-type="float">
            <text:p>9.9690661789</text:p>
          </table:table-cell>
          <table:table-cell table:formula="of:=1/(1+EXP(-[.H152]))" office:value-type="float" office:value="0.999953175922181" calcext:value-type="float">
            <text:p>0.999953175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2]-[.E152])^2" office:value-type="float" office:value="0.999906354036857" calcext:value-type="float">
            <text:p>0.999906354</text:p>
          </table:table-cell>
          <table:table-cell table:formula="of:=[.L151]+0.8*(2*([.I152]-[.E152])*(1-[.I152])*[.I152]*[.A152])" office:value-type="float" office:value="0.658628120992538" calcext:value-type="float">
            <text:p>0.658628121</text:p>
          </table:table-cell>
          <table:table-cell table:style-name="ce8" table:formula="of:=[.M151]+0.8*(2*([.I152]-[.E152])*(1-[.I152])*[.I152]*[.B152])" office:value-type="float" office:value="0.575767751608987" calcext:value-type="float">
            <text:p>0.5757677516</text:p>
          </table:table-cell>
          <table:table-cell table:style-name="ce8" table:formula="of:=[.N151]+0.8*(2*([.I152]-[.E152])*(1-[.I152])*[.I152]*[.C152])" office:value-type="float" office:value="0.452973049873098" calcext:value-type="float">
            <text:p>0.4529730499</text:p>
          </table:table-cell>
          <table:table-cell table:formula="of:=[.O151]+0.8*(2*([.I152]-[.E152])*(1-[.I152])*[.I152]*[.D152])" office:value-type="float" office:value="0.319814487175174" calcext:value-type="float">
            <text:p>0.3198144872</text:p>
          </table:table-cell>
          <table:table-cell table:formula="of:=[.P151]+0.8*(2*([.I152]-[.E152])*(1-[.I152])*[.I152])" office:value-type="float" office:value="0.409329865987185" calcext:value-type="float">
            <text:p>0.409329866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2]*[.A153])+([.M152]*[.B153])+([.N152]*[.C153])+([.O152]*[.D153])+[.P152]" office:value-type="float" office:value="8.7017559770738" calcext:value-type="float">
            <text:p>8.7017559771</text:p>
          </table:table-cell>
          <table:table-cell table:formula="of:=1/(1+EXP(-[.H153]))" office:value-type="float" office:value="0.999833734102143" calcext:value-type="float">
            <text:p>0.99983373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3]-[.E153])^2" office:value-type="float" office:value="0.999667495848636" calcext:value-type="float">
            <text:p>0.9996674958</text:p>
          </table:table-cell>
          <table:table-cell table:formula="of:=[.L152]+0.8*(2*([.I153]-[.E153])*(1-[.I153])*[.I153]*[.A153])" office:value-type="float" office:value="0.660170555488187" calcext:value-type="float">
            <text:p>0.6601705555</text:p>
          </table:table-cell>
          <table:table-cell table:style-name="ce8" table:formula="of:=[.M152]+0.8*(2*([.I153]-[.E153])*(1-[.I153])*[.I153]*[.B153])" office:value-type="float" office:value="0.57648578146041" calcext:value-type="float">
            <text:p>0.5764857815</text:p>
          </table:table-cell>
          <table:table-cell table:style-name="ce8" table:formula="of:=[.N152]+0.8*(2*([.I153]-[.E153])*(1-[.I153])*[.I153]*[.C153])" office:value-type="float" office:value="0.454329328481341" calcext:value-type="float">
            <text:p>0.4543293285</text:p>
          </table:table-cell>
          <table:table-cell table:formula="of:=[.O152]+0.8*(2*([.I153]-[.E153])*(1-[.I153])*[.I153]*[.D153])" office:value-type="float" office:value="0.32031976744099" calcext:value-type="float">
            <text:p>0.3203197674</text:p>
          </table:table-cell>
          <table:table-cell table:formula="of:=[.P152]+0.8*(2*([.I153]-[.E153])*(1-[.I153])*[.I153])" office:value-type="float" office:value="0.409595802969194" calcext:value-type="float">
            <text:p>0.409595803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3]*[.A154])+([.M153]*[.B154])+([.N153]*[.C154])+([.O153]*[.D154])+[.P153]" office:value-type="float" office:value="10.1794786409825" calcext:value-type="float">
            <text:p>10.179478641</text:p>
          </table:table-cell>
          <table:table-cell table:formula="of:=1/(1+EXP(-[.H154]))" office:value-type="float" office:value="0.999962060454814" calcext:value-type="float">
            <text:p>0.999962060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4]-[.E154])^2" office:value-type="float" office:value="0.999924122349037" calcext:value-type="float">
            <text:p>0.9999241223</text:p>
          </table:table-cell>
          <table:table-cell table:formula="of:=[.L153]+0.8*(2*([.I154]-[.E154])*(1-[.I154])*[.I154]*[.A154])" office:value-type="float" office:value="0.660601516018746" calcext:value-type="float">
            <text:p>0.660601516</text:p>
          </table:table-cell>
          <table:table-cell table:style-name="ce8" table:formula="of:=[.M153]+0.8*(2*([.I154]-[.E154])*(1-[.I154])*[.I154]*[.B154])" office:value-type="float" office:value="0.576667877459237" calcext:value-type="float">
            <text:p>0.5766678775</text:p>
          </table:table-cell>
          <table:table-cell table:style-name="ce8" table:formula="of:=[.N153]+0.8*(2*([.I154]-[.E154])*(1-[.I154])*[.I154]*[.C154])" office:value-type="float" office:value="0.454687450612369" calcext:value-type="float">
            <text:p>0.4546874506</text:p>
          </table:table-cell>
          <table:table-cell table:formula="of:=[.O153]+0.8*(2*([.I154]-[.E154])*(1-[.I154])*[.I154]*[.D154])" office:value-type="float" office:value="0.320447234640169" calcext:value-type="float">
            <text:p>0.3204472346</text:p>
          </table:table-cell>
          <table:table-cell table:formula="of:=[.P153]+0.8*(2*([.I154]-[.E154])*(1-[.I154])*[.I154])" office:value-type="float" office:value="0.409656501635469" calcext:value-type="float">
            <text:p>0.4096565016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4]*[.A155])+([.M154]*[.B155])+([.N154]*[.C155])+([.O154]*[.D155])+[.P154]" office:value-type="float" office:value="9.36683764296692" calcext:value-type="float">
            <text:p>9.366837643</text:p>
          </table:table-cell>
          <table:table-cell table:formula="of:=1/(1+EXP(-[.H155]))" office:value-type="float" office:value="0.999914493926777" calcext:value-type="float">
            <text:p>0.999914493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5]-[.E155])^2" office:value-type="float" office:value="0.999828995164843" calcext:value-type="float">
            <text:p>0.9998289952</text:p>
          </table:table-cell>
          <table:table-cell table:formula="of:=[.L154]+0.8*(2*([.I155]-[.E155])*(1-[.I155])*[.I155]*[.A155])" office:value-type="float" office:value="0.661463269847558" calcext:value-type="float">
            <text:p>0.6614632698</text:p>
          </table:table-cell>
          <table:table-cell table:style-name="ce8" table:formula="of:=[.M154]+0.8*(2*([.I155]-[.E155])*(1-[.I155])*[.I155]*[.B155])" office:value-type="float" office:value="0.577064557793135" calcext:value-type="float">
            <text:p>0.5770645578</text:p>
          </table:table-cell>
          <table:table-cell table:style-name="ce8" table:formula="of:=[.N154]+0.8*(2*([.I155]-[.E155])*(1-[.I155])*[.I155]*[.C155])" office:value-type="float" office:value="0.455453454015757" calcext:value-type="float">
            <text:p>0.455453454</text:p>
          </table:table-cell>
          <table:table-cell table:formula="of:=[.O154]+0.8*(2*([.I155]-[.E155])*(1-[.I155])*[.I155]*[.D155])" office:value-type="float" office:value="0.32069345001983" calcext:value-type="float">
            <text:p>0.32069345</text:p>
          </table:table-cell>
          <table:table-cell table:formula="of:=[.P154]+0.8*(2*([.I155]-[.E155])*(1-[.I155])*[.I155])" office:value-type="float" office:value="0.409793287957503" calcext:value-type="float">
            <text:p>0.40979328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5]*[.A156])+([.M155]*[.B156])+([.N155]*[.C156])+([.O155]*[.D156])+[.P155]" office:value-type="float" office:value="9.78765383868105" calcext:value-type="float">
            <text:p>9.7876538387</text:p>
          </table:table-cell>
          <table:table-cell table:formula="of:=1/(1+EXP(-[.H156]))" office:value-type="float" office:value="0.999943862694124" calcext:value-type="float">
            <text:p>0.999943862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6]-[.E156])^2" office:value-type="float" office:value="0.999887728539645" calcext:value-type="float">
            <text:p>0.9998877285</text:p>
          </table:table-cell>
          <table:table-cell table:formula="of:=[.L155]+0.8*(2*([.I156]-[.E156])*(1-[.I156])*[.I156]*[.A156])" office:value-type="float" office:value="0.66204703228145" calcext:value-type="float">
            <text:p>0.6620470323</text:p>
          </table:table-cell>
          <table:table-cell table:style-name="ce8" table:formula="of:=[.M155]+0.8*(2*([.I156]-[.E156])*(1-[.I156])*[.I156]*[.B156])" office:value-type="float" office:value="0.577333986608777" calcext:value-type="float">
            <text:p>0.5773339866</text:p>
          </table:table-cell>
          <table:table-cell table:style-name="ce8" table:formula="of:=[.N155]+0.8*(2*([.I156]-[.E156])*(1-[.I156])*[.I156]*[.C156])" office:value-type="float" office:value="0.455974349725999" calcext:value-type="float">
            <text:p>0.4559743497</text:p>
          </table:table-cell>
          <table:table-cell table:formula="of:=[.O155]+0.8*(2*([.I156]-[.E156])*(1-[.I156])*[.I156]*[.D156])" office:value-type="float" office:value="0.320891031151301" calcext:value-type="float">
            <text:p>0.3208910312</text:p>
          </table:table-cell>
          <table:table-cell table:formula="of:=[.P155]+0.8*(2*([.I156]-[.E156])*(1-[.I156])*[.I156])" office:value-type="float" office:value="0.409883097562717" calcext:value-type="float">
            <text:p>0.4098830976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6]*[.A157])+([.M156]*[.B157])+([.N156]*[.C157])+([.O156]*[.D157])+[.P156]" office:value-type="float" office:value="10.8567443763374" calcext:value-type="float">
            <text:p>10.8567443763</text:p>
          </table:table-cell>
          <table:table-cell table:formula="of:=1/(1+EXP(-[.H157]))" office:value-type="float" office:value="0.999980726195241" calcext:value-type="float">
            <text:p>0.999980726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7]-[.E157])^2" office:value-type="float" office:value="0.999961452761961" calcext:value-type="float">
            <text:p>0.9999614528</text:p>
          </table:table-cell>
          <table:table-cell table:formula="of:=[.L156]+0.8*(2*([.I157]-[.E157])*(1-[.I157])*[.I157]*[.A157])" office:value-type="float" office:value="0.662281392713029" calcext:value-type="float">
            <text:p>0.6622813927</text:p>
          </table:table-cell>
          <table:table-cell table:style-name="ce8" table:formula="of:=[.M156]+0.8*(2*([.I157]-[.E157])*(1-[.I157])*[.I157]*[.B157])" office:value-type="float" office:value="0.577426497305453" calcext:value-type="float">
            <text:p>0.5774264973</text:p>
          </table:table-cell>
          <table:table-cell table:style-name="ce8" table:formula="of:=[.N156]+0.8*(2*([.I157]-[.E157])*(1-[.I157])*[.I157]*[.C157])" office:value-type="float" office:value="0.456177873258686" calcext:value-type="float">
            <text:p>0.4561778733</text:p>
          </table:table-cell>
          <table:table-cell table:formula="of:=[.O156]+0.8*(2*([.I157]-[.E157])*(1-[.I157])*[.I157]*[.D157])" office:value-type="float" office:value="0.320955788638974" calcext:value-type="float">
            <text:p>0.3209557886</text:p>
          </table:table-cell>
          <table:table-cell table:formula="of:=[.P156]+0.8*(2*([.I157]-[.E157])*(1-[.I157])*[.I157])" office:value-type="float" office:value="0.409913934461609" calcext:value-type="float">
            <text:p>0.409913934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7]*[.A158])+([.M157]*[.B158])+([.N157]*[.C158])+([.O157]*[.D158])+[.P157]" office:value-type="float" office:value="7.69708427236943" calcext:value-type="float">
            <text:p>7.6970842724</text:p>
          </table:table-cell>
          <table:table-cell table:formula="of:=1/(1+EXP(-[.H158]))" office:value-type="float" office:value="0.999546056727743" calcext:value-type="float">
            <text:p>0.999546056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8]-[.E158])^2" office:value-type="float" office:value="0.99909231951998" calcext:value-type="float">
            <text:p>0.9990923195</text:p>
          </table:table-cell>
          <table:table-cell table:formula="of:=[.L157]+0.8*(2*([.I158]-[.E158])*(1-[.I158])*[.I158]*[.A158])" office:value-type="float" office:value="0.66583707760962" calcext:value-type="float">
            <text:p>0.6658370776</text:p>
          </table:table-cell>
          <table:table-cell table:style-name="ce8" table:formula="of:=[.M157]+0.8*(2*([.I158]-[.E158])*(1-[.I158])*[.I158]*[.B158])" office:value-type="float" office:value="0.579240622252693" calcext:value-type="float">
            <text:p>0.5792406223</text:p>
          </table:table-cell>
          <table:table-cell table:style-name="ce8" table:formula="of:=[.N157]+0.8*(2*([.I158]-[.E158])*(1-[.I158])*[.I158]*[.C158])" office:value-type="float" office:value="0.459443298163719" calcext:value-type="float">
            <text:p>0.4594432982</text:p>
          </table:table-cell>
          <table:table-cell table:formula="of:=[.O157]+0.8*(2*([.I158]-[.E158])*(1-[.I158])*[.I158]*[.D158])" office:value-type="float" office:value="0.322189393603097" calcext:value-type="float">
            <text:p>0.3221893936</text:p>
          </table:table-cell>
          <table:table-cell table:formula="of:=[.P157]+0.8*(2*([.I158]-[.E158])*(1-[.I158])*[.I158])" office:value-type="float" office:value="0.410639584440505" calcext:value-type="float">
            <text:p>0.4106395844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8]*[.A159])+([.M158]*[.B159])+([.N158]*[.C159])+([.O158]*[.D159])+[.P158]" office:value-type="float" office:value="10.4254817424405" calcext:value-type="float">
            <text:p>10.4254817424</text:p>
          </table:table-cell>
          <table:table-cell table:formula="of:=1/(1+EXP(-[.H159]))" office:value-type="float" office:value="0.999970334072971" calcext:value-type="float">
            <text:p>0.99997033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59]-[.E159])^2" office:value-type="float" office:value="0.999940669026008" calcext:value-type="float">
            <text:p>0.999940669</text:p>
          </table:table-cell>
          <table:table-cell table:formula="of:=[.L158]+0.8*(2*([.I159]-[.E159])*(1-[.I159])*[.I159]*[.A159])" office:value-type="float" office:value="0.666183555079257" calcext:value-type="float">
            <text:p>0.6661835551</text:p>
          </table:table-cell>
          <table:table-cell table:style-name="ce8" table:formula="of:=[.M158]+0.8*(2*([.I159]-[.E159])*(1-[.I159])*[.I159]*[.B159])" office:value-type="float" office:value="0.579378263987207" calcext:value-type="float">
            <text:p>0.579378264</text:p>
          </table:table-cell>
          <table:table-cell table:style-name="ce8" table:formula="of:=[.N158]+0.8*(2*([.I159]-[.E159])*(1-[.I159])*[.I159]*[.C159])" office:value-type="float" office:value="0.459742312966283" calcext:value-type="float">
            <text:p>0.459742313</text:p>
          </table:table-cell>
          <table:table-cell table:formula="of:=[.O158]+0.8*(2*([.I159]-[.E159])*(1-[.I159])*[.I159]*[.D159])" office:value-type="float" office:value="0.32227482640383" calcext:value-type="float">
            <text:p>0.3222748264</text:p>
          </table:table-cell>
          <table:table-cell table:formula="of:=[.P158]+0.8*(2*([.I159]-[.E159])*(1-[.I159])*[.I159])" office:value-type="float" office:value="0.410687047107579" calcext:value-type="float">
            <text:p>0.4106870471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59]*[.A160])+([.M159]*[.B160])+([.N159]*[.C160])+([.O159]*[.D160])+[.P159]" office:value-type="float" office:value="9.56916262883795" calcext:value-type="float">
            <text:p>9.5691626288</text:p>
          </table:table-cell>
          <table:table-cell table:formula="of:=1/(1+EXP(-[.H160]))" office:value-type="float" office:value="0.999930155029298" calcext:value-type="float">
            <text:p>0.99993015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0]-[.E160])^2" office:value-type="float" office:value="0.999860314936915" calcext:value-type="float">
            <text:p>0.9998603149</text:p>
          </table:table-cell>
          <table:table-cell table:formula="of:=[.L159]+0.8*(2*([.I160]-[.E160])*(1-[.I160])*[.I160]*[.A160])" office:value-type="float" office:value="0.666932188577661" calcext:value-type="float">
            <text:p>0.6669321886</text:p>
          </table:table-cell>
          <table:table-cell table:style-name="ce8" table:formula="of:=[.M159]+0.8*(2*([.I160]-[.E160])*(1-[.I160])*[.I160]*[.B160])" office:value-type="float" office:value="0.57965760484482" calcext:value-type="float">
            <text:p>0.5796576048</text:p>
          </table:table-cell>
          <table:table-cell table:style-name="ce8" table:formula="of:=[.N159]+0.8*(2*([.I160]-[.E160])*(1-[.I160])*[.I160]*[.C160])" office:value-type="float" office:value="0.460390383755946" calcext:value-type="float">
            <text:p>0.4603903838</text:p>
          </table:table-cell>
          <table:table-cell table:formula="of:=[.O159]+0.8*(2*([.I160]-[.E160])*(1-[.I160])*[.I160]*[.D160])" office:value-type="float" office:value="0.322475951821311" calcext:value-type="float">
            <text:p>0.3224759518</text:p>
          </table:table-cell>
          <table:table-cell table:formula="of:=[.P159]+0.8*(2*([.I160]-[.E160])*(1-[.I160])*[.I160])" office:value-type="float" office:value="0.410798783450624" calcext:value-type="float">
            <text:p>0.4107987835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0]*[.A161])+([.M160]*[.B161])+([.N160]*[.C161])+([.O160]*[.D161])+[.P160]" office:value-type="float" office:value="10.9140491391157" calcext:value-type="float">
            <text:p>10.9140491391</text:p>
          </table:table-cell>
          <table:table-cell table:formula="of:=1/(1+EXP(-[.H161]))" office:value-type="float" office:value="0.999981799606435" calcext:value-type="float">
            <text:p>0.999981799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1]-[.E161])^2" office:value-type="float" office:value="0.999963599544124" calcext:value-type="float">
            <text:p>0.9999635995</text:p>
          </table:table-cell>
          <table:table-cell table:formula="of:=[.L160]+0.8*(2*([.I161]-[.E161])*(1-[.I161])*[.I161]*[.A161])" office:value-type="float" office:value="0.667141849479499" calcext:value-type="float">
            <text:p>0.6671418495</text:p>
          </table:table-cell>
          <table:table-cell table:style-name="ce8" table:formula="of:=[.M160]+0.8*(2*([.I161]-[.E161])*(1-[.I161])*[.I161]*[.B161])" office:value-type="float" office:value="0.579762435295739" calcext:value-type="float">
            <text:p>0.5797624353</text:p>
          </table:table-cell>
          <table:table-cell table:style-name="ce8" table:formula="of:=[.N160]+0.8*(2*([.I161]-[.E161])*(1-[.I161])*[.I161]*[.C161])" office:value-type="float" office:value="0.460568013131114" calcext:value-type="float">
            <text:p>0.4605680131</text:p>
          </table:table-cell>
          <table:table-cell table:formula="of:=[.O160]+0.8*(2*([.I161]-[.E161])*(1-[.I161])*[.I161]*[.D161])" office:value-type="float" office:value="0.322548750745561" calcext:value-type="float">
            <text:p>0.3225487507</text:p>
          </table:table-cell>
          <table:table-cell table:formula="of:=[.P160]+0.8*(2*([.I161]-[.E161])*(1-[.I161])*[.I161])" office:value-type="float" office:value="0.410827903020324" calcext:value-type="float">
            <text:p>0.410827903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1]*[.A162])+([.M161]*[.B162])+([.N161]*[.C162])+([.O161]*[.D162])+[.P161]" office:value-type="float" office:value="9.59648408604324" calcext:value-type="float">
            <text:p>9.596484086</text:p>
          </table:table-cell>
          <table:table-cell table:formula="of:=1/(1+EXP(-[.H162]))" office:value-type="float" office:value="0.999932037335226" calcext:value-type="float">
            <text:p>0.99993203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2]-[.E162])^2" office:value-type="float" office:value="0.999864079289377" calcext:value-type="float">
            <text:p>0.9998640793</text:p>
          </table:table-cell>
          <table:table-cell table:formula="of:=[.L161]+0.8*(2*([.I162]-[.E162])*(1-[.I162])*[.I162]*[.A162])" office:value-type="float" office:value="0.667848565122794" calcext:value-type="float">
            <text:p>0.6678485651</text:p>
          </table:table-cell>
          <table:table-cell table:style-name="ce8" table:formula="of:=[.M161]+0.8*(2*([.I162]-[.E162])*(1-[.I162])*[.I162]*[.B162])" office:value-type="float" office:value="0.580110356843208" calcext:value-type="float">
            <text:p>0.5801103568</text:p>
          </table:table-cell>
          <table:table-cell table:style-name="ce8" table:formula="of:=[.N161]+0.8*(2*([.I162]-[.E162])*(1-[.I162])*[.I162]*[.C162])" office:value-type="float" office:value="0.461122513097391" calcext:value-type="float">
            <text:p>0.4611225131</text:p>
          </table:table-cell>
          <table:table-cell table:formula="of:=[.O161]+0.8*(2*([.I162]-[.E162])*(1-[.I162])*[.I162]*[.D162])" office:value-type="float" office:value="0.322766201712728" calcext:value-type="float">
            <text:p>0.3227662017</text:p>
          </table:table-cell>
          <table:table-cell table:formula="of:=[.P161]+0.8*(2*([.I162]-[.E162])*(1-[.I162])*[.I162])" office:value-type="float" office:value="0.410936628503908" calcext:value-type="float">
            <text:p>0.4109366285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2]*[.A163])+([.M162]*[.B163])+([.N162]*[.C163])+([.O162]*[.D163])+[.P162]" office:value-type="float" office:value="9.30867051143681" calcext:value-type="float">
            <text:p>9.3086705114</text:p>
          </table:table-cell>
          <table:table-cell table:formula="of:=1/(1+EXP(-[.H163]))" office:value-type="float" office:value="0.999909373250694" calcext:value-type="float">
            <text:p>0.999909373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3]-[.E163])^2" office:value-type="float" office:value="0.999818754714596" calcext:value-type="float">
            <text:p>0.9998187547</text:p>
          </table:table-cell>
          <table:table-cell table:formula="of:=[.L162]+0.8*(2*([.I163]-[.E163])*(1-[.I163])*[.I163]*[.A163])" office:value-type="float" office:value="0.668776414836812" calcext:value-type="float">
            <text:p>0.6687764148</text:p>
          </table:table-cell>
          <table:table-cell table:style-name="ce8" table:formula="of:=[.M162]+0.8*(2*([.I163]-[.E163])*(1-[.I163])*[.I163]*[.B163])" office:value-type="float" office:value="0.580501793441309" calcext:value-type="float">
            <text:p>0.5805017934</text:p>
          </table:table-cell>
          <table:table-cell table:style-name="ce8" table:formula="of:=[.N162]+0.8*(2*([.I163]-[.E163])*(1-[.I163])*[.I163]*[.C163])" office:value-type="float" office:value="0.461890888641813" calcext:value-type="float">
            <text:p>0.4618908886</text:p>
          </table:table-cell>
          <table:table-cell table:formula="of:=[.O162]+0.8*(2*([.I163]-[.E163])*(1-[.I163])*[.I163]*[.D163])" office:value-type="float" office:value="0.323041657096577" calcext:value-type="float">
            <text:p>0.3230416571</text:p>
          </table:table-cell>
          <table:table-cell table:formula="of:=[.P162]+0.8*(2*([.I163]-[.E163])*(1-[.I163])*[.I163])" office:value-type="float" office:value="0.411081605021723" calcext:value-type="float">
            <text:p>0.411081605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3]*[.A164])+([.M163]*[.B164])+([.N163]*[.C164])+([.O163]*[.D164])+[.P163]" office:value-type="float" office:value="9.91905397366875" calcext:value-type="float">
            <text:p>9.9190539737</text:p>
          </table:table-cell>
          <table:table-cell table:formula="of:=1/(1+EXP(-[.H164]))" office:value-type="float" office:value="0.999950774717779" calcext:value-type="float">
            <text:p>0.999950774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4]-[.E164])^2" office:value-type="float" office:value="0.999901551858686" calcext:value-type="float">
            <text:p>0.9999015519</text:p>
          </table:table-cell>
          <table:table-cell table:formula="of:=[.L163]+0.8*(2*([.I164]-[.E164])*(1-[.I164])*[.I164]*[.A164])" office:value-type="float" office:value="0.669311933181404" calcext:value-type="float">
            <text:p>0.6693119332</text:p>
          </table:table-cell>
          <table:table-cell table:style-name="ce8" table:formula="of:=[.M163]+0.8*(2*([.I164]-[.E164])*(1-[.I164])*[.I164]*[.B164])" office:value-type="float" office:value="0.580738051534511" calcext:value-type="float">
            <text:p>0.5807380515</text:p>
          </table:table-cell>
          <table:table-cell table:style-name="ce8" table:formula="of:=[.N163]+0.8*(2*([.I164]-[.E164])*(1-[.I164])*[.I164]*[.C164])" office:value-type="float" office:value="0.46232402847935" calcext:value-type="float">
            <text:p>0.4623240285</text:p>
          </table:table-cell>
          <table:table-cell table:formula="of:=[.O163]+0.8*(2*([.I164]-[.E164])*(1-[.I164])*[.I164]*[.D164])" office:value-type="float" office:value="0.323207037761819" calcext:value-type="float">
            <text:p>0.3232070378</text:p>
          </table:table-cell>
          <table:table-cell table:formula="of:=[.P163]+0.8*(2*([.I164]-[.E164])*(1-[.I164])*[.I164])" office:value-type="float" office:value="0.411160357719457" calcext:value-type="float">
            <text:p>0.4111603577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4]*[.A165])+([.M164]*[.B165])+([.N164]*[.C165])+([.O164]*[.D165])+[.P164]" office:value-type="float" office:value="8.63611772361013" calcext:value-type="float">
            <text:p>8.6361177236</text:p>
          </table:table-cell>
          <table:table-cell table:formula="of:=1/(1+EXP(-[.H165]))" office:value-type="float" office:value="0.999822456566429" calcext:value-type="float">
            <text:p>0.999822456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5]-[.E165])^2" office:value-type="float" office:value="0.999644944654528" calcext:value-type="float">
            <text:p>0.9996449447</text:p>
          </table:table-cell>
          <table:table-cell table:formula="of:=[.L164]+0.8*(2*([.I165]-[.E165])*(1-[.I165])*[.I165]*[.A165])" office:value-type="float" office:value="0.670930554391338" calcext:value-type="float">
            <text:p>0.6709305544</text:p>
          </table:table-cell>
          <table:table-cell table:style-name="ce8" table:formula="of:=[.M164]+0.8*(2*([.I165]-[.E165])*(1-[.I165])*[.I165]*[.B165])" office:value-type="float" office:value="0.581447973117816" calcext:value-type="float">
            <text:p>0.5814479731</text:p>
          </table:table-cell>
          <table:table-cell table:style-name="ce8" table:formula="of:=[.N164]+0.8*(2*([.I165]-[.E165])*(1-[.I165])*[.I165]*[.C165])" office:value-type="float" office:value="0.463743871645959" calcext:value-type="float">
            <text:p>0.4637438716</text:p>
          </table:table-cell>
          <table:table-cell table:formula="of:=[.O164]+0.8*(2*([.I165]-[.E165])*(1-[.I165])*[.I165]*[.D165])" office:value-type="float" office:value="0.323774975028463" calcext:value-type="float">
            <text:p>0.323774975</text:p>
          </table:table-cell>
          <table:table-cell table:formula="of:=[.P164]+0.8*(2*([.I165]-[.E165])*(1-[.I165])*[.I165])" office:value-type="float" office:value="0.411444326352779" calcext:value-type="float">
            <text:p>0.4114443264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5]*[.A166])+([.M165]*[.B166])+([.N165]*[.C166])+([.O165]*[.D166])+[.P165]" office:value-type="float" office:value="9.07304955201513" calcext:value-type="float">
            <text:p>9.073049552</text:p>
          </table:table-cell>
          <table:table-cell table:formula="of:=1/(1+EXP(-[.H166]))" office:value-type="float" office:value="0.999885296986536" calcext:value-type="float">
            <text:p>0.99988529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6]-[.E166])^2" office:value-type="float" office:value="0.999770607129854" calcext:value-type="float">
            <text:p>0.9997706071</text:p>
          </table:table-cell>
          <table:table-cell table:formula="of:=[.L165]+0.8*(2*([.I166]-[.E166])*(1-[.I166])*[.I166]*[.A166])" office:value-type="float" office:value="0.671994754180423" calcext:value-type="float">
            <text:p>0.6719947542</text:p>
          </table:table-cell>
          <table:table-cell table:style-name="ce8" table:formula="of:=[.M165]+0.8*(2*([.I166]-[.E166])*(1-[.I166])*[.I166]*[.B166])" office:value-type="float" office:value="0.581961724740133" calcext:value-type="float">
            <text:p>0.5819617247</text:p>
          </table:table-cell>
          <table:table-cell table:style-name="ce8" table:formula="of:=[.N165]+0.8*(2*([.I166]-[.E166])*(1-[.I166])*[.I166]*[.C166])" office:value-type="float" office:value="0.464679633529465" calcext:value-type="float">
            <text:p>0.4646796335</text:p>
          </table:table-cell>
          <table:table-cell table:formula="of:=[.O165]+0.8*(2*([.I166]-[.E166])*(1-[.I166])*[.I166]*[.D166])" office:value-type="float" office:value="0.324215333561877" calcext:value-type="float">
            <text:p>0.3242153336</text:p>
          </table:table-cell>
          <table:table-cell table:formula="of:=[.P165]+0.8*(2*([.I166]-[.E166])*(1-[.I166])*[.I166])" office:value-type="float" office:value="0.411627809075035" calcext:value-type="float">
            <text:p>0.411627809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6]*[.A167])+([.M166]*[.B167])+([.N166]*[.C167])+([.O166]*[.D167])+[.P166]" office:value-type="float" office:value="9.78316907989665" calcext:value-type="float">
            <text:p>9.7831690799</text:p>
          </table:table-cell>
          <table:table-cell table:formula="of:=1/(1+EXP(-[.H167]))" office:value-type="float" office:value="0.999943610380685" calcext:value-type="float">
            <text:p>0.999943610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7]-[.E167])^2" office:value-type="float" office:value="0.99988722394116" calcext:value-type="float">
            <text:p>0.9998872239</text:p>
          </table:table-cell>
          <table:table-cell table:formula="of:=[.L166]+0.8*(2*([.I167]-[.E167])*(1-[.I167])*[.I167]*[.A167])" office:value-type="float" office:value="0.672572118761959" calcext:value-type="float">
            <text:p>0.6725721188</text:p>
          </table:table-cell>
          <table:table-cell table:style-name="ce8" table:formula="of:=[.M166]+0.8*(2*([.I167]-[.E167])*(1-[.I167])*[.I167]*[.B167])" office:value-type="float" office:value="0.582250407030901" calcext:value-type="float">
            <text:p>0.582250407</text:p>
          </table:table-cell>
          <table:table-cell table:style-name="ce8" table:formula="of:=[.N166]+0.8*(2*([.I167]-[.E167])*(1-[.I167])*[.I167]*[.C167])" office:value-type="float" office:value="0.46515776357355" calcext:value-type="float">
            <text:p>0.4651577636</text:p>
          </table:table-cell>
          <table:table-cell table:formula="of:=[.O166]+0.8*(2*([.I167]-[.E167])*(1-[.I167])*[.I167]*[.D167])" office:value-type="float" office:value="0.324422823958367" calcext:value-type="float">
            <text:p>0.324422824</text:p>
          </table:table-cell>
          <table:table-cell table:formula="of:=[.P166]+0.8*(2*([.I167]-[.E167])*(1-[.I167])*[.I167])" office:value-type="float" office:value="0.4117180222909" calcext:value-type="float">
            <text:p>0.4117180223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7]*[.A168])+([.M167]*[.B168])+([.N167]*[.C168])+([.O167]*[.D168])+[.P167]" office:value-type="float" office:value="9.67251679811592" calcext:value-type="float">
            <text:p>9.6725167981</text:p>
          </table:table-cell>
          <table:table-cell table:formula="of:=1/(1+EXP(-[.H168]))" office:value-type="float" office:value="0.999937012847898" calcext:value-type="float">
            <text:p>0.999937012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8]-[.E168])^2" office:value-type="float" office:value="0.999874029663176" calcext:value-type="float">
            <text:p>0.9998740297</text:p>
          </table:table-cell>
          <table:table-cell table:formula="of:=[.L167]+0.8*(2*([.I168]-[.E168])*(1-[.I168])*[.I168]*[.A168])" office:value-type="float" office:value="0.673227102624891" calcext:value-type="float">
            <text:p>0.6732271026</text:p>
          </table:table-cell>
          <table:table-cell table:style-name="ce8" table:formula="of:=[.M167]+0.8*(2*([.I168]-[.E168])*(1-[.I168])*[.I168]*[.B168])" office:value-type="float" office:value="0.582552707275331" calcext:value-type="float">
            <text:p>0.5825527073</text:p>
          </table:table-cell>
          <table:table-cell table:style-name="ce8" table:formula="of:=[.N167]+0.8*(2*([.I168]-[.E168])*(1-[.I168])*[.I168]*[.C168])" office:value-type="float" office:value="0.465711980688338" calcext:value-type="float">
            <text:p>0.4657119807</text:p>
          </table:table-cell>
          <table:table-cell table:formula="of:=[.O167]+0.8*(2*([.I168]-[.E168])*(1-[.I168])*[.I168]*[.D168])" office:value-type="float" office:value="0.324604204105025" calcext:value-type="float">
            <text:p>0.3246042041</text:p>
          </table:table-cell>
          <table:table-cell table:formula="of:=[.P167]+0.8*(2*([.I168]-[.E168])*(1-[.I168])*[.I168])" office:value-type="float" office:value="0.411818789039043" calcext:value-type="float">
            <text:p>0.411818789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8]*[.A169])+([.M168]*[.B169])+([.N168]*[.C169])+([.O168]*[.D169])+[.P168]" office:value-type="float" office:value="11.6437672865399" calcext:value-type="float">
            <text:p>11.6437672865</text:p>
          </table:table-cell>
          <table:table-cell table:formula="of:=1/(1+EXP(-[.H169]))" office:value-type="float" office:value="0.999991226511552" calcext:value-type="float">
            <text:p>0.99999122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69]-[.E169])^2" office:value-type="float" office:value="0.999982453100077" calcext:value-type="float">
            <text:p>0.9999824531</text:p>
          </table:table-cell>
          <table:table-cell table:formula="of:=[.L168]+0.8*(2*([.I169]-[.E169])*(1-[.I169])*[.I169]*[.A169])" office:value-type="float" office:value="0.673335190105941" calcext:value-type="float">
            <text:p>0.6733351901</text:p>
          </table:table-cell>
          <table:table-cell table:style-name="ce8" table:formula="of:=[.M168]+0.8*(2*([.I169]-[.E169])*(1-[.I169])*[.I169]*[.B169])" office:value-type="float" office:value="0.582606049149096" calcext:value-type="float">
            <text:p>0.5826060491</text:p>
          </table:table-cell>
          <table:table-cell table:style-name="ce8" table:formula="of:=[.N168]+0.8*(2*([.I169]-[.E169])*(1-[.I169])*[.I169]*[.C169])" office:value-type="float" office:value="0.465806030834187" calcext:value-type="float">
            <text:p>0.4658060308</text:p>
          </table:table-cell>
          <table:table-cell table:formula="of:=[.O168]+0.8*(2*([.I169]-[.E169])*(1-[.I169])*[.I169]*[.D169])" office:value-type="float" office:value="0.324635086242468" calcext:value-type="float">
            <text:p>0.3246350862</text:p>
          </table:table-cell>
          <table:table-cell table:formula="of:=[.P168]+0.8*(2*([.I169]-[.E169])*(1-[.I169])*[.I169])" office:value-type="float" office:value="0.411832826374245" calcext:value-type="float">
            <text:p>0.4118328264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69]*[.A170])+([.M169]*[.B170])+([.N169]*[.C170])+([.O169]*[.D170])+[.P169]" office:value-type="float" office:value="11.0720118290912" calcext:value-type="float">
            <text:p>11.0720118291</text:p>
          </table:table-cell>
          <table:table-cell table:formula="of:=1/(1+EXP(-[.H170]))" office:value-type="float" office:value="0.999984458976769" calcext:value-type="float">
            <text:p>0.99998445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0]-[.E170])^2" office:value-type="float" office:value="0.999968918195062" calcext:value-type="float">
            <text:p>0.9999689182</text:p>
          </table:table-cell>
          <table:table-cell table:formula="of:=[.L169]+0.8*(2*([.I170]-[.E170])*(1-[.I170])*[.I170]*[.A170])" office:value-type="float" office:value="0.673526649561052" calcext:value-type="float">
            <text:p>0.6735266496</text:p>
          </table:table-cell>
          <table:table-cell table:style-name="ce8" table:formula="of:=[.M169]+0.8*(2*([.I170]-[.E170])*(1-[.I170])*[.I170]*[.B170])" office:value-type="float" office:value="0.582670697796276" calcext:value-type="float">
            <text:p>0.5826706978</text:p>
          </table:table-cell>
          <table:table-cell table:style-name="ce8" table:formula="of:=[.N169]+0.8*(2*([.I170]-[.E170])*(1-[.I170])*[.I170]*[.C170])" office:value-type="float" office:value="0.465977598397858" calcext:value-type="float">
            <text:p>0.4659775984</text:p>
          </table:table-cell>
          <table:table-cell table:formula="of:=[.O169]+0.8*(2*([.I170]-[.E170])*(1-[.I170])*[.I170]*[.D170])" office:value-type="float" office:value="0.324692275430358" calcext:value-type="float">
            <text:p>0.3246922754</text:p>
          </table:table-cell>
          <table:table-cell table:formula="of:=[.P169]+0.8*(2*([.I170]-[.E170])*(1-[.I170])*[.I170])" office:value-type="float" office:value="0.411857691238545" calcext:value-type="float">
            <text:p>0.41185769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0]*[.A171])+([.M170]*[.B171])+([.N170]*[.C171])+([.O170]*[.D171])+[.P170]" office:value-type="float" office:value="8.55181952889149" calcext:value-type="float">
            <text:p>8.5518195289</text:p>
          </table:table-cell>
          <table:table-cell table:formula="of:=1/(1+EXP(-[.H171]))" office:value-type="float" office:value="0.999806844057579" calcext:value-type="float">
            <text:p>0.99980684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1]-[.E171])^2" office:value-type="float" office:value="0.999613725424376" calcext:value-type="float">
            <text:p>0.9996137254</text:p>
          </table:table-cell>
          <table:table-cell table:formula="of:=[.L170]+0.8*(2*([.I171]-[.E171])*(1-[.I171])*[.I171]*[.A171])" office:value-type="float" office:value="0.675380230340487" calcext:value-type="float">
            <text:p>0.6753802303</text:p>
          </table:table-cell>
          <table:table-cell table:style-name="ce8" table:formula="of:=[.M170]+0.8*(2*([.I171]-[.E171])*(1-[.I171])*[.I171]*[.B171])" office:value-type="float" office:value="0.583350344082069" calcext:value-type="float">
            <text:p>0.5833503441</text:p>
          </table:table-cell>
          <table:table-cell table:style-name="ce8" table:formula="of:=[.N170]+0.8*(2*([.I171]-[.E171])*(1-[.I171])*[.I171]*[.C171])" office:value-type="float" office:value="0.467522249047387" calcext:value-type="float">
            <text:p>0.467522249</text:p>
          </table:table-cell>
          <table:table-cell table:formula="of:=[.O170]+0.8*(2*([.I171]-[.E171])*(1-[.I171])*[.I171]*[.D171])" office:value-type="float" office:value="0.325155670625217" calcext:value-type="float">
            <text:p>0.3251556706</text:p>
          </table:table-cell>
          <table:table-cell table:formula="of:=[.P170]+0.8*(2*([.I171]-[.E171])*(1-[.I171])*[.I171])" office:value-type="float" office:value="0.412166621368451" calcext:value-type="float">
            <text:p>0.4121666214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1]*[.A172])+([.M171]*[.B172])+([.N171]*[.C172])+([.O171]*[.D172])+[.P171]" office:value-type="float" office:value="10.3517461737885" calcext:value-type="float">
            <text:p>10.3517461738</text:p>
          </table:table-cell>
          <table:table-cell table:formula="of:=1/(1+EXP(-[.H172]))" office:value-type="float" office:value="0.999968064046384" calcext:value-type="float">
            <text:p>0.99996806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2]-[.E172])^2" office:value-type="float" office:value="0.999936129112674" calcext:value-type="float">
            <text:p>0.9999361291</text:p>
          </table:table-cell>
          <table:table-cell table:formula="of:=[.L171]+0.8*(2*([.I172]-[.E172])*(1-[.I172])*[.I172]*[.A172])" office:value-type="float" office:value="0.675732780749258" calcext:value-type="float">
            <text:p>0.6757327807</text:p>
          </table:table-cell>
          <table:table-cell table:style-name="ce8" table:formula="of:=[.M171]+0.8*(2*([.I172]-[.E172])*(1-[.I172])*[.I172]*[.B172])" office:value-type="float" office:value="0.583513845720919" calcext:value-type="float">
            <text:p>0.5835138457</text:p>
          </table:table-cell>
          <table:table-cell table:style-name="ce8" table:formula="of:=[.N171]+0.8*(2*([.I172]-[.E172])*(1-[.I172])*[.I172]*[.C172])" office:value-type="float" office:value="0.467813486341589" calcext:value-type="float">
            <text:p>0.4678134863</text:p>
          </table:table-cell>
          <table:table-cell table:formula="of:=[.O171]+0.8*(2*([.I172]-[.E172])*(1-[.I172])*[.I172]*[.D172])" office:value-type="float" office:value="0.32527318742814" calcext:value-type="float">
            <text:p>0.3252731874</text:p>
          </table:table-cell>
          <table:table-cell table:formula="of:=[.P171]+0.8*(2*([.I172]-[.E172])*(1-[.I172])*[.I172])" office:value-type="float" office:value="0.412217715630591" calcext:value-type="float">
            <text:p>0.4122177156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2]*[.A173])+([.M172]*[.B173])+([.N172]*[.C173])+([.O172]*[.D173])+[.P172]" office:value-type="float" office:value="8.77299251377507" calcext:value-type="float">
            <text:p>8.7729925138</text:p>
          </table:table-cell>
          <table:table-cell table:formula="of:=1/(1+EXP(-[.H173]))" office:value-type="float" office:value="0.999845164510268" calcext:value-type="float">
            <text:p>0.999845164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3]-[.E173])^2" office:value-type="float" office:value="0.999690352994565" calcext:value-type="float">
            <text:p>0.999690353</text:p>
          </table:table-cell>
          <table:table-cell table:formula="of:=[.L172]+0.8*(2*([.I173]-[.E173])*(1-[.I173])*[.I173]*[.A173])" office:value-type="float" office:value="0.677119677155916" calcext:value-type="float">
            <text:p>0.6771196772</text:p>
          </table:table-cell>
          <table:table-cell table:style-name="ce8" table:formula="of:=[.M172]+0.8*(2*([.I173]-[.E173])*(1-[.I173])*[.I173]*[.B173])" office:value-type="float" office:value="0.584207293924248" calcext:value-type="float">
            <text:p>0.5842072939</text:p>
          </table:table-cell>
          <table:table-cell table:style-name="ce8" table:formula="of:=[.N172]+0.8*(2*([.I173]-[.E173])*(1-[.I173])*[.I173]*[.C173])" office:value-type="float" office:value="0.469027020697415" calcext:value-type="float">
            <text:p>0.4690270207</text:p>
          </table:table-cell>
          <table:table-cell table:formula="of:=[.O172]+0.8*(2*([.I173]-[.E173])*(1-[.I173])*[.I173]*[.D173])" office:value-type="float" office:value="0.325768507573375" calcext:value-type="float">
            <text:p>0.3257685076</text:p>
          </table:table-cell>
          <table:table-cell table:formula="of:=[.P172]+0.8*(2*([.I173]-[.E173])*(1-[.I173])*[.I173])" office:value-type="float" office:value="0.412465375703209" calcext:value-type="float">
            <text:p>0.4124653757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3]*[.A174])+([.M173]*[.B174])+([.N173]*[.C174])+([.O173]*[.D174])+[.P173]" office:value-type="float" office:value="11.0560853666111" calcext:value-type="float">
            <text:p>11.0560853666</text:p>
          </table:table-cell>
          <table:table-cell table:formula="of:=1/(1+EXP(-[.H174]))" office:value-type="float" office:value="0.999984209485673" calcext:value-type="float">
            <text:p>0.999984209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4]-[.E174])^2" office:value-type="float" office:value="0.999968419220686" calcext:value-type="float">
            <text:p>0.9999684192</text:p>
          </table:table-cell>
          <table:table-cell table:formula="of:=[.L173]+0.8*(2*([.I174]-[.E174])*(1-[.I174])*[.I174]*[.A174])" office:value-type="float" office:value="0.67731421014873" calcext:value-type="float">
            <text:p>0.6773142101</text:p>
          </table:table-cell>
          <table:table-cell table:style-name="ce8" table:formula="of:=[.M173]+0.8*(2*([.I174]-[.E174])*(1-[.I174])*[.I174]*[.B174])" office:value-type="float" office:value="0.584278033194362" calcext:value-type="float">
            <text:p>0.5842780332</text:p>
          </table:table-cell>
          <table:table-cell table:style-name="ce8" table:formula="of:=[.N173]+0.8*(2*([.I174]-[.E174])*(1-[.I174])*[.I174]*[.C174])" office:value-type="float" office:value="0.469196289665188" calcext:value-type="float">
            <text:p>0.4691962897</text:p>
          </table:table-cell>
          <table:table-cell table:formula="of:=[.O173]+0.8*(2*([.I174]-[.E174])*(1-[.I174])*[.I174]*[.D174])" office:value-type="float" office:value="0.325819035623457" calcext:value-type="float">
            <text:p>0.3258190356</text:p>
          </table:table-cell>
          <table:table-cell table:formula="of:=[.P173]+0.8*(2*([.I174]-[.E174])*(1-[.I174])*[.I174])" office:value-type="float" office:value="0.41249063972825" calcext:value-type="float">
            <text:p>0.412490639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4]*[.A175])+([.M174]*[.B175])+([.N174]*[.C175])+([.O174]*[.D175])+[.P174]" office:value-type="float" office:value="9.14265693677167" calcext:value-type="float">
            <text:p>9.1426569368</text:p>
          </table:table-cell>
          <table:table-cell table:formula="of:=1/(1+EXP(-[.H175]))" office:value-type="float" office:value="0.99989300879613" calcext:value-type="float">
            <text:p>0.999893008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5]-[.E175])^2" office:value-type="float" office:value="0.999786029039377" calcext:value-type="float">
            <text:p>0.999786029</text:p>
          </table:table-cell>
          <table:table-cell table:formula="of:=[.L174]+0.8*(2*([.I175]-[.E175])*(1-[.I175])*[.I175]*[.A175])" office:value-type="float" office:value="0.678392450722196" calcext:value-type="float">
            <text:p>0.6783924507</text:p>
          </table:table-cell>
          <table:table-cell table:style-name="ce8" table:formula="of:=[.M174]+0.8*(2*([.I175]-[.E175])*(1-[.I175])*[.I175]*[.B175])" office:value-type="float" office:value="0.584740136297276" calcext:value-type="float">
            <text:p>0.5847401363</text:p>
          </table:table-cell>
          <table:table-cell table:style-name="ce8" table:formula="of:=[.N174]+0.8*(2*([.I175]-[.E175])*(1-[.I175])*[.I175]*[.C175])" office:value-type="float" office:value="0.470034921222328" calcext:value-type="float">
            <text:p>0.4700349212</text:p>
          </table:table-cell>
          <table:table-cell table:formula="of:=[.O174]+0.8*(2*([.I175]-[.E175])*(1-[.I175])*[.I175]*[.D175])" office:value-type="float" office:value="0.326127104358733" calcext:value-type="float">
            <text:p>0.3261271044</text:p>
          </table:table-cell>
          <table:table-cell table:formula="of:=[.P174]+0.8*(2*([.I175]-[.E175])*(1-[.I175])*[.I175])" office:value-type="float" office:value="0.412661789025625" calcext:value-type="float">
            <text:p>0.41266178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5]*[.A176])+([.M175]*[.B176])+([.N175]*[.C176])+([.O175]*[.D176])+[.P175]" office:value-type="float" office:value="10.251599628766" calcext:value-type="float">
            <text:p>10.2515996288</text:p>
          </table:table-cell>
          <table:table-cell table:formula="of:=1/(1+EXP(-[.H176]))" office:value-type="float" office:value="0.999964700258928" calcext:value-type="float">
            <text:p>0.999964700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6]-[.E176])^2" office:value-type="float" office:value="0.999929401763928" calcext:value-type="float">
            <text:p>0.9999294018</text:p>
          </table:table-cell>
          <table:table-cell table:formula="of:=[.L175]+0.8*(2*([.I176]-[.E176])*(1-[.I176])*[.I176]*[.A176])" office:value-type="float" office:value="0.678770837231179" calcext:value-type="float">
            <text:p>0.6787708372</text:p>
          </table:table-cell>
          <table:table-cell table:style-name="ce8" table:formula="of:=[.M175]+0.8*(2*([.I176]-[.E176])*(1-[.I176])*[.I176]*[.B176])" office:value-type="float" office:value="0.58492650577185" calcext:value-type="float">
            <text:p>0.5849265058</text:p>
          </table:table-cell>
          <table:table-cell table:style-name="ce8" table:formula="of:=[.N175]+0.8*(2*([.I176]-[.E176])*(1-[.I176])*[.I176]*[.C176])" office:value-type="float" office:value="0.470356832132955" calcext:value-type="float">
            <text:p>0.4703568321</text:p>
          </table:table-cell>
          <table:table-cell table:formula="of:=[.O175]+0.8*(2*([.I176]-[.E176])*(1-[.I176])*[.I176]*[.D176])" office:value-type="float" office:value="0.32624570311528" calcext:value-type="float">
            <text:p>0.3262457031</text:p>
          </table:table-cell>
          <table:table-cell table:formula="of:=[.P175]+0.8*(2*([.I176]-[.E176])*(1-[.I176])*[.I176])" office:value-type="float" office:value="0.412718264623981" calcext:value-type="float">
            <text:p>0.4127182646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6]*[.A177])+([.M176]*[.B177])+([.N176]*[.C177])+([.O176]*[.D177])+[.P176]" office:value-type="float" office:value="10.5810163695636" calcext:value-type="float">
            <text:p>10.5810163696</text:p>
          </table:table-cell>
          <table:table-cell table:formula="of:=1/(1+EXP(-[.H177]))" office:value-type="float" office:value="0.999974607120624" calcext:value-type="float">
            <text:p>0.999974607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7]-[.E177])^2" office:value-type="float" office:value="0.999949214886046" calcext:value-type="float">
            <text:p>0.9999492149</text:p>
          </table:table-cell>
          <table:table-cell table:formula="of:=[.L176]+0.8*(2*([.I177]-[.E177])*(1-[.I177])*[.I177]*[.A177])" office:value-type="float" office:value="0.679063348345626" calcext:value-type="float">
            <text:p>0.6790633483</text:p>
          </table:table-cell>
          <table:table-cell table:style-name="ce8" table:formula="of:=[.M176]+0.8*(2*([.I177]-[.E177])*(1-[.I177])*[.I177]*[.B177])" office:value-type="float" office:value="0.585056510711605" calcext:value-type="float">
            <text:p>0.5850565107</text:p>
          </table:table-cell>
          <table:table-cell table:style-name="ce8" table:formula="of:=[.N176]+0.8*(2*([.I177]-[.E177])*(1-[.I177])*[.I177]*[.C177])" office:value-type="float" office:value="0.470600591394995" calcext:value-type="float">
            <text:p>0.4706005914</text:p>
          </table:table-cell>
          <table:table-cell table:formula="of:=[.O176]+0.8*(2*([.I177]-[.E177])*(1-[.I177])*[.I177]*[.D177])" office:value-type="float" office:value="0.326318830893892" calcext:value-type="float">
            <text:p>0.3263188309</text:p>
          </table:table-cell>
          <table:table-cell table:formula="of:=[.P176]+0.8*(2*([.I177]-[.E177])*(1-[.I177])*[.I177])" office:value-type="float" office:value="0.412758891167654" calcext:value-type="float">
            <text:p>0.4127588912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7]*[.A178])+([.M177]*[.B178])+([.N177]*[.C178])+([.O177]*[.D178])+[.P177]" office:value-type="float" office:value="9.10736661520801" calcext:value-type="float">
            <text:p>9.1073666152</text:p>
          </table:table-cell>
          <table:table-cell table:formula="of:=1/(1+EXP(-[.H178]))" office:value-type="float" office:value="0.999889166053619" calcext:value-type="float">
            <text:p>0.999889166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8]-[.E178])^2" office:value-type="float" office:value="0.999778344391402" calcext:value-type="float">
            <text:p>0.9997783444</text:p>
          </table:table-cell>
          <table:table-cell table:formula="of:=[.L177]+0.8*(2*([.I178]-[.E178])*(1-[.I178])*[.I178]*[.A178])" office:value-type="float" office:value="0.680162577389423" calcext:value-type="float">
            <text:p>0.6801625774</text:p>
          </table:table-cell>
          <table:table-cell table:style-name="ce8" table:formula="of:=[.M177]+0.8*(2*([.I178]-[.E178])*(1-[.I178])*[.I178]*[.B178])" office:value-type="float" office:value="0.585552936731384" calcext:value-type="float">
            <text:p>0.5855529367</text:p>
          </table:table-cell>
          <table:table-cell table:style-name="ce8" table:formula="of:=[.N177]+0.8*(2*([.I178]-[.E178])*(1-[.I178])*[.I178]*[.C178])" office:value-type="float" office:value="0.471451607428902" calcext:value-type="float">
            <text:p>0.4714516074</text:p>
          </table:table-cell>
          <table:table-cell table:formula="of:=[.O177]+0.8*(2*([.I178]-[.E178])*(1-[.I178])*[.I178]*[.D178])" office:value-type="float" office:value="0.326637961906607" calcext:value-type="float">
            <text:p>0.3266379619</text:p>
          </table:table-cell>
          <table:table-cell table:formula="of:=[.P177]+0.8*(2*([.I178]-[.E178])*(1-[.I178])*[.I178])" office:value-type="float" office:value="0.412936186174718" calcext:value-type="float">
            <text:p>0.4129361862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8]*[.A179])+([.M178]*[.B179])+([.N178]*[.C179])+([.O178]*[.D179])+[.P178]" office:value-type="float" office:value="9.21664792627786" calcext:value-type="float">
            <text:p>9.2166479263</text:p>
          </table:table-cell>
          <table:table-cell table:formula="of:=1/(1+EXP(-[.H179]))" office:value-type="float" office:value="0.999900638644004" calcext:value-type="float">
            <text:p>0.999900638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79]-[.E179])^2" office:value-type="float" office:value="0.999801287160687" calcext:value-type="float">
            <text:p>0.9998012872</text:p>
          </table:table-cell>
          <table:table-cell table:formula="of:=[.L178]+0.8*(2*([.I179]-[.E179])*(1-[.I179])*[.I179]*[.A179])" office:value-type="float" office:value="0.681132151518821" calcext:value-type="float">
            <text:p>0.6811321515</text:p>
          </table:table-cell>
          <table:table-cell table:style-name="ce8" table:formula="of:=[.M178]+0.8*(2*([.I179]-[.E179])*(1-[.I179])*[.I179]*[.B179])" office:value-type="float" office:value="0.586029776467153" calcext:value-type="float">
            <text:p>0.5860297765</text:p>
          </table:table-cell>
          <table:table-cell table:style-name="ce8" table:formula="of:=[.N178]+0.8*(2*([.I179]-[.E179])*(1-[.I179])*[.I179]*[.C179])" office:value-type="float" office:value="0.472230445663993" calcext:value-type="float">
            <text:p>0.4722304457</text:p>
          </table:table-cell>
          <table:table-cell table:formula="of:=[.O178]+0.8*(2*([.I179]-[.E179])*(1-[.I179])*[.I179]*[.D179])" office:value-type="float" office:value="0.326924065748069" calcext:value-type="float">
            <text:p>0.3269240657</text:p>
          </table:table-cell>
          <table:table-cell table:formula="of:=[.P178]+0.8*(2*([.I179]-[.E179])*(1-[.I179])*[.I179])" office:value-type="float" office:value="0.413095132753308" calcext:value-type="float">
            <text:p>0.4130951328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79]*[.A180])+([.M179]*[.B180])+([.N179]*[.C180])+([.O179]*[.D180])+[.P179]" office:value-type="float" office:value="9.74425531037109" calcext:value-type="float">
            <text:p>9.7442553104</text:p>
          </table:table-cell>
          <table:table-cell table:formula="of:=1/(1+EXP(-[.H180]))" office:value-type="float" office:value="0.999941372925105" calcext:value-type="float">
            <text:p>0.999941372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0]-[.E180])^2" office:value-type="float" office:value="0.999882749287345" calcext:value-type="float">
            <text:p>0.9998827493</text:p>
          </table:table-cell>
          <table:table-cell table:formula="of:=[.L179]+0.8*(2*([.I180]-[.E180])*(1-[.I180])*[.I180]*[.A180])" office:value-type="float" office:value="0.681732422375304" calcext:value-type="float">
            <text:p>0.6817324224</text:p>
          </table:table-cell>
          <table:table-cell table:style-name="ce8" table:formula="of:=[.M179]+0.8*(2*([.I180]-[.E180])*(1-[.I180])*[.I180]*[.B180])" office:value-type="float" office:value="0.586292394966864" calcext:value-type="float">
            <text:p>0.586292395</text:p>
          </table:table-cell>
          <table:table-cell table:style-name="ce8" table:formula="of:=[.N179]+0.8*(2*([.I180]-[.E180])*(1-[.I180])*[.I180]*[.C180])" office:value-type="float" office:value="0.472755682663415" calcext:value-type="float">
            <text:p>0.4727556827</text:p>
          </table:table-cell>
          <table:table-cell table:formula="of:=[.O179]+0.8*(2*([.I180]-[.E180])*(1-[.I180])*[.I180]*[.D180])" office:value-type="float" office:value="0.327121029622852" calcext:value-type="float">
            <text:p>0.3271210296</text:p>
          </table:table-cell>
          <table:table-cell table:formula="of:=[.P179]+0.8*(2*([.I180]-[.E180])*(1-[.I180])*[.I180])" office:value-type="float" office:value="0.413188925074633" calcext:value-type="float">
            <text:p>0.4131889251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0]*[.A181])+([.M180]*[.B181])+([.N180]*[.C181])+([.O180]*[.D181])+[.P180]" office:value-type="float" office:value="10.3459161579218" calcext:value-type="float">
            <text:p>10.3459161579</text:p>
          </table:table-cell>
          <table:table-cell table:formula="of:=1/(1+EXP(-[.H181]))" office:value-type="float" office:value="0.999967877321473" calcext:value-type="float">
            <text:p>0.99996787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1]-[.E181])^2" office:value-type="float" office:value="0.999935755674813" calcext:value-type="float">
            <text:p>0.9999357557</text:p>
          </table:table-cell>
          <table:table-cell table:formula="of:=[.L180]+0.8*(2*([.I181]-[.E181])*(1-[.I181])*[.I181]*[.A181])" office:value-type="float" office:value="0.682102451858109" calcext:value-type="float">
            <text:p>0.6821024519</text:p>
          </table:table-cell>
          <table:table-cell table:style-name="ce8" table:formula="of:=[.M180]+0.8*(2*([.I181]-[.E181])*(1-[.I181])*[.I181]*[.B181])" office:value-type="float" office:value="0.586446573918033" calcext:value-type="float">
            <text:p>0.5864465739</text:p>
          </table:table-cell>
          <table:table-cell table:style-name="ce8" table:formula="of:=[.N180]+0.8*(2*([.I181]-[.E181])*(1-[.I181])*[.I181]*[.C181])" office:value-type="float" office:value="0.473053761969008" calcext:value-type="float">
            <text:p>0.473053762</text:p>
          </table:table-cell>
          <table:table-cell table:formula="of:=[.O180]+0.8*(2*([.I181]-[.E181])*(1-[.I181])*[.I181]*[.D181])" office:value-type="float" office:value="0.327203258396809" calcext:value-type="float">
            <text:p>0.3272032584</text:p>
          </table:table-cell>
          <table:table-cell table:formula="of:=[.P180]+0.8*(2*([.I181]-[.E181])*(1-[.I181])*[.I181])" office:value-type="float" office:value="0.413240318058356" calcext:value-type="float">
            <text:p>0.4132403181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1]*[.A182])+([.M181]*[.B182])+([.N181]*[.C182])+([.O181]*[.D182])+[.P181]" office:value-type="float" office:value="10.6101630077437" calcext:value-type="float">
            <text:p>10.6101630077</text:p>
          </table:table-cell>
          <table:table-cell table:formula="of:=1/(1+EXP(-[.H182]))" office:value-type="float" office:value="0.999975336537771" calcext:value-type="float">
            <text:p>0.99997533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2]-[.E182])^2" office:value-type="float" office:value="0.999950673683829" calcext:value-type="float">
            <text:p>0.9999506737</text:p>
          </table:table-cell>
          <table:table-cell table:formula="of:=[.L181]+0.8*(2*([.I182]-[.E182])*(1-[.I182])*[.I182]*[.A182])" office:value-type="float" office:value="0.682394452846854" calcext:value-type="float">
            <text:p>0.6823944528</text:p>
          </table:table-cell>
          <table:table-cell table:style-name="ce8" table:formula="of:=[.M181]+0.8*(2*([.I182]-[.E182])*(1-[.I182])*[.I182]*[.B182])" office:value-type="float" office:value="0.58655706077864" calcext:value-type="float">
            <text:p>0.5865570608</text:p>
          </table:table-cell>
          <table:table-cell table:style-name="ce8" table:formula="of:=[.N181]+0.8*(2*([.I182]-[.E182])*(1-[.I182])*[.I182]*[.C182])" office:value-type="float" office:value="0.473294465486757" calcext:value-type="float">
            <text:p>0.4732944655</text:p>
          </table:table-cell>
          <table:table-cell table:formula="of:=[.O181]+0.8*(2*([.I182]-[.E182])*(1-[.I182])*[.I182]*[.D182])" office:value-type="float" office:value="0.327278231623649" calcext:value-type="float">
            <text:p>0.3272782316</text:p>
          </table:table-cell>
          <table:table-cell table:formula="of:=[.P181]+0.8*(2*([.I182]-[.E182])*(1-[.I182])*[.I182])" office:value-type="float" office:value="0.41327977765143" calcext:value-type="float">
            <text:p>0.4132797777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2]*[.A183])+([.M182]*[.B183])+([.N182]*[.C183])+([.O182]*[.D183])+[.P182]" office:value-type="float" office:value="11.716753828463" calcext:value-type="float">
            <text:p>11.7167538285</text:p>
          </table:table-cell>
          <table:table-cell table:formula="of:=1/(1+EXP(-[.H183]))" office:value-type="float" office:value="0.999991844043057" calcext:value-type="float">
            <text:p>0.99999184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3]-[.E183])^2" office:value-type="float" office:value="0.999983688152634" calcext:value-type="float">
            <text:p>0.9999836882</text:p>
          </table:table-cell>
          <table:table-cell table:formula="of:=[.L182]+0.8*(2*([.I183]-[.E183])*(1-[.I183])*[.I183]*[.A183])" office:value-type="float" office:value="0.682497542461003" calcext:value-type="float">
            <text:p>0.6824975425</text:p>
          </table:table-cell>
          <table:table-cell table:style-name="ce8" table:formula="of:=[.M182]+0.8*(2*([.I183]-[.E183])*(1-[.I183])*[.I183]*[.B183])" office:value-type="float" office:value="0.586606648187977" calcext:value-type="float">
            <text:p>0.5866066482</text:p>
          </table:table-cell>
          <table:table-cell table:style-name="ce8" table:formula="of:=[.N182]+0.8*(2*([.I183]-[.E183])*(1-[.I183])*[.I183]*[.C183])" office:value-type="float" office:value="0.473377981123536" calcext:value-type="float">
            <text:p>0.4733779811</text:p>
          </table:table-cell>
          <table:table-cell table:formula="of:=[.O182]+0.8*(2*([.I183]-[.E183])*(1-[.I183])*[.I183]*[.D183])" office:value-type="float" office:value="0.327304330260142" calcext:value-type="float">
            <text:p>0.3273043303</text:p>
          </table:table-cell>
          <table:table-cell table:formula="of:=[.P182]+0.8*(2*([.I183]-[.E183])*(1-[.I183])*[.I183])" office:value-type="float" office:value="0.413292826969677" calcext:value-type="float">
            <text:p>0.413292827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3]*[.A184])+([.M183]*[.B184])+([.N183]*[.C184])+([.O183]*[.D184])+[.P183]" office:value-type="float" office:value="9.79476193451055" calcext:value-type="float">
            <text:p>9.7947619345</text:p>
          </table:table-cell>
          <table:table-cell table:formula="of:=1/(1+EXP(-[.H184]))" office:value-type="float" office:value="0.999944260286495" calcext:value-type="float">
            <text:p>0.999944260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4]-[.E184])^2" office:value-type="float" office:value="0.999888523679906" calcext:value-type="float">
            <text:p>0.9998885237</text:p>
          </table:table-cell>
          <table:table-cell table:formula="of:=[.L183]+0.8*(2*([.I184]-[.E184])*(1-[.I184])*[.I184]*[.A184])" office:value-type="float" office:value="0.683068253499431" calcext:value-type="float">
            <text:p>0.6830682535</text:p>
          </table:table-cell>
          <table:table-cell table:style-name="ce8" table:formula="of:=[.M183]+0.8*(2*([.I184]-[.E184])*(1-[.I184])*[.I184]*[.B184])" office:value-type="float" office:value="0.586856334267289" calcext:value-type="float">
            <text:p>0.5868563343</text:p>
          </table:table-cell>
          <table:table-cell table:style-name="ce8" table:formula="of:=[.N183]+0.8*(2*([.I184]-[.E184])*(1-[.I184])*[.I184]*[.C184])" office:value-type="float" office:value="0.47387735328216" calcext:value-type="float">
            <text:p>0.4738773533</text:p>
          </table:table-cell>
          <table:table-cell table:formula="of:=[.O183]+0.8*(2*([.I184]-[.E184])*(1-[.I184])*[.I184]*[.D184])" office:value-type="float" office:value="0.327500512179602" calcext:value-type="float">
            <text:p>0.3275005122</text:p>
          </table:table-cell>
          <table:table-cell table:formula="of:=[.P183]+0.8*(2*([.I184]-[.E184])*(1-[.I184])*[.I184])" office:value-type="float" office:value="0.413382000569431" calcext:value-type="float">
            <text:p>0.4133820006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4]*[.A185])+([.M184]*[.B185])+([.N184]*[.C185])+([.O184]*[.D185])+[.P184]" office:value-type="float" office:value="9.26793500357267" calcext:value-type="float">
            <text:p>9.2679350036</text:p>
          </table:table-cell>
          <table:table-cell table:formula="of:=1/(1+EXP(-[.H185]))" office:value-type="float" office:value="0.999905605656048" calcext:value-type="float">
            <text:p>0.999905605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5]-[.E185])^2" office:value-type="float" office:value="0.999811220222388" calcext:value-type="float">
            <text:p>0.9998112202</text:p>
          </table:table-cell>
          <table:table-cell table:formula="of:=[.L184]+0.8*(2*([.I185]-[.E185])*(1-[.I185])*[.I185]*[.A185])" office:value-type="float" office:value="0.684019568863453" calcext:value-type="float">
            <text:p>0.6840195689</text:p>
          </table:table-cell>
          <table:table-cell table:style-name="ce8" table:formula="of:=[.M184]+0.8*(2*([.I185]-[.E185])*(1-[.I185])*[.I185]*[.B185])" office:value-type="float" office:value="0.587279141095744" calcext:value-type="float">
            <text:p>0.5872791411</text:p>
          </table:table-cell>
          <table:table-cell table:style-name="ce8" table:formula="of:=[.N184]+0.8*(2*([.I185]-[.E185])*(1-[.I185])*[.I185]*[.C185])" office:value-type="float" office:value="0.474647465719703" calcext:value-type="float">
            <text:p>0.4746474657</text:p>
          </table:table-cell>
          <table:table-cell table:formula="of:=[.O184]+0.8*(2*([.I185]-[.E185])*(1-[.I185])*[.I185]*[.D185])" office:value-type="float" office:value="0.327727015837702" calcext:value-type="float">
            <text:p>0.3277270158</text:p>
          </table:table-cell>
          <table:table-cell table:formula="of:=[.P184]+0.8*(2*([.I185]-[.E185])*(1-[.I185])*[.I185])" office:value-type="float" office:value="0.413533003008165" calcext:value-type="float">
            <text:p>0.41353300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5]*[.A186])+([.M185]*[.B186])+([.N185]*[.C186])+([.O185]*[.D186])+[.P185]" office:value-type="float" office:value="9.22982177012728" calcext:value-type="float">
            <text:p>9.2298217701</text:p>
          </table:table-cell>
          <table:table-cell table:formula="of:=1/(1+EXP(-[.H186]))" office:value-type="float" office:value="0.999901938903123" calcext:value-type="float">
            <text:p>0.999901938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6]-[.E186])^2" office:value-type="float" office:value="0.999803887422225" calcext:value-type="float">
            <text:p>0.9998038874</text:p>
          </table:table-cell>
          <table:table-cell table:formula="of:=[.L185]+0.8*(2*([.I186]-[.E186])*(1-[.I186])*[.I186]*[.A186])" office:value-type="float" office:value="0.684976457474269" calcext:value-type="float">
            <text:p>0.6849764575</text:p>
          </table:table-cell>
          <table:table-cell table:style-name="ce8" table:formula="of:=[.M185]+0.8*(2*([.I186]-[.E186])*(1-[.I186])*[.I186]*[.B186])" office:value-type="float" office:value="0.587686995257731" calcext:value-type="float">
            <text:p>0.5876869953</text:p>
          </table:table-cell>
          <table:table-cell table:style-name="ce8" table:formula="of:=[.N185]+0.8*(2*([.I186]-[.E186])*(1-[.I186])*[.I186]*[.C186])" office:value-type="float" office:value="0.475525920837828" calcext:value-type="float">
            <text:p>0.4755259208</text:p>
          </table:table-cell>
          <table:table-cell table:formula="of:=[.O185]+0.8*(2*([.I186]-[.E186])*(1-[.I186])*[.I186]*[.D186])" office:value-type="float" office:value="0.327946629617234" calcext:value-type="float">
            <text:p>0.3279466296</text:p>
          </table:table-cell>
          <table:table-cell table:formula="of:=[.P185]+0.8*(2*([.I186]-[.E186])*(1-[.I186])*[.I186])" office:value-type="float" office:value="0.413689869993544" calcext:value-type="float">
            <text:p>0.41368987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6]*[.A187])+([.M186]*[.B187])+([.N186]*[.C187])+([.O186]*[.D187])+[.P186]" office:value-type="float" office:value="11.106054943549" calcext:value-type="float">
            <text:p>11.1060549435</text:p>
          </table:table-cell>
          <table:table-cell table:formula="of:=1/(1+EXP(-[.H187]))" office:value-type="float" office:value="0.999984979129609" calcext:value-type="float">
            <text:p>0.999984979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7]-[.E187])^2" office:value-type="float" office:value="0.999969958484845" calcext:value-type="float">
            <text:p>0.9999699585</text:p>
          </table:table-cell>
          <table:table-cell table:formula="of:=[.L186]+0.8*(2*([.I187]-[.E187])*(1-[.I187])*[.I187]*[.A187])" office:value-type="float" office:value="0.685161509038085" calcext:value-type="float">
            <text:p>0.685161509</text:p>
          </table:table-cell>
          <table:table-cell table:style-name="ce8" table:formula="of:=[.M186]+0.8*(2*([.I187]-[.E187])*(1-[.I187])*[.I187]*[.B187])" office:value-type="float" office:value="0.587759093269607" calcext:value-type="float">
            <text:p>0.5877590933</text:p>
          </table:table-cell>
          <table:table-cell table:style-name="ce8" table:formula="of:=[.N186]+0.8*(2*([.I187]-[.E187])*(1-[.I187])*[.I187]*[.C187])" office:value-type="float" office:value="0.475672520128644" calcext:value-type="float">
            <text:p>0.4756725201</text:p>
          </table:table-cell>
          <table:table-cell table:formula="of:=[.O186]+0.8*(2*([.I187]-[.E187])*(1-[.I187])*[.I187]*[.D187])" office:value-type="float" office:value="0.328001904759672" calcext:value-type="float">
            <text:p>0.3280019048</text:p>
          </table:table-cell>
          <table:table-cell table:formula="of:=[.P186]+0.8*(2*([.I187]-[.E187])*(1-[.I187])*[.I187])" office:value-type="float" office:value="0.41371390266417" calcext:value-type="float">
            <text:p>0.413713902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7]*[.A188])+([.M187]*[.B188])+([.N187]*[.C188])+([.O187]*[.D188])+[.P187]" office:value-type="float" office:value="10.1795830108644" calcext:value-type="float">
            <text:p>10.1795830109</text:p>
          </table:table-cell>
          <table:table-cell table:formula="of:=1/(1+EXP(-[.H188]))" office:value-type="float" office:value="0.999962064414203" calcext:value-type="float">
            <text:p>0.999962064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8]-[.E188])^2" office:value-type="float" office:value="0.999924130267515" calcext:value-type="float">
            <text:p>0.9999241303</text:p>
          </table:table-cell>
          <table:table-cell table:formula="of:=[.L187]+0.8*(2*([.I188]-[.E188])*(1-[.I188])*[.I188]*[.A188])" office:value-type="float" office:value="0.685543870731037" calcext:value-type="float">
            <text:p>0.6855438707</text:p>
          </table:table-cell>
          <table:table-cell table:style-name="ce8" table:formula="of:=[.M187]+0.8*(2*([.I188]-[.E188])*(1-[.I188])*[.I188]*[.B188])" office:value-type="float" office:value="0.587965447199137" calcext:value-type="float">
            <text:p>0.5879654472</text:p>
          </table:table-cell>
          <table:table-cell table:style-name="ce8" table:formula="of:=[.N187]+0.8*(2*([.I188]-[.E188])*(1-[.I188])*[.I188]*[.C188])" office:value-type="float" office:value="0.476012397189046" calcext:value-type="float">
            <text:p>0.4760123972</text:p>
          </table:table-cell>
          <table:table-cell table:formula="of:=[.O187]+0.8*(2*([.I188]-[.E188])*(1-[.I188])*[.I188]*[.D188])" office:value-type="float" office:value="0.328147566356987" calcext:value-type="float">
            <text:p>0.3281475664</text:p>
          </table:table-cell>
          <table:table-cell table:formula="of:=[.P187]+0.8*(2*([.I188]-[.E188])*(1-[.I188])*[.I188])" office:value-type="float" office:value="0.413774594996384" calcext:value-type="float">
            <text:p>0.413774595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8]*[.A189])+([.M188]*[.B189])+([.N188]*[.C189])+([.O188]*[.D189])+[.P188]" office:value-type="float" office:value="9.83268205797467" calcext:value-type="float">
            <text:p>9.832682058</text:p>
          </table:table-cell>
          <table:table-cell table:formula="of:=1/(1+EXP(-[.H189]))" office:value-type="float" office:value="0.999946334258727" calcext:value-type="float">
            <text:p>0.999946334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89]-[.E189])^2" office:value-type="float" office:value="0.999892671397466" calcext:value-type="float">
            <text:p>0.9998926714</text:p>
          </table:table-cell>
          <table:table-cell table:formula="of:=[.L188]+0.8*(2*([.I189]-[.E189])*(1-[.I189])*[.I189]*[.A189])" office:value-type="float" office:value="0.686093348940615" calcext:value-type="float">
            <text:p>0.6860933489</text:p>
          </table:table-cell>
          <table:table-cell table:style-name="ce8" table:formula="of:=[.M188]+0.8*(2*([.I189]-[.E189])*(1-[.I189])*[.I189]*[.B189])" office:value-type="float" office:value="0.588231600706901" calcext:value-type="float">
            <text:p>0.5882316007</text:p>
          </table:table-cell>
          <table:table-cell table:style-name="ce8" table:formula="of:=[.N188]+0.8*(2*([.I189]-[.E189])*(1-[.I189])*[.I189]*[.C189])" office:value-type="float" office:value="0.476484605025401" calcext:value-type="float">
            <text:p>0.476484605</text:p>
          </table:table-cell>
          <table:table-cell table:formula="of:=[.O188]+0.8*(2*([.I189]-[.E189])*(1-[.I189])*[.I189]*[.D189])" office:value-type="float" office:value="0.328302107103431" calcext:value-type="float">
            <text:p>0.3283021071</text:p>
          </table:table-cell>
          <table:table-cell table:formula="of:=[.P188]+0.8*(2*([.I189]-[.E189])*(1-[.I189])*[.I189])" office:value-type="float" office:value="0.413860450966631" calcext:value-type="float">
            <text:p>0.41386045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89]*[.A190])+([.M189]*[.B190])+([.N189]*[.C190])+([.O189]*[.D190])+[.P189]" office:value-type="float" office:value="9.17318524363912" calcext:value-type="float">
            <text:p>9.1731852436</text:p>
          </table:table-cell>
          <table:table-cell table:formula="of:=1/(1+EXP(-[.H190]))" office:value-type="float" office:value="0.9998962253694" calcext:value-type="float">
            <text:p>0.999896225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0]-[.E190])^2" office:value-type="float" office:value="0.999792461507974" calcext:value-type="float">
            <text:p>0.9997924615</text:p>
          </table:table-cell>
          <table:table-cell table:formula="of:=[.L189]+0.8*(2*([.I190]-[.E190])*(1-[.I190])*[.I190]*[.A190])" office:value-type="float" office:value="0.687089378636965" calcext:value-type="float">
            <text:p>0.6870893786</text:p>
          </table:table-cell>
          <table:table-cell table:style-name="ce8" table:formula="of:=[.M189]+0.8*(2*([.I190]-[.E190])*(1-[.I190])*[.I190]*[.B190])" office:value-type="float" office:value="0.588729615555076" calcext:value-type="float">
            <text:p>0.5887296156</text:p>
          </table:table-cell>
          <table:table-cell table:style-name="ce8" table:formula="of:=[.N189]+0.8*(2*([.I190]-[.E190])*(1-[.I190])*[.I190]*[.C190])" office:value-type="float" office:value="0.477281428782482" calcext:value-type="float">
            <text:p>0.4772814288</text:p>
          </table:table-cell>
          <table:table-cell table:formula="of:=[.O189]+0.8*(2*([.I190]-[.E190])*(1-[.I190])*[.I190]*[.D190])" office:value-type="float" office:value="0.328600916012336" calcext:value-type="float">
            <text:p>0.328600916</text:p>
          </table:table-cell>
          <table:table-cell table:formula="of:=[.P189]+0.8*(2*([.I190]-[.E190])*(1-[.I190])*[.I190])" office:value-type="float" office:value="0.414026455916023" calcext:value-type="float">
            <text:p>0.4140264559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0]*[.A191])+([.M190]*[.B191])+([.N190]*[.C191])+([.O190]*[.D191])+[.P190]" office:value-type="float" office:value="10.2473866157831" calcext:value-type="float">
            <text:p>10.2473866158</text:p>
          </table:table-cell>
          <table:table-cell table:formula="of:=1/(1+EXP(-[.H191]))" office:value-type="float" office:value="0.999964551232227" calcext:value-type="float">
            <text:p>0.99996455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1]-[.E191])^2" office:value-type="float" office:value="0.99992910372107" calcext:value-type="float">
            <text:p>0.9999291037</text:p>
          </table:table-cell>
          <table:table-cell table:formula="of:=[.L190]+0.8*(2*([.I191]-[.E191])*(1-[.I191])*[.I191]*[.A191])" office:value-type="float" office:value="0.687480705287603" calcext:value-type="float">
            <text:p>0.6874807053</text:p>
          </table:table-cell>
          <table:table-cell table:style-name="ce8" table:formula="of:=[.M190]+0.8*(2*([.I191]-[.E191])*(1-[.I191])*[.I191]*[.B191])" office:value-type="float" office:value="0.588905428977827" calcext:value-type="float">
            <text:p>0.588905429</text:p>
          </table:table-cell>
          <table:table-cell table:style-name="ce8" table:formula="of:=[.N190]+0.8*(2*([.I191]-[.E191])*(1-[.I191])*[.I191]*[.C191])" office:value-type="float" office:value="0.477587684422111" calcext:value-type="float">
            <text:p>0.4775876844</text:p>
          </table:table-cell>
          <table:table-cell table:formula="of:=[.O190]+0.8*(2*([.I191]-[.E191])*(1-[.I191])*[.I191]*[.D191])" office:value-type="float" office:value="0.328720015427748" calcext:value-type="float">
            <text:p>0.3287200154</text:p>
          </table:table-cell>
          <table:table-cell table:formula="of:=[.P190]+0.8*(2*([.I191]-[.E191])*(1-[.I191])*[.I191])" office:value-type="float" office:value="0.414083169923362" calcext:value-type="float">
            <text:p>0.4140831699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1]*[.A192])+([.M191]*[.B192])+([.N191]*[.C192])+([.O191]*[.D192])+[.P191]" office:value-type="float" office:value="10.309229794972" calcext:value-type="float">
            <text:p>10.309229795</text:p>
          </table:table-cell>
          <table:table-cell table:formula="of:=1/(1+EXP(-[.H192]))" office:value-type="float" office:value="0.999966677013656" calcext:value-type="float">
            <text:p>0.99996667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2]-[.E192])^2" office:value-type="float" office:value="0.999933355137733" calcext:value-type="float">
            <text:p>0.9999333551</text:p>
          </table:table-cell>
          <table:table-cell table:formula="of:=[.L191]+0.8*(2*([.I192]-[.E192])*(1-[.I192])*[.I192]*[.A192])" office:value-type="float" office:value="0.687837903894173" calcext:value-type="float">
            <text:p>0.6878379039</text:p>
          </table:table-cell>
          <table:table-cell table:style-name="ce8" table:formula="of:=[.M191]+0.8*(2*([.I192]-[.E192])*(1-[.I192])*[.I192]*[.B192])" office:value-type="float" office:value="0.589070699974896" calcext:value-type="float">
            <text:p>0.5890707</text:p>
          </table:table-cell>
          <table:table-cell table:style-name="ce8" table:formula="of:=[.N191]+0.8*(2*([.I192]-[.E192])*(1-[.I192])*[.I192]*[.C192])" office:value-type="float" office:value="0.477886238481334" calcext:value-type="float">
            <text:p>0.4778862385</text:p>
          </table:table-cell>
          <table:table-cell table:formula="of:=[.O191]+0.8*(2*([.I192]-[.E192])*(1-[.I192])*[.I192]*[.D192])" office:value-type="float" office:value="0.328847967167415" calcext:value-type="float">
            <text:p>0.3288479672</text:p>
          </table:table-cell>
          <table:table-cell table:formula="of:=[.P191]+0.8*(2*([.I192]-[.E192])*(1-[.I192])*[.I192])" office:value-type="float" office:value="0.414136483148223" calcext:value-type="float">
            <text:p>0.4141364831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2]*[.A193])+([.M192]*[.B193])+([.N192]*[.C193])+([.O192]*[.D193])+[.P192]" office:value-type="float" office:value="10.1799073306801" calcext:value-type="float">
            <text:p>10.1799073307</text:p>
          </table:table-cell>
          <table:table-cell table:formula="of:=1/(1+EXP(-[.H193]))" office:value-type="float" office:value="0.999962076715004" calcext:value-type="float">
            <text:p>0.999962076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3]-[.E193])^2" office:value-type="float" office:value="0.999924154868183" calcext:value-type="float">
            <text:p>0.9999241549</text:p>
          </table:table-cell>
          <table:table-cell table:formula="of:=[.L192]+0.8*(2*([.I193]-[.E193])*(1-[.I193])*[.I193]*[.A193])" office:value-type="float" office:value="0.688256545206217" calcext:value-type="float">
            <text:p>0.6882565452</text:p>
          </table:table-cell>
          <table:table-cell table:style-name="ce8" table:formula="of:=[.M192]+0.8*(2*([.I193]-[.E193])*(1-[.I193])*[.I193]*[.B193])" office:value-type="float" office:value="0.589258785202047" calcext:value-type="float">
            <text:p>0.5892587852</text:p>
          </table:table-cell>
          <table:table-cell table:style-name="ce8" table:formula="of:=[.N192]+0.8*(2*([.I193]-[.E193])*(1-[.I193])*[.I193]*[.C193])" office:value-type="float" office:value="0.478195669016323" calcext:value-type="float">
            <text:p>0.478195669</text:p>
          </table:table-cell>
          <table:table-cell table:formula="of:=[.O192]+0.8*(2*([.I193]-[.E193])*(1-[.I193])*[.I193]*[.D193])" office:value-type="float" office:value="0.328987514271429" calcext:value-type="float">
            <text:p>0.3289875143</text:p>
          </table:table-cell>
          <table:table-cell table:formula="of:=[.P192]+0.8*(2*([.I193]-[.E193])*(1-[.I193])*[.I193])" office:value-type="float" office:value="0.414197155802142" calcext:value-type="float">
            <text:p>0.414197155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3]*[.A194])+([.M193]*[.B194])+([.N193]*[.C194])+([.O193]*[.D194])+[.P193]" office:value-type="float" office:value="9.06095802714269" calcext:value-type="float">
            <text:p>9.0609580271</text:p>
          </table:table-cell>
          <table:table-cell table:formula="of:=1/(1+EXP(-[.H194]))" office:value-type="float" office:value="0.99988390179522" calcext:value-type="float">
            <text:p>0.999883901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4]-[.E194])^2" office:value-type="float" office:value="0.999767817069234" calcext:value-type="float">
            <text:p>0.9997678171</text:p>
          </table:table-cell>
          <table:table-cell table:formula="of:=[.L193]+0.8*(2*([.I194]-[.E194])*(1-[.I194])*[.I194]*[.A194])" office:value-type="float" office:value="0.689333686394693" calcext:value-type="float">
            <text:p>0.6893336864</text:p>
          </table:table-cell>
          <table:table-cell table:style-name="ce8" table:formula="of:=[.M193]+0.8*(2*([.I194]-[.E194])*(1-[.I194])*[.I194]*[.B194])" office:value-type="float" office:value="0.589760212996682" calcext:value-type="float">
            <text:p>0.589760213</text:p>
          </table:table-cell>
          <table:table-cell table:style-name="ce8" table:formula="of:=[.N193]+0.8*(2*([.I194]-[.E194])*(1-[.I194])*[.I194]*[.C194])" office:value-type="float" office:value="0.47914281040619" calcext:value-type="float">
            <text:p>0.4791428104</text:p>
          </table:table-cell>
          <table:table-cell table:formula="of:=[.O193]+0.8*(2*([.I194]-[.E194])*(1-[.I194])*[.I194]*[.D194])" office:value-type="float" office:value="0.329340370867654" calcext:value-type="float">
            <text:p>0.3293403709</text:p>
          </table:table-cell>
          <table:table-cell table:formula="of:=[.P193]+0.8*(2*([.I194]-[.E194])*(1-[.I194])*[.I194])" office:value-type="float" office:value="0.414382869800155" calcext:value-type="float">
            <text:p>0.4143828698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4]*[.A195])+([.M194]*[.B195])+([.N194]*[.C195])+([.O194]*[.D195])+[.P194]" office:value-type="float" office:value="10.5735100532656" calcext:value-type="float">
            <text:p>10.5735100533</text:p>
          </table:table-cell>
          <table:table-cell table:formula="of:=1/(1+EXP(-[.H195]))" office:value-type="float" office:value="0.999974415801363" calcext:value-type="float">
            <text:p>0.999974415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5]-[.E195])^2" office:value-type="float" office:value="0.999948832257277" calcext:value-type="float">
            <text:p>0.9999488323</text:p>
          </table:table-cell>
          <table:table-cell table:formula="of:=[.L194]+0.8*(2*([.I195]-[.E195])*(1-[.I195])*[.I195]*[.A195])" office:value-type="float" office:value="0.689612028233011" calcext:value-type="float">
            <text:p>0.6896120282</text:p>
          </table:table-cell>
          <table:table-cell table:style-name="ce8" table:formula="of:=[.M194]+0.8*(2*([.I195]-[.E195])*(1-[.I195])*[.I195]*[.B195])" office:value-type="float" office:value="0.589891197391185" calcext:value-type="float">
            <text:p>0.5898911974</text:p>
          </table:table-cell>
          <table:table-cell table:style-name="ce8" table:formula="of:=[.N194]+0.8*(2*([.I195]-[.E195])*(1-[.I195])*[.I195]*[.C195])" office:value-type="float" office:value="0.479384312883554" calcext:value-type="float">
            <text:p>0.4793843129</text:p>
          </table:table-cell>
          <table:table-cell table:formula="of:=[.O194]+0.8*(2*([.I195]-[.E195])*(1-[.I195])*[.I195]*[.D195])" office:value-type="float" office:value="0.329434515901203" calcext:value-type="float">
            <text:p>0.3294345159</text:p>
          </table:table-cell>
          <table:table-cell table:formula="of:=[.P194]+0.8*(2*([.I195]-[.E195])*(1-[.I195])*[.I195])" office:value-type="float" office:value="0.414423802423437" calcext:value-type="float">
            <text:p>0.414423802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5]*[.A196])+([.M195]*[.B196])+([.N195]*[.C196])+([.O195]*[.D196])+[.P195]" office:value-type="float" office:value="10.5375422161648" calcext:value-type="float">
            <text:p>10.5375422162</text:p>
          </table:table-cell>
          <table:table-cell table:formula="of:=1/(1+EXP(-[.H196]))" office:value-type="float" office:value="0.999973478868765" calcext:value-type="float">
            <text:p>0.999973478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6]-[.E196])^2" office:value-type="float" office:value="0.999946958440901" calcext:value-type="float">
            <text:p>0.9999469584</text:p>
          </table:table-cell>
          <table:table-cell table:formula="of:=[.L195]+0.8*(2*([.I196]-[.E196])*(1-[.I196])*[.I196]*[.A196])" office:value-type="float" office:value="0.689896319679786" calcext:value-type="float">
            <text:p>0.6898963197</text:p>
          </table:table-cell>
          <table:table-cell table:style-name="ce8" table:formula="of:=[.M195]+0.8*(2*([.I196]-[.E196])*(1-[.I196])*[.I196]*[.B196])" office:value-type="float" office:value="0.590031221536611" calcext:value-type="float">
            <text:p>0.5900312215</text:p>
          </table:table-cell>
          <table:table-cell table:style-name="ce8" table:formula="of:=[.N195]+0.8*(2*([.I196]-[.E196])*(1-[.I196])*[.I196]*[.C196])" office:value-type="float" office:value="0.479626172771109" calcext:value-type="float">
            <text:p>0.4796261728</text:p>
          </table:table-cell>
          <table:table-cell table:formula="of:=[.O195]+0.8*(2*([.I196]-[.E196])*(1-[.I196])*[.I196]*[.D196])" office:value-type="float" office:value="0.329540594799253" calcext:value-type="float">
            <text:p>0.3295405948</text:p>
          </table:table-cell>
          <table:table-cell table:formula="of:=[.P195]+0.8*(2*([.I196]-[.E196])*(1-[.I196])*[.I196])" office:value-type="float" office:value="0.414466233982658" calcext:value-type="float">
            <text:p>0.41446623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6]*[.A197])+([.M196]*[.B197])+([.N196]*[.C197])+([.O196]*[.D197])+[.P196]" office:value-type="float" office:value="10.0588647068951" calcext:value-type="float">
            <text:p>10.0588647069</text:p>
          </table:table-cell>
          <table:table-cell table:formula="of:=1/(1+EXP(-[.H197]))" office:value-type="float" office:value="0.999957197220273" calcext:value-type="float">
            <text:p>0.99995719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7]-[.E197])^2" office:value-type="float" office:value="0.999914396272624" calcext:value-type="float">
            <text:p>0.9999143963</text:p>
          </table:table-cell>
          <table:table-cell table:formula="of:=[.L196]+0.8*(2*([.I197]-[.E197])*(1-[.I197])*[.I197]*[.A197])" office:value-type="float" office:value="0.690355126199549" calcext:value-type="float">
            <text:p>0.6903551262</text:p>
          </table:table-cell>
          <table:table-cell table:style-name="ce8" table:formula="of:=[.M196]+0.8*(2*([.I197]-[.E197])*(1-[.I197])*[.I197]*[.B197])" office:value-type="float" office:value="0.590236657291729" calcext:value-type="float">
            <text:p>0.5902366573</text:p>
          </table:table-cell>
          <table:table-cell table:style-name="ce8" table:formula="of:=[.N196]+0.8*(2*([.I197]-[.E197])*(1-[.I197])*[.I197]*[.C197])" office:value-type="float" office:value="0.479982261413313" calcext:value-type="float">
            <text:p>0.4799822614</text:p>
          </table:table-cell>
          <table:table-cell table:formula="of:=[.O196]+0.8*(2*([.I197]-[.E197])*(1-[.I197])*[.I197]*[.D197])" office:value-type="float" office:value="0.329698095544844" calcext:value-type="float">
            <text:p>0.3296980955</text:p>
          </table:table-cell>
          <table:table-cell table:formula="of:=[.P196]+0.8*(2*([.I197]-[.E197])*(1-[.I197])*[.I197])" office:value-type="float" office:value="0.414534712567697" calcext:value-type="float">
            <text:p>0.4145347126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7]*[.A198])+([.M197]*[.B198])+([.N197]*[.C198])+([.O197]*[.D198])+[.P197]" office:value-type="float" office:value="9.26570133945595" calcext:value-type="float">
            <text:p>9.2657013395</text:p>
          </table:table-cell>
          <table:table-cell table:formula="of:=1/(1+EXP(-[.H198]))" office:value-type="float" office:value="0.999905394595104" calcext:value-type="float">
            <text:p>0.99990539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8]-[.E198])^2" office:value-type="float" office:value="0.999810798140391" calcext:value-type="float">
            <text:p>0.9998107981</text:p>
          </table:table-cell>
          <table:table-cell table:formula="of:=[.L197]+0.8*(2*([.I198]-[.E198])*(1-[.I198])*[.I198]*[.A198])" office:value-type="float" office:value="0.69130856825375" calcext:value-type="float">
            <text:p>0.6913085683</text:p>
          </table:table-cell>
          <table:table-cell table:style-name="ce8" table:formula="of:=[.M197]+0.8*(2*([.I198]-[.E198])*(1-[.I198])*[.I198]*[.B198])" office:value-type="float" office:value="0.590615007313237" calcext:value-type="float">
            <text:p>0.5906150073</text:p>
          </table:table-cell>
          <table:table-cell table:style-name="ce8" table:formula="of:=[.N197]+0.8*(2*([.I198]-[.E198])*(1-[.I198])*[.I198]*[.C198])" office:value-type="float" office:value="0.48073896145633" calcext:value-type="float">
            <text:p>0.4807389615</text:p>
          </table:table-cell>
          <table:table-cell table:formula="of:=[.O197]+0.8*(2*([.I198]-[.E198])*(1-[.I198])*[.I198]*[.D198])" office:value-type="float" office:value="0.32998564156119" calcext:value-type="float">
            <text:p>0.3299856416</text:p>
          </table:table-cell>
          <table:table-cell table:formula="of:=[.P197]+0.8*(2*([.I198]-[.E198])*(1-[.I198])*[.I198])" office:value-type="float" office:value="0.4146860525763" calcext:value-type="float">
            <text:p>0.414686052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8]*[.A199])+([.M198]*[.B199])+([.N198]*[.C199])+([.O198]*[.D199])+[.P198]" office:value-type="float" office:value="9.83985065086068" calcext:value-type="float">
            <text:p>9.8398506509</text:p>
          </table:table-cell>
          <table:table-cell table:formula="of:=1/(1+EXP(-[.H199]))" office:value-type="float" office:value="0.999946717570535" calcext:value-type="float">
            <text:p>0.999946717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199]-[.E199])^2" office:value-type="float" office:value="0.999893437980088" calcext:value-type="float">
            <text:p>0.999893438</text:p>
          </table:table-cell>
          <table:table-cell table:formula="of:=[.L198]+0.8*(2*([.I199]-[.E199])*(1-[.I199])*[.I199]*[.A199])" office:value-type="float" office:value="0.691862646470196" calcext:value-type="float">
            <text:p>0.6918626465</text:p>
          </table:table-cell>
          <table:table-cell table:style-name="ce8" table:formula="of:=[.M198]+0.8*(2*([.I199]-[.E199])*(1-[.I199])*[.I199]*[.B199])" office:value-type="float" office:value="0.590870735720828" calcext:value-type="float">
            <text:p>0.5908707357</text:p>
          </table:table-cell>
          <table:table-cell table:style-name="ce8" table:formula="of:=[.N198]+0.8*(2*([.I199]-[.E199])*(1-[.I199])*[.I199]*[.C199])" office:value-type="float" office:value="0.481182224029487" calcext:value-type="float">
            <text:p>0.481182224</text:p>
          </table:table-cell>
          <table:table-cell table:formula="of:=[.O198]+0.8*(2*([.I199]-[.E199])*(1-[.I199])*[.I199]*[.D199])" office:value-type="float" office:value="0.33015612716625" calcext:value-type="float">
            <text:p>0.3301561272</text:p>
          </table:table-cell>
          <table:table-cell table:formula="of:=[.P198]+0.8*(2*([.I199]-[.E199])*(1-[.I199])*[.I199])" office:value-type="float" office:value="0.41477129537883" calcext:value-type="float">
            <text:p>0.4147712954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199]*[.A200])+([.M199]*[.B200])+([.N199]*[.C200])+([.O199]*[.D200])+[.P199]" office:value-type="float" office:value="10.0710233071865" calcext:value-type="float">
            <text:p>10.0710233072</text:p>
          </table:table-cell>
          <table:table-cell table:formula="of:=1/(1+EXP(-[.H200]))" office:value-type="float" office:value="0.999957714469273" calcext:value-type="float">
            <text:p>0.999957714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0]-[.E200])^2" office:value-type="float" office:value="0.999915430726612" calcext:value-type="float">
            <text:p>0.9999154307</text:p>
          </table:table-cell>
          <table:table-cell table:formula="of:=[.L199]+0.8*(2*([.I200]-[.E200])*(1-[.I200])*[.I200]*[.A200])" office:value-type="float" office:value="0.692282083460529" calcext:value-type="float">
            <text:p>0.6922820835</text:p>
          </table:table-cell>
          <table:table-cell table:style-name="ce8" table:formula="of:=[.M199]+0.8*(2*([.I200]-[.E200])*(1-[.I200])*[.I200]*[.B200])" office:value-type="float" office:value="0.591100749554236" calcext:value-type="float">
            <text:p>0.5911007496</text:p>
          </table:table-cell>
          <table:table-cell table:style-name="ce8" table:formula="of:=[.N199]+0.8*(2*([.I200]-[.E200])*(1-[.I200])*[.I200]*[.C200])" office:value-type="float" office:value="0.481547540117841" calcext:value-type="float">
            <text:p>0.4815475401</text:p>
          </table:table-cell>
          <table:table-cell table:formula="of:=[.O199]+0.8*(2*([.I200]-[.E200])*(1-[.I200])*[.I200]*[.D200])" office:value-type="float" office:value="0.330311724759438" calcext:value-type="float">
            <text:p>0.3303117248</text:p>
          </table:table-cell>
          <table:table-cell table:formula="of:=[.P199]+0.8*(2*([.I200]-[.E200])*(1-[.I200])*[.I200])" office:value-type="float" office:value="0.414838946506303" calcext:value-type="float">
            <text:p>0.4148389465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00]*[.A201])+([.M200]*[.B201])+([.N200]*[.C201])+([.O200]*[.D201])+[.P200]" office:value-type="float" office:value="9.32305904675411" calcext:value-type="float">
            <text:p>9.3230590468</text:p>
          </table:table-cell>
          <table:table-cell table:formula="of:=1/(1+EXP(-[.H201]))" office:value-type="float" office:value="0.999910667784831" calcext:value-type="float">
            <text:p>0.999910667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1]-[.E201])^2" office:value-type="float" office:value="0.999821343549906" calcext:value-type="float">
            <text:p>0.9998213435</text:p>
          </table:table-cell>
          <table:table-cell table:formula="of:=[.L200]+0.8*(2*([.I201]-[.E201])*(1-[.I201])*[.I201]*[.A201])" office:value-type="float" office:value="0.693125228911439" calcext:value-type="float">
            <text:p>0.6931252289</text:p>
          </table:table-cell>
          <table:table-cell table:style-name="ce8" table:formula="of:=[.M200]+0.8*(2*([.I201]-[.E201])*(1-[.I201])*[.I201]*[.B201])" office:value-type="float" office:value="0.591529467580122" calcext:value-type="float">
            <text:p>0.5915294676</text:p>
          </table:table-cell>
          <table:table-cell table:style-name="ce8" table:formula="of:=[.N200]+0.8*(2*([.I201]-[.E201])*(1-[.I201])*[.I201]*[.C201])" office:value-type="float" office:value="0.482276360761848" calcext:value-type="float">
            <text:p>0.4822763608</text:p>
          </table:table-cell>
          <table:table-cell table:formula="of:=[.O200]+0.8*(2*([.I201]-[.E201])*(1-[.I201])*[.I201]*[.D201])" office:value-type="float" office:value="0.33056895557497" calcext:value-type="float">
            <text:p>0.3305689556</text:p>
          </table:table-cell>
          <table:table-cell table:formula="of:=[.P200]+0.8*(2*([.I201]-[.E201])*(1-[.I201])*[.I201])" office:value-type="float" office:value="0.414981852514932" calcext:value-type="float">
            <text:p>0.414981852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1]*[.A202])+([.M201]*[.B202])+([.N201]*[.C202])+([.O201]*[.D202])+[.P201]" office:value-type="float" office:value="6.76157435267528" calcext:value-type="float">
            <text:p>6.7615743527</text:p>
          </table:table-cell>
          <table:table-cell table:formula="of:=1/(1+EXP(-[.H202]))" office:value-type="float" office:value="0.998843932464785" calcext:value-type="float">
            <text:p>0.99884393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2]-[.E202])^2" office:value-type="float" office:value="0.00000133649214597814" calcext:value-type="float">
            <text:p>1.33649214597814E-06</text:p>
          </table:table-cell>
          <table:table-cell table:formula="of:=[.L201]+0.8*(2*([.I202]-[.E202])*(1-[.I202])*[.I202]*[.A202])" office:value-type="float" office:value="0.693114335743341" calcext:value-type="float">
            <text:p>0.6931143357</text:p>
          </table:table-cell>
          <table:table-cell table:style-name="ce8" table:formula="of:=[.M201]+0.8*(2*([.I202]-[.E202])*(1-[.I202])*[.I202]*[.B202])" office:value-type="float" office:value="0.591521991876526" calcext:value-type="float">
            <text:p>0.5915219919</text:p>
          </table:table-cell>
          <table:table-cell table:style-name="ce8" table:formula="of:=[.N201]+0.8*(2*([.I202]-[.E202])*(1-[.I202])*[.I202]*[.C202])" office:value-type="float" office:value="0.482273370480409" calcext:value-type="float">
            <text:p>0.4822733705</text:p>
          </table:table-cell>
          <table:table-cell table:formula="of:=[.O201]+0.8*(2*([.I202]-[.E202])*(1-[.I202])*[.I202]*[.D202])" office:value-type="float" office:value="0.330568528391907" calcext:value-type="float">
            <text:p>0.3305685284</text:p>
          </table:table-cell>
          <table:table-cell table:formula="of:=[.P201]+0.8*(2*([.I202]-[.E202])*(1-[.I202])*[.I202])" office:value-type="float" office:value="0.414979716599619" calcext:value-type="float">
            <text:p>0.4149797166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2]*[.A203])+([.M202]*[.B203])+([.N202]*[.C203])+([.O202]*[.D203])+[.P202]" office:value-type="float" office:value="6.32710236172252" calcext:value-type="float">
            <text:p>6.3271023617</text:p>
          </table:table-cell>
          <table:table-cell table:formula="of:=1/(1+EXP(-[.H203]))" office:value-type="float" office:value="0.998215983456346" calcext:value-type="float">
            <text:p>0.99821598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3]-[.E203])^2" office:value-type="float" office:value="0.00000318271502803001" calcext:value-type="float">
            <text:p>3.18271502803001E-06</text:p>
          </table:table-cell>
          <table:table-cell table:formula="of:=[.L202]+0.8*(2*([.I203]-[.E203])*(1-[.I203])*[.I203]*[.A203])" office:value-type="float" office:value="0.693089427773169" calcext:value-type="float">
            <text:p>0.6930894278</text:p>
          </table:table-cell>
          <table:table-cell table:style-name="ce8" table:formula="of:=[.M202]+0.8*(2*([.I203]-[.E203])*(1-[.I203])*[.I203]*[.B203])" office:value-type="float" office:value="0.591506742098869" calcext:value-type="float">
            <text:p>0.5915067421</text:p>
          </table:table-cell>
          <table:table-cell table:style-name="ce8" table:formula="of:=[.N202]+0.8*(2*([.I203]-[.E203])*(1-[.I203])*[.I203]*[.C203])" office:value-type="float" office:value="0.482266253917503" calcext:value-type="float">
            <text:p>0.4822662539</text:p>
          </table:table-cell>
          <table:table-cell table:formula="of:=[.O202]+0.8*(2*([.I203]-[.E203])*(1-[.I203])*[.I203]*[.D203])" office:value-type="float" office:value="0.330567511740063" calcext:value-type="float">
            <text:p>0.3305675117</text:p>
          </table:table-cell>
          <table:table-cell table:formula="of:=[.P202]+0.8*(2*([.I203]-[.E203])*(1-[.I203])*[.I203])" office:value-type="float" office:value="0.4149746333404" calcext:value-type="float">
            <text:p>0.4149746333</text:p>
          </table:table-cell>
          <table:table-cell table:number-columns-repeated="2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Epoch 3</text:p>
          </table:table-cell>
          <table:table-cell table:style-name="ce1" table:formula="of:=([.L203]*[.A204])+([.M203]*[.B204])+([.N203]*[.C204])+([.O203]*[.D204])+[.P203]" office:value-type="float" office:value="6.76129057016212" calcext:value-type="float">
            <text:p>6.7612905702</text:p>
          </table:table-cell>
          <table:table-cell table:formula="of:=1/(1+EXP(-[.H204]))" office:value-type="float" office:value="0.998843604725914" calcext:value-type="float">
            <text:p>0.998843604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4]-[.E204])^2" office:value-type="float" office:value="0.00000133725002992858" calcext:value-type="float">
            <text:p>1.33725002992858E-06</text:p>
          </table:table-cell>
          <table:table-cell table:formula="of:=[.L203]+0.8*(2*([.I204]-[.E204])*(1-[.I204])*[.I204]*[.A204])" office:value-type="float" office:value="0.693078528431464" calcext:value-type="float">
            <text:p>0.6930785284</text:p>
          </table:table-cell>
          <table:table-cell table:style-name="ce8" table:formula="of:=[.M203]+0.8*(2*([.I204]-[.E204])*(1-[.I204])*[.I204]*[.B204])" office:value-type="float" office:value="0.591499262158484" calcext:value-type="float">
            <text:p>0.5914992622</text:p>
          </table:table-cell>
          <table:table-cell table:style-name="ce8" table:formula="of:=[.N203]+0.8*(2*([.I204]-[.E204])*(1-[.I204])*[.I204]*[.C204])" office:value-type="float" office:value="0.482263261941348" calcext:value-type="float">
            <text:p>0.4822632619</text:p>
          </table:table-cell>
          <table:table-cell table:formula="of:=[.O203]+0.8*(2*([.I204]-[.E204])*(1-[.I204])*[.I204]*[.D204])" office:value-type="float" office:value="0.330567084314899" calcext:value-type="float">
            <text:p>0.3305670843</text:p>
          </table:table-cell>
          <table:table-cell table:formula="of:=[.P203]+0.8*(2*([.I204]-[.E204])*(1-[.I204])*[.I204])" office:value-type="float" office:value="0.414972496214575" calcext:value-type="float">
            <text:p>0.4149724962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4]*[.A205])+([.M204]*[.B205])+([.N204]*[.C205])+([.O204]*[.D205])+[.P204]" office:value-type="float" office:value="6.32683705558507" calcext:value-type="float">
            <text:p>6.3268370556</text:p>
          </table:table-cell>
          <table:table-cell table:formula="of:=1/(1+EXP(-[.H205]))" office:value-type="float" office:value="0.998215510927746" calcext:value-type="float">
            <text:p>0.998215510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5]-[.E205])^2" office:value-type="float" office:value="0.00000318440124899407" calcext:value-type="float">
            <text:p>3.18440124899407E-06</text:p>
          </table:table-cell>
          <table:table-cell table:formula="of:=[.L204]+0.8*(2*([.I205]-[.E205])*(1-[.I205])*[.I205]*[.A205])" office:value-type="float" office:value="0.693053607276701" calcext:value-type="float">
            <text:p>0.6930536073</text:p>
          </table:table-cell>
          <table:table-cell table:style-name="ce8" table:formula="of:=[.M204]+0.8*(2*([.I205]-[.E205])*(1-[.I205])*[.I205]*[.B205])" office:value-type="float" office:value="0.591484004308629" calcext:value-type="float">
            <text:p>0.5914840043</text:p>
          </table:table-cell>
          <table:table-cell table:style-name="ce8" table:formula="of:=[.N204]+0.8*(2*([.I205]-[.E205])*(1-[.I205])*[.I205]*[.C205])" office:value-type="float" office:value="0.482256141611416" calcext:value-type="float">
            <text:p>0.4822561416</text:p>
          </table:table-cell>
          <table:table-cell table:formula="of:=[.O204]+0.8*(2*([.I205]-[.E205])*(1-[.I205])*[.I205]*[.D205])" office:value-type="float" office:value="0.330566067124908" calcext:value-type="float">
            <text:p>0.3305660671</text:p>
          </table:table-cell>
          <table:table-cell table:formula="of:=[.P204]+0.8*(2*([.I205]-[.E205])*(1-[.I205])*[.I205])" office:value-type="float" office:value="0.414967410264624" calcext:value-type="float">
            <text:p>0.4149674103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5]*[.A206])+([.M205]*[.B206])+([.N205]*[.C206])+([.O205]*[.D206])+[.P205]" office:value-type="float" office:value="6.25811437577255" calcext:value-type="float">
            <text:p>6.2581143758</text:p>
          </table:table-cell>
          <table:table-cell table:formula="of:=1/(1+EXP(-[.H206]))" office:value-type="float" office:value="0.998088806566707" calcext:value-type="float">
            <text:p>0.998088806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6]-[.E206])^2" office:value-type="float" office:value="0.00000365266033946246" calcext:value-type="float">
            <text:p>3.65266033946246E-06</text:p>
          </table:table-cell>
          <table:table-cell table:formula="of:=[.L205]+0.8*(2*([.I206]-[.E206])*(1-[.I206])*[.I206]*[.A206])" office:value-type="float" office:value="0.69302619176762" calcext:value-type="float">
            <text:p>0.6930261918</text:p>
          </table:table-cell>
          <table:table-cell table:style-name="ce8" table:formula="of:=[.M205]+0.8*(2*([.I206]-[.E206])*(1-[.I206])*[.I206]*[.B206])" office:value-type="float" office:value="0.591465338430106" calcext:value-type="float">
            <text:p>0.5914653384</text:p>
          </table:table-cell>
          <table:table-cell table:style-name="ce8" table:formula="of:=[.N205]+0.8*(2*([.I206]-[.E206])*(1-[.I206])*[.I206]*[.C206])" office:value-type="float" office:value="0.482248558598266" calcext:value-type="float">
            <text:p>0.4822485586</text:p>
          </table:table-cell>
          <table:table-cell table:formula="of:=[.O205]+0.8*(2*([.I206]-[.E206])*(1-[.I206])*[.I206]*[.D206])" office:value-type="float" office:value="0.330564900507501" calcext:value-type="float">
            <text:p>0.3305649005</text:p>
          </table:table-cell>
          <table:table-cell table:formula="of:=[.P205]+0.8*(2*([.I206]-[.E206])*(1-[.I206])*[.I206])" office:value-type="float" office:value="0.414961577177585" calcext:value-type="float">
            <text:p>0.4149615772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6]*[.A207])+([.M206]*[.B207])+([.N206]*[.C207])+([.O206]*[.D207])+[.P206]" office:value-type="float" office:value="6.22591042644087" calcext:value-type="float">
            <text:p>6.2259104264</text:p>
          </table:table-cell>
          <table:table-cell table:formula="of:=1/(1+EXP(-[.H207]))" office:value-type="float" office:value="0.998026380270956" calcext:value-type="float">
            <text:p>0.998026380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7]-[.E207])^2" office:value-type="float" office:value="0.00000389517483487161" calcext:value-type="float">
            <text:p>3.89517483487161E-06</text:p>
          </table:table-cell>
          <table:table-cell table:formula="of:=[.L206]+0.8*(2*([.I207]-[.E207])*(1-[.I207])*[.I207]*[.A207])" office:value-type="float" office:value="0.692997579861527" calcext:value-type="float">
            <text:p>0.6929975799</text:p>
          </table:table-cell>
          <table:table-cell table:style-name="ce8" table:formula="of:=[.M206]+0.8*(2*([.I207]-[.E207])*(1-[.I207])*[.I207]*[.B207])" office:value-type="float" office:value="0.591446056493391" calcext:value-type="float">
            <text:p>0.5914460565</text:p>
          </table:table-cell>
          <table:table-cell table:style-name="ce8" table:formula="of:=[.N206]+0.8*(2*([.I207]-[.E207])*(1-[.I207])*[.I207]*[.C207])" office:value-type="float" office:value="0.482239228628888" calcext:value-type="float">
            <text:p>0.4822392286</text:p>
          </table:table-cell>
          <table:table-cell table:formula="of:=[.O206]+0.8*(2*([.I207]-[.E207])*(1-[.I207])*[.I207]*[.D207])" office:value-type="float" office:value="0.330563656511583" calcext:value-type="float">
            <text:p>0.3305636565</text:p>
          </table:table-cell>
          <table:table-cell table:formula="of:=[.P206]+0.8*(2*([.I207]-[.E207])*(1-[.I207])*[.I207])" office:value-type="float" office:value="0.414955357198" calcext:value-type="float">
            <text:p>0.41495535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7]*[.A208])+([.M207]*[.B208])+([.N207]*[.C208])+([.O207]*[.D208])+[.P207]" office:value-type="float" office:value="6.7503967112646" calcext:value-type="float">
            <text:p>6.7503967113</text:p>
          </table:table-cell>
          <table:table-cell table:formula="of:=1/(1+EXP(-[.H208]))" office:value-type="float" office:value="0.998830953058543" calcext:value-type="float">
            <text:p>0.998830953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8]-[.E208])^2" office:value-type="float" office:value="0.00000136667075132952" calcext:value-type="float">
            <text:p>1.36667075132952E-06</text:p>
          </table:table-cell>
          <table:table-cell table:formula="of:=[.L207]+0.8*(2*([.I208]-[.E208])*(1-[.I208])*[.I208]*[.A208])" office:value-type="float" office:value="0.692986659277134" calcext:value-type="float">
            <text:p>0.6929866593</text:p>
          </table:table-cell>
          <table:table-cell table:style-name="ce8" table:formula="of:=[.M207]+0.8*(2*([.I208]-[.E208])*(1-[.I208])*[.I208]*[.B208])" office:value-type="float" office:value="0.591438193672628" calcext:value-type="float">
            <text:p>0.5914381937</text:p>
          </table:table-cell>
          <table:table-cell table:style-name="ce8" table:formula="of:=[.N207]+0.8*(2*([.I208]-[.E208])*(1-[.I208])*[.I208]*[.C208])" office:value-type="float" office:value="0.482236170865258" calcext:value-type="float">
            <text:p>0.4822361709</text:p>
          </table:table-cell>
          <table:table-cell table:formula="of:=[.O207]+0.8*(2*([.I208]-[.E208])*(1-[.I208])*[.I208]*[.D208])" office:value-type="float" office:value="0.330563219688208" calcext:value-type="float">
            <text:p>0.3305632197</text:p>
          </table:table-cell>
          <table:table-cell table:formula="of:=[.P207]+0.8*(2*([.I208]-[.E208])*(1-[.I208])*[.I208])" office:value-type="float" office:value="0.414953173081121" calcext:value-type="float">
            <text:p>0.4149531731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8]*[.A209])+([.M208]*[.B209])+([.N208]*[.C209])+([.O208]*[.D209])+[.P208]" office:value-type="float" office:value="7.41571686684712" calcext:value-type="float">
            <text:p>7.4157168668</text:p>
          </table:table-cell>
          <table:table-cell table:formula="of:=1/(1+EXP(-[.H209]))" office:value-type="float" office:value="0.999398640965588" calcext:value-type="float">
            <text:p>0.9993986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09]-[.E209])^2" office:value-type="float" office:value="0.000000361632688268729" calcext:value-type="float">
            <text:p>3.61632688268729E-07</text:p>
          </table:table-cell>
          <table:table-cell table:formula="of:=[.L208]+0.8*(2*([.I209]-[.E209])*(1-[.I209])*[.I209]*[.A209])" office:value-type="float" office:value="0.692983536649658" calcext:value-type="float">
            <text:p>0.6929835366</text:p>
          </table:table-cell>
          <table:table-cell table:style-name="ce8" table:formula="of:=[.M208]+0.8*(2*([.I209]-[.E209])*(1-[.I209])*[.I209]*[.B209])" office:value-type="float" office:value="0.591435938441673" calcext:value-type="float">
            <text:p>0.5914359384</text:p>
          </table:table-cell>
          <table:table-cell table:style-name="ce8" table:formula="of:=[.N208]+0.8*(2*([.I209]-[.E209])*(1-[.I209])*[.I209]*[.C209])" office:value-type="float" office:value="0.482235187815867" calcext:value-type="float">
            <text:p>0.4822351878</text:p>
          </table:table-cell>
          <table:table-cell table:formula="of:=[.O208]+0.8*(2*([.I209]-[.E209])*(1-[.I209])*[.I209]*[.D209])" office:value-type="float" office:value="0.330562988382469" calcext:value-type="float">
            <text:p>0.3305629884</text:p>
          </table:table-cell>
          <table:table-cell table:formula="of:=[.P208]+0.8*(2*([.I209]-[.E209])*(1-[.I209])*[.I209])" office:value-type="float" office:value="0.414952594816774" calcext:value-type="float">
            <text:p>0.414952594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09]*[.A210])+([.M209]*[.B210])+([.N209]*[.C210])+([.O209]*[.D210])+[.P209]" office:value-type="float" office:value="6.38785721356384" calcext:value-type="float">
            <text:p>6.3878572136</text:p>
          </table:table-cell>
          <table:table-cell table:formula="of:=1/(1+EXP(-[.H210]))" office:value-type="float" office:value="0.998320967689252" calcext:value-type="float">
            <text:p>0.998320967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0]-[.E210])^2" office:value-type="float" office:value="0.00000281914950053486" calcext:value-type="float">
            <text:p>2.81914950053486E-06</text:p>
          </table:table-cell>
          <table:table-cell table:formula="of:=[.L209]+0.8*(2*([.I210]-[.E210])*(1-[.I210])*[.I210]*[.A210])" office:value-type="float" office:value="0.692962822547475" calcext:value-type="float">
            <text:p>0.6929628225</text:p>
          </table:table-cell>
          <table:table-cell table:style-name="ce8" table:formula="of:=[.M209]+0.8*(2*([.I210]-[.E210])*(1-[.I210])*[.I210]*[.B210])" office:value-type="float" office:value="0.59142062801832" calcext:value-type="float">
            <text:p>0.591420628</text:p>
          </table:table-cell>
          <table:table-cell table:style-name="ce8" table:formula="of:=[.N209]+0.8*(2*([.I210]-[.E210])*(1-[.I210])*[.I210]*[.C210])" office:value-type="float" office:value="0.482228883523899" calcext:value-type="float">
            <text:p>0.4822288835</text:p>
          </table:table-cell>
          <table:table-cell table:formula="of:=[.O209]+0.8*(2*([.I210]-[.E210])*(1-[.I210])*[.I210]*[.D210])" office:value-type="float" office:value="0.330561637462761" calcext:value-type="float">
            <text:p>0.3305616375</text:p>
          </table:table-cell>
          <table:table-cell table:formula="of:=[.P209]+0.8*(2*([.I210]-[.E210])*(1-[.I210])*[.I210])" office:value-type="float" office:value="0.414948091751082" calcext:value-type="float">
            <text:p>0.41494809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0]*[.A211])+([.M210]*[.B211])+([.N210]*[.C211])+([.O210]*[.D211])+[.P210]" office:value-type="float" office:value="6.68004799252915" calcext:value-type="float">
            <text:p>6.6800479925</text:p>
          </table:table-cell>
          <table:table-cell table:formula="of:=1/(1+EXP(-[.H211]))" office:value-type="float" office:value="0.998745857143343" calcext:value-type="float">
            <text:p>0.998745857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1]-[.E211])^2" office:value-type="float" office:value="0.00000157287430490304" calcext:value-type="float">
            <text:p>1.57287430490304E-06</text:p>
          </table:table-cell>
          <table:table-cell table:formula="of:=[.L210]+0.8*(2*([.I211]-[.E211])*(1-[.I211])*[.I211]*[.A211])" office:value-type="float" office:value="0.692950255333908" calcext:value-type="float">
            <text:p>0.6929502553</text:p>
          </table:table-cell>
          <table:table-cell table:style-name="ce8" table:formula="of:=[.M210]+0.8*(2*([.I211]-[.E211])*(1-[.I211])*[.I211]*[.B211])" office:value-type="float" office:value="0.591412082313095" calcext:value-type="float">
            <text:p>0.5914120823</text:p>
          </table:table-cell>
          <table:table-cell table:style-name="ce8" table:formula="of:=[.N210]+0.8*(2*([.I211]-[.E211])*(1-[.I211])*[.I211]*[.C211])" office:value-type="float" office:value="0.482225113359829" calcext:value-type="float">
            <text:p>0.4822251134</text:p>
          </table:table-cell>
          <table:table-cell table:formula="of:=[.O210]+0.8*(2*([.I211]-[.E211])*(1-[.I211])*[.I211]*[.D211])" office:value-type="float" office:value="0.330561134774219" calcext:value-type="float">
            <text:p>0.3305611348</text:p>
          </table:table-cell>
          <table:table-cell table:formula="of:=[.P210]+0.8*(2*([.I211]-[.E211])*(1-[.I211])*[.I211])" office:value-type="float" office:value="0.414945578308369" calcext:value-type="float">
            <text:p>0.414945578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1]*[.A212])+([.M211]*[.B212])+([.N211]*[.C212])+([.O211]*[.D212])+[.P211]" office:value-type="float" office:value="5.92024912614414" calcext:value-type="float">
            <text:p>5.9202491261</text:p>
          </table:table-cell>
          <table:table-cell table:formula="of:=1/(1+EXP(-[.H212]))" office:value-type="float" office:value="0.997322656106793" calcext:value-type="float">
            <text:p>0.997322656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2]-[.E212])^2" office:value-type="float" office:value="0.00000716817032249434" calcext:value-type="float">
            <text:p>7.16817032249434E-06</text:p>
          </table:table-cell>
          <table:table-cell table:formula="of:=[.L211]+0.8*(2*([.I212]-[.E212])*(1-[.I212])*[.I212]*[.A212])" office:value-type="float" office:value="0.692899926524103" calcext:value-type="float">
            <text:p>0.6928999265</text:p>
          </table:table-cell>
          <table:table-cell table:style-name="ce8" table:formula="of:=[.M211]+0.8*(2*([.I212]-[.E212])*(1-[.I212])*[.I212]*[.B212])" office:value-type="float" office:value="0.591378911052087" calcext:value-type="float">
            <text:p>0.5913789111</text:p>
          </table:table-cell>
          <table:table-cell table:style-name="ce8" table:formula="of:=[.N211]+0.8*(2*([.I212]-[.E212])*(1-[.I212])*[.I212]*[.C212])" office:value-type="float" office:value="0.482209099647618" calcext:value-type="float">
            <text:p>0.4822090996</text:p>
          </table:table-cell>
          <table:table-cell table:formula="of:=[.O211]+0.8*(2*([.I212]-[.E212])*(1-[.I212])*[.I212]*[.D212])" office:value-type="float" office:value="0.330558847101046" calcext:value-type="float">
            <text:p>0.3305588471</text:p>
          </table:table-cell>
          <table:table-cell table:formula="of:=[.P211]+0.8*(2*([.I212]-[.E212])*(1-[.I212])*[.I212])" office:value-type="float" office:value="0.414934139942504" calcext:value-type="float">
            <text:p>0.4149341399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2]*[.A213])+([.M212]*[.B213])+([.N212]*[.C213])+([.O212]*[.D213])+[.P212]" office:value-type="float" office:value="6.39978793835361" calcext:value-type="float">
            <text:p>6.3997879384</text:p>
          </table:table-cell>
          <table:table-cell table:formula="of:=1/(1+EXP(-[.H213]))" office:value-type="float" office:value="0.998340847698135" calcext:value-type="float">
            <text:p>0.998340847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3]-[.E213])^2" office:value-type="float" office:value="0.00000275278636078274" calcext:value-type="float">
            <text:p>2.75278636078274E-06</text:p>
          </table:table-cell>
          <table:table-cell table:formula="of:=[.L212]+0.8*(2*([.I213]-[.E213])*(1-[.I213])*[.I213]*[.A213])" office:value-type="float" office:value="0.692878380486603" calcext:value-type="float">
            <text:p>0.6928783805</text:p>
          </table:table-cell>
          <table:table-cell table:style-name="ce8" table:formula="of:=[.M212]+0.8*(2*([.I213]-[.E213])*(1-[.I213])*[.I213]*[.B213])" office:value-type="float" office:value="0.591365279885505" calcext:value-type="float">
            <text:p>0.5913652799</text:p>
          </table:table-cell>
          <table:table-cell table:style-name="ce8" table:formula="of:=[.N212]+0.8*(2*([.I213]-[.E213])*(1-[.I213])*[.I213]*[.C213])" office:value-type="float" office:value="0.482202503921852" calcext:value-type="float">
            <text:p>0.4822025039</text:p>
          </table:table-cell>
          <table:table-cell table:formula="of:=[.O212]+0.8*(2*([.I213]-[.E213])*(1-[.I213])*[.I213]*[.D213])" office:value-type="float" office:value="0.330558407385995" calcext:value-type="float">
            <text:p>0.3305584074</text:p>
          </table:table-cell>
          <table:table-cell table:formula="of:=[.P212]+0.8*(2*([.I213]-[.E213])*(1-[.I213])*[.I213])" office:value-type="float" office:value="0.414929742791994" calcext:value-type="float">
            <text:p>0.414929742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3]*[.A214])+([.M213]*[.B214])+([.N213]*[.C214])+([.O213]*[.D214])+[.P213]" office:value-type="float" office:value="7.133939970356" calcext:value-type="float">
            <text:p>7.1339399704</text:p>
          </table:table-cell>
          <table:table-cell table:formula="of:=1/(1+EXP(-[.H214]))" office:value-type="float" office:value="0.999203064828591" calcext:value-type="float">
            <text:p>0.999203064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4]-[.E214])^2" office:value-type="float" office:value="0.00000063510566742851" calcext:value-type="float">
            <text:p>6.3510566742851E-07</text:p>
          </table:table-cell>
          <table:table-cell table:formula="of:=[.L213]+0.8*(2*([.I214]-[.E214])*(1-[.I214])*[.I214]*[.A214])" office:value-type="float" office:value="0.692872897546669" calcext:value-type="float">
            <text:p>0.6928728975</text:p>
          </table:table-cell>
          <table:table-cell table:style-name="ce8" table:formula="of:=[.M213]+0.8*(2*([.I214]-[.E214])*(1-[.I214])*[.I214]*[.B214])" office:value-type="float" office:value="0.591361523056291" calcext:value-type="float">
            <text:p>0.5913615231</text:p>
          </table:table-cell>
          <table:table-cell table:style-name="ce8" table:formula="of:=[.N213]+0.8*(2*([.I214]-[.E214])*(1-[.I214])*[.I214]*[.C214])" office:value-type="float" office:value="0.482200980882982" calcext:value-type="float">
            <text:p>0.4822009809</text:p>
          </table:table-cell>
          <table:table-cell table:formula="of:=[.O213]+0.8*(2*([.I214]-[.E214])*(1-[.I214])*[.I214]*[.D214])" office:value-type="float" office:value="0.330558204314145" calcext:value-type="float">
            <text:p>0.3305582043</text:p>
          </table:table-cell>
          <table:table-cell table:formula="of:=[.P213]+0.8*(2*([.I214]-[.E214])*(1-[.I214])*[.I214])" office:value-type="float" office:value="0.414928727432747" calcext:value-type="float">
            <text:p>0.4149287274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4]*[.A215])+([.M214]*[.B215])+([.N214]*[.C215])+([.O214]*[.D215])+[.P214]" office:value-type="float" office:value="6.58898102432375" calcext:value-type="float">
            <text:p>6.5889810243</text:p>
          </table:table-cell>
          <table:table-cell table:formula="of:=1/(1+EXP(-[.H215]))" office:value-type="float" office:value="0.998626448448327" calcext:value-type="float">
            <text:p>0.998626448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5]-[.E215])^2" office:value-type="float" office:value="0.00000188664386510411" calcext:value-type="float">
            <text:p>1.88664386510411E-06</text:p>
          </table:table-cell>
          <table:table-cell table:formula="of:=[.L214]+0.8*(2*([.I215]-[.E215])*(1-[.I215])*[.I215]*[.A215])" office:value-type="float" office:value="0.692858428023757" calcext:value-type="float">
            <text:p>0.692858428</text:p>
          </table:table-cell>
          <table:table-cell table:style-name="ce8" table:formula="of:=[.M214]+0.8*(2*([.I215]-[.E215])*(1-[.I215])*[.I215]*[.B215])" office:value-type="float" office:value="0.591351273810895" calcext:value-type="float">
            <text:p>0.5913512738</text:p>
          </table:table-cell>
          <table:table-cell table:style-name="ce8" table:formula="of:=[.N214]+0.8*(2*([.I215]-[.E215])*(1-[.I215])*[.I215]*[.C215])" office:value-type="float" office:value="0.482196157708678" calcext:value-type="float">
            <text:p>0.4821961577</text:p>
          </table:table-cell>
          <table:table-cell table:formula="of:=[.O214]+0.8*(2*([.I215]-[.E215])*(1-[.I215])*[.I215]*[.D215])" office:value-type="float" office:value="0.330557601417357" calcext:value-type="float">
            <text:p>0.3305576014</text:p>
          </table:table-cell>
          <table:table-cell table:formula="of:=[.P214]+0.8*(2*([.I215]-[.E215])*(1-[.I215])*[.I215])" office:value-type="float" office:value="0.414925712948807" calcext:value-type="float">
            <text:p>0.4149257129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5]*[.A216])+([.M215]*[.B216])+([.N215]*[.C216])+([.O215]*[.D216])+[.P215]" office:value-type="float" office:value="6.22283036982941" calcext:value-type="float">
            <text:p>6.2228303698</text:p>
          </table:table-cell>
          <table:table-cell table:formula="of:=1/(1+EXP(-[.H216]))" office:value-type="float" office:value="0.998020304092072" calcext:value-type="float">
            <text:p>0.99802030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6]-[.E216])^2" office:value-type="float" office:value="0.00000391919588786473" calcext:value-type="float">
            <text:p>3.91919588786473E-06</text:p>
          </table:table-cell>
          <table:table-cell table:formula="of:=[.L215]+0.8*(2*([.I216]-[.E216])*(1-[.I216])*[.I216]*[.A216])" office:value-type="float" office:value="0.692828388187045" calcext:value-type="float">
            <text:p>0.6928283882</text:p>
          </table:table-cell>
          <table:table-cell table:style-name="ce8" table:formula="of:=[.M215]+0.8*(2*([.I216]-[.E216])*(1-[.I216])*[.I216]*[.B216])" office:value-type="float" office:value="0.591332498912951" calcext:value-type="float">
            <text:p>0.5913324989</text:p>
          </table:table-cell>
          <table:table-cell table:style-name="ce8" table:formula="of:=[.N215]+0.8*(2*([.I216]-[.E216])*(1-[.I216])*[.I216]*[.C216])" office:value-type="float" office:value="0.482187396089637" calcext:value-type="float">
            <text:p>0.4821873961</text:p>
          </table:table-cell>
          <table:table-cell table:formula="of:=[.O215]+0.8*(2*([.I216]-[.E216])*(1-[.I216])*[.I216]*[.D216])" office:value-type="float" office:value="0.330556975587426" calcext:value-type="float">
            <text:p>0.3305569756</text:p>
          </table:table-cell>
          <table:table-cell table:formula="of:=[.P215]+0.8*(2*([.I216]-[.E216])*(1-[.I216])*[.I216])" office:value-type="float" office:value="0.414919454649492" calcext:value-type="float">
            <text:p>0.4149194546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6]*[.A217])+([.M216]*[.B217])+([.N216]*[.C217])+([.O216]*[.D217])+[.P216]" office:value-type="float" office:value="5.73154085384998" calcext:value-type="float">
            <text:p>5.7315408538</text:p>
          </table:table-cell>
          <table:table-cell table:formula="of:=1/(1+EXP(-[.H217]))" office:value-type="float" office:value="0.996768399286151" calcext:value-type="float">
            <text:p>0.996768399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7]-[.E217])^2" office:value-type="float" office:value="0.00001044324317375" calcext:value-type="float">
            <text:p>1.044324317375E-05</text:p>
          </table:table-cell>
          <table:table-cell table:formula="of:=[.L216]+0.8*(2*([.I217]-[.E217])*(1-[.I217])*[.I217]*[.A217])" office:value-type="float" office:value="0.692756770862948" calcext:value-type="float">
            <text:p>0.6927567709</text:p>
          </table:table-cell>
          <table:table-cell table:style-name="ce8" table:formula="of:=[.M216]+0.8*(2*([.I217]-[.E217])*(1-[.I217])*[.I217]*[.B217])" office:value-type="float" office:value="0.591282533337999" calcext:value-type="float">
            <text:p>0.5912825333</text:p>
          </table:table-cell>
          <table:table-cell table:style-name="ce8" table:formula="of:=[.N216]+0.8*(2*([.I217]-[.E217])*(1-[.I217])*[.I217]*[.C217])" office:value-type="float" office:value="0.482169075378821" calcext:value-type="float">
            <text:p>0.4821690754</text:p>
          </table:table-cell>
          <table:table-cell table:formula="of:=[.O216]+0.8*(2*([.I217]-[.E217])*(1-[.I217])*[.I217]*[.D217])" office:value-type="float" office:value="0.330555310068261" calcext:value-type="float">
            <text:p>0.3305553101</text:p>
          </table:table-cell>
          <table:table-cell table:formula="of:=[.P216]+0.8*(2*([.I217]-[.E217])*(1-[.I217])*[.I217])" office:value-type="float" office:value="0.414902799457841" calcext:value-type="float">
            <text:p>0.4149027995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7]*[.A218])+([.M217]*[.B218])+([.N217]*[.C218])+([.O217]*[.D218])+[.P217]" office:value-type="float" office:value="7.44273615628317" calcext:value-type="float">
            <text:p>7.4427361563</text:p>
          </table:table-cell>
          <table:table-cell table:formula="of:=1/(1+EXP(-[.H218]))" office:value-type="float" office:value="0.999414662331023" calcext:value-type="float">
            <text:p>0.999414662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8]-[.E218])^2" office:value-type="float" office:value="0.000000342620186723108" calcext:value-type="float">
            <text:p>3.42620186723108E-07</text:p>
          </table:table-cell>
          <table:table-cell table:formula="of:=[.L217]+0.8*(2*([.I218]-[.E218])*(1-[.I218])*[.I218]*[.A218])" office:value-type="float" office:value="0.692753593208705" calcext:value-type="float">
            <text:p>0.6927535932</text:p>
          </table:table-cell>
          <table:table-cell table:style-name="ce8" table:formula="of:=[.M217]+0.8*(2*([.I218]-[.E218])*(1-[.I218])*[.I218]*[.B218])" office:value-type="float" office:value="0.591280341852314" calcext:value-type="float">
            <text:p>0.5912803419</text:p>
          </table:table-cell>
          <table:table-cell table:style-name="ce8" table:formula="of:=[.N217]+0.8*(2*([.I218]-[.E218])*(1-[.I218])*[.I218]*[.C218])" office:value-type="float" office:value="0.482168417933116" calcext:value-type="float">
            <text:p>0.4821684179</text:p>
          </table:table-cell>
          <table:table-cell table:formula="of:=[.O217]+0.8*(2*([.I218]-[.E218])*(1-[.I218])*[.I218]*[.D218])" office:value-type="float" office:value="0.330555200493976" calcext:value-type="float">
            <text:p>0.3305552005</text:p>
          </table:table-cell>
          <table:table-cell table:formula="of:=[.P217]+0.8*(2*([.I218]-[.E218])*(1-[.I218])*[.I218])" office:value-type="float" office:value="0.41490225158642" calcext:value-type="float">
            <text:p>0.4149022516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8]*[.A219])+([.M218]*[.B219])+([.N218]*[.C219])+([.O218]*[.D219])+[.P218]" office:value-type="float" office:value="7.82070594412349" calcext:value-type="float">
            <text:p>7.8207059441</text:p>
          </table:table-cell>
          <table:table-cell table:formula="of:=1/(1+EXP(-[.H219]))" office:value-type="float" office:value="0.999598822747392" calcext:value-type="float">
            <text:p>0.999598822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19]-[.E219])^2" office:value-type="float" office:value="0.000000160943188009941" calcext:value-type="float">
            <text:p>1.60943188009941E-07</text:p>
          </table:table-cell>
          <table:table-cell table:formula="of:=[.L218]+0.8*(2*([.I219]-[.E219])*(1-[.I219])*[.I219]*[.A219])" office:value-type="float" office:value="0.692752125995679" calcext:value-type="float">
            <text:p>0.692752126</text:p>
          </table:table-cell>
          <table:table-cell table:style-name="ce8" table:formula="of:=[.M218]+0.8*(2*([.I219]-[.E219])*(1-[.I219])*[.I219]*[.B219])" office:value-type="float" office:value="0.59127920926682" calcext:value-type="float">
            <text:p>0.5912792093</text:p>
          </table:table-cell>
          <table:table-cell table:style-name="ce8" table:formula="of:=[.N218]+0.8*(2*([.I219]-[.E219])*(1-[.I219])*[.I219]*[.C219])" office:value-type="float" office:value="0.482168031824425" calcext:value-type="float">
            <text:p>0.4821680318</text:p>
          </table:table-cell>
          <table:table-cell table:formula="of:=[.O218]+0.8*(2*([.I219]-[.E219])*(1-[.I219])*[.I219]*[.D219])" office:value-type="float" office:value="0.330555097531659" calcext:value-type="float">
            <text:p>0.3305550975</text:p>
          </table:table-cell>
          <table:table-cell table:formula="of:=[.P218]+0.8*(2*([.I219]-[.E219])*(1-[.I219])*[.I219])" office:value-type="float" office:value="0.414901994180626" calcext:value-type="float">
            <text:p>0.4149019942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19]*[.A220])+([.M219]*[.B220])+([.N219]*[.C220])+([.O219]*[.D220])+[.P219]" office:value-type="float" office:value="7.22079287108231" calcext:value-type="float">
            <text:p>7.2207928711</text:p>
          </table:table-cell>
          <table:table-cell table:formula="of:=1/(1+EXP(-[.H220]))" office:value-type="float" office:value="0.999269311871679" calcext:value-type="float">
            <text:p>0.999269311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0]-[.E220])^2" office:value-type="float" office:value="0.000000533905140869733" calcext:value-type="float">
            <text:p>5.33905140869733E-07</text:p>
          </table:table-cell>
          <table:table-cell table:formula="of:=[.L219]+0.8*(2*([.I220]-[.E220])*(1-[.I220])*[.I220]*[.A220])" office:value-type="float" office:value="0.692747516425883" calcext:value-type="float">
            <text:p>0.6927475164</text:p>
          </table:table-cell>
          <table:table-cell table:style-name="ce8" table:formula="of:=[.M219]+0.8*(2*([.I220]-[.E220])*(1-[.I220])*[.I220]*[.B220])" office:value-type="float" office:value="0.591275880133079" calcext:value-type="float">
            <text:p>0.5912758801</text:p>
          </table:table-cell>
          <table:table-cell table:style-name="ce8" table:formula="of:=[.N219]+0.8*(2*([.I220]-[.E220])*(1-[.I220])*[.I220]*[.C220])" office:value-type="float" office:value="0.482166922113178" calcext:value-type="float">
            <text:p>0.4821669221</text:p>
          </table:table-cell>
          <table:table-cell table:formula="of:=[.O219]+0.8*(2*([.I220]-[.E220])*(1-[.I220])*[.I220]*[.D220])" office:value-type="float" office:value="0.330554756082044" calcext:value-type="float">
            <text:p>0.3305547561</text:p>
          </table:table-cell>
          <table:table-cell table:formula="of:=[.P219]+0.8*(2*([.I220]-[.E220])*(1-[.I220])*[.I220])" office:value-type="float" office:value="0.414901140556589" calcext:value-type="float">
            <text:p>0.4149011406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0]*[.A221])+([.M220]*[.B221])+([.N220]*[.C221])+([.O220]*[.D221])+[.P220]" office:value-type="float" office:value="6.79157917257743" calcext:value-type="float">
            <text:p>6.7915791726</text:p>
          </table:table-cell>
          <table:table-cell table:formula="of:=1/(1+EXP(-[.H221]))" office:value-type="float" office:value="0.998878066492285" calcext:value-type="float">
            <text:p>0.99887806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1]-[.E221])^2" office:value-type="float" office:value="0.00000125873479573406" calcext:value-type="float">
            <text:p>1.25873479573406E-06</text:p>
          </table:table-cell>
          <table:table-cell table:formula="of:=[.L220]+0.8*(2*([.I221]-[.E221])*(1-[.I221])*[.I221]*[.A221])" office:value-type="float" office:value="0.692737256673638" calcext:value-type="float">
            <text:p>0.6927372567</text:p>
          </table:table-cell>
          <table:table-cell table:style-name="ce8" table:formula="of:=[.M220]+0.8*(2*([.I221]-[.E221])*(1-[.I221])*[.I221]*[.B221])" office:value-type="float" office:value="0.591268839126636" calcext:value-type="float">
            <text:p>0.5912688391</text:p>
          </table:table-cell>
          <table:table-cell table:style-name="ce8" table:formula="of:=[.N220]+0.8*(2*([.I221]-[.E221])*(1-[.I221])*[.I221]*[.C221])" office:value-type="float" office:value="0.482164105710601" calcext:value-type="float">
            <text:p>0.4821641057</text:p>
          </table:table-cell>
          <table:table-cell table:formula="of:=[.O220]+0.8*(2*([.I221]-[.E221])*(1-[.I221])*[.I221]*[.D221])" office:value-type="float" office:value="0.330554152567206" calcext:value-type="float">
            <text:p>0.3305541526</text:p>
          </table:table-cell>
          <table:table-cell table:formula="of:=[.P220]+0.8*(2*([.I221]-[.E221])*(1-[.I221])*[.I221])" office:value-type="float" office:value="0.414899128840463" calcext:value-type="float">
            <text:p>0.4148991288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1]*[.A222])+([.M221]*[.B222])+([.N221]*[.C222])+([.O221]*[.D222])+[.P221]" office:value-type="float" office:value="7.5291683060396" calcext:value-type="float">
            <text:p>7.529168306</text:p>
          </table:table-cell>
          <table:table-cell table:formula="of:=1/(1+EXP(-[.H222]))" office:value-type="float" office:value="0.999463103568288" calcext:value-type="float">
            <text:p>0.99946310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2]-[.E222])^2" office:value-type="float" office:value="0.000000288257778385266" calcext:value-type="float">
            <text:p>2.88257778385266E-07</text:p>
          </table:table-cell>
          <table:table-cell table:formula="of:=[.L221]+0.8*(2*([.I222]-[.E222])*(1-[.I222])*[.I222]*[.A222])" office:value-type="float" office:value="0.692734629174152" calcext:value-type="float">
            <text:p>0.6927346292</text:p>
          </table:table-cell>
          <table:table-cell table:style-name="ce8" table:formula="of:=[.M221]+0.8*(2*([.I222]-[.E222])*(1-[.I222])*[.I222]*[.B222])" office:value-type="float" office:value="0.591267087460312" calcext:value-type="float">
            <text:p>0.5912670875</text:p>
          </table:table-cell>
          <table:table-cell table:style-name="ce8" table:formula="of:=[.N221]+0.8*(2*([.I222]-[.E222])*(1-[.I222])*[.I222]*[.C222])" office:value-type="float" office:value="0.482163322070403" calcext:value-type="float">
            <text:p>0.4821633221</text:p>
          </table:table-cell>
          <table:table-cell table:formula="of:=[.O221]+0.8*(2*([.I222]-[.E222])*(1-[.I222])*[.I222]*[.D222])" office:value-type="float" office:value="0.33055401427776" calcext:value-type="float">
            <text:p>0.3305540143</text:p>
          </table:table-cell>
          <table:table-cell table:formula="of:=[.P221]+0.8*(2*([.I222]-[.E222])*(1-[.I222])*[.I222])" office:value-type="float" office:value="0.414898667875641" calcext:value-type="float">
            <text:p>0.414898667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2]*[.A223])+([.M222]*[.B223])+([.N222]*[.C223])+([.O222]*[.D223])+[.P222]" office:value-type="float" office:value="7.01707139640194" calcext:value-type="float">
            <text:p>7.0170713964</text:p>
          </table:table-cell>
          <table:table-cell table:formula="of:=1/(1+EXP(-[.H223]))" office:value-type="float" office:value="0.999104355907258" calcext:value-type="float">
            <text:p>0.999104355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3]-[.E223])^2" office:value-type="float" office:value="0.000000802178340863061" calcext:value-type="float">
            <text:p>8.02178340863061E-07</text:p>
          </table:table-cell>
          <table:table-cell table:formula="of:=[.L222]+0.8*(2*([.I223]-[.E223])*(1-[.I223])*[.I223]*[.A223])" office:value-type="float" office:value="0.692728089261576" calcext:value-type="float">
            <text:p>0.6927280893</text:p>
          </table:table-cell>
          <table:table-cell table:style-name="ce8" table:formula="of:=[.M222]+0.8*(2*([.I223]-[.E223])*(1-[.I223])*[.I223]*[.B223])" office:value-type="float" office:value="0.591262214584275" calcext:value-type="float">
            <text:p>0.5912622146</text:p>
          </table:table-cell>
          <table:table-cell table:style-name="ce8" table:formula="of:=[.N222]+0.8*(2*([.I223]-[.E223])*(1-[.I223])*[.I223]*[.C223])" office:value-type="float" office:value="0.482161398566704" calcext:value-type="float">
            <text:p>0.4821613986</text:p>
          </table:table-cell>
          <table:table-cell table:formula="of:=[.O222]+0.8*(2*([.I223]-[.E223])*(1-[.I223])*[.I223]*[.D223])" office:value-type="float" office:value="0.33055362957702" calcext:value-type="float">
            <text:p>0.3305536296</text:p>
          </table:table-cell>
          <table:table-cell table:formula="of:=[.P222]+0.8*(2*([.I223]-[.E223])*(1-[.I223])*[.I223])" office:value-type="float" office:value="0.414897385539842" calcext:value-type="float">
            <text:p>0.4148973855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3]*[.A224])+([.M223]*[.B224])+([.N223]*[.C224])+([.O223]*[.D224])+[.P223]" office:value-type="float" office:value="7.05170570061769" calcext:value-type="float">
            <text:p>7.0517057006</text:p>
          </table:table-cell>
          <table:table-cell table:formula="of:=1/(1+EXP(-[.H224]))" office:value-type="float" office:value="0.999134818508774" calcext:value-type="float">
            <text:p>0.99913481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4]-[.E224])^2" office:value-type="float" office:value="0.000000748539012760328" calcext:value-type="float">
            <text:p>7.48539012760328E-07</text:p>
          </table:table-cell>
          <table:table-cell table:formula="of:=[.L223]+0.8*(2*([.I224]-[.E224])*(1-[.I224])*[.I224]*[.A224])" office:value-type="float" office:value="0.69272162747996" calcext:value-type="float">
            <text:p>0.6927216275</text:p>
          </table:table-cell>
          <table:table-cell table:style-name="ce8" table:formula="of:=[.M223]+0.8*(2*([.I224]-[.E224])*(1-[.I224])*[.I224]*[.B224])" office:value-type="float" office:value="0.59125814605511" calcext:value-type="float">
            <text:p>0.5912581461</text:p>
          </table:table-cell>
          <table:table-cell table:style-name="ce8" table:formula="of:=[.N223]+0.8*(2*([.I224]-[.E224])*(1-[.I224])*[.I224]*[.C224])" office:value-type="float" office:value="0.482159364302122" calcext:value-type="float">
            <text:p>0.4821593643</text:p>
          </table:table-cell>
          <table:table-cell table:formula="of:=[.O223]+0.8*(2*([.I224]-[.E224])*(1-[.I224])*[.I224]*[.D224])" office:value-type="float" office:value="0.330553390251775" calcext:value-type="float">
            <text:p>0.3305533903</text:p>
          </table:table-cell>
          <table:table-cell table:formula="of:=[.P223]+0.8*(2*([.I224]-[.E224])*(1-[.I224])*[.I224])" office:value-type="float" office:value="0.414896188913617" calcext:value-type="float">
            <text:p>0.4148961889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4]*[.A225])+([.M224]*[.B225])+([.N224]*[.C225])+([.O224]*[.D225])+[.P224]" office:value-type="float" office:value="6.99089203201921" calcext:value-type="float">
            <text:p>6.990892032</text:p>
          </table:table-cell>
          <table:table-cell table:formula="of:=1/(1+EXP(-[.H225]))" office:value-type="float" office:value="0.999080620741039" calcext:value-type="float">
            <text:p>0.999080620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5]-[.E225])^2" office:value-type="float" office:value="0.000000845258221808322" calcext:value-type="float">
            <text:p>8.45258221808322E-07</text:p>
          </table:table-cell>
          <table:table-cell table:formula="of:=[.L224]+0.8*(2*([.I225]-[.E225])*(1-[.I225])*[.I225]*[.A225])" office:value-type="float" office:value="0.692714736514112" calcext:value-type="float">
            <text:p>0.6927147365</text:p>
          </table:table-cell>
          <table:table-cell table:style-name="ce8" table:formula="of:=[.M224]+0.8*(2*([.I225]-[.E225])*(1-[.I225])*[.I225]*[.B225])" office:value-type="float" office:value="0.591253146726945" calcext:value-type="float">
            <text:p>0.5912531467</text:p>
          </table:table-cell>
          <table:table-cell table:style-name="ce8" table:formula="of:=[.N224]+0.8*(2*([.I225]-[.E225])*(1-[.I225])*[.I225]*[.C225])" office:value-type="float" office:value="0.48215733754746" calcext:value-type="float">
            <text:p>0.4821573375</text:p>
          </table:table-cell>
          <table:table-cell table:formula="of:=[.O224]+0.8*(2*([.I225]-[.E225])*(1-[.I225])*[.I225]*[.D225])" office:value-type="float" office:value="0.330552849783865" calcext:value-type="float">
            <text:p>0.3305528498</text:p>
          </table:table-cell>
          <table:table-cell table:formula="of:=[.P224]+0.8*(2*([.I225]-[.E225])*(1-[.I225])*[.I225])" office:value-type="float" office:value="0.414894837743842" calcext:value-type="float">
            <text:p>0.4148948377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5]*[.A226])+([.M225]*[.B226])+([.N225]*[.C226])+([.O225]*[.D226])+[.P225]" office:value-type="float" office:value="6.27816186142999" calcext:value-type="float">
            <text:p>6.2781618614</text:p>
          </table:table-cell>
          <table:table-cell table:formula="of:=1/(1+EXP(-[.H226]))" office:value-type="float" office:value="0.998126668626058" calcext:value-type="float">
            <text:p>0.998126668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6]-[.E226])^2" office:value-type="float" office:value="0.00000350937043659571" calcext:value-type="float">
            <text:p>3.50937043659571E-06</text:p>
          </table:table-cell>
          <table:table-cell table:formula="of:=[.L225]+0.8*(2*([.I226]-[.E226])*(1-[.I226])*[.I226]*[.A226])" office:value-type="float" office:value="0.692688955933911" calcext:value-type="float">
            <text:p>0.6926889559</text:p>
          </table:table-cell>
          <table:table-cell table:style-name="ce8" table:formula="of:=[.M225]+0.8*(2*([.I226]-[.E226])*(1-[.I226])*[.I226]*[.B226])" office:value-type="float" office:value="0.591232970620701" calcext:value-type="float">
            <text:p>0.5912329706</text:p>
          </table:table-cell>
          <table:table-cell table:style-name="ce8" table:formula="of:=[.N225]+0.8*(2*([.I226]-[.E226])*(1-[.I226])*[.I226]*[.C226])" office:value-type="float" office:value="0.482151733073504" calcext:value-type="float">
            <text:p>0.4821517331</text:p>
          </table:table-cell>
          <table:table-cell table:formula="of:=[.O225]+0.8*(2*([.I226]-[.E226])*(1-[.I226])*[.I226]*[.D226])" office:value-type="float" office:value="0.330551728889074" calcext:value-type="float">
            <text:p>0.3305517289</text:p>
          </table:table-cell>
          <table:table-cell table:formula="of:=[.P225]+0.8*(2*([.I226]-[.E226])*(1-[.I226])*[.I226])" office:value-type="float" office:value="0.414889233269886" calcext:value-type="float">
            <text:p>0.4148892333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6]*[.A227])+([.M226]*[.B227])+([.N226]*[.C227])+([.O226]*[.D227])+[.P226]" office:value-type="float" office:value="6.88360552225064" calcext:value-type="float">
            <text:p>6.8836055223</text:p>
          </table:table-cell>
          <table:table-cell table:formula="of:=1/(1+EXP(-[.H227]))" office:value-type="float" office:value="0.998976604687158" calcext:value-type="float">
            <text:p>0.998976604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7]-[.E227])^2" office:value-type="float" office:value="0.000001047337966347" calcext:value-type="float">
            <text:p>1.047337966347E-06</text:p>
          </table:table-cell>
          <table:table-cell table:formula="of:=[.L226]+0.8*(2*([.I227]-[.E227])*(1-[.I227])*[.I227]*[.A227])" office:value-type="float" office:value="0.692680418402327" calcext:value-type="float">
            <text:p>0.6926804184</text:p>
          </table:table-cell>
          <table:table-cell table:style-name="ce8" table:formula="of:=[.M226]+0.8*(2*([.I227]-[.E227])*(1-[.I227])*[.I227]*[.B227])" office:value-type="float" office:value="0.591227446335558" calcext:value-type="float">
            <text:p>0.5912274463</text:p>
          </table:table-cell>
          <table:table-cell table:style-name="ce8" table:formula="of:=[.N226]+0.8*(2*([.I227]-[.E227])*(1-[.I227])*[.I227]*[.C227])" office:value-type="float" office:value="0.482148887229642" calcext:value-type="float">
            <text:p>0.4821488872</text:p>
          </table:table-cell>
          <table:table-cell table:formula="of:=[.O226]+0.8*(2*([.I227]-[.E227])*(1-[.I227])*[.I227]*[.D227])" office:value-type="float" office:value="0.330550891876173" calcext:value-type="float">
            <text:p>0.3305508919</text:p>
          </table:table-cell>
          <table:table-cell table:formula="of:=[.P226]+0.8*(2*([.I227]-[.E227])*(1-[.I227])*[.I227])" office:value-type="float" office:value="0.414887559244085" calcext:value-type="float">
            <text:p>0.4148875592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7]*[.A228])+([.M227]*[.B228])+([.N227]*[.C228])+([.O227]*[.D228])+[.P227]" office:value-type="float" office:value="6.73211994922771" calcext:value-type="float">
            <text:p>6.7321199492</text:p>
          </table:table-cell>
          <table:table-cell table:formula="of:=1/(1+EXP(-[.H228]))" office:value-type="float" office:value="0.99880941588893" calcext:value-type="float">
            <text:p>0.998809415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8]-[.E228])^2" office:value-type="float" office:value="0.00000141749052553283" calcext:value-type="float">
            <text:p>1.41749052553283E-06</text:p>
          </table:table-cell>
          <table:table-cell table:formula="of:=[.L227]+0.8*(2*([.I228]-[.E228])*(1-[.I228])*[.I228]*[.A228])" office:value-type="float" office:value="0.692669545036179" calcext:value-type="float">
            <text:p>0.692669545</text:p>
          </table:table-cell>
          <table:table-cell table:style-name="ce8" table:formula="of:=[.M227]+0.8*(2*([.I228]-[.E228])*(1-[.I228])*[.I228]*[.B228])" office:value-type="float" office:value="0.59121974436787" calcext:value-type="float">
            <text:p>0.5912197444</text:p>
          </table:table-cell>
          <table:table-cell table:style-name="ce8" table:formula="of:=[.N227]+0.8*(2*([.I228]-[.E228])*(1-[.I228])*[.I228]*[.C228])" office:value-type="float" office:value="0.482144583188875" calcext:value-type="float">
            <text:p>0.4821445832</text:p>
          </table:table-cell>
          <table:table-cell table:formula="of:=[.O227]+0.8*(2*([.I228]-[.E228])*(1-[.I228])*[.I228]*[.D228])" office:value-type="float" office:value="0.33055043881925" calcext:value-type="float">
            <text:p>0.3305504388</text:p>
          </table:table-cell>
          <table:table-cell table:formula="of:=[.P227]+0.8*(2*([.I228]-[.E228])*(1-[.I228])*[.I228])" office:value-type="float" office:value="0.414885293959471" calcext:value-type="float">
            <text:p>0.4148852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8]*[.A229])+([.M228]*[.B229])+([.N228]*[.C229])+([.O228]*[.D229])+[.P228]" office:value-type="float" office:value="6.48943367311003" calcext:value-type="float">
            <text:p>6.4894336731</text:p>
          </table:table-cell>
          <table:table-cell table:formula="of:=1/(1+EXP(-[.H229]))" office:value-type="float" office:value="0.998482895855296" calcext:value-type="float">
            <text:p>0.998482895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29]-[.E229])^2" office:value-type="float" office:value="0.00000230160498587895" calcext:value-type="float">
            <text:p>2.30160498587895E-06</text:p>
          </table:table-cell>
          <table:table-cell table:formula="of:=[.L228]+0.8*(2*([.I229]-[.E229])*(1-[.I229])*[.I229]*[.A229])" office:value-type="float" office:value="0.692651160130487" calcext:value-type="float">
            <text:p>0.6926511601</text:p>
          </table:table-cell>
          <table:table-cell table:style-name="ce8" table:formula="of:=[.M228]+0.8*(2*([.I229]-[.E229])*(1-[.I229])*[.I229]*[.B229])" office:value-type="float" office:value="0.591208713424455" calcext:value-type="float">
            <text:p>0.5912087134</text:p>
          </table:table-cell>
          <table:table-cell table:style-name="ce8" table:formula="of:=[.N228]+0.8*(2*([.I229]-[.E229])*(1-[.I229])*[.I229]*[.C229])" office:value-type="float" office:value="0.482138700019054" calcext:value-type="float">
            <text:p>0.4821387</text:p>
          </table:table-cell>
          <table:table-cell table:formula="of:=[.O228]+0.8*(2*([.I229]-[.E229])*(1-[.I229])*[.I229]*[.D229])" office:value-type="float" office:value="0.330549703423023" calcext:value-type="float">
            <text:p>0.3305497034</text:p>
          </table:table-cell>
          <table:table-cell table:formula="of:=[.P228]+0.8*(2*([.I229]-[.E229])*(1-[.I229])*[.I229])" office:value-type="float" office:value="0.414881616978332" calcext:value-type="float">
            <text:p>0.4148816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29]*[.A230])+([.M229]*[.B230])+([.N229]*[.C230])+([.O229]*[.D230])+[.P229]" office:value-type="float" office:value="6.79188884467361" calcext:value-type="float">
            <text:p>6.7918888447</text:p>
          </table:table-cell>
          <table:table-cell table:formula="of:=1/(1+EXP(-[.H230]))" office:value-type="float" office:value="0.998878413480382" calcext:value-type="float">
            <text:p>0.99887841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0]-[.E230])^2" office:value-type="float" office:value="0.00000125795632098762" calcext:value-type="float">
            <text:p>0.000001258</text:p>
          </table:table-cell>
          <table:table-cell table:formula="of:=[.L229]+0.8*(2*([.I230]-[.E230])*(1-[.I230])*[.I230]*[.A230])" office:value-type="float" office:value="0.692641107767174" calcext:value-type="float">
            <text:p>0.6926411078</text:p>
          </table:table-cell>
          <table:table-cell table:style-name="ce8" table:formula="of:=[.M229]+0.8*(2*([.I230]-[.E230])*(1-[.I230])*[.I230]*[.B230])" office:value-type="float" office:value="0.591201877817402" calcext:value-type="float">
            <text:p>0.5912018778</text:p>
          </table:table-cell>
          <table:table-cell table:style-name="ce8" table:formula="of:=[.N229]+0.8*(2*([.I230]-[.E230])*(1-[.I230])*[.I230]*[.C230])" office:value-type="float" office:value="0.482135483262794" calcext:value-type="float">
            <text:p>0.4821354833</text:p>
          </table:table-cell>
          <table:table-cell table:formula="of:=[.O229]+0.8*(2*([.I230]-[.E230])*(1-[.I230])*[.I230]*[.D230])" office:value-type="float" office:value="0.330548899233958" calcext:value-type="float">
            <text:p>0.3305488992</text:p>
          </table:table-cell>
          <table:table-cell table:formula="of:=[.P229]+0.8*(2*([.I230]-[.E230])*(1-[.I230])*[.I230])" office:value-type="float" office:value="0.41487960650567" calcext:value-type="float">
            <text:p>0.4148796065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0]*[.A231])+([.M230]*[.B231])+([.N230]*[.C231])+([.O230]*[.D231])+[.P230]" office:value-type="float" office:value="6.87513294399687" calcext:value-type="float">
            <text:p>6.875132944</text:p>
          </table:table-cell>
          <table:table-cell table:formula="of:=1/(1+EXP(-[.H231]))" office:value-type="float" office:value="0.99896790604142" calcext:value-type="float">
            <text:p>0.99896790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1]-[.E231])^2" office:value-type="float" office:value="0.00000106521793933815" calcext:value-type="float">
            <text:p>1.06521793933815E-06</text:p>
          </table:table-cell>
          <table:table-cell table:formula="of:=[.L230]+0.8*(2*([.I231]-[.E231])*(1-[.I231])*[.I231]*[.A231])" office:value-type="float" office:value="0.692632254300969" calcext:value-type="float">
            <text:p>0.6926322543</text:p>
          </table:table-cell>
          <table:table-cell table:style-name="ce8" table:formula="of:=[.M230]+0.8*(2*([.I231]-[.E231])*(1-[.I231])*[.I231]*[.B231])" office:value-type="float" office:value="0.59119591875361" calcext:value-type="float">
            <text:p>0.5911959188</text:p>
          </table:table-cell>
          <table:table-cell table:style-name="ce8" table:formula="of:=[.N230]+0.8*(2*([.I231]-[.E231])*(1-[.I231])*[.I231]*[.C231])" office:value-type="float" office:value="0.482132929378311" calcext:value-type="float">
            <text:p>0.4821329294</text:p>
          </table:table-cell>
          <table:table-cell table:formula="of:=[.O230]+0.8*(2*([.I231]-[.E231])*(1-[.I231])*[.I231]*[.D231])" office:value-type="float" office:value="0.330548558716027" calcext:value-type="float">
            <text:p>0.3305485587</text:p>
          </table:table-cell>
          <table:table-cell table:formula="of:=[.P230]+0.8*(2*([.I231]-[.E231])*(1-[.I231])*[.I231])" office:value-type="float" office:value="0.414877903916015" calcext:value-type="float">
            <text:p>0.4148779039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1]*[.A232])+([.M231]*[.B232])+([.N231]*[.C232])+([.O231]*[.D232])+[.P231]" office:value-type="float" office:value="6.76772756291617" calcext:value-type="float">
            <text:p>6.7677275629</text:p>
          </table:table-cell>
          <table:table-cell table:formula="of:=1/(1+EXP(-[.H232]))" office:value-type="float" office:value="0.998851016002456" calcext:value-type="float">
            <text:p>0.99885101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2]-[.E232])^2" office:value-type="float" office:value="0.0000013201642266133" calcext:value-type="float">
            <text:p>1.3201642266133E-06</text:p>
          </table:table-cell>
          <table:table-cell table:formula="of:=[.L231]+0.8*(2*([.I232]-[.E232])*(1-[.I232])*[.I232]*[.A232])" office:value-type="float" office:value="0.692621283154775" calcext:value-type="float">
            <text:p>0.6926212832</text:p>
          </table:table-cell>
          <table:table-cell table:style-name="ce8" table:formula="of:=[.M231]+0.8*(2*([.I232]-[.E232])*(1-[.I232])*[.I232]*[.B232])" office:value-type="float" office:value="0.591188745311868" calcext:value-type="float">
            <text:p>0.5911887453</text:p>
          </table:table-cell>
          <table:table-cell table:style-name="ce8" table:formula="of:=[.N231]+0.8*(2*([.I232]-[.E232])*(1-[.I232])*[.I232]*[.C232])" office:value-type="float" office:value="0.482129975608182" calcext:value-type="float">
            <text:p>0.4821299756</text:p>
          </table:table-cell>
          <table:table-cell table:formula="of:=[.O231]+0.8*(2*([.I232]-[.E232])*(1-[.I232])*[.I232]*[.D232])" office:value-type="float" office:value="0.330548136748866" calcext:value-type="float">
            <text:p>0.3305481367</text:p>
          </table:table-cell>
          <table:table-cell table:formula="of:=[.P231]+0.8*(2*([.I232]-[.E232])*(1-[.I232])*[.I232])" office:value-type="float" office:value="0.414875794080208" calcext:value-type="float">
            <text:p>0.4148757941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2]*[.A233])+([.M232]*[.B233])+([.N232]*[.C233])+([.O232]*[.D233])+[.P232]" office:value-type="float" office:value="6.39951739822849" calcext:value-type="float">
            <text:p>6.3995173982</text:p>
          </table:table-cell>
          <table:table-cell table:formula="of:=1/(1+EXP(-[.H233]))" office:value-type="float" office:value="0.998340399515181" calcext:value-type="float">
            <text:p>0.998340399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3]-[.E233])^2" office:value-type="float" office:value="0.00000275427376921018" calcext:value-type="float">
            <text:p>2.75427376921018E-06</text:p>
          </table:table-cell>
          <table:table-cell table:formula="of:=[.L232]+0.8*(2*([.I233]-[.E233])*(1-[.I233])*[.I233]*[.A233])" office:value-type="float" office:value="0.692600605389906" calcext:value-type="float">
            <text:p>0.6926006054</text:p>
          </table:table-cell>
          <table:table-cell table:style-name="ce8" table:formula="of:=[.M232]+0.8*(2*([.I233]-[.E233])*(1-[.I233])*[.I233]*[.B233])" office:value-type="float" office:value="0.591174666833659" calcext:value-type="float">
            <text:p>0.5911746668</text:p>
          </table:table-cell>
          <table:table-cell table:style-name="ce8" table:formula="of:=[.N232]+0.8*(2*([.I233]-[.E233])*(1-[.I233])*[.I233]*[.C233])" office:value-type="float" office:value="0.482122936369078" calcext:value-type="float">
            <text:p>0.4821229364</text:p>
          </table:table-cell>
          <table:table-cell table:formula="of:=[.O232]+0.8*(2*([.I233]-[.E233])*(1-[.I233])*[.I233]*[.D233])" office:value-type="float" office:value="0.330547256843977" calcext:value-type="float">
            <text:p>0.3305472568</text:p>
          </table:table-cell>
          <table:table-cell table:formula="of:=[.P232]+0.8*(2*([.I233]-[.E233])*(1-[.I233])*[.I233])" office:value-type="float" office:value="0.414871394555768" calcext:value-type="float">
            <text:p>0.414871394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3]*[.A234])+([.M233]*[.B234])+([.N233]*[.C234])+([.O233]*[.D234])+[.P233]" office:value-type="float" office:value="6.40950191717098" calcext:value-type="float">
            <text:p>6.4095019172</text:p>
          </table:table-cell>
          <table:table-cell table:formula="of:=1/(1+EXP(-[.H234]))" office:value-type="float" office:value="0.998356860287127" calcext:value-type="float">
            <text:p>0.998356860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4]-[.E234])^2" office:value-type="float" office:value="0.00000269990811601963" calcext:value-type="float">
            <text:p>2.69990811601963E-06</text:p>
          </table:table-cell>
          <table:table-cell table:formula="of:=[.L233]+0.8*(2*([.I234]-[.E234])*(1-[.I234])*[.I234]*[.A234])" office:value-type="float" office:value="0.692579904166561" calcext:value-type="float">
            <text:p>0.6925799042</text:p>
          </table:table-cell>
          <table:table-cell table:style-name="ce8" table:formula="of:=[.M233]+0.8*(2*([.I234]-[.E234])*(1-[.I234])*[.I234]*[.B234])" office:value-type="float" office:value="0.591161297293582" calcext:value-type="float">
            <text:p>0.5911612973</text:p>
          </table:table-cell>
          <table:table-cell table:style-name="ce8" table:formula="of:=[.N233]+0.8*(2*([.I234]-[.E234])*(1-[.I234])*[.I234]*[.C234])" office:value-type="float" office:value="0.482116035961296" calcext:value-type="float">
            <text:p>0.482116036</text:p>
          </table:table-cell>
          <table:table-cell table:formula="of:=[.O233]+0.8*(2*([.I234]-[.E234])*(1-[.I234])*[.I234]*[.D234])" office:value-type="float" office:value="0.330546394293005" calcext:value-type="float">
            <text:p>0.3305463943</text:p>
          </table:table-cell>
          <table:table-cell table:formula="of:=[.P233]+0.8*(2*([.I234]-[.E234])*(1-[.I234])*[.I234])" office:value-type="float" office:value="0.414867081800905" calcext:value-type="float">
            <text:p>0.414867081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4]*[.A235])+([.M234]*[.B235])+([.N234]*[.C235])+([.O234]*[.D235])+[.P234]" office:value-type="float" office:value="7.02013958675766" calcext:value-type="float">
            <text:p>7.0201395868</text:p>
          </table:table-cell>
          <table:table-cell table:formula="of:=1/(1+EXP(-[.H235]))" office:value-type="float" office:value="0.999107097252488" calcext:value-type="float">
            <text:p>0.99910709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5]-[.E235])^2" office:value-type="float" office:value="0.000000797275316514028" calcext:value-type="float">
            <text:p>7.97275316514028E-07</text:p>
          </table:table-cell>
          <table:table-cell table:formula="of:=[.L234]+0.8*(2*([.I235]-[.E235])*(1-[.I235])*[.I235]*[.A235])" office:value-type="float" office:value="0.69257302185855" calcext:value-type="float">
            <text:p>0.6925730219</text:p>
          </table:table-cell>
          <table:table-cell table:style-name="ce8" table:formula="of:=[.M234]+0.8*(2*([.I235]-[.E235])*(1-[.I235])*[.I235]*[.B235])" office:value-type="float" office:value="0.591156963988538" calcext:value-type="float">
            <text:p>0.591156964</text:p>
          </table:table-cell>
          <table:table-cell table:style-name="ce8" table:formula="of:=[.N234]+0.8*(2*([.I235]-[.E235])*(1-[.I235])*[.I235]*[.C235])" office:value-type="float" office:value="0.482114124209071" calcext:value-type="float">
            <text:p>0.4821141242</text:p>
          </table:table-cell>
          <table:table-cell table:formula="of:=[.O234]+0.8*(2*([.I235]-[.E235])*(1-[.I235])*[.I235]*[.D235])" office:value-type="float" office:value="0.330545884492411" calcext:value-type="float">
            <text:p>0.3305458845</text:p>
          </table:table-cell>
          <table:table-cell table:formula="of:=[.P234]+0.8*(2*([.I235]-[.E235])*(1-[.I235])*[.I235])" office:value-type="float" office:value="0.414865807299421" calcext:value-type="float">
            <text:p>0.4148658073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5]*[.A236])+([.M235]*[.B236])+([.N235]*[.C236])+([.O235]*[.D236])+[.P235]" office:value-type="float" office:value="7.19621484807973" calcext:value-type="float">
            <text:p>7.1962148481</text:p>
          </table:table-cell>
          <table:table-cell table:formula="of:=1/(1+EXP(-[.H236]))" office:value-type="float" office:value="0.999251144101274" calcext:value-type="float">
            <text:p>0.999251144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6]-[.E236])^2" office:value-type="float" office:value="0.000000560785157056522" calcext:value-type="float">
            <text:p>5.60785157056522E-07</text:p>
          </table:table-cell>
          <table:table-cell table:formula="of:=[.L235]+0.8*(2*([.I236]-[.E236])*(1-[.I236])*[.I236]*[.A236])" office:value-type="float" office:value="0.692568359620004" calcext:value-type="float">
            <text:p>0.6925683596</text:p>
          </table:table-cell>
          <table:table-cell table:style-name="ce8" table:formula="of:=[.M235]+0.8*(2*([.I236]-[.E236])*(1-[.I236])*[.I236]*[.B236])" office:value-type="float" office:value="0.591153287992762" calcext:value-type="float">
            <text:p>0.591153288</text:p>
          </table:table-cell>
          <table:table-cell table:style-name="ce8" table:formula="of:=[.N235]+0.8*(2*([.I236]-[.E236])*(1-[.I236])*[.I236]*[.C236])" office:value-type="float" office:value="0.482112779332567" calcext:value-type="float">
            <text:p>0.4821127793</text:p>
          </table:table-cell>
          <table:table-cell table:formula="of:=[.O235]+0.8*(2*([.I236]-[.E236])*(1-[.I236])*[.I236]*[.D236])" office:value-type="float" office:value="0.330545794833978" calcext:value-type="float">
            <text:p>0.3305457948</text:p>
          </table:table-cell>
          <table:table-cell table:formula="of:=[.P235]+0.8*(2*([.I236]-[.E236])*(1-[.I236])*[.I236])" office:value-type="float" office:value="0.414864910715085" calcext:value-type="float">
            <text:p>0.4148649107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6]*[.A237])+([.M236]*[.B237])+([.N236]*[.C237])+([.O236]*[.D237])+[.P236]" office:value-type="float" office:value="7.4479017482271" calcext:value-type="float">
            <text:p>7.4479017482</text:p>
          </table:table-cell>
          <table:table-cell table:formula="of:=1/(1+EXP(-[.H237]))" office:value-type="float" office:value="0.999417676394435" calcext:value-type="float">
            <text:p>0.999417676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7]-[.E237])^2" office:value-type="float" office:value="0.000000339100781598202" calcext:value-type="float">
            <text:p>3.39100781598202E-07</text:p>
          </table:table-cell>
          <table:table-cell table:formula="of:=[.L236]+0.8*(2*([.I237]-[.E237])*(1-[.I237])*[.I237]*[.A237])" office:value-type="float" office:value="0.69256537727083" calcext:value-type="float">
            <text:p>0.6925653773</text:p>
          </table:table-cell>
          <table:table-cell table:style-name="ce8" table:formula="of:=[.M236]+0.8*(2*([.I237]-[.E237])*(1-[.I237])*[.I237]*[.B237])" office:value-type="float" office:value="0.591151010562484" calcext:value-type="float">
            <text:p>0.5911510106</text:p>
          </table:table-cell>
          <table:table-cell table:style-name="ce8" table:formula="of:=[.N236]+0.8*(2*([.I237]-[.E237])*(1-[.I237])*[.I237]*[.C237])" office:value-type="float" office:value="0.482112020189141" calcext:value-type="float">
            <text:p>0.4821120202</text:p>
          </table:table-cell>
          <table:table-cell table:formula="of:=[.O236]+0.8*(2*([.I237]-[.E237])*(1-[.I237])*[.I237]*[.D237])" office:value-type="float" office:value="0.330545686384917" calcext:value-type="float">
            <text:p>0.3305456864</text:p>
          </table:table-cell>
          <table:table-cell table:formula="of:=[.P236]+0.8*(2*([.I237]-[.E237])*(1-[.I237])*[.I237])" office:value-type="float" office:value="0.414864368469781" calcext:value-type="float">
            <text:p>0.414864368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7]*[.A238])+([.M237]*[.B238])+([.N237]*[.C238])+([.O237]*[.D238])+[.P237]" office:value-type="float" office:value="6.39722544876275" calcext:value-type="float">
            <text:p>6.3972254488</text:p>
          </table:table-cell>
          <table:table-cell table:formula="of:=1/(1+EXP(-[.H238]))" office:value-type="float" office:value="0.99833659776681" calcext:value-type="float">
            <text:p>0.998336597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8]-[.E238])^2" office:value-type="float" office:value="0.0000027669069893802" calcext:value-type="float">
            <text:p>2.7669069893802E-06</text:p>
          </table:table-cell>
          <table:table-cell table:formula="of:=[.L237]+0.8*(2*([.I238]-[.E238])*(1-[.I238])*[.I238]*[.A238])" office:value-type="float" office:value="0.692543720803471" calcext:value-type="float">
            <text:p>0.6925437208</text:p>
          </table:table-cell>
          <table:table-cell table:style-name="ce8" table:formula="of:=[.M237]+0.8*(2*([.I238]-[.E238])*(1-[.I238])*[.I238]*[.B238])" office:value-type="float" office:value="0.591137309532114" calcext:value-type="float">
            <text:p>0.5911373095</text:p>
          </table:table-cell>
          <table:table-cell table:style-name="ce8" table:formula="of:=[.N237]+0.8*(2*([.I238]-[.E238])*(1-[.I238])*[.I238]*[.C238])" office:value-type="float" office:value="0.482105390658317" calcext:value-type="float">
            <text:p>0.4821053907</text:p>
          </table:table-cell>
          <table:table-cell table:formula="of:=[.O237]+0.8*(2*([.I238]-[.E238])*(1-[.I238])*[.I238]*[.D238])" office:value-type="float" office:value="0.330545244416195" calcext:value-type="float">
            <text:p>0.3305452444</text:p>
          </table:table-cell>
          <table:table-cell table:formula="of:=[.P237]+0.8*(2*([.I238]-[.E238])*(1-[.I238])*[.I238])" office:value-type="float" office:value="0.414859948782565" calcext:value-type="float">
            <text:p>0.41485994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8]*[.A239])+([.M238]*[.B239])+([.N238]*[.C239])+([.O238]*[.D239])+[.P238]" office:value-type="float" office:value="6.4138534609759" calcext:value-type="float">
            <text:p>6.413853461</text:p>
          </table:table-cell>
          <table:table-cell table:formula="of:=1/(1+EXP(-[.H239]))" office:value-type="float" office:value="0.998363983274492" calcext:value-type="float">
            <text:p>0.998363983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39]-[.E239])^2" office:value-type="float" office:value="0.00000267655072614175" calcext:value-type="float">
            <text:p>2.67655072614175E-06</text:p>
          </table:table-cell>
          <table:table-cell table:formula="of:=[.L238]+0.8*(2*([.I239]-[.E239])*(1-[.I239])*[.I239]*[.A239])" office:value-type="float" office:value="0.692522343428716" calcext:value-type="float">
            <text:p>0.6925223434</text:p>
          </table:table-cell>
          <table:table-cell table:style-name="ce8" table:formula="of:=[.M238]+0.8*(2*([.I239]-[.E239])*(1-[.I239])*[.I239]*[.B239])" office:value-type="float" office:value="0.59112362801227" calcext:value-type="float">
            <text:p>0.591123628</text:p>
          </table:table-cell>
          <table:table-cell table:style-name="ce8" table:formula="of:=[.N238]+0.8*(2*([.I239]-[.E239])*(1-[.I239])*[.I239]*[.C239])" office:value-type="float" office:value="0.482100260088376" calcext:value-type="float">
            <text:p>0.4821002601</text:p>
          </table:table-cell>
          <table:table-cell table:formula="of:=[.O238]+0.8*(2*([.I239]-[.E239])*(1-[.I239])*[.I239]*[.D239])" office:value-type="float" office:value="0.330544389321205" calcext:value-type="float">
            <text:p>0.3305443893</text:p>
          </table:table-cell>
          <table:table-cell table:formula="of:=[.P238]+0.8*(2*([.I239]-[.E239])*(1-[.I239])*[.I239])" office:value-type="float" office:value="0.414855673307614" calcext:value-type="float">
            <text:p>0.414855673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39]*[.A240])+([.M239]*[.B240])+([.N239]*[.C240])+([.O239]*[.D240])+[.P239]" office:value-type="float" office:value="6.98550047618763" calcext:value-type="float">
            <text:p>6.9855004762</text:p>
          </table:table-cell>
          <table:table-cell table:formula="of:=1/(1+EXP(-[.H240]))" office:value-type="float" office:value="0.999075655063971" calcext:value-type="float">
            <text:p>0.999075655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0]-[.E240])^2" office:value-type="float" office:value="0.000000854413560762247" calcext:value-type="float">
            <text:p>8.54413560762247E-07</text:p>
          </table:table-cell>
          <table:table-cell table:formula="of:=[.L239]+0.8*(2*([.I240]-[.E240])*(1-[.I240])*[.I240]*[.A240])" office:value-type="float" office:value="0.692514831539382" calcext:value-type="float">
            <text:p>0.6925148315</text:p>
          </table:table-cell>
          <table:table-cell table:style-name="ce8" table:formula="of:=[.M239]+0.8*(2*([.I240]-[.E240])*(1-[.I240])*[.I240]*[.B240])" office:value-type="float" office:value="0.591118847719058" calcext:value-type="float">
            <text:p>0.5911188477</text:p>
          </table:table-cell>
          <table:table-cell table:style-name="ce8" table:formula="of:=[.N239]+0.8*(2*([.I240]-[.E240])*(1-[.I240])*[.I240]*[.C240])" office:value-type="float" office:value="0.482098484550897" calcext:value-type="float">
            <text:p>0.4820984846</text:p>
          </table:table-cell>
          <table:table-cell table:formula="of:=[.O239]+0.8*(2*([.I240]-[.E240])*(1-[.I240])*[.I240]*[.D240])" office:value-type="float" office:value="0.330544116161593" calcext:value-type="float">
            <text:p>0.3305441162</text:p>
          </table:table-cell>
          <table:table-cell table:formula="of:=[.P239]+0.8*(2*([.I240]-[.E240])*(1-[.I240])*[.I240])" office:value-type="float" office:value="0.414854307509553" calcext:value-type="float">
            <text:p>0.414854307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0]*[.A241])+([.M240]*[.B241])+([.N240]*[.C241])+([.O240]*[.D241])+[.P240]" office:value-type="float" office:value="6.39684754842411" calcext:value-type="float">
            <text:p>6.3968475484</text:p>
          </table:table-cell>
          <table:table-cell table:formula="of:=1/(1+EXP(-[.H241]))" office:value-type="float" office:value="0.998335970093962" calcext:value-type="float">
            <text:p>0.998335970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1]-[.E241])^2" office:value-type="float" office:value="0.00000276899552819024" calcext:value-type="float">
            <text:p>0.000002769</text:p>
          </table:table-cell>
          <table:table-cell table:formula="of:=[.L240]+0.8*(2*([.I241]-[.E241])*(1-[.I241])*[.I241]*[.A241])" office:value-type="float" office:value="0.692493158738742" calcext:value-type="float">
            <text:p>0.6924931587</text:p>
          </table:table-cell>
          <table:table-cell table:style-name="ce8" table:formula="of:=[.M240]+0.8*(2*([.I241]-[.E241])*(1-[.I241])*[.I241]*[.B241])" office:value-type="float" office:value="0.591105136355387" calcext:value-type="float">
            <text:p>0.5911051364</text:p>
          </table:table-cell>
          <table:table-cell table:style-name="ce8" table:formula="of:=[.N240]+0.8*(2*([.I241]-[.E241])*(1-[.I241])*[.I241]*[.C241])" office:value-type="float" office:value="0.482091850020089" calcext:value-type="float">
            <text:p>0.48209185</text:p>
          </table:table-cell>
          <table:table-cell table:formula="of:=[.O240]+0.8*(2*([.I241]-[.E241])*(1-[.I241])*[.I241]*[.D241])" office:value-type="float" office:value="0.330543673859539" calcext:value-type="float">
            <text:p>0.3305436739</text:p>
          </table:table-cell>
          <table:table-cell table:formula="of:=[.P240]+0.8*(2*([.I241]-[.E241])*(1-[.I241])*[.I241])" office:value-type="float" office:value="0.414849884489014" calcext:value-type="float">
            <text:p>0.4148498845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1]*[.A242])+([.M241]*[.B242])+([.N241]*[.C242])+([.O241]*[.D242])+[.P241]" office:value-type="float" office:value="5.92796333180366" calcext:value-type="float">
            <text:p>5.9279633318</text:p>
          </table:table-cell>
          <table:table-cell table:formula="of:=1/(1+EXP(-[.H242]))" office:value-type="float" office:value="0.997343175567838" calcext:value-type="float">
            <text:p>0.997343175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2]-[.E242])^2" office:value-type="float" office:value="0.00000705871606333516" calcext:value-type="float">
            <text:p>7.05871606333516E-06</text:p>
          </table:table-cell>
          <table:table-cell table:formula="of:=[.L241]+0.8*(2*([.I242]-[.E242])*(1-[.I242])*[.I242]*[.A242])" office:value-type="float" office:value="0.692443597404192" calcext:value-type="float">
            <text:p>0.6924435974</text:p>
          </table:table-cell>
          <table:table-cell table:style-name="ce8" table:formula="of:=[.M241]+0.8*(2*([.I242]-[.E242])*(1-[.I242])*[.I242]*[.B242])" office:value-type="float" office:value="0.591071344536376" calcext:value-type="float">
            <text:p>0.5910713445</text:p>
          </table:table-cell>
          <table:table-cell table:style-name="ce8" table:formula="of:=[.N241]+0.8*(2*([.I242]-[.E242])*(1-[.I242])*[.I242]*[.C242])" office:value-type="float" office:value="0.482077206898517" calcext:value-type="float">
            <text:p>0.4820772069</text:p>
          </table:table-cell>
          <table:table-cell table:formula="of:=[.O241]+0.8*(2*([.I242]-[.E242])*(1-[.I242])*[.I242]*[.D242])" office:value-type="float" office:value="0.330541421071605" calcext:value-type="float">
            <text:p>0.3305414211</text:p>
          </table:table-cell>
          <table:table-cell table:formula="of:=[.P241]+0.8*(2*([.I242]-[.E242])*(1-[.I242])*[.I242])" office:value-type="float" office:value="0.414838620549344" calcext:value-type="float">
            <text:p>0.414838620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2]*[.A243])+([.M242]*[.B243])+([.N242]*[.C243])+([.O242]*[.D243])+[.P242]" office:value-type="float" office:value="6.7451676332965" calcext:value-type="float">
            <text:p>6.7451676333</text:p>
          </table:table-cell>
          <table:table-cell table:formula="of:=1/(1+EXP(-[.H243]))" office:value-type="float" office:value="0.998824831212934" calcext:value-type="float">
            <text:p>0.99882483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3]-[.E243])^2" office:value-type="float" office:value="0.00000138102167809346" calcext:value-type="float">
            <text:p>0.000001381</text:p>
          </table:table-cell>
          <table:table-cell table:formula="of:=[.L242]+0.8*(2*([.I243]-[.E243])*(1-[.I243])*[.I243]*[.A243])" office:value-type="float" office:value="0.692432341510436" calcext:value-type="float">
            <text:p>0.6924323415</text:p>
          </table:table-cell>
          <table:table-cell table:style-name="ce8" table:formula="of:=[.M242]+0.8*(2*([.I243]-[.E243])*(1-[.I243])*[.I243]*[.B243])" office:value-type="float" office:value="0.591063840607206" calcext:value-type="float">
            <text:p>0.5910638406</text:p>
          </table:table-cell>
          <table:table-cell table:style-name="ce8" table:formula="of:=[.N242]+0.8*(2*([.I243]-[.E243])*(1-[.I243])*[.I243]*[.C243])" office:value-type="float" office:value="0.48207389634153" calcext:value-type="float">
            <text:p>0.4820738963</text:p>
          </table:table-cell>
          <table:table-cell table:formula="of:=[.O242]+0.8*(2*([.I243]-[.E243])*(1-[.I243])*[.I243]*[.D243])" office:value-type="float" office:value="0.330540979664007" calcext:value-type="float">
            <text:p>0.3305409797</text:p>
          </table:table-cell>
          <table:table-cell table:formula="of:=[.P242]+0.8*(2*([.I243]-[.E243])*(1-[.I243])*[.I243])" office:value-type="float" office:value="0.414836413511353" calcext:value-type="float">
            <text:p>0.41483641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3]*[.A244])+([.M243]*[.B244])+([.N243]*[.C244])+([.O243]*[.D244])+[.P243]" office:value-type="float" office:value="6.67157992233195" calcext:value-type="float">
            <text:p>6.6715799223</text:p>
          </table:table-cell>
          <table:table-cell table:formula="of:=1/(1+EXP(-[.H244]))" office:value-type="float" office:value="0.998735205369597" calcext:value-type="float">
            <text:p>0.998735205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4]-[.E244])^2" office:value-type="float" office:value="0.00000159970545709561" calcext:value-type="float">
            <text:p>1.59970545709561E-06</text:p>
          </table:table-cell>
          <table:table-cell table:formula="of:=[.L243]+0.8*(2*([.I244]-[.E244])*(1-[.I244])*[.I244]*[.A244])" office:value-type="float" office:value="0.692419560053171" calcext:value-type="float">
            <text:p>0.6924195601</text:p>
          </table:table-cell>
          <table:table-cell table:style-name="ce8" table:formula="of:=[.M243]+0.8*(2*([.I244]-[.E244])*(1-[.I244])*[.I244]*[.B244])" office:value-type="float" office:value="0.59105489358712" calcext:value-type="float">
            <text:p>0.5910548936</text:p>
          </table:table-cell>
          <table:table-cell table:style-name="ce8" table:formula="of:=[.N243]+0.8*(2*([.I244]-[.E244])*(1-[.I244])*[.I244]*[.C244])" office:value-type="float" office:value="0.482070573162641" calcext:value-type="float">
            <text:p>0.4820705732</text:p>
          </table:table-cell>
          <table:table-cell table:formula="of:=[.O243]+0.8*(2*([.I244]-[.E244])*(1-[.I244])*[.I244]*[.D244])" office:value-type="float" office:value="0.330540212776571" calcext:value-type="float">
            <text:p>0.3305402128</text:p>
          </table:table-cell>
          <table:table-cell table:formula="of:=[.P243]+0.8*(2*([.I244]-[.E244])*(1-[.I244])*[.I244])" office:value-type="float" office:value="0.414833857219899" calcext:value-type="float">
            <text:p>0.4148338572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4]*[.A245])+([.M244]*[.B245])+([.N244]*[.C245])+([.O244]*[.D245])+[.P244]" office:value-type="float" office:value="5.61600194165395" calcext:value-type="float">
            <text:p>5.6160019417</text:p>
          </table:table-cell>
          <table:table-cell table:formula="of:=1/(1+EXP(-[.H245]))" office:value-type="float" office:value="0.996374033833759" calcext:value-type="float">
            <text:p>0.996374033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5]-[.E245])^2" office:value-type="float" office:value="0.000013147630638722" calcext:value-type="float">
            <text:p>1.3147630638722E-05</text:p>
          </table:table-cell>
          <table:table-cell table:formula="of:=[.L244]+0.8*(2*([.I245]-[.E245])*(1-[.I245])*[.I245]*[.A245])" office:value-type="float" office:value="0.692325240357192" calcext:value-type="float">
            <text:p>0.6923252404</text:p>
          </table:table-cell>
          <table:table-cell table:style-name="ce8" table:formula="of:=[.M244]+0.8*(2*([.I245]-[.E245])*(1-[.I245])*[.I245]*[.B245])" office:value-type="float" office:value="0.591006685742508" calcext:value-type="float">
            <text:p>0.5910066857</text:p>
          </table:table-cell>
          <table:table-cell table:style-name="ce8" table:formula="of:=[.N244]+0.8*(2*([.I245]-[.E245])*(1-[.I245])*[.I245]*[.C245])" office:value-type="float" office:value="0.482043325250469" calcext:value-type="float">
            <text:p>0.4820433253</text:p>
          </table:table-cell>
          <table:table-cell table:formula="of:=[.O244]+0.8*(2*([.I245]-[.E245])*(1-[.I245])*[.I245]*[.D245])" office:value-type="float" office:value="0.330533924796839" calcext:value-type="float">
            <text:p>0.3305339248</text:p>
          </table:table-cell>
          <table:table-cell table:formula="of:=[.P244]+0.8*(2*([.I245]-[.E245])*(1-[.I245])*[.I245])" office:value-type="float" office:value="0.41481289728746" calcext:value-type="float">
            <text:p>0.4148128973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5]*[.A246])+([.M245]*[.B246])+([.N245]*[.C246])+([.O245]*[.D246])+[.P245]" office:value-type="float" office:value="6.04502845702011" calcext:value-type="float">
            <text:p>6.045028457</text:p>
          </table:table-cell>
          <table:table-cell table:formula="of:=1/(1+EXP(-[.H246]))" office:value-type="float" office:value="0.997635988387723" calcext:value-type="float">
            <text:p>0.997635988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6]-[.E246])^2" office:value-type="float" office:value="0.00000558855090298237" calcext:value-type="float">
            <text:p>5.58855090298237E-06</text:p>
          </table:table-cell>
          <table:table-cell table:formula="of:=[.L245]+0.8*(2*([.I246]-[.E246])*(1-[.I246])*[.I246]*[.A246])" office:value-type="float" office:value="0.692285989967085" calcext:value-type="float">
            <text:p>0.69228599</text:p>
          </table:table-cell>
          <table:table-cell table:style-name="ce8" table:formula="of:=[.M245]+0.8*(2*([.I246]-[.E246])*(1-[.I246])*[.I246]*[.B246])" office:value-type="float" office:value="0.590978140004249" calcext:value-type="float">
            <text:p>0.59097814</text:p>
          </table:table-cell>
          <table:table-cell table:style-name="ce8" table:formula="of:=[.N245]+0.8*(2*([.I246]-[.E246])*(1-[.I246])*[.I246]*[.C246])" office:value-type="float" office:value="0.482031728544302" calcext:value-type="float">
            <text:p>0.4820317285</text:p>
          </table:table-cell>
          <table:table-cell table:formula="of:=[.O245]+0.8*(2*([.I246]-[.E246])*(1-[.I246])*[.I246]*[.D246])" office:value-type="float" office:value="0.330532140688198" calcext:value-type="float">
            <text:p>0.3305321407</text:p>
          </table:table-cell>
          <table:table-cell table:formula="of:=[.P245]+0.8*(2*([.I246]-[.E246])*(1-[.I246])*[.I246])" office:value-type="float" office:value="0.414803976744254" calcext:value-type="float">
            <text:p>0.41480397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6]*[.A247])+([.M246]*[.B247])+([.N246]*[.C247])+([.O246]*[.D247])+[.P246]" office:value-type="float" office:value="6.91422746667835" calcext:value-type="float">
            <text:p>6.9142274667</text:p>
          </table:table-cell>
          <table:table-cell table:formula="of:=1/(1+EXP(-[.H247]))" office:value-type="float" office:value="0.999007437447448" calcext:value-type="float">
            <text:p>0.999007437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7]-[.E247])^2" office:value-type="float" office:value="0.000000985180420729161" calcext:value-type="float">
            <text:p>9.85180420729161E-07</text:p>
          </table:table-cell>
          <table:table-cell table:formula="of:=[.L246]+0.8*(2*([.I247]-[.E247])*(1-[.I247])*[.I247]*[.A247])" office:value-type="float" office:value="0.692278116346545" calcext:value-type="float">
            <text:p>0.6922781163</text:p>
          </table:table-cell>
          <table:table-cell table:style-name="ce8" table:formula="of:=[.M246]+0.8*(2*([.I247]-[.E247])*(1-[.I247])*[.I247]*[.B247])" office:value-type="float" office:value="0.590972628469871" calcext:value-type="float">
            <text:p>0.5909726285</text:p>
          </table:table-cell>
          <table:table-cell table:style-name="ce8" table:formula="of:=[.N246]+0.8*(2*([.I247]-[.E247])*(1-[.I247])*[.I247]*[.C247])" office:value-type="float" office:value="0.482029208985729" calcext:value-type="float">
            <text:p>0.482029209</text:p>
          </table:table-cell>
          <table:table-cell table:formula="of:=[.O246]+0.8*(2*([.I247]-[.E247])*(1-[.I247])*[.I247]*[.D247])" office:value-type="float" office:value="0.330531195853733" calcext:value-type="float">
            <text:p>0.3305311959</text:p>
          </table:table-cell>
          <table:table-cell table:formula="of:=[.P246]+0.8*(2*([.I247]-[.E247])*(1-[.I247])*[.I247])" office:value-type="float" office:value="0.414802402020146" calcext:value-type="float">
            <text:p>0.414802402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7]*[.A248])+([.M247]*[.B248])+([.N247]*[.C248])+([.O247]*[.D248])+[.P247]" office:value-type="float" office:value="7.23918475898741" calcext:value-type="float">
            <text:p>7.239184759</text:p>
          </table:table-cell>
          <table:table-cell table:formula="of:=1/(1+EXP(-[.H248]))" office:value-type="float" office:value="0.999282618225557" calcext:value-type="float">
            <text:p>0.999282618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8]-[.E248])^2" office:value-type="float" office:value="0.000000514636610302388" calcext:value-type="float">
            <text:p>5.14636610302388E-07</text:p>
          </table:table-cell>
          <table:table-cell table:formula="of:=[.L247]+0.8*(2*([.I248]-[.E248])*(1-[.I248])*[.I248]*[.A248])" office:value-type="float" office:value="0.692273919924403" calcext:value-type="float">
            <text:p>0.6922739199</text:p>
          </table:table-cell>
          <table:table-cell table:style-name="ce8" table:formula="of:=[.M247]+0.8*(2*([.I248]-[.E248])*(1-[.I248])*[.I248]*[.B248])" office:value-type="float" office:value="0.590969501723961" calcext:value-type="float">
            <text:p>0.5909695017</text:p>
          </table:table-cell>
          <table:table-cell table:style-name="ce8" table:formula="of:=[.N247]+0.8*(2*([.I248]-[.E248])*(1-[.I248])*[.I248]*[.C248])" office:value-type="float" office:value="0.482027645612774" calcext:value-type="float">
            <text:p>0.4820276456</text:p>
          </table:table-cell>
          <table:table-cell table:formula="of:=[.O247]+0.8*(2*([.I248]-[.E248])*(1-[.I248])*[.I248]*[.D248])" office:value-type="float" office:value="0.330530866722584" calcext:value-type="float">
            <text:p>0.3305308667</text:p>
          </table:table-cell>
          <table:table-cell table:formula="of:=[.P247]+0.8*(2*([.I248]-[.E248])*(1-[.I248])*[.I248])" office:value-type="float" office:value="0.414801579192275" calcext:value-type="float">
            <text:p>0.4148015792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8]*[.A249])+([.M248]*[.B249])+([.N248]*[.C249])+([.O248]*[.D249])+[.P248]" office:value-type="float" office:value="6.28462286387595" calcext:value-type="float">
            <text:p>6.2846228639</text:p>
          </table:table-cell>
          <table:table-cell table:formula="of:=1/(1+EXP(-[.H249]))" office:value-type="float" office:value="0.998138710752354" calcext:value-type="float">
            <text:p>0.998138710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49]-[.E249])^2" office:value-type="float" office:value="0.00000346439766340076" calcext:value-type="float">
            <text:p>3.46439766340076E-06</text:p>
          </table:table-cell>
          <table:table-cell table:formula="of:=[.L248]+0.8*(2*([.I249]-[.E249])*(1-[.I249])*[.I249]*[.A249])" office:value-type="float" office:value="0.692247362872878" calcext:value-type="float">
            <text:p>0.6922473629</text:p>
          </table:table-cell>
          <table:table-cell table:style-name="ce8" table:formula="of:=[.M248]+0.8*(2*([.I249]-[.E249])*(1-[.I249])*[.I249]*[.B249])" office:value-type="float" office:value="0.590952903566758" calcext:value-type="float">
            <text:p>0.5909529036</text:p>
          </table:table-cell>
          <table:table-cell table:style-name="ce8" table:formula="of:=[.N248]+0.8*(2*([.I249]-[.E249])*(1-[.I249])*[.I249]*[.C249])" office:value-type="float" office:value="0.482019899806079" calcext:value-type="float">
            <text:p>0.4820198998</text:p>
          </table:table-cell>
          <table:table-cell table:formula="of:=[.O248]+0.8*(2*([.I249]-[.E249])*(1-[.I249])*[.I249]*[.D249])" office:value-type="float" office:value="0.330529206906864" calcext:value-type="float">
            <text:p>0.3305292069</text:p>
          </table:table-cell>
          <table:table-cell table:formula="of:=[.P248]+0.8*(2*([.I249]-[.E249])*(1-[.I249])*[.I249])" office:value-type="float" office:value="0.414796046473207" calcext:value-type="float">
            <text:p>0.4147960465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49]*[.A250])+([.M249]*[.B250])+([.N249]*[.C250])+([.O249]*[.D250])+[.P249]" office:value-type="float" office:value="7.02821631174966" calcext:value-type="float">
            <text:p>7.0282163117</text:p>
          </table:table-cell>
          <table:table-cell table:formula="of:=1/(1+EXP(-[.H250]))" office:value-type="float" office:value="0.999114273575201" calcext:value-type="float">
            <text:p>0.99911427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0]-[.E250])^2" office:value-type="float" office:value="0.000000784511299587817" calcext:value-type="float">
            <text:p>7.84511299587817E-07</text:p>
          </table:table-cell>
          <table:table-cell table:formula="of:=[.L249]+0.8*(2*([.I250]-[.E250])*(1-[.I250])*[.I250]*[.A250])" office:value-type="float" office:value="0.69224096693075" calcext:value-type="float">
            <text:p>0.6922409669</text:p>
          </table:table-cell>
          <table:table-cell table:style-name="ce8" table:formula="of:=[.M249]+0.8*(2*([.I250]-[.E250])*(1-[.I250])*[.I250]*[.B250])" office:value-type="float" office:value="0.59094813796282" calcext:value-type="float">
            <text:p>0.590948138</text:p>
          </table:table-cell>
          <table:table-cell table:style-name="ce8" table:formula="of:=[.N249]+0.8*(2*([.I250]-[.E250])*(1-[.I250])*[.I250]*[.C250])" office:value-type="float" office:value="0.482017893236" calcext:value-type="float">
            <text:p>0.4820178932</text:p>
          </table:table-cell>
          <table:table-cell table:formula="of:=[.O249]+0.8*(2*([.I250]-[.E250])*(1-[.I250])*[.I250]*[.D250])" office:value-type="float" office:value="0.330528956085604" calcext:value-type="float">
            <text:p>0.3305289561</text:p>
          </table:table-cell>
          <table:table-cell table:formula="of:=[.P249]+0.8*(2*([.I250]-[.E250])*(1-[.I250])*[.I250])" office:value-type="float" office:value="0.414794792366907" calcext:value-type="float">
            <text:p>0.4147947924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0]*[.A251])+([.M250]*[.B251])+([.N250]*[.C251])+([.O250]*[.D251])+[.P250]" office:value-type="float" office:value="6.2310681234769" calcext:value-type="float">
            <text:p>6.2310681235</text:p>
          </table:table-cell>
          <table:table-cell table:formula="of:=1/(1+EXP(-[.H251]))" office:value-type="float" office:value="0.998036513462172" calcext:value-type="float">
            <text:p>0.99803651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1]-[.E251])^2" office:value-type="float" office:value="0.00000385527938423295" calcext:value-type="float">
            <text:p>3.85527938423295E-06</text:p>
          </table:table-cell>
          <table:table-cell table:formula="of:=[.L250]+0.8*(2*([.I251]-[.E251])*(1-[.I251])*[.I251]*[.A251])" office:value-type="float" office:value="0.692212647788131" calcext:value-type="float">
            <text:p>0.6922126478</text:p>
          </table:table-cell>
          <table:table-cell table:style-name="ce8" table:formula="of:=[.M250]+0.8*(2*([.I251]-[.E251])*(1-[.I251])*[.I251]*[.B251])" office:value-type="float" office:value="0.590928437689693" calcext:value-type="float">
            <text:p>0.5909284377</text:p>
          </table:table-cell>
          <table:table-cell table:style-name="ce8" table:formula="of:=[.N250]+0.8*(2*([.I251]-[.E251])*(1-[.I251])*[.I251]*[.C251])" office:value-type="float" office:value="0.482009274366507" calcext:value-type="float">
            <text:p>0.4820092744</text:p>
          </table:table-cell>
          <table:table-cell table:formula="of:=[.O250]+0.8*(2*([.I251]-[.E251])*(1-[.I251])*[.I251]*[.D251])" office:value-type="float" office:value="0.330527724818534" calcext:value-type="float">
            <text:p>0.3305277248</text:p>
          </table:table-cell>
          <table:table-cell table:formula="of:=[.P250]+0.8*(2*([.I251]-[.E251])*(1-[.I251])*[.I251])" office:value-type="float" office:value="0.414788636031555" calcext:value-type="float">
            <text:p>0.414788636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1]*[.A252])+([.M251]*[.B252])+([.N251]*[.C252])+([.O251]*[.D252])+[.P251]" office:value-type="float" office:value="7.05907034527398" calcext:value-type="float">
            <text:p>7.0590703453</text:p>
          </table:table-cell>
          <table:table-cell table:formula="of:=1/(1+EXP(-[.H252]))" office:value-type="float" office:value="0.999141161405453" calcext:value-type="float">
            <text:p>0.999141161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2]-[.E252])^2" office:value-type="float" office:value="0.000000737603731483936" calcext:value-type="float">
            <text:p>7.37603731483936E-07</text:p>
          </table:table-cell>
          <table:table-cell table:formula="of:=[.L251]+0.8*(2*([.I252]-[.E252])*(1-[.I252])*[.I252]*[.A252])" office:value-type="float" office:value="0.69220639828042" calcext:value-type="float">
            <text:p>0.6922063983</text:p>
          </table:table-cell>
          <table:table-cell table:style-name="ce8" table:formula="of:=[.M251]+0.8*(2*([.I252]-[.E252])*(1-[.I252])*[.I252]*[.B252])" office:value-type="float" office:value="0.59092407482582" calcext:value-type="float">
            <text:p>0.5909240748</text:p>
          </table:table-cell>
          <table:table-cell table:style-name="ce8" table:formula="of:=[.N251]+0.8*(2*([.I252]-[.E252])*(1-[.I252])*[.I252]*[.C252])" office:value-type="float" office:value="0.482007505637909" calcext:value-type="float">
            <text:p>0.4820075056</text:p>
          </table:table-cell>
          <table:table-cell table:formula="of:=[.O251]+0.8*(2*([.I252]-[.E252])*(1-[.I252])*[.I252]*[.D252])" office:value-type="float" office:value="0.330527488988054" calcext:value-type="float">
            <text:p>0.330527489</text:p>
          </table:table-cell>
          <table:table-cell table:formula="of:=[.P251]+0.8*(2*([.I252]-[.E252])*(1-[.I252])*[.I252])" office:value-type="float" office:value="0.414787456879157" calcext:value-type="float">
            <text:p>0.414787456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L252]*[.A253])+([.M252]*[.B253])+([.N252]*[.C253])+([.O252]*[.D253])+[.P252]" office:value-type="float" office:value="6.56678490089714" calcext:value-type="float">
            <text:p>6.5667849009</text:p>
          </table:table-cell>
          <table:table-cell table:formula="of:=1/(1+EXP(-[.H253]))" office:value-type="float" office:value="0.99859566335229" calcext:value-type="float">
            <text:p>0.998595663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3]-[.E253])^2" office:value-type="float" office:value="0.00000197216142010012" calcext:value-type="float">
            <text:p>1.97216142010012E-06</text:p>
          </table:table-cell>
          <table:table-cell table:formula="of:=[.L252]+0.8*(2*([.I253]-[.E253])*(1-[.I253])*[.I253]*[.A253])" office:value-type="float" office:value="0.692190643145688" calcext:value-type="float">
            <text:p>0.6921906431</text:p>
          </table:table-cell>
          <table:table-cell table:style-name="ce8" table:formula="of:=[.M252]+0.8*(2*([.I253]-[.E253])*(1-[.I253])*[.I253]*[.B253])" office:value-type="float" office:value="0.590913676436896" calcext:value-type="float">
            <text:p>0.5909136764</text:p>
          </table:table-cell>
          <table:table-cell table:style-name="ce8" table:formula="of:=[.N252]+0.8*(2*([.I253]-[.E253])*(1-[.I253])*[.I253]*[.C253])" office:value-type="float" office:value="0.482003094200184" calcext:value-type="float">
            <text:p>0.4820030942</text:p>
          </table:table-cell>
          <table:table-cell table:formula="of:=[.O252]+0.8*(2*([.I253]-[.E253])*(1-[.I253])*[.I253]*[.D253])" office:value-type="float" office:value="0.330526858782665" calcext:value-type="float">
            <text:p>0.3305268588</text:p>
          </table:table-cell>
          <table:table-cell table:formula="of:=[.P252]+0.8*(2*([.I253]-[.E253])*(1-[.I253])*[.I253])" office:value-type="float" office:value="0.41478430585221" calcext:value-type="float">
            <text:p>0.4147843059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3]*[.A254])+([.M253]*[.B254])+([.N253]*[.C254])+([.O253]*[.D254])+[.P253]" office:value-type="float" office:value="10.4439362020696" calcext:value-type="float">
            <text:p>10.4439362021</text:p>
          </table:table-cell>
          <table:table-cell table:formula="of:=1/(1+EXP(-[.H254]))" office:value-type="float" office:value="0.999970876505138" calcext:value-type="float">
            <text:p>0.999970876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4]-[.E254])^2" office:value-type="float" office:value="0.999941753858455" calcext:value-type="float">
            <text:p>0.9999417539</text:p>
          </table:table-cell>
          <table:table-cell table:formula="of:=[.L253]+0.8*(2*([.I254]-[.E254])*(1-[.I254])*[.I254]*[.A254])" office:value-type="float" office:value="0.692484190874873" calcext:value-type="float">
            <text:p>0.6924841909</text:p>
          </table:table-cell>
          <table:table-cell table:style-name="ce8" table:formula="of:=[.M253]+0.8*(2*([.I254]-[.E254])*(1-[.I254])*[.I254]*[.B254])" office:value-type="float" office:value="0.591067439533136" calcext:value-type="float">
            <text:p>0.5910674395</text:p>
          </table:table-cell>
          <table:table-cell table:style-name="ce8" table:formula="of:=[.N253]+0.8*(2*([.I254]-[.E254])*(1-[.I254])*[.I254]*[.C254])" office:value-type="float" office:value="0.482282663466075" calcext:value-type="float">
            <text:p>0.4822826635</text:p>
          </table:table-cell>
          <table:table-cell table:formula="of:=[.O253]+0.8*(2*([.I254]-[.E254])*(1-[.I254])*[.I254]*[.D254])" office:value-type="float" office:value="0.330643345976786" calcext:value-type="float">
            <text:p>0.330643346</text:p>
          </table:table-cell>
          <table:table-cell table:formula="of:=[.P253]+0.8*(2*([.I254]-[.E254])*(1-[.I254])*[.I254])" office:value-type="float" office:value="0.414830900729859" calcext:value-type="float">
            <text:p>0.4148309007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4]*[.A255])+([.M254]*[.B255])+([.N254]*[.C255])+([.O254]*[.D255])+[.P254]" office:value-type="float" office:value="9.11498523557647" calcext:value-type="float">
            <text:p>9.1149852356</text:p>
          </table:table-cell>
          <table:table-cell table:formula="of:=1/(1+EXP(-[.H255]))" office:value-type="float" office:value="0.99989000715442" calcext:value-type="float">
            <text:p>0.99989000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5]-[.E255])^2" office:value-type="float" office:value="0.999780026407267" calcext:value-type="float">
            <text:p>0.9997800264</text:p>
          </table:table-cell>
          <table:table-cell table:formula="of:=[.L254]+0.8*(2*([.I255]-[.E255])*(1-[.I255])*[.I255]*[.A255])" office:value-type="float" office:value="0.693504699947414" calcext:value-type="float">
            <text:p>0.6935046999</text:p>
          </table:table-cell>
          <table:table-cell table:style-name="ce8" table:formula="of:=[.M254]+0.8*(2*([.I255]-[.E255])*(1-[.I255])*[.I255]*[.B255])" office:value-type="float" office:value="0.591542504101388" calcext:value-type="float">
            <text:p>0.5915425041</text:p>
          </table:table-cell>
          <table:table-cell table:style-name="ce8" table:formula="of:=[.N254]+0.8*(2*([.I255]-[.E255])*(1-[.I255])*[.I255]*[.C255])" office:value-type="float" office:value="0.483180007650551" calcext:value-type="float">
            <text:p>0.4831800077</text:p>
          </table:table-cell>
          <table:table-cell table:formula="of:=[.O254]+0.8*(2*([.I255]-[.E255])*(1-[.I255])*[.I255]*[.D255])" office:value-type="float" office:value="0.330977650672963" calcext:value-type="float">
            <text:p>0.3309776507</text:p>
          </table:table-cell>
          <table:table-cell table:formula="of:=[.P254]+0.8*(2*([.I255]-[.E255])*(1-[.I255])*[.I255])" office:value-type="float" office:value="0.415006850569952" calcext:value-type="float">
            <text:p>0.4150068506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5]*[.A256])+([.M255]*[.B256])+([.N255]*[.C256])+([.O255]*[.D256])+[.P255]" office:value-type="float" office:value="10.6593328440522" calcext:value-type="float">
            <text:p>10.6593328441</text:p>
          </table:table-cell>
          <table:table-cell table:formula="of:=1/(1+EXP(-[.H256]))" office:value-type="float" office:value="0.999976519876998" calcext:value-type="float">
            <text:p>0.999976519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6]-[.E256])^2" office:value-type="float" office:value="0.999953040305313" calcext:value-type="float">
            <text:p>0.9999530403</text:p>
          </table:table-cell>
          <table:table-cell table:formula="of:=[.L255]+0.8*(2*([.I256]-[.E256])*(1-[.I256])*[.I256]*[.A256])" office:value-type="float" office:value="0.693771421618955" calcext:value-type="float">
            <text:p>0.6937714216</text:p>
          </table:table-cell>
          <table:table-cell table:style-name="ce8" table:formula="of:=[.M255]+0.8*(2*([.I256]-[.E256])*(1-[.I256])*[.I256]*[.B256])" office:value-type="float" office:value="0.591655203399222" calcext:value-type="float">
            <text:p>0.5916552034</text:p>
          </table:table-cell>
          <table:table-cell table:style-name="ce8" table:formula="of:=[.N255]+0.8*(2*([.I256]-[.E256])*(1-[.I256])*[.I256]*[.C256])" office:value-type="float" office:value="0.483401649602958" calcext:value-type="float">
            <text:p>0.4834016496</text:p>
          </table:table-cell>
          <table:table-cell table:formula="of:=[.O255]+0.8*(2*([.I256]-[.E256])*(1-[.I256])*[.I256]*[.D256])" office:value-type="float" office:value="0.331056540181447" calcext:value-type="float">
            <text:p>0.3310565402</text:p>
          </table:table-cell>
          <table:table-cell table:formula="of:=[.P255]+0.8*(2*([.I256]-[.E256])*(1-[.I256])*[.I256])" office:value-type="float" office:value="0.415044417002564" calcext:value-type="float">
            <text:p>0.41504441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6]*[.A257])+([.M256]*[.B257])+([.N256]*[.C257])+([.O256]*[.D257])+[.P256]" office:value-type="float" office:value="9.8045554731629" calcext:value-type="float">
            <text:p>9.8045554732</text:p>
          </table:table-cell>
          <table:table-cell table:formula="of:=1/(1+EXP(-[.H257]))" office:value-type="float" office:value="0.999944803481162" calcext:value-type="float">
            <text:p>0.999944803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7]-[.E257])^2" office:value-type="float" office:value="0.999889610008981" calcext:value-type="float">
            <text:p>0.99988961</text:p>
          </table:table-cell>
          <table:table-cell table:formula="of:=[.L256]+0.8*(2*([.I257]-[.E257])*(1-[.I257])*[.I257]*[.A257])" office:value-type="float" office:value="0.694327741109954" calcext:value-type="float">
            <text:p>0.6943277411</text:p>
          </table:table-cell>
          <table:table-cell table:style-name="ce8" table:formula="of:=[.M256]+0.8*(2*([.I257]-[.E257])*(1-[.I257])*[.I257]*[.B257])" office:value-type="float" office:value="0.591911286974444" calcext:value-type="float">
            <text:p>0.591911287</text:p>
          </table:table-cell>
          <table:table-cell table:style-name="ce8" table:formula="of:=[.N256]+0.8*(2*([.I257]-[.E257])*(1-[.I257])*[.I257]*[.C257])" office:value-type="float" office:value="0.48389615581718" calcext:value-type="float">
            <text:p>0.4838961558</text:p>
          </table:table-cell>
          <table:table-cell table:formula="of:=[.O256]+0.8*(2*([.I257]-[.E257])*(1-[.I257])*[.I257]*[.D257])" office:value-type="float" office:value="0.331215488607447" calcext:value-type="float">
            <text:p>0.3312154886</text:p>
          </table:table-cell>
          <table:table-cell table:formula="of:=[.P256]+0.8*(2*([.I257]-[.E257])*(1-[.I257])*[.I257])" office:value-type="float" office:value="0.415132721683674" calcext:value-type="float">
            <text:p>0.4151327217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7]*[.A258])+([.M257]*[.B258])+([.N257]*[.C258])+([.O257]*[.D258])+[.P257]" office:value-type="float" office:value="10.2392686784977" calcext:value-type="float">
            <text:p>10.2392686785</text:p>
          </table:table-cell>
          <table:table-cell table:formula="of:=1/(1+EXP(-[.H258]))" office:value-type="float" office:value="0.99996426230046" calcext:value-type="float">
            <text:p>0.999964262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8]-[.E258])^2" office:value-type="float" office:value="0.999928525878103" calcext:value-type="float">
            <text:p>0.9999285259</text:p>
          </table:table-cell>
          <table:table-cell table:formula="of:=[.L257]+0.8*(2*([.I258]-[.E258])*(1-[.I258])*[.I258]*[.A258])" office:value-type="float" office:value="0.694699386620236" calcext:value-type="float">
            <text:p>0.6946993866</text:p>
          </table:table-cell>
          <table:table-cell table:style-name="ce8" table:formula="of:=[.M257]+0.8*(2*([.I258]-[.E258])*(1-[.I258])*[.I258]*[.B258])" office:value-type="float" office:value="0.592082815671497" calcext:value-type="float">
            <text:p>0.5920828157</text:p>
          </table:table-cell>
          <table:table-cell table:style-name="ce8" table:formula="of:=[.N257]+0.8*(2*([.I258]-[.E258])*(1-[.I258])*[.I258]*[.C258])" office:value-type="float" office:value="0.484227777964816" calcext:value-type="float">
            <text:p>0.484227778</text:p>
          </table:table-cell>
          <table:table-cell table:formula="of:=[.O257]+0.8*(2*([.I258]-[.E258])*(1-[.I258])*[.I258]*[.D258])" office:value-type="float" office:value="0.331341276318619" calcext:value-type="float">
            <text:p>0.3313412763</text:p>
          </table:table-cell>
          <table:table-cell table:formula="of:=[.P257]+0.8*(2*([.I258]-[.E258])*(1-[.I258])*[.I258])" office:value-type="float" office:value="0.415189897916026" calcext:value-type="float">
            <text:p>0.4151898979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8]*[.A259])+([.M258]*[.B259])+([.N258]*[.C259])+([.O258]*[.D259])+[.P258]" office:value-type="float" office:value="11.3628736980812" calcext:value-type="float">
            <text:p>11.3628736981</text:p>
          </table:table-cell>
          <table:table-cell table:formula="of:=1/(1+EXP(-[.H259]))" office:value-type="float" office:value="0.99998838119111" calcext:value-type="float">
            <text:p>0.99998838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59]-[.E259])^2" office:value-type="float" office:value="0.999976762517216" calcext:value-type="float">
            <text:p>0.9999767625</text:p>
          </table:table-cell>
          <table:table-cell table:formula="of:=[.L258]+0.8*(2*([.I259]-[.E259])*(1-[.I259])*[.I259]*[.A259])" office:value-type="float" office:value="0.694840668053239" calcext:value-type="float">
            <text:p>0.6948406681</text:p>
          </table:table-cell>
          <table:table-cell table:style-name="ce8" table:formula="of:=[.M258]+0.8*(2*([.I259]-[.E259])*(1-[.I259])*[.I259]*[.B259])" office:value-type="float" office:value="0.592138584658209" calcext:value-type="float">
            <text:p>0.5921385847</text:p>
          </table:table-cell>
          <table:table-cell table:style-name="ce8" table:formula="of:=[.N258]+0.8*(2*([.I259]-[.E259])*(1-[.I259])*[.I259]*[.C259])" office:value-type="float" office:value="0.484350469735581" calcext:value-type="float">
            <text:p>0.4843504697</text:p>
          </table:table-cell>
          <table:table-cell table:formula="of:=[.O258]+0.8*(2*([.I259]-[.E259])*(1-[.I259])*[.I259]*[.D259])" office:value-type="float" office:value="0.331380314609317" calcext:value-type="float">
            <text:p>0.3313803146</text:p>
          </table:table-cell>
          <table:table-cell table:formula="of:=[.P258]+0.8*(2*([.I259]-[.E259])*(1-[.I259])*[.I259])" office:value-type="float" office:value="0.415208487578263" calcext:value-type="float">
            <text:p>0.4152084876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59]*[.A260])+([.M259]*[.B260])+([.N259]*[.C260])+([.O259]*[.D260])+[.P259]" office:value-type="float" office:value="8.04319787133061" calcext:value-type="float">
            <text:p>8.0431978713</text:p>
          </table:table-cell>
          <table:table-cell table:formula="of:=1/(1+EXP(-[.H260]))" office:value-type="float" office:value="0.999678823293778" calcext:value-type="float">
            <text:p>0.999678823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0]-[.E260])^2" office:value-type="float" office:value="0.999357749742033" calcext:value-type="float">
            <text:p>0.9993577497</text:p>
          </table:table-cell>
          <table:table-cell table:formula="of:=[.L259]+0.8*(2*([.I260]-[.E260])*(1-[.I260])*[.I260]*[.A260])" office:value-type="float" office:value="0.697357076227568" calcext:value-type="float">
            <text:p>0.6973570762</text:p>
          </table:table-cell>
          <table:table-cell table:style-name="ce8" table:formula="of:=[.M259]+0.8*(2*([.I260]-[.E260])*(1-[.I260])*[.I260]*[.B260])" office:value-type="float" office:value="0.593422466379805" calcext:value-type="float">
            <text:p>0.5934224664</text:p>
          </table:table-cell>
          <table:table-cell table:style-name="ce8" table:formula="of:=[.N259]+0.8*(2*([.I260]-[.E260])*(1-[.I260])*[.I260]*[.C260])" office:value-type="float" office:value="0.486661456834455" calcext:value-type="float">
            <text:p>0.4866614568</text:p>
          </table:table-cell>
          <table:table-cell table:formula="of:=[.O259]+0.8*(2*([.I260]-[.E260])*(1-[.I260])*[.I260]*[.D260])" office:value-type="float" office:value="0.332253354180003" calcext:value-type="float">
            <text:p>0.3322533542</text:p>
          </table:table-cell>
          <table:table-cell table:formula="of:=[.P259]+0.8*(2*([.I260]-[.E260])*(1-[.I260])*[.I260])" office:value-type="float" office:value="0.415722040266901" calcext:value-type="float">
            <text:p>0.4157220403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0]*[.A261])+([.M260]*[.B261])+([.N260]*[.C261])+([.O260]*[.D261])+[.P260]" office:value-type="float" office:value="10.8913770648107" calcext:value-type="float">
            <text:p>10.8913770648</text:p>
          </table:table-cell>
          <table:table-cell table:formula="of:=1/(1+EXP(-[.H261]))" office:value-type="float" office:value="0.999981382260268" calcext:value-type="float">
            <text:p>0.999981382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1]-[.E261])^2" office:value-type="float" office:value="0.999962764867156" calcext:value-type="float">
            <text:p>0.9999627649</text:p>
          </table:table-cell>
          <table:table-cell table:formula="of:=[.L260]+0.8*(2*([.I261]-[.E261])*(1-[.I261])*[.I261]*[.A261])" office:value-type="float" office:value="0.697574523330668" calcext:value-type="float">
            <text:p>0.6975745233</text:p>
          </table:table-cell>
          <table:table-cell table:style-name="ce8" table:formula="of:=[.M260]+0.8*(2*([.I261]-[.E261])*(1-[.I261])*[.I261]*[.B261])" office:value-type="float" office:value="0.593508849475557" calcext:value-type="float">
            <text:p>0.5935088495</text:p>
          </table:table-cell>
          <table:table-cell table:style-name="ce8" table:formula="of:=[.N260]+0.8*(2*([.I261]-[.E261])*(1-[.I261])*[.I261]*[.C261])" office:value-type="float" office:value="0.486849116663158" calcext:value-type="float">
            <text:p>0.4868491167</text:p>
          </table:table-cell>
          <table:table-cell table:formula="of:=[.O260]+0.8*(2*([.I261]-[.E261])*(1-[.I261])*[.I261]*[.D261])" office:value-type="float" office:value="0.332306971273918" calcext:value-type="float">
            <text:p>0.3323069713</text:p>
          </table:table-cell>
          <table:table-cell table:formula="of:=[.P260]+0.8*(2*([.I261]-[.E261])*(1-[.I261])*[.I261])" office:value-type="float" office:value="0.415751827541299" calcext:value-type="float">
            <text:p>0.4157518275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1]*[.A262])+([.M261]*[.B262])+([.N261]*[.C262])+([.O261]*[.D262])+[.P261]" office:value-type="float" office:value="9.99515068248504" calcext:value-type="float">
            <text:p>9.9951506825</text:p>
          </table:table-cell>
          <table:table-cell table:formula="of:=1/(1+EXP(-[.H262]))" office:value-type="float" office:value="0.999954381458036" calcext:value-type="float">
            <text:p>0.999954381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2]-[.E262])^2" office:value-type="float" office:value="0.999908764997123" calcext:value-type="float">
            <text:p>0.999908765</text:p>
          </table:table-cell>
          <table:table-cell table:formula="of:=[.L261]+0.8*(2*([.I262]-[.E262])*(1-[.I262])*[.I262]*[.A262])" office:value-type="float" office:value="0.698063509483802" calcext:value-type="float">
            <text:p>0.6980635095</text:p>
          </table:table-cell>
          <table:table-cell table:style-name="ce8" table:formula="of:=[.M261]+0.8*(2*([.I262]-[.E262])*(1-[.I262])*[.I262]*[.B262])" office:value-type="float" office:value="0.593691306995383" calcext:value-type="float">
            <text:p>0.593691307</text:p>
          </table:table-cell>
          <table:table-cell table:style-name="ce8" table:formula="of:=[.N261]+0.8*(2*([.I262]-[.E262])*(1-[.I262])*[.I262]*[.C262])" office:value-type="float" office:value="0.487272418109154" calcext:value-type="float">
            <text:p>0.4872724181</text:p>
          </table:table-cell>
          <table:table-cell table:formula="of:=[.O261]+0.8*(2*([.I262]-[.E262])*(1-[.I262])*[.I262]*[.D262])" office:value-type="float" office:value="0.332438340688193" calcext:value-type="float">
            <text:p>0.3324383407</text:p>
          </table:table-cell>
          <table:table-cell table:formula="of:=[.P261]+0.8*(2*([.I262]-[.E262])*(1-[.I262])*[.I262])" office:value-type="float" office:value="0.415824810549229" calcext:value-type="float">
            <text:p>0.4158248105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2]*[.A263])+([.M262]*[.B263])+([.N262]*[.C263])+([.O262]*[.D263])+[.P262]" office:value-type="float" office:value="11.3826283862023" calcext:value-type="float">
            <text:p>11.3826283862</text:p>
          </table:table-cell>
          <table:table-cell table:formula="of:=1/(1+EXP(-[.H263]))" office:value-type="float" office:value="0.999988608462215" calcext:value-type="float">
            <text:p>0.999988608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3]-[.E263])^2" office:value-type="float" office:value="0.999977217054198" calcext:value-type="float">
            <text:p>0.9999772171</text:p>
          </table:table-cell>
          <table:table-cell table:formula="of:=[.L262]+0.8*(2*([.I263]-[.E263])*(1-[.I263])*[.I263]*[.A263])" office:value-type="float" office:value="0.698194737009263" calcext:value-type="float">
            <text:p>0.698194737</text:p>
          </table:table-cell>
          <table:table-cell table:style-name="ce8" table:formula="of:=[.M262]+0.8*(2*([.I263]-[.E263])*(1-[.I263])*[.I263]*[.B263])" office:value-type="float" office:value="0.593756920758114" calcext:value-type="float">
            <text:p>0.5937569208</text:p>
          </table:table-cell>
          <table:table-cell table:style-name="ce8" table:formula="of:=[.N262]+0.8*(2*([.I263]-[.E263])*(1-[.I263])*[.I263]*[.C263])" office:value-type="float" office:value="0.487383596984892" calcext:value-type="float">
            <text:p>0.487383597</text:p>
          </table:table-cell>
          <table:table-cell table:formula="of:=[.O262]+0.8*(2*([.I263]-[.E263])*(1-[.I263])*[.I263]*[.D263])" office:value-type="float" office:value="0.3324839058012" calcext:value-type="float">
            <text:p>0.3324839058</text:p>
          </table:table-cell>
          <table:table-cell table:formula="of:=[.P262]+0.8*(2*([.I263]-[.E263])*(1-[.I263])*[.I263])" office:value-type="float" office:value="0.415843036594432" calcext:value-type="float">
            <text:p>0.4158430366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3]*[.A264])+([.M263]*[.B264])+([.N263]*[.C264])+([.O263]*[.D264])+[.P263]" office:value-type="float" office:value="10.004755129806" calcext:value-type="float">
            <text:p>10.0047551298</text:p>
          </table:table-cell>
          <table:table-cell table:formula="of:=1/(1+EXP(-[.H264]))" office:value-type="float" office:value="0.999954817481887" calcext:value-type="float">
            <text:p>0.999954817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4]-[.E264])^2" office:value-type="float" office:value="0.999909637005233" calcext:value-type="float">
            <text:p>0.999909637</text:p>
          </table:table-cell>
          <table:table-cell table:formula="of:=[.L263]+0.8*(2*([.I264]-[.E264])*(1-[.I264])*[.I264]*[.A264])" office:value-type="float" office:value="0.698664592736233" calcext:value-type="float">
            <text:p>0.6986645927</text:p>
          </table:table-cell>
          <table:table-cell table:style-name="ce8" table:formula="of:=[.M263]+0.8*(2*([.I264]-[.E264])*(1-[.I264])*[.I264]*[.B264])" office:value-type="float" office:value="0.593988234346776" calcext:value-type="float">
            <text:p>0.5939882343</text:p>
          </table:table-cell>
          <table:table-cell table:style-name="ce8" table:formula="of:=[.N263]+0.8*(2*([.I264]-[.E264])*(1-[.I264])*[.I264]*[.C264])" office:value-type="float" office:value="0.487752253016823" calcext:value-type="float">
            <text:p>0.487752253</text:p>
          </table:table-cell>
          <table:table-cell table:formula="of:=[.O263]+0.8*(2*([.I264]-[.E264])*(1-[.I264])*[.I264]*[.D264])" office:value-type="float" office:value="0.332628476794114" calcext:value-type="float">
            <text:p>0.3326284768</text:p>
          </table:table-cell>
          <table:table-cell table:formula="of:=[.P263]+0.8*(2*([.I264]-[.E264])*(1-[.I264])*[.I264])" office:value-type="float" office:value="0.415915322090889" calcext:value-type="float">
            <text:p>0.415915322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4]*[.A265])+([.M264]*[.B265])+([.N264]*[.C265])+([.O264]*[.D265])+[.P264]" office:value-type="float" office:value="9.70821799523705" calcext:value-type="float">
            <text:p>9.7082179952</text:p>
          </table:table-cell>
          <table:table-cell table:formula="of:=1/(1+EXP(-[.H265]))" office:value-type="float" office:value="0.999939221762889" calcext:value-type="float">
            <text:p>0.999939221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5]-[.E265])^2" office:value-type="float" office:value="0.999878447219772" calcext:value-type="float">
            <text:p>0.9998784472</text:p>
          </table:table-cell>
          <table:table-cell table:formula="of:=[.L264]+0.8*(2*([.I265]-[.E265])*(1-[.I265])*[.I265]*[.A265])" office:value-type="float" office:value="0.69928688623355" calcext:value-type="float">
            <text:p>0.6992868862</text:p>
          </table:table-cell>
          <table:table-cell table:style-name="ce8" table:formula="of:=[.M264]+0.8*(2*([.I265]-[.E265])*(1-[.I265])*[.I265]*[.B265])" office:value-type="float" office:value="0.594250764415957" calcext:value-type="float">
            <text:p>0.5942507644</text:p>
          </table:table-cell>
          <table:table-cell table:style-name="ce8" table:formula="of:=[.N264]+0.8*(2*([.I265]-[.E265])*(1-[.I265])*[.I265]*[.C265])" office:value-type="float" office:value="0.488267589819288" calcext:value-type="float">
            <text:p>0.4882675898</text:p>
          </table:table-cell>
          <table:table-cell table:formula="of:=[.O264]+0.8*(2*([.I265]-[.E265])*(1-[.I265])*[.I265]*[.D265])" office:value-type="float" office:value="0.33281322017613" calcext:value-type="float">
            <text:p>0.3328132202</text:p>
          </table:table-cell>
          <table:table-cell table:formula="of:=[.P264]+0.8*(2*([.I265]-[.E265])*(1-[.I265])*[.I265])" office:value-type="float" office:value="0.416012555449845" calcext:value-type="float">
            <text:p>0.4160125554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5]*[.A266])+([.M265]*[.B266])+([.N265]*[.C266])+([.O265]*[.D266])+[.P265]" office:value-type="float" office:value="10.3382951814618" calcext:value-type="float">
            <text:p>10.3382951815</text:p>
          </table:table-cell>
          <table:table-cell table:formula="of:=1/(1+EXP(-[.H266]))" office:value-type="float" office:value="0.999967631588045" calcext:value-type="float">
            <text:p>0.999967631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6]-[.E266])^2" office:value-type="float" office:value="0.999935264223805" calcext:value-type="float">
            <text:p>0.9999352642</text:p>
          </table:table-cell>
          <table:table-cell table:formula="of:=[.L265]+0.8*(2*([.I266]-[.E266])*(1-[.I266])*[.I266]*[.A266])" office:value-type="float" office:value="0.699639031757727" calcext:value-type="float">
            <text:p>0.6996390318</text:p>
          </table:table-cell>
          <table:table-cell table:style-name="ce8" table:formula="of:=[.M265]+0.8*(2*([.I266]-[.E266])*(1-[.I266])*[.I266]*[.B266])" office:value-type="float" office:value="0.594406122735446" calcext:value-type="float">
            <text:p>0.5944061227</text:p>
          </table:table-cell>
          <table:table-cell table:style-name="ce8" table:formula="of:=[.N265]+0.8*(2*([.I266]-[.E266])*(1-[.I266])*[.I266]*[.C266])" office:value-type="float" office:value="0.488552413405019" calcext:value-type="float">
            <text:p>0.4885524134</text:p>
          </table:table-cell>
          <table:table-cell table:formula="of:=[.O265]+0.8*(2*([.I266]-[.E266])*(1-[.I266])*[.I266]*[.D266])" office:value-type="float" office:value="0.332921970999773" calcext:value-type="float">
            <text:p>0.332921971</text:p>
          </table:table-cell>
          <table:table-cell table:formula="of:=[.P265]+0.8*(2*([.I266]-[.E266])*(1-[.I266])*[.I266])" office:value-type="float" office:value="0.416064341556341" calcext:value-type="float">
            <text:p>0.4160643416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6]*[.A267])+([.M266]*[.B267])+([.N266]*[.C267])+([.O266]*[.D267])+[.P266]" office:value-type="float" office:value="8.99862813843864" calcext:value-type="float">
            <text:p>8.9986281384</text:p>
          </table:table-cell>
          <table:table-cell table:formula="of:=1/(1+EXP(-[.H267]))" office:value-type="float" office:value="0.999876436048502" calcext:value-type="float">
            <text:p>0.99987643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7]-[.E267])^2" office:value-type="float" office:value="0.999752887365054" calcext:value-type="float">
            <text:p>0.9997528874</text:p>
          </table:table-cell>
          <table:table-cell table:formula="of:=[.L266]+0.8*(2*([.I267]-[.E267])*(1-[.I267])*[.I267]*[.A267])" office:value-type="float" office:value="0.700765656523362" calcext:value-type="float">
            <text:p>0.7007656565</text:p>
          </table:table-cell>
          <table:table-cell table:style-name="ce8" table:formula="of:=[.M266]+0.8*(2*([.I267]-[.E267])*(1-[.I267])*[.I267]*[.B267])" office:value-type="float" office:value="0.594900256404585" calcext:value-type="float">
            <text:p>0.5949002564</text:p>
          </table:table-cell>
          <table:table-cell table:style-name="ce8" table:formula="of:=[.N266]+0.8*(2*([.I267]-[.E267])*(1-[.I267])*[.I267]*[.C267])" office:value-type="float" office:value="0.489540680743296" calcext:value-type="float">
            <text:p>0.4895406807</text:p>
          </table:table-cell>
          <table:table-cell table:formula="of:=[.O266]+0.8*(2*([.I267]-[.E267])*(1-[.I267])*[.I267]*[.D267])" office:value-type="float" office:value="0.333317277935084" calcext:value-type="float">
            <text:p>0.3333172779</text:p>
          </table:table-cell>
          <table:table-cell table:formula="of:=[.P266]+0.8*(2*([.I267]-[.E267])*(1-[.I267])*[.I267])" office:value-type="float" office:value="0.416261995023997" calcext:value-type="float">
            <text:p>0.416261995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7]*[.A268])+([.M267]*[.B268])+([.N267]*[.C268])+([.O267]*[.D268])+[.P267]" office:value-type="float" office:value="9.44304245962735" calcext:value-type="float">
            <text:p>9.4430424596</text:p>
          </table:table-cell>
          <table:table-cell table:formula="of:=1/(1+EXP(-[.H268]))" office:value-type="float" office:value="0.999920767318214" calcext:value-type="float">
            <text:p>0.99992076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8]-[.E268])^2" office:value-type="float" office:value="0.999841540914246" calcext:value-type="float">
            <text:p>0.9998415409</text:p>
          </table:table-cell>
          <table:table-cell table:formula="of:=[.L267]+0.8*(2*([.I268]-[.E268])*(1-[.I268])*[.I268]*[.A268])" office:value-type="float" office:value="0.701500819298652" calcext:value-type="float">
            <text:p>0.7015008193</text:p>
          </table:table-cell>
          <table:table-cell table:style-name="ce8" table:formula="of:=[.M267]+0.8*(2*([.I268]-[.E268])*(1-[.I268])*[.I268]*[.B268])" office:value-type="float" office:value="0.595255162571966" calcext:value-type="float">
            <text:p>0.5952551626</text:p>
          </table:table-cell>
          <table:table-cell table:style-name="ce8" table:formula="of:=[.N267]+0.8*(2*([.I268]-[.E268])*(1-[.I268])*[.I268]*[.C268])" office:value-type="float" office:value="0.49018711697674" calcext:value-type="float">
            <text:p>0.490187117</text:p>
          </table:table-cell>
          <table:table-cell table:formula="of:=[.O267]+0.8*(2*([.I268]-[.E268])*(1-[.I268])*[.I268]*[.D268])" office:value-type="float" office:value="0.33362148322141" calcext:value-type="float">
            <text:p>0.3336214832</text:p>
          </table:table-cell>
          <table:table-cell table:formula="of:=[.P267]+0.8*(2*([.I268]-[.E268])*(1-[.I268])*[.I268])" office:value-type="float" office:value="0.416388747226633" calcext:value-type="float">
            <text:p>0.416388747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8]*[.A269])+([.M268]*[.B269])+([.N268]*[.C269])+([.O268]*[.D269])+[.P268]" office:value-type="float" office:value="10.1761316423543" calcext:value-type="float">
            <text:p>10.1761316424</text:p>
          </table:table-cell>
          <table:table-cell table:formula="of:=1/(1+EXP(-[.H269]))" office:value-type="float" office:value="0.999961933263306" calcext:value-type="float">
            <text:p>0.999961933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69]-[.E269])^2" office:value-type="float" office:value="0.999923867975688" calcext:value-type="float">
            <text:p>0.999923868</text:p>
          </table:table-cell>
          <table:table-cell table:formula="of:=[.L268]+0.8*(2*([.I269]-[.E269])*(1-[.I269])*[.I269]*[.A269])" office:value-type="float" office:value="0.701890593005878" calcext:value-type="float">
            <text:p>0.701890593</text:p>
          </table:table-cell>
          <table:table-cell table:style-name="ce8" table:formula="of:=[.M268]+0.8*(2*([.I269]-[.E269])*(1-[.I269])*[.I269]*[.B269])" office:value-type="float" office:value="0.595450049425579" calcext:value-type="float">
            <text:p>0.5954500494</text:p>
          </table:table-cell>
          <table:table-cell table:style-name="ce8" table:formula="of:=[.N268]+0.8*(2*([.I269]-[.E269])*(1-[.I269])*[.I269]*[.C269])" office:value-type="float" office:value="0.490509898328037" calcext:value-type="float">
            <text:p>0.4905098983</text:p>
          </table:table-cell>
          <table:table-cell table:formula="of:=[.O268]+0.8*(2*([.I269]-[.E269])*(1-[.I269])*[.I269]*[.D269])" office:value-type="float" office:value="0.333761558147445" calcext:value-type="float">
            <text:p>0.3337615581</text:p>
          </table:table-cell>
          <table:table-cell table:formula="of:=[.P268]+0.8*(2*([.I269]-[.E269])*(1-[.I269])*[.I269])" office:value-type="float" office:value="0.416449649368387" calcext:value-type="float">
            <text:p>0.4164496494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69]*[.A270])+([.M269]*[.B270])+([.N269]*[.C270])+([.O269]*[.D270])+[.P269]" office:value-type="float" office:value="10.0636638976529" calcext:value-type="float">
            <text:p>10.0636638977</text:p>
          </table:table-cell>
          <table:table-cell table:formula="of:=1/(1+EXP(-[.H270]))" office:value-type="float" office:value="0.999957402138114" calcext:value-type="float">
            <text:p>0.999957402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0]-[.E270])^2" office:value-type="float" office:value="0.999914806090806" calcext:value-type="float">
            <text:p>0.9999148061</text:p>
          </table:table-cell>
          <table:table-cell table:formula="of:=[.L269]+0.8*(2*([.I270]-[.E270])*(1-[.I270])*[.I270]*[.A270])" office:value-type="float" office:value="0.702333573027076" calcext:value-type="float">
            <text:p>0.702333573</text:p>
          </table:table-cell>
          <table:table-cell table:style-name="ce8" table:formula="of:=[.M269]+0.8*(2*([.I270]-[.E270])*(1-[.I270])*[.I270]*[.B270])" office:value-type="float" office:value="0.595654501743055" calcext:value-type="float">
            <text:p>0.5956545017</text:p>
          </table:table-cell>
          <table:table-cell table:style-name="ce8" table:formula="of:=[.N269]+0.8*(2*([.I270]-[.E270])*(1-[.I270])*[.I270]*[.C270])" office:value-type="float" office:value="0.490884727576743" calcext:value-type="float">
            <text:p>0.4908847276</text:p>
          </table:table-cell>
          <table:table-cell table:formula="of:=[.O269]+0.8*(2*([.I270]-[.E270])*(1-[.I270])*[.I270]*[.D270])" office:value-type="float" office:value="0.33388422953793" calcext:value-type="float">
            <text:p>0.3338842295</text:p>
          </table:table-cell>
          <table:table-cell table:formula="of:=[.P269]+0.8*(2*([.I270]-[.E270])*(1-[.I270])*[.I270])" office:value-type="float" office:value="0.416517800140879" calcext:value-type="float">
            <text:p>0.416517800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0]*[.A271])+([.M270]*[.B271])+([.N270]*[.C271])+([.O270]*[.D271])+[.P270]" office:value-type="float" office:value="12.1114463988206" calcext:value-type="float">
            <text:p>12.1114463988</text:p>
          </table:table-cell>
          <table:table-cell table:formula="of:=1/(1+EXP(-[.H271]))" office:value-type="float" office:value="0.999994503790554" calcext:value-type="float">
            <text:p>0.999994503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1]-[.E271])^2" office:value-type="float" office:value="0.999989007611317" calcext:value-type="float">
            <text:p>0.9999890076</text:p>
          </table:table-cell>
          <table:table-cell table:formula="of:=[.L270]+0.8*(2*([.I271]-[.E271])*(1-[.I271])*[.I271]*[.A271])" office:value-type="float" office:value="0.702401285583114" calcext:value-type="float">
            <text:p>0.7024012856</text:p>
          </table:table-cell>
          <table:table-cell table:style-name="ce8" table:formula="of:=[.M270]+0.8*(2*([.I271]-[.E271])*(1-[.I271])*[.I271]*[.B271])" office:value-type="float" office:value="0.595687918329152" calcext:value-type="float">
            <text:p>0.5956879183</text:p>
          </table:table-cell>
          <table:table-cell table:style-name="ce8" table:formula="of:=[.N270]+0.8*(2*([.I271]-[.E271])*(1-[.I271])*[.I271]*[.C271])" office:value-type="float" office:value="0.490943646294335" calcext:value-type="float">
            <text:p>0.4909436463</text:p>
          </table:table-cell>
          <table:table-cell table:formula="of:=[.O270]+0.8*(2*([.I271]-[.E271])*(1-[.I271])*[.I271]*[.D271])" office:value-type="float" office:value="0.333903575982513" calcext:value-type="float">
            <text:p>0.333903576</text:p>
          </table:table-cell>
          <table:table-cell table:formula="of:=[.P270]+0.8*(2*([.I271]-[.E271])*(1-[.I271])*[.I271])" office:value-type="float" office:value="0.416526593979325" calcext:value-type="float">
            <text:p>0.416526594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1]*[.A272])+([.M271]*[.B272])+([.N271]*[.C272])+([.O271]*[.D272])+[.P271]" office:value-type="float" office:value="11.5292944648158" calcext:value-type="float">
            <text:p>11.5292944648</text:p>
          </table:table-cell>
          <table:table-cell table:formula="of:=1/(1+EXP(-[.H272]))" office:value-type="float" office:value="0.999990162454336" calcext:value-type="float">
            <text:p>0.999990162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2]-[.E272])^2" office:value-type="float" office:value="0.999980325005449" calcext:value-type="float">
            <text:p>0.999980325</text:p>
          </table:table-cell>
          <table:table-cell table:formula="of:=[.L271]+0.8*(2*([.I272]-[.E272])*(1-[.I272])*[.I272]*[.A272])" office:value-type="float" office:value="0.702522481761114" calcext:value-type="float">
            <text:p>0.7025224818</text:p>
          </table:table-cell>
          <table:table-cell table:style-name="ce8" table:formula="of:=[.M271]+0.8*(2*([.I272]-[.E272])*(1-[.I272])*[.I272]*[.B272])" office:value-type="float" office:value="0.595728841713931" calcext:value-type="float">
            <text:p>0.5957288417</text:p>
          </table:table-cell>
          <table:table-cell table:style-name="ce8" table:formula="of:=[.N271]+0.8*(2*([.I272]-[.E272])*(1-[.I272])*[.I272]*[.C272])" office:value-type="float" office:value="0.491052250661633" calcext:value-type="float">
            <text:p>0.4910522507</text:p>
          </table:table-cell>
          <table:table-cell table:formula="of:=[.O271]+0.8*(2*([.I272]-[.E272])*(1-[.I272])*[.I272]*[.D272])" office:value-type="float" office:value="0.333939777438279" calcext:value-type="float">
            <text:p>0.3339397774</text:p>
          </table:table-cell>
          <table:table-cell table:formula="of:=[.P271]+0.8*(2*([.I272]-[.E272])*(1-[.I272])*[.I272])" office:value-type="float" office:value="0.416542333742702" calcext:value-type="float">
            <text:p>0.416542333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2]*[.A273])+([.M272]*[.B273])+([.N272]*[.C273])+([.O272]*[.D273])+[.P272]" office:value-type="float" office:value="8.89845159554561" calcext:value-type="float">
            <text:p>8.8984515955</text:p>
          </table:table-cell>
          <table:table-cell table:formula="of:=1/(1+EXP(-[.H273]))" office:value-type="float" office:value="0.999863418381799" calcext:value-type="float">
            <text:p>0.9998634184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3]-[.E273])^2" office:value-type="float" office:value="0.999726855418136" calcext:value-type="float">
            <text:p>0.9997268554</text:p>
          </table:table-cell>
          <table:table-cell table:formula="of:=[.L272]+0.8*(2*([.I273]-[.E273])*(1-[.I273])*[.I273]*[.A273])" office:value-type="float" office:value="0.703833307153167" calcext:value-type="float">
            <text:p>0.7038333072</text:p>
          </table:table-cell>
          <table:table-cell table:style-name="ce8" table:formula="of:=[.M272]+0.8*(2*([.I273]-[.E273])*(1-[.I273])*[.I273]*[.B273])" office:value-type="float" office:value="0.596209477691017" calcext:value-type="float">
            <text:p>0.5962094777</text:p>
          </table:table-cell>
          <table:table-cell table:style-name="ce8" table:formula="of:=[.N272]+0.8*(2*([.I273]-[.E273])*(1-[.I273])*[.I273]*[.C273])" office:value-type="float" office:value="0.49214460515501" calcext:value-type="float">
            <text:p>0.4921446052</text:p>
          </table:table-cell>
          <table:table-cell table:formula="of:=[.O272]+0.8*(2*([.I273]-[.E273])*(1-[.I273])*[.I273]*[.D273])" office:value-type="float" office:value="0.334267483786292" calcext:value-type="float">
            <text:p>0.3342674838</text:p>
          </table:table-cell>
          <table:table-cell table:formula="of:=[.P272]+0.8*(2*([.I273]-[.E273])*(1-[.I273])*[.I273])" office:value-type="float" office:value="0.416760804641377" calcext:value-type="float">
            <text:p>0.4167608046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3]*[.A274])+([.M273]*[.B274])+([.N273]*[.C274])+([.O273]*[.D274])+[.P273]" office:value-type="float" office:value="10.7551204147015" calcext:value-type="float">
            <text:p>10.7551204147</text:p>
          </table:table-cell>
          <table:table-cell table:formula="of:=1/(1+EXP(-[.H274]))" office:value-type="float" office:value="0.999978664575622" calcext:value-type="float">
            <text:p>0.99997866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4]-[.E274])^2" office:value-type="float" office:value="0.999957329606444" calcext:value-type="float">
            <text:p>0.9999573296</text:p>
          </table:table-cell>
          <table:table-cell table:formula="of:=[.L273]+0.8*(2*([.I274]-[.E274])*(1-[.I274])*[.I274]*[.A274])" office:value-type="float" office:value="0.704068840187585" calcext:value-type="float">
            <text:p>0.7040688402</text:p>
          </table:table-cell>
          <table:table-cell table:style-name="ce8" table:formula="of:=[.M273]+0.8*(2*([.I274]-[.E274])*(1-[.I274])*[.I274]*[.B274])" office:value-type="float" office:value="0.596318710402631" calcext:value-type="float">
            <text:p>0.5963187104</text:p>
          </table:table-cell>
          <table:table-cell table:style-name="ce8" table:formula="of:=[.N273]+0.8*(2*([.I274]-[.E274])*(1-[.I274])*[.I274]*[.C274])" office:value-type="float" office:value="0.492339175922573" calcext:value-type="float">
            <text:p>0.4923391759</text:p>
          </table:table-cell>
          <table:table-cell table:formula="of:=[.O273]+0.8*(2*([.I274]-[.E274])*(1-[.I274])*[.I274]*[.D274])" office:value-type="float" office:value="0.334345994797765" calcext:value-type="float">
            <text:p>0.3343459948</text:p>
          </table:table-cell>
          <table:table-cell table:formula="of:=[.P273]+0.8*(2*([.I274]-[.E274])*(1-[.I274])*[.I274])" office:value-type="float" office:value="0.416794939863757" calcext:value-type="float">
            <text:p>0.4167949399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4]*[.A275])+([.M274]*[.B275])+([.N274]*[.C275])+([.O274]*[.D275])+[.P274]" office:value-type="float" office:value="9.11042678565774" calcext:value-type="float">
            <text:p>9.1104267857</text:p>
          </table:table-cell>
          <table:table-cell table:formula="of:=1/(1+EXP(-[.H275]))" office:value-type="float" office:value="0.999889504668536" calcext:value-type="float">
            <text:p>0.999889504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5]-[.E275])^2" office:value-type="float" office:value="0.99977902154629" calcext:value-type="float">
            <text:p>0.9997790215</text:p>
          </table:table-cell>
          <table:table-cell table:formula="of:=[.L274]+0.8*(2*([.I275]-[.E275])*(1-[.I275])*[.I275]*[.A275])" office:value-type="float" office:value="0.705058659580397" calcext:value-type="float">
            <text:p>0.7050586596</text:p>
          </table:table-cell>
          <table:table-cell table:style-name="ce8" table:formula="of:=[.M274]+0.8*(2*([.I275]-[.E275])*(1-[.I275])*[.I275]*[.B275])" office:value-type="float" office:value="0.596813620099038" calcext:value-type="float">
            <text:p>0.5968136201</text:p>
          </table:table-cell>
          <table:table-cell table:style-name="ce8" table:formula="of:=[.N274]+0.8*(2*([.I275]-[.E275])*(1-[.I275])*[.I275]*[.C275])" office:value-type="float" office:value="0.493205267891284" calcext:value-type="float">
            <text:p>0.4932052679</text:p>
          </table:table-cell>
          <table:table-cell table:formula="of:=[.O274]+0.8*(2*([.I275]-[.E275])*(1-[.I275])*[.I275]*[.D275])" office:value-type="float" office:value="0.334699501723769" calcext:value-type="float">
            <text:p>0.3346995017</text:p>
          </table:table-cell>
          <table:table-cell table:formula="of:=[.P274]+0.8*(2*([.I275]-[.E275])*(1-[.I275])*[.I275])" office:value-type="float" office:value="0.416971693326759" calcext:value-type="float">
            <text:p>0.4169716933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5]*[.A276])+([.M275]*[.B276])+([.N275]*[.C276])+([.O275]*[.D276])+[.P275]" office:value-type="float" office:value="11.4908758066923" calcext:value-type="float">
            <text:p>11.4908758067</text:p>
          </table:table-cell>
          <table:table-cell table:formula="of:=1/(1+EXP(-[.H276]))" office:value-type="float" office:value="0.999989777159021" calcext:value-type="float">
            <text:p>0.99998977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6]-[.E276])^2" office:value-type="float" office:value="0.99997955442255" calcext:value-type="float">
            <text:p>0.9999795544</text:p>
          </table:table-cell>
          <table:table-cell table:formula="of:=[.L275]+0.8*(2*([.I276]-[.E276])*(1-[.I276])*[.I276]*[.A276])" office:value-type="float" office:value="0.705184602406225" calcext:value-type="float">
            <text:p>0.7051846024</text:p>
          </table:table-cell>
          <table:table-cell table:style-name="ce8" table:formula="of:=[.M275]+0.8*(2*([.I276]-[.E276])*(1-[.I276])*[.I276]*[.B276])" office:value-type="float" office:value="0.596859417490248" calcext:value-type="float">
            <text:p>0.5968594175</text:p>
          </table:table-cell>
          <table:table-cell table:style-name="ce8" table:formula="of:=[.N275]+0.8*(2*([.I276]-[.E276])*(1-[.I276])*[.I276]*[.C276])" office:value-type="float" office:value="0.493314854505965" calcext:value-type="float">
            <text:p>0.4933148545</text:p>
          </table:table-cell>
          <table:table-cell table:formula="of:=[.O275]+0.8*(2*([.I276]-[.E276])*(1-[.I276])*[.I276]*[.D276])" office:value-type="float" office:value="0.334732214146062" calcext:value-type="float">
            <text:p>0.3347322141</text:p>
          </table:table-cell>
          <table:table-cell table:formula="of:=[.P275]+0.8*(2*([.I276]-[.E276])*(1-[.I276])*[.I276])" office:value-type="float" office:value="0.416988049537906" calcext:value-type="float">
            <text:p>0.4169880495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6]*[.A277])+([.M276]*[.B277])+([.N276]*[.C277])+([.O276]*[.D277])+[.P276]" office:value-type="float" office:value="9.49093224446293" calcext:value-type="float">
            <text:p>9.4909322445</text:p>
          </table:table-cell>
          <table:table-cell table:formula="of:=1/(1+EXP(-[.H277]))" office:value-type="float" office:value="0.999924472050281" calcext:value-type="float">
            <text:p>0.999924472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7]-[.E277])^2" office:value-type="float" office:value="0.999848949805034" calcext:value-type="float">
            <text:p>0.9998489498</text:p>
          </table:table-cell>
          <table:table-cell table:formula="of:=[.L276]+0.8*(2*([.I277]-[.E277])*(1-[.I277])*[.I277]*[.A277])" office:value-type="float" office:value="0.705945809141592" calcext:value-type="float">
            <text:p>0.7059458091</text:p>
          </table:table-cell>
          <table:table-cell table:style-name="ce8" table:formula="of:=[.M276]+0.8*(2*([.I277]-[.E277])*(1-[.I277])*[.I277]*[.B277])" office:value-type="float" office:value="0.597185648948263" calcext:value-type="float">
            <text:p>0.5971856489</text:p>
          </table:table-cell>
          <table:table-cell table:style-name="ce8" table:formula="of:=[.N276]+0.8*(2*([.I277]-[.E277])*(1-[.I277])*[.I277]*[.C277])" office:value-type="float" office:value="0.493906904189029" calcext:value-type="float">
            <text:p>0.4939069042</text:p>
          </table:table-cell>
          <table:table-cell table:formula="of:=[.O276]+0.8*(2*([.I277]-[.E277])*(1-[.I277])*[.I277]*[.D277])" office:value-type="float" office:value="0.334949701784739" calcext:value-type="float">
            <text:p>0.3349497018</text:p>
          </table:table-cell>
          <table:table-cell table:formula="of:=[.P276]+0.8*(2*([.I277]-[.E277])*(1-[.I277])*[.I277])" office:value-type="float" office:value="0.417108876003837" calcext:value-type="float">
            <text:p>0.417108876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7]*[.A278])+([.M277]*[.B278])+([.N277]*[.C278])+([.O277]*[.D278])+[.P277]" office:value-type="float" office:value="10.6363221664072" calcext:value-type="float">
            <text:p>10.6363221664</text:p>
          </table:table-cell>
          <table:table-cell table:formula="of:=1/(1+EXP(-[.H278]))" office:value-type="float" office:value="0.999975973332373" calcext:value-type="float">
            <text:p>0.999975973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8]-[.E278])^2" office:value-type="float" office:value="0.999951947242027" calcext:value-type="float">
            <text:p>0.9999519472</text:p>
          </table:table-cell>
          <table:table-cell table:formula="of:=[.L277]+0.8*(2*([.I278]-[.E278])*(1-[.I278])*[.I278]*[.A278])" office:value-type="float" office:value="0.706203362641803" calcext:value-type="float">
            <text:p>0.7062033626</text:p>
          </table:table-cell>
          <table:table-cell table:style-name="ce8" table:formula="of:=[.M277]+0.8*(2*([.I278]-[.E278])*(1-[.I278])*[.I278]*[.B278])" office:value-type="float" office:value="0.597312503657322" calcext:value-type="float">
            <text:p>0.5973125037</text:p>
          </table:table-cell>
          <table:table-cell table:style-name="ce8" table:formula="of:=[.N277]+0.8*(2*([.I278]-[.E278])*(1-[.I278])*[.I278]*[.C278])" office:value-type="float" office:value="0.494126016868313" calcext:value-type="float">
            <text:p>0.4941260169</text:p>
          </table:table-cell>
          <table:table-cell table:formula="of:=[.O277]+0.8*(2*([.I278]-[.E278])*(1-[.I278])*[.I278]*[.D278])" office:value-type="float" office:value="0.335030427508685" calcext:value-type="float">
            <text:p>0.3350304275</text:p>
          </table:table-cell>
          <table:table-cell table:formula="of:=[.P277]+0.8*(2*([.I278]-[.E278])*(1-[.I278])*[.I278])" office:value-type="float" office:value="0.417147316824764" calcext:value-type="float">
            <text:p>0.4171473168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8]*[.A279])+([.M278]*[.B279])+([.N278]*[.C279])+([.O278]*[.D279])+[.P278]" office:value-type="float" office:value="10.9810224102747" calcext:value-type="float">
            <text:p>10.9810224103</text:p>
          </table:table-cell>
          <table:table-cell table:formula="of:=1/(1+EXP(-[.H279]))" office:value-type="float" office:value="0.999982978604252" calcext:value-type="float">
            <text:p>0.999982978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79]-[.E279])^2" office:value-type="float" office:value="0.999965957498231" calcext:value-type="float">
            <text:p>0.9999659575</text:p>
          </table:table-cell>
          <table:table-cell table:formula="of:=[.L278]+0.8*(2*([.I279]-[.E279])*(1-[.I279])*[.I279]*[.A279])" office:value-type="float" office:value="0.70639944244555" calcext:value-type="float">
            <text:p>0.7063994424</text:p>
          </table:table-cell>
          <table:table-cell table:style-name="ce8" table:formula="of:=[.M278]+0.8*(2*([.I279]-[.E279])*(1-[.I279])*[.I279]*[.B279])" office:value-type="float" office:value="0.597399650236765" calcext:value-type="float">
            <text:p>0.5973996502</text:p>
          </table:table-cell>
          <table:table-cell table:style-name="ce8" table:formula="of:=[.N278]+0.8*(2*([.I279]-[.E279])*(1-[.I279])*[.I279]*[.C279])" office:value-type="float" office:value="0.494289416704768" calcext:value-type="float">
            <text:p>0.4942894167</text:p>
          </table:table-cell>
          <table:table-cell table:formula="of:=[.O278]+0.8*(2*([.I279]-[.E279])*(1-[.I279])*[.I279]*[.D279])" office:value-type="float" office:value="0.335079447459622" calcext:value-type="float">
            <text:p>0.3350794475</text:p>
          </table:table-cell>
          <table:table-cell table:formula="of:=[.P278]+0.8*(2*([.I279]-[.E279])*(1-[.I279])*[.I279])" office:value-type="float" office:value="0.41717455013084" calcext:value-type="float">
            <text:p>0.4171745501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79]*[.A280])+([.M279]*[.B280])+([.N279]*[.C280])+([.O279]*[.D280])+[.P279]" office:value-type="float" office:value="9.4453023195664" calcext:value-type="float">
            <text:p>9.4453023196</text:p>
          </table:table-cell>
          <table:table-cell table:formula="of:=1/(1+EXP(-[.H280]))" office:value-type="float" office:value="0.999920946156671" calcext:value-type="float">
            <text:p>0.999920946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0]-[.E280])^2" office:value-type="float" office:value="0.999841898562853" calcext:value-type="float">
            <text:p>0.9998418986</text:p>
          </table:table-cell>
          <table:table-cell table:formula="of:=[.L279]+0.8*(2*([.I280]-[.E280])*(1-[.I280])*[.I280]*[.A280])" office:value-type="float" office:value="0.707183532585988" calcext:value-type="float">
            <text:p>0.7071835326</text:p>
          </table:table-cell>
          <table:table-cell table:style-name="ce8" table:formula="of:=[.M279]+0.8*(2*([.I280]-[.E280])*(1-[.I280])*[.I280]*[.B280])" office:value-type="float" office:value="0.597753755461479" calcext:value-type="float">
            <text:p>0.5977537555</text:p>
          </table:table-cell>
          <table:table-cell table:style-name="ce8" table:formula="of:=[.N279]+0.8*(2*([.I280]-[.E280])*(1-[.I280])*[.I280]*[.C280])" office:value-type="float" office:value="0.49489645423285" calcext:value-type="float">
            <text:p>0.4948964542</text:p>
          </table:table-cell>
          <table:table-cell table:formula="of:=[.O279]+0.8*(2*([.I280]-[.E280])*(1-[.I280])*[.I280]*[.D280])" office:value-type="float" office:value="0.335307086532652" calcext:value-type="float">
            <text:p>0.3353070865</text:p>
          </table:table-cell>
          <table:table-cell table:formula="of:=[.P279]+0.8*(2*([.I280]-[.E280])*(1-[.I280])*[.I280])" office:value-type="float" office:value="0.417301016282524" calcext:value-type="float">
            <text:p>0.417301016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0]*[.A281])+([.M280]*[.B281])+([.N280]*[.C281])+([.O280]*[.D281])+[.P280]" office:value-type="float" office:value="9.55292721294123" calcext:value-type="float">
            <text:p>9.5529272129</text:p>
          </table:table-cell>
          <table:table-cell table:formula="of:=1/(1+EXP(-[.H281]))" office:value-type="float" office:value="0.999929011893112" calcext:value-type="float">
            <text:p>0.999929011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1]-[.E281])^2" office:value-type="float" office:value="0.999858028825535" calcext:value-type="float">
            <text:p>0.9998580288</text:p>
          </table:table-cell>
          <table:table-cell table:formula="of:=[.L280]+0.8*(2*([.I281]-[.E281])*(1-[.I281])*[.I281]*[.A281])" office:value-type="float" office:value="0.707876278145353" calcext:value-type="float">
            <text:p>0.7078762781</text:p>
          </table:table-cell>
          <table:table-cell table:style-name="ce8" table:formula="of:=[.M280]+0.8*(2*([.I281]-[.E281])*(1-[.I281])*[.I281]*[.B281])" office:value-type="float" office:value="0.598094449998871" calcext:value-type="float">
            <text:p>0.59809445</text:p>
          </table:table-cell>
          <table:table-cell table:style-name="ce8" table:formula="of:=[.N280]+0.8*(2*([.I281]-[.E281])*(1-[.I281])*[.I281]*[.C281])" office:value-type="float" office:value="0.495452921977257" calcext:value-type="float">
            <text:p>0.495452922</text:p>
          </table:table-cell>
          <table:table-cell table:formula="of:=[.O280]+0.8*(2*([.I281]-[.E281])*(1-[.I281])*[.I281]*[.D281])" office:value-type="float" office:value="0.335511503255088" calcext:value-type="float">
            <text:p>0.3355115033</text:p>
          </table:table-cell>
          <table:table-cell table:formula="of:=[.P280]+0.8*(2*([.I281]-[.E281])*(1-[.I281])*[.I281])" office:value-type="float" office:value="0.417414581128321" calcext:value-type="float">
            <text:p>0.417414581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1]*[.A282])+([.M281]*[.B282])+([.N281]*[.C282])+([.O281]*[.D282])+[.P281]" office:value-type="float" office:value="10.1015977411637" calcext:value-type="float">
            <text:p>10.1015977412</text:p>
          </table:table-cell>
          <table:table-cell table:formula="of:=1/(1+EXP(-[.H282]))" office:value-type="float" office:value="0.999958987708943" calcext:value-type="float">
            <text:p>0.999958987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2]-[.E282])^2" office:value-type="float" office:value="0.999917977099893" calcext:value-type="float">
            <text:p>0.9999179771</text:p>
          </table:table-cell>
          <table:table-cell table:formula="of:=[.L281]+0.8*(2*([.I282]-[.E282])*(1-[.I282])*[.I282]*[.A282])" office:value-type="float" office:value="0.708296209558963" calcext:value-type="float">
            <text:p>0.7082962096</text:p>
          </table:table-cell>
          <table:table-cell table:style-name="ce8" table:formula="of:=[.M281]+0.8*(2*([.I282]-[.E282])*(1-[.I282])*[.I282]*[.B282])" office:value-type="float" office:value="0.598278169992325" calcext:value-type="float">
            <text:p>0.59827817</text:p>
          </table:table-cell>
          <table:table-cell table:style-name="ce8" table:formula="of:=[.N281]+0.8*(2*([.I282]-[.E282])*(1-[.I282])*[.I282]*[.C282])" office:value-type="float" office:value="0.495820361964166" calcext:value-type="float">
            <text:p>0.495820362</text:p>
          </table:table-cell>
          <table:table-cell table:formula="of:=[.O281]+0.8*(2*([.I282]-[.E282])*(1-[.I282])*[.I282]*[.D282])" office:value-type="float" office:value="0.335649293250178" calcext:value-type="float">
            <text:p>0.3356492933</text:p>
          </table:table-cell>
          <table:table-cell table:formula="of:=[.P281]+0.8*(2*([.I282]-[.E282])*(1-[.I282])*[.I282])" office:value-type="float" office:value="0.417480195411697" calcext:value-type="float">
            <text:p>0.417480195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2]*[.A283])+([.M282]*[.B283])+([.N282]*[.C283])+([.O282]*[.D283])+[.P282]" office:value-type="float" office:value="10.7248443828057" calcext:value-type="float">
            <text:p>10.7248443828</text:p>
          </table:table-cell>
          <table:table-cell table:formula="of:=1/(1+EXP(-[.H283]))" office:value-type="float" office:value="0.999978008760188" calcext:value-type="float">
            <text:p>0.9999780088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3]-[.E283])^2" office:value-type="float" office:value="0.999956018003992" calcext:value-type="float">
            <text:p>0.999956018</text:p>
          </table:table-cell>
          <table:table-cell table:formula="of:=[.L282]+0.8*(2*([.I283]-[.E283])*(1-[.I283])*[.I283]*[.A283])" office:value-type="float" office:value="0.708549537499233" calcext:value-type="float">
            <text:p>0.7085495375</text:p>
          </table:table-cell>
          <table:table-cell table:style-name="ce8" table:formula="of:=[.M282]+0.8*(2*([.I283]-[.E283])*(1-[.I283])*[.I283]*[.B283])" office:value-type="float" office:value="0.598383723300771" calcext:value-type="float">
            <text:p>0.5983837233</text:p>
          </table:table-cell>
          <table:table-cell table:style-name="ce8" table:formula="of:=[.N282]+0.8*(2*([.I283]-[.E283])*(1-[.I283])*[.I283]*[.C283])" office:value-type="float" office:value="0.496024431693828" calcext:value-type="float">
            <text:p>0.4960244317</text:p>
          </table:table-cell>
          <table:table-cell table:formula="of:=[.O282]+0.8*(2*([.I283]-[.E283])*(1-[.I283])*[.I283]*[.D283])" office:value-type="float" office:value="0.335705588348016" calcext:value-type="float">
            <text:p>0.3357055883</text:p>
          </table:table-cell>
          <table:table-cell table:formula="of:=[.P282]+0.8*(2*([.I283]-[.E283])*(1-[.I283])*[.I283])" office:value-type="float" office:value="0.417515379847846" calcext:value-type="float">
            <text:p>0.4175153798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3]*[.A284])+([.M283]*[.B284])+([.N283]*[.C284])+([.O283]*[.D284])+[.P283]" office:value-type="float" office:value="10.9998460337779" calcext:value-type="float">
            <text:p>10.9998460338</text:p>
          </table:table-cell>
          <table:table-cell table:formula="of:=1/(1+EXP(-[.H284]))" office:value-type="float" office:value="0.999983296006542" calcext:value-type="float">
            <text:p>0.99998329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4]-[.E284])^2" office:value-type="float" office:value="0.999966592292108" calcext:value-type="float">
            <text:p>0.9999665923</text:p>
          </table:table-cell>
          <table:table-cell table:formula="of:=[.L283]+0.8*(2*([.I284]-[.E284])*(1-[.I284])*[.I284]*[.A284])" office:value-type="float" office:value="0.708747306174555" calcext:value-type="float">
            <text:p>0.7087473062</text:p>
          </table:table-cell>
          <table:table-cell table:style-name="ce8" table:formula="of:=[.M283]+0.8*(2*([.I284]-[.E284])*(1-[.I284])*[.I284]*[.B284])" office:value-type="float" office:value="0.598458554691434" calcext:value-type="float">
            <text:p>0.5984585547</text:p>
          </table:table-cell>
          <table:table-cell table:style-name="ce8" table:formula="of:=[.N283]+0.8*(2*([.I284]-[.E284])*(1-[.I284])*[.I284]*[.C284])" office:value-type="float" office:value="0.496187457223485" calcext:value-type="float">
            <text:p>0.4961874572</text:p>
          </table:table-cell>
          <table:table-cell table:formula="of:=[.O283]+0.8*(2*([.I284]-[.E284])*(1-[.I284])*[.I284]*[.D284])" office:value-type="float" office:value="0.33575636679168" calcext:value-type="float">
            <text:p>0.3357563668</text:p>
          </table:table-cell>
          <table:table-cell table:formula="of:=[.P283]+0.8*(2*([.I284]-[.E284])*(1-[.I284])*[.I284])" office:value-type="float" office:value="0.417542105344511" calcext:value-type="float">
            <text:p>0.4175421053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4]*[.A285])+([.M284]*[.B285])+([.N284]*[.C285])+([.O284]*[.D285])+[.P284]" office:value-type="float" office:value="12.1379007917646" calcext:value-type="float">
            <text:p>12.1379007918</text:p>
          </table:table-cell>
          <table:table-cell table:formula="of:=1/(1+EXP(-[.H285]))" office:value-type="float" office:value="0.999994647282299" calcext:value-type="float">
            <text:p>0.999994647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5]-[.E285])^2" office:value-type="float" office:value="0.999989294593249" calcext:value-type="float">
            <text:p>0.9999892946</text:p>
          </table:table-cell>
          <table:table-cell table:formula="of:=[.L284]+0.8*(2*([.I285]-[.E285])*(1-[.I285])*[.I285]*[.A285])" office:value-type="float" office:value="0.708814963801989" calcext:value-type="float">
            <text:p>0.7088149638</text:p>
          </table:table-cell>
          <table:table-cell table:style-name="ce8" table:formula="of:=[.M284]+0.8*(2*([.I285]-[.E285])*(1-[.I285])*[.I285]*[.B285])" office:value-type="float" office:value="0.598491098866655" calcext:value-type="float">
            <text:p>0.5984910989</text:p>
          </table:table-cell>
          <table:table-cell table:style-name="ce8" table:formula="of:=[.N284]+0.8*(2*([.I285]-[.E285])*(1-[.I285])*[.I285]*[.C285])" office:value-type="float" office:value="0.496242268465964" calcext:value-type="float">
            <text:p>0.4962422685</text:p>
          </table:table-cell>
          <table:table-cell table:formula="of:=[.O284]+0.8*(2*([.I285]-[.E285])*(1-[.I285])*[.I285]*[.D285])" office:value-type="float" office:value="0.335773495304955" calcext:value-type="float">
            <text:p>0.3357734953</text:p>
          </table:table-cell>
          <table:table-cell table:formula="of:=[.P284]+0.8*(2*([.I285]-[.E285])*(1-[.I285])*[.I285])" office:value-type="float" office:value="0.417550669601148" calcext:value-type="float">
            <text:p>0.4175506696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5]*[.A286])+([.M285]*[.B286])+([.N285]*[.C286])+([.O285]*[.D286])+[.P285]" office:value-type="float" office:value="10.1473999078408" calcext:value-type="float">
            <text:p>10.1473999078</text:p>
          </table:table-cell>
          <table:table-cell table:formula="of:=1/(1+EXP(-[.H286]))" office:value-type="float" office:value="0.999960823719551" calcext:value-type="float">
            <text:p>0.999960823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6]-[.E286])^2" office:value-type="float" office:value="0.999921648973882" calcext:value-type="float">
            <text:p>0.999921649</text:p>
          </table:table-cell>
          <table:table-cell table:formula="of:=[.L285]+0.8*(2*([.I286]-[.E286])*(1-[.I286])*[.I286]*[.A286])" office:value-type="float" office:value="0.709216097482093" calcext:value-type="float">
            <text:p>0.7092160975</text:p>
          </table:table-cell>
          <table:table-cell table:style-name="ce8" table:formula="of:=[.M285]+0.8*(2*([.I286]-[.E286])*(1-[.I286])*[.I286]*[.B286])" office:value-type="float" office:value="0.5986665948517" calcext:value-type="float">
            <text:p>0.5986665949</text:p>
          </table:table-cell>
          <table:table-cell table:style-name="ce8" table:formula="of:=[.N285]+0.8*(2*([.I286]-[.E286])*(1-[.I286])*[.I286]*[.C286])" office:value-type="float" office:value="0.496593260436054" calcext:value-type="float">
            <text:p>0.4965932604</text:p>
          </table:table-cell>
          <table:table-cell table:formula="of:=[.O285]+0.8*(2*([.I286]-[.E286])*(1-[.I286])*[.I286]*[.D286])" office:value-type="float" office:value="0.33591138500749" calcext:value-type="float">
            <text:p>0.335911385</text:p>
          </table:table-cell>
          <table:table-cell table:formula="of:=[.P285]+0.8*(2*([.I286]-[.E286])*(1-[.I286])*[.I286])" office:value-type="float" office:value="0.417613346738665" calcext:value-type="float">
            <text:p>0.4176133467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6]*[.A287])+([.M286]*[.B287])+([.N286]*[.C287])+([.O286]*[.D287])+[.P286]" office:value-type="float" office:value="9.59843393219572" calcext:value-type="float">
            <text:p>9.5984339322</text:p>
          </table:table-cell>
          <table:table-cell table:formula="of:=1/(1+EXP(-[.H287]))" office:value-type="float" office:value="0.999932169713877" calcext:value-type="float">
            <text:p>0.9999321697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7]-[.E287])^2" office:value-type="float" office:value="0.999864344028702" calcext:value-type="float">
            <text:p>0.999864344</text:p>
          </table:table-cell>
          <table:table-cell table:formula="of:=[.L286]+0.8*(2*([.I287]-[.E287])*(1-[.I287])*[.I287]*[.A287])" office:value-type="float" office:value="0.70989973401425" calcext:value-type="float">
            <text:p>0.709899734</text:p>
          </table:table-cell>
          <table:table-cell table:style-name="ce8" table:formula="of:=[.M286]+0.8*(2*([.I287]-[.E287])*(1-[.I287])*[.I287]*[.B287])" office:value-type="float" office:value="0.598970433310437" calcext:value-type="float">
            <text:p>0.5989704333</text:p>
          </table:table-cell>
          <table:table-cell table:style-name="ce8" table:formula="of:=[.N286]+0.8*(2*([.I287]-[.E287])*(1-[.I287])*[.I287]*[.C287])" office:value-type="float" office:value="0.497146680485896" calcext:value-type="float">
            <text:p>0.4971466805</text:p>
          </table:table-cell>
          <table:table-cell table:formula="of:=[.O286]+0.8*(2*([.I287]-[.E287])*(1-[.I287])*[.I287]*[.D287])" office:value-type="float" office:value="0.336074155610385" calcext:value-type="float">
            <text:p>0.3360741556</text:p>
          </table:table-cell>
          <table:table-cell table:formula="of:=[.P286]+0.8*(2*([.I287]-[.E287])*(1-[.I287])*[.I287])" office:value-type="float" office:value="0.417721860473928" calcext:value-type="float">
            <text:p>0.4177218605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7]*[.A288])+([.M287]*[.B288])+([.N287]*[.C288])+([.O287]*[.D288])+[.P287]" office:value-type="float" office:value="9.55995859314355" calcext:value-type="float">
            <text:p>9.5599585931</text:p>
          </table:table-cell>
          <table:table-cell table:formula="of:=1/(1+EXP(-[.H288]))" office:value-type="float" office:value="0.999929509251688" calcext:value-type="float">
            <text:p>0.999929509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8]-[.E288])^2" office:value-type="float" office:value="0.999859023472322" calcext:value-type="float">
            <text:p>0.9998590235</text:p>
          </table:table-cell>
          <table:table-cell table:formula="of:=[.L287]+0.8*(2*([.I288]-[.E288])*(1-[.I288])*[.I288]*[.A288])" office:value-type="float" office:value="0.710587626727374" calcext:value-type="float">
            <text:p>0.7105876267</text:p>
          </table:table-cell>
          <table:table-cell table:style-name="ce8" table:formula="of:=[.M287]+0.8*(2*([.I288]-[.E288])*(1-[.I288])*[.I288]*[.B288])" office:value-type="float" office:value="0.599263633483244" calcext:value-type="float">
            <text:p>0.5992636335</text:p>
          </table:table-cell>
          <table:table-cell table:style-name="ce8" table:formula="of:=[.N287]+0.8*(2*([.I288]-[.E288])*(1-[.I288])*[.I288]*[.C288])" office:value-type="float" office:value="0.497778188550403" calcext:value-type="float">
            <text:p>0.4977781886</text:p>
          </table:table-cell>
          <table:table-cell table:formula="of:=[.O287]+0.8*(2*([.I288]-[.E288])*(1-[.I288])*[.I288]*[.D288])" office:value-type="float" office:value="0.336232032626511" calcext:value-type="float">
            <text:p>0.3362320326</text:p>
          </table:table-cell>
          <table:table-cell table:formula="of:=[.P287]+0.8*(2*([.I288]-[.E288])*(1-[.I288])*[.I288])" office:value-type="float" office:value="0.417834629771161" calcext:value-type="float">
            <text:p>0.4178346298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8]*[.A289])+([.M288]*[.B289])+([.N288]*[.C289])+([.O288]*[.D289])+[.P288]" office:value-type="float" office:value="11.4969308812201" calcext:value-type="float">
            <text:p>11.4969308812</text:p>
          </table:table-cell>
          <table:table-cell table:formula="of:=1/(1+EXP(-[.H289]))" office:value-type="float" office:value="0.999989838871431" calcext:value-type="float">
            <text:p>0.999989838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89]-[.E289])^2" office:value-type="float" office:value="0.999979677846111" calcext:value-type="float">
            <text:p>0.9999796778</text:p>
          </table:table-cell>
          <table:table-cell table:formula="of:=[.L288]+0.8*(2*([.I289]-[.E289])*(1-[.I289])*[.I289]*[.A289])" office:value-type="float" office:value="0.710712809287307" calcext:value-type="float">
            <text:p>0.7107128093</text:p>
          </table:table-cell>
          <table:table-cell table:style-name="ce8" table:formula="of:=[.M288]+0.8*(2*([.I289]-[.E289])*(1-[.I289])*[.I289]*[.B289])" office:value-type="float" office:value="0.599312405909192" calcext:value-type="float">
            <text:p>0.5993124059</text:p>
          </table:table-cell>
          <table:table-cell table:style-name="ce8" table:formula="of:=[.N288]+0.8*(2*([.I289]-[.E289])*(1-[.I289])*[.I289]*[.C289])" office:value-type="float" office:value="0.497877359149831" calcext:value-type="float">
            <text:p>0.4978773591</text:p>
          </table:table-cell>
          <table:table-cell table:formula="of:=[.O288]+0.8*(2*([.I289]-[.E289])*(1-[.I289])*[.I289]*[.D289])" office:value-type="float" office:value="0.336269424819738" calcext:value-type="float">
            <text:p>0.3362694248</text:p>
          </table:table-cell>
          <table:table-cell table:formula="of:=[.P288]+0.8*(2*([.I289]-[.E289])*(1-[.I289])*[.I289])" office:value-type="float" office:value="0.417850887246477" calcext:value-type="float">
            <text:p>0.4178508872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89]*[.A290])+([.M289]*[.B290])+([.N289]*[.C290])+([.O289]*[.D290])+[.P289]" office:value-type="float" office:value="10.5281635966542" calcext:value-type="float">
            <text:p>10.5281635967</text:p>
          </table:table-cell>
          <table:table-cell table:formula="of:=1/(1+EXP(-[.H290]))" office:value-type="float" office:value="0.999973228973822" calcext:value-type="float">
            <text:p>0.99997322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0]-[.E290])^2" office:value-type="float" office:value="0.999946458664332" calcext:value-type="float">
            <text:p>0.9999464587</text:p>
          </table:table-cell>
          <table:table-cell table:formula="of:=[.L289]+0.8*(2*([.I290]-[.E290])*(1-[.I290])*[.I290]*[.A290])" office:value-type="float" office:value="0.710982646782946" calcext:value-type="float">
            <text:p>0.7109826468</text:p>
          </table:table-cell>
          <table:table-cell table:style-name="ce8" table:formula="of:=[.M289]+0.8*(2*([.I290]-[.E290])*(1-[.I290])*[.I290]*[.B290])" office:value-type="float" office:value="0.59945803249414" calcext:value-type="float">
            <text:p>0.5994580325</text:p>
          </table:table-cell>
          <table:table-cell table:style-name="ce8" table:formula="of:=[.N289]+0.8*(2*([.I290]-[.E290])*(1-[.I290])*[.I290]*[.C290])" office:value-type="float" office:value="0.498117214701509" calcext:value-type="float">
            <text:p>0.4981172147</text:p>
          </table:table-cell>
          <table:table-cell table:formula="of:=[.O289]+0.8*(2*([.I290]-[.E290])*(1-[.I290])*[.I290]*[.D290])" office:value-type="float" office:value="0.336372220056172" calcext:value-type="float">
            <text:p>0.3363722201</text:p>
          </table:table-cell>
          <table:table-cell table:formula="of:=[.P289]+0.8*(2*([.I290]-[.E290])*(1-[.I290])*[.I290])" office:value-type="float" office:value="0.417893718594991" calcext:value-type="float">
            <text:p>0.4178937186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0]*[.A291])+([.M290]*[.B291])+([.N290]*[.C291])+([.O290]*[.D291])+[.P290]" office:value-type="float" office:value="10.1716172356971" calcext:value-type="float">
            <text:p>10.1716172357</text:p>
          </table:table-cell>
          <table:table-cell table:formula="of:=1/(1+EXP(-[.H291]))" office:value-type="float" office:value="0.999961761032681" calcext:value-type="float">
            <text:p>0.99996176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1]-[.E291])^2" office:value-type="float" office:value="0.99992352352758" calcext:value-type="float">
            <text:p>0.9999235235</text:p>
          </table:table-cell>
          <table:table-cell table:formula="of:=[.L290]+0.8*(2*([.I291]-[.E291])*(1-[.I291])*[.I291]*[.A291])" office:value-type="float" office:value="0.71137418386263" calcext:value-type="float">
            <text:p>0.7113741839</text:p>
          </table:table-cell>
          <table:table-cell table:style-name="ce8" table:formula="of:=[.M290]+0.8*(2*([.I291]-[.E291])*(1-[.I291])*[.I291]*[.B291])" office:value-type="float" office:value="0.599647683267112" calcext:value-type="float">
            <text:p>0.5996476833</text:p>
          </table:table-cell>
          <table:table-cell table:style-name="ce8" table:formula="of:=[.N290]+0.8*(2*([.I291]-[.E291])*(1-[.I291])*[.I291]*[.C291])" office:value-type="float" office:value="0.498453691879363" calcext:value-type="float">
            <text:p>0.4984536919</text:p>
          </table:table-cell>
          <table:table-cell table:formula="of:=[.O290]+0.8*(2*([.I291]-[.E291])*(1-[.I291])*[.I291]*[.D291])" office:value-type="float" office:value="0.336482339859833" calcext:value-type="float">
            <text:p>0.3364823399</text:p>
          </table:table-cell>
          <table:table-cell table:formula="of:=[.P290]+0.8*(2*([.I291]-[.E291])*(1-[.I291])*[.I291])" office:value-type="float" office:value="0.417954896263692" calcext:value-type="float">
            <text:p>0.41795489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1]*[.A292])+([.M291]*[.B292])+([.N291]*[.C292])+([.O291]*[.D292])+[.P291]" office:value-type="float" office:value="9.48338898200945" calcext:value-type="float">
            <text:p>9.483388982</text:p>
          </table:table-cell>
          <table:table-cell table:formula="of:=1/(1+EXP(-[.H292]))" office:value-type="float" office:value="0.99992390021244" calcext:value-type="float">
            <text:p>0.999923900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2]-[.E292])^2" office:value-type="float" office:value="0.999847806216058" calcext:value-type="float">
            <text:p>0.9998478062</text:p>
          </table:table-cell>
          <table:table-cell table:formula="of:=[.L291]+0.8*(2*([.I292]-[.E292])*(1-[.I292])*[.I292]*[.A292])" office:value-type="float" office:value="0.712104630636824" calcext:value-type="float">
            <text:p>0.7121046306</text:p>
          </table:table-cell>
          <table:table-cell table:style-name="ce8" table:formula="of:=[.M291]+0.8*(2*([.I292]-[.E292])*(1-[.I292])*[.I292]*[.B292])" office:value-type="float" office:value="0.600012906654209" calcext:value-type="float">
            <text:p>0.6000129067</text:p>
          </table:table-cell>
          <table:table-cell table:style-name="ce8" table:formula="of:=[.N291]+0.8*(2*([.I292]-[.E292])*(1-[.I292])*[.I292]*[.C292])" office:value-type="float" office:value="0.499038049298718" calcext:value-type="float">
            <text:p>0.4990380493</text:p>
          </table:table-cell>
          <table:table-cell table:formula="of:=[.O291]+0.8*(2*([.I292]-[.E292])*(1-[.I292])*[.I292]*[.D292])" office:value-type="float" office:value="0.336701473892091" calcext:value-type="float">
            <text:p>0.3367014739</text:p>
          </table:table-cell>
          <table:table-cell table:formula="of:=[.P291]+0.8*(2*([.I292]-[.E292])*(1-[.I292])*[.I292])" office:value-type="float" office:value="0.418076637392724" calcext:value-type="float">
            <text:p>0.4180766374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2]*[.A293])+([.M292]*[.B293])+([.N292]*[.C293])+([.O292]*[.D293])+[.P292]" office:value-type="float" office:value="10.5935171608013" calcext:value-type="float">
            <text:p>10.5935171608</text:p>
          </table:table-cell>
          <table:table-cell table:formula="of:=1/(1+EXP(-[.H293]))" office:value-type="float" office:value="0.999974922567969" calcext:value-type="float">
            <text:p>0.999974922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3]-[.E293])^2" office:value-type="float" office:value="0.999949845764816" calcext:value-type="float">
            <text:p>0.9999498458</text:p>
          </table:table-cell>
          <table:table-cell table:formula="of:=[.L292]+0.8*(2*([.I293]-[.E293])*(1-[.I293])*[.I293]*[.A293])" office:value-type="float" office:value="0.712381471601003" calcext:value-type="float">
            <text:p>0.7123814716</text:p>
          </table:table-cell>
          <table:table-cell table:style-name="ce8" table:formula="of:=[.M292]+0.8*(2*([.I293]-[.E293])*(1-[.I293])*[.I293]*[.B293])" office:value-type="float" office:value="0.600137284478695" calcext:value-type="float">
            <text:p>0.6001372845</text:p>
          </table:table-cell>
          <table:table-cell table:style-name="ce8" table:formula="of:=[.N292]+0.8*(2*([.I293]-[.E293])*(1-[.I293])*[.I293]*[.C293])" office:value-type="float" office:value="0.499254707444597" calcext:value-type="float">
            <text:p>0.4992547074</text:p>
          </table:table-cell>
          <table:table-cell table:formula="of:=[.O292]+0.8*(2*([.I293]-[.E293])*(1-[.I293])*[.I293]*[.D293])" office:value-type="float" office:value="0.336785729837711" calcext:value-type="float">
            <text:p>0.3367857298</text:p>
          </table:table-cell>
          <table:table-cell table:formula="of:=[.P292]+0.8*(2*([.I293]-[.E293])*(1-[.I293])*[.I293])" office:value-type="float" office:value="0.418116759271591" calcext:value-type="float">
            <text:p>0.4181167593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3]*[.A294])+([.M293]*[.B294])+([.N293]*[.C294])+([.O293]*[.D294])+[.P293]" office:value-type="float" office:value="10.6556103141825" calcext:value-type="float">
            <text:p>10.6556103142</text:p>
          </table:table-cell>
          <table:table-cell table:formula="of:=1/(1+EXP(-[.H294]))" office:value-type="float" office:value="0.999976432310716" calcext:value-type="float">
            <text:p>0.999976432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4]-[.E294])^2" office:value-type="float" office:value="0.999952865176868" calcext:value-type="float">
            <text:p>0.9999528652</text:p>
          </table:table-cell>
          <table:table-cell table:formula="of:=[.L293]+0.8*(2*([.I294]-[.E294])*(1-[.I294])*[.I294]*[.A294])" office:value-type="float" office:value="0.712634105321719" calcext:value-type="float">
            <text:p>0.7126341053</text:p>
          </table:table-cell>
          <table:table-cell table:style-name="ce8" table:formula="of:=[.M293]+0.8*(2*([.I294]-[.E294])*(1-[.I294])*[.I294]*[.B294])" office:value-type="float" office:value="0.600254174707683" calcext:value-type="float">
            <text:p>0.6002541747</text:p>
          </table:table-cell>
          <table:table-cell table:style-name="ce8" table:formula="of:=[.N293]+0.8*(2*([.I294]-[.E294])*(1-[.I294])*[.I294]*[.C294])" office:value-type="float" office:value="0.499465863987285" calcext:value-type="float">
            <text:p>0.499465864</text:p>
          </table:table-cell>
          <table:table-cell table:formula="of:=[.O293]+0.8*(2*([.I294]-[.E294])*(1-[.I294])*[.I294]*[.D294])" office:value-type="float" office:value="0.336876225498863" calcext:value-type="float">
            <text:p>0.3368762255</text:p>
          </table:table-cell>
          <table:table-cell table:formula="of:=[.P293]+0.8*(2*([.I294]-[.E294])*(1-[.I294])*[.I294])" office:value-type="float" office:value="0.418154465797071" calcext:value-type="float">
            <text:p>0.4181544658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4]*[.A295])+([.M294]*[.B295])+([.N294]*[.C295])+([.O294]*[.D295])+[.P294]" office:value-type="float" office:value="10.5182089590933" calcext:value-type="float">
            <text:p>10.5182089591</text:p>
          </table:table-cell>
          <table:table-cell table:formula="of:=1/(1+EXP(-[.H295]))" office:value-type="float" office:value="0.999972961154354" calcext:value-type="float">
            <text:p>0.999972961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5]-[.E295])^2" office:value-type="float" office:value="0.999945923039807" calcext:value-type="float">
            <text:p>0.999945923</text:p>
          </table:table-cell>
          <table:table-cell table:formula="of:=[.L294]+0.8*(2*([.I295]-[.E295])*(1-[.I295])*[.I295]*[.A295])" office:value-type="float" office:value="0.7129325980352" calcext:value-type="float">
            <text:p>0.712932598</text:p>
          </table:table-cell>
          <table:table-cell table:style-name="ce8" table:formula="of:=[.M294]+0.8*(2*([.I295]-[.E295])*(1-[.I295])*[.I295]*[.B295])" office:value-type="float" office:value="0.600388280129681" calcext:value-type="float">
            <text:p>0.6003882801</text:p>
          </table:table-cell>
          <table:table-cell table:style-name="ce8" table:formula="of:=[.N294]+0.8*(2*([.I295]-[.E295])*(1-[.I295])*[.I295]*[.C295])" office:value-type="float" office:value="0.49968648903638" calcext:value-type="float">
            <text:p>0.499686489</text:p>
          </table:table-cell>
          <table:table-cell table:formula="of:=[.O294]+0.8*(2*([.I295]-[.E295])*(1-[.I295])*[.I295]*[.D295])" office:value-type="float" office:value="0.336975723070023" calcext:value-type="float">
            <text:p>0.3369757231</text:p>
          </table:table-cell>
          <table:table-cell table:formula="of:=[.P294]+0.8*(2*([.I295]-[.E295])*(1-[.I295])*[.I295])" office:value-type="float" office:value="0.418197725610619" calcext:value-type="float">
            <text:p>0.4181977256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5]*[.A296])+([.M295]*[.B296])+([.N295]*[.C296])+([.O295]*[.D296])+[.P295]" office:value-type="float" office:value="9.3629101184835" calcext:value-type="float">
            <text:p>9.3629101185</text:p>
          </table:table-cell>
          <table:table-cell table:formula="of:=1/(1+EXP(-[.H296]))" office:value-type="float" office:value="0.999914157468117" calcext:value-type="float">
            <text:p>0.9999141575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6]-[.E296])^2" office:value-type="float" office:value="0.999828322305174" calcext:value-type="float">
            <text:p>0.9998283223</text:p>
          </table:table-cell>
          <table:table-cell table:formula="of:=[.L295]+0.8*(2*([.I296]-[.E296])*(1-[.I296])*[.I296]*[.A296])" office:value-type="float" office:value="0.713729079969413" calcext:value-type="float">
            <text:p>0.71372908</text:p>
          </table:table-cell>
          <table:table-cell table:style-name="ce8" table:formula="of:=[.M295]+0.8*(2*([.I296]-[.E296])*(1-[.I296])*[.I296]*[.B296])" office:value-type="float" office:value="0.600759056202505" calcext:value-type="float">
            <text:p>0.6007590562</text:p>
          </table:table-cell>
          <table:table-cell table:style-name="ce8" table:formula="of:=[.N295]+0.8*(2*([.I296]-[.E296])*(1-[.I296])*[.I296]*[.C296])" office:value-type="float" office:value="0.500386843840602" calcext:value-type="float">
            <text:p>0.5003868438</text:p>
          </table:table-cell>
          <table:table-cell table:formula="of:=[.O295]+0.8*(2*([.I296]-[.E296])*(1-[.I296])*[.I296]*[.D296])" office:value-type="float" office:value="0.337236639565714" calcext:value-type="float">
            <text:p>0.3372366396</text:p>
          </table:table-cell>
          <table:table-cell table:formula="of:=[.P295]+0.8*(2*([.I296]-[.E296])*(1-[.I296])*[.I296])" office:value-type="float" office:value="0.418335050082035" calcext:value-type="float">
            <text:p>0.4183350501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6]*[.A297])+([.M296]*[.B297])+([.N296]*[.C297])+([.O296]*[.D297])+[.P296]" office:value-type="float" office:value="10.9220484233828" calcext:value-type="float">
            <text:p>10.9220484234</text:p>
          </table:table-cell>
          <table:table-cell table:formula="of:=1/(1+EXP(-[.H297]))" office:value-type="float" office:value="0.99998194461318" calcext:value-type="float">
            <text:p>0.99998194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7]-[.E297])^2" office:value-type="float" office:value="0.999963889552357" calcext:value-type="float">
            <text:p>0.9999638896</text:p>
          </table:table-cell>
          <table:table-cell table:formula="of:=[.L296]+0.8*(2*([.I297]-[.E297])*(1-[.I297])*[.I297]*[.A297])" office:value-type="float" office:value="0.713925515484384" calcext:value-type="float">
            <text:p>0.7139255155</text:p>
          </table:table-cell>
          <table:table-cell table:style-name="ce8" table:formula="of:=[.M296]+0.8*(2*([.I297]-[.E297])*(1-[.I297])*[.I297]*[.B297])" office:value-type="float" office:value="0.600851496444844" calcext:value-type="float">
            <text:p>0.6008514964</text:p>
          </table:table-cell>
          <table:table-cell table:style-name="ce8" table:formula="of:=[.N296]+0.8*(2*([.I297]-[.E297])*(1-[.I297])*[.I297]*[.C297])" office:value-type="float" office:value="0.500557280537415" calcext:value-type="float">
            <text:p>0.5005572805</text:p>
          </table:table-cell>
          <table:table-cell table:formula="of:=[.O296]+0.8*(2*([.I297]-[.E297])*(1-[.I297])*[.I297]*[.D297])" office:value-type="float" office:value="0.337303080989895" calcext:value-type="float">
            <text:p>0.337303081</text:p>
          </table:table-cell>
          <table:table-cell table:formula="of:=[.P296]+0.8*(2*([.I297]-[.E297])*(1-[.I297])*[.I297])" office:value-type="float" office:value="0.418363937657766" calcext:value-type="float">
            <text:p>0.4183639377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7]*[.A298])+([.M297]*[.B298])+([.N297]*[.C298])+([.O297]*[.D298])+[.P297]" office:value-type="float" office:value="10.8809090312091" calcext:value-type="float">
            <text:p>10.8809090312</text:p>
          </table:table-cell>
          <table:table-cell table:formula="of:=1/(1+EXP(-[.H298]))" office:value-type="float" office:value="0.999981186349196" calcext:value-type="float">
            <text:p>0.9999811863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8]-[.E298])^2" office:value-type="float" office:value="0.999962373052346" calcext:value-type="float">
            <text:p>0.9999623731</text:p>
          </table:table-cell>
          <table:table-cell table:formula="of:=[.L297]+0.8*(2*([.I298]-[.E298])*(1-[.I298])*[.I298]*[.A298])" office:value-type="float" office:value="0.71412719023231" calcext:value-type="float">
            <text:p>0.7141271902</text:p>
          </table:table-cell>
          <table:table-cell table:style-name="ce8" table:formula="of:=[.M297]+0.8*(2*([.I298]-[.E298])*(1-[.I298])*[.I298]*[.B298])" office:value-type="float" office:value="0.600950828783375" calcext:value-type="float">
            <text:p>0.6009508288</text:p>
          </table:table-cell>
          <table:table-cell table:style-name="ce8" table:formula="of:=[.N297]+0.8*(2*([.I298]-[.E298])*(1-[.I298])*[.I298]*[.C298])" office:value-type="float" office:value="0.500728854576695" calcext:value-type="float">
            <text:p>0.5007288546</text:p>
          </table:table-cell>
          <table:table-cell table:formula="of:=[.O297]+0.8*(2*([.I298]-[.E298])*(1-[.I298])*[.I298]*[.D298])" office:value-type="float" office:value="0.337378332761509" calcext:value-type="float">
            <text:p>0.3373783328</text:p>
          </table:table-cell>
          <table:table-cell table:formula="of:=[.P297]+0.8*(2*([.I298]-[.E298])*(1-[.I298])*[.I298])" office:value-type="float" office:value="0.418394038366411" calcext:value-type="float">
            <text:p>0.418394038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8]*[.A299])+([.M298]*[.B299])+([.N298]*[.C299])+([.O298]*[.D299])+[.P298]" office:value-type="float" office:value="10.3856589084233" calcext:value-type="float">
            <text:p>10.3856589084</text:p>
          </table:table-cell>
          <table:table-cell table:formula="of:=1/(1+EXP(-[.H299]))" office:value-type="float" office:value="0.99996912889053" calcext:value-type="float">
            <text:p>0.9999691289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299]-[.E299])^2" office:value-type="float" office:value="0.999938258734085" calcext:value-type="float">
            <text:p>0.9999382587</text:p>
          </table:table-cell>
          <table:table-cell table:formula="of:=[.L298]+0.8*(2*([.I299]-[.E299])*(1-[.I299])*[.I299]*[.A299])" office:value-type="float" office:value="0.714458108093284" calcext:value-type="float">
            <text:p>0.7144581081</text:p>
          </table:table-cell>
          <table:table-cell table:style-name="ce8" table:formula="of:=[.M298]+0.8*(2*([.I299]-[.E299])*(1-[.I299])*[.I299]*[.B299])" office:value-type="float" office:value="0.60109900095993" calcext:value-type="float">
            <text:p>0.601099001</text:p>
          </table:table-cell>
          <table:table-cell table:style-name="ce8" table:formula="of:=[.N298]+0.8*(2*([.I299]-[.E299])*(1-[.I299])*[.I299]*[.C299])" office:value-type="float" office:value="0.500985686349391" calcext:value-type="float">
            <text:p>0.5009856863</text:p>
          </table:table-cell>
          <table:table-cell table:formula="of:=[.O298]+0.8*(2*([.I299]-[.E299])*(1-[.I299])*[.I299]*[.D299])" office:value-type="float" office:value="0.337491931430202" calcext:value-type="float">
            <text:p>0.3374919314</text:p>
          </table:table-cell>
          <table:table-cell table:formula="of:=[.P298]+0.8*(2*([.I299]-[.E299])*(1-[.I299])*[.I299])" office:value-type="float" office:value="0.41844342909193" calcext:value-type="float">
            <text:p>0.4184434291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299]*[.A300])+([.M299]*[.B300])+([.N299]*[.C300])+([.O299]*[.D300])+[.P299]" office:value-type="float" office:value="9.56844011394378" calcext:value-type="float">
            <text:p>9.5684401139</text:p>
          </table:table-cell>
          <table:table-cell table:formula="of:=1/(1+EXP(-[.H300]))" office:value-type="float" office:value="0.999930104550559" calcext:value-type="float">
            <text:p>0.9999301046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00]-[.E300])^2" office:value-type="float" office:value="0.999860213986493" calcext:value-type="float">
            <text:p>0.999860214</text:p>
          </table:table-cell>
          <table:table-cell table:formula="of:=[.L299]+0.8*(2*([.I300]-[.E300])*(1-[.I300])*[.I300]*[.A300])" office:value-type="float" office:value="0.715162555737951" calcext:value-type="float">
            <text:p>0.7151625557</text:p>
          </table:table-cell>
          <table:table-cell table:style-name="ce8" table:formula="of:=[.M299]+0.8*(2*([.I300]-[.E300])*(1-[.I300])*[.I300]*[.B300])" office:value-type="float" office:value="0.601378543676068" calcext:value-type="float">
            <text:p>0.6013785437</text:p>
          </table:table-cell>
          <table:table-cell table:style-name="ce8" table:formula="of:=[.N299]+0.8*(2*([.I300]-[.E300])*(1-[.I300])*[.I300]*[.C300])" office:value-type="float" office:value="0.501544771781667" calcext:value-type="float">
            <text:p>0.5015447718</text:p>
          </table:table-cell>
          <table:table-cell table:formula="of:=[.O299]+0.8*(2*([.I300]-[.E300])*(1-[.I300])*[.I300]*[.D300])" office:value-type="float" office:value="0.337704383894467" calcext:value-type="float">
            <text:p>0.3377043839</text:p>
          </table:table-cell>
          <table:table-cell table:formula="of:=[.P299]+0.8*(2*([.I300]-[.E300])*(1-[.I300])*[.I300])" office:value-type="float" office:value="0.418555246178385" calcext:value-type="float">
            <text:p>0.418555246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0]*[.A301])+([.M300]*[.B301])+([.N300]*[.C301])+([.O300]*[.D301])+[.P300]" office:value-type="float" office:value="10.1546890705569" calcext:value-type="float">
            <text:p>10.1546890706</text:p>
          </table:table-cell>
          <table:table-cell table:formula="of:=1/(1+EXP(-[.H301]))" office:value-type="float" office:value="0.999961108232537" calcext:value-type="float">
            <text:p>0.999961108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01]-[.E301])^2" office:value-type="float" office:value="0.999922217977643" calcext:value-type="float">
            <text:p>0.999922218</text:p>
          </table:table-cell>
          <table:table-cell table:formula="of:=[.L300]+0.8*(2*([.I301]-[.E301])*(1-[.I301])*[.I301]*[.A301])" office:value-type="float" office:value="0.715566998658731" calcext:value-type="float">
            <text:p>0.7155669987</text:p>
          </table:table-cell>
          <table:table-cell table:style-name="ce8" table:formula="of:=[.M300]+0.8*(2*([.I301]-[.E301])*(1-[.I301])*[.I301]*[.B301])" office:value-type="float" office:value="0.601565209639505" calcext:value-type="float">
            <text:p>0.6015652096</text:p>
          </table:table-cell>
          <table:table-cell table:style-name="ce8" table:formula="of:=[.N300]+0.8*(2*([.I301]-[.E301])*(1-[.I301])*[.I301]*[.C301])" office:value-type="float" office:value="0.501868326118291" calcext:value-type="float">
            <text:p>0.5018683261</text:p>
          </table:table-cell>
          <table:table-cell table:formula="of:=[.O300]+0.8*(2*([.I301]-[.E301])*(1-[.I301])*[.I301]*[.D301])" office:value-type="float" office:value="0.337828827870091" calcext:value-type="float">
            <text:p>0.3378288279</text:p>
          </table:table-cell>
          <table:table-cell table:formula="of:=[.P300]+0.8*(2*([.I301]-[.E301])*(1-[.I301])*[.I301])" office:value-type="float" office:value="0.418617468166197" calcext:value-type="float">
            <text:p>0.4186174682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1]*[.A302])+([.M301]*[.B302])+([.N301]*[.C302])+([.O301]*[.D302])+[.P301]" office:value-type="float" office:value="10.3875498377646" calcext:value-type="float">
            <text:p>10.3875498378</text:p>
          </table:table-cell>
          <table:table-cell table:formula="of:=1/(1+EXP(-[.H302]))" office:value-type="float" office:value="0.999969187208662" calcext:value-type="float">
            <text:p>0.9999691872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02]-[.E302])^2" office:value-type="float" office:value="0.999938375366753" calcext:value-type="float">
            <text:p>0.9999383754</text:p>
          </table:table-cell>
          <table:table-cell table:formula="of:=[.L301]+0.8*(2*([.I302]-[.E302])*(1-[.I302])*[.I302]*[.A302])" office:value-type="float" office:value="0.715872642712436" calcext:value-type="float">
            <text:p>0.7158726427</text:p>
          </table:table-cell>
          <table:table-cell table:style-name="ce8" table:formula="of:=[.M301]+0.8*(2*([.I302]-[.E302])*(1-[.I302])*[.I302]*[.B302])" office:value-type="float" office:value="0.601732820894763" calcext:value-type="float">
            <text:p>0.6017328209</text:p>
          </table:table-cell>
          <table:table-cell table:style-name="ce8" table:formula="of:=[.N301]+0.8*(2*([.I302]-[.E302])*(1-[.I302])*[.I302]*[.C302])" office:value-type="float" office:value="0.502134532229583" calcext:value-type="float">
            <text:p>0.5021345322</text:p>
          </table:table-cell>
          <table:table-cell table:formula="of:=[.O301]+0.8*(2*([.I302]-[.E302])*(1-[.I302])*[.I302]*[.D302])" office:value-type="float" office:value="0.33794221195453" calcext:value-type="float">
            <text:p>0.337942212</text:p>
          </table:table-cell>
          <table:table-cell table:formula="of:=[.P301]+0.8*(2*([.I302]-[.E302])*(1-[.I302])*[.I302])" office:value-type="float" office:value="0.418666765594214" calcext:value-type="float">
            <text:p>0.4186667656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L302]*[.A303])+([.M302]*[.B303])+([.N302]*[.C303])+([.O302]*[.D303])+[.P302]" office:value-type="float" office:value="9.6166959161709" calcext:value-type="float">
            <text:p>9.6166959162</text:p>
          </table:table-cell>
          <table:table-cell table:formula="of:=1/(1+EXP(-[.H303]))" office:value-type="float" office:value="0.999933397105559" calcext:value-type="float">
            <text:p>0.9999333971</text:p>
          </table:table-cell>
          <table:table-cell table:style-name="ce3" table:formula="of:=IF([.$I$2]&lt;0.5;0;1)" office:value-type="float" office:value="1" calcext:value-type="float">
            <text:p>1</text:p>
          </table:table-cell>
          <table:table-cell table:style-name="ce4" table:formula="of:=([.I303]-[.E303])^2" office:value-type="float" office:value="0.999866798647063" calcext:value-type="float">
            <text:p>0.9998667986</text:p>
          </table:table-cell>
          <table:table-cell table:formula="of:=[.L302]+0.8*(2*([.I303]-[.E303])*(1-[.I303])*[.I303]*[.A303])" office:value-type="float" office:value="0.716501290288099" calcext:value-type="float">
            <text:p>0.7165012903</text:p>
          </table:table-cell>
          <table:table-cell table:style-name="ce8" table:formula="of:=[.M302]+0.8*(2*([.I303]-[.E303])*(1-[.I303])*[.I303]*[.B303])" office:value-type="float" office:value="0.602052472204422" calcext:value-type="float">
            <text:p>0.6020524722</text:p>
          </table:table-cell>
          <table:table-cell table:style-name="ce8" table:formula="of:=[.N302]+0.8*(2*([.I303]-[.E303])*(1-[.I303])*[.I303]*[.C303])" office:value-type="float" office:value="0.502677939456003" calcext:value-type="float">
            <text:p>0.5026779395</text:p>
          </table:table-cell>
          <table:table-cell table:formula="of:=[.O302]+0.8*(2*([.I303]-[.E303])*(1-[.I303])*[.I303]*[.D303])" office:value-type="float" office:value="0.338134002740326" calcext:value-type="float">
            <text:p>0.3381340027</text:p>
          </table:table-cell>
          <table:table-cell table:formula="of:=[.P302]+0.8*(2*([.I303]-[.E303])*(1-[.I303])*[.I303])" office:value-type="float" office:value="0.418773316030767" calcext:value-type="float">
            <text:p>0.418773316</text:p>
          </table:table-cell>
          <table:table-cell table:number-columns-repeated="2"/>
        </table:table-row>
        <table:table-row table:style-name="ro1" table:number-rows-repeated="104827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3:45:47.15946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00:03:42.859984353</dc:date>
    <meta:editing-duration>PT15M44S</meta:editing-duration>
    <meta:editing-cycles>3</meta:editing-cycles>
    <meta:generator>LibreOffice/5.1.6.2$Linux_X86_64 LibreOffice_project/10m0$Build-2</meta:generator>
    <meta:document-statistic meta:table-count="3" meta:cell-count="8509" meta:object-count="0"/>
  </office:meta>
</office:document-meta>
</file>